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sum_results_means" table:style-name="ta1">
        <table:shapes>
          <draw:frame draw:z-index="0" draw:style-name="gr1" draw:text-style-name="P1" svg:width="11.8142in" svg:height="6.2957in" svg:x="4.5437in" svg:y="0.0417in">
            <draw:object draw:notify-on-update-of-ranges="3sum_results_means.A2:3sum_results_means.A1499 3sum_results_means.B1:3sum_results_means.B1 3sum_results_means.B2:3sum_results_means.B1499 3sum_results_means.C1:3sum_results_means.C1 3sum_results_means.C2:3sum_results_means.C1499 3sum_results_means.D1:3sum_results_means.D1 3sum_results_means.D2:3sum_results_means.D14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33991241455" calcext:value-type="float">
            <text:p>0.000133991241455</text:p>
          </table:table-cell>
          <table:table-cell office:value-type="float" office:value="0.000385046005249" calcext:value-type="float">
            <text:p>0.000385046005249</text:p>
          </table:table-cell>
          <table:table-cell office:value-type="float" office:value="0.000183038711548" calcext:value-type="float">
            <text:p>0.0001830387115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71899795532" calcext:value-type="float">
            <text:p>0.000171899795532</text:p>
          </table:table-cell>
          <table:table-cell office:value-type="float" office:value="0.000288963317871" calcext:value-type="float">
            <text:p>0.000288963317871</text:p>
          </table:table-cell>
          <table:table-cell office:value-type="float" office:value="0.000184011459351" calcext:value-type="float">
            <text:p>0.0001840114593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789165496826" calcext:value-type="float">
            <text:p>7.89165496826E-05</text:p>
          </table:table-cell>
          <table:table-cell office:value-type="float" office:value="0.000209093093872" calcext:value-type="float">
            <text:p>0.000209093093872</text:p>
          </table:table-cell>
          <table:table-cell office:value-type="float" office:value="0.000108361244202" calcext:value-type="float">
            <text:p>0.0001083612442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951290130615" calcext:value-type="float">
            <text:p>9.51290130615E-05</text:p>
          </table:table-cell>
          <table:table-cell office:value-type="float" office:value="0.000226020812988" calcext:value-type="float">
            <text:p>0.000226020812988</text:p>
          </table:table-cell>
          <table:table-cell office:value-type="float" office:value="0.00010594367981" calcext:value-type="float">
            <text:p>0.000105943679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960826873779" calcext:value-type="float">
            <text:p>9.60826873779E-05</text:p>
          </table:table-cell>
          <table:table-cell office:value-type="float" office:value="0.000180959701538" calcext:value-type="float">
            <text:p>0.000180959701538</text:p>
          </table:table-cell>
          <table:table-cell office:value-type="float" office:value="0.00011314868927" calcext:value-type="float">
            <text:p>0.000113148689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01089477539" calcext:value-type="float">
            <text:p>0.000101089477539</text:p>
          </table:table-cell>
          <table:table-cell office:value-type="float" office:value="0.000251054763794" calcext:value-type="float">
            <text:p>0.000251054763794</text:p>
          </table:table-cell>
          <table:table-cell office:value-type="float" office:value="0.000121698379517" calcext:value-type="float">
            <text:p>0.0001216983795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09910964966" calcext:value-type="float">
            <text:p>0.000109910964966</text:p>
          </table:table-cell>
          <table:table-cell office:value-type="float" office:value="0.000287055969238" calcext:value-type="float">
            <text:p>0.000287055969238</text:p>
          </table:table-cell>
          <table:table-cell office:value-type="float" office:value="0.000129723548889" calcext:value-type="float">
            <text:p>0.00012972354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113964080811" calcext:value-type="float">
            <text:p>0.000113964080811</text:p>
          </table:table-cell>
          <table:table-cell office:value-type="float" office:value="0.000223875045776" calcext:value-type="float">
            <text:p>0.000223875045776</text:p>
          </table:table-cell>
          <table:table-cell office:value-type="float" office:value="0.000138592720032" calcext:value-type="float">
            <text:p>0.0001385927200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114917755127" calcext:value-type="float">
            <text:p>0.000114917755127</text:p>
          </table:table-cell>
          <table:table-cell office:value-type="float" office:value="0.00022292137146" calcext:value-type="float">
            <text:p>0.00022292137146</text:p>
          </table:table-cell>
          <table:table-cell office:value-type="float" office:value="0.000130314826965" calcext:value-type="float">
            <text:p>0.0001303148269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26838684082" calcext:value-type="float">
            <text:p>0.000126838684082</text:p>
          </table:table-cell>
          <table:table-cell office:value-type="float" office:value="0.000282049179077" calcext:value-type="float">
            <text:p>0.000282049179077</text:p>
          </table:table-cell>
          <table:table-cell office:value-type="float" office:value="0.000161480903625" calcext:value-type="float">
            <text:p>0.000161480903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144958496094" calcext:value-type="float">
            <text:p>0.000144958496094</text:p>
          </table:table-cell>
          <table:table-cell office:value-type="float" office:value="0.000272035598755" calcext:value-type="float">
            <text:p>0.000272035598755</text:p>
          </table:table-cell>
          <table:table-cell office:value-type="float" office:value="0.000170450210571" calcext:value-type="float">
            <text:p>0.0001704502105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16188621521" calcext:value-type="float">
            <text:p>0.00016188621521</text:p>
          </table:table-cell>
          <table:table-cell office:value-type="float" office:value="0.000319957733154" calcext:value-type="float">
            <text:p>0.000319957733154</text:p>
          </table:table-cell>
          <table:table-cell office:value-type="float" office:value="0.000188059806824" calcext:value-type="float">
            <text:p>0.0001880598068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16188621521" calcext:value-type="float">
            <text:p>0.00016188621521</text:p>
          </table:table-cell>
          <table:table-cell office:value-type="float" office:value="0.000302076339722" calcext:value-type="float">
            <text:p>0.000302076339722</text:p>
          </table:table-cell>
          <table:table-cell office:value-type="float" office:value="0.000174942016602" calcext:value-type="float">
            <text:p>0.0001749420166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69038772583" calcext:value-type="float">
            <text:p>0.000169038772583</text:p>
          </table:table-cell>
          <table:table-cell office:value-type="float" office:value="0.000344038009644" calcext:value-type="float">
            <text:p>0.000344038009644</text:p>
          </table:table-cell>
          <table:table-cell office:value-type="float" office:value="0.000201964378357" calcext:value-type="float">
            <text:p>0.0002019643783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62124633789" calcext:value-type="float">
            <text:p>0.000162124633789</text:p>
          </table:table-cell>
          <table:table-cell office:value-type="float" office:value="0.000349998474121" calcext:value-type="float">
            <text:p>0.000349998474121</text:p>
          </table:table-cell>
          <table:table-cell office:value-type="float" office:value="0.000190873146057" calcext:value-type="float">
            <text:p>0.0001908731460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17786026001" calcext:value-type="float">
            <text:p>0.00017786026001</text:p>
          </table:table-cell>
          <table:table-cell office:value-type="float" office:value="0.000305891036987" calcext:value-type="float">
            <text:p>0.000305891036987</text:p>
          </table:table-cell>
          <table:table-cell office:value-type="float" office:value="0.000206003189087" calcext:value-type="float">
            <text:p>0.0002060031890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192165374756" calcext:value-type="float">
            <text:p>0.000192165374756</text:p>
          </table:table-cell>
          <table:table-cell office:value-type="float" office:value="0.000396013259888" calcext:value-type="float">
            <text:p>0.000396013259888</text:p>
          </table:table-cell>
          <table:table-cell office:value-type="float" office:value="0.00022403717041" calcext:value-type="float">
            <text:p>0.000224037170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92880630493" calcext:value-type="float">
            <text:p>0.000192880630493</text:p>
          </table:table-cell>
          <table:table-cell office:value-type="float" office:value="0.000327110290527" calcext:value-type="float">
            <text:p>0.000327110290527</text:p>
          </table:table-cell>
          <table:table-cell office:value-type="float" office:value="0.000215878486633" calcext:value-type="float">
            <text:p>0.0002158784866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94072723389" calcext:value-type="float">
            <text:p>0.000194072723389</text:p>
          </table:table-cell>
          <table:table-cell office:value-type="float" office:value="0.000332117080688" calcext:value-type="float">
            <text:p>0.000332117080688</text:p>
          </table:table-cell>
          <table:table-cell office:value-type="float" office:value="0.000226936340332" calcext:value-type="float">
            <text:p>0.0002269363403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94072723389" calcext:value-type="float">
            <text:p>0.000194072723389</text:p>
          </table:table-cell>
          <table:table-cell office:value-type="float" office:value="0.00032901763916" calcext:value-type="float">
            <text:p>0.00032901763916</text:p>
          </table:table-cell>
          <table:table-cell office:value-type="float" office:value="0.000222496986389" calcext:value-type="float">
            <text:p>0.0002224969863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94787979126" calcext:value-type="float">
            <text:p>0.000194787979126</text:p>
          </table:table-cell>
          <table:table-cell office:value-type="float" office:value="0.000356912612915" calcext:value-type="float">
            <text:p>0.000356912612915</text:p>
          </table:table-cell>
          <table:table-cell office:value-type="float" office:value="0.000216579437256" calcext:value-type="float">
            <text:p>0.0002165794372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195980072021" calcext:value-type="float">
            <text:p>0.000195980072021</text:p>
          </table:table-cell>
          <table:table-cell office:value-type="float" office:value="0.000355958938599" calcext:value-type="float">
            <text:p>0.000355958938599</text:p>
          </table:table-cell>
          <table:table-cell office:value-type="float" office:value="0.000224471092224" calcext:value-type="float">
            <text:p>0.0002244710922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198125839233" calcext:value-type="float">
            <text:p>0.000198125839233</text:p>
          </table:table-cell>
          <table:table-cell office:value-type="float" office:value="0.000452995300293" calcext:value-type="float">
            <text:p>0.000452995300293</text:p>
          </table:table-cell>
          <table:table-cell office:value-type="float" office:value="0.000233325958252" calcext:value-type="float">
            <text:p>0.0002333259582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208854675293" calcext:value-type="float">
            <text:p>0.000208854675293</text:p>
          </table:table-cell>
          <table:table-cell office:value-type="float" office:value="0.000412940979004" calcext:value-type="float">
            <text:p>0.000412940979004</text:p>
          </table:table-cell>
          <table:table-cell office:value-type="float" office:value="0.000246691703796" calcext:value-type="float">
            <text:p>0.0002466917037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221014022827" calcext:value-type="float">
            <text:p>0.000221014022827</text:p>
          </table:table-cell>
          <table:table-cell office:value-type="float" office:value="0.000448942184448" calcext:value-type="float">
            <text:p>0.000448942184448</text:p>
          </table:table-cell>
          <table:table-cell office:value-type="float" office:value="0.000245518684387" calcext:value-type="float">
            <text:p>0.0002455186843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240087509155" calcext:value-type="float">
            <text:p>0.000240087509155</text:p>
          </table:table-cell>
          <table:table-cell office:value-type="float" office:value="0.00054407119751" calcext:value-type="float">
            <text:p>0.00054407119751</text:p>
          </table:table-cell>
          <table:table-cell office:value-type="float" office:value="0.000282034873962" calcext:value-type="float">
            <text:p>0.0002820348739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241041183472" calcext:value-type="float">
            <text:p>0.000241041183472</text:p>
          </table:table-cell>
          <table:table-cell office:value-type="float" office:value="0.00045108795166" calcext:value-type="float">
            <text:p>0.00045108795166</text:p>
          </table:table-cell>
          <table:table-cell office:value-type="float" office:value="0.000281801223755" calcext:value-type="float">
            <text:p>0.0002818012237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242948532104" calcext:value-type="float">
            <text:p>0.000242948532104</text:p>
          </table:table-cell>
          <table:table-cell office:value-type="float" office:value="0.000416040420532" calcext:value-type="float">
            <text:p>0.000416040420532</text:p>
          </table:table-cell>
          <table:table-cell office:value-type="float" office:value="0.000269150733948" calcext:value-type="float">
            <text:p>0.0002691507339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242948532104" calcext:value-type="float">
            <text:p>0.000242948532104</text:p>
          </table:table-cell>
          <table:table-cell office:value-type="float" office:value="0.000491142272949" calcext:value-type="float">
            <text:p>0.000491142272949</text:p>
          </table:table-cell>
          <table:table-cell office:value-type="float" office:value="0.000276098251343" calcext:value-type="float">
            <text:p>0.0002760982513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41041183472" calcext:value-type="float">
            <text:p>0.000241041183472</text:p>
          </table:table-cell>
          <table:table-cell office:value-type="float" office:value="0.000573873519897" calcext:value-type="float">
            <text:p>0.000573873519897</text:p>
          </table:table-cell>
          <table:table-cell office:value-type="float" office:value="0.000276446342468" calcext:value-type="float">
            <text:p>0.0002764463424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252962112427" calcext:value-type="float">
            <text:p>0.000252962112427</text:p>
          </table:table-cell>
          <table:table-cell office:value-type="float" office:value="0.000598907470703" calcext:value-type="float">
            <text:p>0.000598907470703</text:p>
          </table:table-cell>
          <table:table-cell office:value-type="float" office:value="0.000299291610718" calcext:value-type="float">
            <text:p>0.0002992916107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249862670898" calcext:value-type="float">
            <text:p>0.000249862670898</text:p>
          </table:table-cell>
          <table:table-cell office:value-type="float" office:value="0.000511884689331" calcext:value-type="float">
            <text:p>0.000511884689331</text:p>
          </table:table-cell>
          <table:table-cell office:value-type="float" office:value="0.000282921791077" calcext:value-type="float">
            <text:p>0.0002829217910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251054763794" calcext:value-type="float">
            <text:p>0.000251054763794</text:p>
          </table:table-cell>
          <table:table-cell office:value-type="float" office:value="0.000569105148315" calcext:value-type="float">
            <text:p>0.000569105148315</text:p>
          </table:table-cell>
          <table:table-cell office:value-type="float" office:value="0.00029999256134" calcext:value-type="float">
            <text:p>0.000299992561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267028808594" calcext:value-type="float">
            <text:p>0.000267028808594</text:p>
          </table:table-cell>
          <table:table-cell office:value-type="float" office:value="0.000500917434692" calcext:value-type="float">
            <text:p>0.000500917434692</text:p>
          </table:table-cell>
          <table:table-cell office:value-type="float" office:value="0.000305438041687" calcext:value-type="float">
            <text:p>0.0003054380416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289916992188" calcext:value-type="float">
            <text:p>0.000289916992188</text:p>
          </table:table-cell>
          <table:table-cell office:value-type="float" office:value="0.000618934631348" calcext:value-type="float">
            <text:p>0.000618934631348</text:p>
          </table:table-cell>
          <table:table-cell office:value-type="float" office:value="0.000336136817932" calcext:value-type="float">
            <text:p>0.0003361368179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316858291626" calcext:value-type="float">
            <text:p>0.000316858291626</text:p>
          </table:table-cell>
          <table:table-cell office:value-type="float" office:value="0.00074291229248" calcext:value-type="float">
            <text:p>0.00074291229248</text:p>
          </table:table-cell>
          <table:table-cell office:value-type="float" office:value="0.000366811752319" calcext:value-type="float">
            <text:p>0.0003668117523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317096710205" calcext:value-type="float">
            <text:p>0.000317096710205</text:p>
          </table:table-cell>
          <table:table-cell office:value-type="float" office:value="0.00068211555481" calcext:value-type="float">
            <text:p>0.00068211555481</text:p>
          </table:table-cell>
          <table:table-cell office:value-type="float" office:value="0.000367350578308" calcext:value-type="float">
            <text:p>0.0003673505783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330924987793" calcext:value-type="float">
            <text:p>0.000330924987793</text:p>
          </table:table-cell>
          <table:table-cell office:value-type="float" office:value="0.000708103179932" calcext:value-type="float">
            <text:p>0.000708103179932</text:p>
          </table:table-cell>
          <table:table-cell office:value-type="float" office:value="0.000381255149841" calcext:value-type="float">
            <text:p>0.0003812551498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332832336426" calcext:value-type="float">
            <text:p>0.000332832336426</text:p>
          </table:table-cell>
          <table:table-cell office:value-type="float" office:value="0.000819206237793" calcext:value-type="float">
            <text:p>0.000819206237793</text:p>
          </table:table-cell>
          <table:table-cell office:value-type="float" office:value="0.000374751091003" calcext:value-type="float">
            <text:p>0.0003747510910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333070755005" calcext:value-type="float">
            <text:p>0.000333070755005</text:p>
          </table:table-cell>
          <table:table-cell office:value-type="float" office:value="0.000777959823608" calcext:value-type="float">
            <text:p>0.000777959823608</text:p>
          </table:table-cell>
          <table:table-cell office:value-type="float" office:value="0.000379586219788" calcext:value-type="float">
            <text:p>0.0003795862197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335216522217" calcext:value-type="float">
            <text:p>0.000335216522217</text:p>
          </table:table-cell>
          <table:table-cell office:value-type="float" office:value="0.000661134719849" calcext:value-type="float">
            <text:p>0.000661134719849</text:p>
          </table:table-cell>
          <table:table-cell office:value-type="float" office:value="0.000379099845886" calcext:value-type="float">
            <text:p>0.0003790998458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334978103638" calcext:value-type="float">
            <text:p>0.000334978103638</text:p>
          </table:table-cell>
          <table:table-cell office:value-type="float" office:value="0.000692844390869" calcext:value-type="float">
            <text:p>0.000692844390869</text:p>
          </table:table-cell>
          <table:table-cell office:value-type="float" office:value="0.00038200378418" calcext:value-type="float">
            <text:p>0.000382003784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401973724365" calcext:value-type="float">
            <text:p>0.000401973724365</text:p>
          </table:table-cell>
          <table:table-cell office:value-type="float" office:value="0.000874996185303" calcext:value-type="float">
            <text:p>0.000874996185303</text:p>
          </table:table-cell>
          <table:table-cell office:value-type="float" office:value="0.000452446937561" calcext:value-type="float">
            <text:p>0.0004524469375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380992889404" calcext:value-type="float">
            <text:p>0.000380992889404</text:p>
          </table:table-cell>
          <table:table-cell office:value-type="float" office:value="0.00101900100708" calcext:value-type="float">
            <text:p>0.00101900100708</text:p>
          </table:table-cell>
          <table:table-cell office:value-type="float" office:value="0.000452890396118" calcext:value-type="float">
            <text:p>0.0004528903961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385046005249" calcext:value-type="float">
            <text:p>0.000385046005249</text:p>
          </table:table-cell>
          <table:table-cell office:value-type="float" office:value="0.000955820083618" calcext:value-type="float">
            <text:p>0.000955820083618</text:p>
          </table:table-cell>
          <table:table-cell office:value-type="float" office:value="0.000457239151001" calcext:value-type="float">
            <text:p>0.0004572391510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407934188843" calcext:value-type="float">
            <text:p>0.000407934188843</text:p>
          </table:table-cell>
          <table:table-cell office:value-type="float" office:value="0.000799894332886" calcext:value-type="float">
            <text:p>0.000799894332886</text:p>
          </table:table-cell>
          <table:table-cell office:value-type="float" office:value="0.000459294319153" calcext:value-type="float">
            <text:p>0.0004592943191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406980514526" calcext:value-type="float">
            <text:p>0.000406980514526</text:p>
          </table:table-cell>
          <table:table-cell office:value-type="float" office:value="0.000805854797363" calcext:value-type="float">
            <text:p>0.000805854797363</text:p>
          </table:table-cell>
          <table:table-cell office:value-type="float" office:value="0.000472078323364" calcext:value-type="float">
            <text:p>0.0004720783233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408887863159" calcext:value-type="float">
            <text:p>0.000408887863159</text:p>
          </table:table-cell>
          <table:table-cell office:value-type="float" office:value="0.00102305412292" calcext:value-type="float">
            <text:p>0.00102305412292</text:p>
          </table:table-cell>
          <table:table-cell office:value-type="float" office:value="0.000470042228699" calcext:value-type="float">
            <text:p>0.0004700422286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404834747314" calcext:value-type="float">
            <text:p>0.000404834747314</text:p>
          </table:table-cell>
          <table:table-cell office:value-type="float" office:value="0.000688076019287" calcext:value-type="float">
            <text:p>0.000688076019287</text:p>
          </table:table-cell>
          <table:table-cell office:value-type="float" office:value="0.000449738502502" calcext:value-type="float">
            <text:p>0.0004497385025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404119491577" calcext:value-type="float">
            <text:p>0.000404119491577</text:p>
          </table:table-cell>
          <table:table-cell office:value-type="float" office:value="0.000859022140503" calcext:value-type="float">
            <text:p>0.000859022140503</text:p>
          </table:table-cell>
          <table:table-cell office:value-type="float" office:value="0.000483746528625" calcext:value-type="float">
            <text:p>0.0004837465286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423908233643" calcext:value-type="float">
            <text:p>0.000423908233643</text:p>
          </table:table-cell>
          <table:table-cell office:value-type="float" office:value="0.000932931900024" calcext:value-type="float">
            <text:p>0.000932931900024</text:p>
          </table:table-cell>
          <table:table-cell office:value-type="float" office:value="0.000505032539368" calcext:value-type="float">
            <text:p>0.0005050325393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405073165894" calcext:value-type="float">
            <text:p>0.000405073165894</text:p>
          </table:table-cell>
          <table:table-cell office:value-type="float" office:value="0.000869035720825" calcext:value-type="float">
            <text:p>0.000869035720825</text:p>
          </table:table-cell>
          <table:table-cell office:value-type="float" office:value="0.000500168800354" calcext:value-type="float">
            <text:p>0.0005001688003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404119491577" calcext:value-type="float">
            <text:p>0.000404119491577</text:p>
          </table:table-cell>
          <table:table-cell office:value-type="float" office:value="0.000998020172119" calcext:value-type="float">
            <text:p>0.000998020172119</text:p>
          </table:table-cell>
          <table:table-cell office:value-type="float" office:value="0.00048647403717" calcext:value-type="float">
            <text:p>0.000486474037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40602684021" calcext:value-type="float">
            <text:p>0.00040602684021</text:p>
          </table:table-cell>
          <table:table-cell office:value-type="float" office:value="0.00072193145752" calcext:value-type="float">
            <text:p>0.00072193145752</text:p>
          </table:table-cell>
          <table:table-cell office:value-type="float" office:value="0.000472378730774" calcext:value-type="float">
            <text:p>0.0004723787307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428915023804" calcext:value-type="float">
            <text:p>0.000428915023804</text:p>
          </table:table-cell>
          <table:table-cell office:value-type="float" office:value="0.000700950622559" calcext:value-type="float">
            <text:p>0.000700950622559</text:p>
          </table:table-cell>
          <table:table-cell office:value-type="float" office:value="0.000476355552673" calcext:value-type="float">
            <text:p>0.0004763555526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530958175659" calcext:value-type="float">
            <text:p>0.000530958175659</text:p>
          </table:table-cell>
          <table:table-cell office:value-type="float" office:value="0.000916957855225" calcext:value-type="float">
            <text:p>0.000916957855225</text:p>
          </table:table-cell>
          <table:table-cell office:value-type="float" office:value="0.000585961341858" calcext:value-type="float">
            <text:p>0.0005859613418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505924224854" calcext:value-type="float">
            <text:p>0.000505924224854</text:p>
          </table:table-cell>
          <table:table-cell office:value-type="float" office:value="0.000749826431274" calcext:value-type="float">
            <text:p>0.000749826431274</text:p>
          </table:table-cell>
          <table:table-cell office:value-type="float" office:value="0.00056746006012" calcext:value-type="float">
            <text:p>0.000567460060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535011291504" calcext:value-type="float">
            <text:p>0.000535011291504</text:p>
          </table:table-cell>
          <table:table-cell office:value-type="float" office:value="0.000830888748169" calcext:value-type="float">
            <text:p>0.000830888748169</text:p>
          </table:table-cell>
          <table:table-cell office:value-type="float" office:value="0.000586686134338" calcext:value-type="float">
            <text:p>0.0005866861343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507831573486" calcext:value-type="float">
            <text:p>0.000507831573486</text:p>
          </table:table-cell>
          <table:table-cell office:value-type="float" office:value="0.000797986984253" calcext:value-type="float">
            <text:p>0.000797986984253</text:p>
          </table:table-cell>
          <table:table-cell office:value-type="float" office:value="0.000576705932617" calcext:value-type="float">
            <text:p>0.0005767059326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527143478394" calcext:value-type="float">
            <text:p>0.000527143478394</text:p>
          </table:table-cell>
          <table:table-cell office:value-type="float" office:value="0.000881195068359" calcext:value-type="float">
            <text:p>0.000881195068359</text:p>
          </table:table-cell>
          <table:table-cell office:value-type="float" office:value="0.000595622062683" calcext:value-type="float">
            <text:p>0.0005956220626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546932220459" calcext:value-type="float">
            <text:p>0.000546932220459</text:p>
          </table:table-cell>
          <table:table-cell office:value-type="float" office:value="0.00088095664978" calcext:value-type="float">
            <text:p>0.00088095664978</text:p>
          </table:table-cell>
          <table:table-cell office:value-type="float" office:value="0.000604000091553" calcext:value-type="float">
            <text:p>0.0006040000915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530958175659" calcext:value-type="float">
            <text:p>0.000530958175659</text:p>
          </table:table-cell>
          <table:table-cell office:value-type="float" office:value="0.00125002861023" calcext:value-type="float">
            <text:p>0.00125002861023</text:p>
          </table:table-cell>
          <table:table-cell office:value-type="float" office:value="0.000642671585083" calcext:value-type="float">
            <text:p>0.0006426715850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503063201904" calcext:value-type="float">
            <text:p>0.000503063201904</text:p>
          </table:table-cell>
          <table:table-cell office:value-type="float" office:value="0.00114798545837" calcext:value-type="float">
            <text:p>0.00114798545837</text:p>
          </table:table-cell>
          <table:table-cell office:value-type="float" office:value="0.000607385635376" calcext:value-type="float">
            <text:p>0.0006073856353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50687789917" calcext:value-type="float">
            <text:p>0.00050687789917</text:p>
          </table:table-cell>
          <table:table-cell office:value-type="float" office:value="0.00127387046814" calcext:value-type="float">
            <text:p>0.00127387046814</text:p>
          </table:table-cell>
          <table:table-cell office:value-type="float" office:value="0.000612664222717" calcext:value-type="float">
            <text:p>0.0006126642227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514030456543" calcext:value-type="float">
            <text:p>0.000514030456543</text:p>
          </table:table-cell>
          <table:table-cell office:value-type="float" office:value="0.00129985809326" calcext:value-type="float">
            <text:p>0.00129985809326</text:p>
          </table:table-cell>
          <table:table-cell office:value-type="float" office:value="0.000654821395874" calcext:value-type="float">
            <text:p>0.0006548213958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527858734131" calcext:value-type="float">
            <text:p>0.000527858734131</text:p>
          </table:table-cell>
          <table:table-cell office:value-type="float" office:value="0.00110292434692" calcext:value-type="float">
            <text:p>0.00110292434692</text:p>
          </table:table-cell>
          <table:table-cell office:value-type="float" office:value="0.000637564659119" calcext:value-type="float">
            <text:p>0.0006375646591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520944595337" calcext:value-type="float">
            <text:p>0.000520944595337</text:p>
          </table:table-cell>
          <table:table-cell office:value-type="float" office:value="0.000886917114258" calcext:value-type="float">
            <text:p>0.000886917114258</text:p>
          </table:table-cell>
          <table:table-cell office:value-type="float" office:value="0.000596208572388" calcext:value-type="float">
            <text:p>0.0005962085723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541925430298" calcext:value-type="float">
            <text:p>0.000541925430298</text:p>
          </table:table-cell>
          <table:table-cell office:value-type="float" office:value="0.000881910324097" calcext:value-type="float">
            <text:p>0.000881910324097</text:p>
          </table:table-cell>
          <table:table-cell office:value-type="float" office:value="0.000600175857544" calcext:value-type="float">
            <text:p>0.0006001758575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579118728638" calcext:value-type="float">
            <text:p>0.000579118728638</text:p>
          </table:table-cell>
          <table:table-cell office:value-type="float" office:value="0.000990867614746" calcext:value-type="float">
            <text:p>0.000990867614746</text:p>
          </table:table-cell>
          <table:table-cell office:value-type="float" office:value="0.000656380653381" calcext:value-type="float">
            <text:p>0.00065638065338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579118728638" calcext:value-type="float">
            <text:p>0.000579118728638</text:p>
          </table:table-cell>
          <table:table-cell office:value-type="float" office:value="0.00096583366394" calcext:value-type="float">
            <text:p>0.00096583366394</text:p>
          </table:table-cell>
          <table:table-cell office:value-type="float" office:value="0.000652208328247" calcext:value-type="float">
            <text:p>0.0006522083282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581979751587" calcext:value-type="float">
            <text:p>0.000581979751587</text:p>
          </table:table-cell>
          <table:table-cell office:value-type="float" office:value="0.00139307975769" calcext:value-type="float">
            <text:p>0.00139307975769</text:p>
          </table:table-cell>
          <table:table-cell office:value-type="float" office:value="0.000666613578796" calcext:value-type="float">
            <text:p>0.0006666135787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582933425903" calcext:value-type="float">
            <text:p>0.000582933425903</text:p>
          </table:table-cell>
          <table:table-cell office:value-type="float" office:value="0.00139117240906" calcext:value-type="float">
            <text:p>0.00139117240906</text:p>
          </table:table-cell>
          <table:table-cell office:value-type="float" office:value="0.000661649703979" calcext:value-type="float">
            <text:p>0.0006616497039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586032867432" calcext:value-type="float">
            <text:p>0.000586032867432</text:p>
          </table:table-cell>
          <table:table-cell office:value-type="float" office:value="0.000982999801636" calcext:value-type="float">
            <text:p>0.000982999801636</text:p>
          </table:table-cell>
          <table:table-cell office:value-type="float" office:value="0.000673518180847" calcext:value-type="float">
            <text:p>0.0006735181808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614881515503" calcext:value-type="float">
            <text:p>0.000614881515503</text:p>
          </table:table-cell>
          <table:table-cell office:value-type="float" office:value="0.0010781288147" calcext:value-type="float">
            <text:p>0.0010781288147</text:p>
          </table:table-cell>
          <table:table-cell office:value-type="float" office:value="0.000672817230225" calcext:value-type="float">
            <text:p>0.0006728172302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698089599609" calcext:value-type="float">
            <text:p>0.000698089599609</text:p>
          </table:table-cell>
          <table:table-cell office:value-type="float" office:value="0.00124406814575" calcext:value-type="float">
            <text:p>0.00124406814575</text:p>
          </table:table-cell>
          <table:table-cell office:value-type="float" office:value="0.000802760124207" calcext:value-type="float">
            <text:p>0.0008027601242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694990158081" calcext:value-type="float">
            <text:p>0.000694990158081</text:p>
          </table:table-cell>
          <table:table-cell office:value-type="float" office:value="0.00134181976318" calcext:value-type="float">
            <text:p>0.00134181976318</text:p>
          </table:table-cell>
          <table:table-cell office:value-type="float" office:value="0.000790991783142" calcext:value-type="float">
            <text:p>0.0007909917831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697135925293" calcext:value-type="float">
            <text:p>0.000697135925293</text:p>
          </table:table-cell>
          <table:table-cell office:value-type="float" office:value="0.00140786170959" calcext:value-type="float">
            <text:p>0.00140786170959</text:p>
          </table:table-cell>
          <table:table-cell office:value-type="float" office:value="0.000782313346863" calcext:value-type="float">
            <text:p>0.0007823133468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698089599609" calcext:value-type="float">
            <text:p>0.000698089599609</text:p>
          </table:table-cell>
          <table:table-cell office:value-type="float" office:value="0.00106906890869" calcext:value-type="float">
            <text:p>0.00106906890869</text:p>
          </table:table-cell>
          <table:table-cell office:value-type="float" office:value="0.000779709815979" calcext:value-type="float">
            <text:p>0.0007797098159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641107559204" calcext:value-type="float">
            <text:p>0.000641107559204</text:p>
          </table:table-cell>
          <table:table-cell office:value-type="float" office:value="0.00104808807373" calcext:value-type="float">
            <text:p>0.00104808807373</text:p>
          </table:table-cell>
          <table:table-cell office:value-type="float" office:value="0.000727820396423" calcext:value-type="float">
            <text:p>0.0007278203964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715017318726" calcext:value-type="float">
            <text:p>0.000715017318726</text:p>
          </table:table-cell>
          <table:table-cell office:value-type="float" office:value="0.00158214569092" calcext:value-type="float">
            <text:p>0.00158214569092</text:p>
          </table:table-cell>
          <table:table-cell office:value-type="float" office:value="0.0011075925827" calcext:value-type="float">
            <text:p>0.00110759258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725030899048" calcext:value-type="float">
            <text:p>0.000725030899048</text:p>
          </table:table-cell>
          <table:table-cell office:value-type="float" office:value="0.00131487846375" calcext:value-type="float">
            <text:p>0.00131487846375</text:p>
          </table:table-cell>
          <table:table-cell office:value-type="float" office:value="0.000951952934265" calcext:value-type="float">
            <text:p>0.0009519529342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684022903442" calcext:value-type="float">
            <text:p>0.000684022903442</text:p>
          </table:table-cell>
          <table:table-cell office:value-type="float" office:value="0.00113296508789" calcext:value-type="float">
            <text:p>0.00113296508789</text:p>
          </table:table-cell>
          <table:table-cell office:value-type="float" office:value="0.000794215202332" calcext:value-type="float">
            <text:p>0.0007942152023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823974609375" calcext:value-type="float">
            <text:p>0.000823974609375</text:p>
          </table:table-cell>
          <table:table-cell office:value-type="float" office:value="0.00164413452148" calcext:value-type="float">
            <text:p>0.00164413452148</text:p>
          </table:table-cell>
          <table:table-cell office:value-type="float" office:value="0.000961050987244" calcext:value-type="float">
            <text:p>0.0009610509872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823974609375" calcext:value-type="float">
            <text:p>0.000823974609375</text:p>
          </table:table-cell>
          <table:table-cell office:value-type="float" office:value="0.00159192085266" calcext:value-type="float">
            <text:p>0.00159192085266</text:p>
          </table:table-cell>
          <table:table-cell office:value-type="float" office:value="0.000941743850708" calcext:value-type="float">
            <text:p>0.0009417438507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824928283691" calcext:value-type="float">
            <text:p>0.000824928283691</text:p>
          </table:table-cell>
          <table:table-cell office:value-type="float" office:value="0.00172305107117" calcext:value-type="float">
            <text:p>0.00172305107117</text:p>
          </table:table-cell>
          <table:table-cell office:value-type="float" office:value="0.000946402549744" calcext:value-type="float">
            <text:p>0.0009464025497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833034515381" calcext:value-type="float">
            <text:p>0.000833034515381</text:p>
          </table:table-cell>
          <table:table-cell office:value-type="float" office:value="0.00163292884827" calcext:value-type="float">
            <text:p>0.00163292884827</text:p>
          </table:table-cell>
          <table:table-cell office:value-type="float" office:value="0.000960378646851" calcext:value-type="float">
            <text:p>0.0009603786468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82802772522" calcext:value-type="float">
            <text:p>0.00082802772522</text:p>
          </table:table-cell>
          <table:table-cell office:value-type="float" office:value="0.00161981582642" calcext:value-type="float">
            <text:p>0.00161981582642</text:p>
          </table:table-cell>
          <table:table-cell office:value-type="float" office:value="0.000935626029968" calcext:value-type="float">
            <text:p>0.0009356260299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832796096802" calcext:value-type="float">
            <text:p>0.000832796096802</text:p>
          </table:table-cell>
          <table:table-cell office:value-type="float" office:value="0.00156807899475" calcext:value-type="float">
            <text:p>0.00156807899475</text:p>
          </table:table-cell>
          <table:table-cell office:value-type="float" office:value="0.000970497131348" calcext:value-type="float">
            <text:p>0.0009704971313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834941864014" calcext:value-type="float">
            <text:p>0.000834941864014</text:p>
          </table:table-cell>
          <table:table-cell office:value-type="float" office:value="0.00166296958923" calcext:value-type="float">
            <text:p>0.00166296958923</text:p>
          </table:table-cell>
          <table:table-cell office:value-type="float" office:value="0.000941019058228" calcext:value-type="float">
            <text:p>0.0009410190582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759124755859" calcext:value-type="float">
            <text:p>0.000759124755859</text:p>
          </table:table-cell>
          <table:table-cell office:value-type="float" office:value="0.00145506858826" calcext:value-type="float">
            <text:p>0.00145506858826</text:p>
          </table:table-cell>
          <table:table-cell office:value-type="float" office:value="0.000907602310181" calcext:value-type="float">
            <text:p>0.0009076023101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747919082642" calcext:value-type="float">
            <text:p>0.000747919082642</text:p>
          </table:table-cell>
          <table:table-cell office:value-type="float" office:value="0.00158500671387" calcext:value-type="float">
            <text:p>0.00158500671387</text:p>
          </table:table-cell>
          <table:table-cell office:value-type="float" office:value="0.000871696472168" calcext:value-type="float">
            <text:p>0.0008716964721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769853591919" calcext:value-type="float">
            <text:p>0.000769853591919</text:p>
          </table:table-cell>
          <table:table-cell office:value-type="float" office:value="0.0014979839325" calcext:value-type="float">
            <text:p>0.0014979839325</text:p>
          </table:table-cell>
          <table:table-cell office:value-type="float" office:value="0.000894041061401" calcext:value-type="float">
            <text:p>0.0008940410614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926971435547" calcext:value-type="float">
            <text:p>0.000926971435547</text:p>
          </table:table-cell>
          <table:table-cell office:value-type="float" office:value="0.00178217887878" calcext:value-type="float">
            <text:p>0.00178217887878</text:p>
          </table:table-cell>
          <table:table-cell office:value-type="float" office:value="0.00105616569519" calcext:value-type="float">
            <text:p>0.001056165695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930070877075" calcext:value-type="float">
            <text:p>0.000930070877075</text:p>
          </table:table-cell>
          <table:table-cell office:value-type="float" office:value="0.0018618106842" calcext:value-type="float">
            <text:p>0.0018618106842</text:p>
          </table:table-cell>
          <table:table-cell office:value-type="float" office:value="0.0010503578186" calcext:value-type="float">
            <text:p>0.00105035781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92887878418" calcext:value-type="float">
            <text:p>0.00092887878418</text:p>
          </table:table-cell>
          <table:table-cell office:value-type="float" office:value="0.00210213661194" calcext:value-type="float">
            <text:p>0.00210213661194</text:p>
          </table:table-cell>
          <table:table-cell office:value-type="float" office:value="0.00105757713318" calcext:value-type="float">
            <text:p>0.001057577133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936985015869" calcext:value-type="float">
            <text:p>0.000936985015869</text:p>
          </table:table-cell>
          <table:table-cell office:value-type="float" office:value="0.0017671585083" calcext:value-type="float">
            <text:p>0.0017671585083</text:p>
          </table:table-cell>
          <table:table-cell office:value-type="float" office:value="0.00107461452484" calcext:value-type="float">
            <text:p>0.001074614524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935077667236" calcext:value-type="float">
            <text:p>0.000935077667236</text:p>
          </table:table-cell>
          <table:table-cell office:value-type="float" office:value="0.00186920166016" calcext:value-type="float">
            <text:p>0.00186920166016</text:p>
          </table:table-cell>
          <table:table-cell office:value-type="float" office:value="0.00106788158417" calcext:value-type="float">
            <text:p>0.001067881584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937938690186" calcext:value-type="float">
            <text:p>0.000937938690186</text:p>
          </table:table-cell>
          <table:table-cell office:value-type="float" office:value="0.00136780738831" calcext:value-type="float">
            <text:p>0.00136780738831</text:p>
          </table:table-cell>
          <table:table-cell office:value-type="float" office:value="0.00104635715485" calcext:value-type="float">
            <text:p>0.001046357154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94199180603" calcext:value-type="float">
            <text:p>0.00094199180603</text:p>
          </table:table-cell>
          <table:table-cell office:value-type="float" office:value="0.00158786773682" calcext:value-type="float">
            <text:p>0.00158786773682</text:p>
          </table:table-cell>
          <table:table-cell office:value-type="float" office:value="0.00103070735931" calcext:value-type="float">
            <text:p>0.001030707359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946998596191" calcext:value-type="float">
            <text:p>0.000946998596191</text:p>
          </table:table-cell>
          <table:table-cell office:value-type="float" office:value="0.00145101547241" calcext:value-type="float">
            <text:p>0.00145101547241</text:p>
          </table:table-cell>
          <table:table-cell office:value-type="float" office:value="0.00108596801758" calcext:value-type="float">
            <text:p>0.001085968017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943899154663" calcext:value-type="float">
            <text:p>0.000943899154663</text:p>
          </table:table-cell>
          <table:table-cell office:value-type="float" office:value="0.00136208534241" calcext:value-type="float">
            <text:p>0.00136208534241</text:p>
          </table:table-cell>
          <table:table-cell office:value-type="float" office:value="0.00105189800262" calcext:value-type="float">
            <text:p>0.001051898002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946998596191" calcext:value-type="float">
            <text:p>0.000946998596191</text:p>
          </table:table-cell>
          <table:table-cell office:value-type="float" office:value="0.00146794319153" calcext:value-type="float">
            <text:p>0.00146794319153</text:p>
          </table:table-cell>
          <table:table-cell office:value-type="float" office:value="0.00104232788086" calcext:value-type="float">
            <text:p>0.0010423278808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949859619141" calcext:value-type="float">
            <text:p>0.000949859619141</text:p>
          </table:table-cell>
          <table:table-cell office:value-type="float" office:value="0.00138092041016" calcext:value-type="float">
            <text:p>0.00138092041016</text:p>
          </table:table-cell>
          <table:table-cell office:value-type="float" office:value="0.00103641033173" calcext:value-type="float">
            <text:p>0.001036410331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951051712036" calcext:value-type="float">
            <text:p>0.000951051712036</text:p>
          </table:table-cell>
          <table:table-cell office:value-type="float" office:value="0.00147390365601" calcext:value-type="float">
            <text:p>0.00147390365601</text:p>
          </table:table-cell>
          <table:table-cell office:value-type="float" office:value="0.0010666513443" calcext:value-type="float">
            <text:p>0.001066651344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915050506592" calcext:value-type="float">
            <text:p>0.000915050506592</text:p>
          </table:table-cell>
          <table:table-cell office:value-type="float" office:value="0.00134801864624" calcext:value-type="float">
            <text:p>0.00134801864624</text:p>
          </table:table-cell>
          <table:table-cell office:value-type="float" office:value="0.00101511955261" calcext:value-type="float">
            <text:p>0.001015119552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104093551636" calcext:value-type="float">
            <text:p>0.00104093551636</text:p>
          </table:table-cell>
          <table:table-cell office:value-type="float" office:value="0.00154805183411" calcext:value-type="float">
            <text:p>0.00154805183411</text:p>
          </table:table-cell>
          <table:table-cell office:value-type="float" office:value="0.0011519908905" calcext:value-type="float">
            <text:p>0.00115199089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10449886322" calcext:value-type="float">
            <text:p>0.0010449886322</text:p>
          </table:table-cell>
          <table:table-cell office:value-type="float" office:value="0.00165414810181" calcext:value-type="float">
            <text:p>0.00165414810181</text:p>
          </table:table-cell>
          <table:table-cell office:value-type="float" office:value="0.00115416526794" calcext:value-type="float">
            <text:p>0.001154165267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957012176514" calcext:value-type="float">
            <text:p>0.000957012176514</text:p>
          </table:table-cell>
          <table:table-cell office:value-type="float" office:value="0.00173497200012" calcext:value-type="float">
            <text:p>0.00173497200012</text:p>
          </table:table-cell>
          <table:table-cell office:value-type="float" office:value="0.00104734420776" calcext:value-type="float">
            <text:p>0.0010473442077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901937484741" calcext:value-type="float">
            <text:p>0.000901937484741</text:p>
          </table:table-cell>
          <table:table-cell office:value-type="float" office:value="0.00165414810181" calcext:value-type="float">
            <text:p>0.00165414810181</text:p>
          </table:table-cell>
          <table:table-cell office:value-type="float" office:value="0.00104301929474" calcext:value-type="float">
            <text:p>0.0010430192947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91814994812" calcext:value-type="float">
            <text:p>0.00091814994812</text:p>
          </table:table-cell>
          <table:table-cell office:value-type="float" office:value="0.00197291374207" calcext:value-type="float">
            <text:p>0.00197291374207</text:p>
          </table:table-cell>
          <table:table-cell office:value-type="float" office:value="0.0010350227356" calcext:value-type="float">
            <text:p>0.00103502273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921964645386" calcext:value-type="float">
            <text:p>0.000921964645386</text:p>
          </table:table-cell>
          <table:table-cell office:value-type="float" office:value="0.00186085700989" calcext:value-type="float">
            <text:p>0.00186085700989</text:p>
          </table:table-cell>
          <table:table-cell office:value-type="float" office:value="0.0010191822052" calcext:value-type="float">
            <text:p>0.001019182205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975131988525" calcext:value-type="float">
            <text:p>0.000975131988525</text:p>
          </table:table-cell>
          <table:table-cell office:value-type="float" office:value="0.00200796127319" calcext:value-type="float">
            <text:p>0.00200796127319</text:p>
          </table:table-cell>
          <table:table-cell office:value-type="float" office:value="0.00106686592102" calcext:value-type="float">
            <text:p>0.001066865921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974893569946" calcext:value-type="float">
            <text:p>0.000974893569946</text:p>
          </table:table-cell>
          <table:table-cell office:value-type="float" office:value="0.00182700157166" calcext:value-type="float">
            <text:p>0.00182700157166</text:p>
          </table:table-cell>
          <table:table-cell office:value-type="float" office:value="0.00106564044952" calcext:value-type="float">
            <text:p>0.001065640449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981092453003" calcext:value-type="float">
            <text:p>0.000981092453003</text:p>
          </table:table-cell>
          <table:table-cell office:value-type="float" office:value="0.00180602073669" calcext:value-type="float">
            <text:p>0.00180602073669</text:p>
          </table:table-cell>
          <table:table-cell office:value-type="float" office:value="0.00108899116516" calcext:value-type="float">
            <text:p>0.001088991165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981092453003" calcext:value-type="float">
            <text:p>0.000981092453003</text:p>
          </table:table-cell>
          <table:table-cell office:value-type="float" office:value="0.00198912620544" calcext:value-type="float">
            <text:p>0.00198912620544</text:p>
          </table:table-cell>
          <table:table-cell office:value-type="float" office:value="0.00111212253571" calcext:value-type="float">
            <text:p>0.001112122535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986814498901" calcext:value-type="float">
            <text:p>0.000986814498901</text:p>
          </table:table-cell>
          <table:table-cell office:value-type="float" office:value="0.00191283226013" calcext:value-type="float">
            <text:p>0.00191283226013</text:p>
          </table:table-cell>
          <table:table-cell office:value-type="float" office:value="0.00111025333405" calcext:value-type="float">
            <text:p>0.001110253334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98991394043" calcext:value-type="float">
            <text:p>0.00098991394043</text:p>
          </table:table-cell>
          <table:table-cell office:value-type="float" office:value="0.00196290016174" calcext:value-type="float">
            <text:p>0.00196290016174</text:p>
          </table:table-cell>
          <table:table-cell office:value-type="float" office:value="0.00110210895538" calcext:value-type="float">
            <text:p>0.001102108955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988960266113" calcext:value-type="float">
            <text:p>0.000988960266113</text:p>
          </table:table-cell>
          <table:table-cell office:value-type="float" office:value="0.00207901000977" calcext:value-type="float">
            <text:p>0.00207901000977</text:p>
          </table:table-cell>
          <table:table-cell office:value-type="float" office:value="0.00111340999603" calcext:value-type="float">
            <text:p>0.0011134099960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102305412292" calcext:value-type="float">
            <text:p>0.00102305412292</text:p>
          </table:table-cell>
          <table:table-cell office:value-type="float" office:value="0.00214099884033" calcext:value-type="float">
            <text:p>0.00214099884033</text:p>
          </table:table-cell>
          <table:table-cell office:value-type="float" office:value="0.00117040634155" calcext:value-type="float">
            <text:p>0.001170406341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101494789124" calcext:value-type="float">
            <text:p>0.00101494789124</text:p>
          </table:table-cell>
          <table:table-cell office:value-type="float" office:value="0.00193095207214" calcext:value-type="float">
            <text:p>0.00193095207214</text:p>
          </table:table-cell>
          <table:table-cell office:value-type="float" office:value="0.00112704753876" calcext:value-type="float">
            <text:p>0.001127047538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101399421692" calcext:value-type="float">
            <text:p>0.00101399421692</text:p>
          </table:table-cell>
          <table:table-cell office:value-type="float" office:value="0.00229096412659" calcext:value-type="float">
            <text:p>0.00229096412659</text:p>
          </table:table-cell>
          <table:table-cell office:value-type="float" office:value="0.00113975524902" calcext:value-type="float">
            <text:p>0.001139755249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101900100708" calcext:value-type="float">
            <text:p>0.00101900100708</text:p>
          </table:table-cell>
          <table:table-cell office:value-type="float" office:value="0.00182509422302" calcext:value-type="float">
            <text:p>0.00182509422302</text:p>
          </table:table-cell>
          <table:table-cell office:value-type="float" office:value="0.00114839076996" calcext:value-type="float">
            <text:p>0.001148390769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101780891418" calcext:value-type="float">
            <text:p>0.00101780891418</text:p>
          </table:table-cell>
          <table:table-cell office:value-type="float" office:value="0.00206398963928" calcext:value-type="float">
            <text:p>0.00206398963928</text:p>
          </table:table-cell>
          <table:table-cell office:value-type="float" office:value="0.00112711906433" calcext:value-type="float">
            <text:p>0.001127119064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102210044861" calcext:value-type="float">
            <text:p>0.00102210044861</text:p>
          </table:table-cell>
          <table:table-cell office:value-type="float" office:value="0.00211095809937" calcext:value-type="float">
            <text:p>0.00211095809937</text:p>
          </table:table-cell>
          <table:table-cell office:value-type="float" office:value="0.00115296363831" calcext:value-type="float">
            <text:p>0.001152963638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102496147156" calcext:value-type="float">
            <text:p>0.00102496147156</text:p>
          </table:table-cell>
          <table:table-cell office:value-type="float" office:value="0.00192713737488" calcext:value-type="float">
            <text:p>0.00192713737488</text:p>
          </table:table-cell>
          <table:table-cell office:value-type="float" office:value="0.00112598419189" calcext:value-type="float">
            <text:p>0.001125984191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02686882019" calcext:value-type="float">
            <text:p>0.00102686882019</text:p>
          </table:table-cell>
          <table:table-cell office:value-type="float" office:value="0.00183796882629" calcext:value-type="float">
            <text:p>0.00183796882629</text:p>
          </table:table-cell>
          <table:table-cell office:value-type="float" office:value="0.00115208625793" calcext:value-type="float">
            <text:p>0.001152086257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103306770325" calcext:value-type="float">
            <text:p>0.00103306770325</text:p>
          </table:table-cell>
          <table:table-cell office:value-type="float" office:value="0.00204110145569" calcext:value-type="float">
            <text:p>0.00204110145569</text:p>
          </table:table-cell>
          <table:table-cell office:value-type="float" office:value="0.0011882686615" calcext:value-type="float">
            <text:p>0.00118826866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103688240051" calcext:value-type="float">
            <text:p>0.00103688240051</text:p>
          </table:table-cell>
          <table:table-cell office:value-type="float" office:value="0.00179696083069" calcext:value-type="float">
            <text:p>0.00179696083069</text:p>
          </table:table-cell>
          <table:table-cell office:value-type="float" office:value="0.00114796638489" calcext:value-type="float">
            <text:p>0.0011479663848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103521347046" calcext:value-type="float">
            <text:p>0.00103521347046</text:p>
          </table:table-cell>
          <table:table-cell office:value-type="float" office:value="0.00183486938477" calcext:value-type="float">
            <text:p>0.00183486938477</text:p>
          </table:table-cell>
          <table:table-cell office:value-type="float" office:value="0.00116063594818" calcext:value-type="float">
            <text:p>0.001160635948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10678768158" calcext:value-type="float">
            <text:p>0.0010678768158</text:p>
          </table:table-cell>
          <table:table-cell office:value-type="float" office:value="0.00199294090271" calcext:value-type="float">
            <text:p>0.00199294090271</text:p>
          </table:table-cell>
          <table:table-cell office:value-type="float" office:value="0.00116628170013" calcext:value-type="float">
            <text:p>0.001166281700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11260509491" calcext:value-type="float">
            <text:p>0.0011260509491</text:p>
          </table:table-cell>
          <table:table-cell office:value-type="float" office:value="0.0020067691803" calcext:value-type="float">
            <text:p>0.0020067691803</text:p>
          </table:table-cell>
          <table:table-cell office:value-type="float" office:value="0.00123378276825" calcext:value-type="float">
            <text:p>0.001233782768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112819671631" calcext:value-type="float">
            <text:p>0.00112819671631</text:p>
          </table:table-cell>
          <table:table-cell office:value-type="float" office:value="0.00204205513" calcext:value-type="float">
            <text:p>0.00204205513</text:p>
          </table:table-cell>
          <table:table-cell office:value-type="float" office:value="0.00125171661377" calcext:value-type="float">
            <text:p>0.0012517166137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113797187805" calcext:value-type="float">
            <text:p>0.00113797187805</text:p>
          </table:table-cell>
          <table:table-cell office:value-type="float" office:value="0.00189995765686" calcext:value-type="float">
            <text:p>0.00189995765686</text:p>
          </table:table-cell>
          <table:table-cell office:value-type="float" office:value="0.00125549316406" calcext:value-type="float">
            <text:p>0.0012554931640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113892555237" calcext:value-type="float">
            <text:p>0.00113892555237</text:p>
          </table:table-cell>
          <table:table-cell office:value-type="float" office:value="0.00207209587097" calcext:value-type="float">
            <text:p>0.00207209587097</text:p>
          </table:table-cell>
          <table:table-cell office:value-type="float" office:value="0.00126517772675" calcext:value-type="float">
            <text:p>0.001265177726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112795829773" calcext:value-type="float">
            <text:p>0.00112795829773</text:p>
          </table:table-cell>
          <table:table-cell office:value-type="float" office:value="0.00208687782288" calcext:value-type="float">
            <text:p>0.00208687782288</text:p>
          </table:table-cell>
          <table:table-cell office:value-type="float" office:value="0.00126965999603" calcext:value-type="float">
            <text:p>0.001269659996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114107131958" calcext:value-type="float">
            <text:p>0.00114107131958</text:p>
          </table:table-cell>
          <table:table-cell office:value-type="float" office:value="0.00171303749084" calcext:value-type="float">
            <text:p>0.00171303749084</text:p>
          </table:table-cell>
          <table:table-cell office:value-type="float" office:value="0.00124317169189" calcext:value-type="float">
            <text:p>0.001243171691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116586685181" calcext:value-type="float">
            <text:p>0.00116586685181</text:p>
          </table:table-cell>
          <table:table-cell office:value-type="float" office:value="0.00176405906677" calcext:value-type="float">
            <text:p>0.00176405906677</text:p>
          </table:table-cell>
          <table:table-cell office:value-type="float" office:value="0.00127190589905" calcext:value-type="float">
            <text:p>0.001271905899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117015838623" calcext:value-type="float">
            <text:p>0.00117015838623</text:p>
          </table:table-cell>
          <table:table-cell office:value-type="float" office:value="0.00177693367004" calcext:value-type="float">
            <text:p>0.00177693367004</text:p>
          </table:table-cell>
          <table:table-cell office:value-type="float" office:value="0.00128093242645" calcext:value-type="float">
            <text:p>0.0012809324264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117111206055" calcext:value-type="float">
            <text:p>0.00117111206055</text:p>
          </table:table-cell>
          <table:table-cell office:value-type="float" office:value="0.00182294845581" calcext:value-type="float">
            <text:p>0.00182294845581</text:p>
          </table:table-cell>
          <table:table-cell office:value-type="float" office:value="0.00130571842194" calcext:value-type="float">
            <text:p>0.0013057184219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156402587891" calcext:value-type="float">
            <text:p>0.00156402587891</text:p>
          </table:table-cell>
          <table:table-cell office:value-type="float" office:value="0.00223302841187" calcext:value-type="float">
            <text:p>0.00223302841187</text:p>
          </table:table-cell>
          <table:table-cell office:value-type="float" office:value="0.00169293403625" calcext:value-type="float">
            <text:p>0.001692934036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156092643738" calcext:value-type="float">
            <text:p>0.00156092643738</text:p>
          </table:table-cell>
          <table:table-cell office:value-type="float" office:value="0.00234317779541" calcext:value-type="float">
            <text:p>0.00234317779541</text:p>
          </table:table-cell>
          <table:table-cell office:value-type="float" office:value="0.00170054912567" calcext:value-type="float">
            <text:p>0.0017005491256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157308578491" calcext:value-type="float">
            <text:p>0.00157308578491</text:p>
          </table:table-cell>
          <table:table-cell office:value-type="float" office:value="0.00241494178772" calcext:value-type="float">
            <text:p>0.00241494178772</text:p>
          </table:table-cell>
          <table:table-cell office:value-type="float" office:value="0.00173760414124" calcext:value-type="float">
            <text:p>0.001737604141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157284736633" calcext:value-type="float">
            <text:p>0.00157284736633</text:p>
          </table:table-cell>
          <table:table-cell office:value-type="float" office:value="0.00336503982544" calcext:value-type="float">
            <text:p>0.00336503982544</text:p>
          </table:table-cell>
          <table:table-cell office:value-type="float" office:value="0.00174801826477" calcext:value-type="float">
            <text:p>0.0017480182647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158214569092" calcext:value-type="float">
            <text:p>0.00158214569092</text:p>
          </table:table-cell>
          <table:table-cell office:value-type="float" office:value="0.00301003456116" calcext:value-type="float">
            <text:p>0.00301003456116</text:p>
          </table:table-cell>
          <table:table-cell office:value-type="float" office:value="0.00176756381989" calcext:value-type="float">
            <text:p>0.0017675638198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157999992371" calcext:value-type="float">
            <text:p>0.00157999992371</text:p>
          </table:table-cell>
          <table:table-cell office:value-type="float" office:value="0.00244307518005" calcext:value-type="float">
            <text:p>0.00244307518005</text:p>
          </table:table-cell>
          <table:table-cell office:value-type="float" office:value="0.00171774864197" calcext:value-type="float">
            <text:p>0.001717748641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158190727234" calcext:value-type="float">
            <text:p>0.00158190727234</text:p>
          </table:table-cell>
          <table:table-cell office:value-type="float" office:value="0.00268793106079" calcext:value-type="float">
            <text:p>0.00268793106079</text:p>
          </table:table-cell>
          <table:table-cell office:value-type="float" office:value="0.00177443027496" calcext:value-type="float">
            <text:p>0.001774430274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158500671387" calcext:value-type="float">
            <text:p>0.00158500671387</text:p>
          </table:table-cell>
          <table:table-cell office:value-type="float" office:value="0.00251913070679" calcext:value-type="float">
            <text:p>0.00251913070679</text:p>
          </table:table-cell>
          <table:table-cell office:value-type="float" office:value="0.00171213626862" calcext:value-type="float">
            <text:p>0.001712136268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125288963318" calcext:value-type="float">
            <text:p>0.00125288963318</text:p>
          </table:table-cell>
          <table:table-cell office:value-type="float" office:value="0.00209903717041" calcext:value-type="float">
            <text:p>0.00209903717041</text:p>
          </table:table-cell>
          <table:table-cell office:value-type="float" office:value="0.00141516685486" calcext:value-type="float">
            <text:p>0.0014151668548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125694274902" calcext:value-type="float">
            <text:p>0.00125694274902</text:p>
          </table:table-cell>
          <table:table-cell office:value-type="float" office:value="0.00191903114319" calcext:value-type="float">
            <text:p>0.00191903114319</text:p>
          </table:table-cell>
          <table:table-cell office:value-type="float" office:value="0.00138631820679" calcext:value-type="float">
            <text:p>0.0013863182067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12640953064" calcext:value-type="float">
            <text:p>0.0012640953064</text:p>
          </table:table-cell>
          <table:table-cell office:value-type="float" office:value="0.00180101394653" calcext:value-type="float">
            <text:p>0.00180101394653</text:p>
          </table:table-cell>
          <table:table-cell office:value-type="float" office:value="0.00136110782623" calcext:value-type="float">
            <text:p>0.001361107826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126504898071" calcext:value-type="float">
            <text:p>0.00126504898071</text:p>
          </table:table-cell>
          <table:table-cell office:value-type="float" office:value="0.00182294845581" calcext:value-type="float">
            <text:p>0.00182294845581</text:p>
          </table:table-cell>
          <table:table-cell office:value-type="float" office:value="0.00140385150909" calcext:value-type="float">
            <text:p>0.0014038515090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126981735229" calcext:value-type="float">
            <text:p>0.00126981735229</text:p>
          </table:table-cell>
          <table:table-cell office:value-type="float" office:value="0.00189995765686" calcext:value-type="float">
            <text:p>0.00189995765686</text:p>
          </table:table-cell>
          <table:table-cell office:value-type="float" office:value="0.00137492656708" calcext:value-type="float">
            <text:p>0.001374926567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126910209656" calcext:value-type="float">
            <text:p>0.00126910209656</text:p>
          </table:table-cell>
          <table:table-cell office:value-type="float" office:value="0.00191688537598" calcext:value-type="float">
            <text:p>0.00191688537598</text:p>
          </table:table-cell>
          <table:table-cell office:value-type="float" office:value="0.0013677072525" calcext:value-type="float">
            <text:p>0.00136770725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126910209656" calcext:value-type="float">
            <text:p>0.00126910209656</text:p>
          </table:table-cell>
          <table:table-cell office:value-type="float" office:value="0.00194001197815" calcext:value-type="float">
            <text:p>0.00194001197815</text:p>
          </table:table-cell>
          <table:table-cell office:value-type="float" office:value="0.00143708705902" calcext:value-type="float">
            <text:p>0.0014370870590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132012367249" calcext:value-type="float">
            <text:p>0.00132012367249</text:p>
          </table:table-cell>
          <table:table-cell office:value-type="float" office:value="0.00199198722839" calcext:value-type="float">
            <text:p>0.00199198722839</text:p>
          </table:table-cell>
          <table:table-cell office:value-type="float" office:value="0.00149165630341" calcext:value-type="float">
            <text:p>0.0014916563034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131297111511" calcext:value-type="float">
            <text:p>0.00131297111511</text:p>
          </table:table-cell>
          <table:table-cell office:value-type="float" office:value="0.00197601318359" calcext:value-type="float">
            <text:p>0.00197601318359</text:p>
          </table:table-cell>
          <table:table-cell office:value-type="float" office:value="0.00143726825714" calcext:value-type="float">
            <text:p>0.0014372682571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132584571838" calcext:value-type="float">
            <text:p>0.00132584571838</text:p>
          </table:table-cell>
          <table:table-cell office:value-type="float" office:value="0.00378608703613" calcext:value-type="float">
            <text:p>0.00378608703613</text:p>
          </table:table-cell>
          <table:table-cell office:value-type="float" office:value="0.00154636383057" calcext:value-type="float">
            <text:p>0.001546363830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13279914856" calcext:value-type="float">
            <text:p>0.0013279914856</text:p>
          </table:table-cell>
          <table:table-cell office:value-type="float" office:value="0.00194692611694" calcext:value-type="float">
            <text:p>0.00194692611694</text:p>
          </table:table-cell>
          <table:table-cell office:value-type="float" office:value="0.0014426279068" calcext:value-type="float">
            <text:p>0.001442627906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132918357849" calcext:value-type="float">
            <text:p>0.00132918357849</text:p>
          </table:table-cell>
          <table:table-cell office:value-type="float" office:value="0.00201916694641" calcext:value-type="float">
            <text:p>0.00201916694641</text:p>
          </table:table-cell>
          <table:table-cell office:value-type="float" office:value="0.00144913196564" calcext:value-type="float">
            <text:p>0.0014491319656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134301185608" calcext:value-type="float">
            <text:p>0.00134301185608</text:p>
          </table:table-cell>
          <table:table-cell office:value-type="float" office:value="0.00203800201416" calcext:value-type="float">
            <text:p>0.00203800201416</text:p>
          </table:table-cell>
          <table:table-cell office:value-type="float" office:value="0.00145351886749" calcext:value-type="float">
            <text:p>0.001453518867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133419036865" calcext:value-type="float">
            <text:p>0.00133419036865</text:p>
          </table:table-cell>
          <table:table-cell office:value-type="float" office:value="0.0019199848175" calcext:value-type="float">
            <text:p>0.0019199848175</text:p>
          </table:table-cell>
          <table:table-cell office:value-type="float" office:value="0.00143601417542" calcext:value-type="float">
            <text:p>0.0014360141754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134205818176" calcext:value-type="float">
            <text:p>0.00134205818176</text:p>
          </table:table-cell>
          <table:table-cell office:value-type="float" office:value="0.00207185745239" calcext:value-type="float">
            <text:p>0.00207185745239</text:p>
          </table:table-cell>
          <table:table-cell office:value-type="float" office:value="0.00147613048553" calcext:value-type="float">
            <text:p>0.001476130485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134301185608" calcext:value-type="float">
            <text:p>0.00134301185608</text:p>
          </table:table-cell>
          <table:table-cell office:value-type="float" office:value="0.00200486183167" calcext:value-type="float">
            <text:p>0.00200486183167</text:p>
          </table:table-cell>
          <table:table-cell office:value-type="float" office:value="0.00144932746887" calcext:value-type="float">
            <text:p>0.0014493274688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134086608887" calcext:value-type="float">
            <text:p>0.00134086608887</text:p>
          </table:table-cell>
          <table:table-cell office:value-type="float" office:value="0.00194001197815" calcext:value-type="float">
            <text:p>0.00194001197815</text:p>
          </table:table-cell>
          <table:table-cell office:value-type="float" office:value="0.0014395570755" calcext:value-type="float">
            <text:p>0.001439557075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134897232056" calcext:value-type="float">
            <text:p>0.00134897232056</text:p>
          </table:table-cell>
          <table:table-cell office:value-type="float" office:value="0.00207090377808" calcext:value-type="float">
            <text:p>0.00207090377808</text:p>
          </table:table-cell>
          <table:table-cell office:value-type="float" office:value="0.00149435520172" calcext:value-type="float">
            <text:p>0.0014943552017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136089324951" calcext:value-type="float">
            <text:p>0.00136089324951</text:p>
          </table:table-cell>
          <table:table-cell office:value-type="float" office:value="0.0024209022522" calcext:value-type="float">
            <text:p>0.0024209022522</text:p>
          </table:table-cell>
          <table:table-cell office:value-type="float" office:value="0.00148312568665" calcext:value-type="float">
            <text:p>0.0014831256866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1384973526" calcext:value-type="float">
            <text:p>0.001384973526</text:p>
          </table:table-cell>
          <table:table-cell office:value-type="float" office:value="0.00208306312561" calcext:value-type="float">
            <text:p>0.00208306312561</text:p>
          </table:table-cell>
          <table:table-cell office:value-type="float" office:value="0.00149108409882" calcext:value-type="float">
            <text:p>0.001491084098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138401985168" calcext:value-type="float">
            <text:p>0.00138401985168</text:p>
          </table:table-cell>
          <table:table-cell office:value-type="float" office:value="0.00203394889832" calcext:value-type="float">
            <text:p>0.00203394889832</text:p>
          </table:table-cell>
          <table:table-cell office:value-type="float" office:value="0.00150814056396" calcext:value-type="float">
            <text:p>0.0015081405639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139307975769" calcext:value-type="float">
            <text:p>0.00139307975769</text:p>
          </table:table-cell>
          <table:table-cell office:value-type="float" office:value="0.0020911693573" calcext:value-type="float">
            <text:p>0.0020911693573</text:p>
          </table:table-cell>
          <table:table-cell office:value-type="float" office:value="0.00155274868011" calcext:value-type="float">
            <text:p>0.001552748680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139594078064" calcext:value-type="float">
            <text:p>0.00139594078064</text:p>
          </table:table-cell>
          <table:table-cell office:value-type="float" office:value="0.00228500366211" calcext:value-type="float">
            <text:p>0.00228500366211</text:p>
          </table:table-cell>
          <table:table-cell office:value-type="float" office:value="0.00155784130096" calcext:value-type="float">
            <text:p>0.0015578413009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139904022217" calcext:value-type="float">
            <text:p>0.00139904022217</text:p>
          </table:table-cell>
          <table:table-cell office:value-type="float" office:value="0.00215601921082" calcext:value-type="float">
            <text:p>0.00215601921082</text:p>
          </table:table-cell>
          <table:table-cell office:value-type="float" office:value="0.00150888442993" calcext:value-type="float">
            <text:p>0.0015088844299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157999992371" calcext:value-type="float">
            <text:p>0.00157999992371</text:p>
          </table:table-cell>
          <table:table-cell office:value-type="float" office:value="0.00266408920288" calcext:value-type="float">
            <text:p>0.00266408920288</text:p>
          </table:table-cell>
          <table:table-cell office:value-type="float" office:value="0.00173864364624" calcext:value-type="float">
            <text:p>0.001738643646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158286094666" calcext:value-type="float">
            <text:p>0.00158286094666</text:p>
          </table:table-cell>
          <table:table-cell office:value-type="float" office:value="0.00244998931885" calcext:value-type="float">
            <text:p>0.00244998931885</text:p>
          </table:table-cell>
          <table:table-cell office:value-type="float" office:value="0.00171917438507" calcext:value-type="float">
            <text:p>0.0017191743850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159001350403" calcext:value-type="float">
            <text:p>0.00159001350403</text:p>
          </table:table-cell>
          <table:table-cell office:value-type="float" office:value="0.00249600410461" calcext:value-type="float">
            <text:p>0.00249600410461</text:p>
          </table:table-cell>
          <table:table-cell office:value-type="float" office:value="0.00172853469849" calcext:value-type="float">
            <text:p>0.0017285346984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159001350403" calcext:value-type="float">
            <text:p>0.00159001350403</text:p>
          </table:table-cell>
          <table:table-cell office:value-type="float" office:value="0.00266003608704" calcext:value-type="float">
            <text:p>0.00266003608704</text:p>
          </table:table-cell>
          <table:table-cell office:value-type="float" office:value="0.00179297447205" calcext:value-type="float">
            <text:p>0.001792974472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158905982971" calcext:value-type="float">
            <text:p>0.00158905982971</text:p>
          </table:table-cell>
          <table:table-cell office:value-type="float" office:value="0.00329804420471" calcext:value-type="float">
            <text:p>0.00329804420471</text:p>
          </table:table-cell>
          <table:table-cell office:value-type="float" office:value="0.00176856517792" calcext:value-type="float">
            <text:p>0.0017685651779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173807144165" calcext:value-type="float">
            <text:p>0.00173807144165</text:p>
          </table:table-cell>
          <table:table-cell office:value-type="float" office:value="0.00251889228821" calcext:value-type="float">
            <text:p>0.00251889228821</text:p>
          </table:table-cell>
          <table:table-cell office:value-type="float" office:value="0.00190609931946" calcext:value-type="float">
            <text:p>0.0019060993194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173807144165" calcext:value-type="float">
            <text:p>0.00173807144165</text:p>
          </table:table-cell>
          <table:table-cell office:value-type="float" office:value="0.00256204605103" calcext:value-type="float">
            <text:p>0.00256204605103</text:p>
          </table:table-cell>
          <table:table-cell office:value-type="float" office:value="0.00187730789185" calcext:value-type="float">
            <text:p>0.0018773078918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173807144165" calcext:value-type="float">
            <text:p>0.00173807144165</text:p>
          </table:table-cell>
          <table:table-cell office:value-type="float" office:value="0.00245308876038" calcext:value-type="float">
            <text:p>0.00245308876038</text:p>
          </table:table-cell>
          <table:table-cell office:value-type="float" office:value="0.00188301563263" calcext:value-type="float">
            <text:p>0.0018830156326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173401832581" calcext:value-type="float">
            <text:p>0.00173401832581</text:p>
          </table:table-cell>
          <table:table-cell office:value-type="float" office:value="0.00240898132324" calcext:value-type="float">
            <text:p>0.00240898132324</text:p>
          </table:table-cell>
          <table:table-cell office:value-type="float" office:value="0.00192683696747" calcext:value-type="float">
            <text:p>0.0019268369674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174498558044" calcext:value-type="float">
            <text:p>0.00174498558044</text:p>
          </table:table-cell>
          <table:table-cell office:value-type="float" office:value="0.00254797935486" calcext:value-type="float">
            <text:p>0.00254797935486</text:p>
          </table:table-cell>
          <table:table-cell office:value-type="float" office:value="0.00187242031097" calcext:value-type="float">
            <text:p>0.001872420310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174117088318" calcext:value-type="float">
            <text:p>0.00174117088318</text:p>
          </table:table-cell>
          <table:table-cell office:value-type="float" office:value="0.00259184837341" calcext:value-type="float">
            <text:p>0.00259184837341</text:p>
          </table:table-cell>
          <table:table-cell office:value-type="float" office:value="0.00187927722931" calcext:value-type="float">
            <text:p>0.0018792772293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17511844635" calcext:value-type="float">
            <text:p>0.0017511844635</text:p>
          </table:table-cell>
          <table:table-cell office:value-type="float" office:value="0.00254011154175" calcext:value-type="float">
            <text:p>0.00254011154175</text:p>
          </table:table-cell>
          <table:table-cell office:value-type="float" office:value="0.00190502166748" calcext:value-type="float">
            <text:p>0.0019050216674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176191329956" calcext:value-type="float">
            <text:p>0.00176191329956</text:p>
          </table:table-cell>
          <table:table-cell office:value-type="float" office:value="0.00254511833191" calcext:value-type="float">
            <text:p>0.00254511833191</text:p>
          </table:table-cell>
          <table:table-cell office:value-type="float" office:value="0.00190023422241" calcext:value-type="float">
            <text:p>0.0019002342224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17569065094" calcext:value-type="float">
            <text:p>0.0017569065094</text:p>
          </table:table-cell>
          <table:table-cell office:value-type="float" office:value="0.00246095657349" calcext:value-type="float">
            <text:p>0.00246095657349</text:p>
          </table:table-cell>
          <table:table-cell office:value-type="float" office:value="0.0019197177887" calcext:value-type="float">
            <text:p>0.00191971778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176501274109" calcext:value-type="float">
            <text:p>0.00176501274109</text:p>
          </table:table-cell>
          <table:table-cell office:value-type="float" office:value="0.00274515151978" calcext:value-type="float">
            <text:p>0.00274515151978</text:p>
          </table:table-cell>
          <table:table-cell office:value-type="float" office:value="0.00193562507629" calcext:value-type="float">
            <text:p>0.0019356250762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177001953125" calcext:value-type="float">
            <text:p>0.00177001953125</text:p>
          </table:table-cell>
          <table:table-cell office:value-type="float" office:value="0.00249981880188" calcext:value-type="float">
            <text:p>0.00249981880188</text:p>
          </table:table-cell>
          <table:table-cell office:value-type="float" office:value="0.00192070960999" calcext:value-type="float">
            <text:p>0.001920709609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177502632141" calcext:value-type="float">
            <text:p>0.00177502632141</text:p>
          </table:table-cell>
          <table:table-cell office:value-type="float" office:value="0.00245499610901" calcext:value-type="float">
            <text:p>0.00245499610901</text:p>
          </table:table-cell>
          <table:table-cell office:value-type="float" office:value="0.00191256999969" calcext:value-type="float">
            <text:p>0.0019125699996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177788734436" calcext:value-type="float">
            <text:p>0.00177788734436</text:p>
          </table:table-cell>
          <table:table-cell office:value-type="float" office:value="0.00245308876038" calcext:value-type="float">
            <text:p>0.00245308876038</text:p>
          </table:table-cell>
          <table:table-cell office:value-type="float" office:value="0.00192803382874" calcext:value-type="float">
            <text:p>0.0019280338287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17728805542" calcext:value-type="float">
            <text:p>0.0017728805542</text:p>
          </table:table-cell>
          <table:table-cell office:value-type="float" office:value="0.00261497497559" calcext:value-type="float">
            <text:p>0.00261497497559</text:p>
          </table:table-cell>
          <table:table-cell office:value-type="float" office:value="0.00193927288055" calcext:value-type="float">
            <text:p>0.001939272880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162696838379" calcext:value-type="float">
            <text:p>0.00162696838379</text:p>
          </table:table-cell>
          <table:table-cell office:value-type="float" office:value="0.00235295295715" calcext:value-type="float">
            <text:p>0.00235295295715</text:p>
          </table:table-cell>
          <table:table-cell office:value-type="float" office:value="0.00180895805359" calcext:value-type="float">
            <text:p>0.001808958053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234985351562" calcext:value-type="float">
            <text:p>0.00234985351562</text:p>
          </table:table-cell>
          <table:table-cell office:value-type="float" office:value="0.00294709205627" calcext:value-type="float">
            <text:p>0.00294709205627</text:p>
          </table:table-cell>
          <table:table-cell office:value-type="float" office:value="0.00252799034119" calcext:value-type="float">
            <text:p>0.002527990341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235486030579" calcext:value-type="float">
            <text:p>0.00235486030579</text:p>
          </table:table-cell>
          <table:table-cell office:value-type="float" office:value="0.00315308570862" calcext:value-type="float">
            <text:p>0.00315308570862</text:p>
          </table:table-cell>
          <table:table-cell office:value-type="float" office:value="0.00253439903259" calcext:value-type="float">
            <text:p>0.0025343990325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234889984131" calcext:value-type="float">
            <text:p>0.00234889984131</text:p>
          </table:table-cell>
          <table:table-cell office:value-type="float" office:value="0.00313496589661" calcext:value-type="float">
            <text:p>0.00313496589661</text:p>
          </table:table-cell>
          <table:table-cell office:value-type="float" office:value="0.00253742218018" calcext:value-type="float">
            <text:p>0.002537422180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236296653748" calcext:value-type="float">
            <text:p>0.00236296653748</text:p>
          </table:table-cell>
          <table:table-cell office:value-type="float" office:value="0.00425386428833" calcext:value-type="float">
            <text:p>0.00425386428833</text:p>
          </table:table-cell>
          <table:table-cell office:value-type="float" office:value="0.00261194229126" calcext:value-type="float">
            <text:p>0.0026119422912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237083435059" calcext:value-type="float">
            <text:p>0.00237083435059</text:p>
          </table:table-cell>
          <table:table-cell office:value-type="float" office:value="0.00427913665771" calcext:value-type="float">
            <text:p>0.00427913665771</text:p>
          </table:table-cell>
          <table:table-cell office:value-type="float" office:value="0.00260681629181" calcext:value-type="float">
            <text:p>0.002606816291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235891342163" calcext:value-type="float">
            <text:p>0.00235891342163</text:p>
          </table:table-cell>
          <table:table-cell office:value-type="float" office:value="0.00417304039001" calcext:value-type="float">
            <text:p>0.00417304039001</text:p>
          </table:table-cell>
          <table:table-cell office:value-type="float" office:value="0.00266066074371" calcext:value-type="float">
            <text:p>0.002660660743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175404548645" calcext:value-type="float">
            <text:p>0.00175404548645</text:p>
          </table:table-cell>
          <table:table-cell office:value-type="float" office:value="0.0026319026947" calcext:value-type="float">
            <text:p>0.0026319026947</text:p>
          </table:table-cell>
          <table:table-cell office:value-type="float" office:value="0.00192227363586" calcext:value-type="float">
            <text:p>0.0019222736358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176596641541" calcext:value-type="float">
            <text:p>0.00176596641541</text:p>
          </table:table-cell>
          <table:table-cell office:value-type="float" office:value="0.00257396697998" calcext:value-type="float">
            <text:p>0.00257396697998</text:p>
          </table:table-cell>
          <table:table-cell office:value-type="float" office:value="0.00199132442474" calcext:value-type="float">
            <text:p>0.0019913244247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76692008972" calcext:value-type="float">
            <text:p>0.00176692008972</text:p>
          </table:table-cell>
          <table:table-cell office:value-type="float" office:value="0.00285887718201" calcext:value-type="float">
            <text:p>0.00285887718201</text:p>
          </table:table-cell>
          <table:table-cell office:value-type="float" office:value="0.00196134090424" calcext:value-type="float">
            <text:p>0.0019613409042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176906585693" calcext:value-type="float">
            <text:p>0.00176906585693</text:p>
          </table:table-cell>
          <table:table-cell office:value-type="float" office:value="0.002690076828" calcext:value-type="float">
            <text:p>0.002690076828</text:p>
          </table:table-cell>
          <table:table-cell office:value-type="float" office:value="0.00193913936615" calcext:value-type="float">
            <text:p>0.001939139366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177788734436" calcext:value-type="float">
            <text:p>0.00177788734436</text:p>
          </table:table-cell>
          <table:table-cell office:value-type="float" office:value="0.00262880325317" calcext:value-type="float">
            <text:p>0.00262880325317</text:p>
          </table:table-cell>
          <table:table-cell office:value-type="float" office:value="0.00190872192383" calcext:value-type="float">
            <text:p>0.0019087219238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178003311157" calcext:value-type="float">
            <text:p>0.00178003311157</text:p>
          </table:table-cell>
          <table:table-cell office:value-type="float" office:value="0.00277709960938" calcext:value-type="float">
            <text:p>0.00277709960938</text:p>
          </table:table-cell>
          <table:table-cell office:value-type="float" office:value="0.00194153785706" calcext:value-type="float">
            <text:p>0.001941537857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182294845581" calcext:value-type="float">
            <text:p>0.00182294845581</text:p>
          </table:table-cell>
          <table:table-cell office:value-type="float" office:value="0.00282001495361" calcext:value-type="float">
            <text:p>0.00282001495361</text:p>
          </table:table-cell>
          <table:table-cell office:value-type="float" office:value="0.00200708389282" calcext:value-type="float">
            <text:p>0.0020070838928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183200836182" calcext:value-type="float">
            <text:p>0.00183200836182</text:p>
          </table:table-cell>
          <table:table-cell office:value-type="float" office:value="0.002769947052" calcext:value-type="float">
            <text:p>0.002769947052</text:p>
          </table:table-cell>
          <table:table-cell office:value-type="float" office:value="0.00201613903046" calcext:value-type="float">
            <text:p>0.0020161390304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182509422302" calcext:value-type="float">
            <text:p>0.00182509422302</text:p>
          </table:table-cell>
          <table:table-cell office:value-type="float" office:value="0.00258088111877" calcext:value-type="float">
            <text:p>0.00258088111877</text:p>
          </table:table-cell>
          <table:table-cell office:value-type="float" office:value="0.00204391002655" calcext:value-type="float">
            <text:p>0.0020439100265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183296203613" calcext:value-type="float">
            <text:p>0.00183296203613</text:p>
          </table:table-cell>
          <table:table-cell office:value-type="float" office:value="0.00280094146729" calcext:value-type="float">
            <text:p>0.00280094146729</text:p>
          </table:table-cell>
          <table:table-cell office:value-type="float" office:value="0.00200335502625" calcext:value-type="float">
            <text:p>0.002003355026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201487541199" calcext:value-type="float">
            <text:p>0.00201487541199</text:p>
          </table:table-cell>
          <table:table-cell office:value-type="float" office:value="0.00273180007935" calcext:value-type="float">
            <text:p>0.00273180007935</text:p>
          </table:table-cell>
          <table:table-cell office:value-type="float" office:value="0.00216399669647" calcext:value-type="float">
            <text:p>0.0021639966964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202894210815" calcext:value-type="float">
            <text:p>0.00202894210815</text:p>
          </table:table-cell>
          <table:table-cell office:value-type="float" office:value="0.0032000541687" calcext:value-type="float">
            <text:p>0.0032000541687</text:p>
          </table:table-cell>
          <table:table-cell office:value-type="float" office:value="0.00227519035339" calcext:value-type="float">
            <text:p>0.0022751903533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202083587646" calcext:value-type="float">
            <text:p>0.00202083587646</text:p>
          </table:table-cell>
          <table:table-cell office:value-type="float" office:value="0.00280618667603" calcext:value-type="float">
            <text:p>0.00280618667603</text:p>
          </table:table-cell>
          <table:table-cell office:value-type="float" office:value="0.00216557025909" calcext:value-type="float">
            <text:p>0.0021655702590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202107429504" calcext:value-type="float">
            <text:p>0.00202107429504</text:p>
          </table:table-cell>
          <table:table-cell office:value-type="float" office:value="0.00296306610107" calcext:value-type="float">
            <text:p>0.00296306610107</text:p>
          </table:table-cell>
          <table:table-cell office:value-type="float" office:value="0.00218458652496" calcext:value-type="float">
            <text:p>0.0021845865249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202989578247" calcext:value-type="float">
            <text:p>0.00202989578247</text:p>
          </table:table-cell>
          <table:table-cell office:value-type="float" office:value="0.00347590446472" calcext:value-type="float">
            <text:p>0.00347590446472</text:p>
          </table:table-cell>
          <table:table-cell office:value-type="float" office:value="0.00228526592255" calcext:value-type="float">
            <text:p>0.0022852659225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213503837585" calcext:value-type="float">
            <text:p>0.00213503837585</text:p>
          </table:table-cell>
          <table:table-cell office:value-type="float" office:value="0.00350689888" calcext:value-type="float">
            <text:p>0.00350689888</text:p>
          </table:table-cell>
          <table:table-cell office:value-type="float" office:value="0.00235996246338" calcext:value-type="float">
            <text:p>0.0023599624633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214314460754" calcext:value-type="float">
            <text:p>0.00214314460754</text:p>
          </table:table-cell>
          <table:table-cell office:value-type="float" office:value="0.00290608406067" calcext:value-type="float">
            <text:p>0.00290608406067</text:p>
          </table:table-cell>
          <table:table-cell office:value-type="float" office:value="0.00234064102173" calcext:value-type="float">
            <text:p>0.0023406410217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214290618896" calcext:value-type="float">
            <text:p>0.00214290618896</text:p>
          </table:table-cell>
          <table:table-cell office:value-type="float" office:value="0.0027449131012" calcext:value-type="float">
            <text:p>0.0027449131012</text:p>
          </table:table-cell>
          <table:table-cell office:value-type="float" office:value="0.00230782032013" calcext:value-type="float">
            <text:p>0.0023078203201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214695930481" calcext:value-type="float">
            <text:p>0.00214695930481</text:p>
          </table:table-cell>
          <table:table-cell office:value-type="float" office:value="0.00312805175781" calcext:value-type="float">
            <text:p>0.00312805175781</text:p>
          </table:table-cell>
          <table:table-cell office:value-type="float" office:value="0.0022989654541" calcext:value-type="float">
            <text:p>0.00229896545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215792655945" calcext:value-type="float">
            <text:p>0.00215792655945</text:p>
          </table:table-cell>
          <table:table-cell office:value-type="float" office:value="0.00361895561218" calcext:value-type="float">
            <text:p>0.00361895561218</text:p>
          </table:table-cell>
          <table:table-cell office:value-type="float" office:value="0.0023523235321" calcext:value-type="float">
            <text:p>0.00235232353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215196609497" calcext:value-type="float">
            <text:p>0.00215196609497</text:p>
          </table:table-cell>
          <table:table-cell office:value-type="float" office:value="0.00328397750854" calcext:value-type="float">
            <text:p>0.00328397750854</text:p>
          </table:table-cell>
          <table:table-cell office:value-type="float" office:value="0.00237190246582" calcext:value-type="float">
            <text:p>0.0023719024658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216007232666" calcext:value-type="float">
            <text:p>0.00216007232666</text:p>
          </table:table-cell>
          <table:table-cell office:value-type="float" office:value="0.00354504585266" calcext:value-type="float">
            <text:p>0.00354504585266</text:p>
          </table:table-cell>
          <table:table-cell office:value-type="float" office:value="0.00230600357056" calcext:value-type="float">
            <text:p>0.0023060035705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216484069824" calcext:value-type="float">
            <text:p>0.00216484069824</text:p>
          </table:table-cell>
          <table:table-cell office:value-type="float" office:value="0.00367999076843" calcext:value-type="float">
            <text:p>0.00367999076843</text:p>
          </table:table-cell>
          <table:table-cell office:value-type="float" office:value="0.0023168182373" calcext:value-type="float">
            <text:p>0.002316818237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216817855835" calcext:value-type="float">
            <text:p>0.00216817855835</text:p>
          </table:table-cell>
          <table:table-cell office:value-type="float" office:value="0.00314688682556" calcext:value-type="float">
            <text:p>0.00314688682556</text:p>
          </table:table-cell>
          <table:table-cell office:value-type="float" office:value="0.00231821537018" calcext:value-type="float">
            <text:p>0.002318215370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203394889832" calcext:value-type="float">
            <text:p>0.00203394889832</text:p>
          </table:table-cell>
          <table:table-cell office:value-type="float" office:value="0.00320196151733" calcext:value-type="float">
            <text:p>0.00320196151733</text:p>
          </table:table-cell>
          <table:table-cell office:value-type="float" office:value="0.00228572368622" calcext:value-type="float">
            <text:p>0.0022857236862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204181671143" calcext:value-type="float">
            <text:p>0.00204181671143</text:p>
          </table:table-cell>
          <table:table-cell office:value-type="float" office:value="0.00310802459717" calcext:value-type="float">
            <text:p>0.00310802459717</text:p>
          </table:table-cell>
          <table:table-cell office:value-type="float" office:value="0.00219201564789" calcext:value-type="float">
            <text:p>0.0021920156478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203585624695" calcext:value-type="float">
            <text:p>0.00203585624695</text:p>
          </table:table-cell>
          <table:table-cell office:value-type="float" office:value="0.0036609172821" calcext:value-type="float">
            <text:p>0.0036609172821</text:p>
          </table:table-cell>
          <table:table-cell office:value-type="float" office:value="0.00222639083862" calcext:value-type="float">
            <text:p>0.0022263908386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205111503601" calcext:value-type="float">
            <text:p>0.00205111503601</text:p>
          </table:table-cell>
          <table:table-cell office:value-type="float" office:value="0.00319504737854" calcext:value-type="float">
            <text:p>0.00319504737854</text:p>
          </table:table-cell>
          <table:table-cell office:value-type="float" office:value="0.0022249174118" calcext:value-type="float">
            <text:p>0.002224917411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205183029175" calcext:value-type="float">
            <text:p>0.00205183029175</text:p>
          </table:table-cell>
          <table:table-cell office:value-type="float" office:value="0.00322794914246" calcext:value-type="float">
            <text:p>0.00322794914246</text:p>
          </table:table-cell>
          <table:table-cell office:value-type="float" office:value="0.00227255821228" calcext:value-type="float">
            <text:p>0.00227255821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205397605896" calcext:value-type="float">
            <text:p>0.00205397605896</text:p>
          </table:table-cell>
          <table:table-cell office:value-type="float" office:value="0.00355195999146" calcext:value-type="float">
            <text:p>0.00355195999146</text:p>
          </table:table-cell>
          <table:table-cell office:value-type="float" office:value="0.00227634429932" calcext:value-type="float">
            <text:p>0.002276344299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205779075623" calcext:value-type="float">
            <text:p>0.00205779075623</text:p>
          </table:table-cell>
          <table:table-cell office:value-type="float" office:value="0.0034019947052" calcext:value-type="float">
            <text:p>0.0034019947052</text:p>
          </table:table-cell>
          <table:table-cell office:value-type="float" office:value="0.00222916126251" calcext:value-type="float">
            <text:p>0.0022291612625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211405754089" calcext:value-type="float">
            <text:p>0.00211405754089</text:p>
          </table:table-cell>
          <table:table-cell office:value-type="float" office:value="0.00311613082886" calcext:value-type="float">
            <text:p>0.00311613082886</text:p>
          </table:table-cell>
          <table:table-cell office:value-type="float" office:value="0.0022979927063" calcext:value-type="float">
            <text:p>0.002297992706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211501121521" calcext:value-type="float">
            <text:p>0.00211501121521</text:p>
          </table:table-cell>
          <table:table-cell office:value-type="float" office:value="0.00317811965942" calcext:value-type="float">
            <text:p>0.00317811965942</text:p>
          </table:table-cell>
          <table:table-cell office:value-type="float" office:value="0.00231824398041" calcext:value-type="float">
            <text:p>0.0023182439804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211811065674" calcext:value-type="float">
            <text:p>0.00211811065674</text:p>
          </table:table-cell>
          <table:table-cell office:value-type="float" office:value="0.00323605537415" calcext:value-type="float">
            <text:p>0.00323605537415</text:p>
          </table:table-cell>
          <table:table-cell office:value-type="float" office:value="0.00238152503967" calcext:value-type="float">
            <text:p>0.0023815250396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218296051025" calcext:value-type="float">
            <text:p>0.00218296051025</text:p>
          </table:table-cell>
          <table:table-cell office:value-type="float" office:value="0.00324201583862" calcext:value-type="float">
            <text:p>0.00324201583862</text:p>
          </table:table-cell>
          <table:table-cell office:value-type="float" office:value="0.00237540245056" calcext:value-type="float">
            <text:p>0.0023754024505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21870136261" calcext:value-type="float">
            <text:p>0.0021870136261</text:p>
          </table:table-cell>
          <table:table-cell office:value-type="float" office:value="0.00376510620117" calcext:value-type="float">
            <text:p>0.00376510620117</text:p>
          </table:table-cell>
          <table:table-cell office:value-type="float" office:value="0.00239799022675" calcext:value-type="float">
            <text:p>0.0023979902267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219392776489" calcext:value-type="float">
            <text:p>0.00219392776489</text:p>
          </table:table-cell>
          <table:table-cell office:value-type="float" office:value="0.00352215766907" calcext:value-type="float">
            <text:p>0.00352215766907</text:p>
          </table:table-cell>
          <table:table-cell office:value-type="float" office:value="0.00235694408417" calcext:value-type="float">
            <text:p>0.0023569440841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221800804138" calcext:value-type="float">
            <text:p>0.00221800804138</text:p>
          </table:table-cell>
          <table:table-cell office:value-type="float" office:value="0.00354313850403" calcext:value-type="float">
            <text:p>0.00354313850403</text:p>
          </table:table-cell>
          <table:table-cell office:value-type="float" office:value="0.00244645118713" calcext:value-type="float">
            <text:p>0.0024464511871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220394134521" calcext:value-type="float">
            <text:p>0.00220394134521</text:p>
          </table:table-cell>
          <table:table-cell office:value-type="float" office:value="0.00317692756653" calcext:value-type="float">
            <text:p>0.00317692756653</text:p>
          </table:table-cell>
          <table:table-cell office:value-type="float" office:value="0.00236190319061" calcext:value-type="float">
            <text:p>0.0023619031906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22029876709" calcext:value-type="float">
            <text:p>0.0022029876709</text:p>
          </table:table-cell>
          <table:table-cell office:value-type="float" office:value="0.00332188606262" calcext:value-type="float">
            <text:p>0.00332188606262</text:p>
          </table:table-cell>
          <table:table-cell office:value-type="float" office:value="0.00238144397736" calcext:value-type="float">
            <text:p>0.002381443977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220513343811" calcext:value-type="float">
            <text:p>0.00220513343811</text:p>
          </table:table-cell>
          <table:table-cell office:value-type="float" office:value="0.003014087677" calcext:value-type="float">
            <text:p>0.003014087677</text:p>
          </table:table-cell>
          <table:table-cell office:value-type="float" office:value="0.00237461566925" calcext:value-type="float">
            <text:p>0.002374615669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221014022827" calcext:value-type="float">
            <text:p>0.00221014022827</text:p>
          </table:table-cell>
          <table:table-cell office:value-type="float" office:value="0.00468587875366" calcext:value-type="float">
            <text:p>0.00468587875366</text:p>
          </table:table-cell>
          <table:table-cell office:value-type="float" office:value="0.00255876064301" calcext:value-type="float">
            <text:p>0.002558760643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22120475769" calcext:value-type="float">
            <text:p>0.0022120475769</text:p>
          </table:table-cell>
          <table:table-cell office:value-type="float" office:value="0.00296306610107" calcext:value-type="float">
            <text:p>0.00296306610107</text:p>
          </table:table-cell>
          <table:table-cell office:value-type="float" office:value="0.00241913795471" calcext:value-type="float">
            <text:p>0.0024191379547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222682952881" calcext:value-type="float">
            <text:p>0.00222682952881</text:p>
          </table:table-cell>
          <table:table-cell office:value-type="float" office:value="0.00398397445679" calcext:value-type="float">
            <text:p>0.00398397445679</text:p>
          </table:table-cell>
          <table:table-cell office:value-type="float" office:value="0.00246130466461" calcext:value-type="float">
            <text:p>0.0024613046646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22280216217" calcext:value-type="float">
            <text:p>0.0022280216217</text:p>
          </table:table-cell>
          <table:table-cell office:value-type="float" office:value="0.00399112701416" calcext:value-type="float">
            <text:p>0.00399112701416</text:p>
          </table:table-cell>
          <table:table-cell office:value-type="float" office:value="0.00245450496674" calcext:value-type="float">
            <text:p>0.0024545049667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223302841187" calcext:value-type="float">
            <text:p>0.00223302841187</text:p>
          </table:table-cell>
          <table:table-cell office:value-type="float" office:value="0.00385999679565" calcext:value-type="float">
            <text:p>0.00385999679565</text:p>
          </table:table-cell>
          <table:table-cell office:value-type="float" office:value="0.00249935150146" calcext:value-type="float">
            <text:p>0.0024993515014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223994255066" calcext:value-type="float">
            <text:p>0.00223994255066</text:p>
          </table:table-cell>
          <table:table-cell office:value-type="float" office:value="0.00353097915649" calcext:value-type="float">
            <text:p>0.00353097915649</text:p>
          </table:table-cell>
          <table:table-cell office:value-type="float" office:value="0.00243291854858" calcext:value-type="float">
            <text:p>0.0024329185485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226998329163" calcext:value-type="float">
            <text:p>0.00226998329163</text:p>
          </table:table-cell>
          <table:table-cell office:value-type="float" office:value="0.0029571056366" calcext:value-type="float">
            <text:p>0.0029571056366</text:p>
          </table:table-cell>
          <table:table-cell office:value-type="float" office:value="0.00241842269897" calcext:value-type="float">
            <text:p>0.0024184226989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225710868835" calcext:value-type="float">
            <text:p>0.00225710868835</text:p>
          </table:table-cell>
          <table:table-cell office:value-type="float" office:value="0.00302505493164" calcext:value-type="float">
            <text:p>0.00302505493164</text:p>
          </table:table-cell>
          <table:table-cell office:value-type="float" office:value="0.00239240646362" calcext:value-type="float">
            <text:p>0.0023924064636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328588485718" calcext:value-type="float">
            <text:p>0.00328588485718</text:p>
          </table:table-cell>
          <table:table-cell office:value-type="float" office:value="0.00422620773315" calcext:value-type="float">
            <text:p>0.00422620773315</text:p>
          </table:table-cell>
          <table:table-cell office:value-type="float" office:value="0.00358722686768" calcext:value-type="float">
            <text:p>0.003587226867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224304199219" calcext:value-type="float">
            <text:p>0.00224304199219</text:p>
          </table:table-cell>
          <table:table-cell office:value-type="float" office:value="0.00291585922241" calcext:value-type="float">
            <text:p>0.00291585922241</text:p>
          </table:table-cell>
          <table:table-cell office:value-type="float" office:value="0.00241991996765" calcext:value-type="float">
            <text:p>0.0024199199676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224184989929" calcext:value-type="float">
            <text:p>0.00224184989929</text:p>
          </table:table-cell>
          <table:table-cell office:value-type="float" office:value="0.00287890434265" calcext:value-type="float">
            <text:p>0.00287890434265</text:p>
          </table:table-cell>
          <table:table-cell office:value-type="float" office:value="0.00242478370667" calcext:value-type="float">
            <text:p>0.0024247837066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224900245667" calcext:value-type="float">
            <text:p>0.00224900245667</text:p>
          </table:table-cell>
          <table:table-cell office:value-type="float" office:value="0.00426602363586" calcext:value-type="float">
            <text:p>0.00426602363586</text:p>
          </table:table-cell>
          <table:table-cell office:value-type="float" office:value="0.00251735687256" calcext:value-type="float">
            <text:p>0.0025173568725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226616859436" calcext:value-type="float">
            <text:p>0.00226616859436</text:p>
          </table:table-cell>
          <table:table-cell office:value-type="float" office:value="0.00297999382019" calcext:value-type="float">
            <text:p>0.00297999382019</text:p>
          </table:table-cell>
          <table:table-cell office:value-type="float" office:value="0.00249071598053" calcext:value-type="float">
            <text:p>0.002490715980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226998329163" calcext:value-type="float">
            <text:p>0.00226998329163</text:p>
          </table:table-cell>
          <table:table-cell office:value-type="float" office:value="0.00290203094482" calcext:value-type="float">
            <text:p>0.00290203094482</text:p>
          </table:table-cell>
          <table:table-cell office:value-type="float" office:value="0.00245668888092" calcext:value-type="float">
            <text:p>0.0024566888809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226998329163" calcext:value-type="float">
            <text:p>0.00226998329163</text:p>
          </table:table-cell>
          <table:table-cell office:value-type="float" office:value="0.00291609764099" calcext:value-type="float">
            <text:p>0.00291609764099</text:p>
          </table:table-cell>
          <table:table-cell office:value-type="float" office:value="0.00242690563202" calcext:value-type="float">
            <text:p>0.002426905632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227880477905" calcext:value-type="float">
            <text:p>0.00227880477905</text:p>
          </table:table-cell>
          <table:table-cell office:value-type="float" office:value="0.00353193283081" calcext:value-type="float">
            <text:p>0.00353193283081</text:p>
          </table:table-cell>
          <table:table-cell office:value-type="float" office:value="0.00246259689331" calcext:value-type="float">
            <text:p>0.0024625968933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228595733643" calcext:value-type="float">
            <text:p>0.00228595733643</text:p>
          </table:table-cell>
          <table:table-cell office:value-type="float" office:value="0.00468397140503" calcext:value-type="float">
            <text:p>0.00468397140503</text:p>
          </table:table-cell>
          <table:table-cell office:value-type="float" office:value="0.00253839015961" calcext:value-type="float">
            <text:p>0.0025383901596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228810310364" calcext:value-type="float">
            <text:p>0.00228810310364</text:p>
          </table:table-cell>
          <table:table-cell office:value-type="float" office:value="0.00511503219604" calcext:value-type="float">
            <text:p>0.00511503219604</text:p>
          </table:table-cell>
          <table:table-cell office:value-type="float" office:value="0.00271572113037" calcext:value-type="float">
            <text:p>0.0027157211303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226998329163" calcext:value-type="float">
            <text:p>0.00226998329163</text:p>
          </table:table-cell>
          <table:table-cell office:value-type="float" office:value="0.00305104255676" calcext:value-type="float">
            <text:p>0.00305104255676</text:p>
          </table:table-cell>
          <table:table-cell office:value-type="float" office:value="0.00246091365814" calcext:value-type="float">
            <text:p>0.0024609136581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228118896484" calcext:value-type="float">
            <text:p>0.00228118896484</text:p>
          </table:table-cell>
          <table:table-cell office:value-type="float" office:value="0.00312304496765" calcext:value-type="float">
            <text:p>0.00312304496765</text:p>
          </table:table-cell>
          <table:table-cell office:value-type="float" office:value="0.00243224620819" calcext:value-type="float">
            <text:p>0.0024322462081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229382514954" calcext:value-type="float">
            <text:p>0.00229382514954</text:p>
          </table:table-cell>
          <table:table-cell office:value-type="float" office:value="0.00346899032593" calcext:value-type="float">
            <text:p>0.00346899032593</text:p>
          </table:table-cell>
          <table:table-cell office:value-type="float" office:value="0.0025643491745" calcext:value-type="float">
            <text:p>0.002564349174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348401069641" calcext:value-type="float">
            <text:p>0.00348401069641</text:p>
          </table:table-cell>
          <table:table-cell office:value-type="float" office:value="0.00468492507935" calcext:value-type="float">
            <text:p>0.00468492507935</text:p>
          </table:table-cell>
          <table:table-cell office:value-type="float" office:value="0.00372315883636" calcext:value-type="float">
            <text:p>0.0037231588363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348806381226" calcext:value-type="float">
            <text:p>0.00348806381226</text:p>
          </table:table-cell>
          <table:table-cell office:value-type="float" office:value="0.00518798828125" calcext:value-type="float">
            <text:p>0.00518798828125</text:p>
          </table:table-cell>
          <table:table-cell office:value-type="float" office:value="0.00380045413971" calcext:value-type="float">
            <text:p>0.0038004541397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348901748657" calcext:value-type="float">
            <text:p>0.00348901748657</text:p>
          </table:table-cell>
          <table:table-cell office:value-type="float" office:value="0.00466799736023" calcext:value-type="float">
            <text:p>0.00466799736023</text:p>
          </table:table-cell>
          <table:table-cell office:value-type="float" office:value="0.00382654666901" calcext:value-type="float">
            <text:p>0.0038265466690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350618362427" calcext:value-type="float">
            <text:p>0.00350618362427</text:p>
          </table:table-cell>
          <table:table-cell office:value-type="float" office:value="0.00435996055603" calcext:value-type="float">
            <text:p>0.00435996055603</text:p>
          </table:table-cell>
          <table:table-cell office:value-type="float" office:value="0.00370609760284" calcext:value-type="float">
            <text:p>0.0037060976028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350999832153" calcext:value-type="float">
            <text:p>0.00350999832153</text:p>
          </table:table-cell>
          <table:table-cell office:value-type="float" office:value="0.00449585914612" calcext:value-type="float">
            <text:p>0.00449585914612</text:p>
          </table:table-cell>
          <table:table-cell office:value-type="float" office:value="0.00374546051025" calcext:value-type="float">
            <text:p>0.0037454605102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350713729858" calcext:value-type="float">
            <text:p>0.00350713729858</text:p>
          </table:table-cell>
          <table:table-cell office:value-type="float" office:value="0.00452995300293" calcext:value-type="float">
            <text:p>0.00452995300293</text:p>
          </table:table-cell>
          <table:table-cell office:value-type="float" office:value="0.00368031978607" calcext:value-type="float">
            <text:p>0.0036803197860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351095199585" calcext:value-type="float">
            <text:p>0.00351095199585</text:p>
          </table:table-cell>
          <table:table-cell office:value-type="float" office:value="0.00461006164551" calcext:value-type="float">
            <text:p>0.00461006164551</text:p>
          </table:table-cell>
          <table:table-cell office:value-type="float" office:value="0.00371599674225" calcext:value-type="float">
            <text:p>0.003715996742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351500511169" calcext:value-type="float">
            <text:p>0.00351500511169</text:p>
          </table:table-cell>
          <table:table-cell office:value-type="float" office:value="0.00455904006958" calcext:value-type="float">
            <text:p>0.00455904006958</text:p>
          </table:table-cell>
          <table:table-cell office:value-type="float" office:value="0.00381309509277" calcext:value-type="float">
            <text:p>0.0038130950927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350904464722" calcext:value-type="float">
            <text:p>0.00350904464722</text:p>
          </table:table-cell>
          <table:table-cell office:value-type="float" office:value="0.00709700584412" calcext:value-type="float">
            <text:p>0.00709700584412</text:p>
          </table:table-cell>
          <table:table-cell office:value-type="float" office:value="0.00387632369995" calcext:value-type="float">
            <text:p>0.0038763236999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260210037231" calcext:value-type="float">
            <text:p>0.00260210037231</text:p>
          </table:table-cell>
          <table:table-cell office:value-type="float" office:value="0.00368714332581" calcext:value-type="float">
            <text:p>0.00368714332581</text:p>
          </table:table-cell>
          <table:table-cell office:value-type="float" office:value="0.0027757024765" calcext:value-type="float">
            <text:p>0.002775702476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261902809143" calcext:value-type="float">
            <text:p>0.00261902809143</text:p>
          </table:table-cell>
          <table:table-cell office:value-type="float" office:value="0.00357294082642" calcext:value-type="float">
            <text:p>0.00357294082642</text:p>
          </table:table-cell>
          <table:table-cell office:value-type="float" office:value="0.00284192085266" calcext:value-type="float">
            <text:p>0.0028419208526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2610206604" calcext:value-type="float">
            <text:p>0.002610206604</text:p>
          </table:table-cell>
          <table:table-cell office:value-type="float" office:value="0.00336503982544" calcext:value-type="float">
            <text:p>0.00336503982544</text:p>
          </table:table-cell>
          <table:table-cell office:value-type="float" office:value="0.00281960487366" calcext:value-type="float">
            <text:p>0.0028196048736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261402130127" calcext:value-type="float">
            <text:p>0.00261402130127</text:p>
          </table:table-cell>
          <table:table-cell office:value-type="float" office:value="0.00332903862" calcext:value-type="float">
            <text:p>0.00332903862</text:p>
          </table:table-cell>
          <table:table-cell office:value-type="float" office:value="0.00279447078705" calcext:value-type="float">
            <text:p>0.0027944707870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262689590454" calcext:value-type="float">
            <text:p>0.00262689590454</text:p>
          </table:table-cell>
          <table:table-cell office:value-type="float" office:value="0.00374293327332" calcext:value-type="float">
            <text:p>0.00374293327332</text:p>
          </table:table-cell>
          <table:table-cell office:value-type="float" office:value="0.00280830383301" calcext:value-type="float">
            <text:p>0.002808303833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263094902039" calcext:value-type="float">
            <text:p>0.00263094902039</text:p>
          </table:table-cell>
          <table:table-cell office:value-type="float" office:value="0.00338816642761" calcext:value-type="float">
            <text:p>0.00338816642761</text:p>
          </table:table-cell>
          <table:table-cell office:value-type="float" office:value="0.00284806251526" calcext:value-type="float">
            <text:p>0.0028480625152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263118743896" calcext:value-type="float">
            <text:p>0.00263118743896</text:p>
          </table:table-cell>
          <table:table-cell office:value-type="float" office:value="0.00347805023193" calcext:value-type="float">
            <text:p>0.00347805023193</text:p>
          </table:table-cell>
          <table:table-cell office:value-type="float" office:value="0.00284883499146" calcext:value-type="float">
            <text:p>0.0028488349914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26330947876" calcext:value-type="float">
            <text:p>0.0026330947876</text:p>
          </table:table-cell>
          <table:table-cell office:value-type="float" office:value="0.00366902351379" calcext:value-type="float">
            <text:p>0.00366902351379</text:p>
          </table:table-cell>
          <table:table-cell office:value-type="float" office:value="0.00283981800079" calcext:value-type="float">
            <text:p>0.0028398180007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264310836792" calcext:value-type="float">
            <text:p>0.00264310836792</text:p>
          </table:table-cell>
          <table:table-cell office:value-type="float" office:value="0.00350999832153" calcext:value-type="float">
            <text:p>0.00350999832153</text:p>
          </table:table-cell>
          <table:table-cell office:value-type="float" office:value="0.00287415504456" calcext:value-type="float">
            <text:p>0.0028741550445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265502929688" calcext:value-type="float">
            <text:p>0.00265502929688</text:p>
          </table:table-cell>
          <table:table-cell office:value-type="float" office:value="0.00370788574219" calcext:value-type="float">
            <text:p>0.00370788574219</text:p>
          </table:table-cell>
          <table:table-cell office:value-type="float" office:value="0.00285824775696" calcext:value-type="float">
            <text:p>0.0028582477569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264286994934" calcext:value-type="float">
            <text:p>0.00264286994934</text:p>
          </table:table-cell>
          <table:table-cell office:value-type="float" office:value="0.00404286384583" calcext:value-type="float">
            <text:p>0.00404286384583</text:p>
          </table:table-cell>
          <table:table-cell office:value-type="float" office:value="0.00287816047668" calcext:value-type="float">
            <text:p>0.0028781604766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264382362366" calcext:value-type="float">
            <text:p>0.00264382362366</text:p>
          </table:table-cell>
          <table:table-cell office:value-type="float" office:value="0.00412678718567" calcext:value-type="float">
            <text:p>0.00412678718567</text:p>
          </table:table-cell>
          <table:table-cell office:value-type="float" office:value="0.00285305500031" calcext:value-type="float">
            <text:p>0.0028530550003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264096260071" calcext:value-type="float">
            <text:p>0.00264096260071</text:p>
          </table:table-cell>
          <table:table-cell office:value-type="float" office:value="0.00355815887451" calcext:value-type="float">
            <text:p>0.00355815887451</text:p>
          </table:table-cell>
          <table:table-cell office:value-type="float" office:value="0.00285003662109" calcext:value-type="float">
            <text:p>0.0028500366210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264596939087" calcext:value-type="float">
            <text:p>0.00264596939087</text:p>
          </table:table-cell>
          <table:table-cell office:value-type="float" office:value="0.00355195999146" calcext:value-type="float">
            <text:p>0.00355195999146</text:p>
          </table:table-cell>
          <table:table-cell office:value-type="float" office:value="0.00280788898468" calcext:value-type="float">
            <text:p>0.0028078889846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265312194824" calcext:value-type="float">
            <text:p>0.00265312194824</text:p>
          </table:table-cell>
          <table:table-cell office:value-type="float" office:value="0.00340986251831" calcext:value-type="float">
            <text:p>0.00340986251831</text:p>
          </table:table-cell>
          <table:table-cell office:value-type="float" office:value="0.00281714439392" calcext:value-type="float">
            <text:p>0.0028171443939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284886360168" calcext:value-type="float">
            <text:p>0.00284886360168</text:p>
          </table:table-cell>
          <table:table-cell office:value-type="float" office:value="0.00392889976501" calcext:value-type="float">
            <text:p>0.00392889976501</text:p>
          </table:table-cell>
          <table:table-cell office:value-type="float" office:value="0.00312885761261" calcext:value-type="float">
            <text:p>0.0031288576126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284099578857" calcext:value-type="float">
            <text:p>0.00284099578857</text:p>
          </table:table-cell>
          <table:table-cell office:value-type="float" office:value="0.00527787208557" calcext:value-type="float">
            <text:p>0.00527787208557</text:p>
          </table:table-cell>
          <table:table-cell office:value-type="float" office:value="0.00306533813477" calcext:value-type="float">
            <text:p>0.0030653381347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285601615906" calcext:value-type="float">
            <text:p>0.00285601615906</text:p>
          </table:table-cell>
          <table:table-cell office:value-type="float" office:value="0.00537395477295" calcext:value-type="float">
            <text:p>0.00537395477295</text:p>
          </table:table-cell>
          <table:table-cell office:value-type="float" office:value="0.00319512844086" calcext:value-type="float">
            <text:p>0.0031951284408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28510093689" calcext:value-type="float">
            <text:p>0.0028510093689</text:p>
          </table:table-cell>
          <table:table-cell office:value-type="float" office:value="0.00497698783875" calcext:value-type="float">
            <text:p>0.00497698783875</text:p>
          </table:table-cell>
          <table:table-cell office:value-type="float" office:value="0.00314790248871" calcext:value-type="float">
            <text:p>0.0031479024887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287008285522" calcext:value-type="float">
            <text:p>0.00287008285522</text:p>
          </table:table-cell>
          <table:table-cell office:value-type="float" office:value="0.00494194030762" calcext:value-type="float">
            <text:p>0.00494194030762</text:p>
          </table:table-cell>
          <table:table-cell office:value-type="float" office:value="0.00310645103455" calcext:value-type="float">
            <text:p>0.0031064510345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287699699402" calcext:value-type="float">
            <text:p>0.00287699699402</text:p>
          </table:table-cell>
          <table:table-cell office:value-type="float" office:value="0.00484991073608" calcext:value-type="float">
            <text:p>0.00484991073608</text:p>
          </table:table-cell>
          <table:table-cell office:value-type="float" office:value="0.00309961795807" calcext:value-type="float">
            <text:p>0.0030996179580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287389755249" calcext:value-type="float">
            <text:p>0.00287389755249</text:p>
          </table:table-cell>
          <table:table-cell office:value-type="float" office:value="0.00509691238403" calcext:value-type="float">
            <text:p>0.00509691238403</text:p>
          </table:table-cell>
          <table:table-cell office:value-type="float" office:value="0.00308884143829" calcext:value-type="float">
            <text:p>0.0030888414382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289797782898" calcext:value-type="float">
            <text:p>0.00289797782898</text:p>
          </table:table-cell>
          <table:table-cell office:value-type="float" office:value="0.00480103492737" calcext:value-type="float">
            <text:p>0.00480103492737</text:p>
          </table:table-cell>
          <table:table-cell office:value-type="float" office:value="0.00322205543518" calcext:value-type="float">
            <text:p>0.003222055435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28920173645" calcext:value-type="float">
            <text:p>0.0028920173645</text:p>
          </table:table-cell>
          <table:table-cell office:value-type="float" office:value="0.00454592704773" calcext:value-type="float">
            <text:p>0.00454592704773</text:p>
          </table:table-cell>
          <table:table-cell office:value-type="float" office:value="0.00309237957001" calcext:value-type="float">
            <text:p>0.003092379570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289487838745" calcext:value-type="float">
            <text:p>0.00289487838745</text:p>
          </table:table-cell>
          <table:table-cell office:value-type="float" office:value="0.0053699016571" calcext:value-type="float">
            <text:p>0.0053699016571</text:p>
          </table:table-cell>
          <table:table-cell office:value-type="float" office:value="0.00311015129089" calcext:value-type="float">
            <text:p>0.0031101512908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27391910553" calcext:value-type="float">
            <text:p>0.0027391910553</text:p>
          </table:table-cell>
          <table:table-cell office:value-type="float" office:value="0.00472688674927" calcext:value-type="float">
            <text:p>0.00472688674927</text:p>
          </table:table-cell>
          <table:table-cell office:value-type="float" office:value="0.00300545215607" calcext:value-type="float">
            <text:p>0.0030054521560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275111198425" calcext:value-type="float">
            <text:p>0.00275111198425</text:p>
          </table:table-cell>
          <table:table-cell office:value-type="float" office:value="0.00419497489929" calcext:value-type="float">
            <text:p>0.00419497489929</text:p>
          </table:table-cell>
          <table:table-cell office:value-type="float" office:value="0.0029952955246" calcext:value-type="float">
            <text:p>0.002995295524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274300575256" calcext:value-type="float">
            <text:p>0.00274300575256</text:p>
          </table:table-cell>
          <table:table-cell office:value-type="float" office:value="0.00365400314331" calcext:value-type="float">
            <text:p>0.00365400314331</text:p>
          </table:table-cell>
          <table:table-cell office:value-type="float" office:value="0.00290186882019" calcext:value-type="float">
            <text:p>0.0029018688201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274801254272" calcext:value-type="float">
            <text:p>0.00274801254272</text:p>
          </table:table-cell>
          <table:table-cell office:value-type="float" office:value="0.00353002548218" calcext:value-type="float">
            <text:p>0.00353002548218</text:p>
          </table:table-cell>
          <table:table-cell office:value-type="float" office:value="0.00299691677094" calcext:value-type="float">
            <text:p>0.002996916770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2769947052" calcext:value-type="float">
            <text:p>0.002769947052</text:p>
          </table:table-cell>
          <table:table-cell office:value-type="float" office:value="0.00487685203552" calcext:value-type="float">
            <text:p>0.00487685203552</text:p>
          </table:table-cell>
          <table:table-cell office:value-type="float" office:value="0.00299878120422" calcext:value-type="float">
            <text:p>0.0029987812042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288200378418" calcext:value-type="float">
            <text:p>0.00288200378418</text:p>
          </table:table-cell>
          <table:table-cell office:value-type="float" office:value="0.00403594970703" calcext:value-type="float">
            <text:p>0.00403594970703</text:p>
          </table:table-cell>
          <table:table-cell office:value-type="float" office:value="0.00317047595978" calcext:value-type="float">
            <text:p>0.0031704759597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284099578857" calcext:value-type="float">
            <text:p>0.00284099578857</text:p>
          </table:table-cell>
          <table:table-cell office:value-type="float" office:value="0.00361800193787" calcext:value-type="float">
            <text:p>0.00361800193787</text:p>
          </table:table-cell>
          <table:table-cell office:value-type="float" office:value="0.00304689884186" calcext:value-type="float">
            <text:p>0.0030468988418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292801856995" calcext:value-type="float">
            <text:p>0.00292801856995</text:p>
          </table:table-cell>
          <table:table-cell office:value-type="float" office:value="0.00380611419678" calcext:value-type="float">
            <text:p>0.00380611419678</text:p>
          </table:table-cell>
          <table:table-cell office:value-type="float" office:value="0.00318790912628" calcext:value-type="float">
            <text:p>0.0031879091262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293302536011" calcext:value-type="float">
            <text:p>0.00293302536011</text:p>
          </table:table-cell>
          <table:table-cell office:value-type="float" office:value="0.00378918647766" calcext:value-type="float">
            <text:p>0.00378918647766</text:p>
          </table:table-cell>
          <table:table-cell office:value-type="float" office:value="0.0031342458725" calcext:value-type="float">
            <text:p>0.003134245872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292682647705" calcext:value-type="float">
            <text:p>0.00292682647705</text:p>
          </table:table-cell>
          <table:table-cell office:value-type="float" office:value="0.00378894805908" calcext:value-type="float">
            <text:p>0.00378894805908</text:p>
          </table:table-cell>
          <table:table-cell office:value-type="float" office:value="0.0031578207016" calcext:value-type="float">
            <text:p>0.003157820701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292587280273" calcext:value-type="float">
            <text:p>0.00292587280273</text:p>
          </table:table-cell>
          <table:table-cell office:value-type="float" office:value="0.00514984130859" calcext:value-type="float">
            <text:p>0.00514984130859</text:p>
          </table:table-cell>
          <table:table-cell office:value-type="float" office:value="0.00321088790894" calcext:value-type="float">
            <text:p>0.0032108879089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294303894043" calcext:value-type="float">
            <text:p>0.00294303894043</text:p>
          </table:table-cell>
          <table:table-cell office:value-type="float" office:value="0.00396299362183" calcext:value-type="float">
            <text:p>0.00396299362183</text:p>
          </table:table-cell>
          <table:table-cell office:value-type="float" office:value="0.00314064502716" calcext:value-type="float">
            <text:p>0.003140645027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293111801147" calcext:value-type="float">
            <text:p>0.00293111801147</text:p>
          </table:table-cell>
          <table:table-cell office:value-type="float" office:value="0.0038001537323" calcext:value-type="float">
            <text:p>0.0038001537323</text:p>
          </table:table-cell>
          <table:table-cell office:value-type="float" office:value="0.00313977241516" calcext:value-type="float">
            <text:p>0.0031397724151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294995307922" calcext:value-type="float">
            <text:p>0.00294995307922</text:p>
          </table:table-cell>
          <table:table-cell office:value-type="float" office:value="0.00424313545227" calcext:value-type="float">
            <text:p>0.00424313545227</text:p>
          </table:table-cell>
          <table:table-cell office:value-type="float" office:value="0.00321476459503" calcext:value-type="float">
            <text:p>0.0032147645950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296902656555" calcext:value-type="float">
            <text:p>0.00296902656555</text:p>
          </table:table-cell>
          <table:table-cell office:value-type="float" office:value="0.00421714782715" calcext:value-type="float">
            <text:p>0.00421714782715</text:p>
          </table:table-cell>
          <table:table-cell office:value-type="float" office:value="0.00318127155304" calcext:value-type="float">
            <text:p>0.00318127155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307703018188" calcext:value-type="float">
            <text:p>0.00307703018188</text:p>
          </table:table-cell>
          <table:table-cell office:value-type="float" office:value="0.00438594818115" calcext:value-type="float">
            <text:p>0.00438594818115</text:p>
          </table:table-cell>
          <table:table-cell office:value-type="float" office:value="0.00329653263092" calcext:value-type="float">
            <text:p>0.0032965326309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309801101685" calcext:value-type="float">
            <text:p>0.00309801101685</text:p>
          </table:table-cell>
          <table:table-cell office:value-type="float" office:value="0.00461101531982" calcext:value-type="float">
            <text:p>0.00461101531982</text:p>
          </table:table-cell>
          <table:table-cell office:value-type="float" office:value="0.00339860439301" calcext:value-type="float">
            <text:p>0.0033986043930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308704376221" calcext:value-type="float">
            <text:p>0.00308704376221</text:p>
          </table:table-cell>
          <table:table-cell office:value-type="float" office:value="0.00475692749023" calcext:value-type="float">
            <text:p>0.00475692749023</text:p>
          </table:table-cell>
          <table:table-cell office:value-type="float" office:value="0.00330689430237" calcext:value-type="float">
            <text:p>0.0033068943023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309586524963" calcext:value-type="float">
            <text:p>0.00309586524963</text:p>
          </table:table-cell>
          <table:table-cell office:value-type="float" office:value="0.00446891784668" calcext:value-type="float">
            <text:p>0.00446891784668</text:p>
          </table:table-cell>
          <table:table-cell office:value-type="float" office:value="0.00329844474792" calcext:value-type="float">
            <text:p>0.0032984447479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310111045837" calcext:value-type="float">
            <text:p>0.00310111045837</text:p>
          </table:table-cell>
          <table:table-cell office:value-type="float" office:value="0.00442385673523" calcext:value-type="float">
            <text:p>0.00442385673523</text:p>
          </table:table-cell>
          <table:table-cell office:value-type="float" office:value="0.00332881450653" calcext:value-type="float">
            <text:p>0.0033288145065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310516357422" calcext:value-type="float">
            <text:p>0.00310516357422</text:p>
          </table:table-cell>
          <table:table-cell office:value-type="float" office:value="0.00419211387634" calcext:value-type="float">
            <text:p>0.00419211387634</text:p>
          </table:table-cell>
          <table:table-cell office:value-type="float" office:value="0.00332642555237" calcext:value-type="float">
            <text:p>0.0033264255523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312089920044" calcext:value-type="float">
            <text:p>0.00312089920044</text:p>
          </table:table-cell>
          <table:table-cell office:value-type="float" office:value="0.00401902198792" calcext:value-type="float">
            <text:p>0.00401902198792</text:p>
          </table:table-cell>
          <table:table-cell office:value-type="float" office:value="0.00329389095306" calcext:value-type="float">
            <text:p>0.0032938909530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31270980835" calcext:value-type="float">
            <text:p>0.0031270980835</text:p>
          </table:table-cell>
          <table:table-cell office:value-type="float" office:value="0.00415396690369" calcext:value-type="float">
            <text:p>0.00415396690369</text:p>
          </table:table-cell>
          <table:table-cell office:value-type="float" office:value="0.00337923049927" calcext:value-type="float">
            <text:p>0.0033792304992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311493873596" calcext:value-type="float">
            <text:p>0.00311493873596</text:p>
          </table:table-cell>
          <table:table-cell office:value-type="float" office:value="0.0040180683136" calcext:value-type="float">
            <text:p>0.0040180683136</text:p>
          </table:table-cell>
          <table:table-cell office:value-type="float" office:value="0.00330539226532" calcext:value-type="float">
            <text:p>0.0033053922653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311899185181" calcext:value-type="float">
            <text:p>0.00311899185181</text:p>
          </table:table-cell>
          <table:table-cell office:value-type="float" office:value="0.00386095046997" calcext:value-type="float">
            <text:p>0.00386095046997</text:p>
          </table:table-cell>
          <table:table-cell office:value-type="float" office:value="0.00334351062775" calcext:value-type="float">
            <text:p>0.003343510627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313282012939" calcext:value-type="float">
            <text:p>0.00313282012939</text:p>
          </table:table-cell>
          <table:table-cell office:value-type="float" office:value="0.00437593460083" calcext:value-type="float">
            <text:p>0.00437593460083</text:p>
          </table:table-cell>
          <table:table-cell office:value-type="float" office:value="0.00335862636566" calcext:value-type="float">
            <text:p>0.0033586263656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312304496765" calcext:value-type="float">
            <text:p>0.00312304496765</text:p>
          </table:table-cell>
          <table:table-cell office:value-type="float" office:value="0.00451302528381" calcext:value-type="float">
            <text:p>0.00451302528381</text:p>
          </table:table-cell>
          <table:table-cell office:value-type="float" office:value="0.00332360744476" calcext:value-type="float">
            <text:p>0.0033236074447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31418800354" calcext:value-type="float">
            <text:p>0.0031418800354</text:p>
          </table:table-cell>
          <table:table-cell office:value-type="float" office:value="0.00441288948059" calcext:value-type="float">
            <text:p>0.00441288948059</text:p>
          </table:table-cell>
          <table:table-cell office:value-type="float" office:value="0.00338424682617" calcext:value-type="float">
            <text:p>0.0033842468261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314402580261" calcext:value-type="float">
            <text:p>0.00314402580261</text:p>
          </table:table-cell>
          <table:table-cell office:value-type="float" office:value="0.00476002693176" calcext:value-type="float">
            <text:p>0.00476002693176</text:p>
          </table:table-cell>
          <table:table-cell office:value-type="float" office:value="0.00340217590332" calcext:value-type="float">
            <text:p>0.0034021759033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339698791504" calcext:value-type="float">
            <text:p>0.00339698791504</text:p>
          </table:table-cell>
          <table:table-cell office:value-type="float" office:value="0.00451493263245" calcext:value-type="float">
            <text:p>0.00451493263245</text:p>
          </table:table-cell>
          <table:table-cell office:value-type="float" office:value="0.0035977602005" calcext:value-type="float">
            <text:p>0.003597760200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342702865601" calcext:value-type="float">
            <text:p>0.00342702865601</text:p>
          </table:table-cell>
          <table:table-cell office:value-type="float" office:value="0.00462102890015" calcext:value-type="float">
            <text:p>0.00462102890015</text:p>
          </table:table-cell>
          <table:table-cell office:value-type="float" office:value="0.00361591339111" calcext:value-type="float">
            <text:p>0.0036159133911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340986251831" calcext:value-type="float">
            <text:p>0.00340986251831</text:p>
          </table:table-cell>
          <table:table-cell office:value-type="float" office:value="0.00474095344543" calcext:value-type="float">
            <text:p>0.00474095344543</text:p>
          </table:table-cell>
          <table:table-cell office:value-type="float" office:value="0.00362149715424" calcext:value-type="float">
            <text:p>0.0036214971542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341105461121" calcext:value-type="float">
            <text:p>0.00341105461121</text:p>
          </table:table-cell>
          <table:table-cell office:value-type="float" office:value="0.00473999977112" calcext:value-type="float">
            <text:p>0.00473999977112</text:p>
          </table:table-cell>
          <table:table-cell office:value-type="float" office:value="0.00364938259125" calcext:value-type="float">
            <text:p>0.0036493825912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346612930298" calcext:value-type="float">
            <text:p>0.00346612930298</text:p>
          </table:table-cell>
          <table:table-cell office:value-type="float" office:value="0.0050790309906" calcext:value-type="float">
            <text:p>0.0050790309906</text:p>
          </table:table-cell>
          <table:table-cell office:value-type="float" office:value="0.00372051715851" calcext:value-type="float">
            <text:p>0.003720517158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341701507568" calcext:value-type="float">
            <text:p>0.00341701507568</text:p>
          </table:table-cell>
          <table:table-cell office:value-type="float" office:value="0.00464701652527" calcext:value-type="float">
            <text:p>0.00464701652527</text:p>
          </table:table-cell>
          <table:table-cell office:value-type="float" office:value="0.00371224880219" calcext:value-type="float">
            <text:p>0.0037122488021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344491004944" calcext:value-type="float">
            <text:p>0.00344491004944</text:p>
          </table:table-cell>
          <table:table-cell office:value-type="float" office:value="0.00506711006165" calcext:value-type="float">
            <text:p>0.00506711006165</text:p>
          </table:table-cell>
          <table:table-cell office:value-type="float" office:value="0.00370101451874" calcext:value-type="float">
            <text:p>0.0037010145187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346612930298" calcext:value-type="float">
            <text:p>0.00346612930298</text:p>
          </table:table-cell>
          <table:table-cell office:value-type="float" office:value="0.00466513633728" calcext:value-type="float">
            <text:p>0.00466513633728</text:p>
          </table:table-cell>
          <table:table-cell office:value-type="float" office:value="0.0037225151062" calcext:value-type="float">
            <text:p>0.003722515106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346684455872" calcext:value-type="float">
            <text:p>0.00346684455872</text:p>
          </table:table-cell>
          <table:table-cell office:value-type="float" office:value="0.00457787513733" calcext:value-type="float">
            <text:p>0.00457787513733</text:p>
          </table:table-cell>
          <table:table-cell office:value-type="float" office:value="0.00376730918884" calcext:value-type="float">
            <text:p>0.0037673091888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345396995544" calcext:value-type="float">
            <text:p>0.00345396995544</text:p>
          </table:table-cell>
          <table:table-cell office:value-type="float" office:value="0.00484395027161" calcext:value-type="float">
            <text:p>0.00484395027161</text:p>
          </table:table-cell>
          <table:table-cell office:value-type="float" office:value="0.00371070861816" calcext:value-type="float">
            <text:p>0.003710708618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348997116089" calcext:value-type="float">
            <text:p>0.00348997116089</text:p>
          </table:table-cell>
          <table:table-cell office:value-type="float" office:value="0.00475478172302" calcext:value-type="float">
            <text:p>0.00475478172302</text:p>
          </table:table-cell>
          <table:table-cell office:value-type="float" office:value="0.00378123283386" calcext:value-type="float">
            <text:p>0.0037812328338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346088409424" calcext:value-type="float">
            <text:p>0.00346088409424</text:p>
          </table:table-cell>
          <table:table-cell office:value-type="float" office:value="0.00462985038757" calcext:value-type="float">
            <text:p>0.00462985038757</text:p>
          </table:table-cell>
          <table:table-cell office:value-type="float" office:value="0.00373097896576" calcext:value-type="float">
            <text:p>0.0037309789657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346493721008" calcext:value-type="float">
            <text:p>0.00346493721008</text:p>
          </table:table-cell>
          <table:table-cell office:value-type="float" office:value="0.00458717346191" calcext:value-type="float">
            <text:p>0.00458717346191</text:p>
          </table:table-cell>
          <table:table-cell office:value-type="float" office:value="0.00371391773224" calcext:value-type="float">
            <text:p>0.0037139177322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343680381775" calcext:value-type="float">
            <text:p>0.00343680381775</text:p>
          </table:table-cell>
          <table:table-cell office:value-type="float" office:value="0.00452780723572" calcext:value-type="float">
            <text:p>0.00452780723572</text:p>
          </table:table-cell>
          <table:table-cell office:value-type="float" office:value="0.00367656230927" calcext:value-type="float">
            <text:p>0.0036765623092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339102745056" calcext:value-type="float">
            <text:p>0.00339102745056</text:p>
          </table:table-cell>
          <table:table-cell office:value-type="float" office:value="0.00446605682373" calcext:value-type="float">
            <text:p>0.00446605682373</text:p>
          </table:table-cell>
          <table:table-cell office:value-type="float" office:value="0.00358246803284" calcext:value-type="float">
            <text:p>0.0035824680328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340414047241" calcext:value-type="float">
            <text:p>0.00340414047241</text:p>
          </table:table-cell>
          <table:table-cell office:value-type="float" office:value="0.00462222099304" calcext:value-type="float">
            <text:p>0.00462222099304</text:p>
          </table:table-cell>
          <table:table-cell office:value-type="float" office:value="0.00370499610901" calcext:value-type="float">
            <text:p>0.003704996109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344014167786" calcext:value-type="float">
            <text:p>0.00344014167786</text:p>
          </table:table-cell>
          <table:table-cell office:value-type="float" office:value="0.00452303886414" calcext:value-type="float">
            <text:p>0.00452303886414</text:p>
          </table:table-cell>
          <table:table-cell office:value-type="float" office:value="0.00366079807281" calcext:value-type="float">
            <text:p>0.0036607980728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340604782104" calcext:value-type="float">
            <text:p>0.00340604782104</text:p>
          </table:table-cell>
          <table:table-cell office:value-type="float" office:value="0.00478196144104" calcext:value-type="float">
            <text:p>0.00478196144104</text:p>
          </table:table-cell>
          <table:table-cell office:value-type="float" office:value="0.00362478733063" calcext:value-type="float">
            <text:p>0.0036247873306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341200828552" calcext:value-type="float">
            <text:p>0.00341200828552</text:p>
          </table:table-cell>
          <table:table-cell office:value-type="float" office:value="0.00484609603882" calcext:value-type="float">
            <text:p>0.00484609603882</text:p>
          </table:table-cell>
          <table:table-cell office:value-type="float" office:value="0.00370980262756" calcext:value-type="float">
            <text:p>0.0037098026275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345516204834" calcext:value-type="float">
            <text:p>0.00345516204834</text:p>
          </table:table-cell>
          <table:table-cell office:value-type="float" office:value="0.00443482398987" calcext:value-type="float">
            <text:p>0.00443482398987</text:p>
          </table:table-cell>
          <table:table-cell office:value-type="float" office:value="0.00368389129639" calcext:value-type="float">
            <text:p>0.0036838912963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341892242432" calcext:value-type="float">
            <text:p>0.00341892242432</text:p>
          </table:table-cell>
          <table:table-cell office:value-type="float" office:value="0.00462484359741" calcext:value-type="float">
            <text:p>0.00462484359741</text:p>
          </table:table-cell>
          <table:table-cell office:value-type="float" office:value="0.00366103649139" calcext:value-type="float">
            <text:p>0.0036610364913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344491004944" calcext:value-type="float">
            <text:p>0.00344491004944</text:p>
          </table:table-cell>
          <table:table-cell office:value-type="float" office:value="0.00467705726624" calcext:value-type="float">
            <text:p>0.00467705726624</text:p>
          </table:table-cell>
          <table:table-cell office:value-type="float" office:value="0.00373753070831" calcext:value-type="float">
            <text:p>0.0037375307083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347900390625" calcext:value-type="float">
            <text:p>0.00347900390625</text:p>
          </table:table-cell>
          <table:table-cell office:value-type="float" office:value="0.0044219493866" calcext:value-type="float">
            <text:p>0.0044219493866</text:p>
          </table:table-cell>
          <table:table-cell office:value-type="float" office:value="0.00367574214935" calcext:value-type="float">
            <text:p>0.0036757421493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345492362976" calcext:value-type="float">
            <text:p>0.00345492362976</text:p>
          </table:table-cell>
          <table:table-cell office:value-type="float" office:value="0.0045850276947" calcext:value-type="float">
            <text:p>0.0045850276947</text:p>
          </table:table-cell>
          <table:table-cell office:value-type="float" office:value="0.0036665058136" calcext:value-type="float">
            <text:p>0.003666505813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347590446472" calcext:value-type="float">
            <text:p>0.00347590446472</text:p>
          </table:table-cell>
          <table:table-cell office:value-type="float" office:value="0.00469493865967" calcext:value-type="float">
            <text:p>0.00469493865967</text:p>
          </table:table-cell>
          <table:table-cell office:value-type="float" office:value="0.00370804309845" calcext:value-type="float">
            <text:p>0.003708043098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351214408875" calcext:value-type="float">
            <text:p>0.00351214408875</text:p>
          </table:table-cell>
          <table:table-cell office:value-type="float" office:value="0.00436305999756" calcext:value-type="float">
            <text:p>0.00436305999756</text:p>
          </table:table-cell>
          <table:table-cell office:value-type="float" office:value="0.00369487762451" calcext:value-type="float">
            <text:p>0.0036948776245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349998474121" calcext:value-type="float">
            <text:p>0.00349998474121</text:p>
          </table:table-cell>
          <table:table-cell office:value-type="float" office:value="0.0060658454895" calcext:value-type="float">
            <text:p>0.0060658454895</text:p>
          </table:table-cell>
          <table:table-cell office:value-type="float" office:value="0.00381021022797" calcext:value-type="float">
            <text:p>0.0038102102279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350499153137" calcext:value-type="float">
            <text:p>0.00350499153137</text:p>
          </table:table-cell>
          <table:table-cell office:value-type="float" office:value="0.00568699836731" calcext:value-type="float">
            <text:p>0.00568699836731</text:p>
          </table:table-cell>
          <table:table-cell office:value-type="float" office:value="0.0037380695343" calcext:value-type="float">
            <text:p>0.003738069534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352311134338" calcext:value-type="float">
            <text:p>0.00352311134338</text:p>
          </table:table-cell>
          <table:table-cell office:value-type="float" office:value="0.00552296638489" calcext:value-type="float">
            <text:p>0.00552296638489</text:p>
          </table:table-cell>
          <table:table-cell office:value-type="float" office:value="0.00373674869537" calcext:value-type="float">
            <text:p>0.0037367486953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351500511169" calcext:value-type="float">
            <text:p>0.00351500511169</text:p>
          </table:table-cell>
          <table:table-cell office:value-type="float" office:value="0.00604891777039" calcext:value-type="float">
            <text:p>0.00604891777039</text:p>
          </table:table-cell>
          <table:table-cell office:value-type="float" office:value="0.00377036094666" calcext:value-type="float">
            <text:p>0.0037703609466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349593162537" calcext:value-type="float">
            <text:p>0.00349593162537</text:p>
          </table:table-cell>
          <table:table-cell office:value-type="float" office:value="0.00586700439453" calcext:value-type="float">
            <text:p>0.00586700439453</text:p>
          </table:table-cell>
          <table:table-cell office:value-type="float" office:value="0.00374042987823" calcext:value-type="float">
            <text:p>0.0037404298782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414705276489" calcext:value-type="float">
            <text:p>0.00414705276489</text:p>
          </table:table-cell>
          <table:table-cell office:value-type="float" office:value="0.00715613365173" calcext:value-type="float">
            <text:p>0.00715613365173</text:p>
          </table:table-cell>
          <table:table-cell office:value-type="float" office:value="0.00445749759674" calcext:value-type="float">
            <text:p>0.0044574975967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409007072449" calcext:value-type="float">
            <text:p>0.00409007072449</text:p>
          </table:table-cell>
          <table:table-cell office:value-type="float" office:value="0.00668287277222" calcext:value-type="float">
            <text:p>0.00668287277222</text:p>
          </table:table-cell>
          <table:table-cell office:value-type="float" office:value="0.00433794498444" calcext:value-type="float">
            <text:p>0.0043379449844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409483909607" calcext:value-type="float">
            <text:p>0.00409483909607</text:p>
          </table:table-cell>
          <table:table-cell office:value-type="float" office:value="0.00499796867371" calcext:value-type="float">
            <text:p>0.00499796867371</text:p>
          </table:table-cell>
          <table:table-cell office:value-type="float" office:value="0.00433896541595" calcext:value-type="float">
            <text:p>0.0043389654159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414299964905" calcext:value-type="float">
            <text:p>0.00414299964905</text:p>
          </table:table-cell>
          <table:table-cell office:value-type="float" office:value="0.00506997108459" calcext:value-type="float">
            <text:p>0.00506997108459</text:p>
          </table:table-cell>
          <table:table-cell office:value-type="float" office:value="0.00441867828369" calcext:value-type="float">
            <text:p>0.0044186782836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576496124268" calcext:value-type="float">
            <text:p>0.00576496124268</text:p>
          </table:table-cell>
          <table:table-cell office:value-type="float" office:value="0.0073070526123" calcext:value-type="float">
            <text:p>0.0073070526123</text:p>
          </table:table-cell>
          <table:table-cell office:value-type="float" office:value="0.0060801076889" calcext:value-type="float">
            <text:p>0.006080107688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578784942627" calcext:value-type="float">
            <text:p>0.00578784942627</text:p>
          </table:table-cell>
          <table:table-cell office:value-type="float" office:value="0.00747299194336" calcext:value-type="float">
            <text:p>0.00747299194336</text:p>
          </table:table-cell>
          <table:table-cell office:value-type="float" office:value="0.00608067035675" calcext:value-type="float">
            <text:p>0.0060806703567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581693649292" calcext:value-type="float">
            <text:p>0.00581693649292</text:p>
          </table:table-cell>
          <table:table-cell office:value-type="float" office:value="0.00712108612061" calcext:value-type="float">
            <text:p>0.00712108612061</text:p>
          </table:table-cell>
          <table:table-cell office:value-type="float" office:value="0.00613366127014" calcext:value-type="float">
            <text:p>0.0061336612701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591683387756" calcext:value-type="float">
            <text:p>0.00591683387756</text:p>
          </table:table-cell>
          <table:table-cell office:value-type="float" office:value="0.00730681419373" calcext:value-type="float">
            <text:p>0.00730681419373</text:p>
          </table:table-cell>
          <table:table-cell office:value-type="float" office:value="0.00619669914246" calcext:value-type="float">
            <text:p>0.0061966991424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593304634094" calcext:value-type="float">
            <text:p>0.00593304634094</text:p>
          </table:table-cell>
          <table:table-cell office:value-type="float" office:value="0.00760388374329" calcext:value-type="float">
            <text:p>0.00760388374329</text:p>
          </table:table-cell>
          <table:table-cell office:value-type="float" office:value="0.00625777721405" calcext:value-type="float">
            <text:p>0.0062577772140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594687461853" calcext:value-type="float">
            <text:p>0.00594687461853</text:p>
          </table:table-cell>
          <table:table-cell office:value-type="float" office:value="0.00725698471069" calcext:value-type="float">
            <text:p>0.00725698471069</text:p>
          </table:table-cell>
          <table:table-cell office:value-type="float" office:value="0.00637717247009" calcext:value-type="float">
            <text:p>0.0063771724700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595188140869" calcext:value-type="float">
            <text:p>0.00595188140869</text:p>
          </table:table-cell>
          <table:table-cell office:value-type="float" office:value="0.00736498832703" calcext:value-type="float">
            <text:p>0.00736498832703</text:p>
          </table:table-cell>
          <table:table-cell office:value-type="float" office:value="0.00623626232147" calcext:value-type="float">
            <text:p>0.0062362623214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593614578247" calcext:value-type="float">
            <text:p>0.00593614578247</text:p>
          </table:table-cell>
          <table:table-cell office:value-type="float" office:value="0.00739097595215" calcext:value-type="float">
            <text:p>0.00739097595215</text:p>
          </table:table-cell>
          <table:table-cell office:value-type="float" office:value="0.00630899429321" calcext:value-type="float">
            <text:p>0.0063089942932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596809387207" calcext:value-type="float">
            <text:p>0.00596809387207</text:p>
          </table:table-cell>
          <table:table-cell office:value-type="float" office:value="0.0079779624939" calcext:value-type="float">
            <text:p>0.0079779624939</text:p>
          </table:table-cell>
          <table:table-cell office:value-type="float" office:value="0.00635212421417" calcext:value-type="float">
            <text:p>0.0063521242141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594115257263" calcext:value-type="float">
            <text:p>0.00594115257263</text:p>
          </table:table-cell>
          <table:table-cell office:value-type="float" office:value="0.0072329044342" calcext:value-type="float">
            <text:p>0.0072329044342</text:p>
          </table:table-cell>
          <table:table-cell office:value-type="float" office:value="0.00633181095123" calcext:value-type="float">
            <text:p>0.0063318109512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601410865784" calcext:value-type="float">
            <text:p>0.00601410865784</text:p>
          </table:table-cell>
          <table:table-cell office:value-type="float" office:value="0.00805997848511" calcext:value-type="float">
            <text:p>0.00805997848511</text:p>
          </table:table-cell>
          <table:table-cell office:value-type="float" office:value="0.00652742862701" calcext:value-type="float">
            <text:p>0.0065274286270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601410865784" calcext:value-type="float">
            <text:p>0.00601410865784</text:p>
          </table:table-cell>
          <table:table-cell office:value-type="float" office:value="0.00744414329529" calcext:value-type="float">
            <text:p>0.00744414329529</text:p>
          </table:table-cell>
          <table:table-cell office:value-type="float" office:value="0.00631162166595" calcext:value-type="float">
            <text:p>0.0063116216659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600099563599" calcext:value-type="float">
            <text:p>0.00600099563599</text:p>
          </table:table-cell>
          <table:table-cell office:value-type="float" office:value="0.00734901428223" calcext:value-type="float">
            <text:p>0.00734901428223</text:p>
          </table:table-cell>
          <table:table-cell office:value-type="float" office:value="0.00634519577026" calcext:value-type="float">
            <text:p>0.0063451957702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612616539001" calcext:value-type="float">
            <text:p>0.00612616539001</text:p>
          </table:table-cell>
          <table:table-cell office:value-type="float" office:value="0.00824093818665" calcext:value-type="float">
            <text:p>0.00824093818665</text:p>
          </table:table-cell>
          <table:table-cell office:value-type="float" office:value="0.0066145658493" calcext:value-type="float">
            <text:p>0.006614565849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614190101624" calcext:value-type="float">
            <text:p>0.00614190101624</text:p>
          </table:table-cell>
          <table:table-cell office:value-type="float" office:value="0.00833487510681" calcext:value-type="float">
            <text:p>0.00833487510681</text:p>
          </table:table-cell>
          <table:table-cell office:value-type="float" office:value="0.00649017810822" calcext:value-type="float">
            <text:p>0.0064901781082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611901283264" calcext:value-type="float">
            <text:p>0.00611901283264</text:p>
          </table:table-cell>
          <table:table-cell office:value-type="float" office:value="0.00822782516479" calcext:value-type="float">
            <text:p>0.00822782516479</text:p>
          </table:table-cell>
          <table:table-cell office:value-type="float" office:value="0.00657824039459" calcext:value-type="float">
            <text:p>0.0065782403945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614213943481" calcext:value-type="float">
            <text:p>0.00614213943481</text:p>
          </table:table-cell>
          <table:table-cell office:value-type="float" office:value="0.00827288627625" calcext:value-type="float">
            <text:p>0.00827288627625</text:p>
          </table:table-cell>
          <table:table-cell office:value-type="float" office:value="0.00649326324463" calcext:value-type="float">
            <text:p>0.0064932632446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615406036377" calcext:value-type="float">
            <text:p>0.00615406036377</text:p>
          </table:table-cell>
          <table:table-cell office:value-type="float" office:value="0.00792193412781" calcext:value-type="float">
            <text:p>0.00792193412781</text:p>
          </table:table-cell>
          <table:table-cell office:value-type="float" office:value="0.00645726203918" calcext:value-type="float">
            <text:p>0.006457262039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411891937256" calcext:value-type="float">
            <text:p>0.00411891937256</text:p>
          </table:table-cell>
          <table:table-cell office:value-type="float" office:value="0.00547385215759" calcext:value-type="float">
            <text:p>0.00547385215759</text:p>
          </table:table-cell>
          <table:table-cell office:value-type="float" office:value="0.00439257621765" calcext:value-type="float">
            <text:p>0.0043925762176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409913063049" calcext:value-type="float">
            <text:p>0.00409913063049</text:p>
          </table:table-cell>
          <table:table-cell office:value-type="float" office:value="0.00558304786682" calcext:value-type="float">
            <text:p>0.00558304786682</text:p>
          </table:table-cell>
          <table:table-cell office:value-type="float" office:value="0.00438390254974" calcext:value-type="float">
            <text:p>0.0043839025497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412702560425" calcext:value-type="float">
            <text:p>0.00412702560425</text:p>
          </table:table-cell>
          <table:table-cell office:value-type="float" office:value="0.0055980682373" calcext:value-type="float">
            <text:p>0.0055980682373</text:p>
          </table:table-cell>
          <table:table-cell office:value-type="float" office:value="0.00449766159058" calcext:value-type="float">
            <text:p>0.0044976615905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412893295288" calcext:value-type="float">
            <text:p>0.00412893295288</text:p>
          </table:table-cell>
          <table:table-cell office:value-type="float" office:value="0.00545692443848" calcext:value-type="float">
            <text:p>0.00545692443848</text:p>
          </table:table-cell>
          <table:table-cell office:value-type="float" office:value="0.0044122171402" calcext:value-type="float">
            <text:p>0.004412217140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4154920578" calcext:value-type="float">
            <text:p>0.004154920578</text:p>
          </table:table-cell>
          <table:table-cell office:value-type="float" office:value="0.00539898872375" calcext:value-type="float">
            <text:p>0.00539898872375</text:p>
          </table:table-cell>
          <table:table-cell office:value-type="float" office:value="0.00449892044067" calcext:value-type="float">
            <text:p>0.0044989204406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414299964905" calcext:value-type="float">
            <text:p>0.00414299964905</text:p>
          </table:table-cell>
          <table:table-cell office:value-type="float" office:value="0.00554013252258" calcext:value-type="float">
            <text:p>0.00554013252258</text:p>
          </table:table-cell>
          <table:table-cell office:value-type="float" office:value="0.00445318222046" calcext:value-type="float">
            <text:p>0.0044531822204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412392616272" calcext:value-type="float">
            <text:p>0.00412392616272</text:p>
          </table:table-cell>
          <table:table-cell office:value-type="float" office:value="0.00513315200806" calcext:value-type="float">
            <text:p>0.00513315200806</text:p>
          </table:table-cell>
          <table:table-cell office:value-type="float" office:value="0.00442044258118" calcext:value-type="float">
            <text:p>0.004420442581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414490699768" calcext:value-type="float">
            <text:p>0.00414490699768</text:p>
          </table:table-cell>
          <table:table-cell office:value-type="float" office:value="0.00515413284302" calcext:value-type="float">
            <text:p>0.00515413284302</text:p>
          </table:table-cell>
          <table:table-cell office:value-type="float" office:value="0.0044198513031" calcext:value-type="float">
            <text:p>0.004419851303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415897369385" calcext:value-type="float">
            <text:p>0.00415897369385</text:p>
          </table:table-cell>
          <table:table-cell office:value-type="float" office:value="0.00529909133911" calcext:value-type="float">
            <text:p>0.00529909133911</text:p>
          </table:table-cell>
          <table:table-cell office:value-type="float" office:value="0.00446443557739" calcext:value-type="float">
            <text:p>0.0044644355773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4145860672" calcext:value-type="float">
            <text:p>0.004145860672</text:p>
          </table:table-cell>
          <table:table-cell office:value-type="float" office:value="0.00560593605042" calcext:value-type="float">
            <text:p>0.00560593605042</text:p>
          </table:table-cell>
          <table:table-cell office:value-type="float" office:value="0.00445432186127" calcext:value-type="float">
            <text:p>0.0044543218612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661897659302" calcext:value-type="float">
            <text:p>0.00661897659302</text:p>
          </table:table-cell>
          <table:table-cell office:value-type="float" office:value="0.00896596908569" calcext:value-type="float">
            <text:p>0.00896596908569</text:p>
          </table:table-cell>
          <table:table-cell office:value-type="float" office:value="0.00708833217621" calcext:value-type="float">
            <text:p>0.0070883321762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663208961487" calcext:value-type="float">
            <text:p>0.00663208961487</text:p>
          </table:table-cell>
          <table:table-cell office:value-type="float" office:value="0.00800395011902" calcext:value-type="float">
            <text:p>0.00800395011902</text:p>
          </table:table-cell>
          <table:table-cell office:value-type="float" office:value="0.00700312614441" calcext:value-type="float">
            <text:p>0.0070031261444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665402412415" calcext:value-type="float">
            <text:p>0.00665402412415</text:p>
          </table:table-cell>
          <table:table-cell office:value-type="float" office:value="0.00863003730774" calcext:value-type="float">
            <text:p>0.00863003730774</text:p>
          </table:table-cell>
          <table:table-cell office:value-type="float" office:value="0.00707211971283" calcext:value-type="float">
            <text:p>0.0070721197128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662398338318" calcext:value-type="float">
            <text:p>0.00662398338318</text:p>
          </table:table-cell>
          <table:table-cell office:value-type="float" office:value="0.00897192955017" calcext:value-type="float">
            <text:p>0.00897192955017</text:p>
          </table:table-cell>
          <table:table-cell office:value-type="float" office:value="0.00707095146179" calcext:value-type="float">
            <text:p>0.0070709514617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664114952087" calcext:value-type="float">
            <text:p>0.00664114952087</text:p>
          </table:table-cell>
          <table:table-cell office:value-type="float" office:value="0.00849008560181" calcext:value-type="float">
            <text:p>0.00849008560181</text:p>
          </table:table-cell>
          <table:table-cell office:value-type="float" office:value="0.00705940723419" calcext:value-type="float">
            <text:p>0.0070594072341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670003890991" calcext:value-type="float">
            <text:p>0.00670003890991</text:p>
          </table:table-cell>
          <table:table-cell office:value-type="float" office:value="0.00899577140808" calcext:value-type="float">
            <text:p>0.00899577140808</text:p>
          </table:table-cell>
          <table:table-cell office:value-type="float" office:value="0.00719302654266" calcext:value-type="float">
            <text:p>0.0071930265426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665497779846" calcext:value-type="float">
            <text:p>0.00665497779846</text:p>
          </table:table-cell>
          <table:table-cell office:value-type="float" office:value="0.00819420814514" calcext:value-type="float">
            <text:p>0.00819420814514</text:p>
          </table:table-cell>
          <table:table-cell office:value-type="float" office:value="0.00702667236328" calcext:value-type="float">
            <text:p>0.0070266723632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666689872742" calcext:value-type="float">
            <text:p>0.00666689872742</text:p>
          </table:table-cell>
          <table:table-cell office:value-type="float" office:value="0.00808882713318" calcext:value-type="float">
            <text:p>0.00808882713318</text:p>
          </table:table-cell>
          <table:table-cell office:value-type="float" office:value="0.00705684185028" calcext:value-type="float">
            <text:p>0.0070568418502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668501853943" calcext:value-type="float">
            <text:p>0.00668501853943</text:p>
          </table:table-cell>
          <table:table-cell office:value-type="float" office:value="0.00915908813477" calcext:value-type="float">
            <text:p>0.00915908813477</text:p>
          </table:table-cell>
          <table:table-cell office:value-type="float" office:value="0.00701375007629" calcext:value-type="float">
            <text:p>0.0070137500762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67138671875" calcext:value-type="float">
            <text:p>0.0067138671875</text:p>
          </table:table-cell>
          <table:table-cell office:value-type="float" office:value="0.00949716567993" calcext:value-type="float">
            <text:p>0.00949716567993</text:p>
          </table:table-cell>
          <table:table-cell office:value-type="float" office:value="0.00715758800507" calcext:value-type="float">
            <text:p>0.0071575880050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66921710968" calcext:value-type="float">
            <text:p>0.0066921710968</text:p>
          </table:table-cell>
          <table:table-cell office:value-type="float" office:value="0.00970411300659" calcext:value-type="float">
            <text:p>0.00970411300659</text:p>
          </table:table-cell>
          <table:table-cell office:value-type="float" office:value="0.00710264205933" calcext:value-type="float">
            <text:p>0.0071026420593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666093826294" calcext:value-type="float">
            <text:p>0.00666093826294</text:p>
          </table:table-cell>
          <table:table-cell office:value-type="float" office:value="0.00956392288208" calcext:value-type="float">
            <text:p>0.00956392288208</text:p>
          </table:table-cell>
          <table:table-cell office:value-type="float" office:value="0.00700951099396" calcext:value-type="float">
            <text:p>0.007009510993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413084030151" calcext:value-type="float">
            <text:p>0.00413084030151</text:p>
          </table:table-cell>
          <table:table-cell office:value-type="float" office:value="0.00663185119629" calcext:value-type="float">
            <text:p>0.00663185119629</text:p>
          </table:table-cell>
          <table:table-cell office:value-type="float" office:value="0.0044712305069" calcext:value-type="float">
            <text:p>0.004471230506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412511825562" calcext:value-type="float">
            <text:p>0.00412511825562</text:p>
          </table:table-cell>
          <table:table-cell office:value-type="float" office:value="0.00624585151672" calcext:value-type="float">
            <text:p>0.00624585151672</text:p>
          </table:table-cell>
          <table:table-cell office:value-type="float" office:value="0.00437846183777" calcext:value-type="float">
            <text:p>0.0043784618377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414896011353" calcext:value-type="float">
            <text:p>0.00414896011353</text:p>
          </table:table-cell>
          <table:table-cell office:value-type="float" office:value="0.00694799423218" calcext:value-type="float">
            <text:p>0.00694799423218</text:p>
          </table:table-cell>
          <table:table-cell office:value-type="float" office:value="0.00446607112885" calcext:value-type="float">
            <text:p>0.0044660711288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415706634521" calcext:value-type="float">
            <text:p>0.00415706634521</text:p>
          </table:table-cell>
          <table:table-cell office:value-type="float" office:value="0.00661396980286" calcext:value-type="float">
            <text:p>0.00661396980286</text:p>
          </table:table-cell>
          <table:table-cell office:value-type="float" office:value="0.00446464061737" calcext:value-type="float">
            <text:p>0.0044646406173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408911705017" calcext:value-type="float">
            <text:p>0.00408911705017</text:p>
          </table:table-cell>
          <table:table-cell office:value-type="float" office:value="0.00683808326721" calcext:value-type="float">
            <text:p>0.00683808326721</text:p>
          </table:table-cell>
          <table:table-cell office:value-type="float" office:value="0.00440279483795" calcext:value-type="float">
            <text:p>0.0044027948379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408720970154" calcext:value-type="float">
            <text:p>0.00408720970154</text:p>
          </table:table-cell>
          <table:table-cell office:value-type="float" office:value="0.00759696960449" calcext:value-type="float">
            <text:p>0.00759696960449</text:p>
          </table:table-cell>
          <table:table-cell office:value-type="float" office:value="0.00438901424408" calcext:value-type="float">
            <text:p>0.0043890142440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410509109497" calcext:value-type="float">
            <text:p>0.00410509109497</text:p>
          </table:table-cell>
          <table:table-cell office:value-type="float" office:value="0.00712203979492" calcext:value-type="float">
            <text:p>0.00712203979492</text:p>
          </table:table-cell>
          <table:table-cell office:value-type="float" office:value="0.00444687843323" calcext:value-type="float">
            <text:p>0.0044468784332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411295890808" calcext:value-type="float">
            <text:p>0.00411295890808</text:p>
          </table:table-cell>
          <table:table-cell office:value-type="float" office:value="0.00667309761047" calcext:value-type="float">
            <text:p>0.00667309761047</text:p>
          </table:table-cell>
          <table:table-cell office:value-type="float" office:value="0.00439684867859" calcext:value-type="float">
            <text:p>0.0043968486785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410389900208" calcext:value-type="float">
            <text:p>0.00410389900208</text:p>
          </table:table-cell>
          <table:table-cell office:value-type="float" office:value="0.00678396224976" calcext:value-type="float">
            <text:p>0.00678396224976</text:p>
          </table:table-cell>
          <table:table-cell office:value-type="float" office:value="0.00438634395599" calcext:value-type="float">
            <text:p>0.0043863439559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412487983704" calcext:value-type="float">
            <text:p>0.00412487983704</text:p>
          </table:table-cell>
          <table:table-cell office:value-type="float" office:value="0.00582718849182" calcext:value-type="float">
            <text:p>0.00582718849182</text:p>
          </table:table-cell>
          <table:table-cell office:value-type="float" office:value="0.00444674491882" calcext:value-type="float">
            <text:p>0.0044467449188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492405891418" calcext:value-type="float">
            <text:p>0.00492405891418</text:p>
          </table:table-cell>
          <table:table-cell office:value-type="float" office:value="0.00809216499329" calcext:value-type="float">
            <text:p>0.00809216499329</text:p>
          </table:table-cell>
          <table:table-cell office:value-type="float" office:value="0.00523602485657" calcext:value-type="float">
            <text:p>0.0052360248565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477910041809" calcext:value-type="float">
            <text:p>0.00477910041809</text:p>
          </table:table-cell>
          <table:table-cell office:value-type="float" office:value="0.00760102272034" calcext:value-type="float">
            <text:p>0.00760102272034</text:p>
          </table:table-cell>
          <table:table-cell office:value-type="float" office:value="0.00520217895508" calcext:value-type="float">
            <text:p>0.0052021789550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47869682312" calcext:value-type="float">
            <text:p>0.0047869682312</text:p>
          </table:table-cell>
          <table:table-cell office:value-type="float" office:value="0.00608992576599" calcext:value-type="float">
            <text:p>0.00608992576599</text:p>
          </table:table-cell>
          <table:table-cell office:value-type="float" office:value="0.0050784444809" calcext:value-type="float">
            <text:p>0.005078444480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482296943665" calcext:value-type="float">
            <text:p>0.00482296943665</text:p>
          </table:table-cell>
          <table:table-cell office:value-type="float" office:value="0.00633001327515" calcext:value-type="float">
            <text:p>0.00633001327515</text:p>
          </table:table-cell>
          <table:table-cell office:value-type="float" office:value="0.00518013954163" calcext:value-type="float">
            <text:p>0.0051801395416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479698181152" calcext:value-type="float">
            <text:p>0.00479698181152</text:p>
          </table:table-cell>
          <table:table-cell office:value-type="float" office:value="0.0061309337616" calcext:value-type="float">
            <text:p>0.0061309337616</text:p>
          </table:table-cell>
          <table:table-cell office:value-type="float" office:value="0.00510269641876" calcext:value-type="float">
            <text:p>0.0051026964187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481581687927" calcext:value-type="float">
            <text:p>0.00481581687927</text:p>
          </table:table-cell>
          <table:table-cell office:value-type="float" office:value="0.00597190856934" calcext:value-type="float">
            <text:p>0.00597190856934</text:p>
          </table:table-cell>
          <table:table-cell office:value-type="float" office:value="0.00512423038483" calcext:value-type="float">
            <text:p>0.0051242303848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483798980713" calcext:value-type="float">
            <text:p>0.00483798980713</text:p>
          </table:table-cell>
          <table:table-cell office:value-type="float" office:value="0.00622797012329" calcext:value-type="float">
            <text:p>0.00622797012329</text:p>
          </table:table-cell>
          <table:table-cell office:value-type="float" office:value="0.0051522397995" calcext:value-type="float">
            <text:p>0.005152239799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485515594482" calcext:value-type="float">
            <text:p>0.00485515594482</text:p>
          </table:table-cell>
          <table:table-cell office:value-type="float" office:value="0.00606489181519" calcext:value-type="float">
            <text:p>0.00606489181519</text:p>
          </table:table-cell>
          <table:table-cell office:value-type="float" office:value="0.00519027709961" calcext:value-type="float">
            <text:p>0.0051902770996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484299659729" calcext:value-type="float">
            <text:p>0.00484299659729</text:p>
          </table:table-cell>
          <table:table-cell office:value-type="float" office:value="0.006108045578" calcext:value-type="float">
            <text:p>0.006108045578</text:p>
          </table:table-cell>
          <table:table-cell office:value-type="float" office:value="0.00517250537872" calcext:value-type="float">
            <text:p>0.0051725053787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502800941467" calcext:value-type="float">
            <text:p>0.00502800941467</text:p>
          </table:table-cell>
          <table:table-cell office:value-type="float" office:value="0.00722408294678" calcext:value-type="float">
            <text:p>0.00722408294678</text:p>
          </table:table-cell>
          <table:table-cell office:value-type="float" office:value="0.00539793014526" calcext:value-type="float">
            <text:p>0.0053979301452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578284263611" calcext:value-type="float">
            <text:p>0.00578284263611</text:p>
          </table:table-cell>
          <table:table-cell office:value-type="float" office:value="0.00770592689514" calcext:value-type="float">
            <text:p>0.00770592689514</text:p>
          </table:table-cell>
          <table:table-cell office:value-type="float" office:value="0.00632510662079" calcext:value-type="float">
            <text:p>0.0063251066207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578498840332" calcext:value-type="float">
            <text:p>0.00578498840332</text:p>
          </table:table-cell>
          <table:table-cell office:value-type="float" office:value="0.00798797607422" calcext:value-type="float">
            <text:p>0.00798797607422</text:p>
          </table:table-cell>
          <table:table-cell office:value-type="float" office:value="0.00612525463104" calcext:value-type="float">
            <text:p>0.0061252546310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578498840332" calcext:value-type="float">
            <text:p>0.00578498840332</text:p>
          </table:table-cell>
          <table:table-cell office:value-type="float" office:value="0.00726389884949" calcext:value-type="float">
            <text:p>0.00726389884949</text:p>
          </table:table-cell>
          <table:table-cell office:value-type="float" office:value="0.0061812210083" calcext:value-type="float">
            <text:p>0.006181221008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58000087738" calcext:value-type="float">
            <text:p>0.0058000087738</text:p>
          </table:table-cell>
          <table:table-cell office:value-type="float" office:value="0.00734305381775" calcext:value-type="float">
            <text:p>0.00734305381775</text:p>
          </table:table-cell>
          <table:table-cell office:value-type="float" office:value="0.00615451812744" calcext:value-type="float">
            <text:p>0.006154518127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500202178955" calcext:value-type="float">
            <text:p>0.00500202178955</text:p>
          </table:table-cell>
          <table:table-cell office:value-type="float" office:value="0.00671887397766" calcext:value-type="float">
            <text:p>0.00671887397766</text:p>
          </table:table-cell>
          <table:table-cell office:value-type="float" office:value="0.00533629417419" calcext:value-type="float">
            <text:p>0.0053362941741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466012954712" calcext:value-type="float">
            <text:p>0.00466012954712</text:p>
          </table:table-cell>
          <table:table-cell office:value-type="float" office:value="0.00609612464905" calcext:value-type="float">
            <text:p>0.00609612464905</text:p>
          </table:table-cell>
          <table:table-cell office:value-type="float" office:value="0.00492650508881" calcext:value-type="float">
            <text:p>0.0049265050888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466299057007" calcext:value-type="float">
            <text:p>0.00466299057007</text:p>
          </table:table-cell>
          <table:table-cell office:value-type="float" office:value="0.00642991065979" calcext:value-type="float">
            <text:p>0.00642991065979</text:p>
          </table:table-cell>
          <table:table-cell office:value-type="float" office:value="0.00499627113342" calcext:value-type="float">
            <text:p>0.0049962711334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467300415039" calcext:value-type="float">
            <text:p>0.00467300415039</text:p>
          </table:table-cell>
          <table:table-cell office:value-type="float" office:value="0.00752186775208" calcext:value-type="float">
            <text:p>0.00752186775208</text:p>
          </table:table-cell>
          <table:table-cell office:value-type="float" office:value="0.00499291419983" calcext:value-type="float">
            <text:p>0.0049929141998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468993186951" calcext:value-type="float">
            <text:p>0.00468993186951</text:p>
          </table:table-cell>
          <table:table-cell office:value-type="float" office:value="0.00598192214966" calcext:value-type="float">
            <text:p>0.00598192214966</text:p>
          </table:table-cell>
          <table:table-cell office:value-type="float" office:value="0.00498739719391" calcext:value-type="float">
            <text:p>0.0049873971939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469994544983" calcext:value-type="float">
            <text:p>0.00469994544983</text:p>
          </table:table-cell>
          <table:table-cell office:value-type="float" office:value="0.00728392601013" calcext:value-type="float">
            <text:p>0.00728392601013</text:p>
          </table:table-cell>
          <table:table-cell office:value-type="float" office:value="0.00508925437927" calcext:value-type="float">
            <text:p>0.0050892543792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472402572632" calcext:value-type="float">
            <text:p>0.00472402572632</text:p>
          </table:table-cell>
          <table:table-cell office:value-type="float" office:value="0.00686097145081" calcext:value-type="float">
            <text:p>0.00686097145081</text:p>
          </table:table-cell>
          <table:table-cell office:value-type="float" office:value="0.00512124538422" calcext:value-type="float">
            <text:p>0.0051212453842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471305847168" calcext:value-type="float">
            <text:p>0.00471305847168</text:p>
          </table:table-cell>
          <table:table-cell office:value-type="float" office:value="0.00589895248413" calcext:value-type="float">
            <text:p>0.00589895248413</text:p>
          </table:table-cell>
          <table:table-cell office:value-type="float" office:value="0.00495213031769" calcext:value-type="float">
            <text:p>0.0049521303176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473809242249" calcext:value-type="float">
            <text:p>0.00473809242249</text:p>
          </table:table-cell>
          <table:table-cell office:value-type="float" office:value="0.00597715377808" calcext:value-type="float">
            <text:p>0.00597715377808</text:p>
          </table:table-cell>
          <table:table-cell office:value-type="float" office:value="0.00501353263855" calcext:value-type="float">
            <text:p>0.0050135326385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472497940063" calcext:value-type="float">
            <text:p>0.00472497940063</text:p>
          </table:table-cell>
          <table:table-cell office:value-type="float" office:value="0.00740098953247" calcext:value-type="float">
            <text:p>0.00740098953247</text:p>
          </table:table-cell>
          <table:table-cell office:value-type="float" office:value="0.00502562522888" calcext:value-type="float">
            <text:p>0.0050256252288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473690032959" calcext:value-type="float">
            <text:p>0.00473690032959</text:p>
          </table:table-cell>
          <table:table-cell office:value-type="float" office:value="0.00705695152283" calcext:value-type="float">
            <text:p>0.00705695152283</text:p>
          </table:table-cell>
          <table:table-cell office:value-type="float" office:value="0.00506388187408" calcext:value-type="float">
            <text:p>0.0050638818740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47459602356" calcext:value-type="float">
            <text:p>0.0047459602356</text:p>
          </table:table-cell>
          <table:table-cell office:value-type="float" office:value="0.00767493247986" calcext:value-type="float">
            <text:p>0.00767493247986</text:p>
          </table:table-cell>
          <table:table-cell office:value-type="float" office:value="0.00506428718567" calcext:value-type="float">
            <text:p>0.0050642871856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477695465088" calcext:value-type="float">
            <text:p>0.00477695465088</text:p>
          </table:table-cell>
          <table:table-cell office:value-type="float" office:value="0.00725603103638" calcext:value-type="float">
            <text:p>0.00725603103638</text:p>
          </table:table-cell>
          <table:table-cell office:value-type="float" office:value="0.00514960765839" calcext:value-type="float">
            <text:p>0.0051496076583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476479530334" calcext:value-type="float">
            <text:p>0.00476479530334</text:p>
          </table:table-cell>
          <table:table-cell office:value-type="float" office:value="0.00741815567017" calcext:value-type="float">
            <text:p>0.00741815567017</text:p>
          </table:table-cell>
          <table:table-cell office:value-type="float" office:value="0.00509565830231" calcext:value-type="float">
            <text:p>0.0050956583023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476813316345" calcext:value-type="float">
            <text:p>0.00476813316345</text:p>
          </table:table-cell>
          <table:table-cell office:value-type="float" office:value="0.00671911239624" calcext:value-type="float">
            <text:p>0.00671911239624</text:p>
          </table:table-cell>
          <table:table-cell office:value-type="float" office:value="0.00511145591736" calcext:value-type="float">
            <text:p>0.0051114559173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476884841919" calcext:value-type="float">
            <text:p>0.00476884841919</text:p>
          </table:table-cell>
          <table:table-cell office:value-type="float" office:value="0.00729203224182" calcext:value-type="float">
            <text:p>0.00729203224182</text:p>
          </table:table-cell>
          <table:table-cell office:value-type="float" office:value="0.00511975288391" calcext:value-type="float">
            <text:p>0.0051197528839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478196144104" calcext:value-type="float">
            <text:p>0.00478196144104</text:p>
          </table:table-cell>
          <table:table-cell office:value-type="float" office:value="0.00736713409424" calcext:value-type="float">
            <text:p>0.00736713409424</text:p>
          </table:table-cell>
          <table:table-cell office:value-type="float" office:value="0.0051539850235" calcext:value-type="float">
            <text:p>0.005153985023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480794906616" calcext:value-type="float">
            <text:p>0.00480794906616</text:p>
          </table:table-cell>
          <table:table-cell office:value-type="float" office:value="0.00628590583801" calcext:value-type="float">
            <text:p>0.00628590583801</text:p>
          </table:table-cell>
          <table:table-cell office:value-type="float" office:value="0.00514902591705" calcext:value-type="float">
            <text:p>0.0051490259170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480103492737" calcext:value-type="float">
            <text:p>0.00480103492737</text:p>
          </table:table-cell>
          <table:table-cell office:value-type="float" office:value="0.0063328742981" calcext:value-type="float">
            <text:p>0.0063328742981</text:p>
          </table:table-cell>
          <table:table-cell office:value-type="float" office:value="0.00507033824921" calcext:value-type="float">
            <text:p>0.0050703382492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481200218201" calcext:value-type="float">
            <text:p>0.00481200218201</text:p>
          </table:table-cell>
          <table:table-cell office:value-type="float" office:value="0.00625419616699" calcext:value-type="float">
            <text:p>0.00625419616699</text:p>
          </table:table-cell>
          <table:table-cell office:value-type="float" office:value="0.00519187927246" calcext:value-type="float">
            <text:p>0.0051918792724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510001182556" calcext:value-type="float">
            <text:p>0.00510001182556</text:p>
          </table:table-cell>
          <table:table-cell office:value-type="float" office:value="0.00675702095032" calcext:value-type="float">
            <text:p>0.00675702095032</text:p>
          </table:table-cell>
          <table:table-cell office:value-type="float" office:value="0.00538007736206" calcext:value-type="float">
            <text:p>0.0053800773620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513696670532" calcext:value-type="float">
            <text:p>0.00513696670532</text:p>
          </table:table-cell>
          <table:table-cell office:value-type="float" office:value="0.00701093673706" calcext:value-type="float">
            <text:p>0.00701093673706</text:p>
          </table:table-cell>
          <table:table-cell office:value-type="float" office:value="0.00549157142639" calcext:value-type="float">
            <text:p>0.0054915714263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514984130859" calcext:value-type="float">
            <text:p>0.00514984130859</text:p>
          </table:table-cell>
          <table:table-cell office:value-type="float" office:value="0.00684809684753" calcext:value-type="float">
            <text:p>0.00684809684753</text:p>
          </table:table-cell>
          <table:table-cell office:value-type="float" office:value="0.00542656898499" calcext:value-type="float">
            <text:p>0.0054265689849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514221191406" calcext:value-type="float">
            <text:p>0.00514221191406</text:p>
          </table:table-cell>
          <table:table-cell office:value-type="float" office:value="0.00673508644104" calcext:value-type="float">
            <text:p>0.00673508644104</text:p>
          </table:table-cell>
          <table:table-cell office:value-type="float" office:value="0.00551354885101" calcext:value-type="float">
            <text:p>0.0055135488510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488114356995" calcext:value-type="float">
            <text:p>0.00488114356995</text:p>
          </table:table-cell>
          <table:table-cell office:value-type="float" office:value="0.00605201721191" calcext:value-type="float">
            <text:p>0.00605201721191</text:p>
          </table:table-cell>
          <table:table-cell office:value-type="float" office:value="0.00514526367187" calcext:value-type="float">
            <text:p>0.0051452636718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491809844971" calcext:value-type="float">
            <text:p>0.00491809844971</text:p>
          </table:table-cell>
          <table:table-cell office:value-type="float" office:value="0.006019115448" calcext:value-type="float">
            <text:p>0.006019115448</text:p>
          </table:table-cell>
          <table:table-cell office:value-type="float" office:value="0.00522107124329" calcext:value-type="float">
            <text:p>0.0052210712432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490403175354" calcext:value-type="float">
            <text:p>0.00490403175354</text:p>
          </table:table-cell>
          <table:table-cell office:value-type="float" office:value="0.00671887397766" calcext:value-type="float">
            <text:p>0.00671887397766</text:p>
          </table:table-cell>
          <table:table-cell office:value-type="float" office:value="0.00526300430298" calcext:value-type="float">
            <text:p>0.0052630043029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492000579834" calcext:value-type="float">
            <text:p>0.00492000579834</text:p>
          </table:table-cell>
          <table:table-cell office:value-type="float" office:value="0.00721001625061" calcext:value-type="float">
            <text:p>0.00721001625061</text:p>
          </table:table-cell>
          <table:table-cell office:value-type="float" office:value="0.0053657579422" calcext:value-type="float">
            <text:p>0.005365757942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490999221802" calcext:value-type="float">
            <text:p>0.00490999221802</text:p>
          </table:table-cell>
          <table:table-cell office:value-type="float" office:value="0.00723910331726" calcext:value-type="float">
            <text:p>0.00723910331726</text:p>
          </table:table-cell>
          <table:table-cell office:value-type="float" office:value="0.00534866809845" calcext:value-type="float">
            <text:p>0.0053486680984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496602058411" calcext:value-type="float">
            <text:p>0.00496602058411</text:p>
          </table:table-cell>
          <table:table-cell office:value-type="float" office:value="0.00745010375977" calcext:value-type="float">
            <text:p>0.00745010375977</text:p>
          </table:table-cell>
          <table:table-cell office:value-type="float" office:value="0.00539475440979" calcext:value-type="float">
            <text:p>0.0053947544097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497198104858" calcext:value-type="float">
            <text:p>0.00497198104858</text:p>
          </table:table-cell>
          <table:table-cell office:value-type="float" office:value="0.00696516036987" calcext:value-type="float">
            <text:p>0.00696516036987</text:p>
          </table:table-cell>
          <table:table-cell office:value-type="float" office:value="0.00527743816376" calcext:value-type="float">
            <text:p>0.0052774381637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49901008606" calcext:value-type="float">
            <text:p>0.0049901008606</text:p>
          </table:table-cell>
          <table:table-cell office:value-type="float" office:value="0.00721001625061" calcext:value-type="float">
            <text:p>0.00721001625061</text:p>
          </table:table-cell>
          <table:table-cell office:value-type="float" office:value="0.00529446601868" calcext:value-type="float">
            <text:p>0.0052944660186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495886802673" calcext:value-type="float">
            <text:p>0.00495886802673</text:p>
          </table:table-cell>
          <table:table-cell office:value-type="float" office:value="0.00726103782654" calcext:value-type="float">
            <text:p>0.00726103782654</text:p>
          </table:table-cell>
          <table:table-cell office:value-type="float" office:value="0.00530276298523" calcext:value-type="float">
            <text:p>0.0053027629852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501108169556" calcext:value-type="float">
            <text:p>0.00501108169556</text:p>
          </table:table-cell>
          <table:table-cell office:value-type="float" office:value="0.00838589668274" calcext:value-type="float">
            <text:p>0.00838589668274</text:p>
          </table:table-cell>
          <table:table-cell office:value-type="float" office:value="0.00539926528931" calcext:value-type="float">
            <text:p>0.0053992652893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498795509338" calcext:value-type="float">
            <text:p>0.00498795509338</text:p>
          </table:table-cell>
          <table:table-cell office:value-type="float" office:value="0.00739312171936" calcext:value-type="float">
            <text:p>0.00739312171936</text:p>
          </table:table-cell>
          <table:table-cell office:value-type="float" office:value="0.00534307479858" calcext:value-type="float">
            <text:p>0.0053430747985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499200820923" calcext:value-type="float">
            <text:p>0.00499200820923</text:p>
          </table:table-cell>
          <table:table-cell office:value-type="float" office:value="0.0073709487915" calcext:value-type="float">
            <text:p>0.0073709487915</text:p>
          </table:table-cell>
          <table:table-cell office:value-type="float" office:value="0.00531698703766" calcext:value-type="float">
            <text:p>0.0053169870376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497698783875" calcext:value-type="float">
            <text:p>0.00497698783875</text:p>
          </table:table-cell>
          <table:table-cell office:value-type="float" office:value="0.00633692741394" calcext:value-type="float">
            <text:p>0.00633692741394</text:p>
          </table:table-cell>
          <table:table-cell office:value-type="float" office:value="0.00532246589661" calcext:value-type="float">
            <text:p>0.0053224658966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502109527588" calcext:value-type="float">
            <text:p>0.00502109527588</text:p>
          </table:table-cell>
          <table:table-cell office:value-type="float" office:value="0.00603103637695" calcext:value-type="float">
            <text:p>0.00603103637695</text:p>
          </table:table-cell>
          <table:table-cell office:value-type="float" office:value="0.00530958175659" calcext:value-type="float">
            <text:p>0.0053095817565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501704216003" calcext:value-type="float">
            <text:p>0.00501704216003</text:p>
          </table:table-cell>
          <table:table-cell office:value-type="float" office:value="0.00647187232971" calcext:value-type="float">
            <text:p>0.00647187232971</text:p>
          </table:table-cell>
          <table:table-cell office:value-type="float" office:value="0.00534601211548" calcext:value-type="float">
            <text:p>0.0053460121154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504899024963" calcext:value-type="float">
            <text:p>0.00504899024963</text:p>
          </table:table-cell>
          <table:table-cell office:value-type="float" office:value="0.00644397735596" calcext:value-type="float">
            <text:p>0.00644397735596</text:p>
          </table:table-cell>
          <table:table-cell office:value-type="float" office:value="0.00533553123474" calcext:value-type="float">
            <text:p>0.0053355312347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504279136658" calcext:value-type="float">
            <text:p>0.00504279136658</text:p>
          </table:table-cell>
          <table:table-cell office:value-type="float" office:value="0.00632810592651" calcext:value-type="float">
            <text:p>0.00632810592651</text:p>
          </table:table-cell>
          <table:table-cell office:value-type="float" office:value="0.00535511016846" calcext:value-type="float">
            <text:p>0.0053551101684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506496429443" calcext:value-type="float">
            <text:p>0.00506496429443</text:p>
          </table:table-cell>
          <table:table-cell office:value-type="float" office:value="0.00656914710999" calcext:value-type="float">
            <text:p>0.00656914710999</text:p>
          </table:table-cell>
          <table:table-cell office:value-type="float" office:value="0.00534300804138" calcext:value-type="float">
            <text:p>0.0053430080413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506210327148" calcext:value-type="float">
            <text:p>0.00506210327148</text:p>
          </table:table-cell>
          <table:table-cell office:value-type="float" office:value="0.00621104240417" calcext:value-type="float">
            <text:p>0.00621104240417</text:p>
          </table:table-cell>
          <table:table-cell office:value-type="float" office:value="0.00535122394562" calcext:value-type="float">
            <text:p>0.0053512239456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505900382996" calcext:value-type="float">
            <text:p>0.00505900382996</text:p>
          </table:table-cell>
          <table:table-cell office:value-type="float" office:value="0.00655484199524" calcext:value-type="float">
            <text:p>0.00655484199524</text:p>
          </table:table-cell>
          <table:table-cell office:value-type="float" office:value="0.00537258148193" calcext:value-type="float">
            <text:p>0.0053725814819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505495071411" calcext:value-type="float">
            <text:p>0.00505495071411</text:p>
          </table:table-cell>
          <table:table-cell office:value-type="float" office:value="0.00622296333313" calcext:value-type="float">
            <text:p>0.00622296333313</text:p>
          </table:table-cell>
          <table:table-cell office:value-type="float" office:value="0.00540846347809" calcext:value-type="float">
            <text:p>0.0054084634780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507998466492" calcext:value-type="float">
            <text:p>0.00507998466492</text:p>
          </table:table-cell>
          <table:table-cell office:value-type="float" office:value="0.0061411857605" calcext:value-type="float">
            <text:p>0.0061411857605</text:p>
          </table:table-cell>
          <table:table-cell office:value-type="float" office:value="0.00534547328949" calcext:value-type="float">
            <text:p>0.0053454732894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508999824524" calcext:value-type="float">
            <text:p>0.00508999824524</text:p>
          </table:table-cell>
          <table:table-cell office:value-type="float" office:value="0.0064389705658" calcext:value-type="float">
            <text:p>0.0064389705658</text:p>
          </table:table-cell>
          <table:table-cell office:value-type="float" office:value="0.00540917396545" calcext:value-type="float">
            <text:p>0.0054091739654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508904457092" calcext:value-type="float">
            <text:p>0.00508904457092</text:p>
          </table:table-cell>
          <table:table-cell office:value-type="float" office:value="0.00619578361511" calcext:value-type="float">
            <text:p>0.00619578361511</text:p>
          </table:table-cell>
          <table:table-cell office:value-type="float" office:value="0.00539636135101" calcext:value-type="float">
            <text:p>0.0053963613510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510787963867" calcext:value-type="float">
            <text:p>0.00510787963867</text:p>
          </table:table-cell>
          <table:table-cell office:value-type="float" office:value="0.00610208511353" calcext:value-type="float">
            <text:p>0.00610208511353</text:p>
          </table:table-cell>
          <table:table-cell office:value-type="float" office:value="0.00540318489075" calcext:value-type="float">
            <text:p>0.0054031848907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50938129425" calcext:value-type="float">
            <text:p>0.0050938129425</text:p>
          </table:table-cell>
          <table:table-cell office:value-type="float" office:value="0.00669598579407" calcext:value-type="float">
            <text:p>0.00669598579407</text:p>
          </table:table-cell>
          <table:table-cell office:value-type="float" office:value="0.00547266483307" calcext:value-type="float">
            <text:p>0.0054726648330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510311126709" calcext:value-type="float">
            <text:p>0.00510311126709</text:p>
          </table:table-cell>
          <table:table-cell office:value-type="float" office:value="0.00679302215576" calcext:value-type="float">
            <text:p>0.00679302215576</text:p>
          </table:table-cell>
          <table:table-cell office:value-type="float" office:value="0.00548503875732" calcext:value-type="float">
            <text:p>0.0054850387573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512099266052" calcext:value-type="float">
            <text:p>0.00512099266052</text:p>
          </table:table-cell>
          <table:table-cell office:value-type="float" office:value="0.00711297988892" calcext:value-type="float">
            <text:p>0.00711297988892</text:p>
          </table:table-cell>
          <table:table-cell office:value-type="float" office:value="0.0054488658905" calcext:value-type="float">
            <text:p>0.005448865890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512886047363" calcext:value-type="float">
            <text:p>0.00512886047363</text:p>
          </table:table-cell>
          <table:table-cell office:value-type="float" office:value="0.00662994384766" calcext:value-type="float">
            <text:p>0.00662994384766</text:p>
          </table:table-cell>
          <table:table-cell office:value-type="float" office:value="0.00541568279266" calcext:value-type="float">
            <text:p>0.0054156827926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514006614685" calcext:value-type="float">
            <text:p>0.00514006614685</text:p>
          </table:table-cell>
          <table:table-cell office:value-type="float" office:value="0.00628709793091" calcext:value-type="float">
            <text:p>0.00628709793091</text:p>
          </table:table-cell>
          <table:table-cell office:value-type="float" office:value="0.005495429039" calcext:value-type="float">
            <text:p>0.00549542903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514793395996" calcext:value-type="float">
            <text:p>0.00514793395996</text:p>
          </table:table-cell>
          <table:table-cell office:value-type="float" office:value="0.00651788711548" calcext:value-type="float">
            <text:p>0.00651788711548</text:p>
          </table:table-cell>
          <table:table-cell office:value-type="float" office:value="0.00544209480286" calcext:value-type="float">
            <text:p>0.0054420948028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515794754028" calcext:value-type="float">
            <text:p>0.00515794754028</text:p>
          </table:table-cell>
          <table:table-cell office:value-type="float" office:value="0.0069568157196" calcext:value-type="float">
            <text:p>0.0069568157196</text:p>
          </table:table-cell>
          <table:table-cell office:value-type="float" office:value="0.00553603649139" calcext:value-type="float">
            <text:p>0.0055360364913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518202781677" calcext:value-type="float">
            <text:p>0.00518202781677</text:p>
          </table:table-cell>
          <table:table-cell office:value-type="float" office:value="0.00659608840942" calcext:value-type="float">
            <text:p>0.00659608840942</text:p>
          </table:table-cell>
          <table:table-cell office:value-type="float" office:value="0.00545248985291" calcext:value-type="float">
            <text:p>0.0054524898529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518107414246" calcext:value-type="float">
            <text:p>0.00518107414246</text:p>
          </table:table-cell>
          <table:table-cell office:value-type="float" office:value="0.00686693191528" calcext:value-type="float">
            <text:p>0.00686693191528</text:p>
          </table:table-cell>
          <table:table-cell office:value-type="float" office:value="0.00554275035858" calcext:value-type="float">
            <text:p>0.0055427503585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519609451294" calcext:value-type="float">
            <text:p>0.00519609451294</text:p>
          </table:table-cell>
          <table:table-cell office:value-type="float" office:value="0.00674700737" calcext:value-type="float">
            <text:p>0.00674700737</text:p>
          </table:table-cell>
          <table:table-cell office:value-type="float" office:value="0.00550381183624" calcext:value-type="float">
            <text:p>0.0055038118362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521516799927" calcext:value-type="float">
            <text:p>0.00521516799927</text:p>
          </table:table-cell>
          <table:table-cell office:value-type="float" office:value="0.00667095184326" calcext:value-type="float">
            <text:p>0.00667095184326</text:p>
          </table:table-cell>
          <table:table-cell office:value-type="float" office:value="0.00549139499664" calcext:value-type="float">
            <text:p>0.0054913949966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520491600037" calcext:value-type="float">
            <text:p>0.00520491600037</text:p>
          </table:table-cell>
          <table:table-cell office:value-type="float" office:value="0.00675487518311" calcext:value-type="float">
            <text:p>0.00675487518311</text:p>
          </table:table-cell>
          <table:table-cell office:value-type="float" office:value="0.00552734851837" calcext:value-type="float">
            <text:p>0.0055273485183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906085968018" calcext:value-type="float">
            <text:p>0.00906085968018</text:p>
          </table:table-cell>
          <table:table-cell office:value-type="float" office:value="0.0123019218445" calcext:value-type="float">
            <text:p>0.0123019218445</text:p>
          </table:table-cell>
          <table:table-cell office:value-type="float" office:value="0.00975883483887" calcext:value-type="float">
            <text:p>0.0097588348388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905895233154" calcext:value-type="float">
            <text:p>0.00905895233154</text:p>
          </table:table-cell>
          <table:table-cell office:value-type="float" office:value="0.012598991394" calcext:value-type="float">
            <text:p>0.012598991394</text:p>
          </table:table-cell>
          <table:table-cell office:value-type="float" office:value="0.00965011119843" calcext:value-type="float">
            <text:p>0.0096501111984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910687446594" calcext:value-type="float">
            <text:p>0.00910687446594</text:p>
          </table:table-cell>
          <table:table-cell office:value-type="float" office:value="0.0120210647583" calcext:value-type="float">
            <text:p>0.0120210647583</text:p>
          </table:table-cell>
          <table:table-cell office:value-type="float" office:value="0.00965069293976" calcext:value-type="float">
            <text:p>0.0096506929397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907802581787" calcext:value-type="float">
            <text:p>0.00907802581787</text:p>
          </table:table-cell>
          <table:table-cell office:value-type="float" office:value="0.0118100643158" calcext:value-type="float">
            <text:p>0.0118100643158</text:p>
          </table:table-cell>
          <table:table-cell office:value-type="float" office:value="0.0095535326004" calcext:value-type="float">
            <text:p>0.009553532600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907707214355" calcext:value-type="float">
            <text:p>0.00907707214355</text:p>
          </table:table-cell>
          <table:table-cell office:value-type="float" office:value="0.0118360519409" calcext:value-type="float">
            <text:p>0.0118360519409</text:p>
          </table:table-cell>
          <table:table-cell office:value-type="float" office:value="0.00958824634552" calcext:value-type="float">
            <text:p>0.0095882463455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909805297852" calcext:value-type="float">
            <text:p>0.00909805297852</text:p>
          </table:table-cell>
          <table:table-cell office:value-type="float" office:value="0.0120811462402" calcext:value-type="float">
            <text:p>0.0120811462402</text:p>
          </table:table-cell>
          <table:table-cell office:value-type="float" office:value="0.00957359313965" calcext:value-type="float">
            <text:p>0.0095735931396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910210609436" calcext:value-type="float">
            <text:p>0.00910210609436</text:p>
          </table:table-cell>
          <table:table-cell office:value-type="float" office:value="0.0115849971771" calcext:value-type="float">
            <text:p>0.0115849971771</text:p>
          </table:table-cell>
          <table:table-cell office:value-type="float" office:value="0.00967175960541" calcext:value-type="float">
            <text:p>0.0096717596054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918102264404" calcext:value-type="float">
            <text:p>0.00918102264404</text:p>
          </table:table-cell>
          <table:table-cell office:value-type="float" office:value="0.0108730792999" calcext:value-type="float">
            <text:p>0.0108730792999</text:p>
          </table:table-cell>
          <table:table-cell office:value-type="float" office:value="0.00964199066162" calcext:value-type="float">
            <text:p>0.0096419906616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9122133255" calcext:value-type="float">
            <text:p>0.009122133255</text:p>
          </table:table-cell>
          <table:table-cell office:value-type="float" office:value="0.0116920471191" calcext:value-type="float">
            <text:p>0.0116920471191</text:p>
          </table:table-cell>
          <table:table-cell office:value-type="float" office:value="0.00969191551208" calcext:value-type="float">
            <text:p>0.0096919155120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911402702332" calcext:value-type="float">
            <text:p>0.00911402702332</text:p>
          </table:table-cell>
          <table:table-cell office:value-type="float" office:value="0.0120949745178" calcext:value-type="float">
            <text:p>0.0120949745178</text:p>
          </table:table-cell>
          <table:table-cell office:value-type="float" office:value="0.00970750808716" calcext:value-type="float">
            <text:p>0.0097075080871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912594795227" calcext:value-type="float">
            <text:p>0.00912594795227</text:p>
          </table:table-cell>
          <table:table-cell office:value-type="float" office:value="0.0117449760437" calcext:value-type="float">
            <text:p>0.0117449760437</text:p>
          </table:table-cell>
          <table:table-cell office:value-type="float" office:value="0.00974827766418" calcext:value-type="float">
            <text:p>0.009748277664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913095474243" calcext:value-type="float">
            <text:p>0.00913095474243</text:p>
          </table:table-cell>
          <table:table-cell office:value-type="float" office:value="0.0113008022308" calcext:value-type="float">
            <text:p>0.0113008022308</text:p>
          </table:table-cell>
          <table:table-cell office:value-type="float" office:value="0.0097593832016" calcext:value-type="float">
            <text:p>0.009759383201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913000106812" calcext:value-type="float">
            <text:p>0.00913000106812</text:p>
          </table:table-cell>
          <table:table-cell office:value-type="float" office:value="0.0109701156616" calcext:value-type="float">
            <text:p>0.0109701156616</text:p>
          </table:table-cell>
          <table:table-cell office:value-type="float" office:value="0.00967014312744" calcext:value-type="float">
            <text:p>0.0096701431274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914597511292" calcext:value-type="float">
            <text:p>0.00914597511292</text:p>
          </table:table-cell>
          <table:table-cell office:value-type="float" office:value="0.0109260082245" calcext:value-type="float">
            <text:p>0.0109260082245</text:p>
          </table:table-cell>
          <table:table-cell office:value-type="float" office:value="0.00962947845459" calcext:value-type="float">
            <text:p>0.0096294784545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920391082764" calcext:value-type="float">
            <text:p>0.00920391082764</text:p>
          </table:table-cell>
          <table:table-cell office:value-type="float" office:value="0.0110800266266" calcext:value-type="float">
            <text:p>0.0110800266266</text:p>
          </table:table-cell>
          <table:table-cell office:value-type="float" office:value="0.009658203125" calcext:value-type="float">
            <text:p>0.0096582031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91609954834" calcext:value-type="float">
            <text:p>0.0091609954834</text:p>
          </table:table-cell>
          <table:table-cell office:value-type="float" office:value="0.0125589370728" calcext:value-type="float">
            <text:p>0.0125589370728</text:p>
          </table:table-cell>
          <table:table-cell office:value-type="float" office:value="0.00975843906403" calcext:value-type="float">
            <text:p>0.0097584390640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914192199707" calcext:value-type="float">
            <text:p>0.00914192199707</text:p>
          </table:table-cell>
          <table:table-cell office:value-type="float" office:value="0.0114929676056" calcext:value-type="float">
            <text:p>0.0114929676056</text:p>
          </table:table-cell>
          <table:table-cell office:value-type="float" office:value="0.00975442886353" calcext:value-type="float">
            <text:p>0.0097544288635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92339515686" calcext:value-type="float">
            <text:p>0.0092339515686</text:p>
          </table:table-cell>
          <table:table-cell office:value-type="float" office:value="0.0119111537933" calcext:value-type="float">
            <text:p>0.0119111537933</text:p>
          </table:table-cell>
          <table:table-cell office:value-type="float" office:value="0.00976858615875" calcext:value-type="float">
            <text:p>0.0097685861587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707101821899" calcext:value-type="float">
            <text:p>0.00707101821899</text:p>
          </table:table-cell>
          <table:table-cell office:value-type="float" office:value="0.00958609580994" calcext:value-type="float">
            <text:p>0.00958609580994</text:p>
          </table:table-cell>
          <table:table-cell office:value-type="float" office:value="0.00752331256866" calcext:value-type="float">
            <text:p>0.0075233125686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566983222961" calcext:value-type="float">
            <text:p>0.00566983222961</text:p>
          </table:table-cell>
          <table:table-cell office:value-type="float" office:value="0.00818800926208" calcext:value-type="float">
            <text:p>0.00818800926208</text:p>
          </table:table-cell>
          <table:table-cell office:value-type="float" office:value="0.00607100009918" calcext:value-type="float">
            <text:p>0.006071000099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568699836731" calcext:value-type="float">
            <text:p>0.00568699836731</text:p>
          </table:table-cell>
          <table:table-cell office:value-type="float" office:value="0.00798416137695" calcext:value-type="float">
            <text:p>0.00798416137695</text:p>
          </table:table-cell>
          <table:table-cell office:value-type="float" office:value="0.00607590198517" calcext:value-type="float">
            <text:p>0.0060759019851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56791305542" calcext:value-type="float">
            <text:p>0.0056791305542</text:p>
          </table:table-cell>
          <table:table-cell office:value-type="float" office:value="0.00836896896362" calcext:value-type="float">
            <text:p>0.00836896896362</text:p>
          </table:table-cell>
          <table:table-cell office:value-type="float" office:value="0.00607722759247" calcext:value-type="float">
            <text:p>0.0060772275924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569891929626" calcext:value-type="float">
            <text:p>0.00569891929626</text:p>
          </table:table-cell>
          <table:table-cell office:value-type="float" office:value="0.0082471370697" calcext:value-type="float">
            <text:p>0.0082471370697</text:p>
          </table:table-cell>
          <table:table-cell office:value-type="float" office:value="0.00599207401276" calcext:value-type="float">
            <text:p>0.0059920740127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57110786438" calcext:value-type="float">
            <text:p>0.0057110786438</text:p>
          </table:table-cell>
          <table:table-cell office:value-type="float" office:value="0.00820302963257" calcext:value-type="float">
            <text:p>0.00820302963257</text:p>
          </table:table-cell>
          <table:table-cell office:value-type="float" office:value="0.00616508960724" calcext:value-type="float">
            <text:p>0.0061650896072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570893287659" calcext:value-type="float">
            <text:p>0.00570893287659</text:p>
          </table:table-cell>
          <table:table-cell office:value-type="float" office:value="0.0080029964447" calcext:value-type="float">
            <text:p>0.0080029964447</text:p>
          </table:table-cell>
          <table:table-cell office:value-type="float" office:value="0.00607985019684" calcext:value-type="float">
            <text:p>0.0060798501968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57168006897" calcext:value-type="float">
            <text:p>0.0057168006897</text:p>
          </table:table-cell>
          <table:table-cell office:value-type="float" office:value="0.00795412063599" calcext:value-type="float">
            <text:p>0.00795412063599</text:p>
          </table:table-cell>
          <table:table-cell office:value-type="float" office:value="0.00609955310822" calcext:value-type="float">
            <text:p>0.0060995531082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057590007782" calcext:value-type="float">
            <text:p>0.0057590007782</text:p>
          </table:table-cell>
          <table:table-cell office:value-type="float" office:value="0.00824093818665" calcext:value-type="float">
            <text:p>0.00824093818665</text:p>
          </table:table-cell>
          <table:table-cell office:value-type="float" office:value="0.00608905792236" calcext:value-type="float">
            <text:p>0.006089057922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573897361755" calcext:value-type="float">
            <text:p>0.00573897361755</text:p>
          </table:table-cell>
          <table:table-cell office:value-type="float" office:value="0.00810694694519" calcext:value-type="float">
            <text:p>0.00810694694519</text:p>
          </table:table-cell>
          <table:table-cell office:value-type="float" office:value="0.00606697559357" calcext:value-type="float">
            <text:p>0.0060669755935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565695762634" calcext:value-type="float">
            <text:p>0.00565695762634</text:p>
          </table:table-cell>
          <table:table-cell office:value-type="float" office:value="0.00811195373535" calcext:value-type="float">
            <text:p>0.00811195373535</text:p>
          </table:table-cell>
          <table:table-cell office:value-type="float" office:value="0.00608322620392" calcext:value-type="float">
            <text:p>0.0060832262039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579786300659" calcext:value-type="float">
            <text:p>0.00579786300659</text:p>
          </table:table-cell>
          <table:table-cell office:value-type="float" office:value="0.00816202163696" calcext:value-type="float">
            <text:p>0.00816202163696</text:p>
          </table:table-cell>
          <table:table-cell office:value-type="float" office:value="0.00616186141968" calcext:value-type="float">
            <text:p>0.0061618614196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577998161316" calcext:value-type="float">
            <text:p>0.00577998161316</text:p>
          </table:table-cell>
          <table:table-cell office:value-type="float" office:value="0.00819683074951" calcext:value-type="float">
            <text:p>0.00819683074951</text:p>
          </table:table-cell>
          <table:table-cell office:value-type="float" office:value="0.00611291408539" calcext:value-type="float">
            <text:p>0.0061129140853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57909488678" calcext:value-type="float">
            <text:p>0.0057909488678</text:p>
          </table:table-cell>
          <table:table-cell office:value-type="float" office:value="0.00831294059753" calcext:value-type="float">
            <text:p>0.00831294059753</text:p>
          </table:table-cell>
          <table:table-cell office:value-type="float" office:value="0.00623066425323" calcext:value-type="float">
            <text:p>0.0062306642532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577998161316" calcext:value-type="float">
            <text:p>0.00577998161316</text:p>
          </table:table-cell>
          <table:table-cell office:value-type="float" office:value="0.00820517539978" calcext:value-type="float">
            <text:p>0.00820517539978</text:p>
          </table:table-cell>
          <table:table-cell office:value-type="float" office:value="0.00615985393524" calcext:value-type="float">
            <text:p>0.0061598539352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584197044373" calcext:value-type="float">
            <text:p>0.00584197044373</text:p>
          </table:table-cell>
          <table:table-cell office:value-type="float" office:value="0.00829410552979" calcext:value-type="float">
            <text:p>0.00829410552979</text:p>
          </table:table-cell>
          <table:table-cell office:value-type="float" office:value="0.00618771076202" calcext:value-type="float">
            <text:p>0.0061877107620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580787658691" calcext:value-type="float">
            <text:p>0.00580787658691</text:p>
          </table:table-cell>
          <table:table-cell office:value-type="float" office:value="0.00833201408386" calcext:value-type="float">
            <text:p>0.00833201408386</text:p>
          </table:table-cell>
          <table:table-cell office:value-type="float" office:value="0.00624218940735" calcext:value-type="float">
            <text:p>0.0062421894073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584101676941" calcext:value-type="float">
            <text:p>0.00584101676941</text:p>
          </table:table-cell>
          <table:table-cell office:value-type="float" office:value="0.00853300094604" calcext:value-type="float">
            <text:p>0.00853300094604</text:p>
          </table:table-cell>
          <table:table-cell office:value-type="float" office:value="0.00618805408478" calcext:value-type="float">
            <text:p>0.0061880540847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581908226013" calcext:value-type="float">
            <text:p>0.00581908226013</text:p>
          </table:table-cell>
          <table:table-cell office:value-type="float" office:value="0.00822114944458" calcext:value-type="float">
            <text:p>0.00822114944458</text:p>
          </table:table-cell>
          <table:table-cell office:value-type="float" office:value="0.00618773460388" calcext:value-type="float">
            <text:p>0.0061877346038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0583505630493" calcext:value-type="float">
            <text:p>0.00583505630493</text:p>
          </table:table-cell>
          <table:table-cell office:value-type="float" office:value="0.00886011123657" calcext:value-type="float">
            <text:p>0.00886011123657</text:p>
          </table:table-cell>
          <table:table-cell office:value-type="float" office:value="0.00623445034027" calcext:value-type="float">
            <text:p>0.0062344503402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0605297088623" calcext:value-type="float">
            <text:p>0.00605297088623</text:p>
          </table:table-cell>
          <table:table-cell office:value-type="float" office:value="0.00949501991272" calcext:value-type="float">
            <text:p>0.00949501991272</text:p>
          </table:table-cell>
          <table:table-cell office:value-type="float" office:value="0.00651815414429" calcext:value-type="float">
            <text:p>0.0065181541442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612807273865" calcext:value-type="float">
            <text:p>0.00612807273865</text:p>
          </table:table-cell>
          <table:table-cell office:value-type="float" office:value="0.00881004333496" calcext:value-type="float">
            <text:p>0.00881004333496</text:p>
          </table:table-cell>
          <table:table-cell office:value-type="float" office:value="0.00650850296021" calcext:value-type="float">
            <text:p>0.006508502960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609493255615" calcext:value-type="float">
            <text:p>0.00609493255615</text:p>
          </table:table-cell>
          <table:table-cell office:value-type="float" office:value="0.00881791114807" calcext:value-type="float">
            <text:p>0.00881791114807</text:p>
          </table:table-cell>
          <table:table-cell office:value-type="float" office:value="0.00645894527435" calcext:value-type="float">
            <text:p>0.0064589452743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612711906433" calcext:value-type="float">
            <text:p>0.00612711906433</text:p>
          </table:table-cell>
          <table:table-cell office:value-type="float" office:value="0.00854992866516" calcext:value-type="float">
            <text:p>0.00854992866516</text:p>
          </table:table-cell>
          <table:table-cell office:value-type="float" office:value="0.00652200222015" calcext:value-type="float">
            <text:p>0.0065220022201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612115859985" calcext:value-type="float">
            <text:p>0.00612115859985</text:p>
          </table:table-cell>
          <table:table-cell office:value-type="float" office:value="0.00751996040344" calcext:value-type="float">
            <text:p>0.00751996040344</text:p>
          </table:table-cell>
          <table:table-cell office:value-type="float" office:value="0.0065106678009" calcext:value-type="float">
            <text:p>0.006510667800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61399936676" calcext:value-type="float">
            <text:p>0.0061399936676</text:p>
          </table:table-cell>
          <table:table-cell office:value-type="float" office:value="0.00755405426025" calcext:value-type="float">
            <text:p>0.00755405426025</text:p>
          </table:table-cell>
          <table:table-cell office:value-type="float" office:value="0.006439204216" calcext:value-type="float">
            <text:p>0.00643920421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614309310913" calcext:value-type="float">
            <text:p>0.00614309310913</text:p>
          </table:table-cell>
          <table:table-cell office:value-type="float" office:value="0.00755906105042" calcext:value-type="float">
            <text:p>0.00755906105042</text:p>
          </table:table-cell>
          <table:table-cell office:value-type="float" office:value="0.0065127658844" calcext:value-type="float">
            <text:p>0.006512765884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61719417572" calcext:value-type="float">
            <text:p>0.0061719417572</text:p>
          </table:table-cell>
          <table:table-cell office:value-type="float" office:value="0.00773811340332" calcext:value-type="float">
            <text:p>0.00773811340332</text:p>
          </table:table-cell>
          <table:table-cell office:value-type="float" office:value="0.00652798175812" calcext:value-type="float">
            <text:p>0.0065279817581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614190101624" calcext:value-type="float">
            <text:p>0.00614190101624</text:p>
          </table:table-cell>
          <table:table-cell office:value-type="float" office:value="0.00764799118042" calcext:value-type="float">
            <text:p>0.00764799118042</text:p>
          </table:table-cell>
          <table:table-cell office:value-type="float" office:value="0.00660469532013" calcext:value-type="float">
            <text:p>0.0066046953201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681090354919" calcext:value-type="float">
            <text:p>0.00681090354919</text:p>
          </table:table-cell>
          <table:table-cell office:value-type="float" office:value="0.00859093666077" calcext:value-type="float">
            <text:p>0.00859093666077</text:p>
          </table:table-cell>
          <table:table-cell office:value-type="float" office:value="0.00723812103271" calcext:value-type="float">
            <text:p>0.0072381210327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679588317871" calcext:value-type="float">
            <text:p>0.00679588317871</text:p>
          </table:table-cell>
          <table:table-cell office:value-type="float" office:value="0.00893306732178" calcext:value-type="float">
            <text:p>0.00893306732178</text:p>
          </table:table-cell>
          <table:table-cell office:value-type="float" office:value="0.00728219985962" calcext:value-type="float">
            <text:p>0.0072821998596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682306289673" calcext:value-type="float">
            <text:p>0.00682306289673</text:p>
          </table:table-cell>
          <table:table-cell office:value-type="float" office:value="0.00884413719177" calcext:value-type="float">
            <text:p>0.00884413719177</text:p>
          </table:table-cell>
          <table:table-cell office:value-type="float" office:value="0.00724008083344" calcext:value-type="float">
            <text:p>0.0072400808334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683403015137" calcext:value-type="float">
            <text:p>0.00683403015137</text:p>
          </table:table-cell>
          <table:table-cell office:value-type="float" office:value="0.00959515571594" calcext:value-type="float">
            <text:p>0.00959515571594</text:p>
          </table:table-cell>
          <table:table-cell office:value-type="float" office:value="0.00721952915192" calcext:value-type="float">
            <text:p>0.0072195291519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685095787048" calcext:value-type="float">
            <text:p>0.00685095787048</text:p>
          </table:table-cell>
          <table:table-cell office:value-type="float" office:value="0.00877094268799" calcext:value-type="float">
            <text:p>0.00877094268799</text:p>
          </table:table-cell>
          <table:table-cell office:value-type="float" office:value="0.0072275686264" calcext:value-type="float">
            <text:p>0.007227568626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685000419617" calcext:value-type="float">
            <text:p>0.00685000419617</text:p>
          </table:table-cell>
          <table:table-cell office:value-type="float" office:value="0.00883913040161" calcext:value-type="float">
            <text:p>0.00883913040161</text:p>
          </table:table-cell>
          <table:table-cell office:value-type="float" office:value="0.00725956916809" calcext:value-type="float">
            <text:p>0.0072595691680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0684499740601" calcext:value-type="float">
            <text:p>0.00684499740601</text:p>
          </table:table-cell>
          <table:table-cell office:value-type="float" office:value="0.00793409347534" calcext:value-type="float">
            <text:p>0.00793409347534</text:p>
          </table:table-cell>
          <table:table-cell office:value-type="float" office:value="0.00720415115356" calcext:value-type="float">
            <text:p>0.0072041511535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686001777649" calcext:value-type="float">
            <text:p>0.00686001777649</text:p>
          </table:table-cell>
          <table:table-cell office:value-type="float" office:value="0.00856494903564" calcext:value-type="float">
            <text:p>0.00856494903564</text:p>
          </table:table-cell>
          <table:table-cell office:value-type="float" office:value="0.00730630397797" calcext:value-type="float">
            <text:p>0.0073063039779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689005851746" calcext:value-type="float">
            <text:p>0.00689005851746</text:p>
          </table:table-cell>
          <table:table-cell office:value-type="float" office:value="0.00872993469238" calcext:value-type="float">
            <text:p>0.00872993469238</text:p>
          </table:table-cell>
          <table:table-cell office:value-type="float" office:value="0.00729078292847" calcext:value-type="float">
            <text:p>0.0072907829284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0688600540161" calcext:value-type="float">
            <text:p>0.00688600540161</text:p>
          </table:table-cell>
          <table:table-cell office:value-type="float" office:value="0.00885915756226" calcext:value-type="float">
            <text:p>0.00885915756226</text:p>
          </table:table-cell>
          <table:table-cell office:value-type="float" office:value="0.0073443365097" calcext:value-type="float">
            <text:p>0.007344336509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692796707153" calcext:value-type="float">
            <text:p>0.00692796707153</text:p>
          </table:table-cell>
          <table:table-cell office:value-type="float" office:value="0.0082790851593" calcext:value-type="float">
            <text:p>0.0082790851593</text:p>
          </table:table-cell>
          <table:table-cell office:value-type="float" office:value="0.00730336666107" calcext:value-type="float">
            <text:p>0.0073033666610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0691103935242" calcext:value-type="float">
            <text:p>0.00691103935242</text:p>
          </table:table-cell>
          <table:table-cell office:value-type="float" office:value="0.00845408439636" calcext:value-type="float">
            <text:p>0.00845408439636</text:p>
          </table:table-cell>
          <table:table-cell office:value-type="float" office:value="0.00730018138885" calcext:value-type="float">
            <text:p>0.0073001813888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693702697754" calcext:value-type="float">
            <text:p>0.00693702697754</text:p>
          </table:table-cell>
          <table:table-cell office:value-type="float" office:value="0.00861883163452" calcext:value-type="float">
            <text:p>0.00861883163452</text:p>
          </table:table-cell>
          <table:table-cell office:value-type="float" office:value="0.00743561267853" calcext:value-type="float">
            <text:p>0.0074356126785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694298744202" calcext:value-type="float">
            <text:p>0.00694298744202</text:p>
          </table:table-cell>
          <table:table-cell office:value-type="float" office:value="0.00845718383789" calcext:value-type="float">
            <text:p>0.00845718383789</text:p>
          </table:table-cell>
          <table:table-cell office:value-type="float" office:value="0.00730515956879" calcext:value-type="float">
            <text:p>0.0073051595687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0695991516113" calcext:value-type="float">
            <text:p>0.00695991516113</text:p>
          </table:table-cell>
          <table:table-cell office:value-type="float" office:value="0.0111970901489" calcext:value-type="float">
            <text:p>0.0111970901489</text:p>
          </table:table-cell>
          <table:table-cell office:value-type="float" office:value="0.0074732208252" calcext:value-type="float">
            <text:p>0.007473220825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0696611404419" calcext:value-type="float">
            <text:p>0.00696611404419</text:p>
          </table:table-cell>
          <table:table-cell office:value-type="float" office:value="0.00975394248962" calcext:value-type="float">
            <text:p>0.00975394248962</text:p>
          </table:table-cell>
          <table:table-cell office:value-type="float" office:value="0.00742129802704" calcext:value-type="float">
            <text:p>0.0074212980270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0696897506714" calcext:value-type="float">
            <text:p>0.00696897506714</text:p>
          </table:table-cell>
          <table:table-cell office:value-type="float" office:value="0.0111329555511" calcext:value-type="float">
            <text:p>0.0111329555511</text:p>
          </table:table-cell>
          <table:table-cell office:value-type="float" office:value="0.00754562854767" calcext:value-type="float">
            <text:p>0.0075456285476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069580078125" calcext:value-type="float">
            <text:p>0.0069580078125</text:p>
          </table:table-cell>
          <table:table-cell office:value-type="float" office:value="0.00875782966614" calcext:value-type="float">
            <text:p>0.00875782966614</text:p>
          </table:table-cell>
          <table:table-cell office:value-type="float" office:value="0.00739011764526" calcext:value-type="float">
            <text:p>0.0073901176452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693917274475" calcext:value-type="float">
            <text:p>0.00693917274475</text:p>
          </table:table-cell>
          <table:table-cell office:value-type="float" office:value="0.00872302055359" calcext:value-type="float">
            <text:p>0.00872302055359</text:p>
          </table:table-cell>
          <table:table-cell office:value-type="float" office:value="0.00731338977814" calcext:value-type="float">
            <text:p>0.0073133897781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703406333923" calcext:value-type="float">
            <text:p>0.00703406333923</text:p>
          </table:table-cell>
          <table:table-cell office:value-type="float" office:value="0.00971698760986" calcext:value-type="float">
            <text:p>0.00971698760986</text:p>
          </table:table-cell>
          <table:table-cell office:value-type="float" office:value="0.00754856109619" calcext:value-type="float">
            <text:p>0.0075485610961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701498985291" calcext:value-type="float">
            <text:p>0.00701498985291</text:p>
          </table:table-cell>
          <table:table-cell office:value-type="float" office:value="0.0094940662384" calcext:value-type="float">
            <text:p>0.0094940662384</text:p>
          </table:table-cell>
          <table:table-cell office:value-type="float" office:value="0.00750285625458" calcext:value-type="float">
            <text:p>0.0075028562545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643086433411" calcext:value-type="float">
            <text:p>0.00643086433411</text:p>
          </table:table-cell>
          <table:table-cell office:value-type="float" office:value="0.00862908363342" calcext:value-type="float">
            <text:p>0.00862908363342</text:p>
          </table:table-cell>
          <table:table-cell office:value-type="float" office:value="0.00676512241364" calcext:value-type="float">
            <text:p>0.0067651224136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643706321716" calcext:value-type="float">
            <text:p>0.00643706321716</text:p>
          </table:table-cell>
          <table:table-cell office:value-type="float" office:value="0.00831007957458" calcext:value-type="float">
            <text:p>0.00831007957458</text:p>
          </table:table-cell>
          <table:table-cell office:value-type="float" office:value="0.00684277057648" calcext:value-type="float">
            <text:p>0.0068427705764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645899772644" calcext:value-type="float">
            <text:p>0.00645899772644</text:p>
          </table:table-cell>
          <table:table-cell office:value-type="float" office:value="0.00872707366943" calcext:value-type="float">
            <text:p>0.00872707366943</text:p>
          </table:table-cell>
          <table:table-cell office:value-type="float" office:value="0.00687798500061" calcext:value-type="float">
            <text:p>0.0068779850006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648999214172" calcext:value-type="float">
            <text:p>0.00648999214172</text:p>
          </table:table-cell>
          <table:table-cell office:value-type="float" office:value="0.00843191146851" calcext:value-type="float">
            <text:p>0.00843191146851</text:p>
          </table:table-cell>
          <table:table-cell office:value-type="float" office:value="0.00689799308777" calcext:value-type="float">
            <text:p>0.0068979930877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669479370117" calcext:value-type="float">
            <text:p>0.00669479370117</text:p>
          </table:table-cell>
          <table:table-cell office:value-type="float" office:value="0.00822806358337" calcext:value-type="float">
            <text:p>0.00822806358337</text:p>
          </table:table-cell>
          <table:table-cell office:value-type="float" office:value="0.00718099594116" calcext:value-type="float">
            <text:p>0.0071809959411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671100616455" calcext:value-type="float">
            <text:p>0.00671100616455</text:p>
          </table:table-cell>
          <table:table-cell office:value-type="float" office:value="0.00967907905579" calcext:value-type="float">
            <text:p>0.00967907905579</text:p>
          </table:table-cell>
          <table:table-cell office:value-type="float" office:value="0.00714266777039" calcext:value-type="float">
            <text:p>0.0071426677703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670695304871" calcext:value-type="float">
            <text:p>0.00670695304871</text:p>
          </table:table-cell>
          <table:table-cell office:value-type="float" office:value="0.00973796844482" calcext:value-type="float">
            <text:p>0.00973796844482</text:p>
          </table:table-cell>
          <table:table-cell office:value-type="float" office:value="0.00717488765717" calcext:value-type="float">
            <text:p>0.0071748876571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674700737" calcext:value-type="float">
            <text:p>0.00674700737</text:p>
          </table:table-cell>
          <table:table-cell office:value-type="float" office:value="0.00971603393555" calcext:value-type="float">
            <text:p>0.00971603393555</text:p>
          </table:table-cell>
          <table:table-cell office:value-type="float" office:value="0.00714839935303" calcext:value-type="float">
            <text:p>0.0071483993530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677299499512" calcext:value-type="float">
            <text:p>0.00677299499512</text:p>
          </table:table-cell>
          <table:table-cell office:value-type="float" office:value="0.00989603996277" calcext:value-type="float">
            <text:p>0.00989603996277</text:p>
          </table:table-cell>
          <table:table-cell office:value-type="float" office:value="0.00714378833771" calcext:value-type="float">
            <text:p>0.0071437883377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674676895142" calcext:value-type="float">
            <text:p>0.00674676895142</text:p>
          </table:table-cell>
          <table:table-cell office:value-type="float" office:value="0.0097029209137" calcext:value-type="float">
            <text:p>0.0097029209137</text:p>
          </table:table-cell>
          <table:table-cell office:value-type="float" office:value="0.00718344211578" calcext:value-type="float">
            <text:p>0.0071834421157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671720504761" calcext:value-type="float">
            <text:p>0.00671720504761</text:p>
          </table:table-cell>
          <table:table-cell office:value-type="float" office:value="0.00950288772583" calcext:value-type="float">
            <text:p>0.00950288772583</text:p>
          </table:table-cell>
          <table:table-cell office:value-type="float" office:value="0.00720562934875" calcext:value-type="float">
            <text:p>0.0072056293487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676298141479" calcext:value-type="float">
            <text:p>0.00676298141479</text:p>
          </table:table-cell>
          <table:table-cell office:value-type="float" office:value="0.0100119113922" calcext:value-type="float">
            <text:p>0.0100119113922</text:p>
          </table:table-cell>
          <table:table-cell office:value-type="float" office:value="0.00714478969574" calcext:value-type="float">
            <text:p>0.0071447896957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675988197327" calcext:value-type="float">
            <text:p>0.00675988197327</text:p>
          </table:table-cell>
          <table:table-cell office:value-type="float" office:value="0.00973200798035" calcext:value-type="float">
            <text:p>0.00973200798035</text:p>
          </table:table-cell>
          <table:table-cell office:value-type="float" office:value="0.00728079795837" calcext:value-type="float">
            <text:p>0.0072807979583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680899620056" calcext:value-type="float">
            <text:p>0.00680899620056</text:p>
          </table:table-cell>
          <table:table-cell office:value-type="float" office:value="0.0104858875275" calcext:value-type="float">
            <text:p>0.0104858875275</text:p>
          </table:table-cell>
          <table:table-cell office:value-type="float" office:value="0.00752559661865" calcext:value-type="float">
            <text:p>0.0075255966186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0684499740601" calcext:value-type="float">
            <text:p>0.00684499740601</text:p>
          </table:table-cell>
          <table:table-cell office:value-type="float" office:value="0.0105991363525" calcext:value-type="float">
            <text:p>0.0105991363525</text:p>
          </table:table-cell>
          <table:table-cell office:value-type="float" office:value="0.00730910301208" calcext:value-type="float">
            <text:p>0.0073091030120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678992271423" calcext:value-type="float">
            <text:p>0.00678992271423</text:p>
          </table:table-cell>
          <table:table-cell office:value-type="float" office:value="0.00891995429993" calcext:value-type="float">
            <text:p>0.00891995429993</text:p>
          </table:table-cell>
          <table:table-cell office:value-type="float" office:value="0.00722026348114" calcext:value-type="float">
            <text:p>0.0072202634811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681304931641" calcext:value-type="float">
            <text:p>0.00681304931641</text:p>
          </table:table-cell>
          <table:table-cell office:value-type="float" office:value="0.0098249912262" calcext:value-type="float">
            <text:p>0.0098249912262</text:p>
          </table:table-cell>
          <table:table-cell office:value-type="float" office:value="0.00726653575897" calcext:value-type="float">
            <text:p>0.0072665357589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684595108032" calcext:value-type="float">
            <text:p>0.00684595108032</text:p>
          </table:table-cell>
          <table:table-cell office:value-type="float" office:value="0.00977993011475" calcext:value-type="float">
            <text:p>0.00977993011475</text:p>
          </table:table-cell>
          <table:table-cell office:value-type="float" office:value="0.00729555606842" calcext:value-type="float">
            <text:p>0.0072955560684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686502456665" calcext:value-type="float">
            <text:p>0.00686502456665</text:p>
          </table:table-cell>
          <table:table-cell office:value-type="float" office:value="0.00866794586182" calcext:value-type="float">
            <text:p>0.00866794586182</text:p>
          </table:table-cell>
          <table:table-cell office:value-type="float" office:value="0.00723007202148" calcext:value-type="float">
            <text:p>0.0072300720214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691699981689" calcext:value-type="float">
            <text:p>0.00691699981689</text:p>
          </table:table-cell>
          <table:table-cell office:value-type="float" office:value="0.00855207443237" calcext:value-type="float">
            <text:p>0.00855207443237</text:p>
          </table:table-cell>
          <table:table-cell office:value-type="float" office:value="0.00726402759552" calcext:value-type="float">
            <text:p>0.0072640275955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684380531311" calcext:value-type="float">
            <text:p>0.00684380531311</text:p>
          </table:table-cell>
          <table:table-cell office:value-type="float" office:value="0.0151681900024" calcext:value-type="float">
            <text:p>0.0151681900024</text:p>
          </table:table-cell>
          <table:table-cell office:value-type="float" office:value="0.00809471607208" calcext:value-type="float">
            <text:p>0.0080947160720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68781375885" calcext:value-type="float">
            <text:p>0.0068781375885</text:p>
          </table:table-cell>
          <table:table-cell office:value-type="float" office:value="0.00929188728333" calcext:value-type="float">
            <text:p>0.00929188728333</text:p>
          </table:table-cell>
          <table:table-cell office:value-type="float" office:value="0.00731674671173" calcext:value-type="float">
            <text:p>0.0073167467117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691604614258" calcext:value-type="float">
            <text:p>0.00691604614258</text:p>
          </table:table-cell>
          <table:table-cell office:value-type="float" office:value="0.0097119808197" calcext:value-type="float">
            <text:p>0.0097119808197</text:p>
          </table:table-cell>
          <table:table-cell office:value-type="float" office:value="0.007315325737" calcext:value-type="float">
            <text:p>0.00731532573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691390037537" calcext:value-type="float">
            <text:p>0.00691390037537</text:p>
          </table:table-cell>
          <table:table-cell office:value-type="float" office:value="0.00969290733337" calcext:value-type="float">
            <text:p>0.00969290733337</text:p>
          </table:table-cell>
          <table:table-cell office:value-type="float" office:value="0.0073187828064" calcext:value-type="float">
            <text:p>0.007318782806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0690793991089" calcext:value-type="float">
            <text:p>0.00690793991089</text:p>
          </table:table-cell>
          <table:table-cell office:value-type="float" office:value="0.00944805145264" calcext:value-type="float">
            <text:p>0.00944805145264</text:p>
          </table:table-cell>
          <table:table-cell office:value-type="float" office:value="0.00732949256897" calcext:value-type="float">
            <text:p>0.0073294925689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689816474915" calcext:value-type="float">
            <text:p>0.00689816474915</text:p>
          </table:table-cell>
          <table:table-cell office:value-type="float" office:value="0.00833106040955" calcext:value-type="float">
            <text:p>0.00833106040955</text:p>
          </table:table-cell>
          <table:table-cell office:value-type="float" office:value="0.00728084564209" calcext:value-type="float">
            <text:p>0.0072808456420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129199028015" calcext:value-type="float">
            <text:p>0.0129199028015</text:p>
          </table:table-cell>
          <table:table-cell office:value-type="float" office:value="0.0159220695496" calcext:value-type="float">
            <text:p>0.0159220695496</text:p>
          </table:table-cell>
          <table:table-cell office:value-type="float" office:value="0.0136651182175" calcext:value-type="float">
            <text:p>0.013665118217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130290985107" calcext:value-type="float">
            <text:p>0.0130290985107</text:p>
          </table:table-cell>
          <table:table-cell office:value-type="float" office:value="0.0149409770966" calcext:value-type="float">
            <text:p>0.0149409770966</text:p>
          </table:table-cell>
          <table:table-cell office:value-type="float" office:value="0.0136435413361" calcext:value-type="float">
            <text:p>0.013643541336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130319595337" calcext:value-type="float">
            <text:p>0.0130319595337</text:p>
          </table:table-cell>
          <table:table-cell office:value-type="float" office:value="0.014955997467" calcext:value-type="float">
            <text:p>0.014955997467</text:p>
          </table:table-cell>
          <table:table-cell office:value-type="float" office:value="0.0136895704269" calcext:value-type="float">
            <text:p>0.013689570426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716710090637" calcext:value-type="float">
            <text:p>0.00716710090637</text:p>
          </table:table-cell>
          <table:table-cell office:value-type="float" office:value="0.00851106643677" calcext:value-type="float">
            <text:p>0.00851106643677</text:p>
          </table:table-cell>
          <table:table-cell office:value-type="float" office:value="0.00755126476288" calcext:value-type="float">
            <text:p>0.0075512647628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721096992493" calcext:value-type="float">
            <text:p>0.00721096992493</text:p>
          </table:table-cell>
          <table:table-cell office:value-type="float" office:value="0.00869488716125" calcext:value-type="float">
            <text:p>0.00869488716125</text:p>
          </table:table-cell>
          <table:table-cell office:value-type="float" office:value="0.00759984970093" calcext:value-type="float">
            <text:p>0.0075998497009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723695755005" calcext:value-type="float">
            <text:p>0.00723695755005</text:p>
          </table:table-cell>
          <table:table-cell office:value-type="float" office:value="0.00906801223755" calcext:value-type="float">
            <text:p>0.00906801223755</text:p>
          </table:table-cell>
          <table:table-cell office:value-type="float" office:value="0.00763221740723" calcext:value-type="float">
            <text:p>0.0076322174072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719881057739" calcext:value-type="float">
            <text:p>0.00719881057739</text:p>
          </table:table-cell>
          <table:table-cell office:value-type="float" office:value="0.0104401111603" calcext:value-type="float">
            <text:p>0.0104401111603</text:p>
          </table:table-cell>
          <table:table-cell office:value-type="float" office:value="0.00767081260681" calcext:value-type="float">
            <text:p>0.0076708126068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79870223999" calcext:value-type="float">
            <text:p>0.0079870223999</text:p>
          </table:table-cell>
          <table:table-cell office:value-type="float" office:value="0.0101211071014" calcext:value-type="float">
            <text:p>0.0101211071014</text:p>
          </table:table-cell>
          <table:table-cell office:value-type="float" office:value="0.0084983587265" calcext:value-type="float">
            <text:p>0.008498358726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808596611023" calcext:value-type="float">
            <text:p>0.00808596611023</text:p>
          </table:table-cell>
          <table:table-cell office:value-type="float" office:value="0.00988292694092" calcext:value-type="float">
            <text:p>0.00988292694092</text:p>
          </table:table-cell>
          <table:table-cell office:value-type="float" office:value="0.00851373195648" calcext:value-type="float">
            <text:p>0.0085137319564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802302360535" calcext:value-type="float">
            <text:p>0.00802302360535</text:p>
          </table:table-cell>
          <table:table-cell office:value-type="float" office:value="0.0094940662384" calcext:value-type="float">
            <text:p>0.0094940662384</text:p>
          </table:table-cell>
          <table:table-cell office:value-type="float" office:value="0.00837500095367" calcext:value-type="float">
            <text:p>0.0083750009536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80349445343" calcext:value-type="float">
            <text:p>0.0080349445343</text:p>
          </table:table-cell>
          <table:table-cell office:value-type="float" office:value="0.00987792015076" calcext:value-type="float">
            <text:p>0.00987792015076</text:p>
          </table:table-cell>
          <table:table-cell office:value-type="float" office:value="0.00848299980164" calcext:value-type="float">
            <text:p>0.0084829998016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804114341736" calcext:value-type="float">
            <text:p>0.00804114341736</text:p>
          </table:table-cell>
          <table:table-cell office:value-type="float" office:value="0.0115888118744" calcext:value-type="float">
            <text:p>0.0115888118744</text:p>
          </table:table-cell>
          <table:table-cell office:value-type="float" office:value="0.00853047370911" calcext:value-type="float">
            <text:p>0.0085304737091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807809829712" calcext:value-type="float">
            <text:p>0.00807809829712</text:p>
          </table:table-cell>
          <table:table-cell office:value-type="float" office:value="0.0116820335388" calcext:value-type="float">
            <text:p>0.0116820335388</text:p>
          </table:table-cell>
          <table:table-cell office:value-type="float" office:value="0.00852316379547" calcext:value-type="float">
            <text:p>0.0085231637954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802803039551" calcext:value-type="float">
            <text:p>0.00802803039551</text:p>
          </table:table-cell>
          <table:table-cell office:value-type="float" office:value="0.0115020275116" calcext:value-type="float">
            <text:p>0.0115020275116</text:p>
          </table:table-cell>
          <table:table-cell office:value-type="float" office:value="0.00852822780609" calcext:value-type="float">
            <text:p>0.0085282278060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805687904358" calcext:value-type="float">
            <text:p>0.00805687904358</text:p>
          </table:table-cell>
          <table:table-cell office:value-type="float" office:value="0.0114028453827" calcext:value-type="float">
            <text:p>0.0114028453827</text:p>
          </table:table-cell>
          <table:table-cell office:value-type="float" office:value="0.00856612682343" calcext:value-type="float">
            <text:p>0.0085661268234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805401802063" calcext:value-type="float">
            <text:p>0.00805401802063</text:p>
          </table:table-cell>
          <table:table-cell office:value-type="float" office:value="0.0107231140137" calcext:value-type="float">
            <text:p>0.0107231140137</text:p>
          </table:table-cell>
          <table:table-cell office:value-type="float" office:value="0.00865959644318" calcext:value-type="float">
            <text:p>0.0086595964431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0810289382935" calcext:value-type="float">
            <text:p>0.00810289382935</text:p>
          </table:table-cell>
          <table:table-cell office:value-type="float" office:value="0.0105130672455" calcext:value-type="float">
            <text:p>0.0105130672455</text:p>
          </table:table-cell>
          <table:table-cell office:value-type="float" office:value="0.00864399433136" calcext:value-type="float">
            <text:p>0.0086439943313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808691978455" calcext:value-type="float">
            <text:p>0.00808691978455</text:p>
          </table:table-cell>
          <table:table-cell office:value-type="float" office:value="0.0107769966125" calcext:value-type="float">
            <text:p>0.0107769966125</text:p>
          </table:table-cell>
          <table:table-cell office:value-type="float" office:value="0.00855578899384" calcext:value-type="float">
            <text:p>0.0085557889938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0806999206543" calcext:value-type="float">
            <text:p>0.00806999206543</text:p>
          </table:table-cell>
          <table:table-cell office:value-type="float" office:value="0.00970792770386" calcext:value-type="float">
            <text:p>0.00970792770386</text:p>
          </table:table-cell>
          <table:table-cell office:value-type="float" office:value="0.00853162765503" calcext:value-type="float">
            <text:p>0.0085316276550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811910629272" calcext:value-type="float">
            <text:p>0.00811910629272</text:p>
          </table:table-cell>
          <table:table-cell office:value-type="float" office:value="0.010106086731" calcext:value-type="float">
            <text:p>0.010106086731</text:p>
          </table:table-cell>
          <table:table-cell office:value-type="float" office:value="0.00859615325928" calcext:value-type="float">
            <text:p>0.0085961532592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813794136047" calcext:value-type="float">
            <text:p>0.00813794136047</text:p>
          </table:table-cell>
          <table:table-cell office:value-type="float" office:value="0.00968885421753" calcext:value-type="float">
            <text:p>0.00968885421753</text:p>
          </table:table-cell>
          <table:table-cell office:value-type="float" office:value="0.00853987216949" calcext:value-type="float">
            <text:p>0.008539872169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815796852112" calcext:value-type="float">
            <text:p>0.00815796852112</text:p>
          </table:table-cell>
          <table:table-cell office:value-type="float" office:value="0.00984978675842" calcext:value-type="float">
            <text:p>0.00984978675842</text:p>
          </table:table-cell>
          <table:table-cell office:value-type="float" office:value="0.00856365203857" calcext:value-type="float">
            <text:p>0.0085636520385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817894935608" calcext:value-type="float">
            <text:p>0.00817894935608</text:p>
          </table:table-cell>
          <table:table-cell office:value-type="float" office:value="0.0102558135986" calcext:value-type="float">
            <text:p>0.0102558135986</text:p>
          </table:table-cell>
          <table:table-cell office:value-type="float" office:value="0.00866181850433" calcext:value-type="float">
            <text:p>0.0086618185043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81570148468" calcext:value-type="float">
            <text:p>0.0081570148468</text:p>
          </table:table-cell>
          <table:table-cell office:value-type="float" office:value="0.00991177558899" calcext:value-type="float">
            <text:p>0.00991177558899</text:p>
          </table:table-cell>
          <table:table-cell office:value-type="float" office:value="0.0086005449295" calcext:value-type="float">
            <text:p>0.008600544929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812482833862" calcext:value-type="float">
            <text:p>0.00812482833862</text:p>
          </table:table-cell>
          <table:table-cell office:value-type="float" office:value="0.00999593734741" calcext:value-type="float">
            <text:p>0.00999593734741</text:p>
          </table:table-cell>
          <table:table-cell office:value-type="float" office:value="0.00863146781921" calcext:value-type="float">
            <text:p>0.0086314678192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871610641479" calcext:value-type="float">
            <text:p>0.00871610641479</text:p>
          </table:table-cell>
          <table:table-cell office:value-type="float" office:value="0.0102760791779" calcext:value-type="float">
            <text:p>0.0102760791779</text:p>
          </table:table-cell>
          <table:table-cell office:value-type="float" office:value="0.0092425775528" calcext:value-type="float">
            <text:p>0.009242577552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881695747375" calcext:value-type="float">
            <text:p>0.00881695747375</text:p>
          </table:table-cell>
          <table:table-cell office:value-type="float" office:value="0.0118389129639" calcext:value-type="float">
            <text:p>0.0118389129639</text:p>
          </table:table-cell>
          <table:table-cell office:value-type="float" office:value="0.00943248748779" calcext:value-type="float">
            <text:p>0.0094324874877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876808166504" calcext:value-type="float">
            <text:p>0.00876808166504</text:p>
          </table:table-cell>
          <table:table-cell office:value-type="float" office:value="0.0105969905853" calcext:value-type="float">
            <text:p>0.0105969905853</text:p>
          </table:table-cell>
          <table:table-cell office:value-type="float" office:value="0.00927801132202" calcext:value-type="float">
            <text:p>0.0092780113220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876402854919" calcext:value-type="float">
            <text:p>0.00876402854919</text:p>
          </table:table-cell>
          <table:table-cell office:value-type="float" office:value="0.0120220184326" calcext:value-type="float">
            <text:p>0.0120220184326</text:p>
          </table:table-cell>
          <table:table-cell office:value-type="float" office:value="0.00941812992096" calcext:value-type="float">
            <text:p>0.0094181299209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881814956665" calcext:value-type="float">
            <text:p>0.00881814956665</text:p>
          </table:table-cell>
          <table:table-cell office:value-type="float" office:value="0.0127558708191" calcext:value-type="float">
            <text:p>0.0127558708191</text:p>
          </table:table-cell>
          <table:table-cell office:value-type="float" office:value="0.00944097995758" calcext:value-type="float">
            <text:p>0.0094409799575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879406929016" calcext:value-type="float">
            <text:p>0.00879406929016</text:p>
          </table:table-cell>
          <table:table-cell office:value-type="float" office:value="0.0117869377136" calcext:value-type="float">
            <text:p>0.0117869377136</text:p>
          </table:table-cell>
          <table:table-cell office:value-type="float" office:value="0.00928936004639" calcext:value-type="float">
            <text:p>0.0092893600463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879311561584" calcext:value-type="float">
            <text:p>0.00879311561584</text:p>
          </table:table-cell>
          <table:table-cell office:value-type="float" office:value="0.011892080307" calcext:value-type="float">
            <text:p>0.011892080307</text:p>
          </table:table-cell>
          <table:table-cell office:value-type="float" office:value="0.00930037975311" calcext:value-type="float">
            <text:p>0.009300379753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885486602783" calcext:value-type="float">
            <text:p>0.00885486602783</text:p>
          </table:table-cell>
          <table:table-cell office:value-type="float" office:value="0.0135290622711" calcext:value-type="float">
            <text:p>0.0135290622711</text:p>
          </table:table-cell>
          <table:table-cell office:value-type="float" office:value="0.00941593647003" calcext:value-type="float">
            <text:p>0.0094159364700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144021511078" calcext:value-type="float">
            <text:p>0.0144021511078</text:p>
          </table:table-cell>
          <table:table-cell office:value-type="float" office:value="0.0164558887482" calcext:value-type="float">
            <text:p>0.0164558887482</text:p>
          </table:table-cell>
          <table:table-cell office:value-type="float" office:value="0.0151490736008" calcext:value-type="float">
            <text:p>0.015149073600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145411491394" calcext:value-type="float">
            <text:p>0.0145411491394</text:p>
          </table:table-cell>
          <table:table-cell office:value-type="float" office:value="0.0173299312592" calcext:value-type="float">
            <text:p>0.0173299312592</text:p>
          </table:table-cell>
          <table:table-cell office:value-type="float" office:value="0.0152385663986" calcext:value-type="float">
            <text:p>0.015238566398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144729614258" calcext:value-type="float">
            <text:p>0.0144729614258</text:p>
          </table:table-cell>
          <table:table-cell office:value-type="float" office:value="0.0164570808411" calcext:value-type="float">
            <text:p>0.0164570808411</text:p>
          </table:table-cell>
          <table:table-cell office:value-type="float" office:value="0.0150917482376" calcext:value-type="float">
            <text:p>0.015091748237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144979953766" calcext:value-type="float">
            <text:p>0.0144979953766</text:p>
          </table:table-cell>
          <table:table-cell office:value-type="float" office:value="0.0166730880737" calcext:value-type="float">
            <text:p>0.0166730880737</text:p>
          </table:table-cell>
          <table:table-cell office:value-type="float" office:value="0.0151380586624" calcext:value-type="float">
            <text:p>0.015138058662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144820213318" calcext:value-type="float">
            <text:p>0.0144820213318</text:p>
          </table:table-cell>
          <table:table-cell office:value-type="float" office:value="0.0179369449615" calcext:value-type="float">
            <text:p>0.0179369449615</text:p>
          </table:table-cell>
          <table:table-cell office:value-type="float" office:value="0.0152061700821" calcext:value-type="float">
            <text:p>0.015206170082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144901275635" calcext:value-type="float">
            <text:p>0.0144901275635</text:p>
          </table:table-cell>
          <table:table-cell office:value-type="float" office:value="0.0172519683838" calcext:value-type="float">
            <text:p>0.0172519683838</text:p>
          </table:table-cell>
          <table:table-cell office:value-type="float" office:value="0.0151752758026" calcext:value-type="float">
            <text:p>0.015175275802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144469738007" calcext:value-type="float">
            <text:p>0.0144469738007</text:p>
          </table:table-cell>
          <table:table-cell office:value-type="float" office:value="0.0167751312256" calcext:value-type="float">
            <text:p>0.0167751312256</text:p>
          </table:table-cell>
          <table:table-cell office:value-type="float" office:value="0.0151432609558" calcext:value-type="float">
            <text:p>0.015143260955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145380496979" calcext:value-type="float">
            <text:p>0.0145380496979</text:p>
          </table:table-cell>
          <table:table-cell office:value-type="float" office:value="0.0172688961029" calcext:value-type="float">
            <text:p>0.0172688961029</text:p>
          </table:table-cell>
          <table:table-cell office:value-type="float" office:value="0.0152800941467" calcext:value-type="float">
            <text:p>0.015280094146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145139694214" calcext:value-type="float">
            <text:p>0.0145139694214</text:p>
          </table:table-cell>
          <table:table-cell office:value-type="float" office:value="0.0182631015778" calcext:value-type="float">
            <text:p>0.0182631015778</text:p>
          </table:table-cell>
          <table:table-cell office:value-type="float" office:value="0.0151987171173" calcext:value-type="float">
            <text:p>0.015198717117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146441459656" calcext:value-type="float">
            <text:p>0.0146441459656</text:p>
          </table:table-cell>
          <table:table-cell office:value-type="float" office:value="0.0168251991272" calcext:value-type="float">
            <text:p>0.0168251991272</text:p>
          </table:table-cell>
          <table:table-cell office:value-type="float" office:value="0.0152276420593" calcext:value-type="float">
            <text:p>0.015227642059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145349502563" calcext:value-type="float">
            <text:p>0.0145349502563</text:p>
          </table:table-cell>
          <table:table-cell office:value-type="float" office:value="0.0172588825226" calcext:value-type="float">
            <text:p>0.0172588825226</text:p>
          </table:table-cell>
          <table:table-cell office:value-type="float" office:value="0.0151377439499" calcext:value-type="float">
            <text:p>0.015137743949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14673948288" calcext:value-type="float">
            <text:p>0.014673948288</text:p>
          </table:table-cell>
          <table:table-cell office:value-type="float" office:value="0.0174798965454" calcext:value-type="float">
            <text:p>0.0174798965454</text:p>
          </table:table-cell>
          <table:table-cell office:value-type="float" office:value="0.0152672815323" calcext:value-type="float">
            <text:p>0.015267281532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146861076355" calcext:value-type="float">
            <text:p>0.0146861076355</text:p>
          </table:table-cell>
          <table:table-cell office:value-type="float" office:value="0.0179219245911" calcext:value-type="float">
            <text:p>0.0179219245911</text:p>
          </table:table-cell>
          <table:table-cell office:value-type="float" office:value="0.0152433538437" calcext:value-type="float">
            <text:p>0.015243353843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145909786224" calcext:value-type="float">
            <text:p>0.0145909786224</text:p>
          </table:table-cell>
          <table:table-cell office:value-type="float" office:value="0.0167961120605" calcext:value-type="float">
            <text:p>0.0167961120605</text:p>
          </table:table-cell>
          <table:table-cell office:value-type="float" office:value="0.015354218483" calcext:value-type="float">
            <text:p>0.01535421848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146901607513" calcext:value-type="float">
            <text:p>0.0146901607513</text:p>
          </table:table-cell>
          <table:table-cell office:value-type="float" office:value="0.0165920257568" calcext:value-type="float">
            <text:p>0.0165920257568</text:p>
          </table:table-cell>
          <table:table-cell office:value-type="float" office:value="0.0152625179291" calcext:value-type="float">
            <text:p>0.015262517929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14652967453" calcext:value-type="float">
            <text:p>0.014652967453</text:p>
          </table:table-cell>
          <table:table-cell office:value-type="float" office:value="0.0186870098114" calcext:value-type="float">
            <text:p>0.0186870098114</text:p>
          </table:table-cell>
          <table:table-cell office:value-type="float" office:value="0.0153500318527" calcext:value-type="float">
            <text:p>0.015350031852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147938728333" calcext:value-type="float">
            <text:p>0.0147938728333</text:p>
          </table:table-cell>
          <table:table-cell office:value-type="float" office:value="0.0166928768158" calcext:value-type="float">
            <text:p>0.0166928768158</text:p>
          </table:table-cell>
          <table:table-cell office:value-type="float" office:value="0.0153564023972" calcext:value-type="float">
            <text:p>0.015356402397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146751403809" calcext:value-type="float">
            <text:p>0.0146751403809</text:p>
          </table:table-cell>
          <table:table-cell office:value-type="float" office:value="0.0169479846954" calcext:value-type="float">
            <text:p>0.0169479846954</text:p>
          </table:table-cell>
          <table:table-cell office:value-type="float" office:value="0.0152756786346" calcext:value-type="float">
            <text:p>0.015275678634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146429538727" calcext:value-type="float">
            <text:p>0.0146429538727</text:p>
          </table:table-cell>
          <table:table-cell office:value-type="float" office:value="0.0173449516296" calcext:value-type="float">
            <text:p>0.0173449516296</text:p>
          </table:table-cell>
          <table:table-cell office:value-type="float" office:value="0.0152813053131" calcext:value-type="float">
            <text:p>0.015281305313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848698616028" calcext:value-type="float">
            <text:p>0.00848698616028</text:p>
          </table:table-cell>
          <table:table-cell office:value-type="float" office:value="0.0101261138916" calcext:value-type="float">
            <text:p>0.0101261138916</text:p>
          </table:table-cell>
          <table:table-cell office:value-type="float" office:value="0.00887970924377" calcext:value-type="float">
            <text:p>0.0088797092437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115051269531" calcext:value-type="float">
            <text:p>0.0115051269531</text:p>
          </table:table-cell>
          <table:table-cell office:value-type="float" office:value="0.0134930610657" calcext:value-type="float">
            <text:p>0.0134930610657</text:p>
          </table:table-cell>
          <table:table-cell office:value-type="float" office:value="0.0119968128204" calcext:value-type="float">
            <text:p>0.011996812820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1154088974" calcext:value-type="float">
            <text:p>0.01154088974</text:p>
          </table:table-cell>
          <table:table-cell office:value-type="float" office:value="0.0134370326996" calcext:value-type="float">
            <text:p>0.0134370326996</text:p>
          </table:table-cell>
          <table:table-cell office:value-type="float" office:value="0.0121029901505" calcext:value-type="float">
            <text:p>0.012102990150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115859508514" calcext:value-type="float">
            <text:p>0.0115859508514</text:p>
          </table:table-cell>
          <table:table-cell office:value-type="float" office:value="0.0135560035706" calcext:value-type="float">
            <text:p>0.0135560035706</text:p>
          </table:table-cell>
          <table:table-cell office:value-type="float" office:value="0.0120522451401" calcext:value-type="float">
            <text:p>0.012052245140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11482000351" calcext:value-type="float">
            <text:p>0.011482000351</text:p>
          </table:table-cell>
          <table:table-cell office:value-type="float" office:value="0.0137281417847" calcext:value-type="float">
            <text:p>0.0137281417847</text:p>
          </table:table-cell>
          <table:table-cell office:value-type="float" office:value="0.012041258812" calcext:value-type="float">
            <text:p>0.01204125881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114681720734" calcext:value-type="float">
            <text:p>0.0114681720734</text:p>
          </table:table-cell>
          <table:table-cell office:value-type="float" office:value="0.0139558315277" calcext:value-type="float">
            <text:p>0.0139558315277</text:p>
          </table:table-cell>
          <table:table-cell office:value-type="float" office:value="0.0120962953568" calcext:value-type="float">
            <text:p>0.012096295356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115420818329" calcext:value-type="float">
            <text:p>0.0115420818329</text:p>
          </table:table-cell>
          <table:table-cell office:value-type="float" office:value="0.014750957489" calcext:value-type="float">
            <text:p>0.014750957489</text:p>
          </table:table-cell>
          <table:table-cell office:value-type="float" office:value="0.0122633647919" calcext:value-type="float">
            <text:p>0.012263364791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11579990387" calcext:value-type="float">
            <text:p>0.011579990387</text:p>
          </table:table-cell>
          <table:table-cell office:value-type="float" office:value="0.0138509273529" calcext:value-type="float">
            <text:p>0.0138509273529</text:p>
          </table:table-cell>
          <table:table-cell office:value-type="float" office:value="0.0120765542984" calcext:value-type="float">
            <text:p>0.012076554298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823783874512" calcext:value-type="float">
            <text:p>0.00823783874512</text:p>
          </table:table-cell>
          <table:table-cell office:value-type="float" office:value="0.0104749202728" calcext:value-type="float">
            <text:p>0.0104749202728</text:p>
          </table:table-cell>
          <table:table-cell office:value-type="float" office:value="0.00869446277618" calcext:value-type="float">
            <text:p>0.008694462776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824785232544" calcext:value-type="float">
            <text:p>0.00824785232544</text:p>
          </table:table-cell>
          <table:table-cell office:value-type="float" office:value="0.0101821422577" calcext:value-type="float">
            <text:p>0.0101821422577</text:p>
          </table:table-cell>
          <table:table-cell office:value-type="float" office:value="0.00870585918427" calcext:value-type="float">
            <text:p>0.0087058591842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824403762817" calcext:value-type="float">
            <text:p>0.00824403762817</text:p>
          </table:table-cell>
          <table:table-cell office:value-type="float" office:value="0.0100908279419" calcext:value-type="float">
            <text:p>0.0100908279419</text:p>
          </table:table-cell>
          <table:table-cell office:value-type="float" office:value="0.0086646938324" calcext:value-type="float">
            <text:p>0.008664693832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826001167297" calcext:value-type="float">
            <text:p>0.00826001167297</text:p>
          </table:table-cell>
          <table:table-cell office:value-type="float" office:value="0.0102198123932" calcext:value-type="float">
            <text:p>0.0102198123932</text:p>
          </table:table-cell>
          <table:table-cell office:value-type="float" office:value="0.00874047756195" calcext:value-type="float">
            <text:p>0.0087404775619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829386711121" calcext:value-type="float">
            <text:p>0.00829386711121</text:p>
          </table:table-cell>
          <table:table-cell office:value-type="float" office:value="0.0104060173035" calcext:value-type="float">
            <text:p>0.0104060173035</text:p>
          </table:table-cell>
          <table:table-cell office:value-type="float" office:value="0.00877339839935" calcext:value-type="float">
            <text:p>0.0087733983993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828289985657" calcext:value-type="float">
            <text:p>0.00828289985657</text:p>
          </table:table-cell>
          <table:table-cell office:value-type="float" office:value="0.0101652145386" calcext:value-type="float">
            <text:p>0.0101652145386</text:p>
          </table:table-cell>
          <table:table-cell office:value-type="float" office:value="0.00875335216522" calcext:value-type="float">
            <text:p>0.0087533521652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826001167297" calcext:value-type="float">
            <text:p>0.00826001167297</text:p>
          </table:table-cell>
          <table:table-cell office:value-type="float" office:value="0.00993394851685" calcext:value-type="float">
            <text:p>0.00993394851685</text:p>
          </table:table-cell>
          <table:table-cell office:value-type="float" office:value="0.00879166126251" calcext:value-type="float">
            <text:p>0.0087916612625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82700252533" calcext:value-type="float">
            <text:p>0.0082700252533</text:p>
          </table:table-cell>
          <table:table-cell office:value-type="float" office:value="0.0101411342621" calcext:value-type="float">
            <text:p>0.0101411342621</text:p>
          </table:table-cell>
          <table:table-cell office:value-type="float" office:value="0.00876997470856" calcext:value-type="float">
            <text:p>0.0087699747085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835800170898" calcext:value-type="float">
            <text:p>0.00835800170898</text:p>
          </table:table-cell>
          <table:table-cell office:value-type="float" office:value="0.0101451873779" calcext:value-type="float">
            <text:p>0.0101451873779</text:p>
          </table:table-cell>
          <table:table-cell office:value-type="float" office:value="0.00879022598267" calcext:value-type="float">
            <text:p>0.0087902259826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836515426636" calcext:value-type="float">
            <text:p>0.00836515426636</text:p>
          </table:table-cell>
          <table:table-cell office:value-type="float" office:value="0.00996613502502" calcext:value-type="float">
            <text:p>0.00996613502502</text:p>
          </table:table-cell>
          <table:table-cell office:value-type="float" office:value="0.00875611782074" calcext:value-type="float">
            <text:p>0.0087561178207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83429813385" calcext:value-type="float">
            <text:p>0.0083429813385</text:p>
          </table:table-cell>
          <table:table-cell office:value-type="float" office:value="0.0122480392456" calcext:value-type="float">
            <text:p>0.0122480392456</text:p>
          </table:table-cell>
          <table:table-cell office:value-type="float" office:value="0.00880165576935" calcext:value-type="float">
            <text:p>0.0088016557693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83270072937" calcext:value-type="float">
            <text:p>0.0083270072937</text:p>
          </table:table-cell>
          <table:table-cell office:value-type="float" office:value="0.0116391181946" calcext:value-type="float">
            <text:p>0.0116391181946</text:p>
          </table:table-cell>
          <table:table-cell office:value-type="float" office:value="0.00883907318115" calcext:value-type="float">
            <text:p>0.0088390731811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829601287842" calcext:value-type="float">
            <text:p>0.00829601287842</text:p>
          </table:table-cell>
          <table:table-cell office:value-type="float" office:value="0.00977683067322" calcext:value-type="float">
            <text:p>0.00977683067322</text:p>
          </table:table-cell>
          <table:table-cell office:value-type="float" office:value="0.00873056411743" calcext:value-type="float">
            <text:p>0.0087305641174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83589553833" calcext:value-type="float">
            <text:p>0.0083589553833</text:p>
          </table:table-cell>
          <table:table-cell office:value-type="float" office:value="0.0105640888214" calcext:value-type="float">
            <text:p>0.0105640888214</text:p>
          </table:table-cell>
          <table:table-cell office:value-type="float" office:value="0.00882171154022" calcext:value-type="float">
            <text:p>0.0088217115402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835299491882" calcext:value-type="float">
            <text:p>0.00835299491882</text:p>
          </table:table-cell>
          <table:table-cell office:value-type="float" office:value="0.012237071991" calcext:value-type="float">
            <text:p>0.012237071991</text:p>
          </table:table-cell>
          <table:table-cell office:value-type="float" office:value="0.00905558109283" calcext:value-type="float">
            <text:p>0.0090555810928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838398933411" calcext:value-type="float">
            <text:p>0.00838398933411</text:p>
          </table:table-cell>
          <table:table-cell office:value-type="float" office:value="0.0109360218048" calcext:value-type="float">
            <text:p>0.0109360218048</text:p>
          </table:table-cell>
          <table:table-cell office:value-type="float" office:value="0.00895074367523" calcext:value-type="float">
            <text:p>0.0089507436752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839686393738" calcext:value-type="float">
            <text:p>0.00839686393738</text:p>
          </table:table-cell>
          <table:table-cell office:value-type="float" office:value="0.00992298126221" calcext:value-type="float">
            <text:p>0.00992298126221</text:p>
          </table:table-cell>
          <table:table-cell office:value-type="float" office:value="0.00885606765747" calcext:value-type="float">
            <text:p>0.0088560676574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844812393188" calcext:value-type="float">
            <text:p>0.00844812393188</text:p>
          </table:table-cell>
          <table:table-cell office:value-type="float" office:value="0.010274887085" calcext:value-type="float">
            <text:p>0.010274887085</text:p>
          </table:table-cell>
          <table:table-cell office:value-type="float" office:value="0.00889016151428" calcext:value-type="float">
            <text:p>0.0088901615142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845503807068" calcext:value-type="float">
            <text:p>0.00845503807068</text:p>
          </table:table-cell>
          <table:table-cell office:value-type="float" office:value="0.010183095932" calcext:value-type="float">
            <text:p>0.010183095932</text:p>
          </table:table-cell>
          <table:table-cell office:value-type="float" office:value="0.00883137702942" calcext:value-type="float">
            <text:p>0.0088313770294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845885276794" calcext:value-type="float">
            <text:p>0.00845885276794</text:p>
          </table:table-cell>
          <table:table-cell office:value-type="float" office:value="0.0121109485626" calcext:value-type="float">
            <text:p>0.0121109485626</text:p>
          </table:table-cell>
          <table:table-cell office:value-type="float" office:value="0.00896078586578" calcext:value-type="float">
            <text:p>0.0089607858657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844216346741" calcext:value-type="float">
            <text:p>0.00844216346741</text:p>
          </table:table-cell>
          <table:table-cell office:value-type="float" office:value="0.00986194610596" calcext:value-type="float">
            <text:p>0.00986194610596</text:p>
          </table:table-cell>
          <table:table-cell office:value-type="float" office:value="0.00890602588654" calcext:value-type="float">
            <text:p>0.0089060258865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857901573181" calcext:value-type="float">
            <text:p>0.00857901573181</text:p>
          </table:table-cell>
          <table:table-cell office:value-type="float" office:value="0.0102059841156" calcext:value-type="float">
            <text:p>0.0102059841156</text:p>
          </table:table-cell>
          <table:table-cell office:value-type="float" office:value="0.00906595230103" calcext:value-type="float">
            <text:p>0.0090659523010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867700576782" calcext:value-type="float">
            <text:p>0.00867700576782</text:p>
          </table:table-cell>
          <table:table-cell office:value-type="float" office:value="0.0105400085449" calcext:value-type="float">
            <text:p>0.0105400085449</text:p>
          </table:table-cell>
          <table:table-cell office:value-type="float" office:value="0.00916046619415" calcext:value-type="float">
            <text:p>0.0091604661941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859308242798" calcext:value-type="float">
            <text:p>0.00859308242798</text:p>
          </table:table-cell>
          <table:table-cell office:value-type="float" office:value="0.010617017746" calcext:value-type="float">
            <text:p>0.010617017746</text:p>
          </table:table-cell>
          <table:table-cell office:value-type="float" office:value="0.00906585216522" calcext:value-type="float">
            <text:p>0.0090658521652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858211517334" calcext:value-type="float">
            <text:p>0.00858211517334</text:p>
          </table:table-cell>
          <table:table-cell office:value-type="float" office:value="0.0107271671295" calcext:value-type="float">
            <text:p>0.0107271671295</text:p>
          </table:table-cell>
          <table:table-cell office:value-type="float" office:value="0.00907277107239" calcext:value-type="float">
            <text:p>0.0090727710723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878000259399" calcext:value-type="float">
            <text:p>0.00878000259399</text:p>
          </table:table-cell>
          <table:table-cell office:value-type="float" office:value="0.0107879638672" calcext:value-type="float">
            <text:p>0.0107879638672</text:p>
          </table:table-cell>
          <table:table-cell office:value-type="float" office:value="0.00925127983093" calcext:value-type="float">
            <text:p>0.0092512798309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859498977661" calcext:value-type="float">
            <text:p>0.00859498977661</text:p>
          </table:table-cell>
          <table:table-cell office:value-type="float" office:value="0.0113980770111" calcext:value-type="float">
            <text:p>0.0113980770111</text:p>
          </table:table-cell>
          <table:table-cell office:value-type="float" office:value="0.00916240215302" calcext:value-type="float">
            <text:p>0.0091624021530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863695144653" calcext:value-type="float">
            <text:p>0.00863695144653</text:p>
          </table:table-cell>
          <table:table-cell office:value-type="float" office:value="0.0119128227234" calcext:value-type="float">
            <text:p>0.0119128227234</text:p>
          </table:table-cell>
          <table:table-cell office:value-type="float" office:value="0.00918600082397" calcext:value-type="float">
            <text:p>0.0091860008239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873589515686" calcext:value-type="float">
            <text:p>0.00873589515686</text:p>
          </table:table-cell>
          <table:table-cell office:value-type="float" office:value="0.0107009410858" calcext:value-type="float">
            <text:p>0.0107009410858</text:p>
          </table:table-cell>
          <table:table-cell office:value-type="float" office:value="0.00931084156036" calcext:value-type="float">
            <text:p>0.0093108415603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86510181427" calcext:value-type="float">
            <text:p>0.0086510181427</text:p>
          </table:table-cell>
          <table:table-cell office:value-type="float" office:value="0.0109238624573" calcext:value-type="float">
            <text:p>0.0109238624573</text:p>
          </table:table-cell>
          <table:table-cell office:value-type="float" office:value="0.00908482074738" calcext:value-type="float">
            <text:p>0.0090848207473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869798660278" calcext:value-type="float">
            <text:p>0.00869798660278</text:p>
          </table:table-cell>
          <table:table-cell office:value-type="float" office:value="0.0106410980225" calcext:value-type="float">
            <text:p>0.0106410980225</text:p>
          </table:table-cell>
          <table:table-cell office:value-type="float" office:value="0.0091264295578" calcext:value-type="float">
            <text:p>0.009126429557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872993469238" calcext:value-type="float">
            <text:p>0.00872993469238</text:p>
          </table:table-cell>
          <table:table-cell office:value-type="float" office:value="0.0106081962585" calcext:value-type="float">
            <text:p>0.0106081962585</text:p>
          </table:table-cell>
          <table:table-cell office:value-type="float" office:value="0.00925449371338" calcext:value-type="float">
            <text:p>0.0092544937133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86829662323" calcext:value-type="float">
            <text:p>0.0086829662323</text:p>
          </table:table-cell>
          <table:table-cell office:value-type="float" office:value="0.011470079422" calcext:value-type="float">
            <text:p>0.011470079422</text:p>
          </table:table-cell>
          <table:table-cell office:value-type="float" office:value="0.00909220695496" calcext:value-type="float">
            <text:p>0.0090922069549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866603851318" calcext:value-type="float">
            <text:p>0.00866603851318</text:p>
          </table:table-cell>
          <table:table-cell office:value-type="float" office:value="0.0116789340973" calcext:value-type="float">
            <text:p>0.0116789340973</text:p>
          </table:table-cell>
          <table:table-cell office:value-type="float" office:value="0.00922993659973" calcext:value-type="float">
            <text:p>0.0092299365997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885701179504" calcext:value-type="float">
            <text:p>0.00885701179504</text:p>
          </table:table-cell>
          <table:table-cell office:value-type="float" office:value="0.0116291046143" calcext:value-type="float">
            <text:p>0.0116291046143</text:p>
          </table:table-cell>
          <table:table-cell office:value-type="float" office:value="0.00927900314331" calcext:value-type="float">
            <text:p>0.0092790031433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866389274597" calcext:value-type="float">
            <text:p>0.00866389274597</text:p>
          </table:table-cell>
          <table:table-cell office:value-type="float" office:value="0.0115911960602" calcext:value-type="float">
            <text:p>0.0115911960602</text:p>
          </table:table-cell>
          <table:table-cell office:value-type="float" office:value="0.00924292564392" calcext:value-type="float">
            <text:p>0.0092429256439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870990753174" calcext:value-type="float">
            <text:p>0.00870990753174</text:p>
          </table:table-cell>
          <table:table-cell office:value-type="float" office:value="0.0114238262177" calcext:value-type="float">
            <text:p>0.0114238262177</text:p>
          </table:table-cell>
          <table:table-cell office:value-type="float" office:value="0.00930261611938" calcext:value-type="float">
            <text:p>0.0093026161193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887584686279" calcext:value-type="float">
            <text:p>0.00887584686279</text:p>
          </table:table-cell>
          <table:table-cell office:value-type="float" office:value="0.0119650363922" calcext:value-type="float">
            <text:p>0.0119650363922</text:p>
          </table:table-cell>
          <table:table-cell office:value-type="float" office:value="0.00939601421356" calcext:value-type="float">
            <text:p>0.0093960142135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874304771423" calcext:value-type="float">
            <text:p>0.00874304771423</text:p>
          </table:table-cell>
          <table:table-cell office:value-type="float" office:value="0.0118429660797" calcext:value-type="float">
            <text:p>0.0118429660797</text:p>
          </table:table-cell>
          <table:table-cell office:value-type="float" office:value="0.00921061992645" calcext:value-type="float">
            <text:p>0.0092106199264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881505012512" calcext:value-type="float">
            <text:p>0.00881505012512</text:p>
          </table:table-cell>
          <table:table-cell office:value-type="float" office:value="0.0114641189575" calcext:value-type="float">
            <text:p>0.0114641189575</text:p>
          </table:table-cell>
          <table:table-cell office:value-type="float" office:value="0.00933430194855" calcext:value-type="float">
            <text:p>0.0093343019485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931978225708" calcext:value-type="float">
            <text:p>0.00931978225708</text:p>
          </table:table-cell>
          <table:table-cell office:value-type="float" office:value="0.0116260051727" calcext:value-type="float">
            <text:p>0.0116260051727</text:p>
          </table:table-cell>
          <table:table-cell office:value-type="float" office:value="0.00993695735931" calcext:value-type="float">
            <text:p>0.0099369573593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915479660034" calcext:value-type="float">
            <text:p>0.00915479660034</text:p>
          </table:table-cell>
          <table:table-cell office:value-type="float" office:value="0.0114622116089" calcext:value-type="float">
            <text:p>0.0114622116089</text:p>
          </table:table-cell>
          <table:table-cell office:value-type="float" office:value="0.00965834617615" calcext:value-type="float">
            <text:p>0.0096583461761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920391082764" calcext:value-type="float">
            <text:p>0.00920391082764</text:p>
          </table:table-cell>
          <table:table-cell office:value-type="float" office:value="0.0112071037292" calcext:value-type="float">
            <text:p>0.0112071037292</text:p>
          </table:table-cell>
          <table:table-cell office:value-type="float" office:value="0.00965336322784" calcext:value-type="float">
            <text:p>0.0096533632278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936198234558" calcext:value-type="float">
            <text:p>0.00936198234558</text:p>
          </table:table-cell>
          <table:table-cell office:value-type="float" office:value="0.0115919113159" calcext:value-type="float">
            <text:p>0.0115919113159</text:p>
          </table:table-cell>
          <table:table-cell office:value-type="float" office:value="0.00996289730072" calcext:value-type="float">
            <text:p>0.0099628973007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92248916626" calcext:value-type="float">
            <text:p>0.0092248916626</text:p>
          </table:table-cell>
          <table:table-cell office:value-type="float" office:value="0.01127409935" calcext:value-type="float">
            <text:p>0.01127409935</text:p>
          </table:table-cell>
          <table:table-cell office:value-type="float" office:value="0.00971372127533" calcext:value-type="float">
            <text:p>0.0097137212753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925588607788" calcext:value-type="float">
            <text:p>0.00925588607788</text:p>
          </table:table-cell>
          <table:table-cell office:value-type="float" office:value="0.0109851360321" calcext:value-type="float">
            <text:p>0.0109851360321</text:p>
          </table:table-cell>
          <table:table-cell office:value-type="float" office:value="0.00981820583344" calcext:value-type="float">
            <text:p>0.0098182058334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941109657288" calcext:value-type="float">
            <text:p>0.00941109657288</text:p>
          </table:table-cell>
          <table:table-cell office:value-type="float" office:value="0.0108079910278" calcext:value-type="float">
            <text:p>0.0108079910278</text:p>
          </table:table-cell>
          <table:table-cell office:value-type="float" office:value="0.0100037622452" calcext:value-type="float">
            <text:p>0.010003762245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933313369751" calcext:value-type="float">
            <text:p>0.00933313369751</text:p>
          </table:table-cell>
          <table:table-cell office:value-type="float" office:value="0.0110530853271" calcext:value-type="float">
            <text:p>0.0110530853271</text:p>
          </table:table-cell>
          <table:table-cell office:value-type="float" office:value="0.00979794502258" calcext:value-type="float">
            <text:p>0.0097979450225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939011573792" calcext:value-type="float">
            <text:p>0.00939011573792</text:p>
          </table:table-cell>
          <table:table-cell office:value-type="float" office:value="0.0124869346619" calcext:value-type="float">
            <text:p>0.0124869346619</text:p>
          </table:table-cell>
          <table:table-cell office:value-type="float" office:value="0.00991597175598" calcext:value-type="float">
            <text:p>0.0099159717559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955581665039" calcext:value-type="float">
            <text:p>0.00955581665039</text:p>
          </table:table-cell>
          <table:table-cell office:value-type="float" office:value="0.011433839798" calcext:value-type="float">
            <text:p>0.011433839798</text:p>
          </table:table-cell>
          <table:table-cell office:value-type="float" office:value="0.00997702598572" calcext:value-type="float">
            <text:p>0.0099770259857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933599472046" calcext:value-type="float">
            <text:p>0.00933599472046</text:p>
          </table:table-cell>
          <table:table-cell office:value-type="float" office:value="0.0112750530243" calcext:value-type="float">
            <text:p>0.0112750530243</text:p>
          </table:table-cell>
          <table:table-cell office:value-type="float" office:value="0.00980927944183" calcext:value-type="float">
            <text:p>0.0098092794418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933599472046" calcext:value-type="float">
            <text:p>0.00933599472046</text:p>
          </table:table-cell>
          <table:table-cell office:value-type="float" office:value="0.0114350318909" calcext:value-type="float">
            <text:p>0.0114350318909</text:p>
          </table:table-cell>
          <table:table-cell office:value-type="float" office:value="0.00986918926239" calcext:value-type="float">
            <text:p>0.0098691892623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951194763184" calcext:value-type="float">
            <text:p>0.00951194763184</text:p>
          </table:table-cell>
          <table:table-cell office:value-type="float" office:value="0.0130758285522" calcext:value-type="float">
            <text:p>0.0130758285522</text:p>
          </table:table-cell>
          <table:table-cell office:value-type="float" office:value="0.0100914335251" calcext:value-type="float">
            <text:p>0.010091433525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933504104614" calcext:value-type="float">
            <text:p>0.00933504104614</text:p>
          </table:table-cell>
          <table:table-cell office:value-type="float" office:value="0.0127007961273" calcext:value-type="float">
            <text:p>0.0127007961273</text:p>
          </table:table-cell>
          <table:table-cell office:value-type="float" office:value="0.0098574924469" calcext:value-type="float">
            <text:p>0.009857492446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932908058167" calcext:value-type="float">
            <text:p>0.00932908058167</text:p>
          </table:table-cell>
          <table:table-cell office:value-type="float" office:value="0.0162689685822" calcext:value-type="float">
            <text:p>0.0162689685822</text:p>
          </table:table-cell>
          <table:table-cell office:value-type="float" office:value="0.0100134563446" calcext:value-type="float">
            <text:p>0.010013456344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958681106567" calcext:value-type="float">
            <text:p>0.00958681106567</text:p>
          </table:table-cell>
          <table:table-cell office:value-type="float" office:value="0.0130341053009" calcext:value-type="float">
            <text:p>0.0130341053009</text:p>
          </table:table-cell>
          <table:table-cell office:value-type="float" office:value="0.0101500415802" calcext:value-type="float">
            <text:p>0.010150041580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986409187317" calcext:value-type="float">
            <text:p>0.00986409187317</text:p>
          </table:table-cell>
          <table:table-cell office:value-type="float" office:value="0.0129771232605" calcext:value-type="float">
            <text:p>0.0129771232605</text:p>
          </table:table-cell>
          <table:table-cell office:value-type="float" office:value="0.0103849649429" calcext:value-type="float">
            <text:p>0.010384964942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928282737732" calcext:value-type="float">
            <text:p>0.00928282737732</text:p>
          </table:table-cell>
          <table:table-cell office:value-type="float" office:value="0.0134921073914" calcext:value-type="float">
            <text:p>0.0134921073914</text:p>
          </table:table-cell>
          <table:table-cell office:value-type="float" office:value="0.00986530303955" calcext:value-type="float">
            <text:p>0.0098653030395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922799110413" calcext:value-type="float">
            <text:p>0.00922799110413</text:p>
          </table:table-cell>
          <table:table-cell office:value-type="float" office:value="0.0132949352264" calcext:value-type="float">
            <text:p>0.0132949352264</text:p>
          </table:table-cell>
          <table:table-cell office:value-type="float" office:value="0.0100274419785" calcext:value-type="float">
            <text:p>0.010027441978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91860294342" calcext:value-type="float">
            <text:p>0.0091860294342</text:p>
          </table:table-cell>
          <table:table-cell office:value-type="float" office:value="0.0129370689392" calcext:value-type="float">
            <text:p>0.0129370689392</text:p>
          </table:table-cell>
          <table:table-cell office:value-type="float" office:value="0.00978251934052" calcext:value-type="float">
            <text:p>0.0097825193405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927495956421" calcext:value-type="float">
            <text:p>0.00927495956421</text:p>
          </table:table-cell>
          <table:table-cell office:value-type="float" office:value="0.011579990387" calcext:value-type="float">
            <text:p>0.011579990387</text:p>
          </table:table-cell>
          <table:table-cell office:value-type="float" office:value="0.0097705078125" calcext:value-type="float">
            <text:p>0.00977050781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925517082214" calcext:value-type="float">
            <text:p>0.00925517082214</text:p>
          </table:table-cell>
          <table:table-cell office:value-type="float" office:value="0.0109939575195" calcext:value-type="float">
            <text:p>0.0109939575195</text:p>
          </table:table-cell>
          <table:table-cell office:value-type="float" office:value="0.00977522373199" calcext:value-type="float">
            <text:p>0.0097752237319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923919677734" calcext:value-type="float">
            <text:p>0.00923919677734</text:p>
          </table:table-cell>
          <table:table-cell office:value-type="float" office:value="0.0112490653992" calcext:value-type="float">
            <text:p>0.0112490653992</text:p>
          </table:table-cell>
          <table:table-cell office:value-type="float" office:value="0.00976231098175" calcext:value-type="float">
            <text:p>0.0097623109817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937795639038" calcext:value-type="float">
            <text:p>0.00937795639038</text:p>
          </table:table-cell>
          <table:table-cell office:value-type="float" office:value="0.0113520622253" calcext:value-type="float">
            <text:p>0.0113520622253</text:p>
          </table:table-cell>
          <table:table-cell office:value-type="float" office:value="0.00982459545135" calcext:value-type="float">
            <text:p>0.0098245954513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932097434998" calcext:value-type="float">
            <text:p>0.00932097434998</text:p>
          </table:table-cell>
          <table:table-cell office:value-type="float" office:value="0.0117259025574" calcext:value-type="float">
            <text:p>0.0117259025574</text:p>
          </table:table-cell>
          <table:table-cell office:value-type="float" office:value="0.00996580123901" calcext:value-type="float">
            <text:p>0.0099658012390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925993919373" calcext:value-type="float">
            <text:p>0.00925993919373</text:p>
          </table:table-cell>
          <table:table-cell office:value-type="float" office:value="0.0127990245819" calcext:value-type="float">
            <text:p>0.0127990245819</text:p>
          </table:table-cell>
          <table:table-cell office:value-type="float" office:value="0.00987683296204" calcext:value-type="float">
            <text:p>0.0098768329620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932908058167" calcext:value-type="float">
            <text:p>0.00932908058167</text:p>
          </table:table-cell>
          <table:table-cell office:value-type="float" office:value="0.0134558677673" calcext:value-type="float">
            <text:p>0.0134558677673</text:p>
          </table:table-cell>
          <table:table-cell office:value-type="float" office:value="0.00993114948273" calcext:value-type="float">
            <text:p>0.0099311494827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934314727783" calcext:value-type="float">
            <text:p>0.00934314727783</text:p>
          </table:table-cell>
          <table:table-cell office:value-type="float" office:value="0.0114209651947" calcext:value-type="float">
            <text:p>0.0114209651947</text:p>
          </table:table-cell>
          <table:table-cell office:value-type="float" office:value="0.00981087684631" calcext:value-type="float">
            <text:p>0.0098108768463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937485694885" calcext:value-type="float">
            <text:p>0.00937485694885</text:p>
          </table:table-cell>
          <table:table-cell office:value-type="float" office:value="0.0114288330078" calcext:value-type="float">
            <text:p>0.0114288330078</text:p>
          </table:table-cell>
          <table:table-cell office:value-type="float" office:value="0.00989586830139" calcext:value-type="float">
            <text:p>0.0098958683013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937509536743" calcext:value-type="float">
            <text:p>0.00937509536743</text:p>
          </table:table-cell>
          <table:table-cell office:value-type="float" office:value="0.01176404953" calcext:value-type="float">
            <text:p>0.01176404953</text:p>
          </table:table-cell>
          <table:table-cell office:value-type="float" office:value="0.00985419273376" calcext:value-type="float">
            <text:p>0.0098541927337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937390327454" calcext:value-type="float">
            <text:p>0.00937390327454</text:p>
          </table:table-cell>
          <table:table-cell office:value-type="float" office:value="0.0110359191895" calcext:value-type="float">
            <text:p>0.0110359191895</text:p>
          </table:table-cell>
          <table:table-cell office:value-type="float" office:value="0.00990728378296" calcext:value-type="float">
            <text:p>0.0099072837829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940299034119" calcext:value-type="float">
            <text:p>0.00940299034119</text:p>
          </table:table-cell>
          <table:table-cell office:value-type="float" office:value="0.0114800930023" calcext:value-type="float">
            <text:p>0.0114800930023</text:p>
          </table:table-cell>
          <table:table-cell office:value-type="float" office:value="0.00994009017944" calcext:value-type="float">
            <text:p>0.0099400901794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93789100647" calcext:value-type="float">
            <text:p>0.0093789100647</text:p>
          </table:table-cell>
          <table:table-cell office:value-type="float" office:value="0.0120298862457" calcext:value-type="float">
            <text:p>0.0120298862457</text:p>
          </table:table-cell>
          <table:table-cell office:value-type="float" office:value="0.00989707946777" calcext:value-type="float">
            <text:p>0.0098970794677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941777229309" calcext:value-type="float">
            <text:p>0.00941777229309</text:p>
          </table:table-cell>
          <table:table-cell office:value-type="float" office:value="0.0108878612518" calcext:value-type="float">
            <text:p>0.0108878612518</text:p>
          </table:table-cell>
          <table:table-cell office:value-type="float" office:value="0.00986330032349" calcext:value-type="float">
            <text:p>0.0098633003234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939702987671" calcext:value-type="float">
            <text:p>0.00939702987671</text:p>
          </table:table-cell>
          <table:table-cell office:value-type="float" office:value="0.0111050605774" calcext:value-type="float">
            <text:p>0.0111050605774</text:p>
          </table:table-cell>
          <table:table-cell office:value-type="float" office:value="0.00995221614838" calcext:value-type="float">
            <text:p>0.0099522161483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9437084198" calcext:value-type="float">
            <text:p>0.009437084198</text:p>
          </table:table-cell>
          <table:table-cell office:value-type="float" office:value="0.0110552310944" calcext:value-type="float">
            <text:p>0.0110552310944</text:p>
          </table:table-cell>
          <table:table-cell office:value-type="float" office:value="0.00994555473328" calcext:value-type="float">
            <text:p>0.0099455547332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93982219696" calcext:value-type="float">
            <text:p>0.0093982219696</text:p>
          </table:table-cell>
          <table:table-cell office:value-type="float" office:value="0.0111949443817" calcext:value-type="float">
            <text:p>0.0111949443817</text:p>
          </table:table-cell>
          <table:table-cell office:value-type="float" office:value="0.0099667596817" calcext:value-type="float">
            <text:p>0.009966759681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947713851929" calcext:value-type="float">
            <text:p>0.00947713851929</text:p>
          </table:table-cell>
          <table:table-cell office:value-type="float" office:value="0.0111320018768" calcext:value-type="float">
            <text:p>0.0111320018768</text:p>
          </table:table-cell>
          <table:table-cell office:value-type="float" office:value="0.0101425266266" calcext:value-type="float">
            <text:p>0.010142526626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947403907776" calcext:value-type="float">
            <text:p>0.00947403907776</text:p>
          </table:table-cell>
          <table:table-cell office:value-type="float" office:value="0.0116350650787" calcext:value-type="float">
            <text:p>0.0116350650787</text:p>
          </table:table-cell>
          <table:table-cell office:value-type="float" office:value="0.00995373725891" calcext:value-type="float">
            <text:p>0.0099537372589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951313972473" calcext:value-type="float">
            <text:p>0.00951313972473</text:p>
          </table:table-cell>
          <table:table-cell office:value-type="float" office:value="0.0114669799805" calcext:value-type="float">
            <text:p>0.0114669799805</text:p>
          </table:table-cell>
          <table:table-cell office:value-type="float" office:value="0.00997252464294" calcext:value-type="float">
            <text:p>0.0099725246429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945901870728" calcext:value-type="float">
            <text:p>0.00945901870728</text:p>
          </table:table-cell>
          <table:table-cell office:value-type="float" office:value="0.0119149684906" calcext:value-type="float">
            <text:p>0.0119149684906</text:p>
          </table:table-cell>
          <table:table-cell office:value-type="float" office:value="0.0100052165985" calcext:value-type="float">
            <text:p>0.010005216598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95419883728" calcext:value-type="float">
            <text:p>0.0095419883728</text:p>
          </table:table-cell>
          <table:table-cell office:value-type="float" office:value="0.0116858482361" calcext:value-type="float">
            <text:p>0.0116858482361</text:p>
          </table:table-cell>
          <table:table-cell office:value-type="float" office:value="0.0100215864182" calcext:value-type="float">
            <text:p>0.010021586418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949597358704" calcext:value-type="float">
            <text:p>0.00949597358704</text:p>
          </table:table-cell>
          <table:table-cell office:value-type="float" office:value="0.0116500854492" calcext:value-type="float">
            <text:p>0.0116500854492</text:p>
          </table:table-cell>
          <table:table-cell office:value-type="float" office:value="0.0100097990036" calcext:value-type="float">
            <text:p>0.010009799003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952792167664" calcext:value-type="float">
            <text:p>0.00952792167664</text:p>
          </table:table-cell>
          <table:table-cell office:value-type="float" office:value="0.0121858119965" calcext:value-type="float">
            <text:p>0.0121858119965</text:p>
          </table:table-cell>
          <table:table-cell office:value-type="float" office:value="0.0100385570526" calcext:value-type="float">
            <text:p>0.010038557052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953507423401" calcext:value-type="float">
            <text:p>0.00953507423401</text:p>
          </table:table-cell>
          <table:table-cell office:value-type="float" office:value="0.0116991996765" calcext:value-type="float">
            <text:p>0.0116991996765</text:p>
          </table:table-cell>
          <table:table-cell office:value-type="float" office:value="0.0100440073013" calcext:value-type="float">
            <text:p>0.010044007301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958895683289" calcext:value-type="float">
            <text:p>0.00958895683289</text:p>
          </table:table-cell>
          <table:table-cell office:value-type="float" office:value="0.0117919445038" calcext:value-type="float">
            <text:p>0.0117919445038</text:p>
          </table:table-cell>
          <table:table-cell office:value-type="float" office:value="0.010042181015" calcext:value-type="float">
            <text:p>0.01004218101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954008102417" calcext:value-type="float">
            <text:p>0.00954008102417</text:p>
          </table:table-cell>
          <table:table-cell office:value-type="float" office:value="0.011862039566" calcext:value-type="float">
            <text:p>0.011862039566</text:p>
          </table:table-cell>
          <table:table-cell office:value-type="float" office:value="0.0099899148941" calcext:value-type="float">
            <text:p>0.009989914894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961899757385" calcext:value-type="float">
            <text:p>0.00961899757385</text:p>
          </table:table-cell>
          <table:table-cell office:value-type="float" office:value="0.0115950107574" calcext:value-type="float">
            <text:p>0.0115950107574</text:p>
          </table:table-cell>
          <table:table-cell office:value-type="float" office:value="0.0100883817673" calcext:value-type="float">
            <text:p>0.010088381767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957822799683" calcext:value-type="float">
            <text:p>0.00957822799683</text:p>
          </table:table-cell>
          <table:table-cell office:value-type="float" office:value="0.0120079517365" calcext:value-type="float">
            <text:p>0.0120079517365</text:p>
          </table:table-cell>
          <table:table-cell office:value-type="float" office:value="0.0101088666916" calcext:value-type="float">
            <text:p>0.010108866691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960278511047" calcext:value-type="float">
            <text:p>0.00960278511047</text:p>
          </table:table-cell>
          <table:table-cell office:value-type="float" office:value="0.0120401382446" calcext:value-type="float">
            <text:p>0.0120401382446</text:p>
          </table:table-cell>
          <table:table-cell office:value-type="float" office:value="0.0100862026215" calcext:value-type="float">
            <text:p>0.010086202621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964999198914" calcext:value-type="float">
            <text:p>0.00964999198914</text:p>
          </table:table-cell>
          <table:table-cell office:value-type="float" office:value="0.0119521617889" calcext:value-type="float">
            <text:p>0.0119521617889</text:p>
          </table:table-cell>
          <table:table-cell office:value-type="float" office:value="0.0101297855377" calcext:value-type="float">
            <text:p>0.010129785537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959610939026" calcext:value-type="float">
            <text:p>0.00959610939026</text:p>
          </table:table-cell>
          <table:table-cell office:value-type="float" office:value="0.0115368366241" calcext:value-type="float">
            <text:p>0.0115368366241</text:p>
          </table:table-cell>
          <table:table-cell office:value-type="float" office:value="0.0100813579559" calcext:value-type="float">
            <text:p>0.010081357955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960206985474" calcext:value-type="float">
            <text:p>0.00960206985474</text:p>
          </table:table-cell>
          <table:table-cell office:value-type="float" office:value="0.0113718509674" calcext:value-type="float">
            <text:p>0.0113718509674</text:p>
          </table:table-cell>
          <table:table-cell office:value-type="float" office:value="0.0101247358322" calcext:value-type="float">
            <text:p>0.010124735832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101120471954" calcext:value-type="float">
            <text:p>0.0101120471954</text:p>
          </table:table-cell>
          <table:table-cell office:value-type="float" office:value="0.0123178958893" calcext:value-type="float">
            <text:p>0.0123178958893</text:p>
          </table:table-cell>
          <table:table-cell office:value-type="float" office:value="0.010635099411" calcext:value-type="float">
            <text:p>0.01063509941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101130008698" calcext:value-type="float">
            <text:p>0.0101130008698</text:p>
          </table:table-cell>
          <table:table-cell office:value-type="float" office:value="0.0122649669647" calcext:value-type="float">
            <text:p>0.0122649669647</text:p>
          </table:table-cell>
          <table:table-cell office:value-type="float" office:value="0.0106342220306" calcext:value-type="float">
            <text:p>0.010634222030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101280212402" calcext:value-type="float">
            <text:p>0.0101280212402</text:p>
          </table:table-cell>
          <table:table-cell office:value-type="float" office:value="0.012188911438" calcext:value-type="float">
            <text:p>0.012188911438</text:p>
          </table:table-cell>
          <table:table-cell office:value-type="float" office:value="0.0107239532471" calcext:value-type="float">
            <text:p>0.010723953247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101561546326" calcext:value-type="float">
            <text:p>0.0101561546326</text:p>
          </table:table-cell>
          <table:table-cell office:value-type="float" office:value="0.0132751464844" calcext:value-type="float">
            <text:p>0.0132751464844</text:p>
          </table:table-cell>
          <table:table-cell office:value-type="float" office:value="0.010660367012" calcext:value-type="float">
            <text:p>0.01066036701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101799964905" calcext:value-type="float">
            <text:p>0.0101799964905</text:p>
          </table:table-cell>
          <table:table-cell office:value-type="float" office:value="0.0120370388031" calcext:value-type="float">
            <text:p>0.0120370388031</text:p>
          </table:table-cell>
          <table:table-cell office:value-type="float" office:value="0.0106585025787" calcext:value-type="float">
            <text:p>0.010658502578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101509094238" calcext:value-type="float">
            <text:p>0.0101509094238</text:p>
          </table:table-cell>
          <table:table-cell office:value-type="float" office:value="0.012787103653" calcext:value-type="float">
            <text:p>0.012787103653</text:p>
          </table:table-cell>
          <table:table-cell office:value-type="float" office:value="0.0106856536865" calcext:value-type="float">
            <text:p>0.010685653686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101599693298" calcext:value-type="float">
            <text:p>0.0101599693298</text:p>
          </table:table-cell>
          <table:table-cell office:value-type="float" office:value="0.0124700069427" calcext:value-type="float">
            <text:p>0.0124700069427</text:p>
          </table:table-cell>
          <table:table-cell office:value-type="float" office:value="0.0107411956787" calcext:value-type="float">
            <text:p>0.010741195678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10195016861" calcext:value-type="float">
            <text:p>0.010195016861</text:p>
          </table:table-cell>
          <table:table-cell office:value-type="float" office:value="0.0128769874573" calcext:value-type="float">
            <text:p>0.0128769874573</text:p>
          </table:table-cell>
          <table:table-cell office:value-type="float" office:value="0.0107640647888" calcext:value-type="float">
            <text:p>0.010764064788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102570056915" calcext:value-type="float">
            <text:p>0.0102570056915</text:p>
          </table:table-cell>
          <table:table-cell office:value-type="float" office:value="0.0123181343079" calcext:value-type="float">
            <text:p>0.0123181343079</text:p>
          </table:table-cell>
          <table:table-cell office:value-type="float" office:value="0.0107050466537" calcext:value-type="float">
            <text:p>0.010705046653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120429992676" calcext:value-type="float">
            <text:p>0.0120429992676</text:p>
          </table:table-cell>
          <table:table-cell office:value-type="float" office:value="0.014219045639" calcext:value-type="float">
            <text:p>0.014219045639</text:p>
          </table:table-cell>
          <table:table-cell office:value-type="float" office:value="0.0126060628891" calcext:value-type="float">
            <text:p>0.012606062889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120701789856" calcext:value-type="float">
            <text:p>0.0120701789856</text:p>
          </table:table-cell>
          <table:table-cell office:value-type="float" office:value="0.0138080120087" calcext:value-type="float">
            <text:p>0.0138080120087</text:p>
          </table:table-cell>
          <table:table-cell office:value-type="float" office:value="0.0126056623459" calcext:value-type="float">
            <text:p>0.012605662345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120451450348" calcext:value-type="float">
            <text:p>0.0120451450348</text:p>
          </table:table-cell>
          <table:table-cell office:value-type="float" office:value="0.014121055603" calcext:value-type="float">
            <text:p>0.014121055603</text:p>
          </table:table-cell>
          <table:table-cell office:value-type="float" office:value="0.0125887918472" calcext:value-type="float">
            <text:p>0.012588791847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120830535889" calcext:value-type="float">
            <text:p>0.0120830535889</text:p>
          </table:table-cell>
          <table:table-cell office:value-type="float" office:value="0.0140979290009" calcext:value-type="float">
            <text:p>0.0140979290009</text:p>
          </table:table-cell>
          <table:table-cell office:value-type="float" office:value="0.0126595163345" calcext:value-type="float">
            <text:p>0.012659516334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121269226074" calcext:value-type="float">
            <text:p>0.0121269226074</text:p>
          </table:table-cell>
          <table:table-cell office:value-type="float" office:value="0.0154480934143" calcext:value-type="float">
            <text:p>0.0154480934143</text:p>
          </table:table-cell>
          <table:table-cell office:value-type="float" office:value="0.0128146219254" calcext:value-type="float">
            <text:p>0.012814621925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104651451111" calcext:value-type="float">
            <text:p>0.0104651451111</text:p>
          </table:table-cell>
          <table:table-cell office:value-type="float" office:value="0.0129899978638" calcext:value-type="float">
            <text:p>0.0129899978638</text:p>
          </table:table-cell>
          <table:table-cell office:value-type="float" office:value="0.0110825014114" calcext:value-type="float">
            <text:p>0.011082501411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105941295624" calcext:value-type="float">
            <text:p>0.0105941295624</text:p>
          </table:table-cell>
          <table:table-cell office:value-type="float" office:value="0.0134530067444" calcext:value-type="float">
            <text:p>0.0134530067444</text:p>
          </table:table-cell>
          <table:table-cell office:value-type="float" office:value="0.0111603069305" calcext:value-type="float">
            <text:p>0.011160306930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106279850006" calcext:value-type="float">
            <text:p>0.0106279850006</text:p>
          </table:table-cell>
          <table:table-cell office:value-type="float" office:value="0.0129859447479" calcext:value-type="float">
            <text:p>0.0129859447479</text:p>
          </table:table-cell>
          <table:table-cell office:value-type="float" office:value="0.0111432743073" calcext:value-type="float">
            <text:p>0.011143274307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106058120728" calcext:value-type="float">
            <text:p>0.0106058120728</text:p>
          </table:table-cell>
          <table:table-cell office:value-type="float" office:value="0.0124850273132" calcext:value-type="float">
            <text:p>0.0124850273132</text:p>
          </table:table-cell>
          <table:table-cell office:value-type="float" office:value="0.011082482338" calcext:value-type="float">
            <text:p>0.01108248233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106091499329" calcext:value-type="float">
            <text:p>0.0106091499329</text:p>
          </table:table-cell>
          <table:table-cell office:value-type="float" office:value="0.0124270915985" calcext:value-type="float">
            <text:p>0.0124270915985</text:p>
          </table:table-cell>
          <table:table-cell office:value-type="float" office:value="0.0111654520035" calcext:value-type="float">
            <text:p>0.011165452003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106902122498" calcext:value-type="float">
            <text:p>0.0106902122498</text:p>
          </table:table-cell>
          <table:table-cell office:value-type="float" office:value="0.0124480724335" calcext:value-type="float">
            <text:p>0.0124480724335</text:p>
          </table:table-cell>
          <table:table-cell office:value-type="float" office:value="0.011123342514" calcext:value-type="float">
            <text:p>0.01112334251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10675907135" calcext:value-type="float">
            <text:p>0.010675907135</text:p>
          </table:table-cell>
          <table:table-cell office:value-type="float" office:value="0.0130960941315" calcext:value-type="float">
            <text:p>0.0130960941315</text:p>
          </table:table-cell>
          <table:table-cell office:value-type="float" office:value="0.0112275028229" calcext:value-type="float">
            <text:p>0.011227502822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107398033142" calcext:value-type="float">
            <text:p>0.0107398033142</text:p>
          </table:table-cell>
          <table:table-cell office:value-type="float" office:value="0.0128448009491" calcext:value-type="float">
            <text:p>0.0128448009491</text:p>
          </table:table-cell>
          <table:table-cell office:value-type="float" office:value="0.0113483667374" calcext:value-type="float">
            <text:p>0.011348366737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106258392334" calcext:value-type="float">
            <text:p>0.0106258392334</text:p>
          </table:table-cell>
          <table:table-cell office:value-type="float" office:value="0.0124218463898" calcext:value-type="float">
            <text:p>0.0124218463898</text:p>
          </table:table-cell>
          <table:table-cell office:value-type="float" office:value="0.0112721729279" calcext:value-type="float">
            <text:p>0.011272172927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107350349426" calcext:value-type="float">
            <text:p>0.0107350349426</text:p>
          </table:table-cell>
          <table:table-cell office:value-type="float" office:value="0.014219045639" calcext:value-type="float">
            <text:p>0.014219045639</text:p>
          </table:table-cell>
          <table:table-cell office:value-type="float" office:value="0.0114053916931" calcext:value-type="float">
            <text:p>0.011405391693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107460021973" calcext:value-type="float">
            <text:p>0.0107460021973</text:p>
          </table:table-cell>
          <table:table-cell office:value-type="float" office:value="0.0138330459595" calcext:value-type="float">
            <text:p>0.0138330459595</text:p>
          </table:table-cell>
          <table:table-cell office:value-type="float" office:value="0.0113242816925" calcext:value-type="float">
            <text:p>0.011324281692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10705947876" calcext:value-type="float">
            <text:p>0.010705947876</text:p>
          </table:table-cell>
          <table:table-cell office:value-type="float" office:value="0.0140619277954" calcext:value-type="float">
            <text:p>0.0140619277954</text:p>
          </table:table-cell>
          <table:table-cell office:value-type="float" office:value="0.0113793516159" calcext:value-type="float">
            <text:p>0.011379351615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106039047241" calcext:value-type="float">
            <text:p>0.0106039047241</text:p>
          </table:table-cell>
          <table:table-cell office:value-type="float" office:value="0.0129339694977" calcext:value-type="float">
            <text:p>0.0129339694977</text:p>
          </table:table-cell>
          <table:table-cell office:value-type="float" office:value="0.0111375522614" calcext:value-type="float">
            <text:p>0.011137552261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10528087616" calcext:value-type="float">
            <text:p>0.010528087616</text:p>
          </table:table-cell>
          <table:table-cell office:value-type="float" office:value="0.0125160217285" calcext:value-type="float">
            <text:p>0.0125160217285</text:p>
          </table:table-cell>
          <table:table-cell office:value-type="float" office:value="0.0111424446106" calcext:value-type="float">
            <text:p>0.011142444610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106639862061" calcext:value-type="float">
            <text:p>0.0106639862061</text:p>
          </table:table-cell>
          <table:table-cell office:value-type="float" office:value="0.0128288269043" calcext:value-type="float">
            <text:p>0.0128288269043</text:p>
          </table:table-cell>
          <table:table-cell office:value-type="float" office:value="0.0111569309235" calcext:value-type="float">
            <text:p>0.011156930923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105900764465" calcext:value-type="float">
            <text:p>0.0105900764465</text:p>
          </table:table-cell>
          <table:table-cell office:value-type="float" office:value="0.0131378173828" calcext:value-type="float">
            <text:p>0.0131378173828</text:p>
          </table:table-cell>
          <table:table-cell office:value-type="float" office:value="0.011175122261" calcext:value-type="float">
            <text:p>0.01117512226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10575056076" calcext:value-type="float">
            <text:p>0.010575056076</text:p>
          </table:table-cell>
          <table:table-cell office:value-type="float" office:value="0.0126268863678" calcext:value-type="float">
            <text:p>0.0126268863678</text:p>
          </table:table-cell>
          <table:table-cell office:value-type="float" office:value="0.0111187267303" calcext:value-type="float">
            <text:p>0.011118726730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10644197464" calcext:value-type="float">
            <text:p>0.010644197464</text:p>
          </table:table-cell>
          <table:table-cell office:value-type="float" office:value="0.0126988887787" calcext:value-type="float">
            <text:p>0.0126988887787</text:p>
          </table:table-cell>
          <table:table-cell office:value-type="float" office:value="0.0111524438858" calcext:value-type="float">
            <text:p>0.011152443885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106220245361" calcext:value-type="float">
            <text:p>0.0106220245361</text:p>
          </table:table-cell>
          <table:table-cell office:value-type="float" office:value="0.0126750469208" calcext:value-type="float">
            <text:p>0.0126750469208</text:p>
          </table:table-cell>
          <table:table-cell office:value-type="float" office:value="0.0111547374725" calcext:value-type="float">
            <text:p>0.011154737472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106399059296" calcext:value-type="float">
            <text:p>0.0106399059296</text:p>
          </table:table-cell>
          <table:table-cell office:value-type="float" office:value="0.0134410858154" calcext:value-type="float">
            <text:p>0.0134410858154</text:p>
          </table:table-cell>
          <table:table-cell office:value-type="float" office:value="0.0111627960205" calcext:value-type="float">
            <text:p>0.011162796020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105230808258" calcext:value-type="float">
            <text:p>0.0105230808258</text:p>
          </table:table-cell>
          <table:table-cell office:value-type="float" office:value="0.012964963913" calcext:value-type="float">
            <text:p>0.012964963913</text:p>
          </table:table-cell>
          <table:table-cell office:value-type="float" office:value="0.0110044956207" calcext:value-type="float">
            <text:p>0.011004495620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104780197144" calcext:value-type="float">
            <text:p>0.0104780197144</text:p>
          </table:table-cell>
          <table:table-cell office:value-type="float" office:value="0.0126271247864" calcext:value-type="float">
            <text:p>0.0126271247864</text:p>
          </table:table-cell>
          <table:table-cell office:value-type="float" office:value="0.0109903001785" calcext:value-type="float">
            <text:p>0.010990300178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05049610138" calcext:value-type="float">
            <text:p>0.0105049610138</text:p>
          </table:table-cell>
          <table:table-cell office:value-type="float" office:value="0.0125629901886" calcext:value-type="float">
            <text:p>0.0125629901886</text:p>
          </table:table-cell>
          <table:table-cell office:value-type="float" office:value="0.0110825824738" calcext:value-type="float">
            <text:p>0.011082582473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104789733887" calcext:value-type="float">
            <text:p>0.0104789733887</text:p>
          </table:table-cell>
          <table:table-cell office:value-type="float" office:value="0.0126950740814" calcext:value-type="float">
            <text:p>0.0126950740814</text:p>
          </table:table-cell>
          <table:table-cell office:value-type="float" office:value="0.0110718250275" calcext:value-type="float">
            <text:p>0.011071825027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105011463165" calcext:value-type="float">
            <text:p>0.0105011463165</text:p>
          </table:table-cell>
          <table:table-cell office:value-type="float" office:value="0.012552022934" calcext:value-type="float">
            <text:p>0.012552022934</text:p>
          </table:table-cell>
          <table:table-cell office:value-type="float" office:value="0.0110832357407" calcext:value-type="float">
            <text:p>0.011083235740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105891227722" calcext:value-type="float">
            <text:p>0.0105891227722</text:p>
          </table:table-cell>
          <table:table-cell office:value-type="float" office:value="0.0124180316925" calcext:value-type="float">
            <text:p>0.0124180316925</text:p>
          </table:table-cell>
          <table:table-cell office:value-type="float" office:value="0.0110569095612" calcext:value-type="float">
            <text:p>0.011056909561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105221271515" calcext:value-type="float">
            <text:p>0.0105221271515</text:p>
          </table:table-cell>
          <table:table-cell office:value-type="float" office:value="0.0127251148224" calcext:value-type="float">
            <text:p>0.0127251148224</text:p>
          </table:table-cell>
          <table:table-cell office:value-type="float" office:value="0.0110594511032" calcext:value-type="float">
            <text:p>0.011059451103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105240345001" calcext:value-type="float">
            <text:p>0.0105240345001</text:p>
          </table:table-cell>
          <table:table-cell office:value-type="float" office:value="0.0121729373932" calcext:value-type="float">
            <text:p>0.0121729373932</text:p>
          </table:table-cell>
          <table:table-cell office:value-type="float" office:value="0.0111031198502" calcext:value-type="float">
            <text:p>0.011103119850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105850696564" calcext:value-type="float">
            <text:p>0.0105850696564</text:p>
          </table:table-cell>
          <table:table-cell office:value-type="float" office:value="0.012913942337" calcext:value-type="float">
            <text:p>0.012913942337</text:p>
          </table:table-cell>
          <table:table-cell office:value-type="float" office:value="0.0110589122772" calcext:value-type="float">
            <text:p>0.011058912277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105760097504" calcext:value-type="float">
            <text:p>0.0105760097504</text:p>
          </table:table-cell>
          <table:table-cell office:value-type="float" office:value="0.0147569179535" calcext:value-type="float">
            <text:p>0.0147569179535</text:p>
          </table:table-cell>
          <table:table-cell office:value-type="float" office:value="0.0113214540482" calcext:value-type="float">
            <text:p>0.011321454048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105330944061" calcext:value-type="float">
            <text:p>0.0105330944061</text:p>
          </table:table-cell>
          <table:table-cell office:value-type="float" office:value="0.013466835022" calcext:value-type="float">
            <text:p>0.013466835022</text:p>
          </table:table-cell>
          <table:table-cell office:value-type="float" office:value="0.0112746763229" calcext:value-type="float">
            <text:p>0.011274676322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106270313263" calcext:value-type="float">
            <text:p>0.0106270313263</text:p>
          </table:table-cell>
          <table:table-cell office:value-type="float" office:value="0.0131659507751" calcext:value-type="float">
            <text:p>0.0131659507751</text:p>
          </table:table-cell>
          <table:table-cell office:value-type="float" office:value="0.0112472105026" calcext:value-type="float">
            <text:p>0.011247210502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105788707733" calcext:value-type="float">
            <text:p>0.0105788707733</text:p>
          </table:table-cell>
          <table:table-cell office:value-type="float" office:value="0.0126440525055" calcext:value-type="float">
            <text:p>0.0126440525055</text:p>
          </table:table-cell>
          <table:table-cell office:value-type="float" office:value="0.0111771631241" calcext:value-type="float">
            <text:p>0.011177163124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106089115143" calcext:value-type="float">
            <text:p>0.0106089115143</text:p>
          </table:table-cell>
          <table:table-cell office:value-type="float" office:value="0.0129268169403" calcext:value-type="float">
            <text:p>0.0129268169403</text:p>
          </table:table-cell>
          <table:table-cell office:value-type="float" office:value="0.0112245893478" calcext:value-type="float">
            <text:p>0.011224589347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106339454651" calcext:value-type="float">
            <text:p>0.0106339454651</text:p>
          </table:table-cell>
          <table:table-cell office:value-type="float" office:value="0.0126090049744" calcext:value-type="float">
            <text:p>0.0126090049744</text:p>
          </table:table-cell>
          <table:table-cell office:value-type="float" office:value="0.0112488746643" calcext:value-type="float">
            <text:p>0.011248874664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107169151306" calcext:value-type="float">
            <text:p>0.0107169151306</text:p>
          </table:table-cell>
          <table:table-cell office:value-type="float" office:value="0.012717962265" calcext:value-type="float">
            <text:p>0.012717962265</text:p>
          </table:table-cell>
          <table:table-cell office:value-type="float" office:value="0.0112619495392" calcext:value-type="float">
            <text:p>0.011261949539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106799602509" calcext:value-type="float">
            <text:p>0.0106799602509</text:p>
          </table:table-cell>
          <table:table-cell office:value-type="float" office:value="0.0124719142914" calcext:value-type="float">
            <text:p>0.0124719142914</text:p>
          </table:table-cell>
          <table:table-cell office:value-type="float" office:value="0.0112711715698" calcext:value-type="float">
            <text:p>0.011271171569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10733127594" calcext:value-type="float">
            <text:p>0.010733127594</text:p>
          </table:table-cell>
          <table:table-cell office:value-type="float" office:value="0.0229120254517" calcext:value-type="float">
            <text:p>0.0229120254517</text:p>
          </table:table-cell>
          <table:table-cell office:value-type="float" office:value="0.0116644096375" calcext:value-type="float">
            <text:p>0.011664409637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107038021088" calcext:value-type="float">
            <text:p>0.0107038021088</text:p>
          </table:table-cell>
          <table:table-cell office:value-type="float" office:value="0.0128998756409" calcext:value-type="float">
            <text:p>0.0128998756409</text:p>
          </table:table-cell>
          <table:table-cell office:value-type="float" office:value="0.0113129425049" calcext:value-type="float">
            <text:p>0.011312942504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107278823853" calcext:value-type="float">
            <text:p>0.0107278823853</text:p>
          </table:table-cell>
          <table:table-cell office:value-type="float" office:value="0.0143449306488" calcext:value-type="float">
            <text:p>0.0143449306488</text:p>
          </table:table-cell>
          <table:table-cell office:value-type="float" office:value="0.0113659667969" calcext:value-type="float">
            <text:p>0.011365966796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107810497284" calcext:value-type="float">
            <text:p>0.0107810497284</text:p>
          </table:table-cell>
          <table:table-cell office:value-type="float" office:value="0.0139188766479" calcext:value-type="float">
            <text:p>0.0139188766479</text:p>
          </table:table-cell>
          <table:table-cell office:value-type="float" office:value="0.0113671684265" calcext:value-type="float">
            <text:p>0.011367168426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107729434967" calcext:value-type="float">
            <text:p>0.0107729434967</text:p>
          </table:table-cell>
          <table:table-cell office:value-type="float" office:value="0.0140969753265" calcext:value-type="float">
            <text:p>0.0140969753265</text:p>
          </table:table-cell>
          <table:table-cell office:value-type="float" office:value="0.0113052511215" calcext:value-type="float">
            <text:p>0.011305251121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107660293579" calcext:value-type="float">
            <text:p>0.0107660293579</text:p>
          </table:table-cell>
          <table:table-cell office:value-type="float" office:value="0.0142750740051" calcext:value-type="float">
            <text:p>0.0142750740051</text:p>
          </table:table-cell>
          <table:table-cell office:value-type="float" office:value="0.0113211202621" calcext:value-type="float">
            <text:p>0.011321120262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160970687866" calcext:value-type="float">
            <text:p>0.0160970687866</text:p>
          </table:table-cell>
          <table:table-cell office:value-type="float" office:value="0.0200219154358" calcext:value-type="float">
            <text:p>0.0200219154358</text:p>
          </table:table-cell>
          <table:table-cell office:value-type="float" office:value="0.0165651988983" calcext:value-type="float">
            <text:p>0.016565198898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15909910202" calcext:value-type="float">
            <text:p>0.015909910202</text:p>
          </table:table-cell>
          <table:table-cell office:value-type="float" office:value="0.0190901756287" calcext:value-type="float">
            <text:p>0.0190901756287</text:p>
          </table:table-cell>
          <table:table-cell office:value-type="float" office:value="0.016591296196" calcext:value-type="float">
            <text:p>0.01659129619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158498287201" calcext:value-type="float">
            <text:p>0.0158498287201</text:p>
          </table:table-cell>
          <table:table-cell office:value-type="float" office:value="0.020045042038" calcext:value-type="float">
            <text:p>0.020045042038</text:p>
          </table:table-cell>
          <table:table-cell office:value-type="float" office:value="0.016604719162" calcext:value-type="float">
            <text:p>0.01660471916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157661437988" calcext:value-type="float">
            <text:p>0.0157661437988</text:p>
          </table:table-cell>
          <table:table-cell office:value-type="float" office:value="0.0196480751038" calcext:value-type="float">
            <text:p>0.0196480751038</text:p>
          </table:table-cell>
          <table:table-cell office:value-type="float" office:value="0.0165542411804" calcext:value-type="float">
            <text:p>0.016554241180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114879608154" calcext:value-type="float">
            <text:p>0.0114879608154</text:p>
          </table:table-cell>
          <table:table-cell office:value-type="float" office:value="0.0152680873871" calcext:value-type="float">
            <text:p>0.0152680873871</text:p>
          </table:table-cell>
          <table:table-cell office:value-type="float" office:value="0.0120716714859" calcext:value-type="float">
            <text:p>0.012071671485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114839076996" calcext:value-type="float">
            <text:p>0.0114839076996</text:p>
          </table:table-cell>
          <table:table-cell office:value-type="float" office:value="0.0149018764496" calcext:value-type="float">
            <text:p>0.0149018764496</text:p>
          </table:table-cell>
          <table:table-cell office:value-type="float" office:value="0.0120810174942" calcext:value-type="float">
            <text:p>0.012081017494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115621089935" calcext:value-type="float">
            <text:p>0.0115621089935</text:p>
          </table:table-cell>
          <table:table-cell office:value-type="float" office:value="0.0136978626251" calcext:value-type="float">
            <text:p>0.0136978626251</text:p>
          </table:table-cell>
          <table:table-cell office:value-type="float" office:value="0.0120955991745" calcext:value-type="float">
            <text:p>0.012095599174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11509180069" calcext:value-type="float">
            <text:p>0.011509180069</text:p>
          </table:table-cell>
          <table:table-cell office:value-type="float" office:value="0.0139000415802" calcext:value-type="float">
            <text:p>0.0139000415802</text:p>
          </table:table-cell>
          <table:table-cell office:value-type="float" office:value="0.0121075534821" calcext:value-type="float">
            <text:p>0.012107553482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115120410919" calcext:value-type="float">
            <text:p>0.0115120410919</text:p>
          </table:table-cell>
          <table:table-cell office:value-type="float" office:value="0.0137829780579" calcext:value-type="float">
            <text:p>0.0137829780579</text:p>
          </table:table-cell>
          <table:table-cell office:value-type="float" office:value="0.0121424770355" calcext:value-type="float">
            <text:p>0.012142477035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236690044403" calcext:value-type="float">
            <text:p>0.0236690044403</text:p>
          </table:table-cell>
          <table:table-cell office:value-type="float" office:value="0.0273809432983" calcext:value-type="float">
            <text:p>0.0273809432983</text:p>
          </table:table-cell>
          <table:table-cell office:value-type="float" office:value="0.0243071222305" calcext:value-type="float">
            <text:p>0.024307122230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236270427704" calcext:value-type="float">
            <text:p>0.0236270427704</text:p>
          </table:table-cell>
          <table:table-cell office:value-type="float" office:value="0.0276148319244" calcext:value-type="float">
            <text:p>0.0276148319244</text:p>
          </table:table-cell>
          <table:table-cell office:value-type="float" office:value="0.024573225975" calcext:value-type="float">
            <text:p>0.0245732259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237801074982" calcext:value-type="float">
            <text:p>0.0237801074982</text:p>
          </table:table-cell>
          <table:table-cell office:value-type="float" office:value="0.0262470245361" calcext:value-type="float">
            <text:p>0.0262470245361</text:p>
          </table:table-cell>
          <table:table-cell office:value-type="float" office:value="0.0244681215286" calcext:value-type="float">
            <text:p>0.024468121528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237350463867" calcext:value-type="float">
            <text:p>0.0237350463867</text:p>
          </table:table-cell>
          <table:table-cell office:value-type="float" office:value="0.0266790390015" calcext:value-type="float">
            <text:p>0.0266790390015</text:p>
          </table:table-cell>
          <table:table-cell office:value-type="float" office:value="0.0243834733963" calcext:value-type="float">
            <text:p>0.024383473396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23647069931" calcext:value-type="float">
            <text:p>0.023647069931</text:p>
          </table:table-cell>
          <table:table-cell office:value-type="float" office:value="0.0266191959381" calcext:value-type="float">
            <text:p>0.0266191959381</text:p>
          </table:table-cell>
          <table:table-cell office:value-type="float" office:value="0.0243750619888" calcext:value-type="float">
            <text:p>0.024375061988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236999988556" calcext:value-type="float">
            <text:p>0.0236999988556</text:p>
          </table:table-cell>
          <table:table-cell office:value-type="float" office:value="0.0272688865662" calcext:value-type="float">
            <text:p>0.0272688865662</text:p>
          </table:table-cell>
          <table:table-cell office:value-type="float" office:value="0.0245234727859" calcext:value-type="float">
            <text:p>0.024523472785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238969326019" calcext:value-type="float">
            <text:p>0.0238969326019</text:p>
          </table:table-cell>
          <table:table-cell office:value-type="float" office:value="0.0267560482025" calcext:value-type="float">
            <text:p>0.0267560482025</text:p>
          </table:table-cell>
          <table:table-cell office:value-type="float" office:value="0.0245461606979" calcext:value-type="float">
            <text:p>0.024546160697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237491130829" calcext:value-type="float">
            <text:p>0.0237491130829</text:p>
          </table:table-cell>
          <table:table-cell office:value-type="float" office:value="0.0268330574036" calcext:value-type="float">
            <text:p>0.0268330574036</text:p>
          </table:table-cell>
          <table:table-cell office:value-type="float" office:value="0.0245901441574" calcext:value-type="float">
            <text:p>0.024590144157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237441062927" calcext:value-type="float">
            <text:p>0.0237441062927</text:p>
          </table:table-cell>
          <table:table-cell office:value-type="float" office:value="0.0262670516968" calcext:value-type="float">
            <text:p>0.0262670516968</text:p>
          </table:table-cell>
          <table:table-cell office:value-type="float" office:value="0.0245538568497" calcext:value-type="float">
            <text:p>0.024553856849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237820148468" calcext:value-type="float">
            <text:p>0.0237820148468</text:p>
          </table:table-cell>
          <table:table-cell office:value-type="float" office:value="0.0267019271851" calcext:value-type="float">
            <text:p>0.0267019271851</text:p>
          </table:table-cell>
          <table:table-cell office:value-type="float" office:value="0.0245922327042" calcext:value-type="float">
            <text:p>0.024592232704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239188671112" calcext:value-type="float">
            <text:p>0.0239188671112</text:p>
          </table:table-cell>
          <table:table-cell office:value-type="float" office:value="0.0273880958557" calcext:value-type="float">
            <text:p>0.0273880958557</text:p>
          </table:table-cell>
          <table:table-cell office:value-type="float" office:value="0.0246382904053" calcext:value-type="float">
            <text:p>0.024638290405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11479139328" calcext:value-type="float">
            <text:p>0.011479139328</text:p>
          </table:table-cell>
          <table:table-cell office:value-type="float" office:value="0.0140490531921" calcext:value-type="float">
            <text:p>0.0140490531921</text:p>
          </table:table-cell>
          <table:table-cell office:value-type="float" office:value="0.0121412611008" calcext:value-type="float">
            <text:p>0.012141261100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115079879761" calcext:value-type="float">
            <text:p>0.0115079879761</text:p>
          </table:table-cell>
          <table:table-cell office:value-type="float" office:value="0.0139088630676" calcext:value-type="float">
            <text:p>0.0139088630676</text:p>
          </table:table-cell>
          <table:table-cell office:value-type="float" office:value="0.0120634508133" calcext:value-type="float">
            <text:p>0.012063450813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11458158493" calcext:value-type="float">
            <text:p>0.011458158493</text:p>
          </table:table-cell>
          <table:table-cell office:value-type="float" office:value="0.0134491920471" calcext:value-type="float">
            <text:p>0.0134491920471</text:p>
          </table:table-cell>
          <table:table-cell office:value-type="float" office:value="0.0120706319809" calcext:value-type="float">
            <text:p>0.012070631980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11458158493" calcext:value-type="float">
            <text:p>0.011458158493</text:p>
          </table:table-cell>
          <table:table-cell office:value-type="float" office:value="0.0138127803802" calcext:value-type="float">
            <text:p>0.0138127803802</text:p>
          </table:table-cell>
          <table:table-cell office:value-type="float" office:value="0.0120504283905" calcext:value-type="float">
            <text:p>0.012050428390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119619369507" calcext:value-type="float">
            <text:p>0.0119619369507</text:p>
          </table:table-cell>
          <table:table-cell office:value-type="float" office:value="0.0153620243073" calcext:value-type="float">
            <text:p>0.0153620243073</text:p>
          </table:table-cell>
          <table:table-cell office:value-type="float" office:value="0.0126606082916" calcext:value-type="float">
            <text:p>0.012660608291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119779109955" calcext:value-type="float">
            <text:p>0.0119779109955</text:p>
          </table:table-cell>
          <table:table-cell office:value-type="float" office:value="0.0154831409454" calcext:value-type="float">
            <text:p>0.0154831409454</text:p>
          </table:table-cell>
          <table:table-cell office:value-type="float" office:value="0.0126712179184" calcext:value-type="float">
            <text:p>0.012671217918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140841007233" calcext:value-type="float">
            <text:p>0.0140841007233</text:p>
          </table:table-cell>
          <table:table-cell office:value-type="float" office:value="0.0174241065979" calcext:value-type="float">
            <text:p>0.0174241065979</text:p>
          </table:table-cell>
          <table:table-cell office:value-type="float" office:value="0.0147043418884" calcext:value-type="float">
            <text:p>0.014704341888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141010284424" calcext:value-type="float">
            <text:p>0.0141010284424</text:p>
          </table:table-cell>
          <table:table-cell office:value-type="float" office:value="0.0174181461334" calcext:value-type="float">
            <text:p>0.0174181461334</text:p>
          </table:table-cell>
          <table:table-cell office:value-type="float" office:value="0.0147621011734" calcext:value-type="float">
            <text:p>0.014762101173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140810012817" calcext:value-type="float">
            <text:p>0.0140810012817</text:p>
          </table:table-cell>
          <table:table-cell office:value-type="float" office:value="0.0171408653259" calcext:value-type="float">
            <text:p>0.0171408653259</text:p>
          </table:table-cell>
          <table:table-cell office:value-type="float" office:value="0.0148751544952" calcext:value-type="float">
            <text:p>0.014875154495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14034986496" calcext:value-type="float">
            <text:p>0.014034986496</text:p>
          </table:table-cell>
          <table:table-cell office:value-type="float" office:value="0.0166449546814" calcext:value-type="float">
            <text:p>0.0166449546814</text:p>
          </table:table-cell>
          <table:table-cell office:value-type="float" office:value="0.0147435331345" calcext:value-type="float">
            <text:p>0.014743533134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140659809113" calcext:value-type="float">
            <text:p>0.0140659809113</text:p>
          </table:table-cell>
          <table:table-cell office:value-type="float" office:value="0.0164680480957" calcext:value-type="float">
            <text:p>0.0164680480957</text:p>
          </table:table-cell>
          <table:table-cell office:value-type="float" office:value="0.0147703647614" calcext:value-type="float">
            <text:p>0.014770364761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140328407288" calcext:value-type="float">
            <text:p>0.0140328407288</text:p>
          </table:table-cell>
          <table:table-cell office:value-type="float" office:value="0.0164699554443" calcext:value-type="float">
            <text:p>0.0164699554443</text:p>
          </table:table-cell>
          <table:table-cell office:value-type="float" office:value="0.0148043394089" calcext:value-type="float">
            <text:p>0.014804339408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14219045639" calcext:value-type="float">
            <text:p>0.014219045639</text:p>
          </table:table-cell>
          <table:table-cell office:value-type="float" office:value="0.016795873642" calcext:value-type="float">
            <text:p>0.016795873642</text:p>
          </table:table-cell>
          <table:table-cell office:value-type="float" office:value="0.0148047018051" calcext:value-type="float">
            <text:p>0.014804701805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14093875885" calcext:value-type="float">
            <text:p>0.014093875885</text:p>
          </table:table-cell>
          <table:table-cell office:value-type="float" office:value="0.0178270339966" calcext:value-type="float">
            <text:p>0.0178270339966</text:p>
          </table:table-cell>
          <table:table-cell office:value-type="float" office:value="0.0148950338364" calcext:value-type="float">
            <text:p>0.014895033836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141770839691" calcext:value-type="float">
            <text:p>0.0141770839691</text:p>
          </table:table-cell>
          <table:table-cell office:value-type="float" office:value="0.0177581310272" calcext:value-type="float">
            <text:p>0.0177581310272</text:p>
          </table:table-cell>
          <table:table-cell office:value-type="float" office:value="0.0149694395065" calcext:value-type="float">
            <text:p>0.014969439506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142199993134" calcext:value-type="float">
            <text:p>0.0142199993134</text:p>
          </table:table-cell>
          <table:table-cell office:value-type="float" office:value="0.0180599689484" calcext:value-type="float">
            <text:p>0.0180599689484</text:p>
          </table:table-cell>
          <table:table-cell office:value-type="float" office:value="0.0149953603745" calcext:value-type="float">
            <text:p>0.014995360374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142140388489" calcext:value-type="float">
            <text:p>0.0142140388489</text:p>
          </table:table-cell>
          <table:table-cell office:value-type="float" office:value="0.0178680419922" calcext:value-type="float">
            <text:p>0.0178680419922</text:p>
          </table:table-cell>
          <table:table-cell office:value-type="float" office:value="0.0149224615097" calcext:value-type="float">
            <text:p>0.014922461509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142419338226" calcext:value-type="float">
            <text:p>0.0142419338226</text:p>
          </table:table-cell>
          <table:table-cell office:value-type="float" office:value="0.0177819728851" calcext:value-type="float">
            <text:p>0.0177819728851</text:p>
          </table:table-cell>
          <table:table-cell office:value-type="float" office:value="0.0148895454407" calcext:value-type="float">
            <text:p>0.014889545440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14317035675" calcext:value-type="float">
            <text:p>0.014317035675</text:p>
          </table:table-cell>
          <table:table-cell office:value-type="float" office:value="0.0175468921661" calcext:value-type="float">
            <text:p>0.0175468921661</text:p>
          </table:table-cell>
          <table:table-cell office:value-type="float" office:value="0.0149561452866" calcext:value-type="float">
            <text:p>0.014956145286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142469406128" calcext:value-type="float">
            <text:p>0.0142469406128</text:p>
          </table:table-cell>
          <table:table-cell office:value-type="float" office:value="0.0174028873444" calcext:value-type="float">
            <text:p>0.0174028873444</text:p>
          </table:table-cell>
          <table:table-cell office:value-type="float" office:value="0.0149499893188" calcext:value-type="float">
            <text:p>0.014949989318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252139568329" calcext:value-type="float">
            <text:p>0.0252139568329</text:p>
          </table:table-cell>
          <table:table-cell office:value-type="float" office:value="0.0287880897522" calcext:value-type="float">
            <text:p>0.0287880897522</text:p>
          </table:table-cell>
          <table:table-cell office:value-type="float" office:value="0.0261522960663" calcext:value-type="float">
            <text:p>0.026152296066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253109931946" calcext:value-type="float">
            <text:p>0.0253109931946</text:p>
          </table:table-cell>
          <table:table-cell office:value-type="float" office:value="0.037162065506" calcext:value-type="float">
            <text:p>0.037162065506</text:p>
          </table:table-cell>
          <table:table-cell office:value-type="float" office:value="0.0263221120834" calcext:value-type="float">
            <text:p>0.026322112083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253820419312" calcext:value-type="float">
            <text:p>0.0253820419312</text:p>
          </table:table-cell>
          <table:table-cell office:value-type="float" office:value="0.0285589694977" calcext:value-type="float">
            <text:p>0.0285589694977</text:p>
          </table:table-cell>
          <table:table-cell office:value-type="float" office:value="0.0262822246552" calcext:value-type="float">
            <text:p>0.026282224655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252649784088" calcext:value-type="float">
            <text:p>0.0252649784088</text:p>
          </table:table-cell>
          <table:table-cell office:value-type="float" office:value="0.0285818576813" calcext:value-type="float">
            <text:p>0.0285818576813</text:p>
          </table:table-cell>
          <table:table-cell office:value-type="float" office:value="0.0261679553986" calcext:value-type="float">
            <text:p>0.026167955398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255019664764" calcext:value-type="float">
            <text:p>0.0255019664764</text:p>
          </table:table-cell>
          <table:table-cell office:value-type="float" office:value="0.0352718830109" calcext:value-type="float">
            <text:p>0.0352718830109</text:p>
          </table:table-cell>
          <table:table-cell office:value-type="float" office:value="0.0265653181076" calcext:value-type="float">
            <text:p>0.026565318107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253899097443" calcext:value-type="float">
            <text:p>0.0253899097443</text:p>
          </table:table-cell>
          <table:table-cell office:value-type="float" office:value="0.0286839008331" calcext:value-type="float">
            <text:p>0.0286839008331</text:p>
          </table:table-cell>
          <table:table-cell office:value-type="float" office:value="0.0261838340759" calcext:value-type="float">
            <text:p>0.026183834075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252439975739" calcext:value-type="float">
            <text:p>0.0252439975739</text:p>
          </table:table-cell>
          <table:table-cell office:value-type="float" office:value="0.0292010307312" calcext:value-type="float">
            <text:p>0.0292010307312</text:p>
          </table:table-cell>
          <table:table-cell office:value-type="float" office:value="0.0260427522659" calcext:value-type="float">
            <text:p>0.026042752265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253059864044" calcext:value-type="float">
            <text:p>0.0253059864044</text:p>
          </table:table-cell>
          <table:table-cell office:value-type="float" office:value="0.0383269786835" calcext:value-type="float">
            <text:p>0.0383269786835</text:p>
          </table:table-cell>
          <table:table-cell office:value-type="float" office:value="0.0265506601334" calcext:value-type="float">
            <text:p>0.026550660133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253760814667" calcext:value-type="float">
            <text:p>0.0253760814667</text:p>
          </table:table-cell>
          <table:table-cell office:value-type="float" office:value="0.0283041000366" calcext:value-type="float">
            <text:p>0.0283041000366</text:p>
          </table:table-cell>
          <table:table-cell office:value-type="float" office:value="0.0263564252853" calcext:value-type="float">
            <text:p>0.026356425285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255830287933" calcext:value-type="float">
            <text:p>0.0255830287933</text:p>
          </table:table-cell>
          <table:table-cell office:value-type="float" office:value="0.0284049510956" calcext:value-type="float">
            <text:p>0.0284049510956</text:p>
          </table:table-cell>
          <table:table-cell office:value-type="float" office:value="0.0263840818405" calcext:value-type="float">
            <text:p>0.026384081840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254020690918" calcext:value-type="float">
            <text:p>0.0254020690918</text:p>
          </table:table-cell>
          <table:table-cell office:value-type="float" office:value="0.0339071750641" calcext:value-type="float">
            <text:p>0.0339071750641</text:p>
          </table:table-cell>
          <table:table-cell office:value-type="float" office:value="0.026790895462" calcext:value-type="float">
            <text:p>0.02679089546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256209373474" calcext:value-type="float">
            <text:p>0.0256209373474</text:p>
          </table:table-cell>
          <table:table-cell office:value-type="float" office:value="0.0392150878906" calcext:value-type="float">
            <text:p>0.0392150878906</text:p>
          </table:table-cell>
          <table:table-cell office:value-type="float" office:value="0.0266887903214" calcext:value-type="float">
            <text:p>0.026688790321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255670547485" calcext:value-type="float">
            <text:p>0.0255670547485</text:p>
          </table:table-cell>
          <table:table-cell office:value-type="float" office:value="0.0289769172668" calcext:value-type="float">
            <text:p>0.0289769172668</text:p>
          </table:table-cell>
          <table:table-cell office:value-type="float" office:value="0.0264412593842" calcext:value-type="float">
            <text:p>0.026441259384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255599021912" calcext:value-type="float">
            <text:p>0.0255599021912</text:p>
          </table:table-cell>
          <table:table-cell office:value-type="float" office:value="0.0296211242676" calcext:value-type="float">
            <text:p>0.0296211242676</text:p>
          </table:table-cell>
          <table:table-cell office:value-type="float" office:value="0.026446018219" calcext:value-type="float">
            <text:p>0.02644601821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257420539856" calcext:value-type="float">
            <text:p>0.0257420539856</text:p>
          </table:table-cell>
          <table:table-cell office:value-type="float" office:value="0.0303938388824" calcext:value-type="float">
            <text:p>0.0303938388824</text:p>
          </table:table-cell>
          <table:table-cell office:value-type="float" office:value="0.0265766334534" calcext:value-type="float">
            <text:p>0.026576633453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256400108337" calcext:value-type="float">
            <text:p>0.0256400108337</text:p>
          </table:table-cell>
          <table:table-cell office:value-type="float" office:value="0.0284740924835" calcext:value-type="float">
            <text:p>0.0284740924835</text:p>
          </table:table-cell>
          <table:table-cell office:value-type="float" office:value="0.0263892030716" calcext:value-type="float">
            <text:p>0.026389203071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256178379059" calcext:value-type="float">
            <text:p>0.0256178379059</text:p>
          </table:table-cell>
          <table:table-cell office:value-type="float" office:value="0.0294291973114" calcext:value-type="float">
            <text:p>0.0294291973114</text:p>
          </table:table-cell>
          <table:table-cell office:value-type="float" office:value="0.0265919971466" calcext:value-type="float">
            <text:p>0.026591997146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257120132446" calcext:value-type="float">
            <text:p>0.0257120132446</text:p>
          </table:table-cell>
          <table:table-cell office:value-type="float" office:value="0.0282559394836" calcext:value-type="float">
            <text:p>0.0282559394836</text:p>
          </table:table-cell>
          <table:table-cell office:value-type="float" office:value="0.0265133523941" calcext:value-type="float">
            <text:p>0.026513352394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256640911102" calcext:value-type="float">
            <text:p>0.0256640911102</text:p>
          </table:table-cell>
          <table:table-cell office:value-type="float" office:value="0.028501033783" calcext:value-type="float">
            <text:p>0.028501033783</text:p>
          </table:table-cell>
          <table:table-cell office:value-type="float" office:value="0.0266129732132" calcext:value-type="float">
            <text:p>0.026612973213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143120288849" calcext:value-type="float">
            <text:p>0.0143120288849</text:p>
          </table:table-cell>
          <table:table-cell office:value-type="float" office:value="0.0169260501862" calcext:value-type="float">
            <text:p>0.0169260501862</text:p>
          </table:table-cell>
          <table:table-cell office:value-type="float" office:value="0.0151117753983" calcext:value-type="float">
            <text:p>0.015111775398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145130157471" calcext:value-type="float">
            <text:p>0.0145130157471</text:p>
          </table:table-cell>
          <table:table-cell office:value-type="float" office:value="0.0164079666138" calcext:value-type="float">
            <text:p>0.0164079666138</text:p>
          </table:table-cell>
          <table:table-cell office:value-type="float" office:value="0.0151720762253" calcext:value-type="float">
            <text:p>0.015172076225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144681930542" calcext:value-type="float">
            <text:p>0.0144681930542</text:p>
          </table:table-cell>
          <table:table-cell office:value-type="float" office:value="0.0167541503906" calcext:value-type="float">
            <text:p>0.0167541503906</text:p>
          </table:table-cell>
          <table:table-cell office:value-type="float" office:value="0.0151421165466" calcext:value-type="float">
            <text:p>0.015142116546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143091678619" calcext:value-type="float">
            <text:p>0.0143091678619</text:p>
          </table:table-cell>
          <table:table-cell office:value-type="float" office:value="0.0164129734039" calcext:value-type="float">
            <text:p>0.0164129734039</text:p>
          </table:table-cell>
          <table:table-cell office:value-type="float" office:value="0.0151696109772" calcext:value-type="float">
            <text:p>0.015169610977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143640041351" calcext:value-type="float">
            <text:p>0.0143640041351</text:p>
          </table:table-cell>
          <table:table-cell office:value-type="float" office:value="0.0166709423065" calcext:value-type="float">
            <text:p>0.0166709423065</text:p>
          </table:table-cell>
          <table:table-cell office:value-type="float" office:value="0.0151240253448" calcext:value-type="float">
            <text:p>0.015124025344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1442694664" calcext:value-type="float">
            <text:p>0.01442694664</text:p>
          </table:table-cell>
          <table:table-cell office:value-type="float" office:value="0.0169777870178" calcext:value-type="float">
            <text:p>0.0169777870178</text:p>
          </table:table-cell>
          <table:table-cell office:value-type="float" office:value="0.0151702785492" calcext:value-type="float">
            <text:p>0.015170278549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144581794739" calcext:value-type="float">
            <text:p>0.0144581794739</text:p>
          </table:table-cell>
          <table:table-cell office:value-type="float" office:value="0.0163478851318" calcext:value-type="float">
            <text:p>0.0163478851318</text:p>
          </table:table-cell>
          <table:table-cell office:value-type="float" office:value="0.0151495742798" calcext:value-type="float">
            <text:p>0.015149574279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144839286804" calcext:value-type="float">
            <text:p>0.0144839286804</text:p>
          </table:table-cell>
          <table:table-cell office:value-type="float" office:value="0.0167708396912" calcext:value-type="float">
            <text:p>0.0167708396912</text:p>
          </table:table-cell>
          <table:table-cell office:value-type="float" office:value="0.0151970815659" calcext:value-type="float">
            <text:p>0.015197081565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146958827972" calcext:value-type="float">
            <text:p>0.0146958827972</text:p>
          </table:table-cell>
          <table:table-cell office:value-type="float" office:value="0.0191948413849" calcext:value-type="float">
            <text:p>0.0191948413849</text:p>
          </table:table-cell>
          <table:table-cell office:value-type="float" office:value="0.0154611158371" calcext:value-type="float">
            <text:p>0.015461115837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125789642334" calcext:value-type="float">
            <text:p>0.0125789642334</text:p>
          </table:table-cell>
          <table:table-cell office:value-type="float" office:value="0.0157058238983" calcext:value-type="float">
            <text:p>0.0157058238983</text:p>
          </table:table-cell>
          <table:table-cell office:value-type="float" office:value="0.0131427335739" calcext:value-type="float">
            <text:p>0.013142733573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125150680542" calcext:value-type="float">
            <text:p>0.0125150680542</text:p>
          </table:table-cell>
          <table:table-cell office:value-type="float" office:value="0.0158829689026" calcext:value-type="float">
            <text:p>0.0158829689026</text:p>
          </table:table-cell>
          <table:table-cell office:value-type="float" office:value="0.0131545448303" calcext:value-type="float">
            <text:p>0.013154544830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125679969788" calcext:value-type="float">
            <text:p>0.0125679969788</text:p>
          </table:table-cell>
          <table:table-cell office:value-type="float" office:value="0.0145719051361" calcext:value-type="float">
            <text:p>0.0145719051361</text:p>
          </table:table-cell>
          <table:table-cell office:value-type="float" office:value="0.0131723403931" calcext:value-type="float">
            <text:p>0.013172340393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12521982193" calcext:value-type="float">
            <text:p>0.012521982193</text:p>
          </table:table-cell>
          <table:table-cell office:value-type="float" office:value="0.0158858299255" calcext:value-type="float">
            <text:p>0.0158858299255</text:p>
          </table:table-cell>
          <table:table-cell office:value-type="float" office:value="0.0132530498505" calcext:value-type="float">
            <text:p>0.013253049850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125660896301" calcext:value-type="float">
            <text:p>0.0125660896301</text:p>
          </table:table-cell>
          <table:table-cell office:value-type="float" office:value="0.0156590938568" calcext:value-type="float">
            <text:p>0.0156590938568</text:p>
          </table:table-cell>
          <table:table-cell office:value-type="float" office:value="0.0131633424759" calcext:value-type="float">
            <text:p>0.013163342475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125670433044" calcext:value-type="float">
            <text:p>0.0125670433044</text:p>
          </table:table-cell>
          <table:table-cell office:value-type="float" office:value="0.0155189037323" calcext:value-type="float">
            <text:p>0.0155189037323</text:p>
          </table:table-cell>
          <table:table-cell office:value-type="float" office:value="0.0132413339615" calcext:value-type="float">
            <text:p>0.013241333961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125370025635" calcext:value-type="float">
            <text:p>0.0125370025635</text:p>
          </table:table-cell>
          <table:table-cell office:value-type="float" office:value="0.0160009860992" calcext:value-type="float">
            <text:p>0.0160009860992</text:p>
          </table:table-cell>
          <table:table-cell office:value-type="float" office:value="0.0133300876617" calcext:value-type="float">
            <text:p>0.013330087661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126030445099" calcext:value-type="float">
            <text:p>0.0126030445099</text:p>
          </table:table-cell>
          <table:table-cell office:value-type="float" office:value="0.0155470371246" calcext:value-type="float">
            <text:p>0.0155470371246</text:p>
          </table:table-cell>
          <table:table-cell office:value-type="float" office:value="0.0132645654678" calcext:value-type="float">
            <text:p>0.013264565467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12659072876" calcext:value-type="float">
            <text:p>0.012659072876</text:p>
          </table:table-cell>
          <table:table-cell office:value-type="float" office:value="0.0155808925629" calcext:value-type="float">
            <text:p>0.0155808925629</text:p>
          </table:table-cell>
          <table:table-cell office:value-type="float" office:value="0.0132753133774" calcext:value-type="float">
            <text:p>0.013275313377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126428604126" calcext:value-type="float">
            <text:p>0.0126428604126</text:p>
          </table:table-cell>
          <table:table-cell office:value-type="float" office:value="0.015506029129" calcext:value-type="float">
            <text:p>0.015506029129</text:p>
          </table:table-cell>
          <table:table-cell office:value-type="float" office:value="0.0133236980438" calcext:value-type="float">
            <text:p>0.013323698043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126969814301" calcext:value-type="float">
            <text:p>0.0126969814301</text:p>
          </table:table-cell>
          <table:table-cell office:value-type="float" office:value="0.0159499645233" calcext:value-type="float">
            <text:p>0.0159499645233</text:p>
          </table:table-cell>
          <table:table-cell office:value-type="float" office:value="0.0133453655243" calcext:value-type="float">
            <text:p>0.013345365524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126860141754" calcext:value-type="float">
            <text:p>0.0126860141754</text:p>
          </table:table-cell>
          <table:table-cell office:value-type="float" office:value="0.0159549713135" calcext:value-type="float">
            <text:p>0.0159549713135</text:p>
          </table:table-cell>
          <table:table-cell office:value-type="float" office:value="0.013343167305" calcext:value-type="float">
            <text:p>0.01334316730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125949382782" calcext:value-type="float">
            <text:p>0.0125949382782</text:p>
          </table:table-cell>
          <table:table-cell office:value-type="float" office:value="0.0163161754608" calcext:value-type="float">
            <text:p>0.0163161754608</text:p>
          </table:table-cell>
          <table:table-cell office:value-type="float" office:value="0.0133451986313" calcext:value-type="float">
            <text:p>0.013345198631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126478672028" calcext:value-type="float">
            <text:p>0.0126478672028</text:p>
          </table:table-cell>
          <table:table-cell office:value-type="float" office:value="0.0161030292511" calcext:value-type="float">
            <text:p>0.0161030292511</text:p>
          </table:table-cell>
          <table:table-cell office:value-type="float" office:value="0.0133070325851" calcext:value-type="float">
            <text:p>0.013307032585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126628875732" calcext:value-type="float">
            <text:p>0.0126628875732</text:p>
          </table:table-cell>
          <table:table-cell office:value-type="float" office:value="0.0149750709534" calcext:value-type="float">
            <text:p>0.0149750709534</text:p>
          </table:table-cell>
          <table:table-cell office:value-type="float" office:value="0.0133766841888" calcext:value-type="float">
            <text:p>0.013376684188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127580165863" calcext:value-type="float">
            <text:p>0.0127580165863</text:p>
          </table:table-cell>
          <table:table-cell office:value-type="float" office:value="0.0154440402985" calcext:value-type="float">
            <text:p>0.0154440402985</text:p>
          </table:table-cell>
          <table:table-cell office:value-type="float" office:value="0.0133495235443" calcext:value-type="float">
            <text:p>0.013349523544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126781463623" calcext:value-type="float">
            <text:p>0.0126781463623</text:p>
          </table:table-cell>
          <table:table-cell office:value-type="float" office:value="0.0152640342712" calcext:value-type="float">
            <text:p>0.0152640342712</text:p>
          </table:table-cell>
          <table:table-cell office:value-type="float" office:value="0.0133916091919" calcext:value-type="float">
            <text:p>0.013391609191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127401351929" calcext:value-type="float">
            <text:p>0.0127401351929</text:p>
          </table:table-cell>
          <table:table-cell office:value-type="float" office:value="0.0149638652802" calcext:value-type="float">
            <text:p>0.0149638652802</text:p>
          </table:table-cell>
          <table:table-cell office:value-type="float" office:value="0.0133460569382" calcext:value-type="float">
            <text:p>0.013346056938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127282142639" calcext:value-type="float">
            <text:p>0.0127282142639</text:p>
          </table:table-cell>
          <table:table-cell office:value-type="float" office:value="0.0161781311035" calcext:value-type="float">
            <text:p>0.0161781311035</text:p>
          </table:table-cell>
          <table:table-cell office:value-type="float" office:value="0.0134791851044" calcext:value-type="float">
            <text:p>0.013479185104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12766122818" calcext:value-type="float">
            <text:p>0.012766122818</text:p>
          </table:table-cell>
          <table:table-cell office:value-type="float" office:value="0.0151150226593" calcext:value-type="float">
            <text:p>0.0151150226593</text:p>
          </table:table-cell>
          <table:table-cell office:value-type="float" office:value="0.013358039856" calcext:value-type="float">
            <text:p>0.01335803985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127699375153" calcext:value-type="float">
            <text:p>0.0127699375153</text:p>
          </table:table-cell>
          <table:table-cell office:value-type="float" office:value="0.0150680541992" calcext:value-type="float">
            <text:p>0.0150680541992</text:p>
          </table:table-cell>
          <table:table-cell office:value-type="float" office:value="0.0134711408615" calcext:value-type="float">
            <text:p>0.013471140861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278041362762" calcext:value-type="float">
            <text:p>0.0278041362762</text:p>
          </table:table-cell>
          <table:table-cell office:value-type="float" office:value="0.0322139263153" calcext:value-type="float">
            <text:p>0.0322139263153</text:p>
          </table:table-cell>
          <table:table-cell office:value-type="float" office:value="0.0287872934341" calcext:value-type="float">
            <text:p>0.028787293434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280220508575" calcext:value-type="float">
            <text:p>0.0280220508575</text:p>
          </table:table-cell>
          <table:table-cell office:value-type="float" office:value="0.0311529636383" calcext:value-type="float">
            <text:p>0.0311529636383</text:p>
          </table:table-cell>
          <table:table-cell office:value-type="float" office:value="0.0288948392868" calcext:value-type="float">
            <text:p>0.028894839286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278170108795" calcext:value-type="float">
            <text:p>0.0278170108795</text:p>
          </table:table-cell>
          <table:table-cell office:value-type="float" office:value="0.0307648181915" calcext:value-type="float">
            <text:p>0.0307648181915</text:p>
          </table:table-cell>
          <table:table-cell office:value-type="float" office:value="0.0288131666183" calcext:value-type="float">
            <text:p>0.028813166618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280699729919" calcext:value-type="float">
            <text:p>0.0280699729919</text:p>
          </table:table-cell>
          <table:table-cell office:value-type="float" office:value="0.036789894104" calcext:value-type="float">
            <text:p>0.036789894104</text:p>
          </table:table-cell>
          <table:table-cell office:value-type="float" office:value="0.0292000293732" calcext:value-type="float">
            <text:p>0.029200029373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279381275177" calcext:value-type="float">
            <text:p>0.0279381275177</text:p>
          </table:table-cell>
          <table:table-cell office:value-type="float" office:value="0.0310850143433" calcext:value-type="float">
            <text:p>0.0310850143433</text:p>
          </table:table-cell>
          <table:table-cell office:value-type="float" office:value="0.0289033031464" calcext:value-type="float">
            <text:p>0.028903303146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280690193176" calcext:value-type="float">
            <text:p>0.0280690193176</text:p>
          </table:table-cell>
          <table:table-cell office:value-type="float" office:value="0.0313100814819" calcext:value-type="float">
            <text:p>0.0313100814819</text:p>
          </table:table-cell>
          <table:table-cell office:value-type="float" office:value="0.0290772390366" calcext:value-type="float">
            <text:p>0.029077239036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279998779297" calcext:value-type="float">
            <text:p>0.0279998779297</text:p>
          </table:table-cell>
          <table:table-cell office:value-type="float" office:value="0.0320980548859" calcext:value-type="float">
            <text:p>0.0320980548859</text:p>
          </table:table-cell>
          <table:table-cell office:value-type="float" office:value="0.029095826149" calcext:value-type="float">
            <text:p>0.02909582614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279908180237" calcext:value-type="float">
            <text:p>0.0279908180237</text:p>
          </table:table-cell>
          <table:table-cell office:value-type="float" office:value="0.0310318470001" calcext:value-type="float">
            <text:p>0.0310318470001</text:p>
          </table:table-cell>
          <table:table-cell office:value-type="float" office:value="0.0289545154572" calcext:value-type="float">
            <text:p>0.028954515457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282039642334" calcext:value-type="float">
            <text:p>0.0282039642334</text:p>
          </table:table-cell>
          <table:table-cell office:value-type="float" office:value="0.0312008857727" calcext:value-type="float">
            <text:p>0.0312008857727</text:p>
          </table:table-cell>
          <table:table-cell office:value-type="float" office:value="0.0290978908539" calcext:value-type="float">
            <text:p>0.029097890853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279731750488" calcext:value-type="float">
            <text:p>0.0279731750488</text:p>
          </table:table-cell>
          <table:table-cell office:value-type="float" office:value="0.0330941677094" calcext:value-type="float">
            <text:p>0.0330941677094</text:p>
          </table:table-cell>
          <table:table-cell office:value-type="float" office:value="0.0291609477997" calcext:value-type="float">
            <text:p>0.029160947799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281929969788" calcext:value-type="float">
            <text:p>0.0281929969788</text:p>
          </table:table-cell>
          <table:table-cell office:value-type="float" office:value="0.0331020355225" calcext:value-type="float">
            <text:p>0.0331020355225</text:p>
          </table:table-cell>
          <table:table-cell office:value-type="float" office:value="0.0292062902451" calcext:value-type="float">
            <text:p>0.029206290245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283300876617" calcext:value-type="float">
            <text:p>0.0283300876617</text:p>
          </table:table-cell>
          <table:table-cell office:value-type="float" office:value="0.0549559593201" calcext:value-type="float">
            <text:p>0.0549559593201</text:p>
          </table:table-cell>
          <table:table-cell office:value-type="float" office:value="0.0309272527695" calcext:value-type="float">
            <text:p>0.030927252769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28128862381" calcext:value-type="float">
            <text:p>0.028128862381</text:p>
          </table:table-cell>
          <table:table-cell office:value-type="float" office:value="0.0410680770874" calcext:value-type="float">
            <text:p>0.0410680770874</text:p>
          </table:table-cell>
          <table:table-cell office:value-type="float" office:value="0.0293581151962" calcext:value-type="float">
            <text:p>0.029358115196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282549858093" calcext:value-type="float">
            <text:p>0.0282549858093</text:p>
          </table:table-cell>
          <table:table-cell office:value-type="float" office:value="0.0323648452759" calcext:value-type="float">
            <text:p>0.0323648452759</text:p>
          </table:table-cell>
          <table:table-cell office:value-type="float" office:value="0.0292937755585" calcext:value-type="float">
            <text:p>0.029293775558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283501148224" calcext:value-type="float">
            <text:p>0.0283501148224</text:p>
          </table:table-cell>
          <table:table-cell office:value-type="float" office:value="0.0306251049042" calcext:value-type="float">
            <text:p>0.0306251049042</text:p>
          </table:table-cell>
          <table:table-cell office:value-type="float" office:value="0.0290986347198" calcext:value-type="float">
            <text:p>0.029098634719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282809734344" calcext:value-type="float">
            <text:p>0.0282809734344</text:p>
          </table:table-cell>
          <table:table-cell office:value-type="float" office:value="0.0319728851318" calcext:value-type="float">
            <text:p>0.0319728851318</text:p>
          </table:table-cell>
          <table:table-cell office:value-type="float" office:value="0.0293545055389" calcext:value-type="float">
            <text:p>0.029354505538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282919406891" calcext:value-type="float">
            <text:p>0.0282919406891</text:p>
          </table:table-cell>
          <table:table-cell office:value-type="float" office:value="0.0318660736084" calcext:value-type="float">
            <text:p>0.0318660736084</text:p>
          </table:table-cell>
          <table:table-cell office:value-type="float" office:value="0.0292042589188" calcext:value-type="float">
            <text:p>0.029204258918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283708572388" calcext:value-type="float">
            <text:p>0.0283708572388</text:p>
          </table:table-cell>
          <table:table-cell office:value-type="float" office:value="0.0309209823608" calcext:value-type="float">
            <text:p>0.0309209823608</text:p>
          </table:table-cell>
          <table:table-cell office:value-type="float" office:value="0.0292475652695" calcext:value-type="float">
            <text:p>0.029247565269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282909870148" calcext:value-type="float">
            <text:p>0.0282909870148</text:p>
          </table:table-cell>
          <table:table-cell office:value-type="float" office:value="0.0308890342712" calcext:value-type="float">
            <text:p>0.0308890342712</text:p>
          </table:table-cell>
          <table:table-cell office:value-type="float" office:value="0.0291508674622" calcext:value-type="float">
            <text:p>0.029150867462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1384806633" calcext:value-type="float">
            <text:p>0.01384806633</text:p>
          </table:table-cell>
          <table:table-cell office:value-type="float" office:value="0.0161089897156" calcext:value-type="float">
            <text:p>0.0161089897156</text:p>
          </table:table-cell>
          <table:table-cell office:value-type="float" office:value="0.0145179462433" calcext:value-type="float">
            <text:p>0.014517946243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139191150665" calcext:value-type="float">
            <text:p>0.0139191150665</text:p>
          </table:table-cell>
          <table:table-cell office:value-type="float" office:value="0.0162498950958" calcext:value-type="float">
            <text:p>0.0162498950958</text:p>
          </table:table-cell>
          <table:table-cell office:value-type="float" office:value="0.0146612787247" calcext:value-type="float">
            <text:p>0.014661278724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140688419342" calcext:value-type="float">
            <text:p>0.0140688419342</text:p>
          </table:table-cell>
          <table:table-cell office:value-type="float" office:value="0.0164060592651" calcext:value-type="float">
            <text:p>0.0164060592651</text:p>
          </table:table-cell>
          <table:table-cell office:value-type="float" office:value="0.0145946025848" calcext:value-type="float">
            <text:p>0.014594602584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138609409332" calcext:value-type="float">
            <text:p>0.0138609409332</text:p>
          </table:table-cell>
          <table:table-cell office:value-type="float" office:value="0.0160129070282" calcext:value-type="float">
            <text:p>0.0160129070282</text:p>
          </table:table-cell>
          <table:table-cell office:value-type="float" office:value="0.0145617628098" calcext:value-type="float">
            <text:p>0.014561762809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139648914337" calcext:value-type="float">
            <text:p>0.0139648914337</text:p>
          </table:table-cell>
          <table:table-cell office:value-type="float" office:value="0.0161550045013" calcext:value-type="float">
            <text:p>0.0161550045013</text:p>
          </table:table-cell>
          <table:table-cell office:value-type="float" office:value="0.0145713472366" calcext:value-type="float">
            <text:p>0.014571347236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139439105988" calcext:value-type="float">
            <text:p>0.0139439105988</text:p>
          </table:table-cell>
          <table:table-cell office:value-type="float" office:value="0.0164461135864" calcext:value-type="float">
            <text:p>0.0164461135864</text:p>
          </table:table-cell>
          <table:table-cell office:value-type="float" office:value="0.0146383476257" calcext:value-type="float">
            <text:p>0.014638347625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138781070709" calcext:value-type="float">
            <text:p>0.0138781070709</text:p>
          </table:table-cell>
          <table:table-cell office:value-type="float" office:value="0.0163149833679" calcext:value-type="float">
            <text:p>0.0163149833679</text:p>
          </table:table-cell>
          <table:table-cell office:value-type="float" office:value="0.0146667337418" calcext:value-type="float">
            <text:p>0.014666733741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140271186829" calcext:value-type="float">
            <text:p>0.0140271186829</text:p>
          </table:table-cell>
          <table:table-cell office:value-type="float" office:value="0.0168869495392" calcext:value-type="float">
            <text:p>0.0168869495392</text:p>
          </table:table-cell>
          <table:table-cell office:value-type="float" office:value="0.0147066116333" calcext:value-type="float">
            <text:p>0.014706611633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139031410217" calcext:value-type="float">
            <text:p>0.0139031410217</text:p>
          </table:table-cell>
          <table:table-cell office:value-type="float" office:value="0.0159819126129" calcext:value-type="float">
            <text:p>0.0159819126129</text:p>
          </table:table-cell>
          <table:table-cell office:value-type="float" office:value="0.0145361280441" calcext:value-type="float">
            <text:p>0.014536128044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139441490173" calcext:value-type="float">
            <text:p>0.0139441490173</text:p>
          </table:table-cell>
          <table:table-cell office:value-type="float" office:value="0.0159270763397" calcext:value-type="float">
            <text:p>0.0159270763397</text:p>
          </table:table-cell>
          <table:table-cell office:value-type="float" office:value="0.0146811628342" calcext:value-type="float">
            <text:p>0.014681162834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140719413757" calcext:value-type="float">
            <text:p>0.0140719413757</text:p>
          </table:table-cell>
          <table:table-cell office:value-type="float" office:value="0.0161788463593" calcext:value-type="float">
            <text:p>0.0161788463593</text:p>
          </table:table-cell>
          <table:table-cell office:value-type="float" office:value="0.0146882343292" calcext:value-type="float">
            <text:p>0.014688234329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139660835266" calcext:value-type="float">
            <text:p>0.0139660835266</text:p>
          </table:table-cell>
          <table:table-cell office:value-type="float" office:value="0.0168581008911" calcext:value-type="float">
            <text:p>0.0168581008911</text:p>
          </table:table-cell>
          <table:table-cell office:value-type="float" office:value="0.0146670770645" calcext:value-type="float">
            <text:p>0.014667077064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139818191528" calcext:value-type="float">
            <text:p>0.0139818191528</text:p>
          </table:table-cell>
          <table:table-cell office:value-type="float" office:value="0.0163691043854" calcext:value-type="float">
            <text:p>0.0163691043854</text:p>
          </table:table-cell>
          <table:table-cell office:value-type="float" office:value="0.0147039651871" calcext:value-type="float">
            <text:p>0.014703965187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140080451965" calcext:value-type="float">
            <text:p>0.0140080451965</text:p>
          </table:table-cell>
          <table:table-cell office:value-type="float" office:value="0.0158548355103" calcext:value-type="float">
            <text:p>0.0158548355103</text:p>
          </table:table-cell>
          <table:table-cell office:value-type="float" office:value="0.0148061704636" calcext:value-type="float">
            <text:p>0.014806170463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140619277954" calcext:value-type="float">
            <text:p>0.0140619277954</text:p>
          </table:table-cell>
          <table:table-cell office:value-type="float" office:value="0.0170199871063" calcext:value-type="float">
            <text:p>0.0170199871063</text:p>
          </table:table-cell>
          <table:table-cell office:value-type="float" office:value="0.0148602819443" calcext:value-type="float">
            <text:p>0.014860281944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183129310608" calcext:value-type="float">
            <text:p>0.0183129310608</text:p>
          </table:table-cell>
          <table:table-cell office:value-type="float" office:value="0.0210309028625" calcext:value-type="float">
            <text:p>0.0210309028625</text:p>
          </table:table-cell>
          <table:table-cell office:value-type="float" office:value="0.0189415645599" calcext:value-type="float">
            <text:p>0.018941564559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182178020477" calcext:value-type="float">
            <text:p>0.0182178020477</text:p>
          </table:table-cell>
          <table:table-cell office:value-type="float" office:value="0.0208129882812" calcext:value-type="float">
            <text:p>0.0208129882812</text:p>
          </table:table-cell>
          <table:table-cell office:value-type="float" office:value="0.0189491701126" calcext:value-type="float">
            <text:p>0.018949170112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181741714478" calcext:value-type="float">
            <text:p>0.0181741714478</text:p>
          </table:table-cell>
          <table:table-cell office:value-type="float" office:value="0.0204060077667" calcext:value-type="float">
            <text:p>0.0204060077667</text:p>
          </table:table-cell>
          <table:table-cell office:value-type="float" office:value="0.0188946676254" calcext:value-type="float">
            <text:p>0.018894667625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182349681854" calcext:value-type="float">
            <text:p>0.0182349681854</text:p>
          </table:table-cell>
          <table:table-cell office:value-type="float" office:value="0.0207149982452" calcext:value-type="float">
            <text:p>0.0207149982452</text:p>
          </table:table-cell>
          <table:table-cell office:value-type="float" office:value="0.0188949537277" calcext:value-type="float">
            <text:p>0.018894953727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183789730072" calcext:value-type="float">
            <text:p>0.0183789730072</text:p>
          </table:table-cell>
          <table:table-cell office:value-type="float" office:value="0.0211050510406" calcext:value-type="float">
            <text:p>0.0211050510406</text:p>
          </table:table-cell>
          <table:table-cell office:value-type="float" office:value="0.0191322040558" calcext:value-type="float">
            <text:p>0.019132204055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182168483734" calcext:value-type="float">
            <text:p>0.0182168483734</text:p>
          </table:table-cell>
          <table:table-cell office:value-type="float" office:value="0.0206160545349" calcext:value-type="float">
            <text:p>0.0206160545349</text:p>
          </table:table-cell>
          <table:table-cell office:value-type="float" office:value="0.0189900875092" calcext:value-type="float">
            <text:p>0.018990087509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183691978455" calcext:value-type="float">
            <text:p>0.0183691978455</text:p>
          </table:table-cell>
          <table:table-cell office:value-type="float" office:value="0.02064204216" calcext:value-type="float">
            <text:p>0.02064204216</text:p>
          </table:table-cell>
          <table:table-cell office:value-type="float" office:value="0.019165263176" calcext:value-type="float">
            <text:p>0.01916526317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150561332703" calcext:value-type="float">
            <text:p>0.0150561332703</text:p>
          </table:table-cell>
          <table:table-cell office:value-type="float" office:value="0.018846988678" calcext:value-type="float">
            <text:p>0.018846988678</text:p>
          </table:table-cell>
          <table:table-cell office:value-type="float" office:value="0.0158816719055" calcext:value-type="float">
            <text:p>0.015881671905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152039527893" calcext:value-type="float">
            <text:p>0.0152039527893</text:p>
          </table:table-cell>
          <table:table-cell office:value-type="float" office:value="0.0177431106567" calcext:value-type="float">
            <text:p>0.0177431106567</text:p>
          </table:table-cell>
          <table:table-cell office:value-type="float" office:value="0.0158941888809" calcext:value-type="float">
            <text:p>0.015894188880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151929855347" calcext:value-type="float">
            <text:p>0.0151929855347</text:p>
          </table:table-cell>
          <table:table-cell office:value-type="float" office:value="0.0201721191406" calcext:value-type="float">
            <text:p>0.0201721191406</text:p>
          </table:table-cell>
          <table:table-cell office:value-type="float" office:value="0.0158498287201" calcext:value-type="float">
            <text:p>0.015849828720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150599479675" calcext:value-type="float">
            <text:p>0.0150599479675</text:p>
          </table:table-cell>
          <table:table-cell office:value-type="float" office:value="0.0171818733215" calcext:value-type="float">
            <text:p>0.0171818733215</text:p>
          </table:table-cell>
          <table:table-cell office:value-type="float" office:value="0.0159706878662" calcext:value-type="float">
            <text:p>0.015970687866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152859687805" calcext:value-type="float">
            <text:p>0.0152859687805</text:p>
          </table:table-cell>
          <table:table-cell office:value-type="float" office:value="0.0175020694733" calcext:value-type="float">
            <text:p>0.0175020694733</text:p>
          </table:table-cell>
          <table:table-cell office:value-type="float" office:value="0.0159261035919" calcext:value-type="float">
            <text:p>0.015926103591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15289068222" calcext:value-type="float">
            <text:p>0.015289068222</text:p>
          </table:table-cell>
          <table:table-cell office:value-type="float" office:value="0.0176961421967" calcext:value-type="float">
            <text:p>0.0176961421967</text:p>
          </table:table-cell>
          <table:table-cell office:value-type="float" office:value="0.0158685874939" calcext:value-type="float">
            <text:p>0.015868587493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151078701019" calcext:value-type="float">
            <text:p>0.0151078701019</text:p>
          </table:table-cell>
          <table:table-cell office:value-type="float" office:value="0.0174448490143" calcext:value-type="float">
            <text:p>0.0174448490143</text:p>
          </table:table-cell>
          <table:table-cell office:value-type="float" office:value="0.015877790451" calcext:value-type="float">
            <text:p>0.01587779045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151889324188" calcext:value-type="float">
            <text:p>0.0151889324188</text:p>
          </table:table-cell>
          <table:table-cell office:value-type="float" office:value="0.01722407341" calcext:value-type="float">
            <text:p>0.01722407341</text:p>
          </table:table-cell>
          <table:table-cell office:value-type="float" office:value="0.015913901329" calcext:value-type="float">
            <text:p>0.01591390132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152099132538" calcext:value-type="float">
            <text:p>0.0152099132538</text:p>
          </table:table-cell>
          <table:table-cell office:value-type="float" office:value="0.0171749591827" calcext:value-type="float">
            <text:p>0.0171749591827</text:p>
          </table:table-cell>
          <table:table-cell office:value-type="float" office:value="0.0158485984802" calcext:value-type="float">
            <text:p>0.015848598480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15191078186" calcext:value-type="float">
            <text:p>0.015191078186</text:p>
          </table:table-cell>
          <table:table-cell office:value-type="float" office:value="0.0176451206207" calcext:value-type="float">
            <text:p>0.0176451206207</text:p>
          </table:table-cell>
          <table:table-cell office:value-type="float" office:value="0.0159233236313" calcext:value-type="float">
            <text:p>0.015923323631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153291225433" calcext:value-type="float">
            <text:p>0.0153291225433</text:p>
          </table:table-cell>
          <table:table-cell office:value-type="float" office:value="0.0176589488983" calcext:value-type="float">
            <text:p>0.0176589488983</text:p>
          </table:table-cell>
          <table:table-cell office:value-type="float" office:value="0.0161367702484" calcext:value-type="float">
            <text:p>0.016136770248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15291929245" calcext:value-type="float">
            <text:p>0.015291929245</text:p>
          </table:table-cell>
          <table:table-cell office:value-type="float" office:value="0.0174369812012" calcext:value-type="float">
            <text:p>0.0174369812012</text:p>
          </table:table-cell>
          <table:table-cell office:value-type="float" office:value="0.015967206955" calcext:value-type="float">
            <text:p>0.01596720695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152719020844" calcext:value-type="float">
            <text:p>0.0152719020844</text:p>
          </table:table-cell>
          <table:table-cell office:value-type="float" office:value="0.0178699493408" calcext:value-type="float">
            <text:p>0.0178699493408</text:p>
          </table:table-cell>
          <table:table-cell office:value-type="float" office:value="0.0160181760788" calcext:value-type="float">
            <text:p>0.016018176078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154190063477" calcext:value-type="float">
            <text:p>0.0154190063477</text:p>
          </table:table-cell>
          <table:table-cell office:value-type="float" office:value="0.0178158283234" calcext:value-type="float">
            <text:p>0.0178158283234</text:p>
          </table:table-cell>
          <table:table-cell office:value-type="float" office:value="0.0159788608551" calcext:value-type="float">
            <text:p>0.015978860855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154340267181" calcext:value-type="float">
            <text:p>0.0154340267181</text:p>
          </table:table-cell>
          <table:table-cell office:value-type="float" office:value="0.0180451869965" calcext:value-type="float">
            <text:p>0.0180451869965</text:p>
          </table:table-cell>
          <table:table-cell office:value-type="float" office:value="0.0160521602631" calcext:value-type="float">
            <text:p>0.016052160263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153071880341" calcext:value-type="float">
            <text:p>0.0153071880341</text:p>
          </table:table-cell>
          <table:table-cell office:value-type="float" office:value="0.0180180072784" calcext:value-type="float">
            <text:p>0.0180180072784</text:p>
          </table:table-cell>
          <table:table-cell office:value-type="float" office:value="0.0161299991608" calcext:value-type="float">
            <text:p>0.016129999160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155739784241" calcext:value-type="float">
            <text:p>0.0155739784241</text:p>
          </table:table-cell>
          <table:table-cell office:value-type="float" office:value="0.0180599689484" calcext:value-type="float">
            <text:p>0.0180599689484</text:p>
          </table:table-cell>
          <table:table-cell office:value-type="float" office:value="0.0161446094513" calcext:value-type="float">
            <text:p>0.016144609451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153501033783" calcext:value-type="float">
            <text:p>0.0153501033783</text:p>
          </table:table-cell>
          <table:table-cell office:value-type="float" office:value="0.0177071094513" calcext:value-type="float">
            <text:p>0.0177071094513</text:p>
          </table:table-cell>
          <table:table-cell office:value-type="float" office:value="0.016158618927" calcext:value-type="float">
            <text:p>0.01615861892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153610706329" calcext:value-type="float">
            <text:p>0.0153610706329</text:p>
          </table:table-cell>
          <table:table-cell office:value-type="float" office:value="0.0181450843811" calcext:value-type="float">
            <text:p>0.0181450843811</text:p>
          </table:table-cell>
          <table:table-cell office:value-type="float" office:value="0.0161151027679" calcext:value-type="float">
            <text:p>0.016115102767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155200958252" calcext:value-type="float">
            <text:p>0.0155200958252</text:p>
          </table:table-cell>
          <table:table-cell office:value-type="float" office:value="0.0176999568939" calcext:value-type="float">
            <text:p>0.0176999568939</text:p>
          </table:table-cell>
          <table:table-cell office:value-type="float" office:value="0.0160164546967" calcext:value-type="float">
            <text:p>0.016016454696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154690742493" calcext:value-type="float">
            <text:p>0.0154690742493</text:p>
          </table:table-cell>
          <table:table-cell office:value-type="float" office:value="0.0192790031433" calcext:value-type="float">
            <text:p>0.0192790031433</text:p>
          </table:table-cell>
          <table:table-cell office:value-type="float" office:value="0.0162497806549" calcext:value-type="float">
            <text:p>0.016249780654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144870281219" calcext:value-type="float">
            <text:p>0.0144870281219</text:p>
          </table:table-cell>
          <table:table-cell office:value-type="float" office:value="0.018413066864" calcext:value-type="float">
            <text:p>0.018413066864</text:p>
          </table:table-cell>
          <table:table-cell office:value-type="float" office:value="0.0152455806732" calcext:value-type="float">
            <text:p>0.015245580673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145301818848" calcext:value-type="float">
            <text:p>0.0145301818848</text:p>
          </table:table-cell>
          <table:table-cell office:value-type="float" office:value="0.0205721855164" calcext:value-type="float">
            <text:p>0.0205721855164</text:p>
          </table:table-cell>
          <table:table-cell office:value-type="float" office:value="0.0156103897095" calcext:value-type="float">
            <text:p>0.015610389709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145170688629" calcext:value-type="float">
            <text:p>0.0145170688629</text:p>
          </table:table-cell>
          <table:table-cell office:value-type="float" office:value="0.0187001228333" calcext:value-type="float">
            <text:p>0.0187001228333</text:p>
          </table:table-cell>
          <table:table-cell office:value-type="float" office:value="0.0152427482605" calcext:value-type="float">
            <text:p>0.015242748260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146119594574" calcext:value-type="float">
            <text:p>0.0146119594574</text:p>
          </table:table-cell>
          <table:table-cell office:value-type="float" office:value="0.0189118385315" calcext:value-type="float">
            <text:p>0.0189118385315</text:p>
          </table:table-cell>
          <table:table-cell office:value-type="float" office:value="0.0156352043152" calcext:value-type="float">
            <text:p>0.015635204315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146038532257" calcext:value-type="float">
            <text:p>0.0146038532257</text:p>
          </table:table-cell>
          <table:table-cell office:value-type="float" office:value="0.0182230472565" calcext:value-type="float">
            <text:p>0.0182230472565</text:p>
          </table:table-cell>
          <table:table-cell office:value-type="float" office:value="0.0154422521591" calcext:value-type="float">
            <text:p>0.015442252159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145378112793" calcext:value-type="float">
            <text:p>0.0145378112793</text:p>
          </table:table-cell>
          <table:table-cell office:value-type="float" office:value="0.0177409648895" calcext:value-type="float">
            <text:p>0.0177409648895</text:p>
          </table:table-cell>
          <table:table-cell office:value-type="float" office:value="0.0153966999054" calcext:value-type="float">
            <text:p>0.015396699905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146129131317" calcext:value-type="float">
            <text:p>0.0146129131317</text:p>
          </table:table-cell>
          <table:table-cell office:value-type="float" office:value="0.0282781124115" calcext:value-type="float">
            <text:p>0.0282781124115</text:p>
          </table:table-cell>
          <table:table-cell office:value-type="float" office:value="0.016054353714" calcext:value-type="float">
            <text:p>0.01605435371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197768211365" calcext:value-type="float">
            <text:p>0.0197768211365</text:p>
          </table:table-cell>
          <table:table-cell office:value-type="float" office:value="0.022665977478" calcext:value-type="float">
            <text:p>0.022665977478</text:p>
          </table:table-cell>
          <table:table-cell office:value-type="float" office:value="0.0203143072128" calcext:value-type="float">
            <text:p>0.020314307212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195910930634" calcext:value-type="float">
            <text:p>0.0195910930634</text:p>
          </table:table-cell>
          <table:table-cell office:value-type="float" office:value="0.022479057312" calcext:value-type="float">
            <text:p>0.022479057312</text:p>
          </table:table-cell>
          <table:table-cell office:value-type="float" office:value="0.0203524541855" calcext:value-type="float">
            <text:p>0.020352454185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196299552917" calcext:value-type="float">
            <text:p>0.0196299552917</text:p>
          </table:table-cell>
          <table:table-cell office:value-type="float" office:value="0.0222959518433" calcext:value-type="float">
            <text:p>0.0222959518433</text:p>
          </table:table-cell>
          <table:table-cell office:value-type="float" office:value="0.0203001308441" calcext:value-type="float">
            <text:p>0.020300130844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19807100296" calcext:value-type="float">
            <text:p>0.019807100296</text:p>
          </table:table-cell>
          <table:table-cell office:value-type="float" office:value="0.0221180915833" calcext:value-type="float">
            <text:p>0.0221180915833</text:p>
          </table:table-cell>
          <table:table-cell office:value-type="float" office:value="0.0202886343002" calcext:value-type="float">
            <text:p>0.020288634300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197770595551" calcext:value-type="float">
            <text:p>0.0197770595551</text:p>
          </table:table-cell>
          <table:table-cell office:value-type="float" office:value="0.0227649211884" calcext:value-type="float">
            <text:p>0.0227649211884</text:p>
          </table:table-cell>
          <table:table-cell office:value-type="float" office:value="0.0205382061005" calcext:value-type="float">
            <text:p>0.020538206100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195970535278" calcext:value-type="float">
            <text:p>0.0195970535278</text:p>
          </table:table-cell>
          <table:table-cell office:value-type="float" office:value="0.0232930183411" calcext:value-type="float">
            <text:p>0.0232930183411</text:p>
          </table:table-cell>
          <table:table-cell office:value-type="float" office:value="0.0204422903061" calcext:value-type="float">
            <text:p>0.020442290306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197651386261" calcext:value-type="float">
            <text:p>0.0197651386261</text:p>
          </table:table-cell>
          <table:table-cell office:value-type="float" office:value="0.0240089893341" calcext:value-type="float">
            <text:p>0.0240089893341</text:p>
          </table:table-cell>
          <table:table-cell office:value-type="float" office:value="0.0203325128555" calcext:value-type="float">
            <text:p>0.020332512855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198221206665" calcext:value-type="float">
            <text:p>0.0198221206665</text:p>
          </table:table-cell>
          <table:table-cell office:value-type="float" office:value="0.0234048366547" calcext:value-type="float">
            <text:p>0.0234048366547</text:p>
          </table:table-cell>
          <table:table-cell office:value-type="float" office:value="0.0205443906784" calcext:value-type="float">
            <text:p>0.020544390678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197908878326" calcext:value-type="float">
            <text:p>0.0197908878326</text:p>
          </table:table-cell>
          <table:table-cell office:value-type="float" office:value="0.0234441757202" calcext:value-type="float">
            <text:p>0.0234441757202</text:p>
          </table:table-cell>
          <table:table-cell office:value-type="float" office:value="0.0205555295944" calcext:value-type="float">
            <text:p>0.020555529594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197911262512" calcext:value-type="float">
            <text:p>0.0197911262512</text:p>
          </table:table-cell>
          <table:table-cell office:value-type="float" office:value="0.0234508514404" calcext:value-type="float">
            <text:p>0.0234508514404</text:p>
          </table:table-cell>
          <table:table-cell office:value-type="float" office:value="0.0205237913132" calcext:value-type="float">
            <text:p>0.020523791313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198540687561" calcext:value-type="float">
            <text:p>0.0198540687561</text:p>
          </table:table-cell>
          <table:table-cell office:value-type="float" office:value="0.0248930454254" calcext:value-type="float">
            <text:p>0.0248930454254</text:p>
          </table:table-cell>
          <table:table-cell office:value-type="float" office:value="0.0205883312225" calcext:value-type="float">
            <text:p>0.020588331222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229229927063" calcext:value-type="float">
            <text:p>0.0229229927063</text:p>
          </table:table-cell>
          <table:table-cell office:value-type="float" office:value="0.0267019271851" calcext:value-type="float">
            <text:p>0.0267019271851</text:p>
          </table:table-cell>
          <table:table-cell office:value-type="float" office:value="0.0235719203949" calcext:value-type="float">
            <text:p>0.023571920394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228910446167" calcext:value-type="float">
            <text:p>0.0228910446167</text:p>
          </table:table-cell>
          <table:table-cell office:value-type="float" office:value="0.0262219905853" calcext:value-type="float">
            <text:p>0.0262219905853</text:p>
          </table:table-cell>
          <table:table-cell office:value-type="float" office:value="0.0236790943146" calcext:value-type="float">
            <text:p>0.023679094314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229699611664" calcext:value-type="float">
            <text:p>0.0229699611664</text:p>
          </table:table-cell>
          <table:table-cell office:value-type="float" office:value="0.0259480476379" calcext:value-type="float">
            <text:p>0.0259480476379</text:p>
          </table:table-cell>
          <table:table-cell office:value-type="float" office:value="0.0236334848404" calcext:value-type="float">
            <text:p>0.023633484840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230450630188" calcext:value-type="float">
            <text:p>0.0230450630188</text:p>
          </table:table-cell>
          <table:table-cell office:value-type="float" office:value="0.0256431102753" calcext:value-type="float">
            <text:p>0.0256431102753</text:p>
          </table:table-cell>
          <table:table-cell office:value-type="float" office:value="0.0237514066696" calcext:value-type="float">
            <text:p>0.023751406669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229430198669" calcext:value-type="float">
            <text:p>0.0229430198669</text:p>
          </table:table-cell>
          <table:table-cell office:value-type="float" office:value="0.0262579917908" calcext:value-type="float">
            <text:p>0.0262579917908</text:p>
          </table:table-cell>
          <table:table-cell office:value-type="float" office:value="0.023692741394" calcext:value-type="float">
            <text:p>0.02369274139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230519771576" calcext:value-type="float">
            <text:p>0.0230519771576</text:p>
          </table:table-cell>
          <table:table-cell office:value-type="float" office:value="0.0262889862061" calcext:value-type="float">
            <text:p>0.0262889862061</text:p>
          </table:table-cell>
          <table:table-cell office:value-type="float" office:value="0.0236992025375" calcext:value-type="float">
            <text:p>0.023699202537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230669975281" calcext:value-type="float">
            <text:p>0.0230669975281</text:p>
          </table:table-cell>
          <table:table-cell office:value-type="float" office:value="0.0267450809479" calcext:value-type="float">
            <text:p>0.0267450809479</text:p>
          </table:table-cell>
          <table:table-cell office:value-type="float" office:value="0.0237540149689" calcext:value-type="float">
            <text:p>0.023754014968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230009555817" calcext:value-type="float">
            <text:p>0.0230009555817</text:p>
          </table:table-cell>
          <table:table-cell office:value-type="float" office:value="0.026951789856" calcext:value-type="float">
            <text:p>0.026951789856</text:p>
          </table:table-cell>
          <table:table-cell office:value-type="float" office:value="0.0237483453751" calcext:value-type="float">
            <text:p>0.023748345375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230770111084" calcext:value-type="float">
            <text:p>0.0230770111084</text:p>
          </table:table-cell>
          <table:table-cell office:value-type="float" office:value="0.0256659984589" calcext:value-type="float">
            <text:p>0.0256659984589</text:p>
          </table:table-cell>
          <table:table-cell office:value-type="float" office:value="0.0237209224701" calcext:value-type="float">
            <text:p>0.023720922470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230247974396" calcext:value-type="float">
            <text:p>0.0230247974396</text:p>
          </table:table-cell>
          <table:table-cell office:value-type="float" office:value="0.0262858867645" calcext:value-type="float">
            <text:p>0.0262858867645</text:p>
          </table:table-cell>
          <table:table-cell office:value-type="float" office:value="0.0237734079361" calcext:value-type="float">
            <text:p>0.023773407936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229749679565" calcext:value-type="float">
            <text:p>0.0229749679565</text:p>
          </table:table-cell>
          <table:table-cell office:value-type="float" office:value="0.0268929004669" calcext:value-type="float">
            <text:p>0.0268929004669</text:p>
          </table:table-cell>
          <table:table-cell office:value-type="float" office:value="0.0237694263458" calcext:value-type="float">
            <text:p>0.023769426345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231411457062" calcext:value-type="float">
            <text:p>0.0231411457062</text:p>
          </table:table-cell>
          <table:table-cell office:value-type="float" office:value="0.0258378982544" calcext:value-type="float">
            <text:p>0.0258378982544</text:p>
          </table:table-cell>
          <table:table-cell office:value-type="float" office:value="0.0239208936691" calcext:value-type="float">
            <text:p>0.023920893669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23108959198" calcext:value-type="float">
            <text:p>0.023108959198</text:p>
          </table:table-cell>
          <table:table-cell office:value-type="float" office:value="0.0270030498505" calcext:value-type="float">
            <text:p>0.0270030498505</text:p>
          </table:table-cell>
          <table:table-cell office:value-type="float" office:value="0.0238386821747" calcext:value-type="float">
            <text:p>0.023838682174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232400894165" calcext:value-type="float">
            <text:p>0.0232400894165</text:p>
          </table:table-cell>
          <table:table-cell office:value-type="float" office:value="0.0268268585205" calcext:value-type="float">
            <text:p>0.0268268585205</text:p>
          </table:table-cell>
          <table:table-cell office:value-type="float" office:value="0.0239264965057" calcext:value-type="float">
            <text:p>0.023926496505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23185968399" calcext:value-type="float">
            <text:p>0.023185968399</text:p>
          </table:table-cell>
          <table:table-cell office:value-type="float" office:value="0.0272870063782" calcext:value-type="float">
            <text:p>0.0272870063782</text:p>
          </table:table-cell>
          <table:table-cell office:value-type="float" office:value="0.0242047739029" calcext:value-type="float">
            <text:p>0.024204773902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237619876862" calcext:value-type="float">
            <text:p>0.0237619876862</text:p>
          </table:table-cell>
          <table:table-cell office:value-type="float" office:value="0.0282330513" calcext:value-type="float">
            <text:p>0.0282330513</text:p>
          </table:table-cell>
          <table:table-cell office:value-type="float" office:value="0.0247020626068" calcext:value-type="float">
            <text:p>0.024702062606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239720344543" calcext:value-type="float">
            <text:p>0.0239720344543</text:p>
          </table:table-cell>
          <table:table-cell office:value-type="float" office:value="0.0319809913635" calcext:value-type="float">
            <text:p>0.0319809913635</text:p>
          </table:table-cell>
          <table:table-cell office:value-type="float" office:value="0.0249266576767" calcext:value-type="float">
            <text:p>0.024926657676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233731269836" calcext:value-type="float">
            <text:p>0.0233731269836</text:p>
          </table:table-cell>
          <table:table-cell office:value-type="float" office:value="0.0268421173096" calcext:value-type="float">
            <text:p>0.0268421173096</text:p>
          </table:table-cell>
          <table:table-cell office:value-type="float" office:value="0.0243233299255" calcext:value-type="float">
            <text:p>0.024323329925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233778953552" calcext:value-type="float">
            <text:p>0.0233778953552</text:p>
          </table:table-cell>
          <table:table-cell office:value-type="float" office:value="0.0259480476379" calcext:value-type="float">
            <text:p>0.0259480476379</text:p>
          </table:table-cell>
          <table:table-cell office:value-type="float" office:value="0.0242505836487" calcext:value-type="float">
            <text:p>0.024250583648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233597755432" calcext:value-type="float">
            <text:p>0.0233597755432</text:p>
          </table:table-cell>
          <table:table-cell office:value-type="float" office:value="0.0264279842377" calcext:value-type="float">
            <text:p>0.0264279842377</text:p>
          </table:table-cell>
          <table:table-cell office:value-type="float" office:value="0.0242846298218" calcext:value-type="float">
            <text:p>0.024284629821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235469341278" calcext:value-type="float">
            <text:p>0.0235469341278</text:p>
          </table:table-cell>
          <table:table-cell office:value-type="float" office:value="0.0270149707794" calcext:value-type="float">
            <text:p>0.0270149707794</text:p>
          </table:table-cell>
          <table:table-cell office:value-type="float" office:value="0.0242986297607" calcext:value-type="float">
            <text:p>0.024298629760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233540534973" calcext:value-type="float">
            <text:p>0.0233540534973</text:p>
          </table:table-cell>
          <table:table-cell office:value-type="float" office:value="0.0265550613403" calcext:value-type="float">
            <text:p>0.0265550613403</text:p>
          </table:table-cell>
          <table:table-cell office:value-type="float" office:value="0.0242850542068" calcext:value-type="float">
            <text:p>0.024285054206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237519741058" calcext:value-type="float">
            <text:p>0.0237519741058</text:p>
          </table:table-cell>
          <table:table-cell office:value-type="float" office:value="0.025860786438" calcext:value-type="float">
            <text:p>0.025860786438</text:p>
          </table:table-cell>
          <table:table-cell office:value-type="float" office:value="0.0243602132797" calcext:value-type="float">
            <text:p>0.024360213279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234999656677" calcext:value-type="float">
            <text:p>0.0234999656677</text:p>
          </table:table-cell>
          <table:table-cell office:value-type="float" office:value="0.0280780792236" calcext:value-type="float">
            <text:p>0.0280780792236</text:p>
          </table:table-cell>
          <table:table-cell office:value-type="float" office:value="0.0244129753113" calcext:value-type="float">
            <text:p>0.024412975311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234611034393" calcext:value-type="float">
            <text:p>0.0234611034393</text:p>
          </table:table-cell>
          <table:table-cell office:value-type="float" office:value="0.0291709899902" calcext:value-type="float">
            <text:p>0.0291709899902</text:p>
          </table:table-cell>
          <table:table-cell office:value-type="float" office:value="0.0248236608505" calcext:value-type="float">
            <text:p>0.024823660850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236260890961" calcext:value-type="float">
            <text:p>0.0236260890961</text:p>
          </table:table-cell>
          <table:table-cell office:value-type="float" office:value="0.0265328884125" calcext:value-type="float">
            <text:p>0.0265328884125</text:p>
          </table:table-cell>
          <table:table-cell office:value-type="float" office:value="0.0243440008163" calcext:value-type="float">
            <text:p>0.024344000816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234861373901" calcext:value-type="float">
            <text:p>0.0234861373901</text:p>
          </table:table-cell>
          <table:table-cell office:value-type="float" office:value="0.0259649753571" calcext:value-type="float">
            <text:p>0.0259649753571</text:p>
          </table:table-cell>
          <table:table-cell office:value-type="float" office:value="0.0242649650574" calcext:value-type="float">
            <text:p>0.024264965057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235018730164" calcext:value-type="float">
            <text:p>0.0235018730164</text:p>
          </table:table-cell>
          <table:table-cell office:value-type="float" office:value="0.0266170501709" calcext:value-type="float">
            <text:p>0.0266170501709</text:p>
          </table:table-cell>
          <table:table-cell office:value-type="float" office:value="0.0245173501968" calcext:value-type="float">
            <text:p>0.024517350196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236659049988" calcext:value-type="float">
            <text:p>0.0236659049988</text:p>
          </table:table-cell>
          <table:table-cell office:value-type="float" office:value="0.0271809101105" calcext:value-type="float">
            <text:p>0.0271809101105</text:p>
          </table:table-cell>
          <table:table-cell office:value-type="float" office:value="0.0244170665741" calcext:value-type="float">
            <text:p>0.024417066574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235989093781" calcext:value-type="float">
            <text:p>0.0235989093781</text:p>
          </table:table-cell>
          <table:table-cell office:value-type="float" office:value="0.0286660194397" calcext:value-type="float">
            <text:p>0.0286660194397</text:p>
          </table:table-cell>
          <table:table-cell office:value-type="float" office:value="0.024288482666" calcext:value-type="float">
            <text:p>0.02428848266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237319469452" calcext:value-type="float">
            <text:p>0.0237319469452</text:p>
          </table:table-cell>
          <table:table-cell office:value-type="float" office:value="0.0269169807434" calcext:value-type="float">
            <text:p>0.0269169807434</text:p>
          </table:table-cell>
          <table:table-cell office:value-type="float" office:value="0.0243997097015" calcext:value-type="float">
            <text:p>0.024399709701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235080718994" calcext:value-type="float">
            <text:p>0.0235080718994</text:p>
          </table:table-cell>
          <table:table-cell office:value-type="float" office:value="0.0276510715485" calcext:value-type="float">
            <text:p>0.0276510715485</text:p>
          </table:table-cell>
          <table:table-cell office:value-type="float" office:value="0.0243199586868" calcext:value-type="float">
            <text:p>0.024319958686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235731601715" calcext:value-type="float">
            <text:p>0.0235731601715</text:p>
          </table:table-cell>
          <table:table-cell office:value-type="float" office:value="0.0261571407318" calcext:value-type="float">
            <text:p>0.0261571407318</text:p>
          </table:table-cell>
          <table:table-cell office:value-type="float" office:value="0.0243257522583" calcext:value-type="float">
            <text:p>0.024325752258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235900878906" calcext:value-type="float">
            <text:p>0.0235900878906</text:p>
          </table:table-cell>
          <table:table-cell office:value-type="float" office:value="0.0260438919067" calcext:value-type="float">
            <text:p>0.0260438919067</text:p>
          </table:table-cell>
          <table:table-cell office:value-type="float" office:value="0.0242982339859" calcext:value-type="float">
            <text:p>0.024298233985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236649513245" calcext:value-type="float">
            <text:p>0.0236649513245</text:p>
          </table:table-cell>
          <table:table-cell office:value-type="float" office:value="0.0262761116028" calcext:value-type="float">
            <text:p>0.0262761116028</text:p>
          </table:table-cell>
          <table:table-cell office:value-type="float" office:value="0.0244405603409" calcext:value-type="float">
            <text:p>0.024440560340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237658023834" calcext:value-type="float">
            <text:p>0.0237658023834</text:p>
          </table:table-cell>
          <table:table-cell office:value-type="float" office:value="0.0282120704651" calcext:value-type="float">
            <text:p>0.0282120704651</text:p>
          </table:table-cell>
          <table:table-cell office:value-type="float" office:value="0.0247213745117" calcext:value-type="float">
            <text:p>0.024721374511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238690376282" calcext:value-type="float">
            <text:p>0.0238690376282</text:p>
          </table:table-cell>
          <table:table-cell office:value-type="float" office:value="0.0261859893799" calcext:value-type="float">
            <text:p>0.0261859893799</text:p>
          </table:table-cell>
          <table:table-cell office:value-type="float" office:value="0.0247330570221" calcext:value-type="float">
            <text:p>0.024733057022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23943901062" calcext:value-type="float">
            <text:p>0.023943901062</text:p>
          </table:table-cell>
          <table:table-cell office:value-type="float" office:value="0.0269520282745" calcext:value-type="float">
            <text:p>0.0269520282745</text:p>
          </table:table-cell>
          <table:table-cell office:value-type="float" office:value="0.0245649623871" calcext:value-type="float">
            <text:p>0.024564962387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237019062042" calcext:value-type="float">
            <text:p>0.0237019062042</text:p>
          </table:table-cell>
          <table:table-cell office:value-type="float" office:value="0.0271229743958" calcext:value-type="float">
            <text:p>0.0271229743958</text:p>
          </table:table-cell>
          <table:table-cell office:value-type="float" office:value="0.0246475124359" calcext:value-type="float">
            <text:p>0.024647512435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23824930191" calcext:value-type="float">
            <text:p>0.023824930191</text:p>
          </table:table-cell>
          <table:table-cell office:value-type="float" office:value="0.0267901420593" calcext:value-type="float">
            <text:p>0.0267901420593</text:p>
          </table:table-cell>
          <table:table-cell office:value-type="float" office:value="0.0244962120056" calcext:value-type="float">
            <text:p>0.024496212005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238440036774" calcext:value-type="float">
            <text:p>0.0238440036774</text:p>
          </table:table-cell>
          <table:table-cell office:value-type="float" office:value="0.0263109207153" calcext:value-type="float">
            <text:p>0.0263109207153</text:p>
          </table:table-cell>
          <table:table-cell office:value-type="float" office:value="0.0245483541489" calcext:value-type="float">
            <text:p>0.024548354148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237369537354" calcext:value-type="float">
            <text:p>0.0237369537354</text:p>
          </table:table-cell>
          <table:table-cell office:value-type="float" office:value="0.0271360874176" calcext:value-type="float">
            <text:p>0.0271360874176</text:p>
          </table:table-cell>
          <table:table-cell office:value-type="float" office:value="0.0245786333084" calcext:value-type="float">
            <text:p>0.02457863330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36990451813" calcext:value-type="float">
            <text:p>0.0236990451813</text:p>
          </table:table-cell>
          <table:table-cell office:value-type="float" office:value="0.0264909267426" calcext:value-type="float">
            <text:p>0.0264909267426</text:p>
          </table:table-cell>
          <table:table-cell office:value-type="float" office:value="0.0244238471985" calcext:value-type="float">
            <text:p>0.024423847198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238029956818" calcext:value-type="float">
            <text:p>0.0238029956818</text:p>
          </table:table-cell>
          <table:table-cell office:value-type="float" office:value="0.0261170864105" calcext:value-type="float">
            <text:p>0.0261170864105</text:p>
          </table:table-cell>
          <table:table-cell office:value-type="float" office:value="0.0245454788208" calcext:value-type="float">
            <text:p>0.024545478820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0238268375397" calcext:value-type="float">
            <text:p>0.0238268375397</text:p>
          </table:table-cell>
          <table:table-cell office:value-type="float" office:value="0.0272569656372" calcext:value-type="float">
            <text:p>0.0272569656372</text:p>
          </table:table-cell>
          <table:table-cell office:value-type="float" office:value="0.0245062398911" calcext:value-type="float">
            <text:p>0.024506239891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0240080356598" calcext:value-type="float">
            <text:p>0.0240080356598</text:p>
          </table:table-cell>
          <table:table-cell office:value-type="float" office:value="0.0276539325714" calcext:value-type="float">
            <text:p>0.0276539325714</text:p>
          </table:table-cell>
          <table:table-cell office:value-type="float" office:value="0.024710817337" calcext:value-type="float">
            <text:p>0.02471081733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0239748954773" calcext:value-type="float">
            <text:p>0.0239748954773</text:p>
          </table:table-cell>
          <table:table-cell office:value-type="float" office:value="0.0267000198364" calcext:value-type="float">
            <text:p>0.0267000198364</text:p>
          </table:table-cell>
          <table:table-cell office:value-type="float" office:value="0.0247452640533" calcext:value-type="float">
            <text:p>0.024745264053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0239751338959" calcext:value-type="float">
            <text:p>0.0239751338959</text:p>
          </table:table-cell>
          <table:table-cell office:value-type="float" office:value="0.0281388759613" calcext:value-type="float">
            <text:p>0.0281388759613</text:p>
          </table:table-cell>
          <table:table-cell office:value-type="float" office:value="0.0247685146332" calcext:value-type="float">
            <text:p>0.024768514633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239040851593" calcext:value-type="float">
            <text:p>0.0239040851593</text:p>
          </table:table-cell>
          <table:table-cell office:value-type="float" office:value="0.0295701026917" calcext:value-type="float">
            <text:p>0.0295701026917</text:p>
          </table:table-cell>
          <table:table-cell office:value-type="float" office:value="0.0248928928375" calcext:value-type="float">
            <text:p>0.024892892837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0241560935974" calcext:value-type="float">
            <text:p>0.0241560935974</text:p>
          </table:table-cell>
          <table:table-cell office:value-type="float" office:value="0.0268311500549" calcext:value-type="float">
            <text:p>0.0268311500549</text:p>
          </table:table-cell>
          <table:table-cell office:value-type="float" office:value="0.0248028659821" calcext:value-type="float">
            <text:p>0.024802865982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016294002533" calcext:value-type="float">
            <text:p>0.016294002533</text:p>
          </table:table-cell>
          <table:table-cell office:value-type="float" office:value="0.0184190273285" calcext:value-type="float">
            <text:p>0.0184190273285</text:p>
          </table:table-cell>
          <table:table-cell office:value-type="float" office:value="0.0170538234711" calcext:value-type="float">
            <text:p>0.017053823471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0167589187622" calcext:value-type="float">
            <text:p>0.0167589187622</text:p>
          </table:table-cell>
          <table:table-cell office:value-type="float" office:value="0.0193989276886" calcext:value-type="float">
            <text:p>0.0193989276886</text:p>
          </table:table-cell>
          <table:table-cell office:value-type="float" office:value="0.0174926042557" calcext:value-type="float">
            <text:p>0.017492604255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167388916016" calcext:value-type="float">
            <text:p>0.0167388916016</text:p>
          </table:table-cell>
          <table:table-cell office:value-type="float" office:value="0.0194680690765" calcext:value-type="float">
            <text:p>0.0194680690765</text:p>
          </table:table-cell>
          <table:table-cell office:value-type="float" office:value="0.017479300499" calcext:value-type="float">
            <text:p>0.017479300499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016942024231" calcext:value-type="float">
            <text:p>0.016942024231</text:p>
          </table:table-cell>
          <table:table-cell office:value-type="float" office:value="0.0193059444427" calcext:value-type="float">
            <text:p>0.0193059444427</text:p>
          </table:table-cell>
          <table:table-cell office:value-type="float" office:value="0.0175455474854" calcext:value-type="float">
            <text:p>0.017545547485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0167689323425" calcext:value-type="float">
            <text:p>0.0167689323425</text:p>
          </table:table-cell>
          <table:table-cell office:value-type="float" office:value="0.0193438529968" calcext:value-type="float">
            <text:p>0.0193438529968</text:p>
          </table:table-cell>
          <table:table-cell office:value-type="float" office:value="0.017545375824" calcext:value-type="float">
            <text:p>0.01754537582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0167729854584" calcext:value-type="float">
            <text:p>0.0167729854584</text:p>
          </table:table-cell>
          <table:table-cell office:value-type="float" office:value="0.0188829898834" calcext:value-type="float">
            <text:p>0.0188829898834</text:p>
          </table:table-cell>
          <table:table-cell office:value-type="float" office:value="0.017445063591" calcext:value-type="float">
            <text:p>0.01744506359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0168070793152" calcext:value-type="float">
            <text:p>0.0168070793152</text:p>
          </table:table-cell>
          <table:table-cell office:value-type="float" office:value="0.0193829536438" calcext:value-type="float">
            <text:p>0.0193829536438</text:p>
          </table:table-cell>
          <table:table-cell office:value-type="float" office:value="0.017522778511" calcext:value-type="float">
            <text:p>0.01752277851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0168669223785" calcext:value-type="float">
            <text:p>0.0168669223785</text:p>
          </table:table-cell>
          <table:table-cell office:value-type="float" office:value="0.0194029808044" calcext:value-type="float">
            <text:p>0.0194029808044</text:p>
          </table:table-cell>
          <table:table-cell office:value-type="float" office:value="0.0175694513321" calcext:value-type="float">
            <text:p>0.017569451332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016804933548" calcext:value-type="float">
            <text:p>0.016804933548</text:p>
          </table:table-cell>
          <table:table-cell office:value-type="float" office:value="0.0190470218658" calcext:value-type="float">
            <text:p>0.0190470218658</text:p>
          </table:table-cell>
          <table:table-cell office:value-type="float" office:value="0.0176447677612" calcext:value-type="float">
            <text:p>0.017644767761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0168759822845" calcext:value-type="float">
            <text:p>0.0168759822845</text:p>
          </table:table-cell>
          <table:table-cell office:value-type="float" office:value="0.0196979045868" calcext:value-type="float">
            <text:p>0.0196979045868</text:p>
          </table:table-cell>
          <table:table-cell office:value-type="float" office:value="0.0176464080811" calcext:value-type="float">
            <text:p>0.017646408081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0169429779053" calcext:value-type="float">
            <text:p>0.0169429779053</text:p>
          </table:table-cell>
          <table:table-cell office:value-type="float" office:value="0.0192120075226" calcext:value-type="float">
            <text:p>0.0192120075226</text:p>
          </table:table-cell>
          <table:table-cell office:value-type="float" office:value="0.0177693891525" calcext:value-type="float">
            <text:p>0.0177693891525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0168309211731" calcext:value-type="float">
            <text:p>0.0168309211731</text:p>
          </table:table-cell>
          <table:table-cell office:value-type="float" office:value="0.0194840431213" calcext:value-type="float">
            <text:p>0.0194840431213</text:p>
          </table:table-cell>
          <table:table-cell office:value-type="float" office:value="0.0176332807541" calcext:value-type="float">
            <text:p>0.017633280754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0168881416321" calcext:value-type="float">
            <text:p>0.0168881416321</text:p>
          </table:table-cell>
          <table:table-cell office:value-type="float" office:value="0.0214970111847" calcext:value-type="float">
            <text:p>0.0214970111847</text:p>
          </table:table-cell>
          <table:table-cell office:value-type="float" office:value="0.0179022169113" calcext:value-type="float">
            <text:p>0.017902216911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169551372528" calcext:value-type="float">
            <text:p>0.0169551372528</text:p>
          </table:table-cell>
          <table:table-cell office:value-type="float" office:value="0.019819021225" calcext:value-type="float">
            <text:p>0.019819021225</text:p>
          </table:table-cell>
          <table:table-cell office:value-type="float" office:value="0.0176594924927" calcext:value-type="float">
            <text:p>0.0176594924927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0168960094452" calcext:value-type="float">
            <text:p>0.0168960094452</text:p>
          </table:table-cell>
          <table:table-cell office:value-type="float" office:value="0.0192139148712" calcext:value-type="float">
            <text:p>0.0192139148712</text:p>
          </table:table-cell>
          <table:table-cell office:value-type="float" office:value="0.0176288414001" calcext:value-type="float">
            <text:p>0.017628841400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0161030292511" calcext:value-type="float">
            <text:p>0.0161030292511</text:p>
          </table:table-cell>
          <table:table-cell office:value-type="float" office:value="0.0192260742188" calcext:value-type="float">
            <text:p>0.0192260742188</text:p>
          </table:table-cell>
          <table:table-cell office:value-type="float" office:value="0.0170249605179" calcext:value-type="float">
            <text:p>0.01702496051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61092281342" calcext:value-type="float">
            <text:p>0.0161092281342</text:p>
          </table:table-cell>
          <table:table-cell office:value-type="float" office:value="0.0188269615173" calcext:value-type="float">
            <text:p>0.0188269615173</text:p>
          </table:table-cell>
          <table:table-cell office:value-type="float" office:value="0.0168883228302" calcext:value-type="float">
            <text:p>0.0168883228302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0161499977112" calcext:value-type="float">
            <text:p>0.0161499977112</text:p>
          </table:table-cell>
          <table:table-cell office:value-type="float" office:value="0.0187830924988" calcext:value-type="float">
            <text:p>0.0187830924988</text:p>
          </table:table-cell>
          <table:table-cell office:value-type="float" office:value="0.0170057249069" calcext:value-type="float">
            <text:p>0.0170057249069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0162041187286" calcext:value-type="float">
            <text:p>0.0162041187286</text:p>
          </table:table-cell>
          <table:table-cell office:value-type="float" office:value="0.0192179679871" calcext:value-type="float">
            <text:p>0.0192179679871</text:p>
          </table:table-cell>
          <table:table-cell office:value-type="float" office:value="0.0170423984528" calcext:value-type="float">
            <text:p>0.0170423984528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0163090229034" calcext:value-type="float">
            <text:p>0.0163090229034</text:p>
          </table:table-cell>
          <table:table-cell office:value-type="float" office:value="0.0188210010529" calcext:value-type="float">
            <text:p>0.0188210010529</text:p>
          </table:table-cell>
          <table:table-cell office:value-type="float" office:value="0.0169195604324" calcext:value-type="float">
            <text:p>0.016919560432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0171902179718" calcext:value-type="float">
            <text:p>0.0171902179718</text:p>
          </table:table-cell>
          <table:table-cell office:value-type="float" office:value="0.0201728343964" calcext:value-type="float">
            <text:p>0.0201728343964</text:p>
          </table:table-cell>
          <table:table-cell office:value-type="float" office:value="0.0177627229691" calcext:value-type="float">
            <text:p>0.017762722969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16881942749" calcext:value-type="float">
            <text:p>0.016881942749</text:p>
          </table:table-cell>
          <table:table-cell office:value-type="float" office:value="0.0194659233093" calcext:value-type="float">
            <text:p>0.0194659233093</text:p>
          </table:table-cell>
          <table:table-cell office:value-type="float" office:value="0.0178359460831" calcext:value-type="float">
            <text:p>0.017835946083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0171217918396" calcext:value-type="float">
            <text:p>0.0171217918396</text:p>
          </table:table-cell>
          <table:table-cell office:value-type="float" office:value="0.0201132297516" calcext:value-type="float">
            <text:p>0.0201132297516</text:p>
          </table:table-cell>
          <table:table-cell office:value-type="float" office:value="0.0177794408798" calcext:value-type="float">
            <text:p>0.0177794408798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0170869827271" calcext:value-type="float">
            <text:p>0.0170869827271</text:p>
          </table:table-cell>
          <table:table-cell office:value-type="float" office:value="0.0193920135498" calcext:value-type="float">
            <text:p>0.0193920135498</text:p>
          </table:table-cell>
          <table:table-cell office:value-type="float" office:value="0.0178763580322" calcext:value-type="float">
            <text:p>0.017876358032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0171341896057" calcext:value-type="float">
            <text:p>0.0171341896057</text:p>
          </table:table-cell>
          <table:table-cell office:value-type="float" office:value="0.0198800563812" calcext:value-type="float">
            <text:p>0.0198800563812</text:p>
          </table:table-cell>
          <table:table-cell office:value-type="float" office:value="0.0178783178329" calcext:value-type="float">
            <text:p>0.017878317832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0170049667358" calcext:value-type="float">
            <text:p>0.0170049667358</text:p>
          </table:table-cell>
          <table:table-cell office:value-type="float" office:value="0.0200788974762" calcext:value-type="float">
            <text:p>0.0200788974762</text:p>
          </table:table-cell>
          <table:table-cell office:value-type="float" office:value="0.0178494119644" calcext:value-type="float">
            <text:p>0.017849411964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0172169208527" calcext:value-type="float">
            <text:p>0.0172169208527</text:p>
          </table:table-cell>
          <table:table-cell office:value-type="float" office:value="0.0207970142365" calcext:value-type="float">
            <text:p>0.0207970142365</text:p>
          </table:table-cell>
          <table:table-cell office:value-type="float" office:value="0.017957406044" calcext:value-type="float">
            <text:p>0.01795740604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.0172979831696" calcext:value-type="float">
            <text:p>0.0172979831696</text:p>
          </table:table-cell>
          <table:table-cell office:value-type="float" office:value="0.0203838348389" calcext:value-type="float">
            <text:p>0.0203838348389</text:p>
          </table:table-cell>
          <table:table-cell office:value-type="float" office:value="0.0178802776337" calcext:value-type="float">
            <text:p>0.0178802776337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0172190666199" calcext:value-type="float">
            <text:p>0.0172190666199</text:p>
          </table:table-cell>
          <table:table-cell office:value-type="float" office:value="0.0198910236359" calcext:value-type="float">
            <text:p>0.0198910236359</text:p>
          </table:table-cell>
          <table:table-cell office:value-type="float" office:value="0.0179646444321" calcext:value-type="float">
            <text:p>0.017964644432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0171778202057" calcext:value-type="float">
            <text:p>0.0171778202057</text:p>
          </table:table-cell>
          <table:table-cell office:value-type="float" office:value="0.0200710296631" calcext:value-type="float">
            <text:p>0.0200710296631</text:p>
          </table:table-cell>
          <table:table-cell office:value-type="float" office:value="0.0179100704193" calcext:value-type="float">
            <text:p>0.017910070419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0171620845795" calcext:value-type="float">
            <text:p>0.0171620845795</text:p>
          </table:table-cell>
          <table:table-cell office:value-type="float" office:value="0.0201811790466" calcext:value-type="float">
            <text:p>0.0201811790466</text:p>
          </table:table-cell>
          <table:table-cell office:value-type="float" office:value="0.0179716920853" calcext:value-type="float">
            <text:p>0.017971692085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0380210876465" calcext:value-type="float">
            <text:p>0.0380210876465</text:p>
          </table:table-cell>
          <table:table-cell office:value-type="float" office:value="0.0429499149323" calcext:value-type="float">
            <text:p>0.0429499149323</text:p>
          </table:table-cell>
          <table:table-cell office:value-type="float" office:value="0.0392976236343" calcext:value-type="float">
            <text:p>0.039297623634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0377779006958" calcext:value-type="float">
            <text:p>0.0377779006958</text:p>
          </table:table-cell>
          <table:table-cell office:value-type="float" office:value="0.0429739952087" calcext:value-type="float">
            <text:p>0.0429739952087</text:p>
          </table:table-cell>
          <table:table-cell office:value-type="float" office:value="0.0389011001587" calcext:value-type="float">
            <text:p>0.038901100158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0378949642181" calcext:value-type="float">
            <text:p>0.0378949642181</text:p>
          </table:table-cell>
          <table:table-cell office:value-type="float" office:value="0.0450348854065" calcext:value-type="float">
            <text:p>0.0450348854065</text:p>
          </table:table-cell>
          <table:table-cell office:value-type="float" office:value="0.0393691730499" calcext:value-type="float">
            <text:p>0.0393691730499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0379569530487" calcext:value-type="float">
            <text:p>0.0379569530487</text:p>
          </table:table-cell>
          <table:table-cell office:value-type="float" office:value="0.0415630340576" calcext:value-type="float">
            <text:p>0.0415630340576</text:p>
          </table:table-cell>
          <table:table-cell office:value-type="float" office:value="0.0390623855591" calcext:value-type="float">
            <text:p>0.039062385559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0379109382629" calcext:value-type="float">
            <text:p>0.0379109382629</text:p>
          </table:table-cell>
          <table:table-cell office:value-type="float" office:value="0.040894985199" calcext:value-type="float">
            <text:p>0.040894985199</text:p>
          </table:table-cell>
          <table:table-cell office:value-type="float" office:value="0.0391564702988" calcext:value-type="float">
            <text:p>0.0391564702988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0380771160126" calcext:value-type="float">
            <text:p>0.0380771160126</text:p>
          </table:table-cell>
          <table:table-cell office:value-type="float" office:value="0.0409398078918" calcext:value-type="float">
            <text:p>0.0409398078918</text:p>
          </table:table-cell>
          <table:table-cell office:value-type="float" office:value="0.0389754581451" calcext:value-type="float">
            <text:p>0.038975458145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0379078388214" calcext:value-type="float">
            <text:p>0.0379078388214</text:p>
          </table:table-cell>
          <table:table-cell office:value-type="float" office:value="0.0421769618988" calcext:value-type="float">
            <text:p>0.0421769618988</text:p>
          </table:table-cell>
          <table:table-cell office:value-type="float" office:value="0.0390999412537" calcext:value-type="float">
            <text:p>0.0390999412537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0376749038696" calcext:value-type="float">
            <text:p>0.0376749038696</text:p>
          </table:table-cell>
          <table:table-cell office:value-type="float" office:value="0.0416059494019" calcext:value-type="float">
            <text:p>0.0416059494019</text:p>
          </table:table-cell>
          <table:table-cell office:value-type="float" office:value="0.0389828014374" calcext:value-type="float">
            <text:p>0.0389828014374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0378520488739" calcext:value-type="float">
            <text:p>0.0378520488739</text:p>
          </table:table-cell>
          <table:table-cell office:value-type="float" office:value="0.0423369407654" calcext:value-type="float">
            <text:p>0.0423369407654</text:p>
          </table:table-cell>
          <table:table-cell office:value-type="float" office:value="0.0389446544647" calcext:value-type="float">
            <text:p>0.0389446544647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0382511615753" calcext:value-type="float">
            <text:p>0.0382511615753</text:p>
          </table:table-cell>
          <table:table-cell office:value-type="float" office:value="0.0424129962921" calcext:value-type="float">
            <text:p>0.0424129962921</text:p>
          </table:table-cell>
          <table:table-cell office:value-type="float" office:value="0.0391797733307" calcext:value-type="float">
            <text:p>0.0391797733307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0383679866791" calcext:value-type="float">
            <text:p>0.0383679866791</text:p>
          </table:table-cell>
          <table:table-cell office:value-type="float" office:value="0.0416111946106" calcext:value-type="float">
            <text:p>0.0416111946106</text:p>
          </table:table-cell>
          <table:table-cell office:value-type="float" office:value="0.0391500377655" calcext:value-type="float">
            <text:p>0.039150037765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21497964859" calcext:value-type="float">
            <text:p>0.021497964859</text:p>
          </table:table-cell>
          <table:table-cell office:value-type="float" office:value="0.0246520042419" calcext:value-type="float">
            <text:p>0.0246520042419</text:p>
          </table:table-cell>
          <table:table-cell office:value-type="float" office:value="0.0222062397003" calcext:value-type="float">
            <text:p>0.022206239700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0216419696808" calcext:value-type="float">
            <text:p>0.0216419696808</text:p>
          </table:table-cell>
          <table:table-cell office:value-type="float" office:value="0.02423787117" calcext:value-type="float">
            <text:p>0.02423787117</text:p>
          </table:table-cell>
          <table:table-cell office:value-type="float" office:value="0.0222821092606" calcext:value-type="float">
            <text:p>0.0222821092606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0214948654175" calcext:value-type="float">
            <text:p>0.0214948654175</text:p>
          </table:table-cell>
          <table:table-cell office:value-type="float" office:value="0.0241191387177" calcext:value-type="float">
            <text:p>0.0241191387177</text:p>
          </table:table-cell>
          <table:table-cell office:value-type="float" office:value="0.022157907486" calcext:value-type="float">
            <text:p>0.022157907486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0216369628906" calcext:value-type="float">
            <text:p>0.0216369628906</text:p>
          </table:table-cell>
          <table:table-cell office:value-type="float" office:value="0.0246500968933" calcext:value-type="float">
            <text:p>0.0246500968933</text:p>
          </table:table-cell>
          <table:table-cell office:value-type="float" office:value="0.0222703313828" calcext:value-type="float">
            <text:p>0.0222703313828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0215299129486" calcext:value-type="float">
            <text:p>0.0215299129486</text:p>
          </table:table-cell>
          <table:table-cell office:value-type="float" office:value="0.0247068405151" calcext:value-type="float">
            <text:p>0.0247068405151</text:p>
          </table:table-cell>
          <table:table-cell office:value-type="float" office:value="0.0222223806381" calcext:value-type="float">
            <text:p>0.022222380638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0215709209442" calcext:value-type="float">
            <text:p>0.0215709209442</text:p>
          </table:table-cell>
          <table:table-cell office:value-type="float" office:value="0.0247759819031" calcext:value-type="float">
            <text:p>0.0247759819031</text:p>
          </table:table-cell>
          <table:table-cell office:value-type="float" office:value="0.0223841810226" calcext:value-type="float">
            <text:p>0.022384181022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0214879512787" calcext:value-type="float">
            <text:p>0.0214879512787</text:p>
          </table:table-cell>
          <table:table-cell office:value-type="float" office:value="0.0254130363464" calcext:value-type="float">
            <text:p>0.0254130363464</text:p>
          </table:table-cell>
          <table:table-cell office:value-type="float" office:value="0.0222075843811" calcext:value-type="float">
            <text:p>0.0222075843811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021763086319" calcext:value-type="float">
            <text:p>0.021763086319</text:p>
          </table:table-cell>
          <table:table-cell office:value-type="float" office:value="0.0239078998566" calcext:value-type="float">
            <text:p>0.0239078998566</text:p>
          </table:table-cell>
          <table:table-cell office:value-type="float" office:value="0.0223079824448" calcext:value-type="float">
            <text:p>0.022307982444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.0216472148895" calcext:value-type="float">
            <text:p>0.0216472148895</text:p>
          </table:table-cell>
          <table:table-cell office:value-type="float" office:value="0.0248730182648" calcext:value-type="float">
            <text:p>0.0248730182648</text:p>
          </table:table-cell>
          <table:table-cell office:value-type="float" office:value="0.0223655366898" calcext:value-type="float">
            <text:p>0.0223655366898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.0216629505157" calcext:value-type="float">
            <text:p>0.0216629505157</text:p>
          </table:table-cell>
          <table:table-cell office:value-type="float" office:value="0.0244579315186" calcext:value-type="float">
            <text:p>0.0244579315186</text:p>
          </table:table-cell>
          <table:table-cell office:value-type="float" office:value="0.0223031759262" calcext:value-type="float">
            <text:p>0.022303175926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21782875061" calcext:value-type="float">
            <text:p>0.021782875061</text:p>
          </table:table-cell>
          <table:table-cell office:value-type="float" office:value="0.0255990028381" calcext:value-type="float">
            <text:p>0.0255990028381</text:p>
          </table:table-cell>
          <table:table-cell office:value-type="float" office:value="0.0223818922043" calcext:value-type="float">
            <text:p>0.022381892204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0216579437256" calcext:value-type="float">
            <text:p>0.0216579437256</text:p>
          </table:table-cell>
          <table:table-cell office:value-type="float" office:value="0.0247228145599" calcext:value-type="float">
            <text:p>0.0247228145599</text:p>
          </table:table-cell>
          <table:table-cell office:value-type="float" office:value="0.0223298072815" calcext:value-type="float">
            <text:p>0.022329807281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0216310024261" calcext:value-type="float">
            <text:p>0.0216310024261</text:p>
          </table:table-cell>
          <table:table-cell office:value-type="float" office:value="0.0240890979767" calcext:value-type="float">
            <text:p>0.0240890979767</text:p>
          </table:table-cell>
          <table:table-cell office:value-type="float" office:value="0.02232380867" calcext:value-type="float">
            <text:p>0.0223238086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0217130184174" calcext:value-type="float">
            <text:p>0.0217130184174</text:p>
          </table:table-cell>
          <table:table-cell office:value-type="float" office:value="0.0247740745544" calcext:value-type="float">
            <text:p>0.0247740745544</text:p>
          </table:table-cell>
          <table:table-cell office:value-type="float" office:value="0.0223364639282" calcext:value-type="float">
            <text:p>0.022336463928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0217499732971" calcext:value-type="float">
            <text:p>0.0217499732971</text:p>
          </table:table-cell>
          <table:table-cell office:value-type="float" office:value="0.0241749286652" calcext:value-type="float">
            <text:p>0.0241749286652</text:p>
          </table:table-cell>
          <table:table-cell office:value-type="float" office:value="0.0224901294708" calcext:value-type="float">
            <text:p>0.0224901294708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0217669010162" calcext:value-type="float">
            <text:p>0.0217669010162</text:p>
          </table:table-cell>
          <table:table-cell office:value-type="float" office:value="0.0242328643799" calcext:value-type="float">
            <text:p>0.0242328643799</text:p>
          </table:table-cell>
          <table:table-cell office:value-type="float" office:value="0.022425570488" calcext:value-type="float">
            <text:p>0.02242557048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021803855896" calcext:value-type="float">
            <text:p>0.021803855896</text:p>
          </table:table-cell>
          <table:table-cell office:value-type="float" office:value="0.0248420238495" calcext:value-type="float">
            <text:p>0.0248420238495</text:p>
          </table:table-cell>
          <table:table-cell office:value-type="float" office:value="0.0224611949921" calcext:value-type="float">
            <text:p>0.0224611949921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0219278335571" calcext:value-type="float">
            <text:p>0.0219278335571</text:p>
          </table:table-cell>
          <table:table-cell office:value-type="float" office:value="0.0244038105011" calcext:value-type="float">
            <text:p>0.0244038105011</text:p>
          </table:table-cell>
          <table:table-cell office:value-type="float" office:value="0.0226279449463" calcext:value-type="float">
            <text:p>0.022627944946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0219049453735" calcext:value-type="float">
            <text:p>0.0219049453735</text:p>
          </table:table-cell>
          <table:table-cell office:value-type="float" office:value="0.0247910022736" calcext:value-type="float">
            <text:p>0.0247910022736</text:p>
          </table:table-cell>
          <table:table-cell office:value-type="float" office:value="0.0228446054459" calcext:value-type="float">
            <text:p>0.0228446054459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0220530033112" calcext:value-type="float">
            <text:p>0.0220530033112</text:p>
          </table:table-cell>
          <table:table-cell office:value-type="float" office:value="0.0370059013367" calcext:value-type="float">
            <text:p>0.0370059013367</text:p>
          </table:table-cell>
          <table:table-cell office:value-type="float" office:value="0.0230891895294" calcext:value-type="float">
            <text:p>0.023089189529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219039916992" calcext:value-type="float">
            <text:p>0.0219039916992</text:p>
          </table:table-cell>
          <table:table-cell office:value-type="float" office:value="0.024307012558" calcext:value-type="float">
            <text:p>0.024307012558</text:p>
          </table:table-cell>
          <table:table-cell office:value-type="float" office:value="0.0226229190826" calcext:value-type="float">
            <text:p>0.022622919082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0190050601959" calcext:value-type="float">
            <text:p>0.0190050601959</text:p>
          </table:table-cell>
          <table:table-cell office:value-type="float" office:value="0.0229408740997" calcext:value-type="float">
            <text:p>0.0229408740997</text:p>
          </table:table-cell>
          <table:table-cell office:value-type="float" office:value="0.0196973419189" calcext:value-type="float">
            <text:p>0.0196973419189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0188100337982" calcext:value-type="float">
            <text:p>0.0188100337982</text:p>
          </table:table-cell>
          <table:table-cell office:value-type="float" office:value="0.0304391384125" calcext:value-type="float">
            <text:p>0.0304391384125</text:p>
          </table:table-cell>
          <table:table-cell office:value-type="float" office:value="0.0200680494308" calcext:value-type="float">
            <text:p>0.0200680494308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0191359519958" calcext:value-type="float">
            <text:p>0.0191359519958</text:p>
          </table:table-cell>
          <table:table-cell office:value-type="float" office:value="0.0222320556641" calcext:value-type="float">
            <text:p>0.0222320556641</text:p>
          </table:table-cell>
          <table:table-cell office:value-type="float" office:value="0.0198356628418" calcext:value-type="float">
            <text:p>0.0198356628418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0188219547272" calcext:value-type="float">
            <text:p>0.0188219547272</text:p>
          </table:table-cell>
          <table:table-cell office:value-type="float" office:value="0.0222520828247" calcext:value-type="float">
            <text:p>0.0222520828247</text:p>
          </table:table-cell>
          <table:table-cell office:value-type="float" office:value="0.0198730707169" calcext:value-type="float">
            <text:p>0.0198730707169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0409970283508" calcext:value-type="float">
            <text:p>0.0409970283508</text:p>
          </table:table-cell>
          <table:table-cell office:value-type="float" office:value="0.0450370311737" calcext:value-type="float">
            <text:p>0.0450370311737</text:p>
          </table:table-cell>
          <table:table-cell office:value-type="float" office:value="0.042179312706" calcext:value-type="float">
            <text:p>0.04217931270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0410439968109" calcext:value-type="float">
            <text:p>0.0410439968109</text:p>
          </table:table-cell>
          <table:table-cell office:value-type="float" office:value="0.0447380542755" calcext:value-type="float">
            <text:p>0.0447380542755</text:p>
          </table:table-cell>
          <table:table-cell office:value-type="float" office:value="0.0420211648941" calcext:value-type="float">
            <text:p>0.042021164894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0410900115967" calcext:value-type="float">
            <text:p>0.0410900115967</text:p>
          </table:table-cell>
          <table:table-cell office:value-type="float" office:value="0.0452969074249" calcext:value-type="float">
            <text:p>0.0452969074249</text:p>
          </table:table-cell>
          <table:table-cell office:value-type="float" office:value="0.0421359539032" calcext:value-type="float">
            <text:p>0.042135953903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.0408871173859" calcext:value-type="float">
            <text:p>0.0408871173859</text:p>
          </table:table-cell>
          <table:table-cell office:value-type="float" office:value="0.0456190109253" calcext:value-type="float">
            <text:p>0.0456190109253</text:p>
          </table:table-cell>
          <table:table-cell office:value-type="float" office:value="0.042044210434" calcext:value-type="float">
            <text:p>0.04204421043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.0413110256195" calcext:value-type="float">
            <text:p>0.0413110256195</text:p>
          </table:table-cell>
          <table:table-cell office:value-type="float" office:value="0.0443661212921" calcext:value-type="float">
            <text:p>0.0443661212921</text:p>
          </table:table-cell>
          <table:table-cell office:value-type="float" office:value="0.0422319507599" calcext:value-type="float">
            <text:p>0.042231950759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411520004272" calcext:value-type="float">
            <text:p>0.0411520004272</text:p>
          </table:table-cell>
          <table:table-cell office:value-type="float" office:value="0.0461370944977" calcext:value-type="float">
            <text:p>0.0461370944977</text:p>
          </table:table-cell>
          <table:table-cell office:value-type="float" office:value="0.0422882556915" calcext:value-type="float">
            <text:p>0.042288255691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0412001609802" calcext:value-type="float">
            <text:p>0.0412001609802</text:p>
          </table:table-cell>
          <table:table-cell office:value-type="float" office:value="0.0463569164276" calcext:value-type="float">
            <text:p>0.0463569164276</text:p>
          </table:table-cell>
          <table:table-cell office:value-type="float" office:value="0.0422914886475" calcext:value-type="float">
            <text:p>0.0422914886475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0410771369934" calcext:value-type="float">
            <text:p>0.0410771369934</text:p>
          </table:table-cell>
          <table:table-cell office:value-type="float" office:value="0.0463008880615" calcext:value-type="float">
            <text:p>0.0463008880615</text:p>
          </table:table-cell>
          <table:table-cell office:value-type="float" office:value="0.0425797224045" calcext:value-type="float">
            <text:p>0.042579722404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.041020154953" calcext:value-type="float">
            <text:p>0.041020154953</text:p>
          </table:table-cell>
          <table:table-cell office:value-type="float" office:value="0.046355009079" calcext:value-type="float">
            <text:p>0.046355009079</text:p>
          </table:table-cell>
          <table:table-cell office:value-type="float" office:value="0.0421367883682" calcext:value-type="float">
            <text:p>0.042136788368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0413110256195" calcext:value-type="float">
            <text:p>0.0413110256195</text:p>
          </table:table-cell>
          <table:table-cell office:value-type="float" office:value="0.0448930263519" calcext:value-type="float">
            <text:p>0.0448930263519</text:p>
          </table:table-cell>
          <table:table-cell office:value-type="float" office:value="0.0422283220291" calcext:value-type="float">
            <text:p>0.042228322029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0411188602448" calcext:value-type="float">
            <text:p>0.0411188602448</text:p>
          </table:table-cell>
          <table:table-cell office:value-type="float" office:value="0.0454499721527" calcext:value-type="float">
            <text:p>0.0454499721527</text:p>
          </table:table-cell>
          <table:table-cell office:value-type="float" office:value="0.0422093200684" calcext:value-type="float">
            <text:p>0.042209320068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0410490036011" calcext:value-type="float">
            <text:p>0.0410490036011</text:p>
          </table:table-cell>
          <table:table-cell office:value-type="float" office:value="0.045912027359" calcext:value-type="float">
            <text:p>0.045912027359</text:p>
          </table:table-cell>
          <table:table-cell office:value-type="float" office:value="0.0421785783768" calcext:value-type="float">
            <text:p>0.0421785783768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041216135025" calcext:value-type="float">
            <text:p>0.041216135025</text:p>
          </table:table-cell>
          <table:table-cell office:value-type="float" office:value="0.0449831485748" calcext:value-type="float">
            <text:p>0.0449831485748</text:p>
          </table:table-cell>
          <table:table-cell office:value-type="float" office:value="0.0423660039902" calcext:value-type="float">
            <text:p>0.042366003990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0411510467529" calcext:value-type="float">
            <text:p>0.0411510467529</text:p>
          </table:table-cell>
          <table:table-cell office:value-type="float" office:value="0.0458338260651" calcext:value-type="float">
            <text:p>0.0458338260651</text:p>
          </table:table-cell>
          <table:table-cell office:value-type="float" office:value="0.0422805118561" calcext:value-type="float">
            <text:p>0.042280511856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0412781238556" calcext:value-type="float">
            <text:p>0.0412781238556</text:p>
          </table:table-cell>
          <table:table-cell office:value-type="float" office:value="0.0463998317719" calcext:value-type="float">
            <text:p>0.0463998317719</text:p>
          </table:table-cell>
          <table:table-cell office:value-type="float" office:value="0.0423765468597" calcext:value-type="float">
            <text:p>0.0423765468597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0411748886108" calcext:value-type="float">
            <text:p>0.0411748886108</text:p>
          </table:table-cell>
          <table:table-cell office:value-type="float" office:value="0.0458800792694" calcext:value-type="float">
            <text:p>0.0458800792694</text:p>
          </table:table-cell>
          <table:table-cell office:value-type="float" office:value="0.0424270009995" calcext:value-type="float">
            <text:p>0.0424270009995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0412800312042" calcext:value-type="float">
            <text:p>0.0412800312042</text:p>
          </table:table-cell>
          <table:table-cell office:value-type="float" office:value="0.0450329780579" calcext:value-type="float">
            <text:p>0.0450329780579</text:p>
          </table:table-cell>
          <table:table-cell office:value-type="float" office:value="0.0423296070099" calcext:value-type="float">
            <text:p>0.042329607009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0412309169769" calcext:value-type="float">
            <text:p>0.0412309169769</text:p>
          </table:table-cell>
          <table:table-cell office:value-type="float" office:value="0.0448591709137" calcext:value-type="float">
            <text:p>0.0448591709137</text:p>
          </table:table-cell>
          <table:table-cell office:value-type="float" office:value="0.0423469591141" calcext:value-type="float">
            <text:p>0.042346959114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0415191650391" calcext:value-type="float">
            <text:p>0.0415191650391</text:p>
          </table:table-cell>
          <table:table-cell office:value-type="float" office:value="0.0456218719482" calcext:value-type="float">
            <text:p>0.0456218719482</text:p>
          </table:table-cell>
          <table:table-cell office:value-type="float" office:value="0.0426358604431" calcext:value-type="float">
            <text:p>0.042635860443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041209936142" calcext:value-type="float">
            <text:p>0.041209936142</text:p>
          </table:table-cell>
          <table:table-cell office:value-type="float" office:value="0.0454668998718" calcext:value-type="float">
            <text:p>0.0454668998718</text:p>
          </table:table-cell>
          <table:table-cell office:value-type="float" office:value="0.0424161672592" calcext:value-type="float">
            <text:p>0.042416167259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0415668487549" calcext:value-type="float">
            <text:p>0.0415668487549</text:p>
          </table:table-cell>
          <table:table-cell office:value-type="float" office:value="0.0489161014557" calcext:value-type="float">
            <text:p>0.0489161014557</text:p>
          </table:table-cell>
          <table:table-cell office:value-type="float" office:value="0.0427306032181" calcext:value-type="float">
            <text:p>0.042730603218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0412440299988" calcext:value-type="float">
            <text:p>0.0412440299988</text:p>
          </table:table-cell>
          <table:table-cell office:value-type="float" office:value="0.0478949546814" calcext:value-type="float">
            <text:p>0.0478949546814</text:p>
          </table:table-cell>
          <table:table-cell office:value-type="float" office:value="0.0424762058258" calcext:value-type="float">
            <text:p>0.0424762058258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0415160655975" calcext:value-type="float">
            <text:p>0.0415160655975</text:p>
          </table:table-cell>
          <table:table-cell office:value-type="float" office:value="0.0476341247559" calcext:value-type="float">
            <text:p>0.0476341247559</text:p>
          </table:table-cell>
          <table:table-cell office:value-type="float" office:value="0.0425268602371" calcext:value-type="float">
            <text:p>0.042526860237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0413639545441" calcext:value-type="float">
            <text:p>0.0413639545441</text:p>
          </table:table-cell>
          <table:table-cell office:value-type="float" office:value="0.0455169677734" calcext:value-type="float">
            <text:p>0.0455169677734</text:p>
          </table:table-cell>
          <table:table-cell office:value-type="float" office:value="0.0425142717361" calcext:value-type="float">
            <text:p>0.042514271736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0415029525757" calcext:value-type="float">
            <text:p>0.0415029525757</text:p>
          </table:table-cell>
          <table:table-cell office:value-type="float" office:value="0.0492630004883" calcext:value-type="float">
            <text:p>0.0492630004883</text:p>
          </table:table-cell>
          <table:table-cell office:value-type="float" office:value="0.0427170467377" calcext:value-type="float">
            <text:p>0.042717046737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41562795639" calcext:value-type="float">
            <text:p>0.041562795639</text:p>
          </table:table-cell>
          <table:table-cell office:value-type="float" office:value="0.0469341278076" calcext:value-type="float">
            <text:p>0.0469341278076</text:p>
          </table:table-cell>
          <table:table-cell office:value-type="float" office:value="0.0425025463104" calcext:value-type="float">
            <text:p>0.042502546310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0413579940796" calcext:value-type="float">
            <text:p>0.0413579940796</text:p>
          </table:table-cell>
          <table:table-cell office:value-type="float" office:value="0.0452351570129" calcext:value-type="float">
            <text:p>0.0452351570129</text:p>
          </table:table-cell>
          <table:table-cell office:value-type="float" office:value="0.0425977611542" calcext:value-type="float">
            <text:p>0.0425977611542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0413269996643" calcext:value-type="float">
            <text:p>0.0413269996643</text:p>
          </table:table-cell>
          <table:table-cell office:value-type="float" office:value="0.0445690155029" calcext:value-type="float">
            <text:p>0.0445690155029</text:p>
          </table:table-cell>
          <table:table-cell office:value-type="float" office:value="0.0425147819519" calcext:value-type="float">
            <text:p>0.0425147819519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0415370464325" calcext:value-type="float">
            <text:p>0.0415370464325</text:p>
          </table:table-cell>
          <table:table-cell office:value-type="float" office:value="0.046247959137" calcext:value-type="float">
            <text:p>0.046247959137</text:p>
          </table:table-cell>
          <table:table-cell office:value-type="float" office:value="0.0426327419281" calcext:value-type="float">
            <text:p>0.042632741928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0185220241547" calcext:value-type="float">
            <text:p>0.0185220241547</text:p>
          </table:table-cell>
          <table:table-cell office:value-type="float" office:value="0.0231590270996" calcext:value-type="float">
            <text:p>0.0231590270996</text:p>
          </table:table-cell>
          <table:table-cell office:value-type="float" office:value="0.0194535112381" calcext:value-type="float">
            <text:p>0.019453511238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0193438529968" calcext:value-type="float">
            <text:p>0.0193438529968</text:p>
          </table:table-cell>
          <table:table-cell office:value-type="float" office:value="0.0218999385834" calcext:value-type="float">
            <text:p>0.0218999385834</text:p>
          </table:table-cell>
          <table:table-cell office:value-type="float" office:value="0.0199237251282" calcext:value-type="float">
            <text:p>0.0199237251282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018707036972" calcext:value-type="float">
            <text:p>0.018707036972</text:p>
          </table:table-cell>
          <table:table-cell office:value-type="float" office:value="0.0213921070099" calcext:value-type="float">
            <text:p>0.0213921070099</text:p>
          </table:table-cell>
          <table:table-cell office:value-type="float" office:value="0.019464302063" calcext:value-type="float">
            <text:p>0.01946430206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0189249515533" calcext:value-type="float">
            <text:p>0.0189249515533</text:p>
          </table:table-cell>
          <table:table-cell office:value-type="float" office:value="0.021656036377" calcext:value-type="float">
            <text:p>0.021656036377</text:p>
          </table:table-cell>
          <table:table-cell office:value-type="float" office:value="0.0195781707764" calcext:value-type="float">
            <text:p>0.0195781707764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019348859787" calcext:value-type="float">
            <text:p>0.019348859787</text:p>
          </table:table-cell>
          <table:table-cell office:value-type="float" office:value="0.0215759277344" calcext:value-type="float">
            <text:p>0.0215759277344</text:p>
          </table:table-cell>
          <table:table-cell office:value-type="float" office:value="0.0198843050003" calcext:value-type="float">
            <text:p>0.0198843050003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0186989307404" calcext:value-type="float">
            <text:p>0.0186989307404</text:p>
          </table:table-cell>
          <table:table-cell office:value-type="float" office:value="0.0217900276184" calcext:value-type="float">
            <text:p>0.0217900276184</text:p>
          </table:table-cell>
          <table:table-cell office:value-type="float" office:value="0.0195833826065" calcext:value-type="float">
            <text:p>0.019583382606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0189080238342" calcext:value-type="float">
            <text:p>0.0189080238342</text:p>
          </table:table-cell>
          <table:table-cell office:value-type="float" office:value="0.0210788249969" calcext:value-type="float">
            <text:p>0.0210788249969</text:p>
          </table:table-cell>
          <table:table-cell office:value-type="float" office:value="0.0195713329315" calcext:value-type="float">
            <text:p>0.019571332931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019376039505" calcext:value-type="float">
            <text:p>0.019376039505</text:p>
          </table:table-cell>
          <table:table-cell office:value-type="float" office:value="0.021332025528" calcext:value-type="float">
            <text:p>0.021332025528</text:p>
          </table:table-cell>
          <table:table-cell office:value-type="float" office:value="0.0199894428253" calcext:value-type="float">
            <text:p>0.019989442825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0189561843872" calcext:value-type="float">
            <text:p>0.0189561843872</text:p>
          </table:table-cell>
          <table:table-cell office:value-type="float" office:value="0.0220351219177" calcext:value-type="float">
            <text:p>0.0220351219177</text:p>
          </table:table-cell>
          <table:table-cell office:value-type="float" office:value="0.0196149539948" calcext:value-type="float">
            <text:p>0.0196149539948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0190989971161" calcext:value-type="float">
            <text:p>0.0190989971161</text:p>
          </table:table-cell>
          <table:table-cell office:value-type="float" office:value="0.0214130878448" calcext:value-type="float">
            <text:p>0.0214130878448</text:p>
          </table:table-cell>
          <table:table-cell office:value-type="float" office:value="0.0196199226379" calcext:value-type="float">
            <text:p>0.0196199226379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0195269584656" calcext:value-type="float">
            <text:p>0.0195269584656</text:p>
          </table:table-cell>
          <table:table-cell office:value-type="float" office:value="0.0222418308258" calcext:value-type="float">
            <text:p>0.0222418308258</text:p>
          </table:table-cell>
          <table:table-cell office:value-type="float" office:value="0.0200645589828" calcext:value-type="float">
            <text:p>0.020064558982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0200788974762" calcext:value-type="float">
            <text:p>0.0200788974762</text:p>
          </table:table-cell>
          <table:table-cell office:value-type="float" office:value="0.0222039222717" calcext:value-type="float">
            <text:p>0.0222039222717</text:p>
          </table:table-cell>
          <table:table-cell office:value-type="float" office:value="0.0206428909302" calcext:value-type="float">
            <text:p>0.020642890930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0201239585876" calcext:value-type="float">
            <text:p>0.0201239585876</text:p>
          </table:table-cell>
          <table:table-cell office:value-type="float" office:value="0.022941827774" calcext:value-type="float">
            <text:p>0.022941827774</text:p>
          </table:table-cell>
          <table:table-cell office:value-type="float" office:value="0.0207345962524" calcext:value-type="float">
            <text:p>0.0207345962524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0205891132355" calcext:value-type="float">
            <text:p>0.0205891132355</text:p>
          </table:table-cell>
          <table:table-cell office:value-type="float" office:value="0.0263969898224" calcext:value-type="float">
            <text:p>0.0263969898224</text:p>
          </table:table-cell>
          <table:table-cell office:value-type="float" office:value="0.0212887334824" calcext:value-type="float">
            <text:p>0.0212887334824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0202190876007" calcext:value-type="float">
            <text:p>0.0202190876007</text:p>
          </table:table-cell>
          <table:table-cell office:value-type="float" office:value="0.0229358673096" calcext:value-type="float">
            <text:p>0.0229358673096</text:p>
          </table:table-cell>
          <table:table-cell office:value-type="float" office:value="0.0208449220657" calcext:value-type="float">
            <text:p>0.0208449220657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0201451778412" calcext:value-type="float">
            <text:p>0.0201451778412</text:p>
          </table:table-cell>
          <table:table-cell office:value-type="float" office:value="0.0226550102234" calcext:value-type="float">
            <text:p>0.0226550102234</text:p>
          </table:table-cell>
          <table:table-cell office:value-type="float" office:value="0.0207689285278" calcext:value-type="float">
            <text:p>0.020768928527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206799507141" calcext:value-type="float">
            <text:p>0.0206799507141</text:p>
          </table:table-cell>
          <table:table-cell office:value-type="float" office:value="0.0233299732208" calcext:value-type="float">
            <text:p>0.0233299732208</text:p>
          </table:table-cell>
          <table:table-cell office:value-type="float" office:value="0.021266040802" calcext:value-type="float">
            <text:p>0.02126604080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0202989578247" calcext:value-type="float">
            <text:p>0.0202989578247</text:p>
          </table:table-cell>
          <table:table-cell office:value-type="float" office:value="0.0225079059601" calcext:value-type="float">
            <text:p>0.0225079059601</text:p>
          </table:table-cell>
          <table:table-cell office:value-type="float" office:value="0.020862622261" calcext:value-type="float">
            <text:p>0.02086262226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0202510356903" calcext:value-type="float">
            <text:p>0.0202510356903</text:p>
          </table:table-cell>
          <table:table-cell office:value-type="float" office:value="0.0226979255676" calcext:value-type="float">
            <text:p>0.0226979255676</text:p>
          </table:table-cell>
          <table:table-cell office:value-type="float" office:value="0.020925488472" calcext:value-type="float">
            <text:p>0.02092548847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.020781993866" calcext:value-type="float">
            <text:p>0.020781993866</text:p>
          </table:table-cell>
          <table:table-cell office:value-type="float" office:value="0.0238010883331" calcext:value-type="float">
            <text:p>0.0238010883331</text:p>
          </table:table-cell>
          <table:table-cell office:value-type="float" office:value="0.0216655540466" calcext:value-type="float">
            <text:p>0.021665554046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0202820301056" calcext:value-type="float">
            <text:p>0.0202820301056</text:p>
          </table:table-cell>
          <table:table-cell office:value-type="float" office:value="0.0243539810181" calcext:value-type="float">
            <text:p>0.0243539810181</text:p>
          </table:table-cell>
          <table:table-cell office:value-type="float" office:value="0.0210328531265" calcext:value-type="float">
            <text:p>0.021032853126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0203750133514" calcext:value-type="float">
            <text:p>0.0203750133514</text:p>
          </table:table-cell>
          <table:table-cell office:value-type="float" office:value="0.0226418972015" calcext:value-type="float">
            <text:p>0.0226418972015</text:p>
          </table:table-cell>
          <table:table-cell office:value-type="float" office:value="0.0209761857986" calcext:value-type="float">
            <text:p>0.0209761857986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.0207200050354" calcext:value-type="float">
            <text:p>0.0207200050354</text:p>
          </table:table-cell>
          <table:table-cell office:value-type="float" office:value="0.023432970047" calcext:value-type="float">
            <text:p>0.023432970047</text:p>
          </table:table-cell>
          <table:table-cell office:value-type="float" office:value="0.0214654779434" calcext:value-type="float">
            <text:p>0.0214654779434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0203981399536" calcext:value-type="float">
            <text:p>0.0203981399536</text:p>
          </table:table-cell>
          <table:table-cell office:value-type="float" office:value="0.0235590934753" calcext:value-type="float">
            <text:p>0.0235590934753</text:p>
          </table:table-cell>
          <table:table-cell office:value-type="float" office:value="0.0210054588318" calcext:value-type="float">
            <text:p>0.0210054588318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.0203919410706" calcext:value-type="float">
            <text:p>0.0203919410706</text:p>
          </table:table-cell>
          <table:table-cell office:value-type="float" office:value="0.0231630802155" calcext:value-type="float">
            <text:p>0.0231630802155</text:p>
          </table:table-cell>
          <table:table-cell office:value-type="float" office:value="0.0209706020355" calcext:value-type="float">
            <text:p>0.020970602035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0209028720856" calcext:value-type="float">
            <text:p>0.0209028720856</text:p>
          </table:table-cell>
          <table:table-cell office:value-type="float" office:value="0.0234849452972" calcext:value-type="float">
            <text:p>0.0234849452972</text:p>
          </table:table-cell>
          <table:table-cell office:value-type="float" office:value="0.0214747142792" calcext:value-type="float">
            <text:p>0.0214747142792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0202758312225" calcext:value-type="float">
            <text:p>0.0202758312225</text:p>
          </table:table-cell>
          <table:table-cell office:value-type="float" office:value="0.0228688716888" calcext:value-type="float">
            <text:p>0.0228688716888</text:p>
          </table:table-cell>
          <table:table-cell office:value-type="float" office:value="0.0208627319336" calcext:value-type="float">
            <text:p>0.020862731933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0204918384552" calcext:value-type="float">
            <text:p>0.0204918384552</text:p>
          </table:table-cell>
          <table:table-cell office:value-type="float" office:value="0.0243139266968" calcext:value-type="float">
            <text:p>0.0243139266968</text:p>
          </table:table-cell>
          <table:table-cell office:value-type="float" office:value="0.0214043951035" calcext:value-type="float">
            <text:p>0.0214043951035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0208849906921" calcext:value-type="float">
            <text:p>0.0208849906921</text:p>
          </table:table-cell>
          <table:table-cell office:value-type="float" office:value="0.0246660709381" calcext:value-type="float">
            <text:p>0.0246660709381</text:p>
          </table:table-cell>
          <table:table-cell office:value-type="float" office:value="0.0215428686142" calcext:value-type="float">
            <text:p>0.021542868614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.0205321311951" calcext:value-type="float">
            <text:p>0.0205321311951</text:p>
          </table:table-cell>
          <table:table-cell office:value-type="float" office:value="0.0248289108276" calcext:value-type="float">
            <text:p>0.0248289108276</text:p>
          </table:table-cell>
          <table:table-cell office:value-type="float" office:value="0.0211802387238" calcext:value-type="float">
            <text:p>0.021180238723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.0204169750214" calcext:value-type="float">
            <text:p>0.0204169750214</text:p>
          </table:table-cell>
          <table:table-cell office:value-type="float" office:value="0.0256140232086" calcext:value-type="float">
            <text:p>0.0256140232086</text:p>
          </table:table-cell>
          <table:table-cell office:value-type="float" office:value="0.0212191724777" calcext:value-type="float">
            <text:p>0.0212191724777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.0209949016571" calcext:value-type="float">
            <text:p>0.0209949016571</text:p>
          </table:table-cell>
          <table:table-cell office:value-type="float" office:value="0.0241680145264" calcext:value-type="float">
            <text:p>0.0241680145264</text:p>
          </table:table-cell>
          <table:table-cell office:value-type="float" office:value="0.0216532087326" calcext:value-type="float">
            <text:p>0.0216532087326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0205278396606" calcext:value-type="float">
            <text:p>0.0205278396606</text:p>
          </table:table-cell>
          <table:table-cell office:value-type="float" office:value="0.0242159366608" calcext:value-type="float">
            <text:p>0.0242159366608</text:p>
          </table:table-cell>
          <table:table-cell office:value-type="float" office:value="0.0212007379532" calcext:value-type="float">
            <text:p>0.021200737953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0205428600311" calcext:value-type="float">
            <text:p>0.0205428600311</text:p>
          </table:table-cell>
          <table:table-cell office:value-type="float" office:value="0.0236339569092" calcext:value-type="float">
            <text:p>0.0236339569092</text:p>
          </table:table-cell>
          <table:table-cell office:value-type="float" office:value="0.0212636232376" calcext:value-type="float">
            <text:p>0.021263623237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.0210049152374" calcext:value-type="float">
            <text:p>0.0210049152374</text:p>
          </table:table-cell>
          <table:table-cell office:value-type="float" office:value="0.0242240428925" calcext:value-type="float">
            <text:p>0.0242240428925</text:p>
          </table:table-cell>
          <table:table-cell office:value-type="float" office:value="0.0216736555099" calcext:value-type="float">
            <text:p>0.0216736555099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.020672082901" calcext:value-type="float">
            <text:p>0.020672082901</text:p>
          </table:table-cell>
          <table:table-cell office:value-type="float" office:value="0.02365899086" calcext:value-type="float">
            <text:p>0.02365899086</text:p>
          </table:table-cell>
          <table:table-cell office:value-type="float" office:value="0.0212896060944" calcext:value-type="float">
            <text:p>0.021289606094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2068400383" calcext:value-type="float">
            <text:p>0.02068400383</text:p>
          </table:table-cell>
          <table:table-cell office:value-type="float" office:value="0.0228049755096" calcext:value-type="float">
            <text:p>0.0228049755096</text:p>
          </table:table-cell>
          <table:table-cell office:value-type="float" office:value="0.0212576723099" calcext:value-type="float">
            <text:p>0.0212576723099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0211200714111" calcext:value-type="float">
            <text:p>0.0211200714111</text:p>
          </table:table-cell>
          <table:table-cell office:value-type="float" office:value="0.0252709388733" calcext:value-type="float">
            <text:p>0.0252709388733</text:p>
          </table:table-cell>
          <table:table-cell office:value-type="float" office:value="0.0220134305954" calcext:value-type="float">
            <text:p>0.0220134305954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.0206859111786" calcext:value-type="float">
            <text:p>0.0206859111786</text:p>
          </table:table-cell>
          <table:table-cell office:value-type="float" office:value="0.024108171463" calcext:value-type="float">
            <text:p>0.024108171463</text:p>
          </table:table-cell>
          <table:table-cell office:value-type="float" office:value="0.0213692903519" calcext:value-type="float">
            <text:p>0.0213692903519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.0230760574341" calcext:value-type="float">
            <text:p>0.0230760574341</text:p>
          </table:table-cell>
          <table:table-cell office:value-type="float" office:value="0.0267219543457" calcext:value-type="float">
            <text:p>0.0267219543457</text:p>
          </table:table-cell>
          <table:table-cell office:value-type="float" office:value="0.0238292694092" calcext:value-type="float">
            <text:p>0.023829269409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0229890346527" calcext:value-type="float">
            <text:p>0.0229890346527</text:p>
          </table:table-cell>
          <table:table-cell office:value-type="float" office:value="0.0261518955231" calcext:value-type="float">
            <text:p>0.0261518955231</text:p>
          </table:table-cell>
          <table:table-cell office:value-type="float" office:value="0.0236660242081" calcext:value-type="float">
            <text:p>0.0236660242081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0230209827423" calcext:value-type="float">
            <text:p>0.0230209827423</text:p>
          </table:table-cell>
          <table:table-cell office:value-type="float" office:value="0.0257530212402" calcext:value-type="float">
            <text:p>0.0257530212402</text:p>
          </table:table-cell>
          <table:table-cell office:value-type="float" office:value="0.0237104415894" calcext:value-type="float">
            <text:p>0.0237104415894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.0229079723358" calcext:value-type="float">
            <text:p>0.0229079723358</text:p>
          </table:table-cell>
          <table:table-cell office:value-type="float" office:value="0.0259728431702" calcext:value-type="float">
            <text:p>0.0259728431702</text:p>
          </table:table-cell>
          <table:table-cell office:value-type="float" office:value="0.0236234426498" calcext:value-type="float">
            <text:p>0.0236234426498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0228681564331" calcext:value-type="float">
            <text:p>0.0228681564331</text:p>
          </table:table-cell>
          <table:table-cell office:value-type="float" office:value="0.02663397789" calcext:value-type="float">
            <text:p>0.02663397789</text:p>
          </table:table-cell>
          <table:table-cell office:value-type="float" office:value="0.0237545442581" calcext:value-type="float">
            <text:p>0.0237545442581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.0228190422058" calcext:value-type="float">
            <text:p>0.0228190422058</text:p>
          </table:table-cell>
          <table:table-cell office:value-type="float" office:value="0.0255610942841" calcext:value-type="float">
            <text:p>0.0255610942841</text:p>
          </table:table-cell>
          <table:table-cell office:value-type="float" office:value="0.0236360740662" calcext:value-type="float">
            <text:p>0.023636074066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0232679843903" calcext:value-type="float">
            <text:p>0.0232679843903</text:p>
          </table:table-cell>
          <table:table-cell office:value-type="float" office:value="0.0265140533447" calcext:value-type="float">
            <text:p>0.0265140533447</text:p>
          </table:table-cell>
          <table:table-cell office:value-type="float" office:value="0.0239641475677" calcext:value-type="float">
            <text:p>0.023964147567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230619907379" calcext:value-type="float">
            <text:p>0.0230619907379</text:p>
          </table:table-cell>
          <table:table-cell office:value-type="float" office:value="0.0260279178619" calcext:value-type="float">
            <text:p>0.0260279178619</text:p>
          </table:table-cell>
          <table:table-cell office:value-type="float" office:value="0.0237791728973" calcext:value-type="float">
            <text:p>0.023779172897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023050069809" calcext:value-type="float">
            <text:p>0.023050069809</text:p>
          </table:table-cell>
          <table:table-cell office:value-type="float" office:value="0.0260059833527" calcext:value-type="float">
            <text:p>0.0260059833527</text:p>
          </table:table-cell>
          <table:table-cell office:value-type="float" office:value="0.0238969707489" calcext:value-type="float">
            <text:p>0.0238969707489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0230920314789" calcext:value-type="float">
            <text:p>0.0230920314789</text:p>
          </table:table-cell>
          <table:table-cell office:value-type="float" office:value="0.026556968689" calcext:value-type="float">
            <text:p>0.026556968689</text:p>
          </table:table-cell>
          <table:table-cell office:value-type="float" office:value="0.0239414024353" calcext:value-type="float">
            <text:p>0.023941402435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0206580162048" calcext:value-type="float">
            <text:p>0.0206580162048</text:p>
          </table:table-cell>
          <table:table-cell office:value-type="float" office:value="0.0233998298645" calcext:value-type="float">
            <text:p>0.0233998298645</text:p>
          </table:table-cell>
          <table:table-cell office:value-type="float" office:value="0.0212926959991" calcext:value-type="float">
            <text:p>0.0212926959991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.0204889774323" calcext:value-type="float">
            <text:p>0.0204889774323</text:p>
          </table:table-cell>
          <table:table-cell office:value-type="float" office:value="0.0234611034393" calcext:value-type="float">
            <text:p>0.0234611034393</text:p>
          </table:table-cell>
          <table:table-cell office:value-type="float" office:value="0.0211248111725" calcext:value-type="float">
            <text:p>0.021124811172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.0211379528046" calcext:value-type="float">
            <text:p>0.0211379528046</text:p>
          </table:table-cell>
          <table:table-cell office:value-type="float" office:value="0.0251350402832" calcext:value-type="float">
            <text:p>0.0251350402832</text:p>
          </table:table-cell>
          <table:table-cell office:value-type="float" office:value="0.0219175100327" calcext:value-type="float">
            <text:p>0.0219175100327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0216820240021" calcext:value-type="float">
            <text:p>0.0216820240021</text:p>
          </table:table-cell>
          <table:table-cell office:value-type="float" office:value="0.0245170593262" calcext:value-type="float">
            <text:p>0.0245170593262</text:p>
          </table:table-cell>
          <table:table-cell office:value-type="float" office:value="0.0223856925964" calcext:value-type="float">
            <text:p>0.022385692596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0217661857605" calcext:value-type="float">
            <text:p>0.0217661857605</text:p>
          </table:table-cell>
          <table:table-cell office:value-type="float" office:value="0.024257183075" calcext:value-type="float">
            <text:p>0.024257183075</text:p>
          </table:table-cell>
          <table:table-cell office:value-type="float" office:value="0.0224019098282" calcext:value-type="float">
            <text:p>0.0224019098282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0204541683197" calcext:value-type="float">
            <text:p>0.0204541683197</text:p>
          </table:table-cell>
          <table:table-cell office:value-type="float" office:value="0.0243649482727" calcext:value-type="float">
            <text:p>0.0243649482727</text:p>
          </table:table-cell>
          <table:table-cell office:value-type="float" office:value="0.0211341762543" calcext:value-type="float">
            <text:p>0.0211341762543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0205068588257" calcext:value-type="float">
            <text:p>0.0205068588257</text:p>
          </table:table-cell>
          <table:table-cell office:value-type="float" office:value="0.0230150222778" calcext:value-type="float">
            <text:p>0.0230150222778</text:p>
          </table:table-cell>
          <table:table-cell office:value-type="float" office:value="0.0211301660538" calcext:value-type="float">
            <text:p>0.021130166053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205380916595" calcext:value-type="float">
            <text:p>0.0205380916595</text:p>
          </table:table-cell>
          <table:table-cell office:value-type="float" office:value="0.0230638980865" calcext:value-type="float">
            <text:p>0.0230638980865</text:p>
          </table:table-cell>
          <table:table-cell office:value-type="float" office:value="0.0211268091202" calcext:value-type="float">
            <text:p>0.021126809120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.0207419395447" calcext:value-type="float">
            <text:p>0.0207419395447</text:p>
          </table:table-cell>
          <table:table-cell office:value-type="float" office:value="0.0234000682831" calcext:value-type="float">
            <text:p>0.0234000682831</text:p>
          </table:table-cell>
          <table:table-cell office:value-type="float" office:value="0.0212868118286" calcext:value-type="float">
            <text:p>0.0212868118286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020457983017" calcext:value-type="float">
            <text:p>0.020457983017</text:p>
          </table:table-cell>
          <table:table-cell office:value-type="float" office:value="0.0240330696106" calcext:value-type="float">
            <text:p>0.0240330696106</text:p>
          </table:table-cell>
          <table:table-cell office:value-type="float" office:value="0.0212715959549" calcext:value-type="float">
            <text:p>0.0212715959549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.0205509662628" calcext:value-type="float">
            <text:p>0.0205509662628</text:p>
          </table:table-cell>
          <table:table-cell office:value-type="float" office:value="0.0243229866028" calcext:value-type="float">
            <text:p>0.0243229866028</text:p>
          </table:table-cell>
          <table:table-cell office:value-type="float" office:value="0.0211971664429" calcext:value-type="float">
            <text:p>0.0211971664429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.0204880237579" calcext:value-type="float">
            <text:p>0.0204880237579</text:p>
          </table:table-cell>
          <table:table-cell office:value-type="float" office:value="0.0231711864471" calcext:value-type="float">
            <text:p>0.0231711864471</text:p>
          </table:table-cell>
          <table:table-cell office:value-type="float" office:value="0.0210827159882" calcext:value-type="float">
            <text:p>0.0210827159882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0205361843109" calcext:value-type="float">
            <text:p>0.0205361843109</text:p>
          </table:table-cell>
          <table:table-cell office:value-type="float" office:value="0.022805929184" calcext:value-type="float">
            <text:p>0.022805929184</text:p>
          </table:table-cell>
          <table:table-cell office:value-type="float" office:value="0.0211269426346" calcext:value-type="float">
            <text:p>0.0211269426346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020525932312" calcext:value-type="float">
            <text:p>0.020525932312</text:p>
          </table:table-cell>
          <table:table-cell office:value-type="float" office:value="0.0227339267731" calcext:value-type="float">
            <text:p>0.0227339267731</text:p>
          </table:table-cell>
          <table:table-cell office:value-type="float" office:value="0.0211738967896" calcext:value-type="float">
            <text:p>0.021173896789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0206480026245" calcext:value-type="float">
            <text:p>0.0206480026245</text:p>
          </table:table-cell>
          <table:table-cell office:value-type="float" office:value="0.0234861373901" calcext:value-type="float">
            <text:p>0.0234861373901</text:p>
          </table:table-cell>
          <table:table-cell office:value-type="float" office:value="0.0214635419846" calcext:value-type="float">
            <text:p>0.021463541984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.0205099582672" calcext:value-type="float">
            <text:p>0.0205099582672</text:p>
          </table:table-cell>
          <table:table-cell office:value-type="float" office:value="0.0235970020294" calcext:value-type="float">
            <text:p>0.0235970020294</text:p>
          </table:table-cell>
          <table:table-cell office:value-type="float" office:value="0.021230711937" calcext:value-type="float">
            <text:p>0.021230711937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.0206758975983" calcext:value-type="float">
            <text:p>0.0206758975983</text:p>
          </table:table-cell>
          <table:table-cell office:value-type="float" office:value="0.0237150192261" calcext:value-type="float">
            <text:p>0.0237150192261</text:p>
          </table:table-cell>
          <table:table-cell office:value-type="float" office:value="0.0213408231735" calcext:value-type="float">
            <text:p>0.021340823173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0323150157928" calcext:value-type="float">
            <text:p>0.0323150157928</text:p>
          </table:table-cell>
          <table:table-cell office:value-type="float" office:value="0.0382440090179" calcext:value-type="float">
            <text:p>0.0382440090179</text:p>
          </table:table-cell>
          <table:table-cell office:value-type="float" office:value="0.0335495376587" calcext:value-type="float">
            <text:p>0.0335495376587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.0325288772583" calcext:value-type="float">
            <text:p>0.0325288772583</text:p>
          </table:table-cell>
          <table:table-cell office:value-type="float" office:value="0.0377907752991" calcext:value-type="float">
            <text:p>0.0377907752991</text:p>
          </table:table-cell>
          <table:table-cell office:value-type="float" office:value="0.033562874794" calcext:value-type="float">
            <text:p>0.033562874794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0324850082397" calcext:value-type="float">
            <text:p>0.0324850082397</text:p>
          </table:table-cell>
          <table:table-cell office:value-type="float" office:value="0.0359370708466" calcext:value-type="float">
            <text:p>0.0359370708466</text:p>
          </table:table-cell>
          <table:table-cell office:value-type="float" office:value="0.0335310268402" calcext:value-type="float">
            <text:p>0.0335310268402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.0326859951019" calcext:value-type="float">
            <text:p>0.0326859951019</text:p>
          </table:table-cell>
          <table:table-cell office:value-type="float" office:value="0.037150144577" calcext:value-type="float">
            <text:p>0.037150144577</text:p>
          </table:table-cell>
          <table:table-cell office:value-type="float" office:value="0.0338773584366" calcext:value-type="float">
            <text:p>0.033877358436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.0326490402222" calcext:value-type="float">
            <text:p>0.0326490402222</text:p>
          </table:table-cell>
          <table:table-cell office:value-type="float" office:value="0.0360169410706" calcext:value-type="float">
            <text:p>0.0360169410706</text:p>
          </table:table-cell>
          <table:table-cell office:value-type="float" office:value="0.0335588741302" calcext:value-type="float">
            <text:p>0.033558874130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.0326840877533" calcext:value-type="float">
            <text:p>0.0326840877533</text:p>
          </table:table-cell>
          <table:table-cell office:value-type="float" office:value="0.0361549854279" calcext:value-type="float">
            <text:p>0.0361549854279</text:p>
          </table:table-cell>
          <table:table-cell office:value-type="float" office:value="0.0337575340271" calcext:value-type="float">
            <text:p>0.033757534027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0324959754944" calcext:value-type="float">
            <text:p>0.0324959754944</text:p>
          </table:table-cell>
          <table:table-cell office:value-type="float" office:value="0.0368659496307" calcext:value-type="float">
            <text:p>0.0368659496307</text:p>
          </table:table-cell>
          <table:table-cell office:value-type="float" office:value="0.0337162160873" calcext:value-type="float">
            <text:p>0.0337162160873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0325498580933" calcext:value-type="float">
            <text:p>0.0325498580933</text:p>
          </table:table-cell>
          <table:table-cell office:value-type="float" office:value="0.036465883255" calcext:value-type="float">
            <text:p>0.036465883255</text:p>
          </table:table-cell>
          <table:table-cell office:value-type="float" office:value="0.0337011051178" calcext:value-type="float">
            <text:p>0.0337011051178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0326640605927" calcext:value-type="float">
            <text:p>0.0326640605927</text:p>
          </table:table-cell>
          <table:table-cell office:value-type="float" office:value="0.0368120670319" calcext:value-type="float">
            <text:p>0.0368120670319</text:p>
          </table:table-cell>
          <table:table-cell office:value-type="float" office:value="0.0338756465912" calcext:value-type="float">
            <text:p>0.0338756465912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.0326972007751" calcext:value-type="float">
            <text:p>0.0326972007751</text:p>
          </table:table-cell>
          <table:table-cell office:value-type="float" office:value="0.0372850894928" calcext:value-type="float">
            <text:p>0.0372850894928</text:p>
          </table:table-cell>
          <table:table-cell office:value-type="float" office:value="0.0337302541733" calcext:value-type="float">
            <text:p>0.033730254173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03280210495" calcext:value-type="float">
            <text:p>0.03280210495</text:p>
          </table:table-cell>
          <table:table-cell office:value-type="float" office:value="0.0362350940704" calcext:value-type="float">
            <text:p>0.0362350940704</text:p>
          </table:table-cell>
          <table:table-cell office:value-type="float" office:value="0.0338803958893" calcext:value-type="float">
            <text:p>0.0338803958893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.0329191684723" calcext:value-type="float">
            <text:p>0.0329191684723</text:p>
          </table:table-cell>
          <table:table-cell office:value-type="float" office:value="0.0380029678345" calcext:value-type="float">
            <text:p>0.0380029678345</text:p>
          </table:table-cell>
          <table:table-cell office:value-type="float" office:value="0.0339859199524" calcext:value-type="float">
            <text:p>0.0339859199524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0327360630035" calcext:value-type="float">
            <text:p>0.0327360630035</text:p>
          </table:table-cell>
          <table:table-cell office:value-type="float" office:value="0.0365240573883" calcext:value-type="float">
            <text:p>0.0365240573883</text:p>
          </table:table-cell>
          <table:table-cell office:value-type="float" office:value="0.0336723947525" calcext:value-type="float">
            <text:p>0.0336723947525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0230450630188" calcext:value-type="float">
            <text:p>0.0230450630188</text:p>
          </table:table-cell>
          <table:table-cell office:value-type="float" office:value="0.0275568962097" calcext:value-type="float">
            <text:p>0.0275568962097</text:p>
          </table:table-cell>
          <table:table-cell office:value-type="float" office:value="0.0239289045334" calcext:value-type="float">
            <text:p>0.023928904533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0230541229248" calcext:value-type="float">
            <text:p>0.0230541229248</text:p>
          </table:table-cell>
          <table:table-cell office:value-type="float" office:value="0.0270979404449" calcext:value-type="float">
            <text:p>0.0270979404449</text:p>
          </table:table-cell>
          <table:table-cell office:value-type="float" office:value="0.0236887788773" calcext:value-type="float">
            <text:p>0.0236887788773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022971868515" calcext:value-type="float">
            <text:p>0.022971868515</text:p>
          </table:table-cell>
          <table:table-cell office:value-type="float" office:value="0.0273258686066" calcext:value-type="float">
            <text:p>0.0273258686066</text:p>
          </table:table-cell>
          <table:table-cell office:value-type="float" office:value="0.0237382316589" calcext:value-type="float">
            <text:p>0.023738231658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.0230419635773" calcext:value-type="float">
            <text:p>0.0230419635773</text:p>
          </table:table-cell>
          <table:table-cell office:value-type="float" office:value="0.0271708965302" calcext:value-type="float">
            <text:p>0.0271708965302</text:p>
          </table:table-cell>
          <table:table-cell office:value-type="float" office:value="0.02385409832" calcext:value-type="float">
            <text:p>0.0238540983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.0230660438538" calcext:value-type="float">
            <text:p>0.0230660438538</text:p>
          </table:table-cell>
          <table:table-cell office:value-type="float" office:value="0.0265970230103" calcext:value-type="float">
            <text:p>0.0265970230103</text:p>
          </table:table-cell>
          <table:table-cell office:value-type="float" office:value="0.0238347053528" calcext:value-type="float">
            <text:p>0.0238347053528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0211970806122" calcext:value-type="float">
            <text:p>0.0211970806122</text:p>
          </table:table-cell>
          <table:table-cell office:value-type="float" office:value="0.0261709690094" calcext:value-type="float">
            <text:p>0.0261709690094</text:p>
          </table:table-cell>
          <table:table-cell office:value-type="float" office:value="0.022113404274" calcext:value-type="float">
            <text:p>0.022113404274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.0214941501617" calcext:value-type="float">
            <text:p>0.0214941501617</text:p>
          </table:table-cell>
          <table:table-cell office:value-type="float" office:value="0.0247778892517" calcext:value-type="float">
            <text:p>0.0247778892517</text:p>
          </table:table-cell>
          <table:table-cell office:value-type="float" office:value="0.0220893478394" calcext:value-type="float">
            <text:p>0.022089347839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0214159488678" calcext:value-type="float">
            <text:p>0.0214159488678</text:p>
          </table:table-cell>
          <table:table-cell office:value-type="float" office:value="0.0234570503235" calcext:value-type="float">
            <text:p>0.0234570503235</text:p>
          </table:table-cell>
          <table:table-cell office:value-type="float" office:value="0.0220457458496" calcext:value-type="float">
            <text:p>0.0220457458496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.0214598178864" calcext:value-type="float">
            <text:p>0.0214598178864</text:p>
          </table:table-cell>
          <table:table-cell office:value-type="float" office:value="0.0265738964081" calcext:value-type="float">
            <text:p>0.0265738964081</text:p>
          </table:table-cell>
          <table:table-cell office:value-type="float" office:value="0.022168006897" calcext:value-type="float">
            <text:p>0.022168006897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.0214750766754" calcext:value-type="float">
            <text:p>0.0214750766754</text:p>
          </table:table-cell>
          <table:table-cell office:value-type="float" office:value="0.0246570110321" calcext:value-type="float">
            <text:p>0.0246570110321</text:p>
          </table:table-cell>
          <table:table-cell office:value-type="float" office:value="0.0220896625519" calcext:value-type="float">
            <text:p>0.0220896625519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0214991569519" calcext:value-type="float">
            <text:p>0.0214991569519</text:p>
          </table:table-cell>
          <table:table-cell office:value-type="float" office:value="0.0261399745941" calcext:value-type="float">
            <text:p>0.0261399745941</text:p>
          </table:table-cell>
          <table:table-cell office:value-type="float" office:value="0.022225484848" calcext:value-type="float">
            <text:p>0.022225484848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.0214929580688" calcext:value-type="float">
            <text:p>0.0214929580688</text:p>
          </table:table-cell>
          <table:table-cell office:value-type="float" office:value="0.025249004364" calcext:value-type="float">
            <text:p>0.025249004364</text:p>
          </table:table-cell>
          <table:table-cell office:value-type="float" office:value="0.0223388290405" calcext:value-type="float">
            <text:p>0.0223388290405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.0214829444885" calcext:value-type="float">
            <text:p>0.0214829444885</text:p>
          </table:table-cell>
          <table:table-cell office:value-type="float" office:value="0.0253159999847" calcext:value-type="float">
            <text:p>0.0253159999847</text:p>
          </table:table-cell>
          <table:table-cell office:value-type="float" office:value="0.0223143720627" calcext:value-type="float">
            <text:p>0.0223143720627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.0215349197388" calcext:value-type="float">
            <text:p>0.0215349197388</text:p>
          </table:table-cell>
          <table:table-cell office:value-type="float" office:value="0.0247240066528" calcext:value-type="float">
            <text:p>0.0247240066528</text:p>
          </table:table-cell>
          <table:table-cell office:value-type="float" office:value="0.0223171615601" calcext:value-type="float">
            <text:p>0.022317161560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.0216028690338" calcext:value-type="float">
            <text:p>0.0216028690338</text:p>
          </table:table-cell>
          <table:table-cell office:value-type="float" office:value="0.0246689319611" calcext:value-type="float">
            <text:p>0.0246689319611</text:p>
          </table:table-cell>
          <table:table-cell office:value-type="float" office:value="0.0222263336182" calcext:value-type="float">
            <text:p>0.0222263336182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.0215318202972" calcext:value-type="float">
            <text:p>0.0215318202972</text:p>
          </table:table-cell>
          <table:table-cell office:value-type="float" office:value="0.0247049331665" calcext:value-type="float">
            <text:p>0.0247049331665</text:p>
          </table:table-cell>
          <table:table-cell office:value-type="float" office:value="0.0221580600739" calcext:value-type="float">
            <text:p>0.0221580600739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.0216009616852" calcext:value-type="float">
            <text:p>0.0216009616852</text:p>
          </table:table-cell>
          <table:table-cell office:value-type="float" office:value="0.0245349407196" calcext:value-type="float">
            <text:p>0.0245349407196</text:p>
          </table:table-cell>
          <table:table-cell office:value-type="float" office:value="0.0223200178146" calcext:value-type="float">
            <text:p>0.02232001781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215210914612" calcext:value-type="float">
            <text:p>0.0215210914612</text:p>
          </table:table-cell>
          <table:table-cell office:value-type="float" office:value="0.024689912796" calcext:value-type="float">
            <text:p>0.024689912796</text:p>
          </table:table-cell>
          <table:table-cell office:value-type="float" office:value="0.0223195075989" calcext:value-type="float">
            <text:p>0.0223195075989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.0215620994568" calcext:value-type="float">
            <text:p>0.0215620994568</text:p>
          </table:table-cell>
          <table:table-cell office:value-type="float" office:value="0.0244541168213" calcext:value-type="float">
            <text:p>0.0244541168213</text:p>
          </table:table-cell>
          <table:table-cell office:value-type="float" office:value="0.02220246315" calcext:value-type="float">
            <text:p>0.02220246315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.0215709209442" calcext:value-type="float">
            <text:p>0.0215709209442</text:p>
          </table:table-cell>
          <table:table-cell office:value-type="float" office:value="0.0257480144501" calcext:value-type="float">
            <text:p>0.0257480144501</text:p>
          </table:table-cell>
          <table:table-cell office:value-type="float" office:value="0.0223728132248" calcext:value-type="float">
            <text:p>0.0223728132248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.0217840671539" calcext:value-type="float">
            <text:p>0.0217840671539</text:p>
          </table:table-cell>
          <table:table-cell office:value-type="float" office:value="0.0245900154114" calcext:value-type="float">
            <text:p>0.0245900154114</text:p>
          </table:table-cell>
          <table:table-cell office:value-type="float" office:value="0.0225222015381" calcext:value-type="float">
            <text:p>0.022522201538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0216820240021" calcext:value-type="float">
            <text:p>0.0216820240021</text:p>
          </table:table-cell>
          <table:table-cell office:value-type="float" office:value="0.0246660709381" calcext:value-type="float">
            <text:p>0.0246660709381</text:p>
          </table:table-cell>
          <table:table-cell office:value-type="float" office:value="0.0222952413559" calcext:value-type="float">
            <text:p>0.0222952413559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.0218780040741" calcext:value-type="float">
            <text:p>0.0218780040741</text:p>
          </table:table-cell>
          <table:table-cell office:value-type="float" office:value="0.025759935379" calcext:value-type="float">
            <text:p>0.025759935379</text:p>
          </table:table-cell>
          <table:table-cell office:value-type="float" office:value="0.0228188991547" calcext:value-type="float">
            <text:p>0.0228188991547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.0218501091003" calcext:value-type="float">
            <text:p>0.0218501091003</text:p>
          </table:table-cell>
          <table:table-cell office:value-type="float" office:value="0.0247461795807" calcext:value-type="float">
            <text:p>0.0247461795807</text:p>
          </table:table-cell>
          <table:table-cell office:value-type="float" office:value="0.0226086235046" calcext:value-type="float">
            <text:p>0.022608623504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.0218679904938" calcext:value-type="float">
            <text:p>0.0218679904938</text:p>
          </table:table-cell>
          <table:table-cell office:value-type="float" office:value="0.024817943573" calcext:value-type="float">
            <text:p>0.024817943573</text:p>
          </table:table-cell>
          <table:table-cell office:value-type="float" office:value="0.0225564336777" calcext:value-type="float">
            <text:p>0.022556433677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.0218908786774" calcext:value-type="float">
            <text:p>0.0218908786774</text:p>
          </table:table-cell>
          <table:table-cell office:value-type="float" office:value="0.0240762233734" calcext:value-type="float">
            <text:p>0.0240762233734</text:p>
          </table:table-cell>
          <table:table-cell office:value-type="float" office:value="0.0224748802185" calcext:value-type="float">
            <text:p>0.022474880218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.0218439102173" calcext:value-type="float">
            <text:p>0.0218439102173</text:p>
          </table:table-cell>
          <table:table-cell office:value-type="float" office:value="0.0305168628693" calcext:value-type="float">
            <text:p>0.0305168628693</text:p>
          </table:table-cell>
          <table:table-cell office:value-type="float" office:value="0.0227636575699" calcext:value-type="float">
            <text:p>0.022763657569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0219321250916" calcext:value-type="float">
            <text:p>0.0219321250916</text:p>
          </table:table-cell>
          <table:table-cell office:value-type="float" office:value="0.0267000198364" calcext:value-type="float">
            <text:p>0.0267000198364</text:p>
          </table:table-cell>
          <table:table-cell office:value-type="float" office:value="0.0235611581802" calcext:value-type="float">
            <text:p>0.023561158180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.0219049453735" calcext:value-type="float">
            <text:p>0.0219049453735</text:p>
          </table:table-cell>
          <table:table-cell office:value-type="float" office:value="0.0307757854462" calcext:value-type="float">
            <text:p>0.0307757854462</text:p>
          </table:table-cell>
          <table:table-cell office:value-type="float" office:value="0.0240525627136" calcext:value-type="float">
            <text:p>0.024052562713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.0219321250916" calcext:value-type="float">
            <text:p>0.0219321250916</text:p>
          </table:table-cell>
          <table:table-cell office:value-type="float" office:value="0.025426864624" calcext:value-type="float">
            <text:p>0.025426864624</text:p>
          </table:table-cell>
          <table:table-cell office:value-type="float" office:value="0.0229156398773" calcext:value-type="float">
            <text:p>0.0229156398773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.0219130516052" calcext:value-type="float">
            <text:p>0.0219130516052</text:p>
          </table:table-cell>
          <table:table-cell office:value-type="float" office:value="0.0253081321716" calcext:value-type="float">
            <text:p>0.0253081321716</text:p>
          </table:table-cell>
          <table:table-cell office:value-type="float" office:value="0.0227433395386" calcext:value-type="float">
            <text:p>0.0227433395386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.0219371318817" calcext:value-type="float">
            <text:p>0.0219371318817</text:p>
          </table:table-cell>
          <table:table-cell office:value-type="float" office:value="0.0251429080963" calcext:value-type="float">
            <text:p>0.0251429080963</text:p>
          </table:table-cell>
          <table:table-cell office:value-type="float" office:value="0.02280418396" calcext:value-type="float">
            <text:p>0.0228041839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.0217900276184" calcext:value-type="float">
            <text:p>0.0217900276184</text:p>
          </table:table-cell>
          <table:table-cell office:value-type="float" office:value="0.0247139930725" calcext:value-type="float">
            <text:p>0.0247139930725</text:p>
          </table:table-cell>
          <table:table-cell office:value-type="float" office:value="0.0225936412811" calcext:value-type="float">
            <text:p>0.022593641281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0235371589661" calcext:value-type="float">
            <text:p>0.0235371589661</text:p>
          </table:table-cell>
          <table:table-cell office:value-type="float" office:value="0.0267457962036" calcext:value-type="float">
            <text:p>0.0267457962036</text:p>
          </table:table-cell>
          <table:table-cell office:value-type="float" office:value="0.0245254230499" calcext:value-type="float">
            <text:p>0.0245254230499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.023549079895" calcext:value-type="float">
            <text:p>0.023549079895</text:p>
          </table:table-cell>
          <table:table-cell office:value-type="float" office:value="0.0285019874573" calcext:value-type="float">
            <text:p>0.0285019874573</text:p>
          </table:table-cell>
          <table:table-cell office:value-type="float" office:value="0.0243516302109" calcext:value-type="float">
            <text:p>0.0243516302109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.0236010551453" calcext:value-type="float">
            <text:p>0.0236010551453</text:p>
          </table:table-cell>
          <table:table-cell office:value-type="float" office:value="0.0263679027557" calcext:value-type="float">
            <text:p>0.0263679027557</text:p>
          </table:table-cell>
          <table:table-cell office:value-type="float" office:value="0.0243713140488" calcext:value-type="float">
            <text:p>0.0243713140488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.022675037384" calcext:value-type="float">
            <text:p>0.022675037384</text:p>
          </table:table-cell>
          <table:table-cell office:value-type="float" office:value="0.0277369022369" calcext:value-type="float">
            <text:p>0.0277369022369</text:p>
          </table:table-cell>
          <table:table-cell office:value-type="float" office:value="0.0242451095581" calcext:value-type="float">
            <text:p>0.024245109558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0224759578705" calcext:value-type="float">
            <text:p>0.0224759578705</text:p>
          </table:table-cell>
          <table:table-cell office:value-type="float" office:value="0.025444984436" calcext:value-type="float">
            <text:p>0.025444984436</text:p>
          </table:table-cell>
          <table:table-cell office:value-type="float" office:value="0.023166012764" calcext:value-type="float">
            <text:p>0.023166012764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.022301197052" calcext:value-type="float">
            <text:p>0.022301197052</text:p>
          </table:table-cell>
          <table:table-cell office:value-type="float" office:value="0.0255060195923" calcext:value-type="float">
            <text:p>0.0255060195923</text:p>
          </table:table-cell>
          <table:table-cell office:value-type="float" office:value="0.0231973838806" calcext:value-type="float">
            <text:p>0.0231973838806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.0223541259766" calcext:value-type="float">
            <text:p>0.0223541259766</text:p>
          </table:table-cell>
          <table:table-cell office:value-type="float" office:value="0.0258581638336" calcext:value-type="float">
            <text:p>0.0258581638336</text:p>
          </table:table-cell>
          <table:table-cell office:value-type="float" office:value="0.0231654930115" calcext:value-type="float">
            <text:p>0.0231654930115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.0224220752716" calcext:value-type="float">
            <text:p>0.0224220752716</text:p>
          </table:table-cell>
          <table:table-cell office:value-type="float" office:value="0.025120973587" calcext:value-type="float">
            <text:p>0.025120973587</text:p>
          </table:table-cell>
          <table:table-cell office:value-type="float" office:value="0.0230990934372" calcext:value-type="float">
            <text:p>0.0230990934372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.0246160030365" calcext:value-type="float">
            <text:p>0.0246160030365</text:p>
          </table:table-cell>
          <table:table-cell office:value-type="float" office:value="0.0304410457611" calcext:value-type="float">
            <text:p>0.0304410457611</text:p>
          </table:table-cell>
          <table:table-cell office:value-type="float" office:value="0.0260456705093" calcext:value-type="float">
            <text:p>0.0260456705093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.0247578620911" calcext:value-type="float">
            <text:p>0.0247578620911</text:p>
          </table:table-cell>
          <table:table-cell office:value-type="float" office:value="0.0279297828674" calcext:value-type="float">
            <text:p>0.0279297828674</text:p>
          </table:table-cell>
          <table:table-cell office:value-type="float" office:value="0.0255065345764" calcext:value-type="float">
            <text:p>0.0255065345764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.02459192276" calcext:value-type="float">
            <text:p>0.02459192276</text:p>
          </table:table-cell>
          <table:table-cell office:value-type="float" office:value="0.0273921489716" calcext:value-type="float">
            <text:p>0.0273921489716</text:p>
          </table:table-cell>
          <table:table-cell office:value-type="float" office:value="0.0256926727295" calcext:value-type="float">
            <text:p>0.0256926727295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.0247700214386" calcext:value-type="float">
            <text:p>0.0247700214386</text:p>
          </table:table-cell>
          <table:table-cell office:value-type="float" office:value="0.0283720493317" calcext:value-type="float">
            <text:p>0.0283720493317</text:p>
          </table:table-cell>
          <table:table-cell office:value-type="float" office:value="0.0257084178925" calcext:value-type="float">
            <text:p>0.0257084178925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.0247428417206" calcext:value-type="float">
            <text:p>0.0247428417206</text:p>
          </table:table-cell>
          <table:table-cell office:value-type="float" office:value="0.0275061130524" calcext:value-type="float">
            <text:p>0.0275061130524</text:p>
          </table:table-cell>
          <table:table-cell office:value-type="float" office:value="0.0255936145782" calcext:value-type="float">
            <text:p>0.0255936145782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.0248138904572" calcext:value-type="float">
            <text:p>0.0248138904572</text:p>
          </table:table-cell>
          <table:table-cell office:value-type="float" office:value="0.0283050537109" calcext:value-type="float">
            <text:p>0.0283050537109</text:p>
          </table:table-cell>
          <table:table-cell office:value-type="float" office:value="0.0257629442215" calcext:value-type="float">
            <text:p>0.025762944221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0248780250549" calcext:value-type="float">
            <text:p>0.0248780250549</text:p>
          </table:table-cell>
          <table:table-cell office:value-type="float" office:value="0.0280940532684" calcext:value-type="float">
            <text:p>0.0280940532684</text:p>
          </table:table-cell>
          <table:table-cell office:value-type="float" office:value="0.0257430553436" calcext:value-type="float">
            <text:p>0.0257430553436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0249359607697" calcext:value-type="float">
            <text:p>0.0249359607697</text:p>
          </table:table-cell>
          <table:table-cell office:value-type="float" office:value="0.0289959907532" calcext:value-type="float">
            <text:p>0.0289959907532</text:p>
          </table:table-cell>
          <table:table-cell office:value-type="float" office:value="0.0257864189148" calcext:value-type="float">
            <text:p>0.0257864189148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.0247669219971" calcext:value-type="float">
            <text:p>0.0247669219971</text:p>
          </table:table-cell>
          <table:table-cell office:value-type="float" office:value="0.0281510353088" calcext:value-type="float">
            <text:p>0.0281510353088</text:p>
          </table:table-cell>
          <table:table-cell office:value-type="float" office:value="0.0256949424744" calcext:value-type="float">
            <text:p>0.025694942474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.0249769687653" calcext:value-type="float">
            <text:p>0.0249769687653</text:p>
          </table:table-cell>
          <table:table-cell office:value-type="float" office:value="0.0283498764038" calcext:value-type="float">
            <text:p>0.0283498764038</text:p>
          </table:table-cell>
          <table:table-cell office:value-type="float" office:value="0.0257874107361" calcext:value-type="float">
            <text:p>0.025787410736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.0249180793762" calcext:value-type="float">
            <text:p>0.0249180793762</text:p>
          </table:table-cell>
          <table:table-cell office:value-type="float" office:value="0.029333114624" calcext:value-type="float">
            <text:p>0.029333114624</text:p>
          </table:table-cell>
          <table:table-cell office:value-type="float" office:value="0.0259010314941" calcext:value-type="float">
            <text:p>0.025901031494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.0248291492462" calcext:value-type="float">
            <text:p>0.0248291492462</text:p>
          </table:table-cell>
          <table:table-cell office:value-type="float" office:value="0.0275480747223" calcext:value-type="float">
            <text:p>0.0275480747223</text:p>
          </table:table-cell>
          <table:table-cell office:value-type="float" office:value="0.0257363319397" calcext:value-type="float">
            <text:p>0.0257363319397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.0248789787292" calcext:value-type="float">
            <text:p>0.0248789787292</text:p>
          </table:table-cell>
          <table:table-cell office:value-type="float" office:value="0.0279049873352" calcext:value-type="float">
            <text:p>0.0279049873352</text:p>
          </table:table-cell>
          <table:table-cell office:value-type="float" office:value="0.0256061172485" calcext:value-type="float">
            <text:p>0.025606117248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.0247650146484" calcext:value-type="float">
            <text:p>0.0247650146484</text:p>
          </table:table-cell>
          <table:table-cell office:value-type="float" office:value="0.0279870033264" calcext:value-type="float">
            <text:p>0.0279870033264</text:p>
          </table:table-cell>
          <table:table-cell office:value-type="float" office:value="0.025570731163" calcext:value-type="float">
            <text:p>0.025570731163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.0249078273773" calcext:value-type="float">
            <text:p>0.0249078273773</text:p>
          </table:table-cell>
          <table:table-cell office:value-type="float" office:value="0.0337171554565" calcext:value-type="float">
            <text:p>0.0337171554565</text:p>
          </table:table-cell>
          <table:table-cell office:value-type="float" office:value="0.0277833938599" calcext:value-type="float">
            <text:p>0.0277833938599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.0252749919891" calcext:value-type="float">
            <text:p>0.0252749919891</text:p>
          </table:table-cell>
          <table:table-cell office:value-type="float" office:value="0.0360209941864" calcext:value-type="float">
            <text:p>0.0360209941864</text:p>
          </table:table-cell>
          <table:table-cell office:value-type="float" office:value="0.0266800022125" calcext:value-type="float">
            <text:p>0.026680002212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0254158973694" calcext:value-type="float">
            <text:p>0.0254158973694</text:p>
          </table:table-cell>
          <table:table-cell office:value-type="float" office:value="0.0283370018005" calcext:value-type="float">
            <text:p>0.0283370018005</text:p>
          </table:table-cell>
          <table:table-cell office:value-type="float" office:value="0.0260094928741" calcext:value-type="float">
            <text:p>0.026009492874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0259850025177" calcext:value-type="float">
            <text:p>0.0259850025177</text:p>
          </table:table-cell>
          <table:table-cell office:value-type="float" office:value="0.0365149974823" calcext:value-type="float">
            <text:p>0.0365149974823</text:p>
          </table:table-cell>
          <table:table-cell office:value-type="float" office:value="0.0288253307343" calcext:value-type="float">
            <text:p>0.028825330734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.025582075119" calcext:value-type="float">
            <text:p>0.025582075119</text:p>
          </table:table-cell>
          <table:table-cell office:value-type="float" office:value="0.0322189331055" calcext:value-type="float">
            <text:p>0.0322189331055</text:p>
          </table:table-cell>
          <table:table-cell office:value-type="float" office:value="0.0275516557693" calcext:value-type="float">
            <text:p>0.0275516557693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.0242440700531" calcext:value-type="float">
            <text:p>0.0242440700531</text:p>
          </table:table-cell>
          <table:table-cell office:value-type="float" office:value="0.0305068492889" calcext:value-type="float">
            <text:p>0.0305068492889</text:p>
          </table:table-cell>
          <table:table-cell office:value-type="float" office:value="0.0265825748444" calcext:value-type="float">
            <text:p>0.0265825748444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.0232038497925" calcext:value-type="float">
            <text:p>0.0232038497925</text:p>
          </table:table-cell>
          <table:table-cell office:value-type="float" office:value="0.0274550914764" calcext:value-type="float">
            <text:p>0.0274550914764</text:p>
          </table:table-cell>
          <table:table-cell office:value-type="float" office:value="0.0246353673935" calcext:value-type="float">
            <text:p>0.024635367393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0234470367432" calcext:value-type="float">
            <text:p>0.0234470367432</text:p>
          </table:table-cell>
          <table:table-cell office:value-type="float" office:value="0.0354511737823" calcext:value-type="float">
            <text:p>0.0354511737823</text:p>
          </table:table-cell>
          <table:table-cell office:value-type="float" office:value="0.0258845949173" calcext:value-type="float">
            <text:p>0.0258845949173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.022989988327" calcext:value-type="float">
            <text:p>0.022989988327</text:p>
          </table:table-cell>
          <table:table-cell office:value-type="float" office:value="0.0399720668793" calcext:value-type="float">
            <text:p>0.0399720668793</text:p>
          </table:table-cell>
          <table:table-cell office:value-type="float" office:value="0.0252673864365" calcext:value-type="float">
            <text:p>0.0252673864365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0233018398285" calcext:value-type="float">
            <text:p>0.0233018398285</text:p>
          </table:table-cell>
          <table:table-cell office:value-type="float" office:value="0.0334270000458" calcext:value-type="float">
            <text:p>0.0334270000458</text:p>
          </table:table-cell>
          <table:table-cell office:value-type="float" office:value="0.0258045625687" calcext:value-type="float">
            <text:p>0.025804562568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0241279602051" calcext:value-type="float">
            <text:p>0.0241279602051</text:p>
          </table:table-cell>
          <table:table-cell office:value-type="float" office:value="0.0376980304718" calcext:value-type="float">
            <text:p>0.0376980304718</text:p>
          </table:table-cell>
          <table:table-cell office:value-type="float" office:value="0.0270021772385" calcext:value-type="float">
            <text:p>0.027002177238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0236799716949" calcext:value-type="float">
            <text:p>0.0236799716949</text:p>
          </table:table-cell>
          <table:table-cell office:value-type="float" office:value="0.0370109081268" calcext:value-type="float">
            <text:p>0.0370109081268</text:p>
          </table:table-cell>
          <table:table-cell office:value-type="float" office:value="0.0274389219284" calcext:value-type="float">
            <text:p>0.027438921928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233330726624" calcext:value-type="float">
            <text:p>0.0233330726624</text:p>
          </table:table-cell>
          <table:table-cell office:value-type="float" office:value="0.0301721096039" calcext:value-type="float">
            <text:p>0.0301721096039</text:p>
          </table:table-cell>
          <table:table-cell office:value-type="float" office:value="0.0253915500641" calcext:value-type="float">
            <text:p>0.025391550064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0230050086975" calcext:value-type="float">
            <text:p>0.0230050086975</text:p>
          </table:table-cell>
          <table:table-cell office:value-type="float" office:value="0.0300769805908" calcext:value-type="float">
            <text:p>0.0300769805908</text:p>
          </table:table-cell>
          <table:table-cell office:value-type="float" office:value="0.0251203870773" calcext:value-type="float">
            <text:p>0.025120387077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0230159759521" calcext:value-type="float">
            <text:p>0.0230159759521</text:p>
          </table:table-cell>
          <table:table-cell office:value-type="float" office:value="0.0279929637909" calcext:value-type="float">
            <text:p>0.0279929637909</text:p>
          </table:table-cell>
          <table:table-cell office:value-type="float" office:value="0.0238339138031" calcext:value-type="float">
            <text:p>0.0238339138031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023138999939" calcext:value-type="float">
            <text:p>0.023138999939</text:p>
          </table:table-cell>
          <table:table-cell office:value-type="float" office:value="0.0280270576477" calcext:value-type="float">
            <text:p>0.0280270576477</text:p>
          </table:table-cell>
          <table:table-cell office:value-type="float" office:value="0.0239019680023" calcext:value-type="float">
            <text:p>0.0239019680023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.0232338905334" calcext:value-type="float">
            <text:p>0.0232338905334</text:p>
          </table:table-cell>
          <table:table-cell office:value-type="float" office:value="0.0272648334503" calcext:value-type="float">
            <text:p>0.0272648334503</text:p>
          </table:table-cell>
          <table:table-cell office:value-type="float" office:value="0.0240350914001" calcext:value-type="float">
            <text:p>0.0240350914001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.0233550071716" calcext:value-type="float">
            <text:p>0.0233550071716</text:p>
          </table:table-cell>
          <table:table-cell office:value-type="float" office:value="0.0278649330139" calcext:value-type="float">
            <text:p>0.0278649330139</text:p>
          </table:table-cell>
          <table:table-cell office:value-type="float" office:value="0.0242030715942" calcext:value-type="float">
            <text:p>0.024203071594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.0233170986176" calcext:value-type="float">
            <text:p>0.0233170986176</text:p>
          </table:table-cell>
          <table:table-cell office:value-type="float" office:value="0.0274219512939" calcext:value-type="float">
            <text:p>0.0274219512939</text:p>
          </table:table-cell>
          <table:table-cell office:value-type="float" office:value="0.0240142154694" calcext:value-type="float">
            <text:p>0.0240142154694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0233018398285" calcext:value-type="float">
            <text:p>0.0233018398285</text:p>
          </table:table-cell>
          <table:table-cell office:value-type="float" office:value="0.027755022049" calcext:value-type="float">
            <text:p>0.027755022049</text:p>
          </table:table-cell>
          <table:table-cell office:value-type="float" office:value="0.0241836690903" calcext:value-type="float">
            <text:p>0.0241836690903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.0233299732208" calcext:value-type="float">
            <text:p>0.0233299732208</text:p>
          </table:table-cell>
          <table:table-cell office:value-type="float" office:value="0.029363155365" calcext:value-type="float">
            <text:p>0.029363155365</text:p>
          </table:table-cell>
          <table:table-cell office:value-type="float" office:value="0.0242218875885" calcext:value-type="float">
            <text:p>0.0242218875885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.023362159729" calcext:value-type="float">
            <text:p>0.023362159729</text:p>
          </table:table-cell>
          <table:table-cell office:value-type="float" office:value="0.039391040802" calcext:value-type="float">
            <text:p>0.039391040802</text:p>
          </table:table-cell>
          <table:table-cell office:value-type="float" office:value="0.0244801044464" calcext:value-type="float">
            <text:p>0.0244801044464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23313999176" calcext:value-type="float">
            <text:p>0.023313999176</text:p>
          </table:table-cell>
          <table:table-cell office:value-type="float" office:value="0.0273180007935" calcext:value-type="float">
            <text:p>0.0273180007935</text:p>
          </table:table-cell>
          <table:table-cell office:value-type="float" office:value="0.0241456222534" calcext:value-type="float">
            <text:p>0.0241456222534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.0234298706055" calcext:value-type="float">
            <text:p>0.0234298706055</text:p>
          </table:table-cell>
          <table:table-cell office:value-type="float" office:value="0.0272011756897" calcext:value-type="float">
            <text:p>0.0272011756897</text:p>
          </table:table-cell>
          <table:table-cell office:value-type="float" office:value="0.0240333652496" calcext:value-type="float">
            <text:p>0.0240333652496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0235879421234" calcext:value-type="float">
            <text:p>0.0235879421234</text:p>
          </table:table-cell>
          <table:table-cell office:value-type="float" office:value="0.0275011062622" calcext:value-type="float">
            <text:p>0.0275011062622</text:p>
          </table:table-cell>
          <table:table-cell office:value-type="float" office:value="0.0242860031128" calcext:value-type="float">
            <text:p>0.0242860031128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.0233550071716" calcext:value-type="float">
            <text:p>0.0233550071716</text:p>
          </table:table-cell>
          <table:table-cell office:value-type="float" office:value="0.0261850357056" calcext:value-type="float">
            <text:p>0.0261850357056</text:p>
          </table:table-cell>
          <table:table-cell office:value-type="float" office:value="0.0240713500977" calcext:value-type="float">
            <text:p>0.0240713500977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.0234789848328" calcext:value-type="float">
            <text:p>0.0234789848328</text:p>
          </table:table-cell>
          <table:table-cell office:value-type="float" office:value="0.0268640518188" calcext:value-type="float">
            <text:p>0.0268640518188</text:p>
          </table:table-cell>
          <table:table-cell office:value-type="float" office:value="0.0242533445358" calcext:value-type="float">
            <text:p>0.0242533445358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.0235180854797" calcext:value-type="float">
            <text:p>0.0235180854797</text:p>
          </table:table-cell>
          <table:table-cell office:value-type="float" office:value="0.0290400981903" calcext:value-type="float">
            <text:p>0.0290400981903</text:p>
          </table:table-cell>
          <table:table-cell office:value-type="float" office:value="0.0243446350098" calcext:value-type="float">
            <text:p>0.0243446350098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.0235691070557" calcext:value-type="float">
            <text:p>0.0235691070557</text:p>
          </table:table-cell>
          <table:table-cell office:value-type="float" office:value="0.0266661643982" calcext:value-type="float">
            <text:p>0.0266661643982</text:p>
          </table:table-cell>
          <table:table-cell office:value-type="float" office:value="0.02415163517" calcext:value-type="float">
            <text:p>0.02415163517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.0235650539398" calcext:value-type="float">
            <text:p>0.0235650539398</text:p>
          </table:table-cell>
          <table:table-cell office:value-type="float" office:value="0.0331938266754" calcext:value-type="float">
            <text:p>0.0331938266754</text:p>
          </table:table-cell>
          <table:table-cell office:value-type="float" office:value="0.0244047880173" calcext:value-type="float">
            <text:p>0.0244047880173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.0237050056458" calcext:value-type="float">
            <text:p>0.0237050056458</text:p>
          </table:table-cell>
          <table:table-cell office:value-type="float" office:value="0.0280630588531" calcext:value-type="float">
            <text:p>0.0280630588531</text:p>
          </table:table-cell>
          <table:table-cell office:value-type="float" office:value="0.0244107484818" calcext:value-type="float">
            <text:p>0.0244107484818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.0236458778381" calcext:value-type="float">
            <text:p>0.0236458778381</text:p>
          </table:table-cell>
          <table:table-cell office:value-type="float" office:value="0.0264880657196" calcext:value-type="float">
            <text:p>0.0264880657196</text:p>
          </table:table-cell>
          <table:table-cell office:value-type="float" office:value="0.0243550252914" calcext:value-type="float">
            <text:p>0.024355025291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0235698223114" calcext:value-type="float">
            <text:p>0.0235698223114</text:p>
          </table:table-cell>
          <table:table-cell office:value-type="float" office:value="0.0259339809418" calcext:value-type="float">
            <text:p>0.0259339809418</text:p>
          </table:table-cell>
          <table:table-cell office:value-type="float" office:value="0.0243583297729" calcext:value-type="float">
            <text:p>0.0243583297729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.0239088535309" calcext:value-type="float">
            <text:p>0.0239088535309</text:p>
          </table:table-cell>
          <table:table-cell office:value-type="float" office:value="0.0261011123657" calcext:value-type="float">
            <text:p>0.0261011123657</text:p>
          </table:table-cell>
          <table:table-cell office:value-type="float" office:value="0.0244975423813" calcext:value-type="float">
            <text:p>0.0244975423813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.0237650871277" calcext:value-type="float">
            <text:p>0.0237650871277</text:p>
          </table:table-cell>
          <table:table-cell office:value-type="float" office:value="0.0277061462402" calcext:value-type="float">
            <text:p>0.0277061462402</text:p>
          </table:table-cell>
          <table:table-cell office:value-type="float" office:value="0.0246870088577" calcext:value-type="float">
            <text:p>0.0246870088577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.0241198539734" calcext:value-type="float">
            <text:p>0.0241198539734</text:p>
          </table:table-cell>
          <table:table-cell office:value-type="float" office:value="0.0423679351807" calcext:value-type="float">
            <text:p>0.0423679351807</text:p>
          </table:table-cell>
          <table:table-cell office:value-type="float" office:value="0.0258036851883" calcext:value-type="float">
            <text:p>0.0258036851883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.0243618488312" calcext:value-type="float">
            <text:p>0.0243618488312</text:p>
          </table:table-cell>
          <table:table-cell office:value-type="float" office:value="0.0277149677277" calcext:value-type="float">
            <text:p>0.0277149677277</text:p>
          </table:table-cell>
          <table:table-cell office:value-type="float" office:value="0.0251155567169" calcext:value-type="float">
            <text:p>0.0251155567169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.024258852005" calcext:value-type="float">
            <text:p>0.024258852005</text:p>
          </table:table-cell>
          <table:table-cell office:value-type="float" office:value="0.0272340774536" calcext:value-type="float">
            <text:p>0.0272340774536</text:p>
          </table:table-cell>
          <table:table-cell office:value-type="float" office:value="0.0248854064941" calcext:value-type="float">
            <text:p>0.024885406494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0243608951569" calcext:value-type="float">
            <text:p>0.0243608951569</text:p>
          </table:table-cell>
          <table:table-cell office:value-type="float" office:value="0.0289769172668" calcext:value-type="float">
            <text:p>0.0289769172668</text:p>
          </table:table-cell>
          <table:table-cell office:value-type="float" office:value="0.0250260210037" calcext:value-type="float">
            <text:p>0.0250260210037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.0240621566772" calcext:value-type="float">
            <text:p>0.0240621566772</text:p>
          </table:table-cell>
          <table:table-cell office:value-type="float" office:value="0.0271379947662" calcext:value-type="float">
            <text:p>0.0271379947662</text:p>
          </table:table-cell>
          <table:table-cell office:value-type="float" office:value="0.0250164985657" calcext:value-type="float">
            <text:p>0.025016498565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.0238909721375" calcext:value-type="float">
            <text:p>0.0238909721375</text:p>
          </table:table-cell>
          <table:table-cell office:value-type="float" office:value="0.0270550251007" calcext:value-type="float">
            <text:p>0.0270550251007</text:p>
          </table:table-cell>
          <table:table-cell office:value-type="float" office:value="0.0248301506042" calcext:value-type="float">
            <text:p>0.024830150604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.0242331027985" calcext:value-type="float">
            <text:p>0.0242331027985</text:p>
          </table:table-cell>
          <table:table-cell office:value-type="float" office:value="0.0262899398804" calcext:value-type="float">
            <text:p>0.0262899398804</text:p>
          </table:table-cell>
          <table:table-cell office:value-type="float" office:value="0.0249064350128" calcext:value-type="float">
            <text:p>0.024906435012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242128372192" calcext:value-type="float">
            <text:p>0.0242128372192</text:p>
          </table:table-cell>
          <table:table-cell office:value-type="float" office:value="0.027172088623" calcext:value-type="float">
            <text:p>0.027172088623</text:p>
          </table:table-cell>
          <table:table-cell office:value-type="float" office:value="0.0247921228409" calcext:value-type="float">
            <text:p>0.0247921228409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.0241770744324" calcext:value-type="float">
            <text:p>0.0241770744324</text:p>
          </table:table-cell>
          <table:table-cell office:value-type="float" office:value="0.0264129638672" calcext:value-type="float">
            <text:p>0.0264129638672</text:p>
          </table:table-cell>
          <table:table-cell office:value-type="float" office:value="0.0248671913147" calcext:value-type="float">
            <text:p>0.0248671913147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.0242099761963" calcext:value-type="float">
            <text:p>0.0242099761963</text:p>
          </table:table-cell>
          <table:table-cell office:value-type="float" office:value="0.0266668796539" calcext:value-type="float">
            <text:p>0.0266668796539</text:p>
          </table:table-cell>
          <table:table-cell office:value-type="float" office:value="0.0248608112335" calcext:value-type="float">
            <text:p>0.0248608112335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.0240740776062" calcext:value-type="float">
            <text:p>0.0240740776062</text:p>
          </table:table-cell>
          <table:table-cell office:value-type="float" office:value="0.0276639461517" calcext:value-type="float">
            <text:p>0.0276639461517</text:p>
          </table:table-cell>
          <table:table-cell office:value-type="float" office:value="0.0248672819138" calcext:value-type="float">
            <text:p>0.0248672819138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.0239200592041" calcext:value-type="float">
            <text:p>0.0239200592041</text:p>
          </table:table-cell>
          <table:table-cell office:value-type="float" office:value="0.0263390541077" calcext:value-type="float">
            <text:p>0.0263390541077</text:p>
          </table:table-cell>
          <table:table-cell office:value-type="float" office:value="0.0246482038498" calcext:value-type="float">
            <text:p>0.0246482038498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.0241639614105" calcext:value-type="float">
            <text:p>0.0241639614105</text:p>
          </table:table-cell>
          <table:table-cell office:value-type="float" office:value="0.0270240306854" calcext:value-type="float">
            <text:p>0.0270240306854</text:p>
          </table:table-cell>
          <table:table-cell office:value-type="float" office:value="0.0250796222687" calcext:value-type="float">
            <text:p>0.025079622268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.0256910324097" calcext:value-type="float">
            <text:p>0.0256910324097</text:p>
          </table:table-cell>
          <table:table-cell office:value-type="float" office:value="0.0334000587463" calcext:value-type="float">
            <text:p>0.0334000587463</text:p>
          </table:table-cell>
          <table:table-cell office:value-type="float" office:value="0.0282783174515" calcext:value-type="float">
            <text:p>0.0282783174515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0257530212402" calcext:value-type="float">
            <text:p>0.0257530212402</text:p>
          </table:table-cell>
          <table:table-cell office:value-type="float" office:value="0.0294320583344" calcext:value-type="float">
            <text:p>0.0294320583344</text:p>
          </table:table-cell>
          <table:table-cell office:value-type="float" office:value="0.0273962783813" calcext:value-type="float">
            <text:p>0.0273962783813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0251369476318" calcext:value-type="float">
            <text:p>0.0251369476318</text:p>
          </table:table-cell>
          <table:table-cell office:value-type="float" office:value="0.0289640426636" calcext:value-type="float">
            <text:p>0.0289640426636</text:p>
          </table:table-cell>
          <table:table-cell office:value-type="float" office:value="0.0262115764618" calcext:value-type="float">
            <text:p>0.0262115764618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.0249240398407" calcext:value-type="float">
            <text:p>0.0249240398407</text:p>
          </table:table-cell>
          <table:table-cell office:value-type="float" office:value="0.028370141983" calcext:value-type="float">
            <text:p>0.028370141983</text:p>
          </table:table-cell>
          <table:table-cell office:value-type="float" office:value="0.0258143854141" calcext:value-type="float">
            <text:p>0.025814385414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0252368450165" calcext:value-type="float">
            <text:p>0.0252368450165</text:p>
          </table:table-cell>
          <table:table-cell office:value-type="float" office:value="0.0292990207672" calcext:value-type="float">
            <text:p>0.0292990207672</text:p>
          </table:table-cell>
          <table:table-cell office:value-type="float" office:value="0.0261671733856" calcext:value-type="float">
            <text:p>0.0261671733856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.0252959728241" calcext:value-type="float">
            <text:p>0.0252959728241</text:p>
          </table:table-cell>
          <table:table-cell office:value-type="float" office:value="0.0278911590576" calcext:value-type="float">
            <text:p>0.0278911590576</text:p>
          </table:table-cell>
          <table:table-cell office:value-type="float" office:value="0.0262683010101" calcext:value-type="float">
            <text:p>0.0262683010101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.0253319740295" calcext:value-type="float">
            <text:p>0.0253319740295</text:p>
          </table:table-cell>
          <table:table-cell office:value-type="float" office:value="0.0287878513336" calcext:value-type="float">
            <text:p>0.0287878513336</text:p>
          </table:table-cell>
          <table:table-cell office:value-type="float" office:value="0.0263426589966" calcext:value-type="float">
            <text:p>0.026342658996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025404214859" calcext:value-type="float">
            <text:p>0.025404214859</text:p>
          </table:table-cell>
          <table:table-cell office:value-type="float" office:value="0.0282289981842" calcext:value-type="float">
            <text:p>0.0282289981842</text:p>
          </table:table-cell>
          <table:table-cell office:value-type="float" office:value="0.0262178277969" calcext:value-type="float">
            <text:p>0.0262178277969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.0253419876099" calcext:value-type="float">
            <text:p>0.0253419876099</text:p>
          </table:table-cell>
          <table:table-cell office:value-type="float" office:value="0.0284111499786" calcext:value-type="float">
            <text:p>0.0284111499786</text:p>
          </table:table-cell>
          <table:table-cell office:value-type="float" office:value="0.0262339687347" calcext:value-type="float">
            <text:p>0.0262339687347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.0247890949249" calcext:value-type="float">
            <text:p>0.0247890949249</text:p>
          </table:table-cell>
          <table:table-cell office:value-type="float" office:value="0.0287199020386" calcext:value-type="float">
            <text:p>0.0287199020386</text:p>
          </table:table-cell>
          <table:table-cell office:value-type="float" office:value="0.0257244157791" calcext:value-type="float">
            <text:p>0.025724415779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.0248939990997" calcext:value-type="float">
            <text:p>0.0248939990997</text:p>
          </table:table-cell>
          <table:table-cell office:value-type="float" office:value="0.0284698009491" calcext:value-type="float">
            <text:p>0.0284698009491</text:p>
          </table:table-cell>
          <table:table-cell office:value-type="float" office:value="0.0257476043701" calcext:value-type="float">
            <text:p>0.025747604370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0248801708221" calcext:value-type="float">
            <text:p>0.0248801708221</text:p>
          </table:table-cell>
          <table:table-cell office:value-type="float" office:value="0.0289649963379" calcext:value-type="float">
            <text:p>0.0289649963379</text:p>
          </table:table-cell>
          <table:table-cell office:value-type="float" office:value="0.02580514431" calcext:value-type="float">
            <text:p>0.0258051443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.0598680973053" calcext:value-type="float">
            <text:p>0.0598680973053</text:p>
          </table:table-cell>
          <table:table-cell office:value-type="float" office:value="0.0727880001068" calcext:value-type="float">
            <text:p>0.0727880001068</text:p>
          </table:table-cell>
          <table:table-cell office:value-type="float" office:value="0.0619645261765" calcext:value-type="float">
            <text:p>0.0619645261765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.0587220191956" calcext:value-type="float">
            <text:p>0.0587220191956</text:p>
          </table:table-cell>
          <table:table-cell office:value-type="float" office:value="0.0657150745392" calcext:value-type="float">
            <text:p>0.0657150745392</text:p>
          </table:table-cell>
          <table:table-cell office:value-type="float" office:value="0.060667309761" calcext:value-type="float">
            <text:p>0.06066730976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59602022171" calcext:value-type="float">
            <text:p>0.059602022171</text:p>
          </table:table-cell>
          <table:table-cell office:value-type="float" office:value="0.0632088184357" calcext:value-type="float">
            <text:p>0.0632088184357</text:p>
          </table:table-cell>
          <table:table-cell office:value-type="float" office:value="0.0610350990295" calcext:value-type="float">
            <text:p>0.061035099029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.0595910549164" calcext:value-type="float">
            <text:p>0.0595910549164</text:p>
          </table:table-cell>
          <table:table-cell office:value-type="float" office:value="0.0636780261993" calcext:value-type="float">
            <text:p>0.0636780261993</text:p>
          </table:table-cell>
          <table:table-cell office:value-type="float" office:value="0.061079287529" calcext:value-type="float">
            <text:p>0.061079287529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.0597810745239" calcext:value-type="float">
            <text:p>0.0597810745239</text:p>
          </table:table-cell>
          <table:table-cell office:value-type="float" office:value="0.0642518997192" calcext:value-type="float">
            <text:p>0.0642518997192</text:p>
          </table:table-cell>
          <table:table-cell office:value-type="float" office:value="0.0609539699554" calcext:value-type="float">
            <text:p>0.0609539699554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.0597820281982" calcext:value-type="float">
            <text:p>0.0597820281982</text:p>
          </table:table-cell>
          <table:table-cell office:value-type="float" office:value="0.0631711483002" calcext:value-type="float">
            <text:p>0.0631711483002</text:p>
          </table:table-cell>
          <table:table-cell office:value-type="float" office:value="0.0612645483017" calcext:value-type="float">
            <text:p>0.0612645483017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.0601198673248" calcext:value-type="float">
            <text:p>0.0601198673248</text:p>
          </table:table-cell>
          <table:table-cell office:value-type="float" office:value="0.0749180316925" calcext:value-type="float">
            <text:p>0.0749180316925</text:p>
          </table:table-cell>
          <table:table-cell office:value-type="float" office:value="0.0629240465164" calcext:value-type="float">
            <text:p>0.0629240465164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059828042984" calcext:value-type="float">
            <text:p>0.059828042984</text:p>
          </table:table-cell>
          <table:table-cell office:value-type="float" office:value="0.066309928894" calcext:value-type="float">
            <text:p>0.066309928894</text:p>
          </table:table-cell>
          <table:table-cell office:value-type="float" office:value="0.0619700431824" calcext:value-type="float">
            <text:p>0.0619700431824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.0600519180298" calcext:value-type="float">
            <text:p>0.0600519180298</text:p>
          </table:table-cell>
          <table:table-cell office:value-type="float" office:value="0.0668520927429" calcext:value-type="float">
            <text:p>0.0668520927429</text:p>
          </table:table-cell>
          <table:table-cell office:value-type="float" office:value="0.0626337099075" calcext:value-type="float">
            <text:p>0.0626337099075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0595810413361" calcext:value-type="float">
            <text:p>0.0595810413361</text:p>
          </table:table-cell>
          <table:table-cell office:value-type="float" office:value="0.0643999576569" calcext:value-type="float">
            <text:p>0.0643999576569</text:p>
          </table:table-cell>
          <table:table-cell office:value-type="float" office:value="0.0610544204712" calcext:value-type="float">
            <text:p>0.0610544204712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.0594000816345" calcext:value-type="float">
            <text:p>0.0594000816345</text:p>
          </table:table-cell>
          <table:table-cell office:value-type="float" office:value="0.0635030269623" calcext:value-type="float">
            <text:p>0.0635030269623</text:p>
          </table:table-cell>
          <table:table-cell office:value-type="float" office:value="0.0611022949219" calcext:value-type="float">
            <text:p>0.0611022949219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.059986114502" calcext:value-type="float">
            <text:p>0.059986114502</text:p>
          </table:table-cell>
          <table:table-cell office:value-type="float" office:value="0.068263053894" calcext:value-type="float">
            <text:p>0.068263053894</text:p>
          </table:table-cell>
          <table:table-cell office:value-type="float" office:value="0.0621777677536" calcext:value-type="float">
            <text:p>0.0621777677536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0593950748444" calcext:value-type="float">
            <text:p>0.0593950748444</text:p>
          </table:table-cell>
          <table:table-cell office:value-type="float" office:value="0.067638874054" calcext:value-type="float">
            <text:p>0.067638874054</text:p>
          </table:table-cell>
          <table:table-cell office:value-type="float" office:value="0.0630607032776" calcext:value-type="float">
            <text:p>0.0630607032776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.0604231357574" calcext:value-type="float">
            <text:p>0.0604231357574</text:p>
          </table:table-cell>
          <table:table-cell office:value-type="float" office:value="0.0654709339142" calcext:value-type="float">
            <text:p>0.0654709339142</text:p>
          </table:table-cell>
          <table:table-cell office:value-type="float" office:value="0.0619965362549" calcext:value-type="float">
            <text:p>0.0619965362549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.0602531433105" calcext:value-type="float">
            <text:p>0.0602531433105</text:p>
          </table:table-cell>
          <table:table-cell office:value-type="float" office:value="0.065290927887" calcext:value-type="float">
            <text:p>0.065290927887</text:p>
          </table:table-cell>
          <table:table-cell office:value-type="float" office:value="0.062225561142" calcext:value-type="float">
            <text:p>0.06222556114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0600759983063" calcext:value-type="float">
            <text:p>0.0600759983063</text:p>
          </table:table-cell>
          <table:table-cell office:value-type="float" office:value="0.0681400299072" calcext:value-type="float">
            <text:p>0.0681400299072</text:p>
          </table:table-cell>
          <table:table-cell office:value-type="float" office:value="0.0630335521698" calcext:value-type="float">
            <text:p>0.0630335521698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0325741767883" calcext:value-type="float">
            <text:p>0.0325741767883</text:p>
          </table:table-cell>
          <table:table-cell office:value-type="float" office:value="0.0384829044342" calcext:value-type="float">
            <text:p>0.0384829044342</text:p>
          </table:table-cell>
          <table:table-cell office:value-type="float" office:value="0.033706278801" calcext:value-type="float">
            <text:p>0.033706278801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.0324590206146" calcext:value-type="float">
            <text:p>0.0324590206146</text:p>
          </table:table-cell>
          <table:table-cell office:value-type="float" office:value="0.0362432003021" calcext:value-type="float">
            <text:p>0.0362432003021</text:p>
          </table:table-cell>
          <table:table-cell office:value-type="float" office:value="0.0333944892883" calcext:value-type="float">
            <text:p>0.033394489288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.0322561264038" calcext:value-type="float">
            <text:p>0.0322561264038</text:p>
          </table:table-cell>
          <table:table-cell office:value-type="float" office:value="0.0354900360107" calcext:value-type="float">
            <text:p>0.0354900360107</text:p>
          </table:table-cell>
          <table:table-cell office:value-type="float" office:value="0.0336867618561" calcext:value-type="float">
            <text:p>0.0336867618561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.0326850414276" calcext:value-type="float">
            <text:p>0.0326850414276</text:p>
          </table:table-cell>
          <table:table-cell office:value-type="float" office:value="0.0366568565369" calcext:value-type="float">
            <text:p>0.0366568565369</text:p>
          </table:table-cell>
          <table:table-cell office:value-type="float" office:value="0.0339074659348" calcext:value-type="float">
            <text:p>0.0339074659348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.0326159000397" calcext:value-type="float">
            <text:p>0.0326159000397</text:p>
          </table:table-cell>
          <table:table-cell office:value-type="float" office:value="0.035658121109" calcext:value-type="float">
            <text:p>0.035658121109</text:p>
          </table:table-cell>
          <table:table-cell office:value-type="float" office:value="0.033679485321" calcext:value-type="float">
            <text:p>0.033679485321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.0263359546661" calcext:value-type="float">
            <text:p>0.0263359546661</text:p>
          </table:table-cell>
          <table:table-cell office:value-type="float" office:value="0.0370409488678" calcext:value-type="float">
            <text:p>0.0370409488678</text:p>
          </table:table-cell>
          <table:table-cell office:value-type="float" office:value="0.027434668541" calcext:value-type="float">
            <text:p>0.02743466854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0262959003448" calcext:value-type="float">
            <text:p>0.0262959003448</text:p>
          </table:table-cell>
          <table:table-cell office:value-type="float" office:value="0.0407857894897" calcext:value-type="float">
            <text:p>0.0407857894897</text:p>
          </table:table-cell>
          <table:table-cell office:value-type="float" office:value="0.0278689670563" calcext:value-type="float">
            <text:p>0.027868967056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.0265848636627" calcext:value-type="float">
            <text:p>0.0265848636627</text:p>
          </table:table-cell>
          <table:table-cell office:value-type="float" office:value="0.0310521125793" calcext:value-type="float">
            <text:p>0.0310521125793</text:p>
          </table:table-cell>
          <table:table-cell office:value-type="float" office:value="0.0281782579422" calcext:value-type="float">
            <text:p>0.028178257942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.0263459682465" calcext:value-type="float">
            <text:p>0.0263459682465</text:p>
          </table:table-cell>
          <table:table-cell office:value-type="float" office:value="0.0324959754944" calcext:value-type="float">
            <text:p>0.0324959754944</text:p>
          </table:table-cell>
          <table:table-cell office:value-type="float" office:value="0.0284186840057" calcext:value-type="float">
            <text:p>0.0284186840057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.026214838028" calcext:value-type="float">
            <text:p>0.026214838028</text:p>
          </table:table-cell>
          <table:table-cell office:value-type="float" office:value="0.0294010639191" calcext:value-type="float">
            <text:p>0.0294010639191</text:p>
          </table:table-cell>
          <table:table-cell office:value-type="float" office:value="0.0272734117508" calcext:value-type="float">
            <text:p>0.0272734117508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.0264120101929" calcext:value-type="float">
            <text:p>0.0264120101929</text:p>
          </table:table-cell>
          <table:table-cell office:value-type="float" office:value="0.0291111469269" calcext:value-type="float">
            <text:p>0.0291111469269</text:p>
          </table:table-cell>
          <table:table-cell office:value-type="float" office:value="0.027499423027" calcext:value-type="float">
            <text:p>0.027499423027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.0265779495239" calcext:value-type="float">
            <text:p>0.0265779495239</text:p>
          </table:table-cell>
          <table:table-cell office:value-type="float" office:value="0.0296130180359" calcext:value-type="float">
            <text:p>0.0296130180359</text:p>
          </table:table-cell>
          <table:table-cell office:value-type="float" office:value="0.0272957324982" calcext:value-type="float">
            <text:p>0.027295732498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.0264661312103" calcext:value-type="float">
            <text:p>0.0264661312103</text:p>
          </table:table-cell>
          <table:table-cell office:value-type="float" office:value="0.029345035553" calcext:value-type="float">
            <text:p>0.029345035553</text:p>
          </table:table-cell>
          <table:table-cell office:value-type="float" office:value="0.0275247001648" calcext:value-type="float">
            <text:p>0.0275247001648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0266242027283" calcext:value-type="float">
            <text:p>0.0266242027283</text:p>
          </table:table-cell>
          <table:table-cell office:value-type="float" office:value="0.0329279899597" calcext:value-type="float">
            <text:p>0.0329279899597</text:p>
          </table:table-cell>
          <table:table-cell office:value-type="float" office:value="0.028199634552" calcext:value-type="float">
            <text:p>0.028199634552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.0261859893799" calcext:value-type="float">
            <text:p>0.0261859893799</text:p>
          </table:table-cell>
          <table:table-cell office:value-type="float" office:value="0.0316171646118" calcext:value-type="float">
            <text:p>0.0316171646118</text:p>
          </table:table-cell>
          <table:table-cell office:value-type="float" office:value="0.0274004936218" calcext:value-type="float">
            <text:p>0.0274004936218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.0265488624573" calcext:value-type="float">
            <text:p>0.0265488624573</text:p>
          </table:table-cell>
          <table:table-cell office:value-type="float" office:value="0.0296790599823" calcext:value-type="float">
            <text:p>0.0296790599823</text:p>
          </table:table-cell>
          <table:table-cell office:value-type="float" office:value="0.0273099517822" calcext:value-type="float">
            <text:p>0.0273099517822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0266139507294" calcext:value-type="float">
            <text:p>0.0266139507294</text:p>
          </table:table-cell>
          <table:table-cell office:value-type="float" office:value="0.0300161838531" calcext:value-type="float">
            <text:p>0.0300161838531</text:p>
          </table:table-cell>
          <table:table-cell office:value-type="float" office:value="0.027279920578" calcext:value-type="float">
            <text:p>0.027279920578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.0264999866486" calcext:value-type="float">
            <text:p>0.0264999866486</text:p>
          </table:table-cell>
          <table:table-cell office:value-type="float" office:value="0.0296909809113" calcext:value-type="float">
            <text:p>0.0296909809113</text:p>
          </table:table-cell>
          <table:table-cell office:value-type="float" office:value="0.0277699422836" calcext:value-type="float">
            <text:p>0.0277699422836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.0266790390015" calcext:value-type="float">
            <text:p>0.0266790390015</text:p>
          </table:table-cell>
          <table:table-cell office:value-type="float" office:value="0.0301370620728" calcext:value-type="float">
            <text:p>0.0301370620728</text:p>
          </table:table-cell>
          <table:table-cell office:value-type="float" office:value="0.027455868721" calcext:value-type="float">
            <text:p>0.02745586872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.0263748168945" calcext:value-type="float">
            <text:p>0.0263748168945</text:p>
          </table:table-cell>
          <table:table-cell office:value-type="float" office:value="0.0292358398438" calcext:value-type="float">
            <text:p>0.0292358398438</text:p>
          </table:table-cell>
          <table:table-cell office:value-type="float" office:value="0.0271925640106" calcext:value-type="float">
            <text:p>0.0271925640106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.0318460464478" calcext:value-type="float">
            <text:p>0.0318460464478</text:p>
          </table:table-cell>
          <table:table-cell office:value-type="float" office:value="0.0364348888397" calcext:value-type="float">
            <text:p>0.0364348888397</text:p>
          </table:table-cell>
          <table:table-cell office:value-type="float" office:value="0.0330899047852" calcext:value-type="float">
            <text:p>0.0330899047852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.0318257808685" calcext:value-type="float">
            <text:p>0.0318257808685</text:p>
          </table:table-cell>
          <table:table-cell office:value-type="float" office:value="0.0382659435272" calcext:value-type="float">
            <text:p>0.0382659435272</text:p>
          </table:table-cell>
          <table:table-cell office:value-type="float" office:value="0.0333877801895" calcext:value-type="float">
            <text:p>0.0333877801895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.0317969322205" calcext:value-type="float">
            <text:p>0.0317969322205</text:p>
          </table:table-cell>
          <table:table-cell office:value-type="float" office:value="0.0345838069916" calcext:value-type="float">
            <text:p>0.0345838069916</text:p>
          </table:table-cell>
          <table:table-cell office:value-type="float" office:value="0.0326689338684" calcext:value-type="float">
            <text:p>0.0326689338684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.0319471359253" calcext:value-type="float">
            <text:p>0.0319471359253</text:p>
          </table:table-cell>
          <table:table-cell office:value-type="float" office:value="0.0352320671082" calcext:value-type="float">
            <text:p>0.0352320671082</text:p>
          </table:table-cell>
          <table:table-cell office:value-type="float" office:value="0.0330097293854" calcext:value-type="float">
            <text:p>0.0330097293854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.0319879055023" calcext:value-type="float">
            <text:p>0.0319879055023</text:p>
          </table:table-cell>
          <table:table-cell office:value-type="float" office:value="0.0361289978027" calcext:value-type="float">
            <text:p>0.0361289978027</text:p>
          </table:table-cell>
          <table:table-cell office:value-type="float" office:value="0.0330522966385" calcext:value-type="float">
            <text:p>0.0330522966385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.0321719646454" calcext:value-type="float">
            <text:p>0.0321719646454</text:p>
          </table:table-cell>
          <table:table-cell office:value-type="float" office:value="0.0364620685577" calcext:value-type="float">
            <text:p>0.0364620685577</text:p>
          </table:table-cell>
          <table:table-cell office:value-type="float" office:value="0.0330254411697" calcext:value-type="float">
            <text:p>0.033025441169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0322351455688" calcext:value-type="float">
            <text:p>0.0322351455688</text:p>
          </table:table-cell>
          <table:table-cell office:value-type="float" office:value="0.0354800224304" calcext:value-type="float">
            <text:p>0.0354800224304</text:p>
          </table:table-cell>
          <table:table-cell office:value-type="float" office:value="0.0330534744263" calcext:value-type="float">
            <text:p>0.033053474426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.0322561264038" calcext:value-type="float">
            <text:p>0.0322561264038</text:p>
          </table:table-cell>
          <table:table-cell office:value-type="float" office:value="0.0390138626099" calcext:value-type="float">
            <text:p>0.0390138626099</text:p>
          </table:table-cell>
          <table:table-cell office:value-type="float" office:value="0.0336123132706" calcext:value-type="float">
            <text:p>0.033612313270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.0323629379272" calcext:value-type="float">
            <text:p>0.0323629379272</text:p>
          </table:table-cell>
          <table:table-cell office:value-type="float" office:value="0.040009021759" calcext:value-type="float">
            <text:p>0.040009021759</text:p>
          </table:table-cell>
          <table:table-cell office:value-type="float" office:value="0.0344874048233" calcext:value-type="float">
            <text:p>0.0344874048233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0320119857788" calcext:value-type="float">
            <text:p>0.0320119857788</text:p>
          </table:table-cell>
          <table:table-cell office:value-type="float" office:value="0.0465359687805" calcext:value-type="float">
            <text:p>0.0465359687805</text:p>
          </table:table-cell>
          <table:table-cell office:value-type="float" office:value="0.033989739418" calcext:value-type="float">
            <text:p>0.033989739418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032121181488" calcext:value-type="float">
            <text:p>0.032121181488</text:p>
          </table:table-cell>
          <table:table-cell office:value-type="float" office:value="0.0356590747833" calcext:value-type="float">
            <text:p>0.0356590747833</text:p>
          </table:table-cell>
          <table:table-cell office:value-type="float" office:value="0.0334195661545" calcext:value-type="float">
            <text:p>0.0334195661545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.0323710441589" calcext:value-type="float">
            <text:p>0.0323710441589</text:p>
          </table:table-cell>
          <table:table-cell office:value-type="float" office:value="0.0358362197876" calcext:value-type="float">
            <text:p>0.0358362197876</text:p>
          </table:table-cell>
          <table:table-cell office:value-type="float" office:value="0.0331365728378" calcext:value-type="float">
            <text:p>0.0331365728378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.0322849750519" calcext:value-type="float">
            <text:p>0.0322849750519</text:p>
          </table:table-cell>
          <table:table-cell office:value-type="float" office:value="0.0361499786377" calcext:value-type="float">
            <text:p>0.0361499786377</text:p>
          </table:table-cell>
          <table:table-cell office:value-type="float" office:value="0.0339352416992" calcext:value-type="float">
            <text:p>0.0339352416992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.0320270061493" calcext:value-type="float">
            <text:p>0.0320270061493</text:p>
          </table:table-cell>
          <table:table-cell office:value-type="float" office:value="0.0394098758698" calcext:value-type="float">
            <text:p>0.0394098758698</text:p>
          </table:table-cell>
          <table:table-cell office:value-type="float" office:value="0.0340605592728" calcext:value-type="float">
            <text:p>0.0340605592728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.0322890281677" calcext:value-type="float">
            <text:p>0.0322890281677</text:p>
          </table:table-cell>
          <table:table-cell office:value-type="float" office:value="0.0355379581451" calcext:value-type="float">
            <text:p>0.0355379581451</text:p>
          </table:table-cell>
          <table:table-cell office:value-type="float" office:value="0.0333577394485" calcext:value-type="float">
            <text:p>0.0333577394485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0324549674988" calcext:value-type="float">
            <text:p>0.0324549674988</text:p>
          </table:table-cell>
          <table:table-cell office:value-type="float" office:value="0.0355641841888" calcext:value-type="float">
            <text:p>0.0355641841888</text:p>
          </table:table-cell>
          <table:table-cell office:value-type="float" office:value="0.0334308671951" calcext:value-type="float">
            <text:p>0.033430867195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323691368103" calcext:value-type="float">
            <text:p>0.0323691368103</text:p>
          </table:table-cell>
          <table:table-cell office:value-type="float" office:value="0.0370399951935" calcext:value-type="float">
            <text:p>0.0370399951935</text:p>
          </table:table-cell>
          <table:table-cell office:value-type="float" office:value="0.0335448217392" calcext:value-type="float">
            <text:p>0.0335448217392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.0280179977417" calcext:value-type="float">
            <text:p>0.0280179977417</text:p>
          </table:table-cell>
          <table:table-cell office:value-type="float" office:value="0.0315780639648" calcext:value-type="float">
            <text:p>0.0315780639648</text:p>
          </table:table-cell>
          <table:table-cell office:value-type="float" office:value="0.0289075708389" calcext:value-type="float">
            <text:p>0.0289075708389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0278339385986" calcext:value-type="float">
            <text:p>0.0278339385986</text:p>
          </table:table-cell>
          <table:table-cell office:value-type="float" office:value="0.0337991714478" calcext:value-type="float">
            <text:p>0.0337991714478</text:p>
          </table:table-cell>
          <table:table-cell office:value-type="float" office:value="0.0295070362091" calcext:value-type="float">
            <text:p>0.0295070362091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.0280840396881" calcext:value-type="float">
            <text:p>0.0280840396881</text:p>
          </table:table-cell>
          <table:table-cell office:value-type="float" office:value="0.0378880500793" calcext:value-type="float">
            <text:p>0.0378880500793</text:p>
          </table:table-cell>
          <table:table-cell office:value-type="float" office:value="0.0309779644012" calcext:value-type="float">
            <text:p>0.0309779644012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0277781486511" calcext:value-type="float">
            <text:p>0.0277781486511</text:p>
          </table:table-cell>
          <table:table-cell office:value-type="float" office:value="0.0321991443634" calcext:value-type="float">
            <text:p>0.0321991443634</text:p>
          </table:table-cell>
          <table:table-cell office:value-type="float" office:value="0.0293681621552" calcext:value-type="float">
            <text:p>0.0293681621552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.0278291702271" calcext:value-type="float">
            <text:p>0.0278291702271</text:p>
          </table:table-cell>
          <table:table-cell office:value-type="float" office:value="0.0316038131714" calcext:value-type="float">
            <text:p>0.0316038131714</text:p>
          </table:table-cell>
          <table:table-cell office:value-type="float" office:value="0.0284846925735" calcext:value-type="float">
            <text:p>0.0284846925735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0279598236084" calcext:value-type="float">
            <text:p>0.0279598236084</text:p>
          </table:table-cell>
          <table:table-cell office:value-type="float" office:value="0.0308899879456" calcext:value-type="float">
            <text:p>0.0308899879456</text:p>
          </table:table-cell>
          <table:table-cell office:value-type="float" office:value="0.0290680837631" calcext:value-type="float">
            <text:p>0.0290680837631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0279288291931" calcext:value-type="float">
            <text:p>0.0279288291931</text:p>
          </table:table-cell>
          <table:table-cell office:value-type="float" office:value="0.0309371948242" calcext:value-type="float">
            <text:p>0.0309371948242</text:p>
          </table:table-cell>
          <table:table-cell office:value-type="float" office:value="0.0286356687546" calcext:value-type="float">
            <text:p>0.0286356687546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.0279769897461" calcext:value-type="float">
            <text:p>0.0279769897461</text:p>
          </table:table-cell>
          <table:table-cell office:value-type="float" office:value="0.0314228534698" calcext:value-type="float">
            <text:p>0.0314228534698</text:p>
          </table:table-cell>
          <table:table-cell office:value-type="float" office:value="0.0287943267822" calcext:value-type="float">
            <text:p>0.0287943267822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.0281891822815" calcext:value-type="float">
            <text:p>0.0281891822815</text:p>
          </table:table-cell>
          <table:table-cell office:value-type="float" office:value="0.0305769443512" calcext:value-type="float">
            <text:p>0.0305769443512</text:p>
          </table:table-cell>
          <table:table-cell office:value-type="float" office:value="0.0289379119873" calcext:value-type="float">
            <text:p>0.028937911987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0280799865723" calcext:value-type="float">
            <text:p>0.0280799865723</text:p>
          </table:table-cell>
          <table:table-cell office:value-type="float" office:value="0.0309610366821" calcext:value-type="float">
            <text:p>0.0309610366821</text:p>
          </table:table-cell>
          <table:table-cell office:value-type="float" office:value="0.0288800239563" calcext:value-type="float">
            <text:p>0.0288800239563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0282909870148" calcext:value-type="float">
            <text:p>0.0282909870148</text:p>
          </table:table-cell>
          <table:table-cell office:value-type="float" office:value="0.0311300754547" calcext:value-type="float">
            <text:p>0.0311300754547</text:p>
          </table:table-cell>
          <table:table-cell office:value-type="float" office:value="0.0290892267227" calcext:value-type="float">
            <text:p>0.0290892267227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.0281481742859" calcext:value-type="float">
            <text:p>0.0281481742859</text:p>
          </table:table-cell>
          <table:table-cell office:value-type="float" office:value="0.031455039978" calcext:value-type="float">
            <text:p>0.031455039978</text:p>
          </table:table-cell>
          <table:table-cell office:value-type="float" office:value="0.0289582204819" calcext:value-type="float">
            <text:p>0.0289582204819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.0281381607056" calcext:value-type="float">
            <text:p>0.0281381607056</text:p>
          </table:table-cell>
          <table:table-cell office:value-type="float" office:value="0.0307600498199" calcext:value-type="float">
            <text:p>0.0307600498199</text:p>
          </table:table-cell>
          <table:table-cell office:value-type="float" office:value="0.0290526103973" calcext:value-type="float">
            <text:p>0.029052610397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.0279490947723" calcext:value-type="float">
            <text:p>0.0279490947723</text:p>
          </table:table-cell>
          <table:table-cell office:value-type="float" office:value="0.0313420295715" calcext:value-type="float">
            <text:p>0.0313420295715</text:p>
          </table:table-cell>
          <table:table-cell office:value-type="float" office:value="0.028926076889" calcext:value-type="float">
            <text:p>0.028926076889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.0285468101501" calcext:value-type="float">
            <text:p>0.0285468101501</text:p>
          </table:table-cell>
          <table:table-cell office:value-type="float" office:value="0.0320539474487" calcext:value-type="float">
            <text:p>0.0320539474487</text:p>
          </table:table-cell>
          <table:table-cell office:value-type="float" office:value="0.0292910718918" calcext:value-type="float">
            <text:p>0.0292910718918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.0281040668488" calcext:value-type="float">
            <text:p>0.0281040668488</text:p>
          </table:table-cell>
          <table:table-cell office:value-type="float" office:value="0.0312869548798" calcext:value-type="float">
            <text:p>0.0312869548798</text:p>
          </table:table-cell>
          <table:table-cell office:value-type="float" office:value="0.0288305091858" calcext:value-type="float">
            <text:p>0.0288305091858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.0283279418945" calcext:value-type="float">
            <text:p>0.0283279418945</text:p>
          </table:table-cell>
          <table:table-cell office:value-type="float" office:value="0.0312438011169" calcext:value-type="float">
            <text:p>0.0312438011169</text:p>
          </table:table-cell>
          <table:table-cell office:value-type="float" office:value="0.0290845108032" calcext:value-type="float">
            <text:p>0.0290845108032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.0286109447479" calcext:value-type="float">
            <text:p>0.0286109447479</text:p>
          </table:table-cell>
          <table:table-cell office:value-type="float" office:value="0.0488729476929" calcext:value-type="float">
            <text:p>0.0488729476929</text:p>
          </table:table-cell>
          <table:table-cell office:value-type="float" office:value="0.0296882867813" calcext:value-type="float">
            <text:p>0.0296882867813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.0282878875732" calcext:value-type="float">
            <text:p>0.0282878875732</text:p>
          </table:table-cell>
          <table:table-cell office:value-type="float" office:value="0.0306971073151" calcext:value-type="float">
            <text:p>0.0306971073151</text:p>
          </table:table-cell>
          <table:table-cell office:value-type="float" office:value="0.0291973352432" calcext:value-type="float">
            <text:p>0.0291973352432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028480052948" calcext:value-type="float">
            <text:p>0.028480052948</text:p>
          </table:table-cell>
          <table:table-cell office:value-type="float" office:value="0.031485080719" calcext:value-type="float">
            <text:p>0.031485080719</text:p>
          </table:table-cell>
          <table:table-cell office:value-type="float" office:value="0.0293780660629" calcext:value-type="float">
            <text:p>0.0293780660629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.0283360481262" calcext:value-type="float">
            <text:p>0.0283360481262</text:p>
          </table:table-cell>
          <table:table-cell office:value-type="float" office:value="0.032280921936" calcext:value-type="float">
            <text:p>0.032280921936</text:p>
          </table:table-cell>
          <table:table-cell office:value-type="float" office:value="0.0293367528915" calcext:value-type="float">
            <text:p>0.0293367528915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.0284299850464" calcext:value-type="float">
            <text:p>0.0284299850464</text:p>
          </table:table-cell>
          <table:table-cell office:value-type="float" office:value="0.0330979824066" calcext:value-type="float">
            <text:p>0.0330979824066</text:p>
          </table:table-cell>
          <table:table-cell office:value-type="float" office:value="0.0303969955444" calcext:value-type="float">
            <text:p>0.0303969955444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.0287868976593" calcext:value-type="float">
            <text:p>0.0287868976593</text:p>
          </table:table-cell>
          <table:table-cell office:value-type="float" office:value="0.0353920459747" calcext:value-type="float">
            <text:p>0.0353920459747</text:p>
          </table:table-cell>
          <table:table-cell office:value-type="float" office:value="0.0313482093811" calcext:value-type="float">
            <text:p>0.0313482093811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.0283908843994" calcext:value-type="float">
            <text:p>0.0283908843994</text:p>
          </table:table-cell>
          <table:table-cell office:value-type="float" office:value="0.0340259075165" calcext:value-type="float">
            <text:p>0.0340259075165</text:p>
          </table:table-cell>
          <table:table-cell office:value-type="float" office:value="0.0304619169235" calcext:value-type="float">
            <text:p>0.0304619169235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0287401676178" calcext:value-type="float">
            <text:p>0.0287401676178</text:p>
          </table:table-cell>
          <table:table-cell office:value-type="float" office:value="0.0323209762573" calcext:value-type="float">
            <text:p>0.0323209762573</text:p>
          </table:table-cell>
          <table:table-cell office:value-type="float" office:value="0.0296409320831" calcext:value-type="float">
            <text:p>0.029640932083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.0288240909576" calcext:value-type="float">
            <text:p>0.0288240909576</text:p>
          </table:table-cell>
          <table:table-cell office:value-type="float" office:value="0.0332841873169" calcext:value-type="float">
            <text:p>0.0332841873169</text:p>
          </table:table-cell>
          <table:table-cell office:value-type="float" office:value="0.0307089662552" calcext:value-type="float">
            <text:p>0.0307089662552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.0284430980682" calcext:value-type="float">
            <text:p>0.0284430980682</text:p>
          </table:table-cell>
          <table:table-cell office:value-type="float" office:value="0.0322070121765" calcext:value-type="float">
            <text:p>0.0322070121765</text:p>
          </table:table-cell>
          <table:table-cell office:value-type="float" office:value="0.0293470335007" calcext:value-type="float">
            <text:p>0.0293470335007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.0287098884583" calcext:value-type="float">
            <text:p>0.0287098884583</text:p>
          </table:table-cell>
          <table:table-cell office:value-type="float" office:value="0.0316829681396" calcext:value-type="float">
            <text:p>0.0316829681396</text:p>
          </table:table-cell>
          <table:table-cell office:value-type="float" office:value="0.0296047019958" calcext:value-type="float">
            <text:p>0.0296047019958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.0285470485687" calcext:value-type="float">
            <text:p>0.0285470485687</text:p>
          </table:table-cell>
          <table:table-cell office:value-type="float" office:value="0.0320580005646" calcext:value-type="float">
            <text:p>0.0320580005646</text:p>
          </table:table-cell>
          <table:table-cell office:value-type="float" office:value="0.0293664264679" calcext:value-type="float">
            <text:p>0.0293664264679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0288789272308" calcext:value-type="float">
            <text:p>0.0288789272308</text:p>
          </table:table-cell>
          <table:table-cell office:value-type="float" office:value="0.032655954361" calcext:value-type="float">
            <text:p>0.032655954361</text:p>
          </table:table-cell>
          <table:table-cell office:value-type="float" office:value="0.030444149971" calcext:value-type="float">
            <text:p>0.030444149971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.0288808345795" calcext:value-type="float">
            <text:p>0.0288808345795</text:p>
          </table:table-cell>
          <table:table-cell office:value-type="float" office:value="0.0324048995972" calcext:value-type="float">
            <text:p>0.0324048995972</text:p>
          </table:table-cell>
          <table:table-cell office:value-type="float" office:value="0.0300660228729" calcext:value-type="float">
            <text:p>0.0300660228729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.0325109958649" calcext:value-type="float">
            <text:p>0.0325109958649</text:p>
          </table:table-cell>
          <table:table-cell office:value-type="float" office:value="0.0357871055603" calcext:value-type="float">
            <text:p>0.0357871055603</text:p>
          </table:table-cell>
          <table:table-cell office:value-type="float" office:value="0.0336629056931" calcext:value-type="float">
            <text:p>0.0336629056931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.0325679779053" calcext:value-type="float">
            <text:p>0.0325679779053</text:p>
          </table:table-cell>
          <table:table-cell office:value-type="float" office:value="0.0356788635254" calcext:value-type="float">
            <text:p>0.0356788635254</text:p>
          </table:table-cell>
          <table:table-cell office:value-type="float" office:value="0.0338143920898" calcext:value-type="float">
            <text:p>0.0338143920898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.032665014267" calcext:value-type="float">
            <text:p>0.032665014267</text:p>
          </table:table-cell>
          <table:table-cell office:value-type="float" office:value="0.0421900749207" calcext:value-type="float">
            <text:p>0.0421900749207</text:p>
          </table:table-cell>
          <table:table-cell office:value-type="float" office:value="0.0337322330475" calcext:value-type="float">
            <text:p>0.0337322330475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0328929424286" calcext:value-type="float">
            <text:p>0.0328929424286</text:p>
          </table:table-cell>
          <table:table-cell office:value-type="float" office:value="0.0371298789978" calcext:value-type="float">
            <text:p>0.0371298789978</text:p>
          </table:table-cell>
          <table:table-cell office:value-type="float" office:value="0.0339657640457" calcext:value-type="float">
            <text:p>0.0339657640457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.0329411029816" calcext:value-type="float">
            <text:p>0.0329411029816</text:p>
          </table:table-cell>
          <table:table-cell office:value-type="float" office:value="0.0398309230804" calcext:value-type="float">
            <text:p>0.0398309230804</text:p>
          </table:table-cell>
          <table:table-cell office:value-type="float" office:value="0.0346518421173" calcext:value-type="float">
            <text:p>0.0346518421173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.0327727794647" calcext:value-type="float">
            <text:p>0.0327727794647</text:p>
          </table:table-cell>
          <table:table-cell office:value-type="float" office:value="0.0380480289459" calcext:value-type="float">
            <text:p>0.0380480289459</text:p>
          </table:table-cell>
          <table:table-cell office:value-type="float" office:value="0.0338683891296" calcext:value-type="float">
            <text:p>0.0338683891296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.0327551364899" calcext:value-type="float">
            <text:p>0.0327551364899</text:p>
          </table:table-cell>
          <table:table-cell office:value-type="float" office:value="0.0376391410828" calcext:value-type="float">
            <text:p>0.0376391410828</text:p>
          </table:table-cell>
          <table:table-cell office:value-type="float" office:value="0.0343224525452" calcext:value-type="float">
            <text:p>0.0343224525452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.0326900482178" calcext:value-type="float">
            <text:p>0.0326900482178</text:p>
          </table:table-cell>
          <table:table-cell office:value-type="float" office:value="0.0368599891663" calcext:value-type="float">
            <text:p>0.0368599891663</text:p>
          </table:table-cell>
          <table:table-cell office:value-type="float" office:value="0.0334199523926" calcext:value-type="float">
            <text:p>0.033419952392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032879114151" calcext:value-type="float">
            <text:p>0.032879114151</text:p>
          </table:table-cell>
          <table:table-cell office:value-type="float" office:value="0.0361361503601" calcext:value-type="float">
            <text:p>0.0361361503601</text:p>
          </table:table-cell>
          <table:table-cell office:value-type="float" office:value="0.0338027429581" calcext:value-type="float">
            <text:p>0.0338027429581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.0327961444855" calcext:value-type="float">
            <text:p>0.0327961444855</text:p>
          </table:table-cell>
          <table:table-cell office:value-type="float" office:value="0.0351839065552" calcext:value-type="float">
            <text:p>0.0351839065552</text:p>
          </table:table-cell>
          <table:table-cell office:value-type="float" office:value="0.0338260889053" calcext:value-type="float">
            <text:p>0.033826088905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.0325889587402" calcext:value-type="float">
            <text:p>0.0325889587402</text:p>
          </table:table-cell>
          <table:table-cell office:value-type="float" office:value="0.0354671478271" calcext:value-type="float">
            <text:p>0.0354671478271</text:p>
          </table:table-cell>
          <table:table-cell office:value-type="float" office:value="0.0337169265747" calcext:value-type="float">
            <text:p>0.0337169265747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.0451529026031" calcext:value-type="float">
            <text:p>0.0451529026031</text:p>
          </table:table-cell>
          <table:table-cell office:value-type="float" office:value="0.0488061904907" calcext:value-type="float">
            <text:p>0.0488061904907</text:p>
          </table:table-cell>
          <table:table-cell office:value-type="float" office:value="0.0463002872467" calcext:value-type="float">
            <text:p>0.0463002872467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.0454580783844" calcext:value-type="float">
            <text:p>0.0454580783844</text:p>
          </table:table-cell>
          <table:table-cell office:value-type="float" office:value="0.0507969856262" calcext:value-type="float">
            <text:p>0.0507969856262</text:p>
          </table:table-cell>
          <table:table-cell office:value-type="float" office:value="0.0470168304443" calcext:value-type="float">
            <text:p>0.0470168304443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.0453431606293" calcext:value-type="float">
            <text:p>0.0453431606293</text:p>
          </table:table-cell>
          <table:table-cell office:value-type="float" office:value="0.0504310131073" calcext:value-type="float">
            <text:p>0.0504310131073</text:p>
          </table:table-cell>
          <table:table-cell office:value-type="float" office:value="0.0469437646866" calcext:value-type="float">
            <text:p>0.0469437646866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.0457470417023" calcext:value-type="float">
            <text:p>0.0457470417023</text:p>
          </table:table-cell>
          <table:table-cell office:value-type="float" office:value="0.0486569404602" calcext:value-type="float">
            <text:p>0.0486569404602</text:p>
          </table:table-cell>
          <table:table-cell office:value-type="float" office:value="0.0463725233078" calcext:value-type="float">
            <text:p>0.0463725233078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.0456869602203" calcext:value-type="float">
            <text:p>0.0456869602203</text:p>
          </table:table-cell>
          <table:table-cell office:value-type="float" office:value="0.0582690238953" calcext:value-type="float">
            <text:p>0.0582690238953</text:p>
          </table:table-cell>
          <table:table-cell office:value-type="float" office:value="0.0473023366928" calcext:value-type="float">
            <text:p>0.0473023366928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.0458788871765" calcext:value-type="float">
            <text:p>0.0458788871765</text:p>
          </table:table-cell>
          <table:table-cell office:value-type="float" office:value="0.0498220920563" calcext:value-type="float">
            <text:p>0.0498220920563</text:p>
          </table:table-cell>
          <table:table-cell office:value-type="float" office:value="0.0470964193344" calcext:value-type="float">
            <text:p>0.0470964193344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.0455708503723" calcext:value-type="float">
            <text:p>0.0455708503723</text:p>
          </table:table-cell>
          <table:table-cell office:value-type="float" office:value="0.0491499900818" calcext:value-type="float">
            <text:p>0.0491499900818</text:p>
          </table:table-cell>
          <table:table-cell office:value-type="float" office:value="0.0470375537872" calcext:value-type="float">
            <text:p>0.047037553787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337519645691" calcext:value-type="float">
            <text:p>0.0337519645691</text:p>
          </table:table-cell>
          <table:table-cell office:value-type="float" office:value="0.0381550788879" calcext:value-type="float">
            <text:p>0.0381550788879</text:p>
          </table:table-cell>
          <table:table-cell office:value-type="float" office:value="0.0348387908936" calcext:value-type="float">
            <text:p>0.034838790893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0336680412292" calcext:value-type="float">
            <text:p>0.0336680412292</text:p>
          </table:table-cell>
          <table:table-cell office:value-type="float" office:value="0.0364129543304" calcext:value-type="float">
            <text:p>0.0364129543304</text:p>
          </table:table-cell>
          <table:table-cell office:value-type="float" office:value="0.0344919204712" calcext:value-type="float">
            <text:p>0.0344919204712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.0337100028992" calcext:value-type="float">
            <text:p>0.0337100028992</text:p>
          </table:table-cell>
          <table:table-cell office:value-type="float" office:value="0.0410540103912" calcext:value-type="float">
            <text:p>0.0410540103912</text:p>
          </table:table-cell>
          <table:table-cell office:value-type="float" office:value="0.0352064418793" calcext:value-type="float">
            <text:p>0.0352064418793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.0337510108948" calcext:value-type="float">
            <text:p>0.0337510108948</text:p>
          </table:table-cell>
          <table:table-cell office:value-type="float" office:value="0.0370621681213" calcext:value-type="float">
            <text:p>0.0370621681213</text:p>
          </table:table-cell>
          <table:table-cell office:value-type="float" office:value="0.0345513820648" calcext:value-type="float">
            <text:p>0.0345513820648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0340089797974" calcext:value-type="float">
            <text:p>0.0340089797974</text:p>
          </table:table-cell>
          <table:table-cell office:value-type="float" office:value="0.0373768806458" calcext:value-type="float">
            <text:p>0.0373768806458</text:p>
          </table:table-cell>
          <table:table-cell office:value-type="float" office:value="0.0350320005417" calcext:value-type="float">
            <text:p>0.0350320005417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.0342578887939" calcext:value-type="float">
            <text:p>0.0342578887939</text:p>
          </table:table-cell>
          <table:table-cell office:value-type="float" office:value="0.0375258922577" calcext:value-type="float">
            <text:p>0.0375258922577</text:p>
          </table:table-cell>
          <table:table-cell office:value-type="float" office:value="0.0354041624069" calcext:value-type="float">
            <text:p>0.0354041624069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.034029006958" calcext:value-type="float">
            <text:p>0.034029006958</text:p>
          </table:table-cell>
          <table:table-cell office:value-type="float" office:value="0.03644490242" calcext:value-type="float">
            <text:p>0.03644490242</text:p>
          </table:table-cell>
          <table:table-cell office:value-type="float" office:value="0.0349096107483" calcext:value-type="float">
            <text:p>0.0349096107483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.0340149402618" calcext:value-type="float">
            <text:p>0.0340149402618</text:p>
          </table:table-cell>
          <table:table-cell office:value-type="float" office:value="0.0379841327667" calcext:value-type="float">
            <text:p>0.0379841327667</text:p>
          </table:table-cell>
          <table:table-cell office:value-type="float" office:value="0.0350772476196" calcext:value-type="float">
            <text:p>0.0350772476196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.0340540409088" calcext:value-type="float">
            <text:p>0.0340540409088</text:p>
          </table:table-cell>
          <table:table-cell office:value-type="float" office:value="0.0369279384613" calcext:value-type="float">
            <text:p>0.0369279384613</text:p>
          </table:table-cell>
          <table:table-cell office:value-type="float" office:value="0.0352299833298" calcext:value-type="float">
            <text:p>0.0352299833298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.033919095993" calcext:value-type="float">
            <text:p>0.033919095993</text:p>
          </table:table-cell>
          <table:table-cell office:value-type="float" office:value="0.0376899242401" calcext:value-type="float">
            <text:p>0.0376899242401</text:p>
          </table:table-cell>
          <table:table-cell office:value-type="float" office:value="0.0349405622482" calcext:value-type="float">
            <text:p>0.034940562248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0337781906128" calcext:value-type="float">
            <text:p>0.0337781906128</text:p>
          </table:table-cell>
          <table:table-cell office:value-type="float" office:value="0.0378620624542" calcext:value-type="float">
            <text:p>0.0378620624542</text:p>
          </table:table-cell>
          <table:table-cell office:value-type="float" office:value="0.035072927475" calcext:value-type="float">
            <text:p>0.035072927475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.0341100692749" calcext:value-type="float">
            <text:p>0.0341100692749</text:p>
          </table:table-cell>
          <table:table-cell office:value-type="float" office:value="0.0374610424042" calcext:value-type="float">
            <text:p>0.0374610424042</text:p>
          </table:table-cell>
          <table:table-cell office:value-type="float" office:value="0.0350016546249" calcext:value-type="float">
            <text:p>0.035001654624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.0339360237122" calcext:value-type="float">
            <text:p>0.0339360237122</text:p>
          </table:table-cell>
          <table:table-cell office:value-type="float" office:value="0.0382590293884" calcext:value-type="float">
            <text:p>0.0382590293884</text:p>
          </table:table-cell>
          <table:table-cell office:value-type="float" office:value="0.0349947023392" calcext:value-type="float">
            <text:p>0.0349947023392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.0339770317078" calcext:value-type="float">
            <text:p>0.0339770317078</text:p>
          </table:table-cell>
          <table:table-cell office:value-type="float" office:value="0.0373950004578" calcext:value-type="float">
            <text:p>0.0373950004578</text:p>
          </table:table-cell>
          <table:table-cell office:value-type="float" office:value="0.0348193264008" calcext:value-type="float">
            <text:p>0.0348193264008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.0341441631317" calcext:value-type="float">
            <text:p>0.0341441631317</text:p>
          </table:table-cell>
          <table:table-cell office:value-type="float" office:value="0.038144826889" calcext:value-type="float">
            <text:p>0.038144826889</text:p>
          </table:table-cell>
          <table:table-cell office:value-type="float" office:value="0.0350710821152" calcext:value-type="float">
            <text:p>0.0350710821152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.0342700481415" calcext:value-type="float">
            <text:p>0.0342700481415</text:p>
          </table:table-cell>
          <table:table-cell office:value-type="float" office:value="0.0366268157959" calcext:value-type="float">
            <text:p>0.0366268157959</text:p>
          </table:table-cell>
          <table:table-cell office:value-type="float" office:value="0.0350665378571" calcext:value-type="float">
            <text:p>0.0350665378571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.0339930057526" calcext:value-type="float">
            <text:p>0.0339930057526</text:p>
          </table:table-cell>
          <table:table-cell office:value-type="float" office:value="0.0372269153595" calcext:value-type="float">
            <text:p>0.0372269153595</text:p>
          </table:table-cell>
          <table:table-cell office:value-type="float" office:value="0.0351337003708" calcext:value-type="float">
            <text:p>0.0351337003708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034187078476" calcext:value-type="float">
            <text:p>0.034187078476</text:p>
          </table:table-cell>
          <table:table-cell office:value-type="float" office:value="0.0382101535797" calcext:value-type="float">
            <text:p>0.0382101535797</text:p>
          </table:table-cell>
          <table:table-cell office:value-type="float" office:value="0.0351765012741" calcext:value-type="float">
            <text:p>0.0351765012741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.0342311859131" calcext:value-type="float">
            <text:p>0.0342311859131</text:p>
          </table:table-cell>
          <table:table-cell office:value-type="float" office:value="0.0382101535797" calcext:value-type="float">
            <text:p>0.0382101535797</text:p>
          </table:table-cell>
          <table:table-cell office:value-type="float" office:value="0.0353671073914" calcext:value-type="float">
            <text:p>0.0353671073914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.0342931747437" calcext:value-type="float">
            <text:p>0.0342931747437</text:p>
          </table:table-cell>
          <table:table-cell office:value-type="float" office:value="0.0374128818512" calcext:value-type="float">
            <text:p>0.0374128818512</text:p>
          </table:table-cell>
          <table:table-cell office:value-type="float" office:value="0.0349665260315" calcext:value-type="float">
            <text:p>0.034966526031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0346541404724" calcext:value-type="float">
            <text:p>0.0346541404724</text:p>
          </table:table-cell>
          <table:table-cell office:value-type="float" office:value="0.0373759269714" calcext:value-type="float">
            <text:p>0.0373759269714</text:p>
          </table:table-cell>
          <table:table-cell office:value-type="float" office:value="0.0354485750198" calcext:value-type="float">
            <text:p>0.0354485750198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.0341949462891" calcext:value-type="float">
            <text:p>0.0341949462891</text:p>
          </table:table-cell>
          <table:table-cell office:value-type="float" office:value="0.0368559360504" calcext:value-type="float">
            <text:p>0.0368559360504</text:p>
          </table:table-cell>
          <table:table-cell office:value-type="float" office:value="0.0350793933868" calcext:value-type="float">
            <text:p>0.0350793933868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.0345230102539" calcext:value-type="float">
            <text:p>0.0345230102539</text:p>
          </table:table-cell>
          <table:table-cell office:value-type="float" office:value="0.0376930236816" calcext:value-type="float">
            <text:p>0.0376930236816</text:p>
          </table:table-cell>
          <table:table-cell office:value-type="float" office:value="0.035531744957" calcext:value-type="float">
            <text:p>0.035531744957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.0343821048737" calcext:value-type="float">
            <text:p>0.0343821048737</text:p>
          </table:table-cell>
          <table:table-cell office:value-type="float" office:value="0.0381598472595" calcext:value-type="float">
            <text:p>0.0381598472595</text:p>
          </table:table-cell>
          <table:table-cell office:value-type="float" office:value="0.0359430980682" calcext:value-type="float">
            <text:p>0.0359430980682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.0346360206604" calcext:value-type="float">
            <text:p>0.0346360206604</text:p>
          </table:table-cell>
          <table:table-cell office:value-type="float" office:value="0.0377571582794" calcext:value-type="float">
            <text:p>0.0377571582794</text:p>
          </table:table-cell>
          <table:table-cell office:value-type="float" office:value="0.0358043766022" calcext:value-type="float">
            <text:p>0.0358043766022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.0345020294189" calcext:value-type="float">
            <text:p>0.0345020294189</text:p>
          </table:table-cell>
          <table:table-cell office:value-type="float" office:value="0.0389521121979" calcext:value-type="float">
            <text:p>0.0389521121979</text:p>
          </table:table-cell>
          <table:table-cell office:value-type="float" office:value="0.0356814241409" calcext:value-type="float">
            <text:p>0.0356814241409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.0345871448517" calcext:value-type="float">
            <text:p>0.0345871448517</text:p>
          </table:table-cell>
          <table:table-cell office:value-type="float" office:value="0.0377368927002" calcext:value-type="float">
            <text:p>0.0377368927002</text:p>
          </table:table-cell>
          <table:table-cell office:value-type="float" office:value="0.0356583023071" calcext:value-type="float">
            <text:p>0.0356583023071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.0344560146332" calcext:value-type="float">
            <text:p>0.0344560146332</text:p>
          </table:table-cell>
          <table:table-cell office:value-type="float" office:value="0.0377051830292" calcext:value-type="float">
            <text:p>0.0377051830292</text:p>
          </table:table-cell>
          <table:table-cell office:value-type="float" office:value="0.035661482811" calcext:value-type="float">
            <text:p>0.035661482811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.0344390869141" calcext:value-type="float">
            <text:p>0.0344390869141</text:p>
          </table:table-cell>
          <table:table-cell office:value-type="float" office:value="0.0431771278381" calcext:value-type="float">
            <text:p>0.0431771278381</text:p>
          </table:table-cell>
          <table:table-cell office:value-type="float" office:value="0.0363242721558" calcext:value-type="float">
            <text:p>0.0363242721558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.0343859195709" calcext:value-type="float">
            <text:p>0.0343859195709</text:p>
          </table:table-cell>
          <table:table-cell office:value-type="float" office:value="0.0393929481506" calcext:value-type="float">
            <text:p>0.0393929481506</text:p>
          </table:table-cell>
          <table:table-cell office:value-type="float" office:value="0.0356491231918" calcext:value-type="float">
            <text:p>0.0356491231918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0343279838562" calcext:value-type="float">
            <text:p>0.0343279838562</text:p>
          </table:table-cell>
          <table:table-cell office:value-type="float" office:value="0.0389130115509" calcext:value-type="float">
            <text:p>0.0389130115509</text:p>
          </table:table-cell>
          <table:table-cell office:value-type="float" office:value="0.0354632139206" calcext:value-type="float">
            <text:p>0.0354632139206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.0344820022583" calcext:value-type="float">
            <text:p>0.0344820022583</text:p>
          </table:table-cell>
          <table:table-cell office:value-type="float" office:value="0.0391869544983" calcext:value-type="float">
            <text:p>0.0391869544983</text:p>
          </table:table-cell>
          <table:table-cell office:value-type="float" office:value="0.0361058139801" calcext:value-type="float">
            <text:p>0.0361058139801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.034747838974" calcext:value-type="float">
            <text:p>0.034747838974</text:p>
          </table:table-cell>
          <table:table-cell office:value-type="float" office:value="0.0384469032288" calcext:value-type="float">
            <text:p>0.0384469032288</text:p>
          </table:table-cell>
          <table:table-cell office:value-type="float" office:value="0.0362504529953" calcext:value-type="float">
            <text:p>0.0362504529953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.0344130992889" calcext:value-type="float">
            <text:p>0.0344130992889</text:p>
          </table:table-cell>
          <table:table-cell office:value-type="float" office:value="0.0442950725555" calcext:value-type="float">
            <text:p>0.0442950725555</text:p>
          </table:table-cell>
          <table:table-cell office:value-type="float" office:value="0.0357446289062" calcext:value-type="float">
            <text:p>0.0357446289062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.0346760749817" calcext:value-type="float">
            <text:p>0.0346760749817</text:p>
          </table:table-cell>
          <table:table-cell office:value-type="float" office:value="0.0393049716949" calcext:value-type="float">
            <text:p>0.0393049716949</text:p>
          </table:table-cell>
          <table:table-cell office:value-type="float" office:value="0.0358916854858" calcext:value-type="float">
            <text:p>0.0358916854858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.0345420837402" calcext:value-type="float">
            <text:p>0.0345420837402</text:p>
          </table:table-cell>
          <table:table-cell office:value-type="float" office:value="0.0380139350891" calcext:value-type="float">
            <text:p>0.0380139350891</text:p>
          </table:table-cell>
          <table:table-cell office:value-type="float" office:value="0.0354731750488" calcext:value-type="float">
            <text:p>0.0354731750488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.034590959549" calcext:value-type="float">
            <text:p>0.034590959549</text:p>
          </table:table-cell>
          <table:table-cell office:value-type="float" office:value="0.0384020805359" calcext:value-type="float">
            <text:p>0.0384020805359</text:p>
          </table:table-cell>
          <table:table-cell office:value-type="float" office:value="0.0359601926804" calcext:value-type="float">
            <text:p>0.0359601926804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.0348930358887" calcext:value-type="float">
            <text:p>0.0348930358887</text:p>
          </table:table-cell>
          <table:table-cell office:value-type="float" office:value="0.0384550094604" calcext:value-type="float">
            <text:p>0.0384550094604</text:p>
          </table:table-cell>
          <table:table-cell office:value-type="float" office:value="0.0357416534424" calcext:value-type="float">
            <text:p>0.0357416534424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.0346319675446" calcext:value-type="float">
            <text:p>0.0346319675446</text:p>
          </table:table-cell>
          <table:table-cell office:value-type="float" office:value="0.0386030673981" calcext:value-type="float">
            <text:p>0.0386030673981</text:p>
          </table:table-cell>
          <table:table-cell office:value-type="float" office:value="0.0360116004944" calcext:value-type="float">
            <text:p>0.0360116004944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.030503988266" calcext:value-type="float">
            <text:p>0.030503988266</text:p>
          </table:table-cell>
          <table:table-cell office:value-type="float" office:value="0.0338549613953" calcext:value-type="float">
            <text:p>0.0338549613953</text:p>
          </table:table-cell>
          <table:table-cell office:value-type="float" office:value="0.0313073348999" calcext:value-type="float">
            <text:p>0.031307334899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0311920642853" calcext:value-type="float">
            <text:p>0.0311920642853</text:p>
          </table:table-cell>
          <table:table-cell office:value-type="float" office:value="0.0337150096893" calcext:value-type="float">
            <text:p>0.0337150096893</text:p>
          </table:table-cell>
          <table:table-cell office:value-type="float" office:value="0.0320724916458" calcext:value-type="float">
            <text:p>0.0320724916458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.0307669639587" calcext:value-type="float">
            <text:p>0.0307669639587</text:p>
          </table:table-cell>
          <table:table-cell office:value-type="float" office:value="0.0354251861572" calcext:value-type="float">
            <text:p>0.0354251861572</text:p>
          </table:table-cell>
          <table:table-cell office:value-type="float" office:value="0.0317250394821" calcext:value-type="float">
            <text:p>0.0317250394821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.0308520793915" calcext:value-type="float">
            <text:p>0.0308520793915</text:p>
          </table:table-cell>
          <table:table-cell office:value-type="float" office:value="0.0353000164032" calcext:value-type="float">
            <text:p>0.0353000164032</text:p>
          </table:table-cell>
          <table:table-cell office:value-type="float" office:value="0.0320870685577" calcext:value-type="float">
            <text:p>0.0320870685577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.0308380126953" calcext:value-type="float">
            <text:p>0.0308380126953</text:p>
          </table:table-cell>
          <table:table-cell office:value-type="float" office:value="0.0339698791504" calcext:value-type="float">
            <text:p>0.0339698791504</text:p>
          </table:table-cell>
          <table:table-cell office:value-type="float" office:value="0.0314889621735" calcext:value-type="float">
            <text:p>0.0314889621735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.0309369564056" calcext:value-type="float">
            <text:p>0.0309369564056</text:p>
          </table:table-cell>
          <table:table-cell office:value-type="float" office:value="0.0415930747986" calcext:value-type="float">
            <text:p>0.0415930747986</text:p>
          </table:table-cell>
          <table:table-cell office:value-type="float" office:value="0.0322184467316" calcext:value-type="float">
            <text:p>0.0322184467316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.0306618213654" calcext:value-type="float">
            <text:p>0.0306618213654</text:p>
          </table:table-cell>
          <table:table-cell office:value-type="float" office:value="0.0345339775085" calcext:value-type="float">
            <text:p>0.0345339775085</text:p>
          </table:table-cell>
          <table:table-cell office:value-type="float" office:value="0.0318352079391" calcext:value-type="float">
            <text:p>0.0318352079391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.0310339927673" calcext:value-type="float">
            <text:p>0.0310339927673</text:p>
          </table:table-cell>
          <table:table-cell office:value-type="float" office:value="0.043958902359" calcext:value-type="float">
            <text:p>0.043958902359</text:p>
          </table:table-cell>
          <table:table-cell office:value-type="float" office:value="0.0323302030563" calcext:value-type="float">
            <text:p>0.0323302030563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.0301430225372" calcext:value-type="float">
            <text:p>0.0301430225372</text:p>
          </table:table-cell>
          <table:table-cell office:value-type="float" office:value="0.0342531204224" calcext:value-type="float">
            <text:p>0.0342531204224</text:p>
          </table:table-cell>
          <table:table-cell office:value-type="float" office:value="0.0312786054611" calcext:value-type="float">
            <text:p>0.0312786054611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.0306060314178" calcext:value-type="float">
            <text:p>0.0306060314178</text:p>
          </table:table-cell>
          <table:table-cell office:value-type="float" office:value="0.0335350036621" calcext:value-type="float">
            <text:p>0.0335350036621</text:p>
          </table:table-cell>
          <table:table-cell office:value-type="float" office:value="0.0315056324005" calcext:value-type="float">
            <text:p>0.0315056324005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.0304291248322" calcext:value-type="float">
            <text:p>0.0304291248322</text:p>
          </table:table-cell>
          <table:table-cell office:value-type="float" office:value="0.0338749885559" calcext:value-type="float">
            <text:p>0.0338749885559</text:p>
          </table:table-cell>
          <table:table-cell office:value-type="float" office:value="0.0312445020676" calcext:value-type="float">
            <text:p>0.031244502067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306580066681" calcext:value-type="float">
            <text:p>0.0306580066681</text:p>
          </table:table-cell>
          <table:table-cell office:value-type="float" office:value="0.0335438251495" calcext:value-type="float">
            <text:p>0.0335438251495</text:p>
          </table:table-cell>
          <table:table-cell office:value-type="float" office:value="0.0315180778503" calcext:value-type="float">
            <text:p>0.0315180778503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.0303709506989" calcext:value-type="float">
            <text:p>0.0303709506989</text:p>
          </table:table-cell>
          <table:table-cell office:value-type="float" office:value="0.0362558364868" calcext:value-type="float">
            <text:p>0.0362558364868</text:p>
          </table:table-cell>
          <table:table-cell office:value-type="float" office:value="0.0315378141403" calcext:value-type="float">
            <text:p>0.0315378141403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.0307931900024" calcext:value-type="float">
            <text:p>0.0307931900024</text:p>
          </table:table-cell>
          <table:table-cell office:value-type="float" office:value="0.0366508960724" calcext:value-type="float">
            <text:p>0.0366508960724</text:p>
          </table:table-cell>
          <table:table-cell office:value-type="float" office:value="0.0316130018234" calcext:value-type="float">
            <text:p>0.0316130018234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.0307068824768" calcext:value-type="float">
            <text:p>0.0307068824768</text:p>
          </table:table-cell>
          <table:table-cell office:value-type="float" office:value="0.0341281890869" calcext:value-type="float">
            <text:p>0.0341281890869</text:p>
          </table:table-cell>
          <table:table-cell office:value-type="float" office:value="0.0315205478668" calcext:value-type="float">
            <text:p>0.0315205478668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.0307338237762" calcext:value-type="float">
            <text:p>0.0307338237762</text:p>
          </table:table-cell>
          <table:table-cell office:value-type="float" office:value="0.0339639186859" calcext:value-type="float">
            <text:p>0.0339639186859</text:p>
          </table:table-cell>
          <table:table-cell office:value-type="float" office:value="0.0314959955215" calcext:value-type="float">
            <text:p>0.0314959955215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.0306091308594" calcext:value-type="float">
            <text:p>0.0306091308594</text:p>
          </table:table-cell>
          <table:table-cell office:value-type="float" office:value="0.0339689254761" calcext:value-type="float">
            <text:p>0.0339689254761</text:p>
          </table:table-cell>
          <table:table-cell office:value-type="float" office:value="0.0316239500046" calcext:value-type="float">
            <text:p>0.0316239500046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.0304288864136" calcext:value-type="float">
            <text:p>0.0304288864136</text:p>
          </table:table-cell>
          <table:table-cell office:value-type="float" office:value="0.0332009792328" calcext:value-type="float">
            <text:p>0.0332009792328</text:p>
          </table:table-cell>
          <table:table-cell office:value-type="float" office:value="0.0313584041595" calcext:value-type="float">
            <text:p>0.0313584041595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.0305209159851" calcext:value-type="float">
            <text:p>0.0305209159851</text:p>
          </table:table-cell>
          <table:table-cell office:value-type="float" office:value="0.0339241027832" calcext:value-type="float">
            <text:p>0.0339241027832</text:p>
          </table:table-cell>
          <table:table-cell office:value-type="float" office:value="0.031572136879" calcext:value-type="float">
            <text:p>0.031572136879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.0304899215698" calcext:value-type="float">
            <text:p>0.0304899215698</text:p>
          </table:table-cell>
          <table:table-cell office:value-type="float" office:value="0.0337879657745" calcext:value-type="float">
            <text:p>0.0337879657745</text:p>
          </table:table-cell>
          <table:table-cell office:value-type="float" office:value="0.0314281272888" calcext:value-type="float">
            <text:p>0.0314281272888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.0306079387665" calcext:value-type="float">
            <text:p>0.0306079387665</text:p>
          </table:table-cell>
          <table:table-cell office:value-type="float" office:value="0.0359210968018" calcext:value-type="float">
            <text:p>0.0359210968018</text:p>
          </table:table-cell>
          <table:table-cell office:value-type="float" office:value="0.0314702129364" calcext:value-type="float">
            <text:p>0.0314702129364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0304338932037" calcext:value-type="float">
            <text:p>0.0304338932037</text:p>
          </table:table-cell>
          <table:table-cell office:value-type="float" office:value="0.0518970489502" calcext:value-type="float">
            <text:p>0.0518970489502</text:p>
          </table:table-cell>
          <table:table-cell office:value-type="float" office:value="0.0319704246521" calcext:value-type="float">
            <text:p>0.0319704246521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.030711889267" calcext:value-type="float">
            <text:p>0.030711889267</text:p>
          </table:table-cell>
          <table:table-cell office:value-type="float" office:value="0.040815114975" calcext:value-type="float">
            <text:p>0.040815114975</text:p>
          </table:table-cell>
          <table:table-cell office:value-type="float" office:value="0.0318383073807" calcext:value-type="float">
            <text:p>0.0318383073807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.0376360416412" calcext:value-type="float">
            <text:p>0.0376360416412</text:p>
          </table:table-cell>
          <table:table-cell office:value-type="float" office:value="0.0422389507294" calcext:value-type="float">
            <text:p>0.0422389507294</text:p>
          </table:table-cell>
          <table:table-cell office:value-type="float" office:value="0.0391670751572" calcext:value-type="float">
            <text:p>0.0391670751572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.0377209186554" calcext:value-type="float">
            <text:p>0.0377209186554</text:p>
          </table:table-cell>
          <table:table-cell office:value-type="float" office:value="0.0417621135712" calcext:value-type="float">
            <text:p>0.0417621135712</text:p>
          </table:table-cell>
          <table:table-cell office:value-type="float" office:value="0.0388149881363" calcext:value-type="float">
            <text:p>0.0388149881363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.0376040935516" calcext:value-type="float">
            <text:p>0.0376040935516</text:p>
          </table:table-cell>
          <table:table-cell office:value-type="float" office:value="0.0432221889496" calcext:value-type="float">
            <text:p>0.0432221889496</text:p>
          </table:table-cell>
          <table:table-cell office:value-type="float" office:value="0.0394013929367" calcext:value-type="float">
            <text:p>0.0394013929367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.0374619960785" calcext:value-type="float">
            <text:p>0.0374619960785</text:p>
          </table:table-cell>
          <table:table-cell office:value-type="float" office:value="0.0408639907837" calcext:value-type="float">
            <text:p>0.0408639907837</text:p>
          </table:table-cell>
          <table:table-cell office:value-type="float" office:value="0.0389329719543" calcext:value-type="float">
            <text:p>0.0389329719543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.0378539562225" calcext:value-type="float">
            <text:p>0.0378539562225</text:p>
          </table:table-cell>
          <table:table-cell office:value-type="float" office:value="0.0505979061127" calcext:value-type="float">
            <text:p>0.0505979061127</text:p>
          </table:table-cell>
          <table:table-cell office:value-type="float" office:value="0.0399712944031" calcext:value-type="float">
            <text:p>0.0399712944031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.0377440452576" calcext:value-type="float">
            <text:p>0.0377440452576</text:p>
          </table:table-cell>
          <table:table-cell office:value-type="float" office:value="0.0537970066071" calcext:value-type="float">
            <text:p>0.0537970066071</text:p>
          </table:table-cell>
          <table:table-cell office:value-type="float" office:value="0.0389388561249" calcext:value-type="float">
            <text:p>0.0389388561249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.0376620292664" calcext:value-type="float">
            <text:p>0.0376620292664</text:p>
          </table:table-cell>
          <table:table-cell office:value-type="float" office:value="0.043468952179" calcext:value-type="float">
            <text:p>0.043468952179</text:p>
          </table:table-cell>
          <table:table-cell office:value-type="float" office:value="0.0390101957321" calcext:value-type="float">
            <text:p>0.0390101957321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.0375311374664" calcext:value-type="float">
            <text:p>0.0375311374664</text:p>
          </table:table-cell>
          <table:table-cell office:value-type="float" office:value="0.0417051315308" calcext:value-type="float">
            <text:p>0.0417051315308</text:p>
          </table:table-cell>
          <table:table-cell office:value-type="float" office:value="0.0389457607269" calcext:value-type="float">
            <text:p>0.038945760726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0380380153656" calcext:value-type="float">
            <text:p>0.0380380153656</text:p>
          </table:table-cell>
          <table:table-cell office:value-type="float" office:value="0.0417218208313" calcext:value-type="float">
            <text:p>0.0417218208313</text:p>
          </table:table-cell>
          <table:table-cell office:value-type="float" office:value="0.0394541501999" calcext:value-type="float">
            <text:p>0.0394541501999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0380461215973" calcext:value-type="float">
            <text:p>0.0380461215973</text:p>
          </table:table-cell>
          <table:table-cell office:value-type="float" office:value="0.0417680740356" calcext:value-type="float">
            <text:p>0.0417680740356</text:p>
          </table:table-cell>
          <table:table-cell office:value-type="float" office:value="0.0389969491959" calcext:value-type="float">
            <text:p>0.0389969491959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.0381729602814" calcext:value-type="float">
            <text:p>0.0381729602814</text:p>
          </table:table-cell>
          <table:table-cell office:value-type="float" office:value="0.0411341190338" calcext:value-type="float">
            <text:p>0.0411341190338</text:p>
          </table:table-cell>
          <table:table-cell office:value-type="float" office:value="0.0391692447662" calcext:value-type="float">
            <text:p>0.0391692447662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.0380330085754" calcext:value-type="float">
            <text:p>0.0380330085754</text:p>
          </table:table-cell>
          <table:table-cell office:value-type="float" office:value="0.0416619777679" calcext:value-type="float">
            <text:p>0.0416619777679</text:p>
          </table:table-cell>
          <table:table-cell office:value-type="float" office:value="0.0390416288376" calcext:value-type="float">
            <text:p>0.0390416288376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.0379550457001" calcext:value-type="float">
            <text:p>0.0379550457001</text:p>
          </table:table-cell>
          <table:table-cell office:value-type="float" office:value="0.0435271263123" calcext:value-type="float">
            <text:p>0.0435271263123</text:p>
          </table:table-cell>
          <table:table-cell office:value-type="float" office:value="0.0390137481689" calcext:value-type="float">
            <text:p>0.0390137481689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.0380129814148" calcext:value-type="float">
            <text:p>0.0380129814148</text:p>
          </table:table-cell>
          <table:table-cell office:value-type="float" office:value="0.0419609546661" calcext:value-type="float">
            <text:p>0.0419609546661</text:p>
          </table:table-cell>
          <table:table-cell office:value-type="float" office:value="0.0392797136307" calcext:value-type="float">
            <text:p>0.0392797136307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.0380489826202" calcext:value-type="float">
            <text:p>0.0380489826202</text:p>
          </table:table-cell>
          <table:table-cell office:value-type="float" office:value="0.0444898605347" calcext:value-type="float">
            <text:p>0.0444898605347</text:p>
          </table:table-cell>
          <table:table-cell office:value-type="float" office:value="0.0392440462112" calcext:value-type="float">
            <text:p>0.0392440462112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.0385899543762" calcext:value-type="float">
            <text:p>0.0385899543762</text:p>
          </table:table-cell>
          <table:table-cell office:value-type="float" office:value="0.0418779850006" calcext:value-type="float">
            <text:p>0.0418779850006</text:p>
          </table:table-cell>
          <table:table-cell office:value-type="float" office:value="0.0397072935104" calcext:value-type="float">
            <text:p>0.0397072935104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.0379250049591" calcext:value-type="float">
            <text:p>0.0379250049591</text:p>
          </table:table-cell>
          <table:table-cell office:value-type="float" office:value="0.0414237976074" calcext:value-type="float">
            <text:p>0.0414237976074</text:p>
          </table:table-cell>
          <table:table-cell office:value-type="float" office:value="0.0390572357178" calcext:value-type="float">
            <text:p>0.0390572357178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.0384001731873" calcext:value-type="float">
            <text:p>0.0384001731873</text:p>
          </table:table-cell>
          <table:table-cell office:value-type="float" office:value="0.0417699813843" calcext:value-type="float">
            <text:p>0.0417699813843</text:p>
          </table:table-cell>
          <table:table-cell office:value-type="float" office:value="0.0394563817978" calcext:value-type="float">
            <text:p>0.039456381797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0383701324463" calcext:value-type="float">
            <text:p>0.0383701324463</text:p>
          </table:table-cell>
          <table:table-cell office:value-type="float" office:value="0.0424590110779" calcext:value-type="float">
            <text:p>0.0424590110779</text:p>
          </table:table-cell>
          <table:table-cell office:value-type="float" office:value="0.0393173694611" calcext:value-type="float">
            <text:p>0.0393173694611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.0381920337677" calcext:value-type="float">
            <text:p>0.0381920337677</text:p>
          </table:table-cell>
          <table:table-cell office:value-type="float" office:value="0.0424311161041" calcext:value-type="float">
            <text:p>0.0424311161041</text:p>
          </table:table-cell>
          <table:table-cell office:value-type="float" office:value="0.0393026971817" calcext:value-type="float">
            <text:p>0.0393026971817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.0381081104279" calcext:value-type="float">
            <text:p>0.0381081104279</text:p>
          </table:table-cell>
          <table:table-cell office:value-type="float" office:value="0.0424258708954" calcext:value-type="float">
            <text:p>0.0424258708954</text:p>
          </table:table-cell>
          <table:table-cell office:value-type="float" office:value="0.0396164464951" calcext:value-type="float">
            <text:p>0.039616446495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.0383710861206" calcext:value-type="float">
            <text:p>0.0383710861206</text:p>
          </table:table-cell>
          <table:table-cell office:value-type="float" office:value="0.0437898635864" calcext:value-type="float">
            <text:p>0.0437898635864</text:p>
          </table:table-cell>
          <table:table-cell office:value-type="float" office:value="0.0394425773621" calcext:value-type="float">
            <text:p>0.0394425773621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.0384609699249" calcext:value-type="float">
            <text:p>0.0384609699249</text:p>
          </table:table-cell>
          <table:table-cell office:value-type="float" office:value="0.0438611507416" calcext:value-type="float">
            <text:p>0.0438611507416</text:p>
          </table:table-cell>
          <table:table-cell office:value-type="float" office:value="0.0393336248398" calcext:value-type="float">
            <text:p>0.0393336248398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.0383851528168" calcext:value-type="float">
            <text:p>0.0383851528168</text:p>
          </table:table-cell>
          <table:table-cell office:value-type="float" office:value="0.0431959629059" calcext:value-type="float">
            <text:p>0.0431959629059</text:p>
          </table:table-cell>
          <table:table-cell office:value-type="float" office:value="0.0392209291458" calcext:value-type="float">
            <text:p>0.0392209291458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.0383329391479" calcext:value-type="float">
            <text:p>0.0383329391479</text:p>
          </table:table-cell>
          <table:table-cell office:value-type="float" office:value="0.0432059764862" calcext:value-type="float">
            <text:p>0.0432059764862</text:p>
          </table:table-cell>
          <table:table-cell office:value-type="float" office:value="0.0393264436722" calcext:value-type="float">
            <text:p>0.0393264436722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.0383529663086" calcext:value-type="float">
            <text:p>0.0383529663086</text:p>
          </table:table-cell>
          <table:table-cell office:value-type="float" office:value="0.0420141220093" calcext:value-type="float">
            <text:p>0.0420141220093</text:p>
          </table:table-cell>
          <table:table-cell office:value-type="float" office:value="0.0390519762039" calcext:value-type="float">
            <text:p>0.0390519762039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.0384860038757" calcext:value-type="float">
            <text:p>0.0384860038757</text:p>
          </table:table-cell>
          <table:table-cell office:value-type="float" office:value="0.0428650379181" calcext:value-type="float">
            <text:p>0.0428650379181</text:p>
          </table:table-cell>
          <table:table-cell office:value-type="float" office:value="0.0396046257019" calcext:value-type="float">
            <text:p>0.0396046257019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0385789871216" calcext:value-type="float">
            <text:p>0.0385789871216</text:p>
          </table:table-cell>
          <table:table-cell office:value-type="float" office:value="0.0426909923553" calcext:value-type="float">
            <text:p>0.0426909923553</text:p>
          </table:table-cell>
          <table:table-cell office:value-type="float" office:value="0.0395536136627" calcext:value-type="float">
            <text:p>0.0395536136627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038428068161" calcext:value-type="float">
            <text:p>0.038428068161</text:p>
          </table:table-cell>
          <table:table-cell office:value-type="float" office:value="0.04372215271" calcext:value-type="float">
            <text:p>0.04372215271</text:p>
          </table:table-cell>
          <table:table-cell office:value-type="float" office:value="0.0394839429855" calcext:value-type="float">
            <text:p>0.0394839429855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.0381259918213" calcext:value-type="float">
            <text:p>0.0381259918213</text:p>
          </table:table-cell>
          <table:table-cell office:value-type="float" office:value="0.0487771034241" calcext:value-type="float">
            <text:p>0.0487771034241</text:p>
          </table:table-cell>
          <table:table-cell office:value-type="float" office:value="0.0400897979736" calcext:value-type="float">
            <text:p>0.0400897979736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.0381548404694" calcext:value-type="float">
            <text:p>0.0381548404694</text:p>
          </table:table-cell>
          <table:table-cell office:value-type="float" office:value="0.0420088768005" calcext:value-type="float">
            <text:p>0.0420088768005</text:p>
          </table:table-cell>
          <table:table-cell office:value-type="float" office:value="0.0392494487762" calcext:value-type="float">
            <text:p>0.0392494487762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.0318751335144" calcext:value-type="float">
            <text:p>0.0318751335144</text:p>
          </table:table-cell>
          <table:table-cell office:value-type="float" office:value="0.0364420413971" calcext:value-type="float">
            <text:p>0.0364420413971</text:p>
          </table:table-cell>
          <table:table-cell office:value-type="float" office:value="0.0330485248566" calcext:value-type="float">
            <text:p>0.0330485248566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.0318260192871" calcext:value-type="float">
            <text:p>0.0318260192871</text:p>
          </table:table-cell>
          <table:table-cell office:value-type="float" office:value="0.0359220504761" calcext:value-type="float">
            <text:p>0.0359220504761</text:p>
          </table:table-cell>
          <table:table-cell office:value-type="float" office:value="0.0330151987076" calcext:value-type="float">
            <text:p>0.0330151987076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.0319221019745" calcext:value-type="float">
            <text:p>0.0319221019745</text:p>
          </table:table-cell>
          <table:table-cell office:value-type="float" office:value="0.0404620170593" calcext:value-type="float">
            <text:p>0.0404620170593</text:p>
          </table:table-cell>
          <table:table-cell office:value-type="float" office:value="0.0332570981979" calcext:value-type="float">
            <text:p>0.0332570981979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.0321888923645" calcext:value-type="float">
            <text:p>0.0321888923645</text:p>
          </table:table-cell>
          <table:table-cell office:value-type="float" office:value="0.0358130931854" calcext:value-type="float">
            <text:p>0.0358130931854</text:p>
          </table:table-cell>
          <table:table-cell office:value-type="float" office:value="0.0333536529541" calcext:value-type="float">
            <text:p>0.0333536529541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.0318779945374" calcext:value-type="float">
            <text:p>0.0318779945374</text:p>
          </table:table-cell>
          <table:table-cell office:value-type="float" office:value="0.0360391139984" calcext:value-type="float">
            <text:p>0.0360391139984</text:p>
          </table:table-cell>
          <table:table-cell office:value-type="float" office:value="0.0329330539703" calcext:value-type="float">
            <text:p>0.0329330539703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.0318131446838" calcext:value-type="float">
            <text:p>0.0318131446838</text:p>
          </table:table-cell>
          <table:table-cell office:value-type="float" office:value="0.0368778705597" calcext:value-type="float">
            <text:p>0.0368778705597</text:p>
          </table:table-cell>
          <table:table-cell office:value-type="float" office:value="0.0329961776733" calcext:value-type="float">
            <text:p>0.0329961776733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.031909942627" calcext:value-type="float">
            <text:p>0.031909942627</text:p>
          </table:table-cell>
          <table:table-cell office:value-type="float" office:value="0.0345389842987" calcext:value-type="float">
            <text:p>0.0345389842987</text:p>
          </table:table-cell>
          <table:table-cell office:value-type="float" office:value="0.0328917264938" calcext:value-type="float">
            <text:p>0.032891726493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320188999176" calcext:value-type="float">
            <text:p>0.0320188999176</text:p>
          </table:table-cell>
          <table:table-cell office:value-type="float" office:value="0.0358800888062" calcext:value-type="float">
            <text:p>0.0358800888062</text:p>
          </table:table-cell>
          <table:table-cell office:value-type="float" office:value="0.0329133796692" calcext:value-type="float">
            <text:p>0.03291337966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5-06T14:58:49.991202901</dc:date>
    <meta:editing-duration>PT1M38S</meta:editing-duration>
    <meta:editing-cycles>2</meta:editing-cycles>
    <meta:document-statistic meta:table-count="1" meta:cell-count="599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009cm" svg:height="15.992cm" xlink:href=".." xlink:type="simple" chart:class="chart:line" chart:style-name="ch1">
        <chart:legend chart:legend-position="end" svg:x="27.818cm" svg:y="7.199cm" style:legend-expansion="high" chart:style-name="ch2"/>
        <chart:plot-area chart:style-name="ch3" table:cell-range-address="3sum_results_means.A1:3sum_results_means.D1499" chart:data-source-has-labels="both" svg:x="0.6cm" svg:y="0.319cm" svg:width="26.618cm" svg:height="15.354cm">
          <chartooo:coordinate-region svg:x="1.512cm" svg:y="0.319cm" svg:width="25.706cm" svg:height="14.101cm"/>
          <chart:axis chart:dimension="x" chart:name="primary-x" chart:style-name="ch4" chartooo:axis-type="auto">
            <chartooo:date-scale/>
            <chart:categories table:cell-range-address="3sum_results_means.A2:3sum_results_means.A14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3sum_results_means.B2:3sum_results_means.B1499" chart:label-cell-address="3sum_results_means.B1:3sum_results_means.B1" chart:class="chart:line">
            <chart:data-point chart:repeated="1498"/>
          </chart:series>
          <chart:series chart:style-name="ch7" chart:values-cell-range-address="3sum_results_means.C2:3sum_results_means.C1499" chart:label-cell-address="3sum_results_means.C1:3sum_results_means.C1" chart:class="chart:line">
            <chart:data-point chart:repeated="1498"/>
          </chart:series>
          <chart:series chart:style-name="ch8" chart:values-cell-range-address="3sum_results_means.D2:3sum_results_means.D1499" chart:label-cell-address="3sum_results_means.D1:3sum_results_means.D1" chart:class="chart:line">
            <chart:data-point chart:repeated="14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3sum_results_means.B1:3sum_results_means.B1</svg:desc>
                </draw:g>
              </table:table-cell>
              <table:table-cell office:value-type="string">
                <text:p>max</text:p>
                <draw:g>
                  <svg:desc>3sum_results_means.C1:3sum_results_means.C1</svg:desc>
                </draw:g>
              </table:table-cell>
              <table:table-cell office:value-type="string">
                <text:p>mean</text:p>
                <draw:g>
                  <svg:desc>3sum_results_means.D1:3sum_results_means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3sum_results_means.A2:3sum_results_means.A1499</svg:desc>
                </draw:g>
              </table:table-cell>
              <table:table-cell office:value-type="float" office:value="0.000133991241455">
                <text:p>0.000133991241455</text:p>
                <draw:g>
                  <svg:desc>3sum_results_means.B2:3sum_results_means.B1499</svg:desc>
                </draw:g>
              </table:table-cell>
              <table:table-cell office:value-type="float" office:value="0.000385046005249">
                <text:p>0.000385046005249</text:p>
                <draw:g>
                  <svg:desc>3sum_results_means.C2:3sum_results_means.C1499</svg:desc>
                </draw:g>
              </table:table-cell>
              <table:table-cell office:value-type="float" office:value="0.000183038711548">
                <text:p>0.000183038711548</text:p>
                <draw:g>
                  <svg:desc>3sum_results_means.D2:3sum_results_means.D149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71899795532">
                <text:p>0.000171899795532</text:p>
              </table:table-cell>
              <table:table-cell office:value-type="float" office:value="0.000288963317871">
                <text:p>0.000288963317871</text:p>
              </table:table-cell>
              <table:table-cell office:value-type="float" office:value="0.000184011459351">
                <text:p>0.0001840114593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789165496826">
                <text:p>0.0000789165496826</text:p>
              </table:table-cell>
              <table:table-cell office:value-type="float" office:value="0.000209093093872">
                <text:p>0.000209093093872</text:p>
              </table:table-cell>
              <table:table-cell office:value-type="float" office:value="0.000108361244202">
                <text:p>0.0001083612442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951290130615">
                <text:p>0.0000951290130615</text:p>
              </table:table-cell>
              <table:table-cell office:value-type="float" office:value="0.000226020812988">
                <text:p>0.000226020812988</text:p>
              </table:table-cell>
              <table:table-cell office:value-type="float" office:value="0.00010594367981">
                <text:p>0.000105943679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960826873779">
                <text:p>0.0000960826873779</text:p>
              </table:table-cell>
              <table:table-cell office:value-type="float" office:value="0.000180959701538">
                <text:p>0.000180959701538</text:p>
              </table:table-cell>
              <table:table-cell office:value-type="float" office:value="0.00011314868927">
                <text:p>0.000113148689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101089477539">
                <text:p>0.000101089477539</text:p>
              </table:table-cell>
              <table:table-cell office:value-type="float" office:value="0.000251054763794">
                <text:p>0.000251054763794</text:p>
              </table:table-cell>
              <table:table-cell office:value-type="float" office:value="0.000121698379517">
                <text:p>0.0001216983795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109910964966">
                <text:p>0.000109910964966</text:p>
              </table:table-cell>
              <table:table-cell office:value-type="float" office:value="0.000287055969238">
                <text:p>0.000287055969238</text:p>
              </table:table-cell>
              <table:table-cell office:value-type="float" office:value="0.000129723548889">
                <text:p>0.0001297235488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113964080811">
                <text:p>0.000113964080811</text:p>
              </table:table-cell>
              <table:table-cell office:value-type="float" office:value="0.000223875045776">
                <text:p>0.000223875045776</text:p>
              </table:table-cell>
              <table:table-cell office:value-type="float" office:value="0.000138592720032">
                <text:p>0.0001385927200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114917755127">
                <text:p>0.000114917755127</text:p>
              </table:table-cell>
              <table:table-cell office:value-type="float" office:value="0.00022292137146">
                <text:p>0.00022292137146</text:p>
              </table:table-cell>
              <table:table-cell office:value-type="float" office:value="0.000130314826965">
                <text:p>0.0001303148269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126838684082">
                <text:p>0.000126838684082</text:p>
              </table:table-cell>
              <table:table-cell office:value-type="float" office:value="0.000282049179077">
                <text:p>0.000282049179077</text:p>
              </table:table-cell>
              <table:table-cell office:value-type="float" office:value="0.000161480903625">
                <text:p>0.0001614809036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144958496094">
                <text:p>0.000144958496094</text:p>
              </table:table-cell>
              <table:table-cell office:value-type="float" office:value="0.000272035598755">
                <text:p>0.000272035598755</text:p>
              </table:table-cell>
              <table:table-cell office:value-type="float" office:value="0.000170450210571">
                <text:p>0.00017045021057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16188621521">
                <text:p>0.00016188621521</text:p>
              </table:table-cell>
              <table:table-cell office:value-type="float" office:value="0.000319957733154">
                <text:p>0.000319957733154</text:p>
              </table:table-cell>
              <table:table-cell office:value-type="float" office:value="0.000188059806824">
                <text:p>0.0001880598068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16188621521">
                <text:p>0.00016188621521</text:p>
              </table:table-cell>
              <table:table-cell office:value-type="float" office:value="0.000302076339722">
                <text:p>0.000302076339722</text:p>
              </table:table-cell>
              <table:table-cell office:value-type="float" office:value="0.000174942016602">
                <text:p>0.0001749420166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169038772583">
                <text:p>0.000169038772583</text:p>
              </table:table-cell>
              <table:table-cell office:value-type="float" office:value="0.000344038009644">
                <text:p>0.000344038009644</text:p>
              </table:table-cell>
              <table:table-cell office:value-type="float" office:value="0.000201964378357">
                <text:p>0.0002019643783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162124633789">
                <text:p>0.000162124633789</text:p>
              </table:table-cell>
              <table:table-cell office:value-type="float" office:value="0.000349998474121">
                <text:p>0.000349998474121</text:p>
              </table:table-cell>
              <table:table-cell office:value-type="float" office:value="0.000190873146057">
                <text:p>0.0001908731460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17786026001">
                <text:p>0.00017786026001</text:p>
              </table:table-cell>
              <table:table-cell office:value-type="float" office:value="0.000305891036987">
                <text:p>0.000305891036987</text:p>
              </table:table-cell>
              <table:table-cell office:value-type="float" office:value="0.000206003189087">
                <text:p>0.0002060031890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192165374756">
                <text:p>0.000192165374756</text:p>
              </table:table-cell>
              <table:table-cell office:value-type="float" office:value="0.000396013259888">
                <text:p>0.000396013259888</text:p>
              </table:table-cell>
              <table:table-cell office:value-type="float" office:value="0.00022403717041">
                <text:p>0.000224037170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192880630493">
                <text:p>0.000192880630493</text:p>
              </table:table-cell>
              <table:table-cell office:value-type="float" office:value="0.000327110290527">
                <text:p>0.000327110290527</text:p>
              </table:table-cell>
              <table:table-cell office:value-type="float" office:value="0.000215878486633">
                <text:p>0.0002158784866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194072723389">
                <text:p>0.000194072723389</text:p>
              </table:table-cell>
              <table:table-cell office:value-type="float" office:value="0.000332117080688">
                <text:p>0.000332117080688</text:p>
              </table:table-cell>
              <table:table-cell office:value-type="float" office:value="0.000226936340332">
                <text:p>0.00022693634033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194072723389">
                <text:p>0.000194072723389</text:p>
              </table:table-cell>
              <table:table-cell office:value-type="float" office:value="0.00032901763916">
                <text:p>0.00032901763916</text:p>
              </table:table-cell>
              <table:table-cell office:value-type="float" office:value="0.000222496986389">
                <text:p>0.00022249698638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194787979126">
                <text:p>0.000194787979126</text:p>
              </table:table-cell>
              <table:table-cell office:value-type="float" office:value="0.000356912612915">
                <text:p>0.000356912612915</text:p>
              </table:table-cell>
              <table:table-cell office:value-type="float" office:value="0.000216579437256">
                <text:p>0.0002165794372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195980072021">
                <text:p>0.000195980072021</text:p>
              </table:table-cell>
              <table:table-cell office:value-type="float" office:value="0.000355958938599">
                <text:p>0.000355958938599</text:p>
              </table:table-cell>
              <table:table-cell office:value-type="float" office:value="0.000224471092224">
                <text:p>0.0002244710922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198125839233">
                <text:p>0.000198125839233</text:p>
              </table:table-cell>
              <table:table-cell office:value-type="float" office:value="0.000452995300293">
                <text:p>0.000452995300293</text:p>
              </table:table-cell>
              <table:table-cell office:value-type="float" office:value="0.000233325958252">
                <text:p>0.00023332595825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208854675293">
                <text:p>0.000208854675293</text:p>
              </table:table-cell>
              <table:table-cell office:value-type="float" office:value="0.000412940979004">
                <text:p>0.000412940979004</text:p>
              </table:table-cell>
              <table:table-cell office:value-type="float" office:value="0.000246691703796">
                <text:p>0.00024669170379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221014022827">
                <text:p>0.000221014022827</text:p>
              </table:table-cell>
              <table:table-cell office:value-type="float" office:value="0.000448942184448">
                <text:p>0.000448942184448</text:p>
              </table:table-cell>
              <table:table-cell office:value-type="float" office:value="0.000245518684387">
                <text:p>0.00024551868438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240087509155">
                <text:p>0.000240087509155</text:p>
              </table:table-cell>
              <table:table-cell office:value-type="float" office:value="0.00054407119751">
                <text:p>0.00054407119751</text:p>
              </table:table-cell>
              <table:table-cell office:value-type="float" office:value="0.000282034873962">
                <text:p>0.00028203487396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241041183472">
                <text:p>0.000241041183472</text:p>
              </table:table-cell>
              <table:table-cell office:value-type="float" office:value="0.00045108795166">
                <text:p>0.00045108795166</text:p>
              </table:table-cell>
              <table:table-cell office:value-type="float" office:value="0.000281801223755">
                <text:p>0.0002818012237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242948532104">
                <text:p>0.000242948532104</text:p>
              </table:table-cell>
              <table:table-cell office:value-type="float" office:value="0.000416040420532">
                <text:p>0.000416040420532</text:p>
              </table:table-cell>
              <table:table-cell office:value-type="float" office:value="0.000269150733948">
                <text:p>0.00026915073394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242948532104">
                <text:p>0.000242948532104</text:p>
              </table:table-cell>
              <table:table-cell office:value-type="float" office:value="0.000491142272949">
                <text:p>0.000491142272949</text:p>
              </table:table-cell>
              <table:table-cell office:value-type="float" office:value="0.000276098251343">
                <text:p>0.0002760982513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241041183472">
                <text:p>0.000241041183472</text:p>
              </table:table-cell>
              <table:table-cell office:value-type="float" office:value="0.000573873519897">
                <text:p>0.000573873519897</text:p>
              </table:table-cell>
              <table:table-cell office:value-type="float" office:value="0.000276446342468">
                <text:p>0.00027644634246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252962112427">
                <text:p>0.000252962112427</text:p>
              </table:table-cell>
              <table:table-cell office:value-type="float" office:value="0.000598907470703">
                <text:p>0.000598907470703</text:p>
              </table:table-cell>
              <table:table-cell office:value-type="float" office:value="0.000299291610718">
                <text:p>0.00029929161071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249862670898">
                <text:p>0.000249862670898</text:p>
              </table:table-cell>
              <table:table-cell office:value-type="float" office:value="0.000511884689331">
                <text:p>0.000511884689331</text:p>
              </table:table-cell>
              <table:table-cell office:value-type="float" office:value="0.000282921791077">
                <text:p>0.00028292179107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251054763794">
                <text:p>0.000251054763794</text:p>
              </table:table-cell>
              <table:table-cell office:value-type="float" office:value="0.000569105148315">
                <text:p>0.000569105148315</text:p>
              </table:table-cell>
              <table:table-cell office:value-type="float" office:value="0.00029999256134">
                <text:p>0.0002999925613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267028808594">
                <text:p>0.000267028808594</text:p>
              </table:table-cell>
              <table:table-cell office:value-type="float" office:value="0.000500917434692">
                <text:p>0.000500917434692</text:p>
              </table:table-cell>
              <table:table-cell office:value-type="float" office:value="0.000305438041687">
                <text:p>0.00030543804168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289916992188">
                <text:p>0.000289916992188</text:p>
              </table:table-cell>
              <table:table-cell office:value-type="float" office:value="0.000618934631348">
                <text:p>0.000618934631348</text:p>
              </table:table-cell>
              <table:table-cell office:value-type="float" office:value="0.000336136817932">
                <text:p>0.00033613681793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316858291626">
                <text:p>0.000316858291626</text:p>
              </table:table-cell>
              <table:table-cell office:value-type="float" office:value="0.00074291229248">
                <text:p>0.00074291229248</text:p>
              </table:table-cell>
              <table:table-cell office:value-type="float" office:value="0.000366811752319">
                <text:p>0.00036681175231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317096710205">
                <text:p>0.000317096710205</text:p>
              </table:table-cell>
              <table:table-cell office:value-type="float" office:value="0.00068211555481">
                <text:p>0.00068211555481</text:p>
              </table:table-cell>
              <table:table-cell office:value-type="float" office:value="0.000367350578308">
                <text:p>0.0003673505783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330924987793">
                <text:p>0.000330924987793</text:p>
              </table:table-cell>
              <table:table-cell office:value-type="float" office:value="0.000708103179932">
                <text:p>0.000708103179932</text:p>
              </table:table-cell>
              <table:table-cell office:value-type="float" office:value="0.000381255149841">
                <text:p>0.00038125514984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332832336426">
                <text:p>0.000332832336426</text:p>
              </table:table-cell>
              <table:table-cell office:value-type="float" office:value="0.000819206237793">
                <text:p>0.000819206237793</text:p>
              </table:table-cell>
              <table:table-cell office:value-type="float" office:value="0.000374751091003">
                <text:p>0.00037475109100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333070755005">
                <text:p>0.000333070755005</text:p>
              </table:table-cell>
              <table:table-cell office:value-type="float" office:value="0.000777959823608">
                <text:p>0.000777959823608</text:p>
              </table:table-cell>
              <table:table-cell office:value-type="float" office:value="0.000379586219788">
                <text:p>0.00037958621978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335216522217">
                <text:p>0.000335216522217</text:p>
              </table:table-cell>
              <table:table-cell office:value-type="float" office:value="0.000661134719849">
                <text:p>0.000661134719849</text:p>
              </table:table-cell>
              <table:table-cell office:value-type="float" office:value="0.000379099845886">
                <text:p>0.00037909984588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334978103638">
                <text:p>0.000334978103638</text:p>
              </table:table-cell>
              <table:table-cell office:value-type="float" office:value="0.000692844390869">
                <text:p>0.000692844390869</text:p>
              </table:table-cell>
              <table:table-cell office:value-type="float" office:value="0.00038200378418">
                <text:p>0.0003820037841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401973724365">
                <text:p>0.000401973724365</text:p>
              </table:table-cell>
              <table:table-cell office:value-type="float" office:value="0.000874996185303">
                <text:p>0.000874996185303</text:p>
              </table:table-cell>
              <table:table-cell office:value-type="float" office:value="0.000452446937561">
                <text:p>0.00045244693756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380992889404">
                <text:p>0.000380992889404</text:p>
              </table:table-cell>
              <table:table-cell office:value-type="float" office:value="0.00101900100708">
                <text:p>0.00101900100708</text:p>
              </table:table-cell>
              <table:table-cell office:value-type="float" office:value="0.000452890396118">
                <text:p>0.00045289039611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385046005249">
                <text:p>0.000385046005249</text:p>
              </table:table-cell>
              <table:table-cell office:value-type="float" office:value="0.000955820083618">
                <text:p>0.000955820083618</text:p>
              </table:table-cell>
              <table:table-cell office:value-type="float" office:value="0.000457239151001">
                <text:p>0.0004572391510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407934188843">
                <text:p>0.000407934188843</text:p>
              </table:table-cell>
              <table:table-cell office:value-type="float" office:value="0.000799894332886">
                <text:p>0.000799894332886</text:p>
              </table:table-cell>
              <table:table-cell office:value-type="float" office:value="0.000459294319153">
                <text:p>0.00045929431915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406980514526">
                <text:p>0.000406980514526</text:p>
              </table:table-cell>
              <table:table-cell office:value-type="float" office:value="0.000805854797363">
                <text:p>0.000805854797363</text:p>
              </table:table-cell>
              <table:table-cell office:value-type="float" office:value="0.000472078323364">
                <text:p>0.0004720783233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408887863159">
                <text:p>0.000408887863159</text:p>
              </table:table-cell>
              <table:table-cell office:value-type="float" office:value="0.00102305412292">
                <text:p>0.00102305412292</text:p>
              </table:table-cell>
              <table:table-cell office:value-type="float" office:value="0.000470042228699">
                <text:p>0.0004700422286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404834747314">
                <text:p>0.000404834747314</text:p>
              </table:table-cell>
              <table:table-cell office:value-type="float" office:value="0.000688076019287">
                <text:p>0.000688076019287</text:p>
              </table:table-cell>
              <table:table-cell office:value-type="float" office:value="0.000449738502502">
                <text:p>0.00044973850250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404119491577">
                <text:p>0.000404119491577</text:p>
              </table:table-cell>
              <table:table-cell office:value-type="float" office:value="0.000859022140503">
                <text:p>0.000859022140503</text:p>
              </table:table-cell>
              <table:table-cell office:value-type="float" office:value="0.000483746528625">
                <text:p>0.00048374652862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423908233643">
                <text:p>0.000423908233643</text:p>
              </table:table-cell>
              <table:table-cell office:value-type="float" office:value="0.000932931900024">
                <text:p>0.000932931900024</text:p>
              </table:table-cell>
              <table:table-cell office:value-type="float" office:value="0.000505032539368">
                <text:p>0.00050503253936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405073165894">
                <text:p>0.000405073165894</text:p>
              </table:table-cell>
              <table:table-cell office:value-type="float" office:value="0.000869035720825">
                <text:p>0.000869035720825</text:p>
              </table:table-cell>
              <table:table-cell office:value-type="float" office:value="0.000500168800354">
                <text:p>0.00050016880035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404119491577">
                <text:p>0.000404119491577</text:p>
              </table:table-cell>
              <table:table-cell office:value-type="float" office:value="0.000998020172119">
                <text:p>0.000998020172119</text:p>
              </table:table-cell>
              <table:table-cell office:value-type="float" office:value="0.00048647403717">
                <text:p>0.0004864740371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40602684021">
                <text:p>0.00040602684021</text:p>
              </table:table-cell>
              <table:table-cell office:value-type="float" office:value="0.00072193145752">
                <text:p>0.00072193145752</text:p>
              </table:table-cell>
              <table:table-cell office:value-type="float" office:value="0.000472378730774">
                <text:p>0.00047237873077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428915023804">
                <text:p>0.000428915023804</text:p>
              </table:table-cell>
              <table:table-cell office:value-type="float" office:value="0.000700950622559">
                <text:p>0.000700950622559</text:p>
              </table:table-cell>
              <table:table-cell office:value-type="float" office:value="0.000476355552673">
                <text:p>0.00047635555267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530958175659">
                <text:p>0.000530958175659</text:p>
              </table:table-cell>
              <table:table-cell office:value-type="float" office:value="0.000916957855225">
                <text:p>0.000916957855225</text:p>
              </table:table-cell>
              <table:table-cell office:value-type="float" office:value="0.000585961341858">
                <text:p>0.00058596134185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505924224854">
                <text:p>0.000505924224854</text:p>
              </table:table-cell>
              <table:table-cell office:value-type="float" office:value="0.000749826431274">
                <text:p>0.000749826431274</text:p>
              </table:table-cell>
              <table:table-cell office:value-type="float" office:value="0.00056746006012">
                <text:p>0.000567460060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535011291504">
                <text:p>0.000535011291504</text:p>
              </table:table-cell>
              <table:table-cell office:value-type="float" office:value="0.000830888748169">
                <text:p>0.000830888748169</text:p>
              </table:table-cell>
              <table:table-cell office:value-type="float" office:value="0.000586686134338">
                <text:p>0.00058668613433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0507831573486">
                <text:p>0.000507831573486</text:p>
              </table:table-cell>
              <table:table-cell office:value-type="float" office:value="0.000797986984253">
                <text:p>0.000797986984253</text:p>
              </table:table-cell>
              <table:table-cell office:value-type="float" office:value="0.000576705932617">
                <text:p>0.00057670593261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527143478394">
                <text:p>0.000527143478394</text:p>
              </table:table-cell>
              <table:table-cell office:value-type="float" office:value="0.000881195068359">
                <text:p>0.000881195068359</text:p>
              </table:table-cell>
              <table:table-cell office:value-type="float" office:value="0.000595622062683">
                <text:p>0.00059562206268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546932220459">
                <text:p>0.000546932220459</text:p>
              </table:table-cell>
              <table:table-cell office:value-type="float" office:value="0.00088095664978">
                <text:p>0.00088095664978</text:p>
              </table:table-cell>
              <table:table-cell office:value-type="float" office:value="0.000604000091553">
                <text:p>0.00060400009155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530958175659">
                <text:p>0.000530958175659</text:p>
              </table:table-cell>
              <table:table-cell office:value-type="float" office:value="0.00125002861023">
                <text:p>0.00125002861023</text:p>
              </table:table-cell>
              <table:table-cell office:value-type="float" office:value="0.000642671585083">
                <text:p>0.00064267158508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503063201904">
                <text:p>0.000503063201904</text:p>
              </table:table-cell>
              <table:table-cell office:value-type="float" office:value="0.00114798545837">
                <text:p>0.00114798545837</text:p>
              </table:table-cell>
              <table:table-cell office:value-type="float" office:value="0.000607385635376">
                <text:p>0.00060738563537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50687789917">
                <text:p>0.00050687789917</text:p>
              </table:table-cell>
              <table:table-cell office:value-type="float" office:value="0.00127387046814">
                <text:p>0.00127387046814</text:p>
              </table:table-cell>
              <table:table-cell office:value-type="float" office:value="0.000612664222717">
                <text:p>0.00061266422271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514030456543">
                <text:p>0.000514030456543</text:p>
              </table:table-cell>
              <table:table-cell office:value-type="float" office:value="0.00129985809326">
                <text:p>0.00129985809326</text:p>
              </table:table-cell>
              <table:table-cell office:value-type="float" office:value="0.000654821395874">
                <text:p>0.00065482139587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527858734131">
                <text:p>0.000527858734131</text:p>
              </table:table-cell>
              <table:table-cell office:value-type="float" office:value="0.00110292434692">
                <text:p>0.00110292434692</text:p>
              </table:table-cell>
              <table:table-cell office:value-type="float" office:value="0.000637564659119">
                <text:p>0.00063756465911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520944595337">
                <text:p>0.000520944595337</text:p>
              </table:table-cell>
              <table:table-cell office:value-type="float" office:value="0.000886917114258">
                <text:p>0.000886917114258</text:p>
              </table:table-cell>
              <table:table-cell office:value-type="float" office:value="0.000596208572388">
                <text:p>0.0005962085723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541925430298">
                <text:p>0.000541925430298</text:p>
              </table:table-cell>
              <table:table-cell office:value-type="float" office:value="0.000881910324097">
                <text:p>0.000881910324097</text:p>
              </table:table-cell>
              <table:table-cell office:value-type="float" office:value="0.000600175857544">
                <text:p>0.00060017585754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579118728638">
                <text:p>0.000579118728638</text:p>
              </table:table-cell>
              <table:table-cell office:value-type="float" office:value="0.000990867614746">
                <text:p>0.000990867614746</text:p>
              </table:table-cell>
              <table:table-cell office:value-type="float" office:value="0.000656380653381">
                <text:p>0.00065638065338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579118728638">
                <text:p>0.000579118728638</text:p>
              </table:table-cell>
              <table:table-cell office:value-type="float" office:value="0.00096583366394">
                <text:p>0.00096583366394</text:p>
              </table:table-cell>
              <table:table-cell office:value-type="float" office:value="0.000652208328247">
                <text:p>0.00065220832824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0581979751587">
                <text:p>0.000581979751587</text:p>
              </table:table-cell>
              <table:table-cell office:value-type="float" office:value="0.00139307975769">
                <text:p>0.00139307975769</text:p>
              </table:table-cell>
              <table:table-cell office:value-type="float" office:value="0.000666613578796">
                <text:p>0.00066661357879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0582933425903">
                <text:p>0.000582933425903</text:p>
              </table:table-cell>
              <table:table-cell office:value-type="float" office:value="0.00139117240906">
                <text:p>0.00139117240906</text:p>
              </table:table-cell>
              <table:table-cell office:value-type="float" office:value="0.000661649703979">
                <text:p>0.00066164970397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586032867432">
                <text:p>0.000586032867432</text:p>
              </table:table-cell>
              <table:table-cell office:value-type="float" office:value="0.000982999801636">
                <text:p>0.000982999801636</text:p>
              </table:table-cell>
              <table:table-cell office:value-type="float" office:value="0.000673518180847">
                <text:p>0.00067351818084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0614881515503">
                <text:p>0.000614881515503</text:p>
              </table:table-cell>
              <table:table-cell office:value-type="float" office:value="0.0010781288147">
                <text:p>0.0010781288147</text:p>
              </table:table-cell>
              <table:table-cell office:value-type="float" office:value="0.000672817230225">
                <text:p>0.00067281723022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0698089599609">
                <text:p>0.000698089599609</text:p>
              </table:table-cell>
              <table:table-cell office:value-type="float" office:value="0.00124406814575">
                <text:p>0.00124406814575</text:p>
              </table:table-cell>
              <table:table-cell office:value-type="float" office:value="0.000802760124207">
                <text:p>0.00080276012420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694990158081">
                <text:p>0.000694990158081</text:p>
              </table:table-cell>
              <table:table-cell office:value-type="float" office:value="0.00134181976318">
                <text:p>0.00134181976318</text:p>
              </table:table-cell>
              <table:table-cell office:value-type="float" office:value="0.000790991783142">
                <text:p>0.00079099178314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0697135925293">
                <text:p>0.000697135925293</text:p>
              </table:table-cell>
              <table:table-cell office:value-type="float" office:value="0.00140786170959">
                <text:p>0.00140786170959</text:p>
              </table:table-cell>
              <table:table-cell office:value-type="float" office:value="0.000782313346863">
                <text:p>0.00078231334686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698089599609">
                <text:p>0.000698089599609</text:p>
              </table:table-cell>
              <table:table-cell office:value-type="float" office:value="0.00106906890869">
                <text:p>0.00106906890869</text:p>
              </table:table-cell>
              <table:table-cell office:value-type="float" office:value="0.000779709815979">
                <text:p>0.00077970981597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0641107559204">
                <text:p>0.000641107559204</text:p>
              </table:table-cell>
              <table:table-cell office:value-type="float" office:value="0.00104808807373">
                <text:p>0.00104808807373</text:p>
              </table:table-cell>
              <table:table-cell office:value-type="float" office:value="0.000727820396423">
                <text:p>0.00072782039642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0715017318726">
                <text:p>0.000715017318726</text:p>
              </table:table-cell>
              <table:table-cell office:value-type="float" office:value="0.00158214569092">
                <text:p>0.00158214569092</text:p>
              </table:table-cell>
              <table:table-cell office:value-type="float" office:value="0.0011075925827">
                <text:p>0.001107592582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0725030899048">
                <text:p>0.000725030899048</text:p>
              </table:table-cell>
              <table:table-cell office:value-type="float" office:value="0.00131487846375">
                <text:p>0.00131487846375</text:p>
              </table:table-cell>
              <table:table-cell office:value-type="float" office:value="0.000951952934265">
                <text:p>0.00095195293426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0684022903442">
                <text:p>0.000684022903442</text:p>
              </table:table-cell>
              <table:table-cell office:value-type="float" office:value="0.00113296508789">
                <text:p>0.00113296508789</text:p>
              </table:table-cell>
              <table:table-cell office:value-type="float" office:value="0.000794215202332">
                <text:p>0.00079421520233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0823974609375">
                <text:p>0.000823974609375</text:p>
              </table:table-cell>
              <table:table-cell office:value-type="float" office:value="0.00164413452148">
                <text:p>0.00164413452148</text:p>
              </table:table-cell>
              <table:table-cell office:value-type="float" office:value="0.000961050987244">
                <text:p>0.00096105098724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0823974609375">
                <text:p>0.000823974609375</text:p>
              </table:table-cell>
              <table:table-cell office:value-type="float" office:value="0.00159192085266">
                <text:p>0.00159192085266</text:p>
              </table:table-cell>
              <table:table-cell office:value-type="float" office:value="0.000941743850708">
                <text:p>0.00094174385070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0824928283691">
                <text:p>0.000824928283691</text:p>
              </table:table-cell>
              <table:table-cell office:value-type="float" office:value="0.00172305107117">
                <text:p>0.00172305107117</text:p>
              </table:table-cell>
              <table:table-cell office:value-type="float" office:value="0.000946402549744">
                <text:p>0.00094640254974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833034515381">
                <text:p>0.000833034515381</text:p>
              </table:table-cell>
              <table:table-cell office:value-type="float" office:value="0.00163292884827">
                <text:p>0.00163292884827</text:p>
              </table:table-cell>
              <table:table-cell office:value-type="float" office:value="0.000960378646851">
                <text:p>0.00096037864685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082802772522">
                <text:p>0.00082802772522</text:p>
              </table:table-cell>
              <table:table-cell office:value-type="float" office:value="0.00161981582642">
                <text:p>0.00161981582642</text:p>
              </table:table-cell>
              <table:table-cell office:value-type="float" office:value="0.000935626029968">
                <text:p>0.00093562602996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832796096802">
                <text:p>0.000832796096802</text:p>
              </table:table-cell>
              <table:table-cell office:value-type="float" office:value="0.00156807899475">
                <text:p>0.00156807899475</text:p>
              </table:table-cell>
              <table:table-cell office:value-type="float" office:value="0.000970497131348">
                <text:p>0.00097049713134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0834941864014">
                <text:p>0.000834941864014</text:p>
              </table:table-cell>
              <table:table-cell office:value-type="float" office:value="0.00166296958923">
                <text:p>0.00166296958923</text:p>
              </table:table-cell>
              <table:table-cell office:value-type="float" office:value="0.000941019058228">
                <text:p>0.00094101905822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759124755859">
                <text:p>0.000759124755859</text:p>
              </table:table-cell>
              <table:table-cell office:value-type="float" office:value="0.00145506858826">
                <text:p>0.00145506858826</text:p>
              </table:table-cell>
              <table:table-cell office:value-type="float" office:value="0.000907602310181">
                <text:p>0.00090760231018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0747919082642">
                <text:p>0.000747919082642</text:p>
              </table:table-cell>
              <table:table-cell office:value-type="float" office:value="0.00158500671387">
                <text:p>0.00158500671387</text:p>
              </table:table-cell>
              <table:table-cell office:value-type="float" office:value="0.000871696472168">
                <text:p>0.00087169647216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769853591919">
                <text:p>0.000769853591919</text:p>
              </table:table-cell>
              <table:table-cell office:value-type="float" office:value="0.0014979839325">
                <text:p>0.0014979839325</text:p>
              </table:table-cell>
              <table:table-cell office:value-type="float" office:value="0.000894041061401">
                <text:p>0.00089404106140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0926971435547">
                <text:p>0.000926971435547</text:p>
              </table:table-cell>
              <table:table-cell office:value-type="float" office:value="0.00178217887878">
                <text:p>0.00178217887878</text:p>
              </table:table-cell>
              <table:table-cell office:value-type="float" office:value="0.00105616569519">
                <text:p>0.0010561656951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930070877075">
                <text:p>0.000930070877075</text:p>
              </table:table-cell>
              <table:table-cell office:value-type="float" office:value="0.0018618106842">
                <text:p>0.0018618106842</text:p>
              </table:table-cell>
              <table:table-cell office:value-type="float" office:value="0.0010503578186">
                <text:p>0.001050357818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092887878418">
                <text:p>0.00092887878418</text:p>
              </table:table-cell>
              <table:table-cell office:value-type="float" office:value="0.00210213661194">
                <text:p>0.00210213661194</text:p>
              </table:table-cell>
              <table:table-cell office:value-type="float" office:value="0.00105757713318">
                <text:p>0.0010575771331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0936985015869">
                <text:p>0.000936985015869</text:p>
              </table:table-cell>
              <table:table-cell office:value-type="float" office:value="0.0017671585083">
                <text:p>0.0017671585083</text:p>
              </table:table-cell>
              <table:table-cell office:value-type="float" office:value="0.00107461452484">
                <text:p>0.0010746145248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0935077667236">
                <text:p>0.000935077667236</text:p>
              </table:table-cell>
              <table:table-cell office:value-type="float" office:value="0.00186920166016">
                <text:p>0.00186920166016</text:p>
              </table:table-cell>
              <table:table-cell office:value-type="float" office:value="0.00106788158417">
                <text:p>0.001067881584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937938690186">
                <text:p>0.000937938690186</text:p>
              </table:table-cell>
              <table:table-cell office:value-type="float" office:value="0.00136780738831">
                <text:p>0.00136780738831</text:p>
              </table:table-cell>
              <table:table-cell office:value-type="float" office:value="0.00104635715485">
                <text:p>0.0010463571548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094199180603">
                <text:p>0.00094199180603</text:p>
              </table:table-cell>
              <table:table-cell office:value-type="float" office:value="0.00158786773682">
                <text:p>0.00158786773682</text:p>
              </table:table-cell>
              <table:table-cell office:value-type="float" office:value="0.00103070735931">
                <text:p>0.0010307073593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0946998596191">
                <text:p>0.000946998596191</text:p>
              </table:table-cell>
              <table:table-cell office:value-type="float" office:value="0.00145101547241">
                <text:p>0.00145101547241</text:p>
              </table:table-cell>
              <table:table-cell office:value-type="float" office:value="0.00108596801758">
                <text:p>0.0010859680175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0943899154663">
                <text:p>0.000943899154663</text:p>
              </table:table-cell>
              <table:table-cell office:value-type="float" office:value="0.00136208534241">
                <text:p>0.00136208534241</text:p>
              </table:table-cell>
              <table:table-cell office:value-type="float" office:value="0.00105189800262">
                <text:p>0.0010518980026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0946998596191">
                <text:p>0.000946998596191</text:p>
              </table:table-cell>
              <table:table-cell office:value-type="float" office:value="0.00146794319153">
                <text:p>0.00146794319153</text:p>
              </table:table-cell>
              <table:table-cell office:value-type="float" office:value="0.00104232788086">
                <text:p>0.0010423278808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949859619141">
                <text:p>0.000949859619141</text:p>
              </table:table-cell>
              <table:table-cell office:value-type="float" office:value="0.00138092041016">
                <text:p>0.00138092041016</text:p>
              </table:table-cell>
              <table:table-cell office:value-type="float" office:value="0.00103641033173">
                <text:p>0.0010364103317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0951051712036">
                <text:p>0.000951051712036</text:p>
              </table:table-cell>
              <table:table-cell office:value-type="float" office:value="0.00147390365601">
                <text:p>0.00147390365601</text:p>
              </table:table-cell>
              <table:table-cell office:value-type="float" office:value="0.0010666513443">
                <text:p>0.001066651344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0915050506592">
                <text:p>0.000915050506592</text:p>
              </table:table-cell>
              <table:table-cell office:value-type="float" office:value="0.00134801864624">
                <text:p>0.00134801864624</text:p>
              </table:table-cell>
              <table:table-cell office:value-type="float" office:value="0.00101511955261">
                <text:p>0.0010151195526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104093551636">
                <text:p>0.00104093551636</text:p>
              </table:table-cell>
              <table:table-cell office:value-type="float" office:value="0.00154805183411">
                <text:p>0.00154805183411</text:p>
              </table:table-cell>
              <table:table-cell office:value-type="float" office:value="0.0011519908905">
                <text:p>0.001151990890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10449886322">
                <text:p>0.0010449886322</text:p>
              </table:table-cell>
              <table:table-cell office:value-type="float" office:value="0.00165414810181">
                <text:p>0.00165414810181</text:p>
              </table:table-cell>
              <table:table-cell office:value-type="float" office:value="0.00115416526794">
                <text:p>0.0011541652679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957012176514">
                <text:p>0.000957012176514</text:p>
              </table:table-cell>
              <table:table-cell office:value-type="float" office:value="0.00173497200012">
                <text:p>0.00173497200012</text:p>
              </table:table-cell>
              <table:table-cell office:value-type="float" office:value="0.00104734420776">
                <text:p>0.0010473442077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0901937484741">
                <text:p>0.000901937484741</text:p>
              </table:table-cell>
              <table:table-cell office:value-type="float" office:value="0.00165414810181">
                <text:p>0.00165414810181</text:p>
              </table:table-cell>
              <table:table-cell office:value-type="float" office:value="0.00104301929474">
                <text:p>0.0010430192947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091814994812">
                <text:p>0.00091814994812</text:p>
              </table:table-cell>
              <table:table-cell office:value-type="float" office:value="0.00197291374207">
                <text:p>0.00197291374207</text:p>
              </table:table-cell>
              <table:table-cell office:value-type="float" office:value="0.0010350227356">
                <text:p>0.001035022735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0921964645386">
                <text:p>0.000921964645386</text:p>
              </table:table-cell>
              <table:table-cell office:value-type="float" office:value="0.00186085700989">
                <text:p>0.00186085700989</text:p>
              </table:table-cell>
              <table:table-cell office:value-type="float" office:value="0.0010191822052">
                <text:p>0.001019182205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0975131988525">
                <text:p>0.000975131988525</text:p>
              </table:table-cell>
              <table:table-cell office:value-type="float" office:value="0.00200796127319">
                <text:p>0.00200796127319</text:p>
              </table:table-cell>
              <table:table-cell office:value-type="float" office:value="0.00106686592102">
                <text:p>0.0010668659210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0974893569946">
                <text:p>0.000974893569946</text:p>
              </table:table-cell>
              <table:table-cell office:value-type="float" office:value="0.00182700157166">
                <text:p>0.00182700157166</text:p>
              </table:table-cell>
              <table:table-cell office:value-type="float" office:value="0.00106564044952">
                <text:p>0.0010656404495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0981092453003">
                <text:p>0.000981092453003</text:p>
              </table:table-cell>
              <table:table-cell office:value-type="float" office:value="0.00180602073669">
                <text:p>0.00180602073669</text:p>
              </table:table-cell>
              <table:table-cell office:value-type="float" office:value="0.00108899116516">
                <text:p>0.0010889911651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0981092453003">
                <text:p>0.000981092453003</text:p>
              </table:table-cell>
              <table:table-cell office:value-type="float" office:value="0.00198912620544">
                <text:p>0.00198912620544</text:p>
              </table:table-cell>
              <table:table-cell office:value-type="float" office:value="0.00111212253571">
                <text:p>0.0011121225357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0986814498901">
                <text:p>0.000986814498901</text:p>
              </table:table-cell>
              <table:table-cell office:value-type="float" office:value="0.00191283226013">
                <text:p>0.00191283226013</text:p>
              </table:table-cell>
              <table:table-cell office:value-type="float" office:value="0.00111025333405">
                <text:p>0.0011102533340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098991394043">
                <text:p>0.00098991394043</text:p>
              </table:table-cell>
              <table:table-cell office:value-type="float" office:value="0.00196290016174">
                <text:p>0.00196290016174</text:p>
              </table:table-cell>
              <table:table-cell office:value-type="float" office:value="0.00110210895538">
                <text:p>0.0011021089553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988960266113">
                <text:p>0.000988960266113</text:p>
              </table:table-cell>
              <table:table-cell office:value-type="float" office:value="0.00207901000977">
                <text:p>0.00207901000977</text:p>
              </table:table-cell>
              <table:table-cell office:value-type="float" office:value="0.00111340999603">
                <text:p>0.0011134099960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102305412292">
                <text:p>0.00102305412292</text:p>
              </table:table-cell>
              <table:table-cell office:value-type="float" office:value="0.00214099884033">
                <text:p>0.00214099884033</text:p>
              </table:table-cell>
              <table:table-cell office:value-type="float" office:value="0.00117040634155">
                <text:p>0.0011704063415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101494789124">
                <text:p>0.00101494789124</text:p>
              </table:table-cell>
              <table:table-cell office:value-type="float" office:value="0.00193095207214">
                <text:p>0.00193095207214</text:p>
              </table:table-cell>
              <table:table-cell office:value-type="float" office:value="0.00112704753876">
                <text:p>0.0011270475387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101399421692">
                <text:p>0.00101399421692</text:p>
              </table:table-cell>
              <table:table-cell office:value-type="float" office:value="0.00229096412659">
                <text:p>0.00229096412659</text:p>
              </table:table-cell>
              <table:table-cell office:value-type="float" office:value="0.00113975524902">
                <text:p>0.0011397552490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101900100708">
                <text:p>0.00101900100708</text:p>
              </table:table-cell>
              <table:table-cell office:value-type="float" office:value="0.00182509422302">
                <text:p>0.00182509422302</text:p>
              </table:table-cell>
              <table:table-cell office:value-type="float" office:value="0.00114839076996">
                <text:p>0.0011483907699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101780891418">
                <text:p>0.00101780891418</text:p>
              </table:table-cell>
              <table:table-cell office:value-type="float" office:value="0.00206398963928">
                <text:p>0.00206398963928</text:p>
              </table:table-cell>
              <table:table-cell office:value-type="float" office:value="0.00112711906433">
                <text:p>0.0011271190643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102210044861">
                <text:p>0.00102210044861</text:p>
              </table:table-cell>
              <table:table-cell office:value-type="float" office:value="0.00211095809937">
                <text:p>0.00211095809937</text:p>
              </table:table-cell>
              <table:table-cell office:value-type="float" office:value="0.00115296363831">
                <text:p>0.0011529636383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102496147156">
                <text:p>0.00102496147156</text:p>
              </table:table-cell>
              <table:table-cell office:value-type="float" office:value="0.00192713737488">
                <text:p>0.00192713737488</text:p>
              </table:table-cell>
              <table:table-cell office:value-type="float" office:value="0.00112598419189">
                <text:p>0.0011259841918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02686882019">
                <text:p>0.00102686882019</text:p>
              </table:table-cell>
              <table:table-cell office:value-type="float" office:value="0.00183796882629">
                <text:p>0.00183796882629</text:p>
              </table:table-cell>
              <table:table-cell office:value-type="float" office:value="0.00115208625793">
                <text:p>0.0011520862579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103306770325">
                <text:p>0.00103306770325</text:p>
              </table:table-cell>
              <table:table-cell office:value-type="float" office:value="0.00204110145569">
                <text:p>0.00204110145569</text:p>
              </table:table-cell>
              <table:table-cell office:value-type="float" office:value="0.0011882686615">
                <text:p>0.001188268661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103688240051">
                <text:p>0.00103688240051</text:p>
              </table:table-cell>
              <table:table-cell office:value-type="float" office:value="0.00179696083069">
                <text:p>0.00179696083069</text:p>
              </table:table-cell>
              <table:table-cell office:value-type="float" office:value="0.00114796638489">
                <text:p>0.0011479663848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103521347046">
                <text:p>0.00103521347046</text:p>
              </table:table-cell>
              <table:table-cell office:value-type="float" office:value="0.00183486938477">
                <text:p>0.00183486938477</text:p>
              </table:table-cell>
              <table:table-cell office:value-type="float" office:value="0.00116063594818">
                <text:p>0.0011606359481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10678768158">
                <text:p>0.0010678768158</text:p>
              </table:table-cell>
              <table:table-cell office:value-type="float" office:value="0.00199294090271">
                <text:p>0.00199294090271</text:p>
              </table:table-cell>
              <table:table-cell office:value-type="float" office:value="0.00116628170013">
                <text:p>0.0011662817001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11260509491">
                <text:p>0.0011260509491</text:p>
              </table:table-cell>
              <table:table-cell office:value-type="float" office:value="0.0020067691803">
                <text:p>0.0020067691803</text:p>
              </table:table-cell>
              <table:table-cell office:value-type="float" office:value="0.00123378276825">
                <text:p>0.0012337827682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112819671631">
                <text:p>0.00112819671631</text:p>
              </table:table-cell>
              <table:table-cell office:value-type="float" office:value="0.00204205513">
                <text:p>0.00204205513</text:p>
              </table:table-cell>
              <table:table-cell office:value-type="float" office:value="0.00125171661377">
                <text:p>0.0012517166137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113797187805">
                <text:p>0.00113797187805</text:p>
              </table:table-cell>
              <table:table-cell office:value-type="float" office:value="0.00189995765686">
                <text:p>0.00189995765686</text:p>
              </table:table-cell>
              <table:table-cell office:value-type="float" office:value="0.00125549316406">
                <text:p>0.0012554931640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113892555237">
                <text:p>0.00113892555237</text:p>
              </table:table-cell>
              <table:table-cell office:value-type="float" office:value="0.00207209587097">
                <text:p>0.00207209587097</text:p>
              </table:table-cell>
              <table:table-cell office:value-type="float" office:value="0.00126517772675">
                <text:p>0.0012651777267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112795829773">
                <text:p>0.00112795829773</text:p>
              </table:table-cell>
              <table:table-cell office:value-type="float" office:value="0.00208687782288">
                <text:p>0.00208687782288</text:p>
              </table:table-cell>
              <table:table-cell office:value-type="float" office:value="0.00126965999603">
                <text:p>0.0012696599960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114107131958">
                <text:p>0.00114107131958</text:p>
              </table:table-cell>
              <table:table-cell office:value-type="float" office:value="0.00171303749084">
                <text:p>0.00171303749084</text:p>
              </table:table-cell>
              <table:table-cell office:value-type="float" office:value="0.00124317169189">
                <text:p>0.0012431716918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116586685181">
                <text:p>0.00116586685181</text:p>
              </table:table-cell>
              <table:table-cell office:value-type="float" office:value="0.00176405906677">
                <text:p>0.00176405906677</text:p>
              </table:table-cell>
              <table:table-cell office:value-type="float" office:value="0.00127190589905">
                <text:p>0.001271905899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117015838623">
                <text:p>0.00117015838623</text:p>
              </table:table-cell>
              <table:table-cell office:value-type="float" office:value="0.00177693367004">
                <text:p>0.00177693367004</text:p>
              </table:table-cell>
              <table:table-cell office:value-type="float" office:value="0.00128093242645">
                <text:p>0.0012809324264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117111206055">
                <text:p>0.00117111206055</text:p>
              </table:table-cell>
              <table:table-cell office:value-type="float" office:value="0.00182294845581">
                <text:p>0.00182294845581</text:p>
              </table:table-cell>
              <table:table-cell office:value-type="float" office:value="0.00130571842194">
                <text:p>0.0013057184219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156402587891">
                <text:p>0.00156402587891</text:p>
              </table:table-cell>
              <table:table-cell office:value-type="float" office:value="0.00223302841187">
                <text:p>0.00223302841187</text:p>
              </table:table-cell>
              <table:table-cell office:value-type="float" office:value="0.00169293403625">
                <text:p>0.0016929340362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156092643738">
                <text:p>0.00156092643738</text:p>
              </table:table-cell>
              <table:table-cell office:value-type="float" office:value="0.00234317779541">
                <text:p>0.00234317779541</text:p>
              </table:table-cell>
              <table:table-cell office:value-type="float" office:value="0.00170054912567">
                <text:p>0.0017005491256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157308578491">
                <text:p>0.00157308578491</text:p>
              </table:table-cell>
              <table:table-cell office:value-type="float" office:value="0.00241494178772">
                <text:p>0.00241494178772</text:p>
              </table:table-cell>
              <table:table-cell office:value-type="float" office:value="0.00173760414124">
                <text:p>0.0017376041412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157284736633">
                <text:p>0.00157284736633</text:p>
              </table:table-cell>
              <table:table-cell office:value-type="float" office:value="0.00336503982544">
                <text:p>0.00336503982544</text:p>
              </table:table-cell>
              <table:table-cell office:value-type="float" office:value="0.00174801826477">
                <text:p>0.0017480182647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158214569092">
                <text:p>0.00158214569092</text:p>
              </table:table-cell>
              <table:table-cell office:value-type="float" office:value="0.00301003456116">
                <text:p>0.00301003456116</text:p>
              </table:table-cell>
              <table:table-cell office:value-type="float" office:value="0.00176756381989">
                <text:p>0.0017675638198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157999992371">
                <text:p>0.00157999992371</text:p>
              </table:table-cell>
              <table:table-cell office:value-type="float" office:value="0.00244307518005">
                <text:p>0.00244307518005</text:p>
              </table:table-cell>
              <table:table-cell office:value-type="float" office:value="0.00171774864197">
                <text:p>0.0017177486419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158190727234">
                <text:p>0.00158190727234</text:p>
              </table:table-cell>
              <table:table-cell office:value-type="float" office:value="0.00268793106079">
                <text:p>0.00268793106079</text:p>
              </table:table-cell>
              <table:table-cell office:value-type="float" office:value="0.00177443027496">
                <text:p>0.0017744302749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158500671387">
                <text:p>0.00158500671387</text:p>
              </table:table-cell>
              <table:table-cell office:value-type="float" office:value="0.00251913070679">
                <text:p>0.00251913070679</text:p>
              </table:table-cell>
              <table:table-cell office:value-type="float" office:value="0.00171213626862">
                <text:p>0.0017121362686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125288963318">
                <text:p>0.00125288963318</text:p>
              </table:table-cell>
              <table:table-cell office:value-type="float" office:value="0.00209903717041">
                <text:p>0.00209903717041</text:p>
              </table:table-cell>
              <table:table-cell office:value-type="float" office:value="0.00141516685486">
                <text:p>0.0014151668548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125694274902">
                <text:p>0.00125694274902</text:p>
              </table:table-cell>
              <table:table-cell office:value-type="float" office:value="0.00191903114319">
                <text:p>0.00191903114319</text:p>
              </table:table-cell>
              <table:table-cell office:value-type="float" office:value="0.00138631820679">
                <text:p>0.0013863182067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12640953064">
                <text:p>0.0012640953064</text:p>
              </table:table-cell>
              <table:table-cell office:value-type="float" office:value="0.00180101394653">
                <text:p>0.00180101394653</text:p>
              </table:table-cell>
              <table:table-cell office:value-type="float" office:value="0.00136110782623">
                <text:p>0.0013611078262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126504898071">
                <text:p>0.00126504898071</text:p>
              </table:table-cell>
              <table:table-cell office:value-type="float" office:value="0.00182294845581">
                <text:p>0.00182294845581</text:p>
              </table:table-cell>
              <table:table-cell office:value-type="float" office:value="0.00140385150909">
                <text:p>0.0014038515090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126981735229">
                <text:p>0.00126981735229</text:p>
              </table:table-cell>
              <table:table-cell office:value-type="float" office:value="0.00189995765686">
                <text:p>0.00189995765686</text:p>
              </table:table-cell>
              <table:table-cell office:value-type="float" office:value="0.00137492656708">
                <text:p>0.0013749265670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126910209656">
                <text:p>0.00126910209656</text:p>
              </table:table-cell>
              <table:table-cell office:value-type="float" office:value="0.00191688537598">
                <text:p>0.00191688537598</text:p>
              </table:table-cell>
              <table:table-cell office:value-type="float" office:value="0.0013677072525">
                <text:p>0.001367707252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126910209656">
                <text:p>0.00126910209656</text:p>
              </table:table-cell>
              <table:table-cell office:value-type="float" office:value="0.00194001197815">
                <text:p>0.00194001197815</text:p>
              </table:table-cell>
              <table:table-cell office:value-type="float" office:value="0.00143708705902">
                <text:p>0.0014370870590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132012367249">
                <text:p>0.00132012367249</text:p>
              </table:table-cell>
              <table:table-cell office:value-type="float" office:value="0.00199198722839">
                <text:p>0.00199198722839</text:p>
              </table:table-cell>
              <table:table-cell office:value-type="float" office:value="0.00149165630341">
                <text:p>0.0014916563034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131297111511">
                <text:p>0.00131297111511</text:p>
              </table:table-cell>
              <table:table-cell office:value-type="float" office:value="0.00197601318359">
                <text:p>0.00197601318359</text:p>
              </table:table-cell>
              <table:table-cell office:value-type="float" office:value="0.00143726825714">
                <text:p>0.0014372682571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132584571838">
                <text:p>0.00132584571838</text:p>
              </table:table-cell>
              <table:table-cell office:value-type="float" office:value="0.00378608703613">
                <text:p>0.00378608703613</text:p>
              </table:table-cell>
              <table:table-cell office:value-type="float" office:value="0.00154636383057">
                <text:p>0.0015463638305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3279914856">
                <text:p>0.0013279914856</text:p>
              </table:table-cell>
              <table:table-cell office:value-type="float" office:value="0.00194692611694">
                <text:p>0.00194692611694</text:p>
              </table:table-cell>
              <table:table-cell office:value-type="float" office:value="0.0014426279068">
                <text:p>0.001442627906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132918357849">
                <text:p>0.00132918357849</text:p>
              </table:table-cell>
              <table:table-cell office:value-type="float" office:value="0.00201916694641">
                <text:p>0.00201916694641</text:p>
              </table:table-cell>
              <table:table-cell office:value-type="float" office:value="0.00144913196564">
                <text:p>0.0014491319656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134301185608">
                <text:p>0.00134301185608</text:p>
              </table:table-cell>
              <table:table-cell office:value-type="float" office:value="0.00203800201416">
                <text:p>0.00203800201416</text:p>
              </table:table-cell>
              <table:table-cell office:value-type="float" office:value="0.00145351886749">
                <text:p>0.0014535188674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133419036865">
                <text:p>0.00133419036865</text:p>
              </table:table-cell>
              <table:table-cell office:value-type="float" office:value="0.0019199848175">
                <text:p>0.0019199848175</text:p>
              </table:table-cell>
              <table:table-cell office:value-type="float" office:value="0.00143601417542">
                <text:p>0.0014360141754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134205818176">
                <text:p>0.00134205818176</text:p>
              </table:table-cell>
              <table:table-cell office:value-type="float" office:value="0.00207185745239">
                <text:p>0.00207185745239</text:p>
              </table:table-cell>
              <table:table-cell office:value-type="float" office:value="0.00147613048553">
                <text:p>0.0014761304855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134301185608">
                <text:p>0.00134301185608</text:p>
              </table:table-cell>
              <table:table-cell office:value-type="float" office:value="0.00200486183167">
                <text:p>0.00200486183167</text:p>
              </table:table-cell>
              <table:table-cell office:value-type="float" office:value="0.00144932746887">
                <text:p>0.0014493274688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134086608887">
                <text:p>0.00134086608887</text:p>
              </table:table-cell>
              <table:table-cell office:value-type="float" office:value="0.00194001197815">
                <text:p>0.00194001197815</text:p>
              </table:table-cell>
              <table:table-cell office:value-type="float" office:value="0.0014395570755">
                <text:p>0.001439557075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134897232056">
                <text:p>0.00134897232056</text:p>
              </table:table-cell>
              <table:table-cell office:value-type="float" office:value="0.00207090377808">
                <text:p>0.00207090377808</text:p>
              </table:table-cell>
              <table:table-cell office:value-type="float" office:value="0.00149435520172">
                <text:p>0.0014943552017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136089324951">
                <text:p>0.00136089324951</text:p>
              </table:table-cell>
              <table:table-cell office:value-type="float" office:value="0.0024209022522">
                <text:p>0.0024209022522</text:p>
              </table:table-cell>
              <table:table-cell office:value-type="float" office:value="0.00148312568665">
                <text:p>0.0014831256866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1384973526">
                <text:p>0.001384973526</text:p>
              </table:table-cell>
              <table:table-cell office:value-type="float" office:value="0.00208306312561">
                <text:p>0.00208306312561</text:p>
              </table:table-cell>
              <table:table-cell office:value-type="float" office:value="0.00149108409882">
                <text:p>0.0014910840988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138401985168">
                <text:p>0.00138401985168</text:p>
              </table:table-cell>
              <table:table-cell office:value-type="float" office:value="0.00203394889832">
                <text:p>0.00203394889832</text:p>
              </table:table-cell>
              <table:table-cell office:value-type="float" office:value="0.00150814056396">
                <text:p>0.0015081405639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139307975769">
                <text:p>0.00139307975769</text:p>
              </table:table-cell>
              <table:table-cell office:value-type="float" office:value="0.0020911693573">
                <text:p>0.0020911693573</text:p>
              </table:table-cell>
              <table:table-cell office:value-type="float" office:value="0.00155274868011">
                <text:p>0.0015527486801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139594078064">
                <text:p>0.00139594078064</text:p>
              </table:table-cell>
              <table:table-cell office:value-type="float" office:value="0.00228500366211">
                <text:p>0.00228500366211</text:p>
              </table:table-cell>
              <table:table-cell office:value-type="float" office:value="0.00155784130096">
                <text:p>0.0015578413009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139904022217">
                <text:p>0.00139904022217</text:p>
              </table:table-cell>
              <table:table-cell office:value-type="float" office:value="0.00215601921082">
                <text:p>0.00215601921082</text:p>
              </table:table-cell>
              <table:table-cell office:value-type="float" office:value="0.00150888442993">
                <text:p>0.0015088844299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157999992371">
                <text:p>0.00157999992371</text:p>
              </table:table-cell>
              <table:table-cell office:value-type="float" office:value="0.00266408920288">
                <text:p>0.00266408920288</text:p>
              </table:table-cell>
              <table:table-cell office:value-type="float" office:value="0.00173864364624">
                <text:p>0.0017386436462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158286094666">
                <text:p>0.00158286094666</text:p>
              </table:table-cell>
              <table:table-cell office:value-type="float" office:value="0.00244998931885">
                <text:p>0.00244998931885</text:p>
              </table:table-cell>
              <table:table-cell office:value-type="float" office:value="0.00171917438507">
                <text:p>0.0017191743850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159001350403">
                <text:p>0.00159001350403</text:p>
              </table:table-cell>
              <table:table-cell office:value-type="float" office:value="0.00249600410461">
                <text:p>0.00249600410461</text:p>
              </table:table-cell>
              <table:table-cell office:value-type="float" office:value="0.00172853469849">
                <text:p>0.0017285346984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159001350403">
                <text:p>0.00159001350403</text:p>
              </table:table-cell>
              <table:table-cell office:value-type="float" office:value="0.00266003608704">
                <text:p>0.00266003608704</text:p>
              </table:table-cell>
              <table:table-cell office:value-type="float" office:value="0.00179297447205">
                <text:p>0.0017929744720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158905982971">
                <text:p>0.00158905982971</text:p>
              </table:table-cell>
              <table:table-cell office:value-type="float" office:value="0.00329804420471">
                <text:p>0.00329804420471</text:p>
              </table:table-cell>
              <table:table-cell office:value-type="float" office:value="0.00176856517792">
                <text:p>0.0017685651779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173807144165">
                <text:p>0.00173807144165</text:p>
              </table:table-cell>
              <table:table-cell office:value-type="float" office:value="0.00251889228821">
                <text:p>0.00251889228821</text:p>
              </table:table-cell>
              <table:table-cell office:value-type="float" office:value="0.00190609931946">
                <text:p>0.0019060993194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173807144165">
                <text:p>0.00173807144165</text:p>
              </table:table-cell>
              <table:table-cell office:value-type="float" office:value="0.00256204605103">
                <text:p>0.00256204605103</text:p>
              </table:table-cell>
              <table:table-cell office:value-type="float" office:value="0.00187730789185">
                <text:p>0.0018773078918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173807144165">
                <text:p>0.00173807144165</text:p>
              </table:table-cell>
              <table:table-cell office:value-type="float" office:value="0.00245308876038">
                <text:p>0.00245308876038</text:p>
              </table:table-cell>
              <table:table-cell office:value-type="float" office:value="0.00188301563263">
                <text:p>0.0018830156326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173401832581">
                <text:p>0.00173401832581</text:p>
              </table:table-cell>
              <table:table-cell office:value-type="float" office:value="0.00240898132324">
                <text:p>0.00240898132324</text:p>
              </table:table-cell>
              <table:table-cell office:value-type="float" office:value="0.00192683696747">
                <text:p>0.0019268369674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174498558044">
                <text:p>0.00174498558044</text:p>
              </table:table-cell>
              <table:table-cell office:value-type="float" office:value="0.00254797935486">
                <text:p>0.00254797935486</text:p>
              </table:table-cell>
              <table:table-cell office:value-type="float" office:value="0.00187242031097">
                <text:p>0.0018724203109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174117088318">
                <text:p>0.00174117088318</text:p>
              </table:table-cell>
              <table:table-cell office:value-type="float" office:value="0.00259184837341">
                <text:p>0.00259184837341</text:p>
              </table:table-cell>
              <table:table-cell office:value-type="float" office:value="0.00187927722931">
                <text:p>0.0018792772293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17511844635">
                <text:p>0.0017511844635</text:p>
              </table:table-cell>
              <table:table-cell office:value-type="float" office:value="0.00254011154175">
                <text:p>0.00254011154175</text:p>
              </table:table-cell>
              <table:table-cell office:value-type="float" office:value="0.00190502166748">
                <text:p>0.0019050216674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176191329956">
                <text:p>0.00176191329956</text:p>
              </table:table-cell>
              <table:table-cell office:value-type="float" office:value="0.00254511833191">
                <text:p>0.00254511833191</text:p>
              </table:table-cell>
              <table:table-cell office:value-type="float" office:value="0.00190023422241">
                <text:p>0.0019002342224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17569065094">
                <text:p>0.0017569065094</text:p>
              </table:table-cell>
              <table:table-cell office:value-type="float" office:value="0.00246095657349">
                <text:p>0.00246095657349</text:p>
              </table:table-cell>
              <table:table-cell office:value-type="float" office:value="0.0019197177887">
                <text:p>0.001919717788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176501274109">
                <text:p>0.00176501274109</text:p>
              </table:table-cell>
              <table:table-cell office:value-type="float" office:value="0.00274515151978">
                <text:p>0.00274515151978</text:p>
              </table:table-cell>
              <table:table-cell office:value-type="float" office:value="0.00193562507629">
                <text:p>0.0019356250762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177001953125">
                <text:p>0.00177001953125</text:p>
              </table:table-cell>
              <table:table-cell office:value-type="float" office:value="0.00249981880188">
                <text:p>0.00249981880188</text:p>
              </table:table-cell>
              <table:table-cell office:value-type="float" office:value="0.00192070960999">
                <text:p>0.001920709609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177502632141">
                <text:p>0.00177502632141</text:p>
              </table:table-cell>
              <table:table-cell office:value-type="float" office:value="0.00245499610901">
                <text:p>0.00245499610901</text:p>
              </table:table-cell>
              <table:table-cell office:value-type="float" office:value="0.00191256999969">
                <text:p>0.0019125699996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177788734436">
                <text:p>0.00177788734436</text:p>
              </table:table-cell>
              <table:table-cell office:value-type="float" office:value="0.00245308876038">
                <text:p>0.00245308876038</text:p>
              </table:table-cell>
              <table:table-cell office:value-type="float" office:value="0.00192803382874">
                <text:p>0.0019280338287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7728805542">
                <text:p>0.0017728805542</text:p>
              </table:table-cell>
              <table:table-cell office:value-type="float" office:value="0.00261497497559">
                <text:p>0.00261497497559</text:p>
              </table:table-cell>
              <table:table-cell office:value-type="float" office:value="0.00193927288055">
                <text:p>0.0019392728805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162696838379">
                <text:p>0.00162696838379</text:p>
              </table:table-cell>
              <table:table-cell office:value-type="float" office:value="0.00235295295715">
                <text:p>0.00235295295715</text:p>
              </table:table-cell>
              <table:table-cell office:value-type="float" office:value="0.00180895805359">
                <text:p>0.0018089580535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234985351562">
                <text:p>0.00234985351562</text:p>
              </table:table-cell>
              <table:table-cell office:value-type="float" office:value="0.00294709205627">
                <text:p>0.00294709205627</text:p>
              </table:table-cell>
              <table:table-cell office:value-type="float" office:value="0.00252799034119">
                <text:p>0.0025279903411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235486030579">
                <text:p>0.00235486030579</text:p>
              </table:table-cell>
              <table:table-cell office:value-type="float" office:value="0.00315308570862">
                <text:p>0.00315308570862</text:p>
              </table:table-cell>
              <table:table-cell office:value-type="float" office:value="0.00253439903259">
                <text:p>0.0025343990325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234889984131">
                <text:p>0.00234889984131</text:p>
              </table:table-cell>
              <table:table-cell office:value-type="float" office:value="0.00313496589661">
                <text:p>0.00313496589661</text:p>
              </table:table-cell>
              <table:table-cell office:value-type="float" office:value="0.00253742218018">
                <text:p>0.0025374221801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236296653748">
                <text:p>0.00236296653748</text:p>
              </table:table-cell>
              <table:table-cell office:value-type="float" office:value="0.00425386428833">
                <text:p>0.00425386428833</text:p>
              </table:table-cell>
              <table:table-cell office:value-type="float" office:value="0.00261194229126">
                <text:p>0.0026119422912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237083435059">
                <text:p>0.00237083435059</text:p>
              </table:table-cell>
              <table:table-cell office:value-type="float" office:value="0.00427913665771">
                <text:p>0.00427913665771</text:p>
              </table:table-cell>
              <table:table-cell office:value-type="float" office:value="0.00260681629181">
                <text:p>0.0026068162918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235891342163">
                <text:p>0.00235891342163</text:p>
              </table:table-cell>
              <table:table-cell office:value-type="float" office:value="0.00417304039001">
                <text:p>0.00417304039001</text:p>
              </table:table-cell>
              <table:table-cell office:value-type="float" office:value="0.00266066074371">
                <text:p>0.0026606607437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75404548645">
                <text:p>0.00175404548645</text:p>
              </table:table-cell>
              <table:table-cell office:value-type="float" office:value="0.0026319026947">
                <text:p>0.0026319026947</text:p>
              </table:table-cell>
              <table:table-cell office:value-type="float" office:value="0.00192227363586">
                <text:p>0.0019222736358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176596641541">
                <text:p>0.00176596641541</text:p>
              </table:table-cell>
              <table:table-cell office:value-type="float" office:value="0.00257396697998">
                <text:p>0.00257396697998</text:p>
              </table:table-cell>
              <table:table-cell office:value-type="float" office:value="0.00199132442474">
                <text:p>0.0019913244247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176692008972">
                <text:p>0.00176692008972</text:p>
              </table:table-cell>
              <table:table-cell office:value-type="float" office:value="0.00285887718201">
                <text:p>0.00285887718201</text:p>
              </table:table-cell>
              <table:table-cell office:value-type="float" office:value="0.00196134090424">
                <text:p>0.0019613409042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176906585693">
                <text:p>0.00176906585693</text:p>
              </table:table-cell>
              <table:table-cell office:value-type="float" office:value="0.002690076828">
                <text:p>0.002690076828</text:p>
              </table:table-cell>
              <table:table-cell office:value-type="float" office:value="0.00193913936615">
                <text:p>0.0019391393661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177788734436">
                <text:p>0.00177788734436</text:p>
              </table:table-cell>
              <table:table-cell office:value-type="float" office:value="0.00262880325317">
                <text:p>0.00262880325317</text:p>
              </table:table-cell>
              <table:table-cell office:value-type="float" office:value="0.00190872192383">
                <text:p>0.0019087219238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178003311157">
                <text:p>0.00178003311157</text:p>
              </table:table-cell>
              <table:table-cell office:value-type="float" office:value="0.00277709960938">
                <text:p>0.00277709960938</text:p>
              </table:table-cell>
              <table:table-cell office:value-type="float" office:value="0.00194153785706">
                <text:p>0.00194153785706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182294845581">
                <text:p>0.00182294845581</text:p>
              </table:table-cell>
              <table:table-cell office:value-type="float" office:value="0.00282001495361">
                <text:p>0.00282001495361</text:p>
              </table:table-cell>
              <table:table-cell office:value-type="float" office:value="0.00200708389282">
                <text:p>0.0020070838928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183200836182">
                <text:p>0.00183200836182</text:p>
              </table:table-cell>
              <table:table-cell office:value-type="float" office:value="0.002769947052">
                <text:p>0.002769947052</text:p>
              </table:table-cell>
              <table:table-cell office:value-type="float" office:value="0.00201613903046">
                <text:p>0.0020161390304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182509422302">
                <text:p>0.00182509422302</text:p>
              </table:table-cell>
              <table:table-cell office:value-type="float" office:value="0.00258088111877">
                <text:p>0.00258088111877</text:p>
              </table:table-cell>
              <table:table-cell office:value-type="float" office:value="0.00204391002655">
                <text:p>0.0020439100265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183296203613">
                <text:p>0.00183296203613</text:p>
              </table:table-cell>
              <table:table-cell office:value-type="float" office:value="0.00280094146729">
                <text:p>0.00280094146729</text:p>
              </table:table-cell>
              <table:table-cell office:value-type="float" office:value="0.00200335502625">
                <text:p>0.0020033550262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201487541199">
                <text:p>0.00201487541199</text:p>
              </table:table-cell>
              <table:table-cell office:value-type="float" office:value="0.00273180007935">
                <text:p>0.00273180007935</text:p>
              </table:table-cell>
              <table:table-cell office:value-type="float" office:value="0.00216399669647">
                <text:p>0.0021639966964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202894210815">
                <text:p>0.00202894210815</text:p>
              </table:table-cell>
              <table:table-cell office:value-type="float" office:value="0.0032000541687">
                <text:p>0.0032000541687</text:p>
              </table:table-cell>
              <table:table-cell office:value-type="float" office:value="0.00227519035339">
                <text:p>0.0022751903533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202083587646">
                <text:p>0.00202083587646</text:p>
              </table:table-cell>
              <table:table-cell office:value-type="float" office:value="0.00280618667603">
                <text:p>0.00280618667603</text:p>
              </table:table-cell>
              <table:table-cell office:value-type="float" office:value="0.00216557025909">
                <text:p>0.0021655702590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202107429504">
                <text:p>0.00202107429504</text:p>
              </table:table-cell>
              <table:table-cell office:value-type="float" office:value="0.00296306610107">
                <text:p>0.00296306610107</text:p>
              </table:table-cell>
              <table:table-cell office:value-type="float" office:value="0.00218458652496">
                <text:p>0.0021845865249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202989578247">
                <text:p>0.00202989578247</text:p>
              </table:table-cell>
              <table:table-cell office:value-type="float" office:value="0.00347590446472">
                <text:p>0.00347590446472</text:p>
              </table:table-cell>
              <table:table-cell office:value-type="float" office:value="0.00228526592255">
                <text:p>0.0022852659225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213503837585">
                <text:p>0.00213503837585</text:p>
              </table:table-cell>
              <table:table-cell office:value-type="float" office:value="0.00350689888">
                <text:p>0.00350689888</text:p>
              </table:table-cell>
              <table:table-cell office:value-type="float" office:value="0.00235996246338">
                <text:p>0.0023599624633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214314460754">
                <text:p>0.00214314460754</text:p>
              </table:table-cell>
              <table:table-cell office:value-type="float" office:value="0.00290608406067">
                <text:p>0.00290608406067</text:p>
              </table:table-cell>
              <table:table-cell office:value-type="float" office:value="0.00234064102173">
                <text:p>0.00234064102173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214290618896">
                <text:p>0.00214290618896</text:p>
              </table:table-cell>
              <table:table-cell office:value-type="float" office:value="0.0027449131012">
                <text:p>0.0027449131012</text:p>
              </table:table-cell>
              <table:table-cell office:value-type="float" office:value="0.00230782032013">
                <text:p>0.0023078203201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214695930481">
                <text:p>0.00214695930481</text:p>
              </table:table-cell>
              <table:table-cell office:value-type="float" office:value="0.00312805175781">
                <text:p>0.00312805175781</text:p>
              </table:table-cell>
              <table:table-cell office:value-type="float" office:value="0.0022989654541">
                <text:p>0.0022989654541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215792655945">
                <text:p>0.00215792655945</text:p>
              </table:table-cell>
              <table:table-cell office:value-type="float" office:value="0.00361895561218">
                <text:p>0.00361895561218</text:p>
              </table:table-cell>
              <table:table-cell office:value-type="float" office:value="0.0023523235321">
                <text:p>0.002352323532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215196609497">
                <text:p>0.00215196609497</text:p>
              </table:table-cell>
              <table:table-cell office:value-type="float" office:value="0.00328397750854">
                <text:p>0.00328397750854</text:p>
              </table:table-cell>
              <table:table-cell office:value-type="float" office:value="0.00237190246582">
                <text:p>0.0023719024658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216007232666">
                <text:p>0.00216007232666</text:p>
              </table:table-cell>
              <table:table-cell office:value-type="float" office:value="0.00354504585266">
                <text:p>0.00354504585266</text:p>
              </table:table-cell>
              <table:table-cell office:value-type="float" office:value="0.00230600357056">
                <text:p>0.0023060035705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216484069824">
                <text:p>0.00216484069824</text:p>
              </table:table-cell>
              <table:table-cell office:value-type="float" office:value="0.00367999076843">
                <text:p>0.00367999076843</text:p>
              </table:table-cell>
              <table:table-cell office:value-type="float" office:value="0.0023168182373">
                <text:p>0.002316818237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216817855835">
                <text:p>0.00216817855835</text:p>
              </table:table-cell>
              <table:table-cell office:value-type="float" office:value="0.00314688682556">
                <text:p>0.00314688682556</text:p>
              </table:table-cell>
              <table:table-cell office:value-type="float" office:value="0.00231821537018">
                <text:p>0.0023182153701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203394889832">
                <text:p>0.00203394889832</text:p>
              </table:table-cell>
              <table:table-cell office:value-type="float" office:value="0.00320196151733">
                <text:p>0.00320196151733</text:p>
              </table:table-cell>
              <table:table-cell office:value-type="float" office:value="0.00228572368622">
                <text:p>0.0022857236862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204181671143">
                <text:p>0.00204181671143</text:p>
              </table:table-cell>
              <table:table-cell office:value-type="float" office:value="0.00310802459717">
                <text:p>0.00310802459717</text:p>
              </table:table-cell>
              <table:table-cell office:value-type="float" office:value="0.00219201564789">
                <text:p>0.0021920156478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203585624695">
                <text:p>0.00203585624695</text:p>
              </table:table-cell>
              <table:table-cell office:value-type="float" office:value="0.0036609172821">
                <text:p>0.0036609172821</text:p>
              </table:table-cell>
              <table:table-cell office:value-type="float" office:value="0.00222639083862">
                <text:p>0.0022263908386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205111503601">
                <text:p>0.00205111503601</text:p>
              </table:table-cell>
              <table:table-cell office:value-type="float" office:value="0.00319504737854">
                <text:p>0.00319504737854</text:p>
              </table:table-cell>
              <table:table-cell office:value-type="float" office:value="0.0022249174118">
                <text:p>0.002224917411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205183029175">
                <text:p>0.00205183029175</text:p>
              </table:table-cell>
              <table:table-cell office:value-type="float" office:value="0.00322794914246">
                <text:p>0.00322794914246</text:p>
              </table:table-cell>
              <table:table-cell office:value-type="float" office:value="0.00227255821228">
                <text:p>0.0022725582122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205397605896">
                <text:p>0.00205397605896</text:p>
              </table:table-cell>
              <table:table-cell office:value-type="float" office:value="0.00355195999146">
                <text:p>0.00355195999146</text:p>
              </table:table-cell>
              <table:table-cell office:value-type="float" office:value="0.00227634429932">
                <text:p>0.0022763442993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205779075623">
                <text:p>0.00205779075623</text:p>
              </table:table-cell>
              <table:table-cell office:value-type="float" office:value="0.0034019947052">
                <text:p>0.0034019947052</text:p>
              </table:table-cell>
              <table:table-cell office:value-type="float" office:value="0.00222916126251">
                <text:p>0.0022291612625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211405754089">
                <text:p>0.00211405754089</text:p>
              </table:table-cell>
              <table:table-cell office:value-type="float" office:value="0.00311613082886">
                <text:p>0.00311613082886</text:p>
              </table:table-cell>
              <table:table-cell office:value-type="float" office:value="0.0022979927063">
                <text:p>0.0022979927063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211501121521">
                <text:p>0.00211501121521</text:p>
              </table:table-cell>
              <table:table-cell office:value-type="float" office:value="0.00317811965942">
                <text:p>0.00317811965942</text:p>
              </table:table-cell>
              <table:table-cell office:value-type="float" office:value="0.00231824398041">
                <text:p>0.0023182439804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211811065674">
                <text:p>0.00211811065674</text:p>
              </table:table-cell>
              <table:table-cell office:value-type="float" office:value="0.00323605537415">
                <text:p>0.00323605537415</text:p>
              </table:table-cell>
              <table:table-cell office:value-type="float" office:value="0.00238152503967">
                <text:p>0.0023815250396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218296051025">
                <text:p>0.00218296051025</text:p>
              </table:table-cell>
              <table:table-cell office:value-type="float" office:value="0.00324201583862">
                <text:p>0.00324201583862</text:p>
              </table:table-cell>
              <table:table-cell office:value-type="float" office:value="0.00237540245056">
                <text:p>0.0023754024505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21870136261">
                <text:p>0.0021870136261</text:p>
              </table:table-cell>
              <table:table-cell office:value-type="float" office:value="0.00376510620117">
                <text:p>0.00376510620117</text:p>
              </table:table-cell>
              <table:table-cell office:value-type="float" office:value="0.00239799022675">
                <text:p>0.0023979902267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219392776489">
                <text:p>0.00219392776489</text:p>
              </table:table-cell>
              <table:table-cell office:value-type="float" office:value="0.00352215766907">
                <text:p>0.00352215766907</text:p>
              </table:table-cell>
              <table:table-cell office:value-type="float" office:value="0.00235694408417">
                <text:p>0.00235694408417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221800804138">
                <text:p>0.00221800804138</text:p>
              </table:table-cell>
              <table:table-cell office:value-type="float" office:value="0.00354313850403">
                <text:p>0.00354313850403</text:p>
              </table:table-cell>
              <table:table-cell office:value-type="float" office:value="0.00244645118713">
                <text:p>0.0024464511871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220394134521">
                <text:p>0.00220394134521</text:p>
              </table:table-cell>
              <table:table-cell office:value-type="float" office:value="0.00317692756653">
                <text:p>0.00317692756653</text:p>
              </table:table-cell>
              <table:table-cell office:value-type="float" office:value="0.00236190319061">
                <text:p>0.0023619031906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22029876709">
                <text:p>0.0022029876709</text:p>
              </table:table-cell>
              <table:table-cell office:value-type="float" office:value="0.00332188606262">
                <text:p>0.00332188606262</text:p>
              </table:table-cell>
              <table:table-cell office:value-type="float" office:value="0.00238144397736">
                <text:p>0.0023814439773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220513343811">
                <text:p>0.00220513343811</text:p>
              </table:table-cell>
              <table:table-cell office:value-type="float" office:value="0.003014087677">
                <text:p>0.003014087677</text:p>
              </table:table-cell>
              <table:table-cell office:value-type="float" office:value="0.00237461566925">
                <text:p>0.0023746156692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221014022827">
                <text:p>0.00221014022827</text:p>
              </table:table-cell>
              <table:table-cell office:value-type="float" office:value="0.00468587875366">
                <text:p>0.00468587875366</text:p>
              </table:table-cell>
              <table:table-cell office:value-type="float" office:value="0.00255876064301">
                <text:p>0.0025587606430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22120475769">
                <text:p>0.0022120475769</text:p>
              </table:table-cell>
              <table:table-cell office:value-type="float" office:value="0.00296306610107">
                <text:p>0.00296306610107</text:p>
              </table:table-cell>
              <table:table-cell office:value-type="float" office:value="0.00241913795471">
                <text:p>0.0024191379547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222682952881">
                <text:p>0.00222682952881</text:p>
              </table:table-cell>
              <table:table-cell office:value-type="float" office:value="0.00398397445679">
                <text:p>0.00398397445679</text:p>
              </table:table-cell>
              <table:table-cell office:value-type="float" office:value="0.00246130466461">
                <text:p>0.0024613046646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22280216217">
                <text:p>0.0022280216217</text:p>
              </table:table-cell>
              <table:table-cell office:value-type="float" office:value="0.00399112701416">
                <text:p>0.00399112701416</text:p>
              </table:table-cell>
              <table:table-cell office:value-type="float" office:value="0.00245450496674">
                <text:p>0.0024545049667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223302841187">
                <text:p>0.00223302841187</text:p>
              </table:table-cell>
              <table:table-cell office:value-type="float" office:value="0.00385999679565">
                <text:p>0.00385999679565</text:p>
              </table:table-cell>
              <table:table-cell office:value-type="float" office:value="0.00249935150146">
                <text:p>0.00249935150146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223994255066">
                <text:p>0.00223994255066</text:p>
              </table:table-cell>
              <table:table-cell office:value-type="float" office:value="0.00353097915649">
                <text:p>0.00353097915649</text:p>
              </table:table-cell>
              <table:table-cell office:value-type="float" office:value="0.00243291854858">
                <text:p>0.0024329185485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226998329163">
                <text:p>0.00226998329163</text:p>
              </table:table-cell>
              <table:table-cell office:value-type="float" office:value="0.0029571056366">
                <text:p>0.0029571056366</text:p>
              </table:table-cell>
              <table:table-cell office:value-type="float" office:value="0.00241842269897">
                <text:p>0.0024184226989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225710868835">
                <text:p>0.00225710868835</text:p>
              </table:table-cell>
              <table:table-cell office:value-type="float" office:value="0.00302505493164">
                <text:p>0.00302505493164</text:p>
              </table:table-cell>
              <table:table-cell office:value-type="float" office:value="0.00239240646362">
                <text:p>0.0023924064636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328588485718">
                <text:p>0.00328588485718</text:p>
              </table:table-cell>
              <table:table-cell office:value-type="float" office:value="0.00422620773315">
                <text:p>0.00422620773315</text:p>
              </table:table-cell>
              <table:table-cell office:value-type="float" office:value="0.00358722686768">
                <text:p>0.0035872268676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224304199219">
                <text:p>0.00224304199219</text:p>
              </table:table-cell>
              <table:table-cell office:value-type="float" office:value="0.00291585922241">
                <text:p>0.00291585922241</text:p>
              </table:table-cell>
              <table:table-cell office:value-type="float" office:value="0.00241991996765">
                <text:p>0.0024199199676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224184989929">
                <text:p>0.00224184989929</text:p>
              </table:table-cell>
              <table:table-cell office:value-type="float" office:value="0.00287890434265">
                <text:p>0.00287890434265</text:p>
              </table:table-cell>
              <table:table-cell office:value-type="float" office:value="0.00242478370667">
                <text:p>0.0024247837066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224900245667">
                <text:p>0.00224900245667</text:p>
              </table:table-cell>
              <table:table-cell office:value-type="float" office:value="0.00426602363586">
                <text:p>0.00426602363586</text:p>
              </table:table-cell>
              <table:table-cell office:value-type="float" office:value="0.00251735687256">
                <text:p>0.0025173568725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226616859436">
                <text:p>0.00226616859436</text:p>
              </table:table-cell>
              <table:table-cell office:value-type="float" office:value="0.00297999382019">
                <text:p>0.00297999382019</text:p>
              </table:table-cell>
              <table:table-cell office:value-type="float" office:value="0.00249071598053">
                <text:p>0.0024907159805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226998329163">
                <text:p>0.00226998329163</text:p>
              </table:table-cell>
              <table:table-cell office:value-type="float" office:value="0.00290203094482">
                <text:p>0.00290203094482</text:p>
              </table:table-cell>
              <table:table-cell office:value-type="float" office:value="0.00245668888092">
                <text:p>0.0024566888809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226998329163">
                <text:p>0.00226998329163</text:p>
              </table:table-cell>
              <table:table-cell office:value-type="float" office:value="0.00291609764099">
                <text:p>0.00291609764099</text:p>
              </table:table-cell>
              <table:table-cell office:value-type="float" office:value="0.00242690563202">
                <text:p>0.0024269056320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227880477905">
                <text:p>0.00227880477905</text:p>
              </table:table-cell>
              <table:table-cell office:value-type="float" office:value="0.00353193283081">
                <text:p>0.00353193283081</text:p>
              </table:table-cell>
              <table:table-cell office:value-type="float" office:value="0.00246259689331">
                <text:p>0.0024625968933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00228595733643">
                <text:p>0.00228595733643</text:p>
              </table:table-cell>
              <table:table-cell office:value-type="float" office:value="0.00468397140503">
                <text:p>0.00468397140503</text:p>
              </table:table-cell>
              <table:table-cell office:value-type="float" office:value="0.00253839015961">
                <text:p>0.00253839015961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00228810310364">
                <text:p>0.00228810310364</text:p>
              </table:table-cell>
              <table:table-cell office:value-type="float" office:value="0.00511503219604">
                <text:p>0.00511503219604</text:p>
              </table:table-cell>
              <table:table-cell office:value-type="float" office:value="0.00271572113037">
                <text:p>0.00271572113037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00226998329163">
                <text:p>0.00226998329163</text:p>
              </table:table-cell>
              <table:table-cell office:value-type="float" office:value="0.00305104255676">
                <text:p>0.00305104255676</text:p>
              </table:table-cell>
              <table:table-cell office:value-type="float" office:value="0.00246091365814">
                <text:p>0.0024609136581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228118896484">
                <text:p>0.00228118896484</text:p>
              </table:table-cell>
              <table:table-cell office:value-type="float" office:value="0.00312304496765">
                <text:p>0.00312304496765</text:p>
              </table:table-cell>
              <table:table-cell office:value-type="float" office:value="0.00243224620819">
                <text:p>0.0024322462081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0229382514954">
                <text:p>0.00229382514954</text:p>
              </table:table-cell>
              <table:table-cell office:value-type="float" office:value="0.00346899032593">
                <text:p>0.00346899032593</text:p>
              </table:table-cell>
              <table:table-cell office:value-type="float" office:value="0.0025643491745">
                <text:p>0.0025643491745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0348401069641">
                <text:p>0.00348401069641</text:p>
              </table:table-cell>
              <table:table-cell office:value-type="float" office:value="0.00468492507935">
                <text:p>0.00468492507935</text:p>
              </table:table-cell>
              <table:table-cell office:value-type="float" office:value="0.00372315883636">
                <text:p>0.0037231588363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0348806381226">
                <text:p>0.00348806381226</text:p>
              </table:table-cell>
              <table:table-cell office:value-type="float" office:value="0.00518798828125">
                <text:p>0.00518798828125</text:p>
              </table:table-cell>
              <table:table-cell office:value-type="float" office:value="0.00380045413971">
                <text:p>0.00380045413971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00348901748657">
                <text:p>0.00348901748657</text:p>
              </table:table-cell>
              <table:table-cell office:value-type="float" office:value="0.00466799736023">
                <text:p>0.00466799736023</text:p>
              </table:table-cell>
              <table:table-cell office:value-type="float" office:value="0.00382654666901">
                <text:p>0.0038265466690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0350618362427">
                <text:p>0.00350618362427</text:p>
              </table:table-cell>
              <table:table-cell office:value-type="float" office:value="0.00435996055603">
                <text:p>0.00435996055603</text:p>
              </table:table-cell>
              <table:table-cell office:value-type="float" office:value="0.00370609760284">
                <text:p>0.00370609760284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0350999832153">
                <text:p>0.00350999832153</text:p>
              </table:table-cell>
              <table:table-cell office:value-type="float" office:value="0.00449585914612">
                <text:p>0.00449585914612</text:p>
              </table:table-cell>
              <table:table-cell office:value-type="float" office:value="0.00374546051025">
                <text:p>0.00374546051025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0350713729858">
                <text:p>0.00350713729858</text:p>
              </table:table-cell>
              <table:table-cell office:value-type="float" office:value="0.00452995300293">
                <text:p>0.00452995300293</text:p>
              </table:table-cell>
              <table:table-cell office:value-type="float" office:value="0.00368031978607">
                <text:p>0.0036803197860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0351095199585">
                <text:p>0.00351095199585</text:p>
              </table:table-cell>
              <table:table-cell office:value-type="float" office:value="0.00461006164551">
                <text:p>0.00461006164551</text:p>
              </table:table-cell>
              <table:table-cell office:value-type="float" office:value="0.00371599674225">
                <text:p>0.0037159967422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0351500511169">
                <text:p>0.00351500511169</text:p>
              </table:table-cell>
              <table:table-cell office:value-type="float" office:value="0.00455904006958">
                <text:p>0.00455904006958</text:p>
              </table:table-cell>
              <table:table-cell office:value-type="float" office:value="0.00381309509277">
                <text:p>0.0038130950927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350904464722">
                <text:p>0.00350904464722</text:p>
              </table:table-cell>
              <table:table-cell office:value-type="float" office:value="0.00709700584412">
                <text:p>0.00709700584412</text:p>
              </table:table-cell>
              <table:table-cell office:value-type="float" office:value="0.00387632369995">
                <text:p>0.0038763236999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0260210037231">
                <text:p>0.00260210037231</text:p>
              </table:table-cell>
              <table:table-cell office:value-type="float" office:value="0.00368714332581">
                <text:p>0.00368714332581</text:p>
              </table:table-cell>
              <table:table-cell office:value-type="float" office:value="0.0027757024765">
                <text:p>0.002775702476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0261902809143">
                <text:p>0.00261902809143</text:p>
              </table:table-cell>
              <table:table-cell office:value-type="float" office:value="0.00357294082642">
                <text:p>0.00357294082642</text:p>
              </table:table-cell>
              <table:table-cell office:value-type="float" office:value="0.00284192085266">
                <text:p>0.0028419208526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02610206604">
                <text:p>0.002610206604</text:p>
              </table:table-cell>
              <table:table-cell office:value-type="float" office:value="0.00336503982544">
                <text:p>0.00336503982544</text:p>
              </table:table-cell>
              <table:table-cell office:value-type="float" office:value="0.00281960487366">
                <text:p>0.00281960487366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00261402130127">
                <text:p>0.00261402130127</text:p>
              </table:table-cell>
              <table:table-cell office:value-type="float" office:value="0.00332903862">
                <text:p>0.00332903862</text:p>
              </table:table-cell>
              <table:table-cell office:value-type="float" office:value="0.00279447078705">
                <text:p>0.0027944707870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00262689590454">
                <text:p>0.00262689590454</text:p>
              </table:table-cell>
              <table:table-cell office:value-type="float" office:value="0.00374293327332">
                <text:p>0.00374293327332</text:p>
              </table:table-cell>
              <table:table-cell office:value-type="float" office:value="0.00280830383301">
                <text:p>0.0028083038330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0263094902039">
                <text:p>0.00263094902039</text:p>
              </table:table-cell>
              <table:table-cell office:value-type="float" office:value="0.00338816642761">
                <text:p>0.00338816642761</text:p>
              </table:table-cell>
              <table:table-cell office:value-type="float" office:value="0.00284806251526">
                <text:p>0.0028480625152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00263118743896">
                <text:p>0.00263118743896</text:p>
              </table:table-cell>
              <table:table-cell office:value-type="float" office:value="0.00347805023193">
                <text:p>0.00347805023193</text:p>
              </table:table-cell>
              <table:table-cell office:value-type="float" office:value="0.00284883499146">
                <text:p>0.00284883499146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0026330947876">
                <text:p>0.0026330947876</text:p>
              </table:table-cell>
              <table:table-cell office:value-type="float" office:value="0.00366902351379">
                <text:p>0.00366902351379</text:p>
              </table:table-cell>
              <table:table-cell office:value-type="float" office:value="0.00283981800079">
                <text:p>0.0028398180007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00264310836792">
                <text:p>0.00264310836792</text:p>
              </table:table-cell>
              <table:table-cell office:value-type="float" office:value="0.00350999832153">
                <text:p>0.00350999832153</text:p>
              </table:table-cell>
              <table:table-cell office:value-type="float" office:value="0.00287415504456">
                <text:p>0.0028741550445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265502929688">
                <text:p>0.00265502929688</text:p>
              </table:table-cell>
              <table:table-cell office:value-type="float" office:value="0.00370788574219">
                <text:p>0.00370788574219</text:p>
              </table:table-cell>
              <table:table-cell office:value-type="float" office:value="0.00285824775696">
                <text:p>0.0028582477569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00264286994934">
                <text:p>0.00264286994934</text:p>
              </table:table-cell>
              <table:table-cell office:value-type="float" office:value="0.00404286384583">
                <text:p>0.00404286384583</text:p>
              </table:table-cell>
              <table:table-cell office:value-type="float" office:value="0.00287816047668">
                <text:p>0.0028781604766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00264382362366">
                <text:p>0.00264382362366</text:p>
              </table:table-cell>
              <table:table-cell office:value-type="float" office:value="0.00412678718567">
                <text:p>0.00412678718567</text:p>
              </table:table-cell>
              <table:table-cell office:value-type="float" office:value="0.00285305500031">
                <text:p>0.00285305500031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00264096260071">
                <text:p>0.00264096260071</text:p>
              </table:table-cell>
              <table:table-cell office:value-type="float" office:value="0.00355815887451">
                <text:p>0.00355815887451</text:p>
              </table:table-cell>
              <table:table-cell office:value-type="float" office:value="0.00285003662109">
                <text:p>0.0028500366210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0264596939087">
                <text:p>0.00264596939087</text:p>
              </table:table-cell>
              <table:table-cell office:value-type="float" office:value="0.00355195999146">
                <text:p>0.00355195999146</text:p>
              </table:table-cell>
              <table:table-cell office:value-type="float" office:value="0.00280788898468">
                <text:p>0.00280788898468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0265312194824">
                <text:p>0.00265312194824</text:p>
              </table:table-cell>
              <table:table-cell office:value-type="float" office:value="0.00340986251831">
                <text:p>0.00340986251831</text:p>
              </table:table-cell>
              <table:table-cell office:value-type="float" office:value="0.00281714439392">
                <text:p>0.0028171443939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00284886360168">
                <text:p>0.00284886360168</text:p>
              </table:table-cell>
              <table:table-cell office:value-type="float" office:value="0.00392889976501">
                <text:p>0.00392889976501</text:p>
              </table:table-cell>
              <table:table-cell office:value-type="float" office:value="0.00312885761261">
                <text:p>0.0031288576126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00284099578857">
                <text:p>0.00284099578857</text:p>
              </table:table-cell>
              <table:table-cell office:value-type="float" office:value="0.00527787208557">
                <text:p>0.00527787208557</text:p>
              </table:table-cell>
              <table:table-cell office:value-type="float" office:value="0.00306533813477">
                <text:p>0.0030653381347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00285601615906">
                <text:p>0.00285601615906</text:p>
              </table:table-cell>
              <table:table-cell office:value-type="float" office:value="0.00537395477295">
                <text:p>0.00537395477295</text:p>
              </table:table-cell>
              <table:table-cell office:value-type="float" office:value="0.00319512844086">
                <text:p>0.00319512844086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0028510093689">
                <text:p>0.0028510093689</text:p>
              </table:table-cell>
              <table:table-cell office:value-type="float" office:value="0.00497698783875">
                <text:p>0.00497698783875</text:p>
              </table:table-cell>
              <table:table-cell office:value-type="float" office:value="0.00314790248871">
                <text:p>0.0031479024887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287008285522">
                <text:p>0.00287008285522</text:p>
              </table:table-cell>
              <table:table-cell office:value-type="float" office:value="0.00494194030762">
                <text:p>0.00494194030762</text:p>
              </table:table-cell>
              <table:table-cell office:value-type="float" office:value="0.00310645103455">
                <text:p>0.00310645103455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00287699699402">
                <text:p>0.00287699699402</text:p>
              </table:table-cell>
              <table:table-cell office:value-type="float" office:value="0.00484991073608">
                <text:p>0.00484991073608</text:p>
              </table:table-cell>
              <table:table-cell office:value-type="float" office:value="0.00309961795807">
                <text:p>0.0030996179580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00287389755249">
                <text:p>0.00287389755249</text:p>
              </table:table-cell>
              <table:table-cell office:value-type="float" office:value="0.00509691238403">
                <text:p>0.00509691238403</text:p>
              </table:table-cell>
              <table:table-cell office:value-type="float" office:value="0.00308884143829">
                <text:p>0.0030888414382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00289797782898">
                <text:p>0.00289797782898</text:p>
              </table:table-cell>
              <table:table-cell office:value-type="float" office:value="0.00480103492737">
                <text:p>0.00480103492737</text:p>
              </table:table-cell>
              <table:table-cell office:value-type="float" office:value="0.00322205543518">
                <text:p>0.00322205543518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0028920173645">
                <text:p>0.0028920173645</text:p>
              </table:table-cell>
              <table:table-cell office:value-type="float" office:value="0.00454592704773">
                <text:p>0.00454592704773</text:p>
              </table:table-cell>
              <table:table-cell office:value-type="float" office:value="0.00309237957001">
                <text:p>0.00309237957001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00289487838745">
                <text:p>0.00289487838745</text:p>
              </table:table-cell>
              <table:table-cell office:value-type="float" office:value="0.0053699016571">
                <text:p>0.0053699016571</text:p>
              </table:table-cell>
              <table:table-cell office:value-type="float" office:value="0.00311015129089">
                <text:p>0.0031101512908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0027391910553">
                <text:p>0.0027391910553</text:p>
              </table:table-cell>
              <table:table-cell office:value-type="float" office:value="0.00472688674927">
                <text:p>0.00472688674927</text:p>
              </table:table-cell>
              <table:table-cell office:value-type="float" office:value="0.00300545215607">
                <text:p>0.0030054521560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00275111198425">
                <text:p>0.00275111198425</text:p>
              </table:table-cell>
              <table:table-cell office:value-type="float" office:value="0.00419497489929">
                <text:p>0.00419497489929</text:p>
              </table:table-cell>
              <table:table-cell office:value-type="float" office:value="0.0029952955246">
                <text:p>0.0029952955246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00274300575256">
                <text:p>0.00274300575256</text:p>
              </table:table-cell>
              <table:table-cell office:value-type="float" office:value="0.00365400314331">
                <text:p>0.00365400314331</text:p>
              </table:table-cell>
              <table:table-cell office:value-type="float" office:value="0.00290186882019">
                <text:p>0.0029018688201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00274801254272">
                <text:p>0.00274801254272</text:p>
              </table:table-cell>
              <table:table-cell office:value-type="float" office:value="0.00353002548218">
                <text:p>0.00353002548218</text:p>
              </table:table-cell>
              <table:table-cell office:value-type="float" office:value="0.00299691677094">
                <text:p>0.0029969167709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2769947052">
                <text:p>0.002769947052</text:p>
              </table:table-cell>
              <table:table-cell office:value-type="float" office:value="0.00487685203552">
                <text:p>0.00487685203552</text:p>
              </table:table-cell>
              <table:table-cell office:value-type="float" office:value="0.00299878120422">
                <text:p>0.0029987812042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0288200378418">
                <text:p>0.00288200378418</text:p>
              </table:table-cell>
              <table:table-cell office:value-type="float" office:value="0.00403594970703">
                <text:p>0.00403594970703</text:p>
              </table:table-cell>
              <table:table-cell office:value-type="float" office:value="0.00317047595978">
                <text:p>0.0031704759597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00284099578857">
                <text:p>0.00284099578857</text:p>
              </table:table-cell>
              <table:table-cell office:value-type="float" office:value="0.00361800193787">
                <text:p>0.00361800193787</text:p>
              </table:table-cell>
              <table:table-cell office:value-type="float" office:value="0.00304689884186">
                <text:p>0.00304689884186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00292801856995">
                <text:p>0.00292801856995</text:p>
              </table:table-cell>
              <table:table-cell office:value-type="float" office:value="0.00380611419678">
                <text:p>0.00380611419678</text:p>
              </table:table-cell>
              <table:table-cell office:value-type="float" office:value="0.00318790912628">
                <text:p>0.0031879091262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00293302536011">
                <text:p>0.00293302536011</text:p>
              </table:table-cell>
              <table:table-cell office:value-type="float" office:value="0.00378918647766">
                <text:p>0.00378918647766</text:p>
              </table:table-cell>
              <table:table-cell office:value-type="float" office:value="0.0031342458725">
                <text:p>0.0031342458725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00292682647705">
                <text:p>0.00292682647705</text:p>
              </table:table-cell>
              <table:table-cell office:value-type="float" office:value="0.00378894805908">
                <text:p>0.00378894805908</text:p>
              </table:table-cell>
              <table:table-cell office:value-type="float" office:value="0.0031578207016">
                <text:p>0.0031578207016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00292587280273">
                <text:p>0.00292587280273</text:p>
              </table:table-cell>
              <table:table-cell office:value-type="float" office:value="0.00514984130859">
                <text:p>0.00514984130859</text:p>
              </table:table-cell>
              <table:table-cell office:value-type="float" office:value="0.00321088790894">
                <text:p>0.00321088790894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00294303894043">
                <text:p>0.00294303894043</text:p>
              </table:table-cell>
              <table:table-cell office:value-type="float" office:value="0.00396299362183">
                <text:p>0.00396299362183</text:p>
              </table:table-cell>
              <table:table-cell office:value-type="float" office:value="0.00314064502716">
                <text:p>0.00314064502716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00293111801147">
                <text:p>0.00293111801147</text:p>
              </table:table-cell>
              <table:table-cell office:value-type="float" office:value="0.0038001537323">
                <text:p>0.0038001537323</text:p>
              </table:table-cell>
              <table:table-cell office:value-type="float" office:value="0.00313977241516">
                <text:p>0.00313977241516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00294995307922">
                <text:p>0.00294995307922</text:p>
              </table:table-cell>
              <table:table-cell office:value-type="float" office:value="0.00424313545227">
                <text:p>0.00424313545227</text:p>
              </table:table-cell>
              <table:table-cell office:value-type="float" office:value="0.00321476459503">
                <text:p>0.003214764595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296902656555">
                <text:p>0.00296902656555</text:p>
              </table:table-cell>
              <table:table-cell office:value-type="float" office:value="0.00421714782715">
                <text:p>0.00421714782715</text:p>
              </table:table-cell>
              <table:table-cell office:value-type="float" office:value="0.00318127155304">
                <text:p>0.0031812715530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00307703018188">
                <text:p>0.00307703018188</text:p>
              </table:table-cell>
              <table:table-cell office:value-type="float" office:value="0.00438594818115">
                <text:p>0.00438594818115</text:p>
              </table:table-cell>
              <table:table-cell office:value-type="float" office:value="0.00329653263092">
                <text:p>0.0032965326309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00309801101685">
                <text:p>0.00309801101685</text:p>
              </table:table-cell>
              <table:table-cell office:value-type="float" office:value="0.00461101531982">
                <text:p>0.00461101531982</text:p>
              </table:table-cell>
              <table:table-cell office:value-type="float" office:value="0.00339860439301">
                <text:p>0.0033986043930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00308704376221">
                <text:p>0.00308704376221</text:p>
              </table:table-cell>
              <table:table-cell office:value-type="float" office:value="0.00475692749023">
                <text:p>0.00475692749023</text:p>
              </table:table-cell>
              <table:table-cell office:value-type="float" office:value="0.00330689430237">
                <text:p>0.00330689430237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00309586524963">
                <text:p>0.00309586524963</text:p>
              </table:table-cell>
              <table:table-cell office:value-type="float" office:value="0.00446891784668">
                <text:p>0.00446891784668</text:p>
              </table:table-cell>
              <table:table-cell office:value-type="float" office:value="0.00329844474792">
                <text:p>0.0032984447479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0310111045837">
                <text:p>0.00310111045837</text:p>
              </table:table-cell>
              <table:table-cell office:value-type="float" office:value="0.00442385673523">
                <text:p>0.00442385673523</text:p>
              </table:table-cell>
              <table:table-cell office:value-type="float" office:value="0.00332881450653">
                <text:p>0.0033288145065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00310516357422">
                <text:p>0.00310516357422</text:p>
              </table:table-cell>
              <table:table-cell office:value-type="float" office:value="0.00419211387634">
                <text:p>0.00419211387634</text:p>
              </table:table-cell>
              <table:table-cell office:value-type="float" office:value="0.00332642555237">
                <text:p>0.0033264255523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00312089920044">
                <text:p>0.00312089920044</text:p>
              </table:table-cell>
              <table:table-cell office:value-type="float" office:value="0.00401902198792">
                <text:p>0.00401902198792</text:p>
              </table:table-cell>
              <table:table-cell office:value-type="float" office:value="0.00329389095306">
                <text:p>0.00329389095306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0031270980835">
                <text:p>0.0031270980835</text:p>
              </table:table-cell>
              <table:table-cell office:value-type="float" office:value="0.00415396690369">
                <text:p>0.00415396690369</text:p>
              </table:table-cell>
              <table:table-cell office:value-type="float" office:value="0.00337923049927">
                <text:p>0.00337923049927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00311493873596">
                <text:p>0.00311493873596</text:p>
              </table:table-cell>
              <table:table-cell office:value-type="float" office:value="0.0040180683136">
                <text:p>0.0040180683136</text:p>
              </table:table-cell>
              <table:table-cell office:value-type="float" office:value="0.00330539226532">
                <text:p>0.0033053922653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311899185181">
                <text:p>0.00311899185181</text:p>
              </table:table-cell>
              <table:table-cell office:value-type="float" office:value="0.00386095046997">
                <text:p>0.00386095046997</text:p>
              </table:table-cell>
              <table:table-cell office:value-type="float" office:value="0.00334351062775">
                <text:p>0.0033435106277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00313282012939">
                <text:p>0.00313282012939</text:p>
              </table:table-cell>
              <table:table-cell office:value-type="float" office:value="0.00437593460083">
                <text:p>0.00437593460083</text:p>
              </table:table-cell>
              <table:table-cell office:value-type="float" office:value="0.00335862636566">
                <text:p>0.00335862636566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00312304496765">
                <text:p>0.00312304496765</text:p>
              </table:table-cell>
              <table:table-cell office:value-type="float" office:value="0.00451302528381">
                <text:p>0.00451302528381</text:p>
              </table:table-cell>
              <table:table-cell office:value-type="float" office:value="0.00332360744476">
                <text:p>0.00332360744476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0031418800354">
                <text:p>0.0031418800354</text:p>
              </table:table-cell>
              <table:table-cell office:value-type="float" office:value="0.00441288948059">
                <text:p>0.00441288948059</text:p>
              </table:table-cell>
              <table:table-cell office:value-type="float" office:value="0.00338424682617">
                <text:p>0.00338424682617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00314402580261">
                <text:p>0.00314402580261</text:p>
              </table:table-cell>
              <table:table-cell office:value-type="float" office:value="0.00476002693176">
                <text:p>0.00476002693176</text:p>
              </table:table-cell>
              <table:table-cell office:value-type="float" office:value="0.00340217590332">
                <text:p>0.0034021759033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00339698791504">
                <text:p>0.00339698791504</text:p>
              </table:table-cell>
              <table:table-cell office:value-type="float" office:value="0.00451493263245">
                <text:p>0.00451493263245</text:p>
              </table:table-cell>
              <table:table-cell office:value-type="float" office:value="0.0035977602005">
                <text:p>0.0035977602005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00342702865601">
                <text:p>0.00342702865601</text:p>
              </table:table-cell>
              <table:table-cell office:value-type="float" office:value="0.00462102890015">
                <text:p>0.00462102890015</text:p>
              </table:table-cell>
              <table:table-cell office:value-type="float" office:value="0.00361591339111">
                <text:p>0.00361591339111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00340986251831">
                <text:p>0.00340986251831</text:p>
              </table:table-cell>
              <table:table-cell office:value-type="float" office:value="0.00474095344543">
                <text:p>0.00474095344543</text:p>
              </table:table-cell>
              <table:table-cell office:value-type="float" office:value="0.00362149715424">
                <text:p>0.0036214971542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00341105461121">
                <text:p>0.00341105461121</text:p>
              </table:table-cell>
              <table:table-cell office:value-type="float" office:value="0.00473999977112">
                <text:p>0.00473999977112</text:p>
              </table:table-cell>
              <table:table-cell office:value-type="float" office:value="0.00364938259125">
                <text:p>0.00364938259125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00346612930298">
                <text:p>0.00346612930298</text:p>
              </table:table-cell>
              <table:table-cell office:value-type="float" office:value="0.0050790309906">
                <text:p>0.0050790309906</text:p>
              </table:table-cell>
              <table:table-cell office:value-type="float" office:value="0.00372051715851">
                <text:p>0.0037205171585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341701507568">
                <text:p>0.00341701507568</text:p>
              </table:table-cell>
              <table:table-cell office:value-type="float" office:value="0.00464701652527">
                <text:p>0.00464701652527</text:p>
              </table:table-cell>
              <table:table-cell office:value-type="float" office:value="0.00371224880219">
                <text:p>0.0037122488021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0344491004944">
                <text:p>0.00344491004944</text:p>
              </table:table-cell>
              <table:table-cell office:value-type="float" office:value="0.00506711006165">
                <text:p>0.00506711006165</text:p>
              </table:table-cell>
              <table:table-cell office:value-type="float" office:value="0.00370101451874">
                <text:p>0.00370101451874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0346612930298">
                <text:p>0.00346612930298</text:p>
              </table:table-cell>
              <table:table-cell office:value-type="float" office:value="0.00466513633728">
                <text:p>0.00466513633728</text:p>
              </table:table-cell>
              <table:table-cell office:value-type="float" office:value="0.0037225151062">
                <text:p>0.003722515106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00346684455872">
                <text:p>0.00346684455872</text:p>
              </table:table-cell>
              <table:table-cell office:value-type="float" office:value="0.00457787513733">
                <text:p>0.00457787513733</text:p>
              </table:table-cell>
              <table:table-cell office:value-type="float" office:value="0.00376730918884">
                <text:p>0.00376730918884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00345396995544">
                <text:p>0.00345396995544</text:p>
              </table:table-cell>
              <table:table-cell office:value-type="float" office:value="0.00484395027161">
                <text:p>0.00484395027161</text:p>
              </table:table-cell>
              <table:table-cell office:value-type="float" office:value="0.00371070861816">
                <text:p>0.0037107086181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00348997116089">
                <text:p>0.00348997116089</text:p>
              </table:table-cell>
              <table:table-cell office:value-type="float" office:value="0.00475478172302">
                <text:p>0.00475478172302</text:p>
              </table:table-cell>
              <table:table-cell office:value-type="float" office:value="0.00378123283386">
                <text:p>0.00378123283386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00346088409424">
                <text:p>0.00346088409424</text:p>
              </table:table-cell>
              <table:table-cell office:value-type="float" office:value="0.00462985038757">
                <text:p>0.00462985038757</text:p>
              </table:table-cell>
              <table:table-cell office:value-type="float" office:value="0.00373097896576">
                <text:p>0.00373097896576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00346493721008">
                <text:p>0.00346493721008</text:p>
              </table:table-cell>
              <table:table-cell office:value-type="float" office:value="0.00458717346191">
                <text:p>0.00458717346191</text:p>
              </table:table-cell>
              <table:table-cell office:value-type="float" office:value="0.00371391773224">
                <text:p>0.0037139177322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00343680381775">
                <text:p>0.00343680381775</text:p>
              </table:table-cell>
              <table:table-cell office:value-type="float" office:value="0.00452780723572">
                <text:p>0.00452780723572</text:p>
              </table:table-cell>
              <table:table-cell office:value-type="float" office:value="0.00367656230927">
                <text:p>0.00367656230927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00339102745056">
                <text:p>0.00339102745056</text:p>
              </table:table-cell>
              <table:table-cell office:value-type="float" office:value="0.00446605682373">
                <text:p>0.00446605682373</text:p>
              </table:table-cell>
              <table:table-cell office:value-type="float" office:value="0.00358246803284">
                <text:p>0.0035824680328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340414047241">
                <text:p>0.00340414047241</text:p>
              </table:table-cell>
              <table:table-cell office:value-type="float" office:value="0.00462222099304">
                <text:p>0.00462222099304</text:p>
              </table:table-cell>
              <table:table-cell office:value-type="float" office:value="0.00370499610901">
                <text:p>0.0037049961090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00344014167786">
                <text:p>0.00344014167786</text:p>
              </table:table-cell>
              <table:table-cell office:value-type="float" office:value="0.00452303886414">
                <text:p>0.00452303886414</text:p>
              </table:table-cell>
              <table:table-cell office:value-type="float" office:value="0.00366079807281">
                <text:p>0.00366079807281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00340604782104">
                <text:p>0.00340604782104</text:p>
              </table:table-cell>
              <table:table-cell office:value-type="float" office:value="0.00478196144104">
                <text:p>0.00478196144104</text:p>
              </table:table-cell>
              <table:table-cell office:value-type="float" office:value="0.00362478733063">
                <text:p>0.00362478733063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00341200828552">
                <text:p>0.00341200828552</text:p>
              </table:table-cell>
              <table:table-cell office:value-type="float" office:value="0.00484609603882">
                <text:p>0.00484609603882</text:p>
              </table:table-cell>
              <table:table-cell office:value-type="float" office:value="0.00370980262756">
                <text:p>0.00370980262756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00345516204834">
                <text:p>0.00345516204834</text:p>
              </table:table-cell>
              <table:table-cell office:value-type="float" office:value="0.00443482398987">
                <text:p>0.00443482398987</text:p>
              </table:table-cell>
              <table:table-cell office:value-type="float" office:value="0.00368389129639">
                <text:p>0.0036838912963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0341892242432">
                <text:p>0.00341892242432</text:p>
              </table:table-cell>
              <table:table-cell office:value-type="float" office:value="0.00462484359741">
                <text:p>0.00462484359741</text:p>
              </table:table-cell>
              <table:table-cell office:value-type="float" office:value="0.00366103649139">
                <text:p>0.0036610364913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00344491004944">
                <text:p>0.00344491004944</text:p>
              </table:table-cell>
              <table:table-cell office:value-type="float" office:value="0.00467705726624">
                <text:p>0.00467705726624</text:p>
              </table:table-cell>
              <table:table-cell office:value-type="float" office:value="0.00373753070831">
                <text:p>0.00373753070831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00347900390625">
                <text:p>0.00347900390625</text:p>
              </table:table-cell>
              <table:table-cell office:value-type="float" office:value="0.0044219493866">
                <text:p>0.0044219493866</text:p>
              </table:table-cell>
              <table:table-cell office:value-type="float" office:value="0.00367574214935">
                <text:p>0.0036757421493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00345492362976">
                <text:p>0.00345492362976</text:p>
              </table:table-cell>
              <table:table-cell office:value-type="float" office:value="0.0045850276947">
                <text:p>0.0045850276947</text:p>
              </table:table-cell>
              <table:table-cell office:value-type="float" office:value="0.0036665058136">
                <text:p>0.0036665058136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00347590446472">
                <text:p>0.00347590446472</text:p>
              </table:table-cell>
              <table:table-cell office:value-type="float" office:value="0.00469493865967">
                <text:p>0.00469493865967</text:p>
              </table:table-cell>
              <table:table-cell office:value-type="float" office:value="0.00370804309845">
                <text:p>0.0037080430984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351214408875">
                <text:p>0.00351214408875</text:p>
              </table:table-cell>
              <table:table-cell office:value-type="float" office:value="0.00436305999756">
                <text:p>0.00436305999756</text:p>
              </table:table-cell>
              <table:table-cell office:value-type="float" office:value="0.00369487762451">
                <text:p>0.00369487762451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00349998474121">
                <text:p>0.00349998474121</text:p>
              </table:table-cell>
              <table:table-cell office:value-type="float" office:value="0.0060658454895">
                <text:p>0.0060658454895</text:p>
              </table:table-cell>
              <table:table-cell office:value-type="float" office:value="0.00381021022797">
                <text:p>0.00381021022797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00350499153137">
                <text:p>0.00350499153137</text:p>
              </table:table-cell>
              <table:table-cell office:value-type="float" office:value="0.00568699836731">
                <text:p>0.00568699836731</text:p>
              </table:table-cell>
              <table:table-cell office:value-type="float" office:value="0.0037380695343">
                <text:p>0.0037380695343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00352311134338">
                <text:p>0.00352311134338</text:p>
              </table:table-cell>
              <table:table-cell office:value-type="float" office:value="0.00552296638489">
                <text:p>0.00552296638489</text:p>
              </table:table-cell>
              <table:table-cell office:value-type="float" office:value="0.00373674869537">
                <text:p>0.00373674869537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00351500511169">
                <text:p>0.00351500511169</text:p>
              </table:table-cell>
              <table:table-cell office:value-type="float" office:value="0.00604891777039">
                <text:p>0.00604891777039</text:p>
              </table:table-cell>
              <table:table-cell office:value-type="float" office:value="0.00377036094666">
                <text:p>0.00377036094666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00349593162537">
                <text:p>0.00349593162537</text:p>
              </table:table-cell>
              <table:table-cell office:value-type="float" office:value="0.00586700439453">
                <text:p>0.00586700439453</text:p>
              </table:table-cell>
              <table:table-cell office:value-type="float" office:value="0.00374042987823">
                <text:p>0.00374042987823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00414705276489">
                <text:p>0.00414705276489</text:p>
              </table:table-cell>
              <table:table-cell office:value-type="float" office:value="0.00715613365173">
                <text:p>0.00715613365173</text:p>
              </table:table-cell>
              <table:table-cell office:value-type="float" office:value="0.00445749759674">
                <text:p>0.00445749759674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00409007072449">
                <text:p>0.00409007072449</text:p>
              </table:table-cell>
              <table:table-cell office:value-type="float" office:value="0.00668287277222">
                <text:p>0.00668287277222</text:p>
              </table:table-cell>
              <table:table-cell office:value-type="float" office:value="0.00433794498444">
                <text:p>0.0043379449844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00409483909607">
                <text:p>0.00409483909607</text:p>
              </table:table-cell>
              <table:table-cell office:value-type="float" office:value="0.00499796867371">
                <text:p>0.00499796867371</text:p>
              </table:table-cell>
              <table:table-cell office:value-type="float" office:value="0.00433896541595">
                <text:p>0.00433896541595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00414299964905">
                <text:p>0.00414299964905</text:p>
              </table:table-cell>
              <table:table-cell office:value-type="float" office:value="0.00506997108459">
                <text:p>0.00506997108459</text:p>
              </table:table-cell>
              <table:table-cell office:value-type="float" office:value="0.00441867828369">
                <text:p>0.0044186782836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576496124268">
                <text:p>0.00576496124268</text:p>
              </table:table-cell>
              <table:table-cell office:value-type="float" office:value="0.0073070526123">
                <text:p>0.0073070526123</text:p>
              </table:table-cell>
              <table:table-cell office:value-type="float" office:value="0.0060801076889">
                <text:p>0.0060801076889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00578784942627">
                <text:p>0.00578784942627</text:p>
              </table:table-cell>
              <table:table-cell office:value-type="float" office:value="0.00747299194336">
                <text:p>0.00747299194336</text:p>
              </table:table-cell>
              <table:table-cell office:value-type="float" office:value="0.00608067035675">
                <text:p>0.00608067035675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00581693649292">
                <text:p>0.00581693649292</text:p>
              </table:table-cell>
              <table:table-cell office:value-type="float" office:value="0.00712108612061">
                <text:p>0.00712108612061</text:p>
              </table:table-cell>
              <table:table-cell office:value-type="float" office:value="0.00613366127014">
                <text:p>0.00613366127014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00591683387756">
                <text:p>0.00591683387756</text:p>
              </table:table-cell>
              <table:table-cell office:value-type="float" office:value="0.00730681419373">
                <text:p>0.00730681419373</text:p>
              </table:table-cell>
              <table:table-cell office:value-type="float" office:value="0.00619669914246">
                <text:p>0.00619669914246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00593304634094">
                <text:p>0.00593304634094</text:p>
              </table:table-cell>
              <table:table-cell office:value-type="float" office:value="0.00760388374329">
                <text:p>0.00760388374329</text:p>
              </table:table-cell>
              <table:table-cell office:value-type="float" office:value="0.00625777721405">
                <text:p>0.00625777721405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00594687461853">
                <text:p>0.00594687461853</text:p>
              </table:table-cell>
              <table:table-cell office:value-type="float" office:value="0.00725698471069">
                <text:p>0.00725698471069</text:p>
              </table:table-cell>
              <table:table-cell office:value-type="float" office:value="0.00637717247009">
                <text:p>0.0063771724700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00595188140869">
                <text:p>0.00595188140869</text:p>
              </table:table-cell>
              <table:table-cell office:value-type="float" office:value="0.00736498832703">
                <text:p>0.00736498832703</text:p>
              </table:table-cell>
              <table:table-cell office:value-type="float" office:value="0.00623626232147">
                <text:p>0.00623626232147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00593614578247">
                <text:p>0.00593614578247</text:p>
              </table:table-cell>
              <table:table-cell office:value-type="float" office:value="0.00739097595215">
                <text:p>0.00739097595215</text:p>
              </table:table-cell>
              <table:table-cell office:value-type="float" office:value="0.00630899429321">
                <text:p>0.00630899429321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00596809387207">
                <text:p>0.00596809387207</text:p>
              </table:table-cell>
              <table:table-cell office:value-type="float" office:value="0.0079779624939">
                <text:p>0.0079779624939</text:p>
              </table:table-cell>
              <table:table-cell office:value-type="float" office:value="0.00635212421417">
                <text:p>0.00635212421417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00594115257263">
                <text:p>0.00594115257263</text:p>
              </table:table-cell>
              <table:table-cell office:value-type="float" office:value="0.0072329044342">
                <text:p>0.0072329044342</text:p>
              </table:table-cell>
              <table:table-cell office:value-type="float" office:value="0.00633181095123">
                <text:p>0.0063318109512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601410865784">
                <text:p>0.00601410865784</text:p>
              </table:table-cell>
              <table:table-cell office:value-type="float" office:value="0.00805997848511">
                <text:p>0.00805997848511</text:p>
              </table:table-cell>
              <table:table-cell office:value-type="float" office:value="0.00652742862701">
                <text:p>0.00652742862701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00601410865784">
                <text:p>0.00601410865784</text:p>
              </table:table-cell>
              <table:table-cell office:value-type="float" office:value="0.00744414329529">
                <text:p>0.00744414329529</text:p>
              </table:table-cell>
              <table:table-cell office:value-type="float" office:value="0.00631162166595">
                <text:p>0.00631162166595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00600099563599">
                <text:p>0.00600099563599</text:p>
              </table:table-cell>
              <table:table-cell office:value-type="float" office:value="0.00734901428223">
                <text:p>0.00734901428223</text:p>
              </table:table-cell>
              <table:table-cell office:value-type="float" office:value="0.00634519577026">
                <text:p>0.00634519577026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00612616539001">
                <text:p>0.00612616539001</text:p>
              </table:table-cell>
              <table:table-cell office:value-type="float" office:value="0.00824093818665">
                <text:p>0.00824093818665</text:p>
              </table:table-cell>
              <table:table-cell office:value-type="float" office:value="0.0066145658493">
                <text:p>0.0066145658493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00614190101624">
                <text:p>0.00614190101624</text:p>
              </table:table-cell>
              <table:table-cell office:value-type="float" office:value="0.00833487510681">
                <text:p>0.00833487510681</text:p>
              </table:table-cell>
              <table:table-cell office:value-type="float" office:value="0.00649017810822">
                <text:p>0.0064901781082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00611901283264">
                <text:p>0.00611901283264</text:p>
              </table:table-cell>
              <table:table-cell office:value-type="float" office:value="0.00822782516479">
                <text:p>0.00822782516479</text:p>
              </table:table-cell>
              <table:table-cell office:value-type="float" office:value="0.00657824039459">
                <text:p>0.0065782403945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00614213943481">
                <text:p>0.00614213943481</text:p>
              </table:table-cell>
              <table:table-cell office:value-type="float" office:value="0.00827288627625">
                <text:p>0.00827288627625</text:p>
              </table:table-cell>
              <table:table-cell office:value-type="float" office:value="0.00649326324463">
                <text:p>0.00649326324463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00615406036377">
                <text:p>0.00615406036377</text:p>
              </table:table-cell>
              <table:table-cell office:value-type="float" office:value="0.00792193412781">
                <text:p>0.00792193412781</text:p>
              </table:table-cell>
              <table:table-cell office:value-type="float" office:value="0.00645726203918">
                <text:p>0.00645726203918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00411891937256">
                <text:p>0.00411891937256</text:p>
              </table:table-cell>
              <table:table-cell office:value-type="float" office:value="0.00547385215759">
                <text:p>0.00547385215759</text:p>
              </table:table-cell>
              <table:table-cell office:value-type="float" office:value="0.00439257621765">
                <text:p>0.00439257621765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00409913063049">
                <text:p>0.00409913063049</text:p>
              </table:table-cell>
              <table:table-cell office:value-type="float" office:value="0.00558304786682">
                <text:p>0.00558304786682</text:p>
              </table:table-cell>
              <table:table-cell office:value-type="float" office:value="0.00438390254974">
                <text:p>0.004383902549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412702560425">
                <text:p>0.00412702560425</text:p>
              </table:table-cell>
              <table:table-cell office:value-type="float" office:value="0.0055980682373">
                <text:p>0.0055980682373</text:p>
              </table:table-cell>
              <table:table-cell office:value-type="float" office:value="0.00449766159058">
                <text:p>0.00449766159058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00412893295288">
                <text:p>0.00412893295288</text:p>
              </table:table-cell>
              <table:table-cell office:value-type="float" office:value="0.00545692443848">
                <text:p>0.00545692443848</text:p>
              </table:table-cell>
              <table:table-cell office:value-type="float" office:value="0.0044122171402">
                <text:p>0.004412217140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004154920578">
                <text:p>0.004154920578</text:p>
              </table:table-cell>
              <table:table-cell office:value-type="float" office:value="0.00539898872375">
                <text:p>0.00539898872375</text:p>
              </table:table-cell>
              <table:table-cell office:value-type="float" office:value="0.00449892044067">
                <text:p>0.00449892044067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00414299964905">
                <text:p>0.00414299964905</text:p>
              </table:table-cell>
              <table:table-cell office:value-type="float" office:value="0.00554013252258">
                <text:p>0.00554013252258</text:p>
              </table:table-cell>
              <table:table-cell office:value-type="float" office:value="0.00445318222046">
                <text:p>0.00445318222046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412392616272">
                <text:p>0.00412392616272</text:p>
              </table:table-cell>
              <table:table-cell office:value-type="float" office:value="0.00513315200806">
                <text:p>0.00513315200806</text:p>
              </table:table-cell>
              <table:table-cell office:value-type="float" office:value="0.00442044258118">
                <text:p>0.0044204425811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00414490699768">
                <text:p>0.00414490699768</text:p>
              </table:table-cell>
              <table:table-cell office:value-type="float" office:value="0.00515413284302">
                <text:p>0.00515413284302</text:p>
              </table:table-cell>
              <table:table-cell office:value-type="float" office:value="0.0044198513031">
                <text:p>0.0044198513031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00415897369385">
                <text:p>0.00415897369385</text:p>
              </table:table-cell>
              <table:table-cell office:value-type="float" office:value="0.00529909133911">
                <text:p>0.00529909133911</text:p>
              </table:table-cell>
              <table:table-cell office:value-type="float" office:value="0.00446443557739">
                <text:p>0.0044644355773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004145860672">
                <text:p>0.004145860672</text:p>
              </table:table-cell>
              <table:table-cell office:value-type="float" office:value="0.00560593605042">
                <text:p>0.00560593605042</text:p>
              </table:table-cell>
              <table:table-cell office:value-type="float" office:value="0.00445432186127">
                <text:p>0.00445432186127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00661897659302">
                <text:p>0.00661897659302</text:p>
              </table:table-cell>
              <table:table-cell office:value-type="float" office:value="0.00896596908569">
                <text:p>0.00896596908569</text:p>
              </table:table-cell>
              <table:table-cell office:value-type="float" office:value="0.00708833217621">
                <text:p>0.0070883321762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00663208961487">
                <text:p>0.00663208961487</text:p>
              </table:table-cell>
              <table:table-cell office:value-type="float" office:value="0.00800395011902">
                <text:p>0.00800395011902</text:p>
              </table:table-cell>
              <table:table-cell office:value-type="float" office:value="0.00700312614441">
                <text:p>0.0070031261444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665402412415">
                <text:p>0.00665402412415</text:p>
              </table:table-cell>
              <table:table-cell office:value-type="float" office:value="0.00863003730774">
                <text:p>0.00863003730774</text:p>
              </table:table-cell>
              <table:table-cell office:value-type="float" office:value="0.00707211971283">
                <text:p>0.00707211971283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0662398338318">
                <text:p>0.00662398338318</text:p>
              </table:table-cell>
              <table:table-cell office:value-type="float" office:value="0.00897192955017">
                <text:p>0.00897192955017</text:p>
              </table:table-cell>
              <table:table-cell office:value-type="float" office:value="0.00707095146179">
                <text:p>0.00707095146179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00664114952087">
                <text:p>0.00664114952087</text:p>
              </table:table-cell>
              <table:table-cell office:value-type="float" office:value="0.00849008560181">
                <text:p>0.00849008560181</text:p>
              </table:table-cell>
              <table:table-cell office:value-type="float" office:value="0.00705940723419">
                <text:p>0.00705940723419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00670003890991">
                <text:p>0.00670003890991</text:p>
              </table:table-cell>
              <table:table-cell office:value-type="float" office:value="0.00899577140808">
                <text:p>0.00899577140808</text:p>
              </table:table-cell>
              <table:table-cell office:value-type="float" office:value="0.00719302654266">
                <text:p>0.00719302654266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00665497779846">
                <text:p>0.00665497779846</text:p>
              </table:table-cell>
              <table:table-cell office:value-type="float" office:value="0.00819420814514">
                <text:p>0.00819420814514</text:p>
              </table:table-cell>
              <table:table-cell office:value-type="float" office:value="0.00702667236328">
                <text:p>0.00702667236328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0666689872742">
                <text:p>0.00666689872742</text:p>
              </table:table-cell>
              <table:table-cell office:value-type="float" office:value="0.00808882713318">
                <text:p>0.00808882713318</text:p>
              </table:table-cell>
              <table:table-cell office:value-type="float" office:value="0.00705684185028">
                <text:p>0.00705684185028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00668501853943">
                <text:p>0.00668501853943</text:p>
              </table:table-cell>
              <table:table-cell office:value-type="float" office:value="0.00915908813477">
                <text:p>0.00915908813477</text:p>
              </table:table-cell>
              <table:table-cell office:value-type="float" office:value="0.00701375007629">
                <text:p>0.00701375007629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0067138671875">
                <text:p>0.0067138671875</text:p>
              </table:table-cell>
              <table:table-cell office:value-type="float" office:value="0.00949716567993">
                <text:p>0.00949716567993</text:p>
              </table:table-cell>
              <table:table-cell office:value-type="float" office:value="0.00715758800507">
                <text:p>0.00715758800507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0066921710968">
                <text:p>0.0066921710968</text:p>
              </table:table-cell>
              <table:table-cell office:value-type="float" office:value="0.00970411300659">
                <text:p>0.00970411300659</text:p>
              </table:table-cell>
              <table:table-cell office:value-type="float" office:value="0.00710264205933">
                <text:p>0.00710264205933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00666093826294">
                <text:p>0.00666093826294</text:p>
              </table:table-cell>
              <table:table-cell office:value-type="float" office:value="0.00956392288208">
                <text:p>0.00956392288208</text:p>
              </table:table-cell>
              <table:table-cell office:value-type="float" office:value="0.00700951099396">
                <text:p>0.0070095109939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413084030151">
                <text:p>0.00413084030151</text:p>
              </table:table-cell>
              <table:table-cell office:value-type="float" office:value="0.00663185119629">
                <text:p>0.00663185119629</text:p>
              </table:table-cell>
              <table:table-cell office:value-type="float" office:value="0.0044712305069">
                <text:p>0.0044712305069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0412511825562">
                <text:p>0.00412511825562</text:p>
              </table:table-cell>
              <table:table-cell office:value-type="float" office:value="0.00624585151672">
                <text:p>0.00624585151672</text:p>
              </table:table-cell>
              <table:table-cell office:value-type="float" office:value="0.00437846183777">
                <text:p>0.00437846183777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00414896011353">
                <text:p>0.00414896011353</text:p>
              </table:table-cell>
              <table:table-cell office:value-type="float" office:value="0.00694799423218">
                <text:p>0.00694799423218</text:p>
              </table:table-cell>
              <table:table-cell office:value-type="float" office:value="0.00446607112885">
                <text:p>0.00446607112885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00415706634521">
                <text:p>0.00415706634521</text:p>
              </table:table-cell>
              <table:table-cell office:value-type="float" office:value="0.00661396980286">
                <text:p>0.00661396980286</text:p>
              </table:table-cell>
              <table:table-cell office:value-type="float" office:value="0.00446464061737">
                <text:p>0.00446464061737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00408911705017">
                <text:p>0.00408911705017</text:p>
              </table:table-cell>
              <table:table-cell office:value-type="float" office:value="0.00683808326721">
                <text:p>0.00683808326721</text:p>
              </table:table-cell>
              <table:table-cell office:value-type="float" office:value="0.00440279483795">
                <text:p>0.00440279483795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0408720970154">
                <text:p>0.00408720970154</text:p>
              </table:table-cell>
              <table:table-cell office:value-type="float" office:value="0.00759696960449">
                <text:p>0.00759696960449</text:p>
              </table:table-cell>
              <table:table-cell office:value-type="float" office:value="0.00438901424408">
                <text:p>0.00438901424408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00410509109497">
                <text:p>0.00410509109497</text:p>
              </table:table-cell>
              <table:table-cell office:value-type="float" office:value="0.00712203979492">
                <text:p>0.00712203979492</text:p>
              </table:table-cell>
              <table:table-cell office:value-type="float" office:value="0.00444687843323">
                <text:p>0.00444687843323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00411295890808">
                <text:p>0.00411295890808</text:p>
              </table:table-cell>
              <table:table-cell office:value-type="float" office:value="0.00667309761047">
                <text:p>0.00667309761047</text:p>
              </table:table-cell>
              <table:table-cell office:value-type="float" office:value="0.00439684867859">
                <text:p>0.00439684867859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00410389900208">
                <text:p>0.00410389900208</text:p>
              </table:table-cell>
              <table:table-cell office:value-type="float" office:value="0.00678396224976">
                <text:p>0.00678396224976</text:p>
              </table:table-cell>
              <table:table-cell office:value-type="float" office:value="0.00438634395599">
                <text:p>0.00438634395599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00412487983704">
                <text:p>0.00412487983704</text:p>
              </table:table-cell>
              <table:table-cell office:value-type="float" office:value="0.00582718849182">
                <text:p>0.00582718849182</text:p>
              </table:table-cell>
              <table:table-cell office:value-type="float" office:value="0.00444674491882">
                <text:p>0.0044467449188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492405891418">
                <text:p>0.00492405891418</text:p>
              </table:table-cell>
              <table:table-cell office:value-type="float" office:value="0.00809216499329">
                <text:p>0.00809216499329</text:p>
              </table:table-cell>
              <table:table-cell office:value-type="float" office:value="0.00523602485657">
                <text:p>0.00523602485657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00477910041809">
                <text:p>0.00477910041809</text:p>
              </table:table-cell>
              <table:table-cell office:value-type="float" office:value="0.00760102272034">
                <text:p>0.00760102272034</text:p>
              </table:table-cell>
              <table:table-cell office:value-type="float" office:value="0.00520217895508">
                <text:p>0.00520217895508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0047869682312">
                <text:p>0.0047869682312</text:p>
              </table:table-cell>
              <table:table-cell office:value-type="float" office:value="0.00608992576599">
                <text:p>0.00608992576599</text:p>
              </table:table-cell>
              <table:table-cell office:value-type="float" office:value="0.0050784444809">
                <text:p>0.0050784444809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00482296943665">
                <text:p>0.00482296943665</text:p>
              </table:table-cell>
              <table:table-cell office:value-type="float" office:value="0.00633001327515">
                <text:p>0.00633001327515</text:p>
              </table:table-cell>
              <table:table-cell office:value-type="float" office:value="0.00518013954163">
                <text:p>0.00518013954163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00479698181152">
                <text:p>0.00479698181152</text:p>
              </table:table-cell>
              <table:table-cell office:value-type="float" office:value="0.0061309337616">
                <text:p>0.0061309337616</text:p>
              </table:table-cell>
              <table:table-cell office:value-type="float" office:value="0.00510269641876">
                <text:p>0.00510269641876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00481581687927">
                <text:p>0.00481581687927</text:p>
              </table:table-cell>
              <table:table-cell office:value-type="float" office:value="0.00597190856934">
                <text:p>0.00597190856934</text:p>
              </table:table-cell>
              <table:table-cell office:value-type="float" office:value="0.00512423038483">
                <text:p>0.00512423038483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00483798980713">
                <text:p>0.00483798980713</text:p>
              </table:table-cell>
              <table:table-cell office:value-type="float" office:value="0.00622797012329">
                <text:p>0.00622797012329</text:p>
              </table:table-cell>
              <table:table-cell office:value-type="float" office:value="0.0051522397995">
                <text:p>0.0051522397995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00485515594482">
                <text:p>0.00485515594482</text:p>
              </table:table-cell>
              <table:table-cell office:value-type="float" office:value="0.00606489181519">
                <text:p>0.00606489181519</text:p>
              </table:table-cell>
              <table:table-cell office:value-type="float" office:value="0.00519027709961">
                <text:p>0.00519027709961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00484299659729">
                <text:p>0.00484299659729</text:p>
              </table:table-cell>
              <table:table-cell office:value-type="float" office:value="0.006108045578">
                <text:p>0.006108045578</text:p>
              </table:table-cell>
              <table:table-cell office:value-type="float" office:value="0.00517250537872">
                <text:p>0.00517250537872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00502800941467">
                <text:p>0.00502800941467</text:p>
              </table:table-cell>
              <table:table-cell office:value-type="float" office:value="0.00722408294678">
                <text:p>0.00722408294678</text:p>
              </table:table-cell>
              <table:table-cell office:value-type="float" office:value="0.00539793014526">
                <text:p>0.0053979301452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578284263611">
                <text:p>0.00578284263611</text:p>
              </table:table-cell>
              <table:table-cell office:value-type="float" office:value="0.00770592689514">
                <text:p>0.00770592689514</text:p>
              </table:table-cell>
              <table:table-cell office:value-type="float" office:value="0.00632510662079">
                <text:p>0.00632510662079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00578498840332">
                <text:p>0.00578498840332</text:p>
              </table:table-cell>
              <table:table-cell office:value-type="float" office:value="0.00798797607422">
                <text:p>0.00798797607422</text:p>
              </table:table-cell>
              <table:table-cell office:value-type="float" office:value="0.00612525463104">
                <text:p>0.00612525463104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00578498840332">
                <text:p>0.00578498840332</text:p>
              </table:table-cell>
              <table:table-cell office:value-type="float" office:value="0.00726389884949">
                <text:p>0.00726389884949</text:p>
              </table:table-cell>
              <table:table-cell office:value-type="float" office:value="0.0061812210083">
                <text:p>0.0061812210083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0058000087738">
                <text:p>0.0058000087738</text:p>
              </table:table-cell>
              <table:table-cell office:value-type="float" office:value="0.00734305381775">
                <text:p>0.00734305381775</text:p>
              </table:table-cell>
              <table:table-cell office:value-type="float" office:value="0.00615451812744">
                <text:p>0.00615451812744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00500202178955">
                <text:p>0.00500202178955</text:p>
              </table:table-cell>
              <table:table-cell office:value-type="float" office:value="0.00671887397766">
                <text:p>0.00671887397766</text:p>
              </table:table-cell>
              <table:table-cell office:value-type="float" office:value="0.00533629417419">
                <text:p>0.00533629417419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00466012954712">
                <text:p>0.00466012954712</text:p>
              </table:table-cell>
              <table:table-cell office:value-type="float" office:value="0.00609612464905">
                <text:p>0.00609612464905</text:p>
              </table:table-cell>
              <table:table-cell office:value-type="float" office:value="0.00492650508881">
                <text:p>0.00492650508881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00466299057007">
                <text:p>0.00466299057007</text:p>
              </table:table-cell>
              <table:table-cell office:value-type="float" office:value="0.00642991065979">
                <text:p>0.00642991065979</text:p>
              </table:table-cell>
              <table:table-cell office:value-type="float" office:value="0.00499627113342">
                <text:p>0.00499627113342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00467300415039">
                <text:p>0.00467300415039</text:p>
              </table:table-cell>
              <table:table-cell office:value-type="float" office:value="0.00752186775208">
                <text:p>0.00752186775208</text:p>
              </table:table-cell>
              <table:table-cell office:value-type="float" office:value="0.00499291419983">
                <text:p>0.00499291419983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00468993186951">
                <text:p>0.00468993186951</text:p>
              </table:table-cell>
              <table:table-cell office:value-type="float" office:value="0.00598192214966">
                <text:p>0.00598192214966</text:p>
              </table:table-cell>
              <table:table-cell office:value-type="float" office:value="0.00498739719391">
                <text:p>0.00498739719391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00469994544983">
                <text:p>0.00469994544983</text:p>
              </table:table-cell>
              <table:table-cell office:value-type="float" office:value="0.00728392601013">
                <text:p>0.00728392601013</text:p>
              </table:table-cell>
              <table:table-cell office:value-type="float" office:value="0.00508925437927">
                <text:p>0.0050892543792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472402572632">
                <text:p>0.00472402572632</text:p>
              </table:table-cell>
              <table:table-cell office:value-type="float" office:value="0.00686097145081">
                <text:p>0.00686097145081</text:p>
              </table:table-cell>
              <table:table-cell office:value-type="float" office:value="0.00512124538422">
                <text:p>0.00512124538422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00471305847168">
                <text:p>0.00471305847168</text:p>
              </table:table-cell>
              <table:table-cell office:value-type="float" office:value="0.00589895248413">
                <text:p>0.00589895248413</text:p>
              </table:table-cell>
              <table:table-cell office:value-type="float" office:value="0.00495213031769">
                <text:p>0.00495213031769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00473809242249">
                <text:p>0.00473809242249</text:p>
              </table:table-cell>
              <table:table-cell office:value-type="float" office:value="0.00597715377808">
                <text:p>0.00597715377808</text:p>
              </table:table-cell>
              <table:table-cell office:value-type="float" office:value="0.00501353263855">
                <text:p>0.00501353263855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00472497940063">
                <text:p>0.00472497940063</text:p>
              </table:table-cell>
              <table:table-cell office:value-type="float" office:value="0.00740098953247">
                <text:p>0.00740098953247</text:p>
              </table:table-cell>
              <table:table-cell office:value-type="float" office:value="0.00502562522888">
                <text:p>0.00502562522888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00473690032959">
                <text:p>0.00473690032959</text:p>
              </table:table-cell>
              <table:table-cell office:value-type="float" office:value="0.00705695152283">
                <text:p>0.00705695152283</text:p>
              </table:table-cell>
              <table:table-cell office:value-type="float" office:value="0.00506388187408">
                <text:p>0.00506388187408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0047459602356">
                <text:p>0.0047459602356</text:p>
              </table:table-cell>
              <table:table-cell office:value-type="float" office:value="0.00767493247986">
                <text:p>0.00767493247986</text:p>
              </table:table-cell>
              <table:table-cell office:value-type="float" office:value="0.00506428718567">
                <text:p>0.00506428718567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00477695465088">
                <text:p>0.00477695465088</text:p>
              </table:table-cell>
              <table:table-cell office:value-type="float" office:value="0.00725603103638">
                <text:p>0.00725603103638</text:p>
              </table:table-cell>
              <table:table-cell office:value-type="float" office:value="0.00514960765839">
                <text:p>0.00514960765839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00476479530334">
                <text:p>0.00476479530334</text:p>
              </table:table-cell>
              <table:table-cell office:value-type="float" office:value="0.00741815567017">
                <text:p>0.00741815567017</text:p>
              </table:table-cell>
              <table:table-cell office:value-type="float" office:value="0.00509565830231">
                <text:p>0.00509565830231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00476813316345">
                <text:p>0.00476813316345</text:p>
              </table:table-cell>
              <table:table-cell office:value-type="float" office:value="0.00671911239624">
                <text:p>0.00671911239624</text:p>
              </table:table-cell>
              <table:table-cell office:value-type="float" office:value="0.00511145591736">
                <text:p>0.00511145591736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00476884841919">
                <text:p>0.00476884841919</text:p>
              </table:table-cell>
              <table:table-cell office:value-type="float" office:value="0.00729203224182">
                <text:p>0.00729203224182</text:p>
              </table:table-cell>
              <table:table-cell office:value-type="float" office:value="0.00511975288391">
                <text:p>0.0051197528839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478196144104">
                <text:p>0.00478196144104</text:p>
              </table:table-cell>
              <table:table-cell office:value-type="float" office:value="0.00736713409424">
                <text:p>0.00736713409424</text:p>
              </table:table-cell>
              <table:table-cell office:value-type="float" office:value="0.0051539850235">
                <text:p>0.0051539850235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00480794906616">
                <text:p>0.00480794906616</text:p>
              </table:table-cell>
              <table:table-cell office:value-type="float" office:value="0.00628590583801">
                <text:p>0.00628590583801</text:p>
              </table:table-cell>
              <table:table-cell office:value-type="float" office:value="0.00514902591705">
                <text:p>0.00514902591705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00480103492737">
                <text:p>0.00480103492737</text:p>
              </table:table-cell>
              <table:table-cell office:value-type="float" office:value="0.0063328742981">
                <text:p>0.0063328742981</text:p>
              </table:table-cell>
              <table:table-cell office:value-type="float" office:value="0.00507033824921">
                <text:p>0.00507033824921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00481200218201">
                <text:p>0.00481200218201</text:p>
              </table:table-cell>
              <table:table-cell office:value-type="float" office:value="0.00625419616699">
                <text:p>0.00625419616699</text:p>
              </table:table-cell>
              <table:table-cell office:value-type="float" office:value="0.00519187927246">
                <text:p>0.00519187927246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00510001182556">
                <text:p>0.00510001182556</text:p>
              </table:table-cell>
              <table:table-cell office:value-type="float" office:value="0.00675702095032">
                <text:p>0.00675702095032</text:p>
              </table:table-cell>
              <table:table-cell office:value-type="float" office:value="0.00538007736206">
                <text:p>0.00538007736206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00513696670532">
                <text:p>0.00513696670532</text:p>
              </table:table-cell>
              <table:table-cell office:value-type="float" office:value="0.00701093673706">
                <text:p>0.00701093673706</text:p>
              </table:table-cell>
              <table:table-cell office:value-type="float" office:value="0.00549157142639">
                <text:p>0.00549157142639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00514984130859">
                <text:p>0.00514984130859</text:p>
              </table:table-cell>
              <table:table-cell office:value-type="float" office:value="0.00684809684753">
                <text:p>0.00684809684753</text:p>
              </table:table-cell>
              <table:table-cell office:value-type="float" office:value="0.00542656898499">
                <text:p>0.00542656898499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00514221191406">
                <text:p>0.00514221191406</text:p>
              </table:table-cell>
              <table:table-cell office:value-type="float" office:value="0.00673508644104">
                <text:p>0.00673508644104</text:p>
              </table:table-cell>
              <table:table-cell office:value-type="float" office:value="0.00551354885101">
                <text:p>0.00551354885101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488114356995">
                <text:p>0.00488114356995</text:p>
              </table:table-cell>
              <table:table-cell office:value-type="float" office:value="0.00605201721191">
                <text:p>0.00605201721191</text:p>
              </table:table-cell>
              <table:table-cell office:value-type="float" office:value="0.00514526367187">
                <text:p>0.00514526367187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00491809844971">
                <text:p>0.00491809844971</text:p>
              </table:table-cell>
              <table:table-cell office:value-type="float" office:value="0.006019115448">
                <text:p>0.006019115448</text:p>
              </table:table-cell>
              <table:table-cell office:value-type="float" office:value="0.00522107124329">
                <text:p>0.0052210712432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490403175354">
                <text:p>0.00490403175354</text:p>
              </table:table-cell>
              <table:table-cell office:value-type="float" office:value="0.00671887397766">
                <text:p>0.00671887397766</text:p>
              </table:table-cell>
              <table:table-cell office:value-type="float" office:value="0.00526300430298">
                <text:p>0.00526300430298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00492000579834">
                <text:p>0.00492000579834</text:p>
              </table:table-cell>
              <table:table-cell office:value-type="float" office:value="0.00721001625061">
                <text:p>0.00721001625061</text:p>
              </table:table-cell>
              <table:table-cell office:value-type="float" office:value="0.0053657579422">
                <text:p>0.0053657579422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00490999221802">
                <text:p>0.00490999221802</text:p>
              </table:table-cell>
              <table:table-cell office:value-type="float" office:value="0.00723910331726">
                <text:p>0.00723910331726</text:p>
              </table:table-cell>
              <table:table-cell office:value-type="float" office:value="0.00534866809845">
                <text:p>0.00534866809845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00496602058411">
                <text:p>0.00496602058411</text:p>
              </table:table-cell>
              <table:table-cell office:value-type="float" office:value="0.00745010375977">
                <text:p>0.00745010375977</text:p>
              </table:table-cell>
              <table:table-cell office:value-type="float" office:value="0.00539475440979">
                <text:p>0.00539475440979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00497198104858">
                <text:p>0.00497198104858</text:p>
              </table:table-cell>
              <table:table-cell office:value-type="float" office:value="0.00696516036987">
                <text:p>0.00696516036987</text:p>
              </table:table-cell>
              <table:table-cell office:value-type="float" office:value="0.00527743816376">
                <text:p>0.00527743816376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0049901008606">
                <text:p>0.0049901008606</text:p>
              </table:table-cell>
              <table:table-cell office:value-type="float" office:value="0.00721001625061">
                <text:p>0.00721001625061</text:p>
              </table:table-cell>
              <table:table-cell office:value-type="float" office:value="0.00529446601868">
                <text:p>0.00529446601868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00495886802673">
                <text:p>0.00495886802673</text:p>
              </table:table-cell>
              <table:table-cell office:value-type="float" office:value="0.00726103782654">
                <text:p>0.00726103782654</text:p>
              </table:table-cell>
              <table:table-cell office:value-type="float" office:value="0.00530276298523">
                <text:p>0.00530276298523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00501108169556">
                <text:p>0.00501108169556</text:p>
              </table:table-cell>
              <table:table-cell office:value-type="float" office:value="0.00838589668274">
                <text:p>0.00838589668274</text:p>
              </table:table-cell>
              <table:table-cell office:value-type="float" office:value="0.00539926528931">
                <text:p>0.00539926528931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00498795509338">
                <text:p>0.00498795509338</text:p>
              </table:table-cell>
              <table:table-cell office:value-type="float" office:value="0.00739312171936">
                <text:p>0.00739312171936</text:p>
              </table:table-cell>
              <table:table-cell office:value-type="float" office:value="0.00534307479858">
                <text:p>0.00534307479858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00499200820923">
                <text:p>0.00499200820923</text:p>
              </table:table-cell>
              <table:table-cell office:value-type="float" office:value="0.0073709487915">
                <text:p>0.0073709487915</text:p>
              </table:table-cell>
              <table:table-cell office:value-type="float" office:value="0.00531698703766">
                <text:p>0.0053169870376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497698783875">
                <text:p>0.00497698783875</text:p>
              </table:table-cell>
              <table:table-cell office:value-type="float" office:value="0.00633692741394">
                <text:p>0.00633692741394</text:p>
              </table:table-cell>
              <table:table-cell office:value-type="float" office:value="0.00532246589661">
                <text:p>0.00532246589661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00502109527588">
                <text:p>0.00502109527588</text:p>
              </table:table-cell>
              <table:table-cell office:value-type="float" office:value="0.00603103637695">
                <text:p>0.00603103637695</text:p>
              </table:table-cell>
              <table:table-cell office:value-type="float" office:value="0.00530958175659">
                <text:p>0.00530958175659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00501704216003">
                <text:p>0.00501704216003</text:p>
              </table:table-cell>
              <table:table-cell office:value-type="float" office:value="0.00647187232971">
                <text:p>0.00647187232971</text:p>
              </table:table-cell>
              <table:table-cell office:value-type="float" office:value="0.00534601211548">
                <text:p>0.00534601211548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00504899024963">
                <text:p>0.00504899024963</text:p>
              </table:table-cell>
              <table:table-cell office:value-type="float" office:value="0.00644397735596">
                <text:p>0.00644397735596</text:p>
              </table:table-cell>
              <table:table-cell office:value-type="float" office:value="0.00533553123474">
                <text:p>0.00533553123474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00504279136658">
                <text:p>0.00504279136658</text:p>
              </table:table-cell>
              <table:table-cell office:value-type="float" office:value="0.00632810592651">
                <text:p>0.00632810592651</text:p>
              </table:table-cell>
              <table:table-cell office:value-type="float" office:value="0.00535511016846">
                <text:p>0.00535511016846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0506496429443">
                <text:p>0.00506496429443</text:p>
              </table:table-cell>
              <table:table-cell office:value-type="float" office:value="0.00656914710999">
                <text:p>0.00656914710999</text:p>
              </table:table-cell>
              <table:table-cell office:value-type="float" office:value="0.00534300804138">
                <text:p>0.00534300804138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00506210327148">
                <text:p>0.00506210327148</text:p>
              </table:table-cell>
              <table:table-cell office:value-type="float" office:value="0.00621104240417">
                <text:p>0.00621104240417</text:p>
              </table:table-cell>
              <table:table-cell office:value-type="float" office:value="0.00535122394562">
                <text:p>0.00535122394562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00505900382996">
                <text:p>0.00505900382996</text:p>
              </table:table-cell>
              <table:table-cell office:value-type="float" office:value="0.00655484199524">
                <text:p>0.00655484199524</text:p>
              </table:table-cell>
              <table:table-cell office:value-type="float" office:value="0.00537258148193">
                <text:p>0.00537258148193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00505495071411">
                <text:p>0.00505495071411</text:p>
              </table:table-cell>
              <table:table-cell office:value-type="float" office:value="0.00622296333313">
                <text:p>0.00622296333313</text:p>
              </table:table-cell>
              <table:table-cell office:value-type="float" office:value="0.00540846347809">
                <text:p>0.00540846347809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00507998466492">
                <text:p>0.00507998466492</text:p>
              </table:table-cell>
              <table:table-cell office:value-type="float" office:value="0.0061411857605">
                <text:p>0.0061411857605</text:p>
              </table:table-cell>
              <table:table-cell office:value-type="float" office:value="0.00534547328949">
                <text:p>0.0053454732894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508999824524">
                <text:p>0.00508999824524</text:p>
              </table:table-cell>
              <table:table-cell office:value-type="float" office:value="0.0064389705658">
                <text:p>0.0064389705658</text:p>
              </table:table-cell>
              <table:table-cell office:value-type="float" office:value="0.00540917396545">
                <text:p>0.00540917396545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00508904457092">
                <text:p>0.00508904457092</text:p>
              </table:table-cell>
              <table:table-cell office:value-type="float" office:value="0.00619578361511">
                <text:p>0.00619578361511</text:p>
              </table:table-cell>
              <table:table-cell office:value-type="float" office:value="0.00539636135101">
                <text:p>0.00539636135101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00510787963867">
                <text:p>0.00510787963867</text:p>
              </table:table-cell>
              <table:table-cell office:value-type="float" office:value="0.00610208511353">
                <text:p>0.00610208511353</text:p>
              </table:table-cell>
              <table:table-cell office:value-type="float" office:value="0.00540318489075">
                <text:p>0.00540318489075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0050938129425">
                <text:p>0.0050938129425</text:p>
              </table:table-cell>
              <table:table-cell office:value-type="float" office:value="0.00669598579407">
                <text:p>0.00669598579407</text:p>
              </table:table-cell>
              <table:table-cell office:value-type="float" office:value="0.00547266483307">
                <text:p>0.00547266483307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00510311126709">
                <text:p>0.00510311126709</text:p>
              </table:table-cell>
              <table:table-cell office:value-type="float" office:value="0.00679302215576">
                <text:p>0.00679302215576</text:p>
              </table:table-cell>
              <table:table-cell office:value-type="float" office:value="0.00548503875732">
                <text:p>0.00548503875732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00512099266052">
                <text:p>0.00512099266052</text:p>
              </table:table-cell>
              <table:table-cell office:value-type="float" office:value="0.00711297988892">
                <text:p>0.00711297988892</text:p>
              </table:table-cell>
              <table:table-cell office:value-type="float" office:value="0.0054488658905">
                <text:p>0.0054488658905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00512886047363">
                <text:p>0.00512886047363</text:p>
              </table:table-cell>
              <table:table-cell office:value-type="float" office:value="0.00662994384766">
                <text:p>0.00662994384766</text:p>
              </table:table-cell>
              <table:table-cell office:value-type="float" office:value="0.00541568279266">
                <text:p>0.00541568279266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00514006614685">
                <text:p>0.00514006614685</text:p>
              </table:table-cell>
              <table:table-cell office:value-type="float" office:value="0.00628709793091">
                <text:p>0.00628709793091</text:p>
              </table:table-cell>
              <table:table-cell office:value-type="float" office:value="0.005495429039">
                <text:p>0.005495429039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00514793395996">
                <text:p>0.00514793395996</text:p>
              </table:table-cell>
              <table:table-cell office:value-type="float" office:value="0.00651788711548">
                <text:p>0.00651788711548</text:p>
              </table:table-cell>
              <table:table-cell office:value-type="float" office:value="0.00544209480286">
                <text:p>0.00544209480286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00515794754028">
                <text:p>0.00515794754028</text:p>
              </table:table-cell>
              <table:table-cell office:value-type="float" office:value="0.0069568157196">
                <text:p>0.0069568157196</text:p>
              </table:table-cell>
              <table:table-cell office:value-type="float" office:value="0.00553603649139">
                <text:p>0.0055360364913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518202781677">
                <text:p>0.00518202781677</text:p>
              </table:table-cell>
              <table:table-cell office:value-type="float" office:value="0.00659608840942">
                <text:p>0.00659608840942</text:p>
              </table:table-cell>
              <table:table-cell office:value-type="float" office:value="0.00545248985291">
                <text:p>0.00545248985291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00518107414246">
                <text:p>0.00518107414246</text:p>
              </table:table-cell>
              <table:table-cell office:value-type="float" office:value="0.00686693191528">
                <text:p>0.00686693191528</text:p>
              </table:table-cell>
              <table:table-cell office:value-type="float" office:value="0.00554275035858">
                <text:p>0.00554275035858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00519609451294">
                <text:p>0.00519609451294</text:p>
              </table:table-cell>
              <table:table-cell office:value-type="float" office:value="0.00674700737">
                <text:p>0.00674700737</text:p>
              </table:table-cell>
              <table:table-cell office:value-type="float" office:value="0.00550381183624">
                <text:p>0.00550381183624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00521516799927">
                <text:p>0.00521516799927</text:p>
              </table:table-cell>
              <table:table-cell office:value-type="float" office:value="0.00667095184326">
                <text:p>0.00667095184326</text:p>
              </table:table-cell>
              <table:table-cell office:value-type="float" office:value="0.00549139499664">
                <text:p>0.00549139499664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00520491600037">
                <text:p>0.00520491600037</text:p>
              </table:table-cell>
              <table:table-cell office:value-type="float" office:value="0.00675487518311">
                <text:p>0.00675487518311</text:p>
              </table:table-cell>
              <table:table-cell office:value-type="float" office:value="0.00552734851837">
                <text:p>0.00552734851837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00906085968018">
                <text:p>0.00906085968018</text:p>
              </table:table-cell>
              <table:table-cell office:value-type="float" office:value="0.0123019218445">
                <text:p>0.0123019218445</text:p>
              </table:table-cell>
              <table:table-cell office:value-type="float" office:value="0.00975883483887">
                <text:p>0.00975883483887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00905895233154">
                <text:p>0.00905895233154</text:p>
              </table:table-cell>
              <table:table-cell office:value-type="float" office:value="0.012598991394">
                <text:p>0.012598991394</text:p>
              </table:table-cell>
              <table:table-cell office:value-type="float" office:value="0.00965011119843">
                <text:p>0.00965011119843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00910687446594">
                <text:p>0.00910687446594</text:p>
              </table:table-cell>
              <table:table-cell office:value-type="float" office:value="0.0120210647583">
                <text:p>0.0120210647583</text:p>
              </table:table-cell>
              <table:table-cell office:value-type="float" office:value="0.00965069293976">
                <text:p>0.00965069293976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00907802581787">
                <text:p>0.00907802581787</text:p>
              </table:table-cell>
              <table:table-cell office:value-type="float" office:value="0.0118100643158">
                <text:p>0.0118100643158</text:p>
              </table:table-cell>
              <table:table-cell office:value-type="float" office:value="0.0095535326004">
                <text:p>0.0095535326004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00907707214355">
                <text:p>0.00907707214355</text:p>
              </table:table-cell>
              <table:table-cell office:value-type="float" office:value="0.0118360519409">
                <text:p>0.0118360519409</text:p>
              </table:table-cell>
              <table:table-cell office:value-type="float" office:value="0.00958824634552">
                <text:p>0.0095882463455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909805297852">
                <text:p>0.00909805297852</text:p>
              </table:table-cell>
              <table:table-cell office:value-type="float" office:value="0.0120811462402">
                <text:p>0.0120811462402</text:p>
              </table:table-cell>
              <table:table-cell office:value-type="float" office:value="0.00957359313965">
                <text:p>0.00957359313965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00910210609436">
                <text:p>0.00910210609436</text:p>
              </table:table-cell>
              <table:table-cell office:value-type="float" office:value="0.0115849971771">
                <text:p>0.0115849971771</text:p>
              </table:table-cell>
              <table:table-cell office:value-type="float" office:value="0.00967175960541">
                <text:p>0.00967175960541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00918102264404">
                <text:p>0.00918102264404</text:p>
              </table:table-cell>
              <table:table-cell office:value-type="float" office:value="0.0108730792999">
                <text:p>0.0108730792999</text:p>
              </table:table-cell>
              <table:table-cell office:value-type="float" office:value="0.00964199066162">
                <text:p>0.00964199066162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009122133255">
                <text:p>0.009122133255</text:p>
              </table:table-cell>
              <table:table-cell office:value-type="float" office:value="0.0116920471191">
                <text:p>0.0116920471191</text:p>
              </table:table-cell>
              <table:table-cell office:value-type="float" office:value="0.00969191551208">
                <text:p>0.00969191551208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00911402702332">
                <text:p>0.00911402702332</text:p>
              </table:table-cell>
              <table:table-cell office:value-type="float" office:value="0.0120949745178">
                <text:p>0.0120949745178</text:p>
              </table:table-cell>
              <table:table-cell office:value-type="float" office:value="0.00970750808716">
                <text:p>0.00970750808716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0912594795227">
                <text:p>0.00912594795227</text:p>
              </table:table-cell>
              <table:table-cell office:value-type="float" office:value="0.0117449760437">
                <text:p>0.0117449760437</text:p>
              </table:table-cell>
              <table:table-cell office:value-type="float" office:value="0.00974827766418">
                <text:p>0.00974827766418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00913095474243">
                <text:p>0.00913095474243</text:p>
              </table:table-cell>
              <table:table-cell office:value-type="float" office:value="0.0113008022308">
                <text:p>0.0113008022308</text:p>
              </table:table-cell>
              <table:table-cell office:value-type="float" office:value="0.0097593832016">
                <text:p>0.0097593832016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00913000106812">
                <text:p>0.00913000106812</text:p>
              </table:table-cell>
              <table:table-cell office:value-type="float" office:value="0.0109701156616">
                <text:p>0.0109701156616</text:p>
              </table:table-cell>
              <table:table-cell office:value-type="float" office:value="0.00967014312744">
                <text:p>0.00967014312744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00914597511292">
                <text:p>0.00914597511292</text:p>
              </table:table-cell>
              <table:table-cell office:value-type="float" office:value="0.0109260082245">
                <text:p>0.0109260082245</text:p>
              </table:table-cell>
              <table:table-cell office:value-type="float" office:value="0.00962947845459">
                <text:p>0.00962947845459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00920391082764">
                <text:p>0.00920391082764</text:p>
              </table:table-cell>
              <table:table-cell office:value-type="float" office:value="0.0110800266266">
                <text:p>0.0110800266266</text:p>
              </table:table-cell>
              <table:table-cell office:value-type="float" office:value="0.009658203125">
                <text:p>0.0096582031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91609954834">
                <text:p>0.0091609954834</text:p>
              </table:table-cell>
              <table:table-cell office:value-type="float" office:value="0.0125589370728">
                <text:p>0.0125589370728</text:p>
              </table:table-cell>
              <table:table-cell office:value-type="float" office:value="0.00975843906403">
                <text:p>0.00975843906403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0914192199707">
                <text:p>0.00914192199707</text:p>
              </table:table-cell>
              <table:table-cell office:value-type="float" office:value="0.0114929676056">
                <text:p>0.0114929676056</text:p>
              </table:table-cell>
              <table:table-cell office:value-type="float" office:value="0.00975442886353">
                <text:p>0.00975442886353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0092339515686">
                <text:p>0.0092339515686</text:p>
              </table:table-cell>
              <table:table-cell office:value-type="float" office:value="0.0119111537933">
                <text:p>0.0119111537933</text:p>
              </table:table-cell>
              <table:table-cell office:value-type="float" office:value="0.00976858615875">
                <text:p>0.00976858615875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00707101821899">
                <text:p>0.00707101821899</text:p>
              </table:table-cell>
              <table:table-cell office:value-type="float" office:value="0.00958609580994">
                <text:p>0.00958609580994</text:p>
              </table:table-cell>
              <table:table-cell office:value-type="float" office:value="0.00752331256866">
                <text:p>0.00752331256866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00566983222961">
                <text:p>0.00566983222961</text:p>
              </table:table-cell>
              <table:table-cell office:value-type="float" office:value="0.00818800926208">
                <text:p>0.00818800926208</text:p>
              </table:table-cell>
              <table:table-cell office:value-type="float" office:value="0.00607100009918">
                <text:p>0.00607100009918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00568699836731">
                <text:p>0.00568699836731</text:p>
              </table:table-cell>
              <table:table-cell office:value-type="float" office:value="0.00798416137695">
                <text:p>0.00798416137695</text:p>
              </table:table-cell>
              <table:table-cell office:value-type="float" office:value="0.00607590198517">
                <text:p>0.00607590198517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0056791305542">
                <text:p>0.0056791305542</text:p>
              </table:table-cell>
              <table:table-cell office:value-type="float" office:value="0.00836896896362">
                <text:p>0.00836896896362</text:p>
              </table:table-cell>
              <table:table-cell office:value-type="float" office:value="0.00607722759247">
                <text:p>0.00607722759247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00569891929626">
                <text:p>0.00569891929626</text:p>
              </table:table-cell>
              <table:table-cell office:value-type="float" office:value="0.0082471370697">
                <text:p>0.0082471370697</text:p>
              </table:table-cell>
              <table:table-cell office:value-type="float" office:value="0.00599207401276">
                <text:p>0.00599207401276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0057110786438">
                <text:p>0.0057110786438</text:p>
              </table:table-cell>
              <table:table-cell office:value-type="float" office:value="0.00820302963257">
                <text:p>0.00820302963257</text:p>
              </table:table-cell>
              <table:table-cell office:value-type="float" office:value="0.00616508960724">
                <text:p>0.00616508960724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00570893287659">
                <text:p>0.00570893287659</text:p>
              </table:table-cell>
              <table:table-cell office:value-type="float" office:value="0.0080029964447">
                <text:p>0.0080029964447</text:p>
              </table:table-cell>
              <table:table-cell office:value-type="float" office:value="0.00607985019684">
                <text:p>0.0060798501968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57168006897">
                <text:p>0.0057168006897</text:p>
              </table:table-cell>
              <table:table-cell office:value-type="float" office:value="0.00795412063599">
                <text:p>0.00795412063599</text:p>
              </table:table-cell>
              <table:table-cell office:value-type="float" office:value="0.00609955310822">
                <text:p>0.00609955310822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0057590007782">
                <text:p>0.0057590007782</text:p>
              </table:table-cell>
              <table:table-cell office:value-type="float" office:value="0.00824093818665">
                <text:p>0.00824093818665</text:p>
              </table:table-cell>
              <table:table-cell office:value-type="float" office:value="0.00608905792236">
                <text:p>0.0060890579223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573897361755">
                <text:p>0.00573897361755</text:p>
              </table:table-cell>
              <table:table-cell office:value-type="float" office:value="0.00810694694519">
                <text:p>0.00810694694519</text:p>
              </table:table-cell>
              <table:table-cell office:value-type="float" office:value="0.00606697559357">
                <text:p>0.00606697559357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00565695762634">
                <text:p>0.00565695762634</text:p>
              </table:table-cell>
              <table:table-cell office:value-type="float" office:value="0.00811195373535">
                <text:p>0.00811195373535</text:p>
              </table:table-cell>
              <table:table-cell office:value-type="float" office:value="0.00608322620392">
                <text:p>0.00608322620392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00579786300659">
                <text:p>0.00579786300659</text:p>
              </table:table-cell>
              <table:table-cell office:value-type="float" office:value="0.00816202163696">
                <text:p>0.00816202163696</text:p>
              </table:table-cell>
              <table:table-cell office:value-type="float" office:value="0.00616186141968">
                <text:p>0.00616186141968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00577998161316">
                <text:p>0.00577998161316</text:p>
              </table:table-cell>
              <table:table-cell office:value-type="float" office:value="0.00819683074951">
                <text:p>0.00819683074951</text:p>
              </table:table-cell>
              <table:table-cell office:value-type="float" office:value="0.00611291408539">
                <text:p>0.00611291408539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0057909488678">
                <text:p>0.0057909488678</text:p>
              </table:table-cell>
              <table:table-cell office:value-type="float" office:value="0.00831294059753">
                <text:p>0.00831294059753</text:p>
              </table:table-cell>
              <table:table-cell office:value-type="float" office:value="0.00623066425323">
                <text:p>0.00623066425323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00577998161316">
                <text:p>0.00577998161316</text:p>
              </table:table-cell>
              <table:table-cell office:value-type="float" office:value="0.00820517539978">
                <text:p>0.00820517539978</text:p>
              </table:table-cell>
              <table:table-cell office:value-type="float" office:value="0.00615985393524">
                <text:p>0.00615985393524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00584197044373">
                <text:p>0.00584197044373</text:p>
              </table:table-cell>
              <table:table-cell office:value-type="float" office:value="0.00829410552979">
                <text:p>0.00829410552979</text:p>
              </table:table-cell>
              <table:table-cell office:value-type="float" office:value="0.00618771076202">
                <text:p>0.0061877107620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00580787658691">
                <text:p>0.00580787658691</text:p>
              </table:table-cell>
              <table:table-cell office:value-type="float" office:value="0.00833201408386">
                <text:p>0.00833201408386</text:p>
              </table:table-cell>
              <table:table-cell office:value-type="float" office:value="0.00624218940735">
                <text:p>0.0062421894073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0584101676941">
                <text:p>0.00584101676941</text:p>
              </table:table-cell>
              <table:table-cell office:value-type="float" office:value="0.00853300094604">
                <text:p>0.00853300094604</text:p>
              </table:table-cell>
              <table:table-cell office:value-type="float" office:value="0.00618805408478">
                <text:p>0.00618805408478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00581908226013">
                <text:p>0.00581908226013</text:p>
              </table:table-cell>
              <table:table-cell office:value-type="float" office:value="0.00822114944458">
                <text:p>0.00822114944458</text:p>
              </table:table-cell>
              <table:table-cell office:value-type="float" office:value="0.00618773460388">
                <text:p>0.00618773460388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00583505630493">
                <text:p>0.00583505630493</text:p>
              </table:table-cell>
              <table:table-cell office:value-type="float" office:value="0.00886011123657">
                <text:p>0.00886011123657</text:p>
              </table:table-cell>
              <table:table-cell office:value-type="float" office:value="0.00623445034027">
                <text:p>0.00623445034027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00605297088623">
                <text:p>0.00605297088623</text:p>
              </table:table-cell>
              <table:table-cell office:value-type="float" office:value="0.00949501991272">
                <text:p>0.00949501991272</text:p>
              </table:table-cell>
              <table:table-cell office:value-type="float" office:value="0.00651815414429">
                <text:p>0.00651815414429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00612807273865">
                <text:p>0.00612807273865</text:p>
              </table:table-cell>
              <table:table-cell office:value-type="float" office:value="0.00881004333496">
                <text:p>0.00881004333496</text:p>
              </table:table-cell>
              <table:table-cell office:value-type="float" office:value="0.00650850296021">
                <text:p>0.00650850296021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00609493255615">
                <text:p>0.00609493255615</text:p>
              </table:table-cell>
              <table:table-cell office:value-type="float" office:value="0.00881791114807">
                <text:p>0.00881791114807</text:p>
              </table:table-cell>
              <table:table-cell office:value-type="float" office:value="0.00645894527435">
                <text:p>0.00645894527435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00612711906433">
                <text:p>0.00612711906433</text:p>
              </table:table-cell>
              <table:table-cell office:value-type="float" office:value="0.00854992866516">
                <text:p>0.00854992866516</text:p>
              </table:table-cell>
              <table:table-cell office:value-type="float" office:value="0.00652200222015">
                <text:p>0.00652200222015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00612115859985">
                <text:p>0.00612115859985</text:p>
              </table:table-cell>
              <table:table-cell office:value-type="float" office:value="0.00751996040344">
                <text:p>0.00751996040344</text:p>
              </table:table-cell>
              <table:table-cell office:value-type="float" office:value="0.0065106678009">
                <text:p>0.0065106678009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0061399936676">
                <text:p>0.0061399936676</text:p>
              </table:table-cell>
              <table:table-cell office:value-type="float" office:value="0.00755405426025">
                <text:p>0.00755405426025</text:p>
              </table:table-cell>
              <table:table-cell office:value-type="float" office:value="0.006439204216">
                <text:p>0.006439204216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00614309310913">
                <text:p>0.00614309310913</text:p>
              </table:table-cell>
              <table:table-cell office:value-type="float" office:value="0.00755906105042">
                <text:p>0.00755906105042</text:p>
              </table:table-cell>
              <table:table-cell office:value-type="float" office:value="0.0065127658844">
                <text:p>0.006512765884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061719417572">
                <text:p>0.0061719417572</text:p>
              </table:table-cell>
              <table:table-cell office:value-type="float" office:value="0.00773811340332">
                <text:p>0.00773811340332</text:p>
              </table:table-cell>
              <table:table-cell office:value-type="float" office:value="0.00652798175812">
                <text:p>0.00652798175812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00614190101624">
                <text:p>0.00614190101624</text:p>
              </table:table-cell>
              <table:table-cell office:value-type="float" office:value="0.00764799118042">
                <text:p>0.00764799118042</text:p>
              </table:table-cell>
              <table:table-cell office:value-type="float" office:value="0.00660469532013">
                <text:p>0.00660469532013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00681090354919">
                <text:p>0.00681090354919</text:p>
              </table:table-cell>
              <table:table-cell office:value-type="float" office:value="0.00859093666077">
                <text:p>0.00859093666077</text:p>
              </table:table-cell>
              <table:table-cell office:value-type="float" office:value="0.00723812103271">
                <text:p>0.00723812103271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00679588317871">
                <text:p>0.00679588317871</text:p>
              </table:table-cell>
              <table:table-cell office:value-type="float" office:value="0.00893306732178">
                <text:p>0.00893306732178</text:p>
              </table:table-cell>
              <table:table-cell office:value-type="float" office:value="0.00728219985962">
                <text:p>0.00728219985962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00682306289673">
                <text:p>0.00682306289673</text:p>
              </table:table-cell>
              <table:table-cell office:value-type="float" office:value="0.00884413719177">
                <text:p>0.00884413719177</text:p>
              </table:table-cell>
              <table:table-cell office:value-type="float" office:value="0.00724008083344">
                <text:p>0.00724008083344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00683403015137">
                <text:p>0.00683403015137</text:p>
              </table:table-cell>
              <table:table-cell office:value-type="float" office:value="0.00959515571594">
                <text:p>0.00959515571594</text:p>
              </table:table-cell>
              <table:table-cell office:value-type="float" office:value="0.00721952915192">
                <text:p>0.00721952915192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00685095787048">
                <text:p>0.00685095787048</text:p>
              </table:table-cell>
              <table:table-cell office:value-type="float" office:value="0.00877094268799">
                <text:p>0.00877094268799</text:p>
              </table:table-cell>
              <table:table-cell office:value-type="float" office:value="0.0072275686264">
                <text:p>0.0072275686264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00685000419617">
                <text:p>0.00685000419617</text:p>
              </table:table-cell>
              <table:table-cell office:value-type="float" office:value="0.00883913040161">
                <text:p>0.00883913040161</text:p>
              </table:table-cell>
              <table:table-cell office:value-type="float" office:value="0.00725956916809">
                <text:p>0.00725956916809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00684499740601">
                <text:p>0.00684499740601</text:p>
              </table:table-cell>
              <table:table-cell office:value-type="float" office:value="0.00793409347534">
                <text:p>0.00793409347534</text:p>
              </table:table-cell>
              <table:table-cell office:value-type="float" office:value="0.00720415115356">
                <text:p>0.00720415115356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00686001777649">
                <text:p>0.00686001777649</text:p>
              </table:table-cell>
              <table:table-cell office:value-type="float" office:value="0.00856494903564">
                <text:p>0.00856494903564</text:p>
              </table:table-cell>
              <table:table-cell office:value-type="float" office:value="0.00730630397797">
                <text:p>0.00730630397797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689005851746">
                <text:p>0.00689005851746</text:p>
              </table:table-cell>
              <table:table-cell office:value-type="float" office:value="0.00872993469238">
                <text:p>0.00872993469238</text:p>
              </table:table-cell>
              <table:table-cell office:value-type="float" office:value="0.00729078292847">
                <text:p>0.00729078292847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00688600540161">
                <text:p>0.00688600540161</text:p>
              </table:table-cell>
              <table:table-cell office:value-type="float" office:value="0.00885915756226">
                <text:p>0.00885915756226</text:p>
              </table:table-cell>
              <table:table-cell office:value-type="float" office:value="0.0073443365097">
                <text:p>0.0073443365097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00692796707153">
                <text:p>0.00692796707153</text:p>
              </table:table-cell>
              <table:table-cell office:value-type="float" office:value="0.0082790851593">
                <text:p>0.0082790851593</text:p>
              </table:table-cell>
              <table:table-cell office:value-type="float" office:value="0.00730336666107">
                <text:p>0.00730336666107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00691103935242">
                <text:p>0.00691103935242</text:p>
              </table:table-cell>
              <table:table-cell office:value-type="float" office:value="0.00845408439636">
                <text:p>0.00845408439636</text:p>
              </table:table-cell>
              <table:table-cell office:value-type="float" office:value="0.00730018138885">
                <text:p>0.00730018138885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00693702697754">
                <text:p>0.00693702697754</text:p>
              </table:table-cell>
              <table:table-cell office:value-type="float" office:value="0.00861883163452">
                <text:p>0.00861883163452</text:p>
              </table:table-cell>
              <table:table-cell office:value-type="float" office:value="0.00743561267853">
                <text:p>0.00743561267853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00694298744202">
                <text:p>0.00694298744202</text:p>
              </table:table-cell>
              <table:table-cell office:value-type="float" office:value="0.00845718383789">
                <text:p>0.00845718383789</text:p>
              </table:table-cell>
              <table:table-cell office:value-type="float" office:value="0.00730515956879">
                <text:p>0.00730515956879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00695991516113">
                <text:p>0.00695991516113</text:p>
              </table:table-cell>
              <table:table-cell office:value-type="float" office:value="0.0111970901489">
                <text:p>0.0111970901489</text:p>
              </table:table-cell>
              <table:table-cell office:value-type="float" office:value="0.0074732208252">
                <text:p>0.0074732208252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00696611404419">
                <text:p>0.00696611404419</text:p>
              </table:table-cell>
              <table:table-cell office:value-type="float" office:value="0.00975394248962">
                <text:p>0.00975394248962</text:p>
              </table:table-cell>
              <table:table-cell office:value-type="float" office:value="0.00742129802704">
                <text:p>0.00742129802704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00696897506714">
                <text:p>0.00696897506714</text:p>
              </table:table-cell>
              <table:table-cell office:value-type="float" office:value="0.0111329555511">
                <text:p>0.0111329555511</text:p>
              </table:table-cell>
              <table:table-cell office:value-type="float" office:value="0.00754562854767">
                <text:p>0.00754562854767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0069580078125">
                <text:p>0.0069580078125</text:p>
              </table:table-cell>
              <table:table-cell office:value-type="float" office:value="0.00875782966614">
                <text:p>0.00875782966614</text:p>
              </table:table-cell>
              <table:table-cell office:value-type="float" office:value="0.00739011764526">
                <text:p>0.0073901176452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693917274475">
                <text:p>0.00693917274475</text:p>
              </table:table-cell>
              <table:table-cell office:value-type="float" office:value="0.00872302055359">
                <text:p>0.00872302055359</text:p>
              </table:table-cell>
              <table:table-cell office:value-type="float" office:value="0.00731338977814">
                <text:p>0.00731338977814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00703406333923">
                <text:p>0.00703406333923</text:p>
              </table:table-cell>
              <table:table-cell office:value-type="float" office:value="0.00971698760986">
                <text:p>0.00971698760986</text:p>
              </table:table-cell>
              <table:table-cell office:value-type="float" office:value="0.00754856109619">
                <text:p>0.00754856109619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00701498985291">
                <text:p>0.00701498985291</text:p>
              </table:table-cell>
              <table:table-cell office:value-type="float" office:value="0.0094940662384">
                <text:p>0.0094940662384</text:p>
              </table:table-cell>
              <table:table-cell office:value-type="float" office:value="0.00750285625458">
                <text:p>0.00750285625458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00643086433411">
                <text:p>0.00643086433411</text:p>
              </table:table-cell>
              <table:table-cell office:value-type="float" office:value="0.00862908363342">
                <text:p>0.00862908363342</text:p>
              </table:table-cell>
              <table:table-cell office:value-type="float" office:value="0.00676512241364">
                <text:p>0.00676512241364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00643706321716">
                <text:p>0.00643706321716</text:p>
              </table:table-cell>
              <table:table-cell office:value-type="float" office:value="0.00831007957458">
                <text:p>0.00831007957458</text:p>
              </table:table-cell>
              <table:table-cell office:value-type="float" office:value="0.00684277057648">
                <text:p>0.00684277057648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00645899772644">
                <text:p>0.00645899772644</text:p>
              </table:table-cell>
              <table:table-cell office:value-type="float" office:value="0.00872707366943">
                <text:p>0.00872707366943</text:p>
              </table:table-cell>
              <table:table-cell office:value-type="float" office:value="0.00687798500061">
                <text:p>0.00687798500061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00648999214172">
                <text:p>0.00648999214172</text:p>
              </table:table-cell>
              <table:table-cell office:value-type="float" office:value="0.00843191146851">
                <text:p>0.00843191146851</text:p>
              </table:table-cell>
              <table:table-cell office:value-type="float" office:value="0.00689799308777">
                <text:p>0.00689799308777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00669479370117">
                <text:p>0.00669479370117</text:p>
              </table:table-cell>
              <table:table-cell office:value-type="float" office:value="0.00822806358337">
                <text:p>0.00822806358337</text:p>
              </table:table-cell>
              <table:table-cell office:value-type="float" office:value="0.00718099594116">
                <text:p>0.00718099594116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00671100616455">
                <text:p>0.00671100616455</text:p>
              </table:table-cell>
              <table:table-cell office:value-type="float" office:value="0.00967907905579">
                <text:p>0.00967907905579</text:p>
              </table:table-cell>
              <table:table-cell office:value-type="float" office:value="0.00714266777039">
                <text:p>0.00714266777039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00670695304871">
                <text:p>0.00670695304871</text:p>
              </table:table-cell>
              <table:table-cell office:value-type="float" office:value="0.00973796844482">
                <text:p>0.00973796844482</text:p>
              </table:table-cell>
              <table:table-cell office:value-type="float" office:value="0.00717488765717">
                <text:p>0.0071748876571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674700737">
                <text:p>0.00674700737</text:p>
              </table:table-cell>
              <table:table-cell office:value-type="float" office:value="0.00971603393555">
                <text:p>0.00971603393555</text:p>
              </table:table-cell>
              <table:table-cell office:value-type="float" office:value="0.00714839935303">
                <text:p>0.00714839935303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00677299499512">
                <text:p>0.00677299499512</text:p>
              </table:table-cell>
              <table:table-cell office:value-type="float" office:value="0.00989603996277">
                <text:p>0.00989603996277</text:p>
              </table:table-cell>
              <table:table-cell office:value-type="float" office:value="0.00714378833771">
                <text:p>0.00714378833771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00674676895142">
                <text:p>0.00674676895142</text:p>
              </table:table-cell>
              <table:table-cell office:value-type="float" office:value="0.0097029209137">
                <text:p>0.0097029209137</text:p>
              </table:table-cell>
              <table:table-cell office:value-type="float" office:value="0.00718344211578">
                <text:p>0.00718344211578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00671720504761">
                <text:p>0.00671720504761</text:p>
              </table:table-cell>
              <table:table-cell office:value-type="float" office:value="0.00950288772583">
                <text:p>0.00950288772583</text:p>
              </table:table-cell>
              <table:table-cell office:value-type="float" office:value="0.00720562934875">
                <text:p>0.00720562934875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00676298141479">
                <text:p>0.00676298141479</text:p>
              </table:table-cell>
              <table:table-cell office:value-type="float" office:value="0.0100119113922">
                <text:p>0.0100119113922</text:p>
              </table:table-cell>
              <table:table-cell office:value-type="float" office:value="0.00714478969574">
                <text:p>0.00714478969574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00675988197327">
                <text:p>0.00675988197327</text:p>
              </table:table-cell>
              <table:table-cell office:value-type="float" office:value="0.00973200798035">
                <text:p>0.00973200798035</text:p>
              </table:table-cell>
              <table:table-cell office:value-type="float" office:value="0.00728079795837">
                <text:p>0.00728079795837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00680899620056">
                <text:p>0.00680899620056</text:p>
              </table:table-cell>
              <table:table-cell office:value-type="float" office:value="0.0104858875275">
                <text:p>0.0104858875275</text:p>
              </table:table-cell>
              <table:table-cell office:value-type="float" office:value="0.00752559661865">
                <text:p>0.00752559661865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00684499740601">
                <text:p>0.00684499740601</text:p>
              </table:table-cell>
              <table:table-cell office:value-type="float" office:value="0.0105991363525">
                <text:p>0.0105991363525</text:p>
              </table:table-cell>
              <table:table-cell office:value-type="float" office:value="0.00730910301208">
                <text:p>0.00730910301208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00678992271423">
                <text:p>0.00678992271423</text:p>
              </table:table-cell>
              <table:table-cell office:value-type="float" office:value="0.00891995429993">
                <text:p>0.00891995429993</text:p>
              </table:table-cell>
              <table:table-cell office:value-type="float" office:value="0.00722026348114">
                <text:p>0.00722026348114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00681304931641">
                <text:p>0.00681304931641</text:p>
              </table:table-cell>
              <table:table-cell office:value-type="float" office:value="0.0098249912262">
                <text:p>0.0098249912262</text:p>
              </table:table-cell>
              <table:table-cell office:value-type="float" office:value="0.00726653575897">
                <text:p>0.0072665357589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684595108032">
                <text:p>0.00684595108032</text:p>
              </table:table-cell>
              <table:table-cell office:value-type="float" office:value="0.00977993011475">
                <text:p>0.00977993011475</text:p>
              </table:table-cell>
              <table:table-cell office:value-type="float" office:value="0.00729555606842">
                <text:p>0.00729555606842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00686502456665">
                <text:p>0.00686502456665</text:p>
              </table:table-cell>
              <table:table-cell office:value-type="float" office:value="0.00866794586182">
                <text:p>0.00866794586182</text:p>
              </table:table-cell>
              <table:table-cell office:value-type="float" office:value="0.00723007202148">
                <text:p>0.00723007202148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00691699981689">
                <text:p>0.00691699981689</text:p>
              </table:table-cell>
              <table:table-cell office:value-type="float" office:value="0.00855207443237">
                <text:p>0.00855207443237</text:p>
              </table:table-cell>
              <table:table-cell office:value-type="float" office:value="0.00726402759552">
                <text:p>0.00726402759552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00684380531311">
                <text:p>0.00684380531311</text:p>
              </table:table-cell>
              <table:table-cell office:value-type="float" office:value="0.0151681900024">
                <text:p>0.0151681900024</text:p>
              </table:table-cell>
              <table:table-cell office:value-type="float" office:value="0.00809471607208">
                <text:p>0.00809471607208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0068781375885">
                <text:p>0.0068781375885</text:p>
              </table:table-cell>
              <table:table-cell office:value-type="float" office:value="0.00929188728333">
                <text:p>0.00929188728333</text:p>
              </table:table-cell>
              <table:table-cell office:value-type="float" office:value="0.00731674671173">
                <text:p>0.00731674671173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00691604614258">
                <text:p>0.00691604614258</text:p>
              </table:table-cell>
              <table:table-cell office:value-type="float" office:value="0.0097119808197">
                <text:p>0.0097119808197</text:p>
              </table:table-cell>
              <table:table-cell office:value-type="float" office:value="0.007315325737">
                <text:p>0.007315325737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691390037537">
                <text:p>0.00691390037537</text:p>
              </table:table-cell>
              <table:table-cell office:value-type="float" office:value="0.00969290733337">
                <text:p>0.00969290733337</text:p>
              </table:table-cell>
              <table:table-cell office:value-type="float" office:value="0.0073187828064">
                <text:p>0.0073187828064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00690793991089">
                <text:p>0.00690793991089</text:p>
              </table:table-cell>
              <table:table-cell office:value-type="float" office:value="0.00944805145264">
                <text:p>0.00944805145264</text:p>
              </table:table-cell>
              <table:table-cell office:value-type="float" office:value="0.00732949256897">
                <text:p>0.00732949256897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00689816474915">
                <text:p>0.00689816474915</text:p>
              </table:table-cell>
              <table:table-cell office:value-type="float" office:value="0.00833106040955">
                <text:p>0.00833106040955</text:p>
              </table:table-cell>
              <table:table-cell office:value-type="float" office:value="0.00728084564209">
                <text:p>0.00728084564209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0129199028015">
                <text:p>0.0129199028015</text:p>
              </table:table-cell>
              <table:table-cell office:value-type="float" office:value="0.0159220695496">
                <text:p>0.0159220695496</text:p>
              </table:table-cell>
              <table:table-cell office:value-type="float" office:value="0.0136651182175">
                <text:p>0.0136651182175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130290985107">
                <text:p>0.0130290985107</text:p>
              </table:table-cell>
              <table:table-cell office:value-type="float" office:value="0.0149409770966">
                <text:p>0.0149409770966</text:p>
              </table:table-cell>
              <table:table-cell office:value-type="float" office:value="0.0136435413361">
                <text:p>0.0136435413361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0130319595337">
                <text:p>0.0130319595337</text:p>
              </table:table-cell>
              <table:table-cell office:value-type="float" office:value="0.014955997467">
                <text:p>0.014955997467</text:p>
              </table:table-cell>
              <table:table-cell office:value-type="float" office:value="0.0136895704269">
                <text:p>0.0136895704269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00716710090637">
                <text:p>0.00716710090637</text:p>
              </table:table-cell>
              <table:table-cell office:value-type="float" office:value="0.00851106643677">
                <text:p>0.00851106643677</text:p>
              </table:table-cell>
              <table:table-cell office:value-type="float" office:value="0.00755126476288">
                <text:p>0.00755126476288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00721096992493">
                <text:p>0.00721096992493</text:p>
              </table:table-cell>
              <table:table-cell office:value-type="float" office:value="0.00869488716125">
                <text:p>0.00869488716125</text:p>
              </table:table-cell>
              <table:table-cell office:value-type="float" office:value="0.00759984970093">
                <text:p>0.00759984970093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00723695755005">
                <text:p>0.00723695755005</text:p>
              </table:table-cell>
              <table:table-cell office:value-type="float" office:value="0.00906801223755">
                <text:p>0.00906801223755</text:p>
              </table:table-cell>
              <table:table-cell office:value-type="float" office:value="0.00763221740723">
                <text:p>0.00763221740723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00719881057739">
                <text:p>0.00719881057739</text:p>
              </table:table-cell>
              <table:table-cell office:value-type="float" office:value="0.0104401111603">
                <text:p>0.0104401111603</text:p>
              </table:table-cell>
              <table:table-cell office:value-type="float" office:value="0.00767081260681">
                <text:p>0.00767081260681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0079870223999">
                <text:p>0.0079870223999</text:p>
              </table:table-cell>
              <table:table-cell office:value-type="float" office:value="0.0101211071014">
                <text:p>0.0101211071014</text:p>
              </table:table-cell>
              <table:table-cell office:value-type="float" office:value="0.0084983587265">
                <text:p>0.0084983587265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00808596611023">
                <text:p>0.00808596611023</text:p>
              </table:table-cell>
              <table:table-cell office:value-type="float" office:value="0.00988292694092">
                <text:p>0.00988292694092</text:p>
              </table:table-cell>
              <table:table-cell office:value-type="float" office:value="0.00851373195648">
                <text:p>0.00851373195648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00802302360535">
                <text:p>0.00802302360535</text:p>
              </table:table-cell>
              <table:table-cell office:value-type="float" office:value="0.0094940662384">
                <text:p>0.0094940662384</text:p>
              </table:table-cell>
              <table:table-cell office:value-type="float" office:value="0.00837500095367">
                <text:p>0.00837500095367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0080349445343">
                <text:p>0.0080349445343</text:p>
              </table:table-cell>
              <table:table-cell office:value-type="float" office:value="0.00987792015076">
                <text:p>0.00987792015076</text:p>
              </table:table-cell>
              <table:table-cell office:value-type="float" office:value="0.00848299980164">
                <text:p>0.0084829998016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0804114341736">
                <text:p>0.00804114341736</text:p>
              </table:table-cell>
              <table:table-cell office:value-type="float" office:value="0.0115888118744">
                <text:p>0.0115888118744</text:p>
              </table:table-cell>
              <table:table-cell office:value-type="float" office:value="0.00853047370911">
                <text:p>0.00853047370911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00807809829712">
                <text:p>0.00807809829712</text:p>
              </table:table-cell>
              <table:table-cell office:value-type="float" office:value="0.0116820335388">
                <text:p>0.0116820335388</text:p>
              </table:table-cell>
              <table:table-cell office:value-type="float" office:value="0.00852316379547">
                <text:p>0.00852316379547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00802803039551">
                <text:p>0.00802803039551</text:p>
              </table:table-cell>
              <table:table-cell office:value-type="float" office:value="0.0115020275116">
                <text:p>0.0115020275116</text:p>
              </table:table-cell>
              <table:table-cell office:value-type="float" office:value="0.00852822780609">
                <text:p>0.00852822780609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00805687904358">
                <text:p>0.00805687904358</text:p>
              </table:table-cell>
              <table:table-cell office:value-type="float" office:value="0.0114028453827">
                <text:p>0.0114028453827</text:p>
              </table:table-cell>
              <table:table-cell office:value-type="float" office:value="0.00856612682343">
                <text:p>0.00856612682343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00805401802063">
                <text:p>0.00805401802063</text:p>
              </table:table-cell>
              <table:table-cell office:value-type="float" office:value="0.0107231140137">
                <text:p>0.0107231140137</text:p>
              </table:table-cell>
              <table:table-cell office:value-type="float" office:value="0.00865959644318">
                <text:p>0.00865959644318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00810289382935">
                <text:p>0.00810289382935</text:p>
              </table:table-cell>
              <table:table-cell office:value-type="float" office:value="0.0105130672455">
                <text:p>0.0105130672455</text:p>
              </table:table-cell>
              <table:table-cell office:value-type="float" office:value="0.00864399433136">
                <text:p>0.00864399433136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00808691978455">
                <text:p>0.00808691978455</text:p>
              </table:table-cell>
              <table:table-cell office:value-type="float" office:value="0.0107769966125">
                <text:p>0.0107769966125</text:p>
              </table:table-cell>
              <table:table-cell office:value-type="float" office:value="0.00855578899384">
                <text:p>0.00855578899384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00806999206543">
                <text:p>0.00806999206543</text:p>
              </table:table-cell>
              <table:table-cell office:value-type="float" office:value="0.00970792770386">
                <text:p>0.00970792770386</text:p>
              </table:table-cell>
              <table:table-cell office:value-type="float" office:value="0.00853162765503">
                <text:p>0.00853162765503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00811910629272">
                <text:p>0.00811910629272</text:p>
              </table:table-cell>
              <table:table-cell office:value-type="float" office:value="0.010106086731">
                <text:p>0.010106086731</text:p>
              </table:table-cell>
              <table:table-cell office:value-type="float" office:value="0.00859615325928">
                <text:p>0.00859615325928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00813794136047">
                <text:p>0.00813794136047</text:p>
              </table:table-cell>
              <table:table-cell office:value-type="float" office:value="0.00968885421753">
                <text:p>0.00968885421753</text:p>
              </table:table-cell>
              <table:table-cell office:value-type="float" office:value="0.00853987216949">
                <text:p>0.0085398721694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815796852112">
                <text:p>0.00815796852112</text:p>
              </table:table-cell>
              <table:table-cell office:value-type="float" office:value="0.00984978675842">
                <text:p>0.00984978675842</text:p>
              </table:table-cell>
              <table:table-cell office:value-type="float" office:value="0.00856365203857">
                <text:p>0.00856365203857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00817894935608">
                <text:p>0.00817894935608</text:p>
              </table:table-cell>
              <table:table-cell office:value-type="float" office:value="0.0102558135986">
                <text:p>0.0102558135986</text:p>
              </table:table-cell>
              <table:table-cell office:value-type="float" office:value="0.00866181850433">
                <text:p>0.00866181850433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0081570148468">
                <text:p>0.0081570148468</text:p>
              </table:table-cell>
              <table:table-cell office:value-type="float" office:value="0.00991177558899">
                <text:p>0.00991177558899</text:p>
              </table:table-cell>
              <table:table-cell office:value-type="float" office:value="0.0086005449295">
                <text:p>0.0086005449295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00812482833862">
                <text:p>0.00812482833862</text:p>
              </table:table-cell>
              <table:table-cell office:value-type="float" office:value="0.00999593734741">
                <text:p>0.00999593734741</text:p>
              </table:table-cell>
              <table:table-cell office:value-type="float" office:value="0.00863146781921">
                <text:p>0.00863146781921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00871610641479">
                <text:p>0.00871610641479</text:p>
              </table:table-cell>
              <table:table-cell office:value-type="float" office:value="0.0102760791779">
                <text:p>0.0102760791779</text:p>
              </table:table-cell>
              <table:table-cell office:value-type="float" office:value="0.0092425775528">
                <text:p>0.0092425775528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00881695747375">
                <text:p>0.00881695747375</text:p>
              </table:table-cell>
              <table:table-cell office:value-type="float" office:value="0.0118389129639">
                <text:p>0.0118389129639</text:p>
              </table:table-cell>
              <table:table-cell office:value-type="float" office:value="0.00943248748779">
                <text:p>0.00943248748779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00876808166504">
                <text:p>0.00876808166504</text:p>
              </table:table-cell>
              <table:table-cell office:value-type="float" office:value="0.0105969905853">
                <text:p>0.0105969905853</text:p>
              </table:table-cell>
              <table:table-cell office:value-type="float" office:value="0.00927801132202">
                <text:p>0.00927801132202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00876402854919">
                <text:p>0.00876402854919</text:p>
              </table:table-cell>
              <table:table-cell office:value-type="float" office:value="0.0120220184326">
                <text:p>0.0120220184326</text:p>
              </table:table-cell>
              <table:table-cell office:value-type="float" office:value="0.00941812992096">
                <text:p>0.00941812992096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00881814956665">
                <text:p>0.00881814956665</text:p>
              </table:table-cell>
              <table:table-cell office:value-type="float" office:value="0.0127558708191">
                <text:p>0.0127558708191</text:p>
              </table:table-cell>
              <table:table-cell office:value-type="float" office:value="0.00944097995758">
                <text:p>0.00944097995758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00879406929016">
                <text:p>0.00879406929016</text:p>
              </table:table-cell>
              <table:table-cell office:value-type="float" office:value="0.0117869377136">
                <text:p>0.0117869377136</text:p>
              </table:table-cell>
              <table:table-cell office:value-type="float" office:value="0.00928936004639">
                <text:p>0.0092893600463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0879311561584">
                <text:p>0.00879311561584</text:p>
              </table:table-cell>
              <table:table-cell office:value-type="float" office:value="0.011892080307">
                <text:p>0.011892080307</text:p>
              </table:table-cell>
              <table:table-cell office:value-type="float" office:value="0.00930037975311">
                <text:p>0.00930037975311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00885486602783">
                <text:p>0.00885486602783</text:p>
              </table:table-cell>
              <table:table-cell office:value-type="float" office:value="0.0135290622711">
                <text:p>0.0135290622711</text:p>
              </table:table-cell>
              <table:table-cell office:value-type="float" office:value="0.00941593647003">
                <text:p>0.00941593647003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0144021511078">
                <text:p>0.0144021511078</text:p>
              </table:table-cell>
              <table:table-cell office:value-type="float" office:value="0.0164558887482">
                <text:p>0.0164558887482</text:p>
              </table:table-cell>
              <table:table-cell office:value-type="float" office:value="0.0151490736008">
                <text:p>0.0151490736008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0145411491394">
                <text:p>0.0145411491394</text:p>
              </table:table-cell>
              <table:table-cell office:value-type="float" office:value="0.0173299312592">
                <text:p>0.0173299312592</text:p>
              </table:table-cell>
              <table:table-cell office:value-type="float" office:value="0.0152385663986">
                <text:p>0.0152385663986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0144729614258">
                <text:p>0.0144729614258</text:p>
              </table:table-cell>
              <table:table-cell office:value-type="float" office:value="0.0164570808411">
                <text:p>0.0164570808411</text:p>
              </table:table-cell>
              <table:table-cell office:value-type="float" office:value="0.0150917482376">
                <text:p>0.0150917482376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0144979953766">
                <text:p>0.0144979953766</text:p>
              </table:table-cell>
              <table:table-cell office:value-type="float" office:value="0.0166730880737">
                <text:p>0.0166730880737</text:p>
              </table:table-cell>
              <table:table-cell office:value-type="float" office:value="0.0151380586624">
                <text:p>0.0151380586624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0144820213318">
                <text:p>0.0144820213318</text:p>
              </table:table-cell>
              <table:table-cell office:value-type="float" office:value="0.0179369449615">
                <text:p>0.0179369449615</text:p>
              </table:table-cell>
              <table:table-cell office:value-type="float" office:value="0.0152061700821">
                <text:p>0.0152061700821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0144901275635">
                <text:p>0.0144901275635</text:p>
              </table:table-cell>
              <table:table-cell office:value-type="float" office:value="0.0172519683838">
                <text:p>0.0172519683838</text:p>
              </table:table-cell>
              <table:table-cell office:value-type="float" office:value="0.0151752758026">
                <text:p>0.0151752758026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0144469738007">
                <text:p>0.0144469738007</text:p>
              </table:table-cell>
              <table:table-cell office:value-type="float" office:value="0.0167751312256">
                <text:p>0.0167751312256</text:p>
              </table:table-cell>
              <table:table-cell office:value-type="float" office:value="0.0151432609558">
                <text:p>0.0151432609558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0145380496979">
                <text:p>0.0145380496979</text:p>
              </table:table-cell>
              <table:table-cell office:value-type="float" office:value="0.0172688961029">
                <text:p>0.0172688961029</text:p>
              </table:table-cell>
              <table:table-cell office:value-type="float" office:value="0.0152800941467">
                <text:p>0.015280094146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0145139694214">
                <text:p>0.0145139694214</text:p>
              </table:table-cell>
              <table:table-cell office:value-type="float" office:value="0.0182631015778">
                <text:p>0.0182631015778</text:p>
              </table:table-cell>
              <table:table-cell office:value-type="float" office:value="0.0151987171173">
                <text:p>0.0151987171173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0146441459656">
                <text:p>0.0146441459656</text:p>
              </table:table-cell>
              <table:table-cell office:value-type="float" office:value="0.0168251991272">
                <text:p>0.0168251991272</text:p>
              </table:table-cell>
              <table:table-cell office:value-type="float" office:value="0.0152276420593">
                <text:p>0.0152276420593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0145349502563">
                <text:p>0.0145349502563</text:p>
              </table:table-cell>
              <table:table-cell office:value-type="float" office:value="0.0172588825226">
                <text:p>0.0172588825226</text:p>
              </table:table-cell>
              <table:table-cell office:value-type="float" office:value="0.0151377439499">
                <text:p>0.0151377439499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014673948288">
                <text:p>0.014673948288</text:p>
              </table:table-cell>
              <table:table-cell office:value-type="float" office:value="0.0174798965454">
                <text:p>0.0174798965454</text:p>
              </table:table-cell>
              <table:table-cell office:value-type="float" office:value="0.0152672815323">
                <text:p>0.0152672815323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0146861076355">
                <text:p>0.0146861076355</text:p>
              </table:table-cell>
              <table:table-cell office:value-type="float" office:value="0.0179219245911">
                <text:p>0.0179219245911</text:p>
              </table:table-cell>
              <table:table-cell office:value-type="float" office:value="0.0152433538437">
                <text:p>0.0152433538437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0145909786224">
                <text:p>0.0145909786224</text:p>
              </table:table-cell>
              <table:table-cell office:value-type="float" office:value="0.0167961120605">
                <text:p>0.0167961120605</text:p>
              </table:table-cell>
              <table:table-cell office:value-type="float" office:value="0.015354218483">
                <text:p>0.015354218483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0146901607513">
                <text:p>0.0146901607513</text:p>
              </table:table-cell>
              <table:table-cell office:value-type="float" office:value="0.0165920257568">
                <text:p>0.0165920257568</text:p>
              </table:table-cell>
              <table:table-cell office:value-type="float" office:value="0.0152625179291">
                <text:p>0.0152625179291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014652967453">
                <text:p>0.014652967453</text:p>
              </table:table-cell>
              <table:table-cell office:value-type="float" office:value="0.0186870098114">
                <text:p>0.0186870098114</text:p>
              </table:table-cell>
              <table:table-cell office:value-type="float" office:value="0.0153500318527">
                <text:p>0.0153500318527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0147938728333">
                <text:p>0.0147938728333</text:p>
              </table:table-cell>
              <table:table-cell office:value-type="float" office:value="0.0166928768158">
                <text:p>0.0166928768158</text:p>
              </table:table-cell>
              <table:table-cell office:value-type="float" office:value="0.0153564023972">
                <text:p>0.0153564023972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0146751403809">
                <text:p>0.0146751403809</text:p>
              </table:table-cell>
              <table:table-cell office:value-type="float" office:value="0.0169479846954">
                <text:p>0.0169479846954</text:p>
              </table:table-cell>
              <table:table-cell office:value-type="float" office:value="0.0152756786346">
                <text:p>0.015275678634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146429538727">
                <text:p>0.0146429538727</text:p>
              </table:table-cell>
              <table:table-cell office:value-type="float" office:value="0.0173449516296">
                <text:p>0.0173449516296</text:p>
              </table:table-cell>
              <table:table-cell office:value-type="float" office:value="0.0152813053131">
                <text:p>0.0152813053131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00848698616028">
                <text:p>0.00848698616028</text:p>
              </table:table-cell>
              <table:table-cell office:value-type="float" office:value="0.0101261138916">
                <text:p>0.0101261138916</text:p>
              </table:table-cell>
              <table:table-cell office:value-type="float" office:value="0.00887970924377">
                <text:p>0.00887970924377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0115051269531">
                <text:p>0.0115051269531</text:p>
              </table:table-cell>
              <table:table-cell office:value-type="float" office:value="0.0134930610657">
                <text:p>0.0134930610657</text:p>
              </table:table-cell>
              <table:table-cell office:value-type="float" office:value="0.0119968128204">
                <text:p>0.0119968128204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01154088974">
                <text:p>0.01154088974</text:p>
              </table:table-cell>
              <table:table-cell office:value-type="float" office:value="0.0134370326996">
                <text:p>0.0134370326996</text:p>
              </table:table-cell>
              <table:table-cell office:value-type="float" office:value="0.0121029901505">
                <text:p>0.0121029901505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0115859508514">
                <text:p>0.0115859508514</text:p>
              </table:table-cell>
              <table:table-cell office:value-type="float" office:value="0.0135560035706">
                <text:p>0.0135560035706</text:p>
              </table:table-cell>
              <table:table-cell office:value-type="float" office:value="0.0120522451401">
                <text:p>0.0120522451401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011482000351">
                <text:p>0.011482000351</text:p>
              </table:table-cell>
              <table:table-cell office:value-type="float" office:value="0.0137281417847">
                <text:p>0.0137281417847</text:p>
              </table:table-cell>
              <table:table-cell office:value-type="float" office:value="0.012041258812">
                <text:p>0.012041258812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0114681720734">
                <text:p>0.0114681720734</text:p>
              </table:table-cell>
              <table:table-cell office:value-type="float" office:value="0.0139558315277">
                <text:p>0.0139558315277</text:p>
              </table:table-cell>
              <table:table-cell office:value-type="float" office:value="0.0120962953568">
                <text:p>0.0120962953568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0115420818329">
                <text:p>0.0115420818329</text:p>
              </table:table-cell>
              <table:table-cell office:value-type="float" office:value="0.014750957489">
                <text:p>0.014750957489</text:p>
              </table:table-cell>
              <table:table-cell office:value-type="float" office:value="0.0122633647919">
                <text:p>0.0122633647919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011579990387">
                <text:p>0.011579990387</text:p>
              </table:table-cell>
              <table:table-cell office:value-type="float" office:value="0.0138509273529">
                <text:p>0.0138509273529</text:p>
              </table:table-cell>
              <table:table-cell office:value-type="float" office:value="0.0120765542984">
                <text:p>0.0120765542984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00823783874512">
                <text:p>0.00823783874512</text:p>
              </table:table-cell>
              <table:table-cell office:value-type="float" office:value="0.0104749202728">
                <text:p>0.0104749202728</text:p>
              </table:table-cell>
              <table:table-cell office:value-type="float" office:value="0.00869446277618">
                <text:p>0.0086944627761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824785232544">
                <text:p>0.00824785232544</text:p>
              </table:table-cell>
              <table:table-cell office:value-type="float" office:value="0.0101821422577">
                <text:p>0.0101821422577</text:p>
              </table:table-cell>
              <table:table-cell office:value-type="float" office:value="0.00870585918427">
                <text:p>0.00870585918427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00824403762817">
                <text:p>0.00824403762817</text:p>
              </table:table-cell>
              <table:table-cell office:value-type="float" office:value="0.0100908279419">
                <text:p>0.0100908279419</text:p>
              </table:table-cell>
              <table:table-cell office:value-type="float" office:value="0.0086646938324">
                <text:p>0.0086646938324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00826001167297">
                <text:p>0.00826001167297</text:p>
              </table:table-cell>
              <table:table-cell office:value-type="float" office:value="0.0102198123932">
                <text:p>0.0102198123932</text:p>
              </table:table-cell>
              <table:table-cell office:value-type="float" office:value="0.00874047756195">
                <text:p>0.00874047756195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00829386711121">
                <text:p>0.00829386711121</text:p>
              </table:table-cell>
              <table:table-cell office:value-type="float" office:value="0.0104060173035">
                <text:p>0.0104060173035</text:p>
              </table:table-cell>
              <table:table-cell office:value-type="float" office:value="0.00877339839935">
                <text:p>0.00877339839935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00828289985657">
                <text:p>0.00828289985657</text:p>
              </table:table-cell>
              <table:table-cell office:value-type="float" office:value="0.0101652145386">
                <text:p>0.0101652145386</text:p>
              </table:table-cell>
              <table:table-cell office:value-type="float" office:value="0.00875335216522">
                <text:p>0.00875335216522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00826001167297">
                <text:p>0.00826001167297</text:p>
              </table:table-cell>
              <table:table-cell office:value-type="float" office:value="0.00993394851685">
                <text:p>0.00993394851685</text:p>
              </table:table-cell>
              <table:table-cell office:value-type="float" office:value="0.00879166126251">
                <text:p>0.00879166126251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0082700252533">
                <text:p>0.0082700252533</text:p>
              </table:table-cell>
              <table:table-cell office:value-type="float" office:value="0.0101411342621">
                <text:p>0.0101411342621</text:p>
              </table:table-cell>
              <table:table-cell office:value-type="float" office:value="0.00876997470856">
                <text:p>0.00876997470856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00835800170898">
                <text:p>0.00835800170898</text:p>
              </table:table-cell>
              <table:table-cell office:value-type="float" office:value="0.0101451873779">
                <text:p>0.0101451873779</text:p>
              </table:table-cell>
              <table:table-cell office:value-type="float" office:value="0.00879022598267">
                <text:p>0.00879022598267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00836515426636">
                <text:p>0.00836515426636</text:p>
              </table:table-cell>
              <table:table-cell office:value-type="float" office:value="0.00996613502502">
                <text:p>0.00996613502502</text:p>
              </table:table-cell>
              <table:table-cell office:value-type="float" office:value="0.00875611782074">
                <text:p>0.00875611782074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0083429813385">
                <text:p>0.0083429813385</text:p>
              </table:table-cell>
              <table:table-cell office:value-type="float" office:value="0.0122480392456">
                <text:p>0.0122480392456</text:p>
              </table:table-cell>
              <table:table-cell office:value-type="float" office:value="0.00880165576935">
                <text:p>0.0088016557693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83270072937">
                <text:p>0.0083270072937</text:p>
              </table:table-cell>
              <table:table-cell office:value-type="float" office:value="0.0116391181946">
                <text:p>0.0116391181946</text:p>
              </table:table-cell>
              <table:table-cell office:value-type="float" office:value="0.00883907318115">
                <text:p>0.00883907318115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00829601287842">
                <text:p>0.00829601287842</text:p>
              </table:table-cell>
              <table:table-cell office:value-type="float" office:value="0.00977683067322">
                <text:p>0.00977683067322</text:p>
              </table:table-cell>
              <table:table-cell office:value-type="float" office:value="0.00873056411743">
                <text:p>0.00873056411743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0083589553833">
                <text:p>0.0083589553833</text:p>
              </table:table-cell>
              <table:table-cell office:value-type="float" office:value="0.0105640888214">
                <text:p>0.0105640888214</text:p>
              </table:table-cell>
              <table:table-cell office:value-type="float" office:value="0.00882171154022">
                <text:p>0.00882171154022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00835299491882">
                <text:p>0.00835299491882</text:p>
              </table:table-cell>
              <table:table-cell office:value-type="float" office:value="0.012237071991">
                <text:p>0.012237071991</text:p>
              </table:table-cell>
              <table:table-cell office:value-type="float" office:value="0.00905558109283">
                <text:p>0.00905558109283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00838398933411">
                <text:p>0.00838398933411</text:p>
              </table:table-cell>
              <table:table-cell office:value-type="float" office:value="0.0109360218048">
                <text:p>0.0109360218048</text:p>
              </table:table-cell>
              <table:table-cell office:value-type="float" office:value="0.00895074367523">
                <text:p>0.00895074367523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00839686393738">
                <text:p>0.00839686393738</text:p>
              </table:table-cell>
              <table:table-cell office:value-type="float" office:value="0.00992298126221">
                <text:p>0.00992298126221</text:p>
              </table:table-cell>
              <table:table-cell office:value-type="float" office:value="0.00885606765747">
                <text:p>0.00885606765747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00844812393188">
                <text:p>0.00844812393188</text:p>
              </table:table-cell>
              <table:table-cell office:value-type="float" office:value="0.010274887085">
                <text:p>0.010274887085</text:p>
              </table:table-cell>
              <table:table-cell office:value-type="float" office:value="0.00889016151428">
                <text:p>0.00889016151428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00845503807068">
                <text:p>0.00845503807068</text:p>
              </table:table-cell>
              <table:table-cell office:value-type="float" office:value="0.010183095932">
                <text:p>0.010183095932</text:p>
              </table:table-cell>
              <table:table-cell office:value-type="float" office:value="0.00883137702942">
                <text:p>0.00883137702942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00845885276794">
                <text:p>0.00845885276794</text:p>
              </table:table-cell>
              <table:table-cell office:value-type="float" office:value="0.0121109485626">
                <text:p>0.0121109485626</text:p>
              </table:table-cell>
              <table:table-cell office:value-type="float" office:value="0.00896078586578">
                <text:p>0.00896078586578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00844216346741">
                <text:p>0.00844216346741</text:p>
              </table:table-cell>
              <table:table-cell office:value-type="float" office:value="0.00986194610596">
                <text:p>0.00986194610596</text:p>
              </table:table-cell>
              <table:table-cell office:value-type="float" office:value="0.00890602588654">
                <text:p>0.0089060258865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0857901573181">
                <text:p>0.00857901573181</text:p>
              </table:table-cell>
              <table:table-cell office:value-type="float" office:value="0.0102059841156">
                <text:p>0.0102059841156</text:p>
              </table:table-cell>
              <table:table-cell office:value-type="float" office:value="0.00906595230103">
                <text:p>0.00906595230103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00867700576782">
                <text:p>0.00867700576782</text:p>
              </table:table-cell>
              <table:table-cell office:value-type="float" office:value="0.0105400085449">
                <text:p>0.0105400085449</text:p>
              </table:table-cell>
              <table:table-cell office:value-type="float" office:value="0.00916046619415">
                <text:p>0.00916046619415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00859308242798">
                <text:p>0.00859308242798</text:p>
              </table:table-cell>
              <table:table-cell office:value-type="float" office:value="0.010617017746">
                <text:p>0.010617017746</text:p>
              </table:table-cell>
              <table:table-cell office:value-type="float" office:value="0.00906585216522">
                <text:p>0.00906585216522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00858211517334">
                <text:p>0.00858211517334</text:p>
              </table:table-cell>
              <table:table-cell office:value-type="float" office:value="0.0107271671295">
                <text:p>0.0107271671295</text:p>
              </table:table-cell>
              <table:table-cell office:value-type="float" office:value="0.00907277107239">
                <text:p>0.00907277107239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00878000259399">
                <text:p>0.00878000259399</text:p>
              </table:table-cell>
              <table:table-cell office:value-type="float" office:value="0.0107879638672">
                <text:p>0.0107879638672</text:p>
              </table:table-cell>
              <table:table-cell office:value-type="float" office:value="0.00925127983093">
                <text:p>0.00925127983093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00859498977661">
                <text:p>0.00859498977661</text:p>
              </table:table-cell>
              <table:table-cell office:value-type="float" office:value="0.0113980770111">
                <text:p>0.0113980770111</text:p>
              </table:table-cell>
              <table:table-cell office:value-type="float" office:value="0.00916240215302">
                <text:p>0.00916240215302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00863695144653">
                <text:p>0.00863695144653</text:p>
              </table:table-cell>
              <table:table-cell office:value-type="float" office:value="0.0119128227234">
                <text:p>0.0119128227234</text:p>
              </table:table-cell>
              <table:table-cell office:value-type="float" office:value="0.00918600082397">
                <text:p>0.00918600082397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00873589515686">
                <text:p>0.00873589515686</text:p>
              </table:table-cell>
              <table:table-cell office:value-type="float" office:value="0.0107009410858">
                <text:p>0.0107009410858</text:p>
              </table:table-cell>
              <table:table-cell office:value-type="float" office:value="0.00931084156036">
                <text:p>0.00931084156036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0086510181427">
                <text:p>0.0086510181427</text:p>
              </table:table-cell>
              <table:table-cell office:value-type="float" office:value="0.0109238624573">
                <text:p>0.0109238624573</text:p>
              </table:table-cell>
              <table:table-cell office:value-type="float" office:value="0.00908482074738">
                <text:p>0.00908482074738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00869798660278">
                <text:p>0.00869798660278</text:p>
              </table:table-cell>
              <table:table-cell office:value-type="float" office:value="0.0106410980225">
                <text:p>0.0106410980225</text:p>
              </table:table-cell>
              <table:table-cell office:value-type="float" office:value="0.0091264295578">
                <text:p>0.0091264295578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0872993469238">
                <text:p>0.00872993469238</text:p>
              </table:table-cell>
              <table:table-cell office:value-type="float" office:value="0.0106081962585">
                <text:p>0.0106081962585</text:p>
              </table:table-cell>
              <table:table-cell office:value-type="float" office:value="0.00925449371338">
                <text:p>0.00925449371338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0086829662323">
                <text:p>0.0086829662323</text:p>
              </table:table-cell>
              <table:table-cell office:value-type="float" office:value="0.011470079422">
                <text:p>0.011470079422</text:p>
              </table:table-cell>
              <table:table-cell office:value-type="float" office:value="0.00909220695496">
                <text:p>0.00909220695496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00866603851318">
                <text:p>0.00866603851318</text:p>
              </table:table-cell>
              <table:table-cell office:value-type="float" office:value="0.0116789340973">
                <text:p>0.0116789340973</text:p>
              </table:table-cell>
              <table:table-cell office:value-type="float" office:value="0.00922993659973">
                <text:p>0.00922993659973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00885701179504">
                <text:p>0.00885701179504</text:p>
              </table:table-cell>
              <table:table-cell office:value-type="float" office:value="0.0116291046143">
                <text:p>0.0116291046143</text:p>
              </table:table-cell>
              <table:table-cell office:value-type="float" office:value="0.00927900314331">
                <text:p>0.00927900314331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00866389274597">
                <text:p>0.00866389274597</text:p>
              </table:table-cell>
              <table:table-cell office:value-type="float" office:value="0.0115911960602">
                <text:p>0.0115911960602</text:p>
              </table:table-cell>
              <table:table-cell office:value-type="float" office:value="0.00924292564392">
                <text:p>0.00924292564392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00870990753174">
                <text:p>0.00870990753174</text:p>
              </table:table-cell>
              <table:table-cell office:value-type="float" office:value="0.0114238262177">
                <text:p>0.0114238262177</text:p>
              </table:table-cell>
              <table:table-cell office:value-type="float" office:value="0.00930261611938">
                <text:p>0.00930261611938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00887584686279">
                <text:p>0.00887584686279</text:p>
              </table:table-cell>
              <table:table-cell office:value-type="float" office:value="0.0119650363922">
                <text:p>0.0119650363922</text:p>
              </table:table-cell>
              <table:table-cell office:value-type="float" office:value="0.00939601421356">
                <text:p>0.00939601421356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00874304771423">
                <text:p>0.00874304771423</text:p>
              </table:table-cell>
              <table:table-cell office:value-type="float" office:value="0.0118429660797">
                <text:p>0.0118429660797</text:p>
              </table:table-cell>
              <table:table-cell office:value-type="float" office:value="0.00921061992645">
                <text:p>0.00921061992645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00881505012512">
                <text:p>0.00881505012512</text:p>
              </table:table-cell>
              <table:table-cell office:value-type="float" office:value="0.0114641189575">
                <text:p>0.0114641189575</text:p>
              </table:table-cell>
              <table:table-cell office:value-type="float" office:value="0.00933430194855">
                <text:p>0.00933430194855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00931978225708">
                <text:p>0.00931978225708</text:p>
              </table:table-cell>
              <table:table-cell office:value-type="float" office:value="0.0116260051727">
                <text:p>0.0116260051727</text:p>
              </table:table-cell>
              <table:table-cell office:value-type="float" office:value="0.00993695735931">
                <text:p>0.00993695735931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0915479660034">
                <text:p>0.00915479660034</text:p>
              </table:table-cell>
              <table:table-cell office:value-type="float" office:value="0.0114622116089">
                <text:p>0.0114622116089</text:p>
              </table:table-cell>
              <table:table-cell office:value-type="float" office:value="0.00965834617615">
                <text:p>0.00965834617615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00920391082764">
                <text:p>0.00920391082764</text:p>
              </table:table-cell>
              <table:table-cell office:value-type="float" office:value="0.0112071037292">
                <text:p>0.0112071037292</text:p>
              </table:table-cell>
              <table:table-cell office:value-type="float" office:value="0.00965336322784">
                <text:p>0.00965336322784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00936198234558">
                <text:p>0.00936198234558</text:p>
              </table:table-cell>
              <table:table-cell office:value-type="float" office:value="0.0115919113159">
                <text:p>0.0115919113159</text:p>
              </table:table-cell>
              <table:table-cell office:value-type="float" office:value="0.00996289730072">
                <text:p>0.00996289730072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0092248916626">
                <text:p>0.0092248916626</text:p>
              </table:table-cell>
              <table:table-cell office:value-type="float" office:value="0.01127409935">
                <text:p>0.01127409935</text:p>
              </table:table-cell>
              <table:table-cell office:value-type="float" office:value="0.00971372127533">
                <text:p>0.00971372127533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00925588607788">
                <text:p>0.00925588607788</text:p>
              </table:table-cell>
              <table:table-cell office:value-type="float" office:value="0.0109851360321">
                <text:p>0.0109851360321</text:p>
              </table:table-cell>
              <table:table-cell office:value-type="float" office:value="0.00981820583344">
                <text:p>0.00981820583344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00941109657288">
                <text:p>0.00941109657288</text:p>
              </table:table-cell>
              <table:table-cell office:value-type="float" office:value="0.0108079910278">
                <text:p>0.0108079910278</text:p>
              </table:table-cell>
              <table:table-cell office:value-type="float" office:value="0.0100037622452">
                <text:p>0.0100037622452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00933313369751">
                <text:p>0.00933313369751</text:p>
              </table:table-cell>
              <table:table-cell office:value-type="float" office:value="0.0110530853271">
                <text:p>0.0110530853271</text:p>
              </table:table-cell>
              <table:table-cell office:value-type="float" office:value="0.00979794502258">
                <text:p>0.00979794502258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00939011573792">
                <text:p>0.00939011573792</text:p>
              </table:table-cell>
              <table:table-cell office:value-type="float" office:value="0.0124869346619">
                <text:p>0.0124869346619</text:p>
              </table:table-cell>
              <table:table-cell office:value-type="float" office:value="0.00991597175598">
                <text:p>0.00991597175598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00955581665039">
                <text:p>0.00955581665039</text:p>
              </table:table-cell>
              <table:table-cell office:value-type="float" office:value="0.011433839798">
                <text:p>0.011433839798</text:p>
              </table:table-cell>
              <table:table-cell office:value-type="float" office:value="0.00997702598572">
                <text:p>0.00997702598572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00933599472046">
                <text:p>0.00933599472046</text:p>
              </table:table-cell>
              <table:table-cell office:value-type="float" office:value="0.0112750530243">
                <text:p>0.0112750530243</text:p>
              </table:table-cell>
              <table:table-cell office:value-type="float" office:value="0.00980927944183">
                <text:p>0.0098092794418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0933599472046">
                <text:p>0.00933599472046</text:p>
              </table:table-cell>
              <table:table-cell office:value-type="float" office:value="0.0114350318909">
                <text:p>0.0114350318909</text:p>
              </table:table-cell>
              <table:table-cell office:value-type="float" office:value="0.00986918926239">
                <text:p>0.00986918926239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00951194763184">
                <text:p>0.00951194763184</text:p>
              </table:table-cell>
              <table:table-cell office:value-type="float" office:value="0.0130758285522">
                <text:p>0.0130758285522</text:p>
              </table:table-cell>
              <table:table-cell office:value-type="float" office:value="0.0100914335251">
                <text:p>0.0100914335251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00933504104614">
                <text:p>0.00933504104614</text:p>
              </table:table-cell>
              <table:table-cell office:value-type="float" office:value="0.0127007961273">
                <text:p>0.0127007961273</text:p>
              </table:table-cell>
              <table:table-cell office:value-type="float" office:value="0.0098574924469">
                <text:p>0.0098574924469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00932908058167">
                <text:p>0.00932908058167</text:p>
              </table:table-cell>
              <table:table-cell office:value-type="float" office:value="0.0162689685822">
                <text:p>0.0162689685822</text:p>
              </table:table-cell>
              <table:table-cell office:value-type="float" office:value="0.0100134563446">
                <text:p>0.0100134563446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00958681106567">
                <text:p>0.00958681106567</text:p>
              </table:table-cell>
              <table:table-cell office:value-type="float" office:value="0.0130341053009">
                <text:p>0.0130341053009</text:p>
              </table:table-cell>
              <table:table-cell office:value-type="float" office:value="0.0101500415802">
                <text:p>0.0101500415802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00986409187317">
                <text:p>0.00986409187317</text:p>
              </table:table-cell>
              <table:table-cell office:value-type="float" office:value="0.0129771232605">
                <text:p>0.0129771232605</text:p>
              </table:table-cell>
              <table:table-cell office:value-type="float" office:value="0.0103849649429">
                <text:p>0.0103849649429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00928282737732">
                <text:p>0.00928282737732</text:p>
              </table:table-cell>
              <table:table-cell office:value-type="float" office:value="0.0134921073914">
                <text:p>0.0134921073914</text:p>
              </table:table-cell>
              <table:table-cell office:value-type="float" office:value="0.00986530303955">
                <text:p>0.00986530303955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00922799110413">
                <text:p>0.00922799110413</text:p>
              </table:table-cell>
              <table:table-cell office:value-type="float" office:value="0.0132949352264">
                <text:p>0.0132949352264</text:p>
              </table:table-cell>
              <table:table-cell office:value-type="float" office:value="0.0100274419785">
                <text:p>0.0100274419785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0091860294342">
                <text:p>0.0091860294342</text:p>
              </table:table-cell>
              <table:table-cell office:value-type="float" office:value="0.0129370689392">
                <text:p>0.0129370689392</text:p>
              </table:table-cell>
              <table:table-cell office:value-type="float" office:value="0.00978251934052">
                <text:p>0.00978251934052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00927495956421">
                <text:p>0.00927495956421</text:p>
              </table:table-cell>
              <table:table-cell office:value-type="float" office:value="0.011579990387">
                <text:p>0.011579990387</text:p>
              </table:table-cell>
              <table:table-cell office:value-type="float" office:value="0.0097705078125">
                <text:p>0.009770507812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925517082214">
                <text:p>0.00925517082214</text:p>
              </table:table-cell>
              <table:table-cell office:value-type="float" office:value="0.0109939575195">
                <text:p>0.0109939575195</text:p>
              </table:table-cell>
              <table:table-cell office:value-type="float" office:value="0.00977522373199">
                <text:p>0.00977522373199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00923919677734">
                <text:p>0.00923919677734</text:p>
              </table:table-cell>
              <table:table-cell office:value-type="float" office:value="0.0112490653992">
                <text:p>0.0112490653992</text:p>
              </table:table-cell>
              <table:table-cell office:value-type="float" office:value="0.00976231098175">
                <text:p>0.00976231098175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00937795639038">
                <text:p>0.00937795639038</text:p>
              </table:table-cell>
              <table:table-cell office:value-type="float" office:value="0.0113520622253">
                <text:p>0.0113520622253</text:p>
              </table:table-cell>
              <table:table-cell office:value-type="float" office:value="0.00982459545135">
                <text:p>0.00982459545135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00932097434998">
                <text:p>0.00932097434998</text:p>
              </table:table-cell>
              <table:table-cell office:value-type="float" office:value="0.0117259025574">
                <text:p>0.0117259025574</text:p>
              </table:table-cell>
              <table:table-cell office:value-type="float" office:value="0.00996580123901">
                <text:p>0.00996580123901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925993919373">
                <text:p>0.00925993919373</text:p>
              </table:table-cell>
              <table:table-cell office:value-type="float" office:value="0.0127990245819">
                <text:p>0.0127990245819</text:p>
              </table:table-cell>
              <table:table-cell office:value-type="float" office:value="0.00987683296204">
                <text:p>0.00987683296204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00932908058167">
                <text:p>0.00932908058167</text:p>
              </table:table-cell>
              <table:table-cell office:value-type="float" office:value="0.0134558677673">
                <text:p>0.0134558677673</text:p>
              </table:table-cell>
              <table:table-cell office:value-type="float" office:value="0.00993114948273">
                <text:p>0.00993114948273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00934314727783">
                <text:p>0.00934314727783</text:p>
              </table:table-cell>
              <table:table-cell office:value-type="float" office:value="0.0114209651947">
                <text:p>0.0114209651947</text:p>
              </table:table-cell>
              <table:table-cell office:value-type="float" office:value="0.00981087684631">
                <text:p>0.00981087684631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00937485694885">
                <text:p>0.00937485694885</text:p>
              </table:table-cell>
              <table:table-cell office:value-type="float" office:value="0.0114288330078">
                <text:p>0.0114288330078</text:p>
              </table:table-cell>
              <table:table-cell office:value-type="float" office:value="0.00989586830139">
                <text:p>0.00989586830139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00937509536743">
                <text:p>0.00937509536743</text:p>
              </table:table-cell>
              <table:table-cell office:value-type="float" office:value="0.01176404953">
                <text:p>0.01176404953</text:p>
              </table:table-cell>
              <table:table-cell office:value-type="float" office:value="0.00985419273376">
                <text:p>0.00985419273376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00937390327454">
                <text:p>0.00937390327454</text:p>
              </table:table-cell>
              <table:table-cell office:value-type="float" office:value="0.0110359191895">
                <text:p>0.0110359191895</text:p>
              </table:table-cell>
              <table:table-cell office:value-type="float" office:value="0.00990728378296">
                <text:p>0.00990728378296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0940299034119">
                <text:p>0.00940299034119</text:p>
              </table:table-cell>
              <table:table-cell office:value-type="float" office:value="0.0114800930023">
                <text:p>0.0114800930023</text:p>
              </table:table-cell>
              <table:table-cell office:value-type="float" office:value="0.00994009017944">
                <text:p>0.00994009017944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0093789100647">
                <text:p>0.0093789100647</text:p>
              </table:table-cell>
              <table:table-cell office:value-type="float" office:value="0.0120298862457">
                <text:p>0.0120298862457</text:p>
              </table:table-cell>
              <table:table-cell office:value-type="float" office:value="0.00989707946777">
                <text:p>0.00989707946777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00941777229309">
                <text:p>0.00941777229309</text:p>
              </table:table-cell>
              <table:table-cell office:value-type="float" office:value="0.0108878612518">
                <text:p>0.0108878612518</text:p>
              </table:table-cell>
              <table:table-cell office:value-type="float" office:value="0.00986330032349">
                <text:p>0.00986330032349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00939702987671">
                <text:p>0.00939702987671</text:p>
              </table:table-cell>
              <table:table-cell office:value-type="float" office:value="0.0111050605774">
                <text:p>0.0111050605774</text:p>
              </table:table-cell>
              <table:table-cell office:value-type="float" office:value="0.00995221614838">
                <text:p>0.00995221614838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009437084198">
                <text:p>0.009437084198</text:p>
              </table:table-cell>
              <table:table-cell office:value-type="float" office:value="0.0110552310944">
                <text:p>0.0110552310944</text:p>
              </table:table-cell>
              <table:table-cell office:value-type="float" office:value="0.00994555473328">
                <text:p>0.00994555473328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0093982219696">
                <text:p>0.0093982219696</text:p>
              </table:table-cell>
              <table:table-cell office:value-type="float" office:value="0.0111949443817">
                <text:p>0.0111949443817</text:p>
              </table:table-cell>
              <table:table-cell office:value-type="float" office:value="0.0099667596817">
                <text:p>0.0099667596817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00947713851929">
                <text:p>0.00947713851929</text:p>
              </table:table-cell>
              <table:table-cell office:value-type="float" office:value="0.0111320018768">
                <text:p>0.0111320018768</text:p>
              </table:table-cell>
              <table:table-cell office:value-type="float" office:value="0.0101425266266">
                <text:p>0.0101425266266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00947403907776">
                <text:p>0.00947403907776</text:p>
              </table:table-cell>
              <table:table-cell office:value-type="float" office:value="0.0116350650787">
                <text:p>0.0116350650787</text:p>
              </table:table-cell>
              <table:table-cell office:value-type="float" office:value="0.00995373725891">
                <text:p>0.00995373725891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00951313972473">
                <text:p>0.00951313972473</text:p>
              </table:table-cell>
              <table:table-cell office:value-type="float" office:value="0.0114669799805">
                <text:p>0.0114669799805</text:p>
              </table:table-cell>
              <table:table-cell office:value-type="float" office:value="0.00997252464294">
                <text:p>0.00997252464294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00945901870728">
                <text:p>0.00945901870728</text:p>
              </table:table-cell>
              <table:table-cell office:value-type="float" office:value="0.0119149684906">
                <text:p>0.0119149684906</text:p>
              </table:table-cell>
              <table:table-cell office:value-type="float" office:value="0.0100052165985">
                <text:p>0.010005216598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95419883728">
                <text:p>0.0095419883728</text:p>
              </table:table-cell>
              <table:table-cell office:value-type="float" office:value="0.0116858482361">
                <text:p>0.0116858482361</text:p>
              </table:table-cell>
              <table:table-cell office:value-type="float" office:value="0.0100215864182">
                <text:p>0.0100215864182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00949597358704">
                <text:p>0.00949597358704</text:p>
              </table:table-cell>
              <table:table-cell office:value-type="float" office:value="0.0116500854492">
                <text:p>0.0116500854492</text:p>
              </table:table-cell>
              <table:table-cell office:value-type="float" office:value="0.0100097990036">
                <text:p>0.0100097990036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00952792167664">
                <text:p>0.00952792167664</text:p>
              </table:table-cell>
              <table:table-cell office:value-type="float" office:value="0.0121858119965">
                <text:p>0.0121858119965</text:p>
              </table:table-cell>
              <table:table-cell office:value-type="float" office:value="0.0100385570526">
                <text:p>0.0100385570526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00953507423401">
                <text:p>0.00953507423401</text:p>
              </table:table-cell>
              <table:table-cell office:value-type="float" office:value="0.0116991996765">
                <text:p>0.0116991996765</text:p>
              </table:table-cell>
              <table:table-cell office:value-type="float" office:value="0.0100440073013">
                <text:p>0.0100440073013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00958895683289">
                <text:p>0.00958895683289</text:p>
              </table:table-cell>
              <table:table-cell office:value-type="float" office:value="0.0117919445038">
                <text:p>0.0117919445038</text:p>
              </table:table-cell>
              <table:table-cell office:value-type="float" office:value="0.010042181015">
                <text:p>0.010042181015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00954008102417">
                <text:p>0.00954008102417</text:p>
              </table:table-cell>
              <table:table-cell office:value-type="float" office:value="0.011862039566">
                <text:p>0.011862039566</text:p>
              </table:table-cell>
              <table:table-cell office:value-type="float" office:value="0.0099899148941">
                <text:p>0.0099899148941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00961899757385">
                <text:p>0.00961899757385</text:p>
              </table:table-cell>
              <table:table-cell office:value-type="float" office:value="0.0115950107574">
                <text:p>0.0115950107574</text:p>
              </table:table-cell>
              <table:table-cell office:value-type="float" office:value="0.0100883817673">
                <text:p>0.0100883817673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00957822799683">
                <text:p>0.00957822799683</text:p>
              </table:table-cell>
              <table:table-cell office:value-type="float" office:value="0.0120079517365">
                <text:p>0.0120079517365</text:p>
              </table:table-cell>
              <table:table-cell office:value-type="float" office:value="0.0101088666916">
                <text:p>0.0101088666916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00960278511047">
                <text:p>0.00960278511047</text:p>
              </table:table-cell>
              <table:table-cell office:value-type="float" office:value="0.0120401382446">
                <text:p>0.0120401382446</text:p>
              </table:table-cell>
              <table:table-cell office:value-type="float" office:value="0.0100862026215">
                <text:p>0.0100862026215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00964999198914">
                <text:p>0.00964999198914</text:p>
              </table:table-cell>
              <table:table-cell office:value-type="float" office:value="0.0119521617889">
                <text:p>0.0119521617889</text:p>
              </table:table-cell>
              <table:table-cell office:value-type="float" office:value="0.0101297855377">
                <text:p>0.0101297855377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959610939026">
                <text:p>0.00959610939026</text:p>
              </table:table-cell>
              <table:table-cell office:value-type="float" office:value="0.0115368366241">
                <text:p>0.0115368366241</text:p>
              </table:table-cell>
              <table:table-cell office:value-type="float" office:value="0.0100813579559">
                <text:p>0.0100813579559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00960206985474">
                <text:p>0.00960206985474</text:p>
              </table:table-cell>
              <table:table-cell office:value-type="float" office:value="0.0113718509674">
                <text:p>0.0113718509674</text:p>
              </table:table-cell>
              <table:table-cell office:value-type="float" office:value="0.0101247358322">
                <text:p>0.0101247358322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0101120471954">
                <text:p>0.0101120471954</text:p>
              </table:table-cell>
              <table:table-cell office:value-type="float" office:value="0.0123178958893">
                <text:p>0.0123178958893</text:p>
              </table:table-cell>
              <table:table-cell office:value-type="float" office:value="0.010635099411">
                <text:p>0.010635099411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0101130008698">
                <text:p>0.0101130008698</text:p>
              </table:table-cell>
              <table:table-cell office:value-type="float" office:value="0.0122649669647">
                <text:p>0.0122649669647</text:p>
              </table:table-cell>
              <table:table-cell office:value-type="float" office:value="0.0106342220306">
                <text:p>0.0106342220306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0101280212402">
                <text:p>0.0101280212402</text:p>
              </table:table-cell>
              <table:table-cell office:value-type="float" office:value="0.012188911438">
                <text:p>0.012188911438</text:p>
              </table:table-cell>
              <table:table-cell office:value-type="float" office:value="0.0107239532471">
                <text:p>0.0107239532471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0101561546326">
                <text:p>0.0101561546326</text:p>
              </table:table-cell>
              <table:table-cell office:value-type="float" office:value="0.0132751464844">
                <text:p>0.0132751464844</text:p>
              </table:table-cell>
              <table:table-cell office:value-type="float" office:value="0.010660367012">
                <text:p>0.010660367012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0101799964905">
                <text:p>0.0101799964905</text:p>
              </table:table-cell>
              <table:table-cell office:value-type="float" office:value="0.0120370388031">
                <text:p>0.0120370388031</text:p>
              </table:table-cell>
              <table:table-cell office:value-type="float" office:value="0.0106585025787">
                <text:p>0.0106585025787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0101509094238">
                <text:p>0.0101509094238</text:p>
              </table:table-cell>
              <table:table-cell office:value-type="float" office:value="0.012787103653">
                <text:p>0.012787103653</text:p>
              </table:table-cell>
              <table:table-cell office:value-type="float" office:value="0.0106856536865">
                <text:p>0.0106856536865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0101599693298">
                <text:p>0.0101599693298</text:p>
              </table:table-cell>
              <table:table-cell office:value-type="float" office:value="0.0124700069427">
                <text:p>0.0124700069427</text:p>
              </table:table-cell>
              <table:table-cell office:value-type="float" office:value="0.0107411956787">
                <text:p>0.0107411956787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010195016861">
                <text:p>0.010195016861</text:p>
              </table:table-cell>
              <table:table-cell office:value-type="float" office:value="0.0128769874573">
                <text:p>0.0128769874573</text:p>
              </table:table-cell>
              <table:table-cell office:value-type="float" office:value="0.0107640647888">
                <text:p>0.0107640647888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102570056915">
                <text:p>0.0102570056915</text:p>
              </table:table-cell>
              <table:table-cell office:value-type="float" office:value="0.0123181343079">
                <text:p>0.0123181343079</text:p>
              </table:table-cell>
              <table:table-cell office:value-type="float" office:value="0.0107050466537">
                <text:p>0.0107050466537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0120429992676">
                <text:p>0.0120429992676</text:p>
              </table:table-cell>
              <table:table-cell office:value-type="float" office:value="0.014219045639">
                <text:p>0.014219045639</text:p>
              </table:table-cell>
              <table:table-cell office:value-type="float" office:value="0.0126060628891">
                <text:p>0.0126060628891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0120701789856">
                <text:p>0.0120701789856</text:p>
              </table:table-cell>
              <table:table-cell office:value-type="float" office:value="0.0138080120087">
                <text:p>0.0138080120087</text:p>
              </table:table-cell>
              <table:table-cell office:value-type="float" office:value="0.0126056623459">
                <text:p>0.0126056623459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0120451450348">
                <text:p>0.0120451450348</text:p>
              </table:table-cell>
              <table:table-cell office:value-type="float" office:value="0.014121055603">
                <text:p>0.014121055603</text:p>
              </table:table-cell>
              <table:table-cell office:value-type="float" office:value="0.0125887918472">
                <text:p>0.0125887918472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0120830535889">
                <text:p>0.0120830535889</text:p>
              </table:table-cell>
              <table:table-cell office:value-type="float" office:value="0.0140979290009">
                <text:p>0.0140979290009</text:p>
              </table:table-cell>
              <table:table-cell office:value-type="float" office:value="0.0126595163345">
                <text:p>0.0126595163345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0121269226074">
                <text:p>0.0121269226074</text:p>
              </table:table-cell>
              <table:table-cell office:value-type="float" office:value="0.0154480934143">
                <text:p>0.0154480934143</text:p>
              </table:table-cell>
              <table:table-cell office:value-type="float" office:value="0.0128146219254">
                <text:p>0.0128146219254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0104651451111">
                <text:p>0.0104651451111</text:p>
              </table:table-cell>
              <table:table-cell office:value-type="float" office:value="0.0129899978638">
                <text:p>0.0129899978638</text:p>
              </table:table-cell>
              <table:table-cell office:value-type="float" office:value="0.0110825014114">
                <text:p>0.0110825014114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0105941295624">
                <text:p>0.0105941295624</text:p>
              </table:table-cell>
              <table:table-cell office:value-type="float" office:value="0.0134530067444">
                <text:p>0.0134530067444</text:p>
              </table:table-cell>
              <table:table-cell office:value-type="float" office:value="0.0111603069305">
                <text:p>0.0111603069305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0106279850006">
                <text:p>0.0106279850006</text:p>
              </table:table-cell>
              <table:table-cell office:value-type="float" office:value="0.0129859447479">
                <text:p>0.0129859447479</text:p>
              </table:table-cell>
              <table:table-cell office:value-type="float" office:value="0.0111432743073">
                <text:p>0.0111432743073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0106058120728">
                <text:p>0.0106058120728</text:p>
              </table:table-cell>
              <table:table-cell office:value-type="float" office:value="0.0124850273132">
                <text:p>0.0124850273132</text:p>
              </table:table-cell>
              <table:table-cell office:value-type="float" office:value="0.011082482338">
                <text:p>0.01108248233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106091499329">
                <text:p>0.0106091499329</text:p>
              </table:table-cell>
              <table:table-cell office:value-type="float" office:value="0.0124270915985">
                <text:p>0.0124270915985</text:p>
              </table:table-cell>
              <table:table-cell office:value-type="float" office:value="0.0111654520035">
                <text:p>0.0111654520035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0106902122498">
                <text:p>0.0106902122498</text:p>
              </table:table-cell>
              <table:table-cell office:value-type="float" office:value="0.0124480724335">
                <text:p>0.0124480724335</text:p>
              </table:table-cell>
              <table:table-cell office:value-type="float" office:value="0.011123342514">
                <text:p>0.011123342514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010675907135">
                <text:p>0.010675907135</text:p>
              </table:table-cell>
              <table:table-cell office:value-type="float" office:value="0.0130960941315">
                <text:p>0.0130960941315</text:p>
              </table:table-cell>
              <table:table-cell office:value-type="float" office:value="0.0112275028229">
                <text:p>0.0112275028229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0107398033142">
                <text:p>0.0107398033142</text:p>
              </table:table-cell>
              <table:table-cell office:value-type="float" office:value="0.0128448009491">
                <text:p>0.0128448009491</text:p>
              </table:table-cell>
              <table:table-cell office:value-type="float" office:value="0.0113483667374">
                <text:p>0.011348366737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0106258392334">
                <text:p>0.0106258392334</text:p>
              </table:table-cell>
              <table:table-cell office:value-type="float" office:value="0.0124218463898">
                <text:p>0.0124218463898</text:p>
              </table:table-cell>
              <table:table-cell office:value-type="float" office:value="0.0112721729279">
                <text:p>0.0112721729279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0107350349426">
                <text:p>0.0107350349426</text:p>
              </table:table-cell>
              <table:table-cell office:value-type="float" office:value="0.014219045639">
                <text:p>0.014219045639</text:p>
              </table:table-cell>
              <table:table-cell office:value-type="float" office:value="0.0114053916931">
                <text:p>0.0114053916931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0107460021973">
                <text:p>0.0107460021973</text:p>
              </table:table-cell>
              <table:table-cell office:value-type="float" office:value="0.0138330459595">
                <text:p>0.0138330459595</text:p>
              </table:table-cell>
              <table:table-cell office:value-type="float" office:value="0.0113242816925">
                <text:p>0.0113242816925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010705947876">
                <text:p>0.010705947876</text:p>
              </table:table-cell>
              <table:table-cell office:value-type="float" office:value="0.0140619277954">
                <text:p>0.0140619277954</text:p>
              </table:table-cell>
              <table:table-cell office:value-type="float" office:value="0.0113793516159">
                <text:p>0.0113793516159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0106039047241">
                <text:p>0.0106039047241</text:p>
              </table:table-cell>
              <table:table-cell office:value-type="float" office:value="0.0129339694977">
                <text:p>0.0129339694977</text:p>
              </table:table-cell>
              <table:table-cell office:value-type="float" office:value="0.0111375522614">
                <text:p>0.0111375522614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010528087616">
                <text:p>0.010528087616</text:p>
              </table:table-cell>
              <table:table-cell office:value-type="float" office:value="0.0125160217285">
                <text:p>0.0125160217285</text:p>
              </table:table-cell>
              <table:table-cell office:value-type="float" office:value="0.0111424446106">
                <text:p>0.011142444610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106639862061">
                <text:p>0.0106639862061</text:p>
              </table:table-cell>
              <table:table-cell office:value-type="float" office:value="0.0128288269043">
                <text:p>0.0128288269043</text:p>
              </table:table-cell>
              <table:table-cell office:value-type="float" office:value="0.0111569309235">
                <text:p>0.0111569309235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0105900764465">
                <text:p>0.0105900764465</text:p>
              </table:table-cell>
              <table:table-cell office:value-type="float" office:value="0.0131378173828">
                <text:p>0.0131378173828</text:p>
              </table:table-cell>
              <table:table-cell office:value-type="float" office:value="0.011175122261">
                <text:p>0.011175122261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010575056076">
                <text:p>0.010575056076</text:p>
              </table:table-cell>
              <table:table-cell office:value-type="float" office:value="0.0126268863678">
                <text:p>0.0126268863678</text:p>
              </table:table-cell>
              <table:table-cell office:value-type="float" office:value="0.0111187267303">
                <text:p>0.0111187267303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010644197464">
                <text:p>0.010644197464</text:p>
              </table:table-cell>
              <table:table-cell office:value-type="float" office:value="0.0126988887787">
                <text:p>0.0126988887787</text:p>
              </table:table-cell>
              <table:table-cell office:value-type="float" office:value="0.0111524438858">
                <text:p>0.0111524438858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0106220245361">
                <text:p>0.0106220245361</text:p>
              </table:table-cell>
              <table:table-cell office:value-type="float" office:value="0.0126750469208">
                <text:p>0.0126750469208</text:p>
              </table:table-cell>
              <table:table-cell office:value-type="float" office:value="0.0111547374725">
                <text:p>0.0111547374725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0106399059296">
                <text:p>0.0106399059296</text:p>
              </table:table-cell>
              <table:table-cell office:value-type="float" office:value="0.0134410858154">
                <text:p>0.0134410858154</text:p>
              </table:table-cell>
              <table:table-cell office:value-type="float" office:value="0.0111627960205">
                <text:p>0.0111627960205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0105230808258">
                <text:p>0.0105230808258</text:p>
              </table:table-cell>
              <table:table-cell office:value-type="float" office:value="0.012964963913">
                <text:p>0.012964963913</text:p>
              </table:table-cell>
              <table:table-cell office:value-type="float" office:value="0.0110044956207">
                <text:p>0.0110044956207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0104780197144">
                <text:p>0.0104780197144</text:p>
              </table:table-cell>
              <table:table-cell office:value-type="float" office:value="0.0126271247864">
                <text:p>0.0126271247864</text:p>
              </table:table-cell>
              <table:table-cell office:value-type="float" office:value="0.0109903001785">
                <text:p>0.010990300178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105049610138">
                <text:p>0.0105049610138</text:p>
              </table:table-cell>
              <table:table-cell office:value-type="float" office:value="0.0125629901886">
                <text:p>0.0125629901886</text:p>
              </table:table-cell>
              <table:table-cell office:value-type="float" office:value="0.0110825824738">
                <text:p>0.0110825824738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0104789733887">
                <text:p>0.0104789733887</text:p>
              </table:table-cell>
              <table:table-cell office:value-type="float" office:value="0.0126950740814">
                <text:p>0.0126950740814</text:p>
              </table:table-cell>
              <table:table-cell office:value-type="float" office:value="0.0110718250275">
                <text:p>0.011071825027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105011463165">
                <text:p>0.0105011463165</text:p>
              </table:table-cell>
              <table:table-cell office:value-type="float" office:value="0.012552022934">
                <text:p>0.012552022934</text:p>
              </table:table-cell>
              <table:table-cell office:value-type="float" office:value="0.0110832357407">
                <text:p>0.0110832357407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0105891227722">
                <text:p>0.0105891227722</text:p>
              </table:table-cell>
              <table:table-cell office:value-type="float" office:value="0.0124180316925">
                <text:p>0.0124180316925</text:p>
              </table:table-cell>
              <table:table-cell office:value-type="float" office:value="0.0110569095612">
                <text:p>0.0110569095612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0105221271515">
                <text:p>0.0105221271515</text:p>
              </table:table-cell>
              <table:table-cell office:value-type="float" office:value="0.0127251148224">
                <text:p>0.0127251148224</text:p>
              </table:table-cell>
              <table:table-cell office:value-type="float" office:value="0.0110594511032">
                <text:p>0.0110594511032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0105240345001">
                <text:p>0.0105240345001</text:p>
              </table:table-cell>
              <table:table-cell office:value-type="float" office:value="0.0121729373932">
                <text:p>0.0121729373932</text:p>
              </table:table-cell>
              <table:table-cell office:value-type="float" office:value="0.0111031198502">
                <text:p>0.0111031198502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0105850696564">
                <text:p>0.0105850696564</text:p>
              </table:table-cell>
              <table:table-cell office:value-type="float" office:value="0.012913942337">
                <text:p>0.012913942337</text:p>
              </table:table-cell>
              <table:table-cell office:value-type="float" office:value="0.0110589122772">
                <text:p>0.0110589122772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0105760097504">
                <text:p>0.0105760097504</text:p>
              </table:table-cell>
              <table:table-cell office:value-type="float" office:value="0.0147569179535">
                <text:p>0.0147569179535</text:p>
              </table:table-cell>
              <table:table-cell office:value-type="float" office:value="0.0113214540482">
                <text:p>0.0113214540482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0105330944061">
                <text:p>0.0105330944061</text:p>
              </table:table-cell>
              <table:table-cell office:value-type="float" office:value="0.013466835022">
                <text:p>0.013466835022</text:p>
              </table:table-cell>
              <table:table-cell office:value-type="float" office:value="0.0112746763229">
                <text:p>0.0112746763229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0106270313263">
                <text:p>0.0106270313263</text:p>
              </table:table-cell>
              <table:table-cell office:value-type="float" office:value="0.0131659507751">
                <text:p>0.0131659507751</text:p>
              </table:table-cell>
              <table:table-cell office:value-type="float" office:value="0.0112472105026">
                <text:p>0.0112472105026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0105788707733">
                <text:p>0.0105788707733</text:p>
              </table:table-cell>
              <table:table-cell office:value-type="float" office:value="0.0126440525055">
                <text:p>0.0126440525055</text:p>
              </table:table-cell>
              <table:table-cell office:value-type="float" office:value="0.0111771631241">
                <text:p>0.0111771631241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0106089115143">
                <text:p>0.0106089115143</text:p>
              </table:table-cell>
              <table:table-cell office:value-type="float" office:value="0.0129268169403">
                <text:p>0.0129268169403</text:p>
              </table:table-cell>
              <table:table-cell office:value-type="float" office:value="0.0112245893478">
                <text:p>0.0112245893478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106339454651">
                <text:p>0.0106339454651</text:p>
              </table:table-cell>
              <table:table-cell office:value-type="float" office:value="0.0126090049744">
                <text:p>0.0126090049744</text:p>
              </table:table-cell>
              <table:table-cell office:value-type="float" office:value="0.0112488746643">
                <text:p>0.0112488746643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0107169151306">
                <text:p>0.0107169151306</text:p>
              </table:table-cell>
              <table:table-cell office:value-type="float" office:value="0.012717962265">
                <text:p>0.012717962265</text:p>
              </table:table-cell>
              <table:table-cell office:value-type="float" office:value="0.0112619495392">
                <text:p>0.0112619495392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0106799602509">
                <text:p>0.0106799602509</text:p>
              </table:table-cell>
              <table:table-cell office:value-type="float" office:value="0.0124719142914">
                <text:p>0.0124719142914</text:p>
              </table:table-cell>
              <table:table-cell office:value-type="float" office:value="0.0112711715698">
                <text:p>0.0112711715698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010733127594">
                <text:p>0.010733127594</text:p>
              </table:table-cell>
              <table:table-cell office:value-type="float" office:value="0.0229120254517">
                <text:p>0.0229120254517</text:p>
              </table:table-cell>
              <table:table-cell office:value-type="float" office:value="0.0116644096375">
                <text:p>0.0116644096375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0107038021088">
                <text:p>0.0107038021088</text:p>
              </table:table-cell>
              <table:table-cell office:value-type="float" office:value="0.0128998756409">
                <text:p>0.0128998756409</text:p>
              </table:table-cell>
              <table:table-cell office:value-type="float" office:value="0.0113129425049">
                <text:p>0.0113129425049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0107278823853">
                <text:p>0.0107278823853</text:p>
              </table:table-cell>
              <table:table-cell office:value-type="float" office:value="0.0143449306488">
                <text:p>0.0143449306488</text:p>
              </table:table-cell>
              <table:table-cell office:value-type="float" office:value="0.0113659667969">
                <text:p>0.0113659667969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0107810497284">
                <text:p>0.0107810497284</text:p>
              </table:table-cell>
              <table:table-cell office:value-type="float" office:value="0.0139188766479">
                <text:p>0.0139188766479</text:p>
              </table:table-cell>
              <table:table-cell office:value-type="float" office:value="0.0113671684265">
                <text:p>0.0113671684265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0107729434967">
                <text:p>0.0107729434967</text:p>
              </table:table-cell>
              <table:table-cell office:value-type="float" office:value="0.0140969753265">
                <text:p>0.0140969753265</text:p>
              </table:table-cell>
              <table:table-cell office:value-type="float" office:value="0.0113052511215">
                <text:p>0.0113052511215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0107660293579">
                <text:p>0.0107660293579</text:p>
              </table:table-cell>
              <table:table-cell office:value-type="float" office:value="0.0142750740051">
                <text:p>0.0142750740051</text:p>
              </table:table-cell>
              <table:table-cell office:value-type="float" office:value="0.0113211202621">
                <text:p>0.0113211202621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0160970687866">
                <text:p>0.0160970687866</text:p>
              </table:table-cell>
              <table:table-cell office:value-type="float" office:value="0.0200219154358">
                <text:p>0.0200219154358</text:p>
              </table:table-cell>
              <table:table-cell office:value-type="float" office:value="0.0165651988983">
                <text:p>0.0165651988983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15909910202">
                <text:p>0.015909910202</text:p>
              </table:table-cell>
              <table:table-cell office:value-type="float" office:value="0.0190901756287">
                <text:p>0.0190901756287</text:p>
              </table:table-cell>
              <table:table-cell office:value-type="float" office:value="0.016591296196">
                <text:p>0.016591296196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0158498287201">
                <text:p>0.0158498287201</text:p>
              </table:table-cell>
              <table:table-cell office:value-type="float" office:value="0.020045042038">
                <text:p>0.020045042038</text:p>
              </table:table-cell>
              <table:table-cell office:value-type="float" office:value="0.016604719162">
                <text:p>0.016604719162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0157661437988">
                <text:p>0.0157661437988</text:p>
              </table:table-cell>
              <table:table-cell office:value-type="float" office:value="0.0196480751038">
                <text:p>0.0196480751038</text:p>
              </table:table-cell>
              <table:table-cell office:value-type="float" office:value="0.0165542411804">
                <text:p>0.0165542411804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0114879608154">
                <text:p>0.0114879608154</text:p>
              </table:table-cell>
              <table:table-cell office:value-type="float" office:value="0.0152680873871">
                <text:p>0.0152680873871</text:p>
              </table:table-cell>
              <table:table-cell office:value-type="float" office:value="0.0120716714859">
                <text:p>0.0120716714859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0114839076996">
                <text:p>0.0114839076996</text:p>
              </table:table-cell>
              <table:table-cell office:value-type="float" office:value="0.0149018764496">
                <text:p>0.0149018764496</text:p>
              </table:table-cell>
              <table:table-cell office:value-type="float" office:value="0.0120810174942">
                <text:p>0.0120810174942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0115621089935">
                <text:p>0.0115621089935</text:p>
              </table:table-cell>
              <table:table-cell office:value-type="float" office:value="0.0136978626251">
                <text:p>0.0136978626251</text:p>
              </table:table-cell>
              <table:table-cell office:value-type="float" office:value="0.0120955991745">
                <text:p>0.0120955991745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011509180069">
                <text:p>0.011509180069</text:p>
              </table:table-cell>
              <table:table-cell office:value-type="float" office:value="0.0139000415802">
                <text:p>0.0139000415802</text:p>
              </table:table-cell>
              <table:table-cell office:value-type="float" office:value="0.0121075534821">
                <text:p>0.0121075534821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0115120410919">
                <text:p>0.0115120410919</text:p>
              </table:table-cell>
              <table:table-cell office:value-type="float" office:value="0.0137829780579">
                <text:p>0.0137829780579</text:p>
              </table:table-cell>
              <table:table-cell office:value-type="float" office:value="0.0121424770355">
                <text:p>0.0121424770355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0236690044403">
                <text:p>0.0236690044403</text:p>
              </table:table-cell>
              <table:table-cell office:value-type="float" office:value="0.0273809432983">
                <text:p>0.0273809432983</text:p>
              </table:table-cell>
              <table:table-cell office:value-type="float" office:value="0.0243071222305">
                <text:p>0.0243071222305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0236270427704">
                <text:p>0.0236270427704</text:p>
              </table:table-cell>
              <table:table-cell office:value-type="float" office:value="0.0276148319244">
                <text:p>0.0276148319244</text:p>
              </table:table-cell>
              <table:table-cell office:value-type="float" office:value="0.024573225975">
                <text:p>0.02457322597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237801074982">
                <text:p>0.0237801074982</text:p>
              </table:table-cell>
              <table:table-cell office:value-type="float" office:value="0.0262470245361">
                <text:p>0.0262470245361</text:p>
              </table:table-cell>
              <table:table-cell office:value-type="float" office:value="0.0244681215286">
                <text:p>0.0244681215286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0237350463867">
                <text:p>0.0237350463867</text:p>
              </table:table-cell>
              <table:table-cell office:value-type="float" office:value="0.0266790390015">
                <text:p>0.0266790390015</text:p>
              </table:table-cell>
              <table:table-cell office:value-type="float" office:value="0.0243834733963">
                <text:p>0.0243834733963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023647069931">
                <text:p>0.023647069931</text:p>
              </table:table-cell>
              <table:table-cell office:value-type="float" office:value="0.0266191959381">
                <text:p>0.0266191959381</text:p>
              </table:table-cell>
              <table:table-cell office:value-type="float" office:value="0.0243750619888">
                <text:p>0.0243750619888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0236999988556">
                <text:p>0.0236999988556</text:p>
              </table:table-cell>
              <table:table-cell office:value-type="float" office:value="0.0272688865662">
                <text:p>0.0272688865662</text:p>
              </table:table-cell>
              <table:table-cell office:value-type="float" office:value="0.0245234727859">
                <text:p>0.0245234727859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0238969326019">
                <text:p>0.0238969326019</text:p>
              </table:table-cell>
              <table:table-cell office:value-type="float" office:value="0.0267560482025">
                <text:p>0.0267560482025</text:p>
              </table:table-cell>
              <table:table-cell office:value-type="float" office:value="0.0245461606979">
                <text:p>0.0245461606979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0237491130829">
                <text:p>0.0237491130829</text:p>
              </table:table-cell>
              <table:table-cell office:value-type="float" office:value="0.0268330574036">
                <text:p>0.0268330574036</text:p>
              </table:table-cell>
              <table:table-cell office:value-type="float" office:value="0.0245901441574">
                <text:p>0.0245901441574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0237441062927">
                <text:p>0.0237441062927</text:p>
              </table:table-cell>
              <table:table-cell office:value-type="float" office:value="0.0262670516968">
                <text:p>0.0262670516968</text:p>
              </table:table-cell>
              <table:table-cell office:value-type="float" office:value="0.0245538568497">
                <text:p>0.0245538568497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0237820148468">
                <text:p>0.0237820148468</text:p>
              </table:table-cell>
              <table:table-cell office:value-type="float" office:value="0.0267019271851">
                <text:p>0.0267019271851</text:p>
              </table:table-cell>
              <table:table-cell office:value-type="float" office:value="0.0245922327042">
                <text:p>0.024592232704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0239188671112">
                <text:p>0.0239188671112</text:p>
              </table:table-cell>
              <table:table-cell office:value-type="float" office:value="0.0273880958557">
                <text:p>0.0273880958557</text:p>
              </table:table-cell>
              <table:table-cell office:value-type="float" office:value="0.0246382904053">
                <text:p>0.0246382904053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011479139328">
                <text:p>0.011479139328</text:p>
              </table:table-cell>
              <table:table-cell office:value-type="float" office:value="0.0140490531921">
                <text:p>0.0140490531921</text:p>
              </table:table-cell>
              <table:table-cell office:value-type="float" office:value="0.0121412611008">
                <text:p>0.0121412611008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115079879761">
                <text:p>0.0115079879761</text:p>
              </table:table-cell>
              <table:table-cell office:value-type="float" office:value="0.0139088630676">
                <text:p>0.0139088630676</text:p>
              </table:table-cell>
              <table:table-cell office:value-type="float" office:value="0.0120634508133">
                <text:p>0.0120634508133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011458158493">
                <text:p>0.011458158493</text:p>
              </table:table-cell>
              <table:table-cell office:value-type="float" office:value="0.0134491920471">
                <text:p>0.0134491920471</text:p>
              </table:table-cell>
              <table:table-cell office:value-type="float" office:value="0.0120706319809">
                <text:p>0.0120706319809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011458158493">
                <text:p>0.011458158493</text:p>
              </table:table-cell>
              <table:table-cell office:value-type="float" office:value="0.0138127803802">
                <text:p>0.0138127803802</text:p>
              </table:table-cell>
              <table:table-cell office:value-type="float" office:value="0.0120504283905">
                <text:p>0.0120504283905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0119619369507">
                <text:p>0.0119619369507</text:p>
              </table:table-cell>
              <table:table-cell office:value-type="float" office:value="0.0153620243073">
                <text:p>0.0153620243073</text:p>
              </table:table-cell>
              <table:table-cell office:value-type="float" office:value="0.0126606082916">
                <text:p>0.0126606082916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0119779109955">
                <text:p>0.0119779109955</text:p>
              </table:table-cell>
              <table:table-cell office:value-type="float" office:value="0.0154831409454">
                <text:p>0.0154831409454</text:p>
              </table:table-cell>
              <table:table-cell office:value-type="float" office:value="0.0126712179184">
                <text:p>0.0126712179184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0140841007233">
                <text:p>0.0140841007233</text:p>
              </table:table-cell>
              <table:table-cell office:value-type="float" office:value="0.0174241065979">
                <text:p>0.0174241065979</text:p>
              </table:table-cell>
              <table:table-cell office:value-type="float" office:value="0.0147043418884">
                <text:p>0.0147043418884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0141010284424">
                <text:p>0.0141010284424</text:p>
              </table:table-cell>
              <table:table-cell office:value-type="float" office:value="0.0174181461334">
                <text:p>0.0174181461334</text:p>
              </table:table-cell>
              <table:table-cell office:value-type="float" office:value="0.0147621011734">
                <text:p>0.0147621011734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0140810012817">
                <text:p>0.0140810012817</text:p>
              </table:table-cell>
              <table:table-cell office:value-type="float" office:value="0.0171408653259">
                <text:p>0.0171408653259</text:p>
              </table:table-cell>
              <table:table-cell office:value-type="float" office:value="0.0148751544952">
                <text:p>0.0148751544952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014034986496">
                <text:p>0.014034986496</text:p>
              </table:table-cell>
              <table:table-cell office:value-type="float" office:value="0.0166449546814">
                <text:p>0.0166449546814</text:p>
              </table:table-cell>
              <table:table-cell office:value-type="float" office:value="0.0147435331345">
                <text:p>0.0147435331345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0140659809113">
                <text:p>0.0140659809113</text:p>
              </table:table-cell>
              <table:table-cell office:value-type="float" office:value="0.0164680480957">
                <text:p>0.0164680480957</text:p>
              </table:table-cell>
              <table:table-cell office:value-type="float" office:value="0.0147703647614">
                <text:p>0.0147703647614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140328407288">
                <text:p>0.0140328407288</text:p>
              </table:table-cell>
              <table:table-cell office:value-type="float" office:value="0.0164699554443">
                <text:p>0.0164699554443</text:p>
              </table:table-cell>
              <table:table-cell office:value-type="float" office:value="0.0148043394089">
                <text:p>0.0148043394089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014219045639">
                <text:p>0.014219045639</text:p>
              </table:table-cell>
              <table:table-cell office:value-type="float" office:value="0.016795873642">
                <text:p>0.016795873642</text:p>
              </table:table-cell>
              <table:table-cell office:value-type="float" office:value="0.0148047018051">
                <text:p>0.0148047018051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014093875885">
                <text:p>0.014093875885</text:p>
              </table:table-cell>
              <table:table-cell office:value-type="float" office:value="0.0178270339966">
                <text:p>0.0178270339966</text:p>
              </table:table-cell>
              <table:table-cell office:value-type="float" office:value="0.0148950338364">
                <text:p>0.0148950338364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0141770839691">
                <text:p>0.0141770839691</text:p>
              </table:table-cell>
              <table:table-cell office:value-type="float" office:value="0.0177581310272">
                <text:p>0.0177581310272</text:p>
              </table:table-cell>
              <table:table-cell office:value-type="float" office:value="0.0149694395065">
                <text:p>0.0149694395065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0142199993134">
                <text:p>0.0142199993134</text:p>
              </table:table-cell>
              <table:table-cell office:value-type="float" office:value="0.0180599689484">
                <text:p>0.0180599689484</text:p>
              </table:table-cell>
              <table:table-cell office:value-type="float" office:value="0.0149953603745">
                <text:p>0.014995360374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0142140388489">
                <text:p>0.0142140388489</text:p>
              </table:table-cell>
              <table:table-cell office:value-type="float" office:value="0.0178680419922">
                <text:p>0.0178680419922</text:p>
              </table:table-cell>
              <table:table-cell office:value-type="float" office:value="0.0149224615097">
                <text:p>0.0149224615097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0142419338226">
                <text:p>0.0142419338226</text:p>
              </table:table-cell>
              <table:table-cell office:value-type="float" office:value="0.0177819728851">
                <text:p>0.0177819728851</text:p>
              </table:table-cell>
              <table:table-cell office:value-type="float" office:value="0.0148895454407">
                <text:p>0.0148895454407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014317035675">
                <text:p>0.014317035675</text:p>
              </table:table-cell>
              <table:table-cell office:value-type="float" office:value="0.0175468921661">
                <text:p>0.0175468921661</text:p>
              </table:table-cell>
              <table:table-cell office:value-type="float" office:value="0.0149561452866">
                <text:p>0.0149561452866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0142469406128">
                <text:p>0.0142469406128</text:p>
              </table:table-cell>
              <table:table-cell office:value-type="float" office:value="0.0174028873444">
                <text:p>0.0174028873444</text:p>
              </table:table-cell>
              <table:table-cell office:value-type="float" office:value="0.0149499893188">
                <text:p>0.0149499893188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0252139568329">
                <text:p>0.0252139568329</text:p>
              </table:table-cell>
              <table:table-cell office:value-type="float" office:value="0.0287880897522">
                <text:p>0.0287880897522</text:p>
              </table:table-cell>
              <table:table-cell office:value-type="float" office:value="0.0261522960663">
                <text:p>0.0261522960663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253109931946">
                <text:p>0.0253109931946</text:p>
              </table:table-cell>
              <table:table-cell office:value-type="float" office:value="0.037162065506">
                <text:p>0.037162065506</text:p>
              </table:table-cell>
              <table:table-cell office:value-type="float" office:value="0.0263221120834">
                <text:p>0.0263221120834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0253820419312">
                <text:p>0.0253820419312</text:p>
              </table:table-cell>
              <table:table-cell office:value-type="float" office:value="0.0285589694977">
                <text:p>0.0285589694977</text:p>
              </table:table-cell>
              <table:table-cell office:value-type="float" office:value="0.0262822246552">
                <text:p>0.026282224655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252649784088">
                <text:p>0.0252649784088</text:p>
              </table:table-cell>
              <table:table-cell office:value-type="float" office:value="0.0285818576813">
                <text:p>0.0285818576813</text:p>
              </table:table-cell>
              <table:table-cell office:value-type="float" office:value="0.0261679553986">
                <text:p>0.0261679553986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0255019664764">
                <text:p>0.0255019664764</text:p>
              </table:table-cell>
              <table:table-cell office:value-type="float" office:value="0.0352718830109">
                <text:p>0.0352718830109</text:p>
              </table:table-cell>
              <table:table-cell office:value-type="float" office:value="0.0265653181076">
                <text:p>0.0265653181076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0253899097443">
                <text:p>0.0253899097443</text:p>
              </table:table-cell>
              <table:table-cell office:value-type="float" office:value="0.0286839008331">
                <text:p>0.0286839008331</text:p>
              </table:table-cell>
              <table:table-cell office:value-type="float" office:value="0.0261838340759">
                <text:p>0.0261838340759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0252439975739">
                <text:p>0.0252439975739</text:p>
              </table:table-cell>
              <table:table-cell office:value-type="float" office:value="0.0292010307312">
                <text:p>0.0292010307312</text:p>
              </table:table-cell>
              <table:table-cell office:value-type="float" office:value="0.0260427522659">
                <text:p>0.0260427522659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0253059864044">
                <text:p>0.0253059864044</text:p>
              </table:table-cell>
              <table:table-cell office:value-type="float" office:value="0.0383269786835">
                <text:p>0.0383269786835</text:p>
              </table:table-cell>
              <table:table-cell office:value-type="float" office:value="0.0265506601334">
                <text:p>0.0265506601334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0253760814667">
                <text:p>0.0253760814667</text:p>
              </table:table-cell>
              <table:table-cell office:value-type="float" office:value="0.0283041000366">
                <text:p>0.0283041000366</text:p>
              </table:table-cell>
              <table:table-cell office:value-type="float" office:value="0.0263564252853">
                <text:p>0.0263564252853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0255830287933">
                <text:p>0.0255830287933</text:p>
              </table:table-cell>
              <table:table-cell office:value-type="float" office:value="0.0284049510956">
                <text:p>0.0284049510956</text:p>
              </table:table-cell>
              <table:table-cell office:value-type="float" office:value="0.0263840818405">
                <text:p>0.0263840818405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0254020690918">
                <text:p>0.0254020690918</text:p>
              </table:table-cell>
              <table:table-cell office:value-type="float" office:value="0.0339071750641">
                <text:p>0.0339071750641</text:p>
              </table:table-cell>
              <table:table-cell office:value-type="float" office:value="0.026790895462">
                <text:p>0.02679089546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256209373474">
                <text:p>0.0256209373474</text:p>
              </table:table-cell>
              <table:table-cell office:value-type="float" office:value="0.0392150878906">
                <text:p>0.0392150878906</text:p>
              </table:table-cell>
              <table:table-cell office:value-type="float" office:value="0.0266887903214">
                <text:p>0.0266887903214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0255670547485">
                <text:p>0.0255670547485</text:p>
              </table:table-cell>
              <table:table-cell office:value-type="float" office:value="0.0289769172668">
                <text:p>0.0289769172668</text:p>
              </table:table-cell>
              <table:table-cell office:value-type="float" office:value="0.0264412593842">
                <text:p>0.0264412593842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0255599021912">
                <text:p>0.0255599021912</text:p>
              </table:table-cell>
              <table:table-cell office:value-type="float" office:value="0.0296211242676">
                <text:p>0.0296211242676</text:p>
              </table:table-cell>
              <table:table-cell office:value-type="float" office:value="0.026446018219">
                <text:p>0.026446018219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0257420539856">
                <text:p>0.0257420539856</text:p>
              </table:table-cell>
              <table:table-cell office:value-type="float" office:value="0.0303938388824">
                <text:p>0.0303938388824</text:p>
              </table:table-cell>
              <table:table-cell office:value-type="float" office:value="0.0265766334534">
                <text:p>0.0265766334534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0256400108337">
                <text:p>0.0256400108337</text:p>
              </table:table-cell>
              <table:table-cell office:value-type="float" office:value="0.0284740924835">
                <text:p>0.0284740924835</text:p>
              </table:table-cell>
              <table:table-cell office:value-type="float" office:value="0.0263892030716">
                <text:p>0.0263892030716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0256178379059">
                <text:p>0.0256178379059</text:p>
              </table:table-cell>
              <table:table-cell office:value-type="float" office:value="0.0294291973114">
                <text:p>0.0294291973114</text:p>
              </table:table-cell>
              <table:table-cell office:value-type="float" office:value="0.0265919971466">
                <text:p>0.0265919971466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0257120132446">
                <text:p>0.0257120132446</text:p>
              </table:table-cell>
              <table:table-cell office:value-type="float" office:value="0.0282559394836">
                <text:p>0.0282559394836</text:p>
              </table:table-cell>
              <table:table-cell office:value-type="float" office:value="0.0265133523941">
                <text:p>0.0265133523941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0256640911102">
                <text:p>0.0256640911102</text:p>
              </table:table-cell>
              <table:table-cell office:value-type="float" office:value="0.028501033783">
                <text:p>0.028501033783</text:p>
              </table:table-cell>
              <table:table-cell office:value-type="float" office:value="0.0266129732132">
                <text:p>0.0266129732132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0143120288849">
                <text:p>0.0143120288849</text:p>
              </table:table-cell>
              <table:table-cell office:value-type="float" office:value="0.0169260501862">
                <text:p>0.0169260501862</text:p>
              </table:table-cell>
              <table:table-cell office:value-type="float" office:value="0.0151117753983">
                <text:p>0.0151117753983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0145130157471">
                <text:p>0.0145130157471</text:p>
              </table:table-cell>
              <table:table-cell office:value-type="float" office:value="0.0164079666138">
                <text:p>0.0164079666138</text:p>
              </table:table-cell>
              <table:table-cell office:value-type="float" office:value="0.0151720762253">
                <text:p>0.015172076225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144681930542">
                <text:p>0.0144681930542</text:p>
              </table:table-cell>
              <table:table-cell office:value-type="float" office:value="0.0167541503906">
                <text:p>0.0167541503906</text:p>
              </table:table-cell>
              <table:table-cell office:value-type="float" office:value="0.0151421165466">
                <text:p>0.0151421165466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0143091678619">
                <text:p>0.0143091678619</text:p>
              </table:table-cell>
              <table:table-cell office:value-type="float" office:value="0.0164129734039">
                <text:p>0.0164129734039</text:p>
              </table:table-cell>
              <table:table-cell office:value-type="float" office:value="0.0151696109772">
                <text:p>0.0151696109772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0143640041351">
                <text:p>0.0143640041351</text:p>
              </table:table-cell>
              <table:table-cell office:value-type="float" office:value="0.0166709423065">
                <text:p>0.0166709423065</text:p>
              </table:table-cell>
              <table:table-cell office:value-type="float" office:value="0.0151240253448">
                <text:p>0.0151240253448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01442694664">
                <text:p>0.01442694664</text:p>
              </table:table-cell>
              <table:table-cell office:value-type="float" office:value="0.0169777870178">
                <text:p>0.0169777870178</text:p>
              </table:table-cell>
              <table:table-cell office:value-type="float" office:value="0.0151702785492">
                <text:p>0.0151702785492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0144581794739">
                <text:p>0.0144581794739</text:p>
              </table:table-cell>
              <table:table-cell office:value-type="float" office:value="0.0163478851318">
                <text:p>0.0163478851318</text:p>
              </table:table-cell>
              <table:table-cell office:value-type="float" office:value="0.0151495742798">
                <text:p>0.0151495742798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0144839286804">
                <text:p>0.0144839286804</text:p>
              </table:table-cell>
              <table:table-cell office:value-type="float" office:value="0.0167708396912">
                <text:p>0.0167708396912</text:p>
              </table:table-cell>
              <table:table-cell office:value-type="float" office:value="0.0151970815659">
                <text:p>0.0151970815659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0146958827972">
                <text:p>0.0146958827972</text:p>
              </table:table-cell>
              <table:table-cell office:value-type="float" office:value="0.0191948413849">
                <text:p>0.0191948413849</text:p>
              </table:table-cell>
              <table:table-cell office:value-type="float" office:value="0.0154611158371">
                <text:p>0.0154611158371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0125789642334">
                <text:p>0.0125789642334</text:p>
              </table:table-cell>
              <table:table-cell office:value-type="float" office:value="0.0157058238983">
                <text:p>0.0157058238983</text:p>
              </table:table-cell>
              <table:table-cell office:value-type="float" office:value="0.0131427335739">
                <text:p>0.0131427335739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0125150680542">
                <text:p>0.0125150680542</text:p>
              </table:table-cell>
              <table:table-cell office:value-type="float" office:value="0.0158829689026">
                <text:p>0.0158829689026</text:p>
              </table:table-cell>
              <table:table-cell office:value-type="float" office:value="0.0131545448303">
                <text:p>0.0131545448303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0125679969788">
                <text:p>0.0125679969788</text:p>
              </table:table-cell>
              <table:table-cell office:value-type="float" office:value="0.0145719051361">
                <text:p>0.0145719051361</text:p>
              </table:table-cell>
              <table:table-cell office:value-type="float" office:value="0.0131723403931">
                <text:p>0.013172340393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12521982193">
                <text:p>0.012521982193</text:p>
              </table:table-cell>
              <table:table-cell office:value-type="float" office:value="0.0158858299255">
                <text:p>0.0158858299255</text:p>
              </table:table-cell>
              <table:table-cell office:value-type="float" office:value="0.0132530498505">
                <text:p>0.0132530498505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0125660896301">
                <text:p>0.0125660896301</text:p>
              </table:table-cell>
              <table:table-cell office:value-type="float" office:value="0.0156590938568">
                <text:p>0.0156590938568</text:p>
              </table:table-cell>
              <table:table-cell office:value-type="float" office:value="0.0131633424759">
                <text:p>0.0131633424759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0125670433044">
                <text:p>0.0125670433044</text:p>
              </table:table-cell>
              <table:table-cell office:value-type="float" office:value="0.0155189037323">
                <text:p>0.0155189037323</text:p>
              </table:table-cell>
              <table:table-cell office:value-type="float" office:value="0.0132413339615">
                <text:p>0.0132413339615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0125370025635">
                <text:p>0.0125370025635</text:p>
              </table:table-cell>
              <table:table-cell office:value-type="float" office:value="0.0160009860992">
                <text:p>0.0160009860992</text:p>
              </table:table-cell>
              <table:table-cell office:value-type="float" office:value="0.0133300876617">
                <text:p>0.0133300876617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0126030445099">
                <text:p>0.0126030445099</text:p>
              </table:table-cell>
              <table:table-cell office:value-type="float" office:value="0.0155470371246">
                <text:p>0.0155470371246</text:p>
              </table:table-cell>
              <table:table-cell office:value-type="float" office:value="0.0132645654678">
                <text:p>0.0132645654678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012659072876">
                <text:p>0.012659072876</text:p>
              </table:table-cell>
              <table:table-cell office:value-type="float" office:value="0.0155808925629">
                <text:p>0.0155808925629</text:p>
              </table:table-cell>
              <table:table-cell office:value-type="float" office:value="0.0132753133774">
                <text:p>0.0132753133774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0126428604126">
                <text:p>0.0126428604126</text:p>
              </table:table-cell>
              <table:table-cell office:value-type="float" office:value="0.015506029129">
                <text:p>0.015506029129</text:p>
              </table:table-cell>
              <table:table-cell office:value-type="float" office:value="0.0133236980438">
                <text:p>0.0133236980438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0126969814301">
                <text:p>0.0126969814301</text:p>
              </table:table-cell>
              <table:table-cell office:value-type="float" office:value="0.0159499645233">
                <text:p>0.0159499645233</text:p>
              </table:table-cell>
              <table:table-cell office:value-type="float" office:value="0.0133453655243">
                <text:p>0.0133453655243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0126860141754">
                <text:p>0.0126860141754</text:p>
              </table:table-cell>
              <table:table-cell office:value-type="float" office:value="0.0159549713135">
                <text:p>0.0159549713135</text:p>
              </table:table-cell>
              <table:table-cell office:value-type="float" office:value="0.013343167305">
                <text:p>0.013343167305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0125949382782">
                <text:p>0.0125949382782</text:p>
              </table:table-cell>
              <table:table-cell office:value-type="float" office:value="0.0163161754608">
                <text:p>0.0163161754608</text:p>
              </table:table-cell>
              <table:table-cell office:value-type="float" office:value="0.0133451986313">
                <text:p>0.013345198631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126478672028">
                <text:p>0.0126478672028</text:p>
              </table:table-cell>
              <table:table-cell office:value-type="float" office:value="0.0161030292511">
                <text:p>0.0161030292511</text:p>
              </table:table-cell>
              <table:table-cell office:value-type="float" office:value="0.0133070325851">
                <text:p>0.0133070325851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0126628875732">
                <text:p>0.0126628875732</text:p>
              </table:table-cell>
              <table:table-cell office:value-type="float" office:value="0.0149750709534">
                <text:p>0.0149750709534</text:p>
              </table:table-cell>
              <table:table-cell office:value-type="float" office:value="0.0133766841888">
                <text:p>0.0133766841888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0127580165863">
                <text:p>0.0127580165863</text:p>
              </table:table-cell>
              <table:table-cell office:value-type="float" office:value="0.0154440402985">
                <text:p>0.0154440402985</text:p>
              </table:table-cell>
              <table:table-cell office:value-type="float" office:value="0.0133495235443">
                <text:p>0.0133495235443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0126781463623">
                <text:p>0.0126781463623</text:p>
              </table:table-cell>
              <table:table-cell office:value-type="float" office:value="0.0152640342712">
                <text:p>0.0152640342712</text:p>
              </table:table-cell>
              <table:table-cell office:value-type="float" office:value="0.0133916091919">
                <text:p>0.0133916091919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0127401351929">
                <text:p>0.0127401351929</text:p>
              </table:table-cell>
              <table:table-cell office:value-type="float" office:value="0.0149638652802">
                <text:p>0.0149638652802</text:p>
              </table:table-cell>
              <table:table-cell office:value-type="float" office:value="0.0133460569382">
                <text:p>0.0133460569382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0127282142639">
                <text:p>0.0127282142639</text:p>
              </table:table-cell>
              <table:table-cell office:value-type="float" office:value="0.0161781311035">
                <text:p>0.0161781311035</text:p>
              </table:table-cell>
              <table:table-cell office:value-type="float" office:value="0.0134791851044">
                <text:p>0.0134791851044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012766122818">
                <text:p>0.012766122818</text:p>
              </table:table-cell>
              <table:table-cell office:value-type="float" office:value="0.0151150226593">
                <text:p>0.0151150226593</text:p>
              </table:table-cell>
              <table:table-cell office:value-type="float" office:value="0.013358039856">
                <text:p>0.013358039856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0127699375153">
                <text:p>0.0127699375153</text:p>
              </table:table-cell>
              <table:table-cell office:value-type="float" office:value="0.0150680541992">
                <text:p>0.0150680541992</text:p>
              </table:table-cell>
              <table:table-cell office:value-type="float" office:value="0.0134711408615">
                <text:p>0.0134711408615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0278041362762">
                <text:p>0.0278041362762</text:p>
              </table:table-cell>
              <table:table-cell office:value-type="float" office:value="0.0322139263153">
                <text:p>0.0322139263153</text:p>
              </table:table-cell>
              <table:table-cell office:value-type="float" office:value="0.0287872934341">
                <text:p>0.0287872934341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0280220508575">
                <text:p>0.0280220508575</text:p>
              </table:table-cell>
              <table:table-cell office:value-type="float" office:value="0.0311529636383">
                <text:p>0.0311529636383</text:p>
              </table:table-cell>
              <table:table-cell office:value-type="float" office:value="0.0288948392868">
                <text:p>0.0288948392868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278170108795">
                <text:p>0.0278170108795</text:p>
              </table:table-cell>
              <table:table-cell office:value-type="float" office:value="0.0307648181915">
                <text:p>0.0307648181915</text:p>
              </table:table-cell>
              <table:table-cell office:value-type="float" office:value="0.0288131666183">
                <text:p>0.0288131666183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0280699729919">
                <text:p>0.0280699729919</text:p>
              </table:table-cell>
              <table:table-cell office:value-type="float" office:value="0.036789894104">
                <text:p>0.036789894104</text:p>
              </table:table-cell>
              <table:table-cell office:value-type="float" office:value="0.0292000293732">
                <text:p>0.0292000293732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0279381275177">
                <text:p>0.0279381275177</text:p>
              </table:table-cell>
              <table:table-cell office:value-type="float" office:value="0.0310850143433">
                <text:p>0.0310850143433</text:p>
              </table:table-cell>
              <table:table-cell office:value-type="float" office:value="0.0289033031464">
                <text:p>0.0289033031464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0280690193176">
                <text:p>0.0280690193176</text:p>
              </table:table-cell>
              <table:table-cell office:value-type="float" office:value="0.0313100814819">
                <text:p>0.0313100814819</text:p>
              </table:table-cell>
              <table:table-cell office:value-type="float" office:value="0.0290772390366">
                <text:p>0.0290772390366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0279998779297">
                <text:p>0.0279998779297</text:p>
              </table:table-cell>
              <table:table-cell office:value-type="float" office:value="0.0320980548859">
                <text:p>0.0320980548859</text:p>
              </table:table-cell>
              <table:table-cell office:value-type="float" office:value="0.029095826149">
                <text:p>0.029095826149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0279908180237">
                <text:p>0.0279908180237</text:p>
              </table:table-cell>
              <table:table-cell office:value-type="float" office:value="0.0310318470001">
                <text:p>0.0310318470001</text:p>
              </table:table-cell>
              <table:table-cell office:value-type="float" office:value="0.0289545154572">
                <text:p>0.0289545154572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0282039642334">
                <text:p>0.0282039642334</text:p>
              </table:table-cell>
              <table:table-cell office:value-type="float" office:value="0.0312008857727">
                <text:p>0.0312008857727</text:p>
              </table:table-cell>
              <table:table-cell office:value-type="float" office:value="0.0290978908539">
                <text:p>0.0290978908539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0279731750488">
                <text:p>0.0279731750488</text:p>
              </table:table-cell>
              <table:table-cell office:value-type="float" office:value="0.0330941677094">
                <text:p>0.0330941677094</text:p>
              </table:table-cell>
              <table:table-cell office:value-type="float" office:value="0.0291609477997">
                <text:p>0.0291609477997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0281929969788">
                <text:p>0.0281929969788</text:p>
              </table:table-cell>
              <table:table-cell office:value-type="float" office:value="0.0331020355225">
                <text:p>0.0331020355225</text:p>
              </table:table-cell>
              <table:table-cell office:value-type="float" office:value="0.0292062902451">
                <text:p>0.0292062902451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0283300876617">
                <text:p>0.0283300876617</text:p>
              </table:table-cell>
              <table:table-cell office:value-type="float" office:value="0.0549559593201">
                <text:p>0.0549559593201</text:p>
              </table:table-cell>
              <table:table-cell office:value-type="float" office:value="0.0309272527695">
                <text:p>0.0309272527695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28128862381">
                <text:p>0.028128862381</text:p>
              </table:table-cell>
              <table:table-cell office:value-type="float" office:value="0.0410680770874">
                <text:p>0.0410680770874</text:p>
              </table:table-cell>
              <table:table-cell office:value-type="float" office:value="0.0293581151962">
                <text:p>0.0293581151962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0282549858093">
                <text:p>0.0282549858093</text:p>
              </table:table-cell>
              <table:table-cell office:value-type="float" office:value="0.0323648452759">
                <text:p>0.0323648452759</text:p>
              </table:table-cell>
              <table:table-cell office:value-type="float" office:value="0.0292937755585">
                <text:p>0.0292937755585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0283501148224">
                <text:p>0.0283501148224</text:p>
              </table:table-cell>
              <table:table-cell office:value-type="float" office:value="0.0306251049042">
                <text:p>0.0306251049042</text:p>
              </table:table-cell>
              <table:table-cell office:value-type="float" office:value="0.0290986347198">
                <text:p>0.0290986347198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0282809734344">
                <text:p>0.0282809734344</text:p>
              </table:table-cell>
              <table:table-cell office:value-type="float" office:value="0.0319728851318">
                <text:p>0.0319728851318</text:p>
              </table:table-cell>
              <table:table-cell office:value-type="float" office:value="0.0293545055389">
                <text:p>0.0293545055389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0282919406891">
                <text:p>0.0282919406891</text:p>
              </table:table-cell>
              <table:table-cell office:value-type="float" office:value="0.0318660736084">
                <text:p>0.0318660736084</text:p>
              </table:table-cell>
              <table:table-cell office:value-type="float" office:value="0.0292042589188">
                <text:p>0.0292042589188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0283708572388">
                <text:p>0.0283708572388</text:p>
              </table:table-cell>
              <table:table-cell office:value-type="float" office:value="0.0309209823608">
                <text:p>0.0309209823608</text:p>
              </table:table-cell>
              <table:table-cell office:value-type="float" office:value="0.0292475652695">
                <text:p>0.0292475652695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282909870148">
                <text:p>0.0282909870148</text:p>
              </table:table-cell>
              <table:table-cell office:value-type="float" office:value="0.0308890342712">
                <text:p>0.0308890342712</text:p>
              </table:table-cell>
              <table:table-cell office:value-type="float" office:value="0.0291508674622">
                <text:p>0.0291508674622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01384806633">
                <text:p>0.01384806633</text:p>
              </table:table-cell>
              <table:table-cell office:value-type="float" office:value="0.0161089897156">
                <text:p>0.0161089897156</text:p>
              </table:table-cell>
              <table:table-cell office:value-type="float" office:value="0.0145179462433">
                <text:p>0.0145179462433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0139191150665">
                <text:p>0.0139191150665</text:p>
              </table:table-cell>
              <table:table-cell office:value-type="float" office:value="0.0162498950958">
                <text:p>0.0162498950958</text:p>
              </table:table-cell>
              <table:table-cell office:value-type="float" office:value="0.0146612787247">
                <text:p>0.0146612787247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0140688419342">
                <text:p>0.0140688419342</text:p>
              </table:table-cell>
              <table:table-cell office:value-type="float" office:value="0.0164060592651">
                <text:p>0.0164060592651</text:p>
              </table:table-cell>
              <table:table-cell office:value-type="float" office:value="0.0145946025848">
                <text:p>0.014594602584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138609409332">
                <text:p>0.0138609409332</text:p>
              </table:table-cell>
              <table:table-cell office:value-type="float" office:value="0.0160129070282">
                <text:p>0.0160129070282</text:p>
              </table:table-cell>
              <table:table-cell office:value-type="float" office:value="0.0145617628098">
                <text:p>0.0145617628098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0139648914337">
                <text:p>0.0139648914337</text:p>
              </table:table-cell>
              <table:table-cell office:value-type="float" office:value="0.0161550045013">
                <text:p>0.0161550045013</text:p>
              </table:table-cell>
              <table:table-cell office:value-type="float" office:value="0.0145713472366">
                <text:p>0.0145713472366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0139439105988">
                <text:p>0.0139439105988</text:p>
              </table:table-cell>
              <table:table-cell office:value-type="float" office:value="0.0164461135864">
                <text:p>0.0164461135864</text:p>
              </table:table-cell>
              <table:table-cell office:value-type="float" office:value="0.0146383476257">
                <text:p>0.0146383476257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0138781070709">
                <text:p>0.0138781070709</text:p>
              </table:table-cell>
              <table:table-cell office:value-type="float" office:value="0.0163149833679">
                <text:p>0.0163149833679</text:p>
              </table:table-cell>
              <table:table-cell office:value-type="float" office:value="0.0146667337418">
                <text:p>0.0146667337418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0140271186829">
                <text:p>0.0140271186829</text:p>
              </table:table-cell>
              <table:table-cell office:value-type="float" office:value="0.0168869495392">
                <text:p>0.0168869495392</text:p>
              </table:table-cell>
              <table:table-cell office:value-type="float" office:value="0.0147066116333">
                <text:p>0.0147066116333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0139031410217">
                <text:p>0.0139031410217</text:p>
              </table:table-cell>
              <table:table-cell office:value-type="float" office:value="0.0159819126129">
                <text:p>0.0159819126129</text:p>
              </table:table-cell>
              <table:table-cell office:value-type="float" office:value="0.0145361280441">
                <text:p>0.0145361280441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0139441490173">
                <text:p>0.0139441490173</text:p>
              </table:table-cell>
              <table:table-cell office:value-type="float" office:value="0.0159270763397">
                <text:p>0.0159270763397</text:p>
              </table:table-cell>
              <table:table-cell office:value-type="float" office:value="0.0146811628342">
                <text:p>0.0146811628342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0140719413757">
                <text:p>0.0140719413757</text:p>
              </table:table-cell>
              <table:table-cell office:value-type="float" office:value="0.0161788463593">
                <text:p>0.0161788463593</text:p>
              </table:table-cell>
              <table:table-cell office:value-type="float" office:value="0.0146882343292">
                <text:p>0.0146882343292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0139660835266">
                <text:p>0.0139660835266</text:p>
              </table:table-cell>
              <table:table-cell office:value-type="float" office:value="0.0168581008911">
                <text:p>0.0168581008911</text:p>
              </table:table-cell>
              <table:table-cell office:value-type="float" office:value="0.0146670770645">
                <text:p>0.0146670770645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0139818191528">
                <text:p>0.0139818191528</text:p>
              </table:table-cell>
              <table:table-cell office:value-type="float" office:value="0.0163691043854">
                <text:p>0.0163691043854</text:p>
              </table:table-cell>
              <table:table-cell office:value-type="float" office:value="0.0147039651871">
                <text:p>0.014703965187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0140080451965">
                <text:p>0.0140080451965</text:p>
              </table:table-cell>
              <table:table-cell office:value-type="float" office:value="0.0158548355103">
                <text:p>0.0158548355103</text:p>
              </table:table-cell>
              <table:table-cell office:value-type="float" office:value="0.0148061704636">
                <text:p>0.0148061704636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0140619277954">
                <text:p>0.0140619277954</text:p>
              </table:table-cell>
              <table:table-cell office:value-type="float" office:value="0.0170199871063">
                <text:p>0.0170199871063</text:p>
              </table:table-cell>
              <table:table-cell office:value-type="float" office:value="0.0148602819443">
                <text:p>0.0148602819443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0183129310608">
                <text:p>0.0183129310608</text:p>
              </table:table-cell>
              <table:table-cell office:value-type="float" office:value="0.0210309028625">
                <text:p>0.0210309028625</text:p>
              </table:table-cell>
              <table:table-cell office:value-type="float" office:value="0.0189415645599">
                <text:p>0.0189415645599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0182178020477">
                <text:p>0.0182178020477</text:p>
              </table:table-cell>
              <table:table-cell office:value-type="float" office:value="0.0208129882812">
                <text:p>0.0208129882812</text:p>
              </table:table-cell>
              <table:table-cell office:value-type="float" office:value="0.0189491701126">
                <text:p>0.0189491701126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0181741714478">
                <text:p>0.0181741714478</text:p>
              </table:table-cell>
              <table:table-cell office:value-type="float" office:value="0.0204060077667">
                <text:p>0.0204060077667</text:p>
              </table:table-cell>
              <table:table-cell office:value-type="float" office:value="0.0188946676254">
                <text:p>0.0188946676254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0182349681854">
                <text:p>0.0182349681854</text:p>
              </table:table-cell>
              <table:table-cell office:value-type="float" office:value="0.0207149982452">
                <text:p>0.0207149982452</text:p>
              </table:table-cell>
              <table:table-cell office:value-type="float" office:value="0.0188949537277">
                <text:p>0.0188949537277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0183789730072">
                <text:p>0.0183789730072</text:p>
              </table:table-cell>
              <table:table-cell office:value-type="float" office:value="0.0211050510406">
                <text:p>0.0211050510406</text:p>
              </table:table-cell>
              <table:table-cell office:value-type="float" office:value="0.0191322040558">
                <text:p>0.0191322040558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0182168483734">
                <text:p>0.0182168483734</text:p>
              </table:table-cell>
              <table:table-cell office:value-type="float" office:value="0.0206160545349">
                <text:p>0.0206160545349</text:p>
              </table:table-cell>
              <table:table-cell office:value-type="float" office:value="0.0189900875092">
                <text:p>0.0189900875092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0183691978455">
                <text:p>0.0183691978455</text:p>
              </table:table-cell>
              <table:table-cell office:value-type="float" office:value="0.02064204216">
                <text:p>0.02064204216</text:p>
              </table:table-cell>
              <table:table-cell office:value-type="float" office:value="0.019165263176">
                <text:p>0.019165263176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0150561332703">
                <text:p>0.0150561332703</text:p>
              </table:table-cell>
              <table:table-cell office:value-type="float" office:value="0.018846988678">
                <text:p>0.018846988678</text:p>
              </table:table-cell>
              <table:table-cell office:value-type="float" office:value="0.0158816719055">
                <text:p>0.0158816719055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0152039527893">
                <text:p>0.0152039527893</text:p>
              </table:table-cell>
              <table:table-cell office:value-type="float" office:value="0.0177431106567">
                <text:p>0.0177431106567</text:p>
              </table:table-cell>
              <table:table-cell office:value-type="float" office:value="0.0158941888809">
                <text:p>0.0158941888809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0151929855347">
                <text:p>0.0151929855347</text:p>
              </table:table-cell>
              <table:table-cell office:value-type="float" office:value="0.0201721191406">
                <text:p>0.0201721191406</text:p>
              </table:table-cell>
              <table:table-cell office:value-type="float" office:value="0.0158498287201">
                <text:p>0.0158498287201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0150599479675">
                <text:p>0.0150599479675</text:p>
              </table:table-cell>
              <table:table-cell office:value-type="float" office:value="0.0171818733215">
                <text:p>0.0171818733215</text:p>
              </table:table-cell>
              <table:table-cell office:value-type="float" office:value="0.0159706878662">
                <text:p>0.0159706878662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0152859687805">
                <text:p>0.0152859687805</text:p>
              </table:table-cell>
              <table:table-cell office:value-type="float" office:value="0.0175020694733">
                <text:p>0.0175020694733</text:p>
              </table:table-cell>
              <table:table-cell office:value-type="float" office:value="0.0159261035919">
                <text:p>0.0159261035919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015289068222">
                <text:p>0.015289068222</text:p>
              </table:table-cell>
              <table:table-cell office:value-type="float" office:value="0.0176961421967">
                <text:p>0.0176961421967</text:p>
              </table:table-cell>
              <table:table-cell office:value-type="float" office:value="0.0158685874939">
                <text:p>0.0158685874939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0151078701019">
                <text:p>0.0151078701019</text:p>
              </table:table-cell>
              <table:table-cell office:value-type="float" office:value="0.0174448490143">
                <text:p>0.0174448490143</text:p>
              </table:table-cell>
              <table:table-cell office:value-type="float" office:value="0.015877790451">
                <text:p>0.015877790451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0151889324188">
                <text:p>0.0151889324188</text:p>
              </table:table-cell>
              <table:table-cell office:value-type="float" office:value="0.01722407341">
                <text:p>0.01722407341</text:p>
              </table:table-cell>
              <table:table-cell office:value-type="float" office:value="0.015913901329">
                <text:p>0.015913901329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0152099132538">
                <text:p>0.0152099132538</text:p>
              </table:table-cell>
              <table:table-cell office:value-type="float" office:value="0.0171749591827">
                <text:p>0.0171749591827</text:p>
              </table:table-cell>
              <table:table-cell office:value-type="float" office:value="0.0158485984802">
                <text:p>0.0158485984802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015191078186">
                <text:p>0.015191078186</text:p>
              </table:table-cell>
              <table:table-cell office:value-type="float" office:value="0.0176451206207">
                <text:p>0.0176451206207</text:p>
              </table:table-cell>
              <table:table-cell office:value-type="float" office:value="0.0159233236313">
                <text:p>0.0159233236313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0153291225433">
                <text:p>0.0153291225433</text:p>
              </table:table-cell>
              <table:table-cell office:value-type="float" office:value="0.0176589488983">
                <text:p>0.0176589488983</text:p>
              </table:table-cell>
              <table:table-cell office:value-type="float" office:value="0.0161367702484">
                <text:p>0.0161367702484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015291929245">
                <text:p>0.015291929245</text:p>
              </table:table-cell>
              <table:table-cell office:value-type="float" office:value="0.0174369812012">
                <text:p>0.0174369812012</text:p>
              </table:table-cell>
              <table:table-cell office:value-type="float" office:value="0.015967206955">
                <text:p>0.015967206955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0152719020844">
                <text:p>0.0152719020844</text:p>
              </table:table-cell>
              <table:table-cell office:value-type="float" office:value="0.0178699493408">
                <text:p>0.0178699493408</text:p>
              </table:table-cell>
              <table:table-cell office:value-type="float" office:value="0.0160181760788">
                <text:p>0.0160181760788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0154190063477">
                <text:p>0.0154190063477</text:p>
              </table:table-cell>
              <table:table-cell office:value-type="float" office:value="0.0178158283234">
                <text:p>0.0178158283234</text:p>
              </table:table-cell>
              <table:table-cell office:value-type="float" office:value="0.0159788608551">
                <text:p>0.0159788608551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0154340267181">
                <text:p>0.0154340267181</text:p>
              </table:table-cell>
              <table:table-cell office:value-type="float" office:value="0.0180451869965">
                <text:p>0.0180451869965</text:p>
              </table:table-cell>
              <table:table-cell office:value-type="float" office:value="0.0160521602631">
                <text:p>0.0160521602631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0153071880341">
                <text:p>0.0153071880341</text:p>
              </table:table-cell>
              <table:table-cell office:value-type="float" office:value="0.0180180072784">
                <text:p>0.0180180072784</text:p>
              </table:table-cell>
              <table:table-cell office:value-type="float" office:value="0.0161299991608">
                <text:p>0.0161299991608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0155739784241">
                <text:p>0.0155739784241</text:p>
              </table:table-cell>
              <table:table-cell office:value-type="float" office:value="0.0180599689484">
                <text:p>0.0180599689484</text:p>
              </table:table-cell>
              <table:table-cell office:value-type="float" office:value="0.0161446094513">
                <text:p>0.0161446094513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0153501033783">
                <text:p>0.0153501033783</text:p>
              </table:table-cell>
              <table:table-cell office:value-type="float" office:value="0.0177071094513">
                <text:p>0.0177071094513</text:p>
              </table:table-cell>
              <table:table-cell office:value-type="float" office:value="0.016158618927">
                <text:p>0.016158618927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0153610706329">
                <text:p>0.0153610706329</text:p>
              </table:table-cell>
              <table:table-cell office:value-type="float" office:value="0.0181450843811">
                <text:p>0.0181450843811</text:p>
              </table:table-cell>
              <table:table-cell office:value-type="float" office:value="0.0161151027679">
                <text:p>0.0161151027679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0155200958252">
                <text:p>0.0155200958252</text:p>
              </table:table-cell>
              <table:table-cell office:value-type="float" office:value="0.0176999568939">
                <text:p>0.0176999568939</text:p>
              </table:table-cell>
              <table:table-cell office:value-type="float" office:value="0.0160164546967">
                <text:p>0.0160164546967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0154690742493">
                <text:p>0.0154690742493</text:p>
              </table:table-cell>
              <table:table-cell office:value-type="float" office:value="0.0192790031433">
                <text:p>0.0192790031433</text:p>
              </table:table-cell>
              <table:table-cell office:value-type="float" office:value="0.0162497806549">
                <text:p>0.0162497806549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0144870281219">
                <text:p>0.0144870281219</text:p>
              </table:table-cell>
              <table:table-cell office:value-type="float" office:value="0.018413066864">
                <text:p>0.018413066864</text:p>
              </table:table-cell>
              <table:table-cell office:value-type="float" office:value="0.0152455806732">
                <text:p>0.0152455806732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0145301818848">
                <text:p>0.0145301818848</text:p>
              </table:table-cell>
              <table:table-cell office:value-type="float" office:value="0.0205721855164">
                <text:p>0.0205721855164</text:p>
              </table:table-cell>
              <table:table-cell office:value-type="float" office:value="0.0156103897095">
                <text:p>0.0156103897095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0145170688629">
                <text:p>0.0145170688629</text:p>
              </table:table-cell>
              <table:table-cell office:value-type="float" office:value="0.0187001228333">
                <text:p>0.0187001228333</text:p>
              </table:table-cell>
              <table:table-cell office:value-type="float" office:value="0.0152427482605">
                <text:p>0.0152427482605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0146119594574">
                <text:p>0.0146119594574</text:p>
              </table:table-cell>
              <table:table-cell office:value-type="float" office:value="0.0189118385315">
                <text:p>0.0189118385315</text:p>
              </table:table-cell>
              <table:table-cell office:value-type="float" office:value="0.0156352043152">
                <text:p>0.0156352043152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0146038532257">
                <text:p>0.0146038532257</text:p>
              </table:table-cell>
              <table:table-cell office:value-type="float" office:value="0.0182230472565">
                <text:p>0.0182230472565</text:p>
              </table:table-cell>
              <table:table-cell office:value-type="float" office:value="0.0154422521591">
                <text:p>0.0154422521591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0145378112793">
                <text:p>0.0145378112793</text:p>
              </table:table-cell>
              <table:table-cell office:value-type="float" office:value="0.0177409648895">
                <text:p>0.0177409648895</text:p>
              </table:table-cell>
              <table:table-cell office:value-type="float" office:value="0.0153966999054">
                <text:p>0.0153966999054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0146129131317">
                <text:p>0.0146129131317</text:p>
              </table:table-cell>
              <table:table-cell office:value-type="float" office:value="0.0282781124115">
                <text:p>0.0282781124115</text:p>
              </table:table-cell>
              <table:table-cell office:value-type="float" office:value="0.016054353714">
                <text:p>0.016054353714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0197768211365">
                <text:p>0.0197768211365</text:p>
              </table:table-cell>
              <table:table-cell office:value-type="float" office:value="0.022665977478">
                <text:p>0.022665977478</text:p>
              </table:table-cell>
              <table:table-cell office:value-type="float" office:value="0.0203143072128">
                <text:p>0.0203143072128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0195910930634">
                <text:p>0.0195910930634</text:p>
              </table:table-cell>
              <table:table-cell office:value-type="float" office:value="0.022479057312">
                <text:p>0.022479057312</text:p>
              </table:table-cell>
              <table:table-cell office:value-type="float" office:value="0.0203524541855">
                <text:p>0.0203524541855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0196299552917">
                <text:p>0.0196299552917</text:p>
              </table:table-cell>
              <table:table-cell office:value-type="float" office:value="0.0222959518433">
                <text:p>0.0222959518433</text:p>
              </table:table-cell>
              <table:table-cell office:value-type="float" office:value="0.0203001308441">
                <text:p>0.0203001308441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19807100296">
                <text:p>0.019807100296</text:p>
              </table:table-cell>
              <table:table-cell office:value-type="float" office:value="0.0221180915833">
                <text:p>0.0221180915833</text:p>
              </table:table-cell>
              <table:table-cell office:value-type="float" office:value="0.0202886343002">
                <text:p>0.0202886343002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0197770595551">
                <text:p>0.0197770595551</text:p>
              </table:table-cell>
              <table:table-cell office:value-type="float" office:value="0.0227649211884">
                <text:p>0.0227649211884</text:p>
              </table:table-cell>
              <table:table-cell office:value-type="float" office:value="0.0205382061005">
                <text:p>0.0205382061005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0195970535278">
                <text:p>0.0195970535278</text:p>
              </table:table-cell>
              <table:table-cell office:value-type="float" office:value="0.0232930183411">
                <text:p>0.0232930183411</text:p>
              </table:table-cell>
              <table:table-cell office:value-type="float" office:value="0.0204422903061">
                <text:p>0.0204422903061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0197651386261">
                <text:p>0.0197651386261</text:p>
              </table:table-cell>
              <table:table-cell office:value-type="float" office:value="0.0240089893341">
                <text:p>0.0240089893341</text:p>
              </table:table-cell>
              <table:table-cell office:value-type="float" office:value="0.0203325128555">
                <text:p>0.0203325128555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0198221206665">
                <text:p>0.0198221206665</text:p>
              </table:table-cell>
              <table:table-cell office:value-type="float" office:value="0.0234048366547">
                <text:p>0.0234048366547</text:p>
              </table:table-cell>
              <table:table-cell office:value-type="float" office:value="0.0205443906784">
                <text:p>0.0205443906784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0197908878326">
                <text:p>0.0197908878326</text:p>
              </table:table-cell>
              <table:table-cell office:value-type="float" office:value="0.0234441757202">
                <text:p>0.0234441757202</text:p>
              </table:table-cell>
              <table:table-cell office:value-type="float" office:value="0.0205555295944">
                <text:p>0.0205555295944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0197911262512">
                <text:p>0.0197911262512</text:p>
              </table:table-cell>
              <table:table-cell office:value-type="float" office:value="0.0234508514404">
                <text:p>0.0234508514404</text:p>
              </table:table-cell>
              <table:table-cell office:value-type="float" office:value="0.0205237913132">
                <text:p>0.0205237913132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0198540687561">
                <text:p>0.0198540687561</text:p>
              </table:table-cell>
              <table:table-cell office:value-type="float" office:value="0.0248930454254">
                <text:p>0.0248930454254</text:p>
              </table:table-cell>
              <table:table-cell office:value-type="float" office:value="0.0205883312225">
                <text:p>0.0205883312225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0229229927063">
                <text:p>0.0229229927063</text:p>
              </table:table-cell>
              <table:table-cell office:value-type="float" office:value="0.0267019271851">
                <text:p>0.0267019271851</text:p>
              </table:table-cell>
              <table:table-cell office:value-type="float" office:value="0.0235719203949">
                <text:p>0.0235719203949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0228910446167">
                <text:p>0.0228910446167</text:p>
              </table:table-cell>
              <table:table-cell office:value-type="float" office:value="0.0262219905853">
                <text:p>0.0262219905853</text:p>
              </table:table-cell>
              <table:table-cell office:value-type="float" office:value="0.0236790943146">
                <text:p>0.023679094314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229699611664">
                <text:p>0.0229699611664</text:p>
              </table:table-cell>
              <table:table-cell office:value-type="float" office:value="0.0259480476379">
                <text:p>0.0259480476379</text:p>
              </table:table-cell>
              <table:table-cell office:value-type="float" office:value="0.0236334848404">
                <text:p>0.0236334848404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0230450630188">
                <text:p>0.0230450630188</text:p>
              </table:table-cell>
              <table:table-cell office:value-type="float" office:value="0.0256431102753">
                <text:p>0.0256431102753</text:p>
              </table:table-cell>
              <table:table-cell office:value-type="float" office:value="0.0237514066696">
                <text:p>0.0237514066696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0229430198669">
                <text:p>0.0229430198669</text:p>
              </table:table-cell>
              <table:table-cell office:value-type="float" office:value="0.0262579917908">
                <text:p>0.0262579917908</text:p>
              </table:table-cell>
              <table:table-cell office:value-type="float" office:value="0.023692741394">
                <text:p>0.023692741394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0230519771576">
                <text:p>0.0230519771576</text:p>
              </table:table-cell>
              <table:table-cell office:value-type="float" office:value="0.0262889862061">
                <text:p>0.0262889862061</text:p>
              </table:table-cell>
              <table:table-cell office:value-type="float" office:value="0.0236992025375">
                <text:p>0.0236992025375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0230669975281">
                <text:p>0.0230669975281</text:p>
              </table:table-cell>
              <table:table-cell office:value-type="float" office:value="0.0267450809479">
                <text:p>0.0267450809479</text:p>
              </table:table-cell>
              <table:table-cell office:value-type="float" office:value="0.0237540149689">
                <text:p>0.0237540149689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0230009555817">
                <text:p>0.0230009555817</text:p>
              </table:table-cell>
              <table:table-cell office:value-type="float" office:value="0.026951789856">
                <text:p>0.026951789856</text:p>
              </table:table-cell>
              <table:table-cell office:value-type="float" office:value="0.0237483453751">
                <text:p>0.0237483453751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0230770111084">
                <text:p>0.0230770111084</text:p>
              </table:table-cell>
              <table:table-cell office:value-type="float" office:value="0.0256659984589">
                <text:p>0.0256659984589</text:p>
              </table:table-cell>
              <table:table-cell office:value-type="float" office:value="0.0237209224701">
                <text:p>0.0237209224701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0230247974396">
                <text:p>0.0230247974396</text:p>
              </table:table-cell>
              <table:table-cell office:value-type="float" office:value="0.0262858867645">
                <text:p>0.0262858867645</text:p>
              </table:table-cell>
              <table:table-cell office:value-type="float" office:value="0.0237734079361">
                <text:p>0.0237734079361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0229749679565">
                <text:p>0.0229749679565</text:p>
              </table:table-cell>
              <table:table-cell office:value-type="float" office:value="0.0268929004669">
                <text:p>0.0268929004669</text:p>
              </table:table-cell>
              <table:table-cell office:value-type="float" office:value="0.0237694263458">
                <text:p>0.0237694263458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0231411457062">
                <text:p>0.0231411457062</text:p>
              </table:table-cell>
              <table:table-cell office:value-type="float" office:value="0.0258378982544">
                <text:p>0.0258378982544</text:p>
              </table:table-cell>
              <table:table-cell office:value-type="float" office:value="0.0239208936691">
                <text:p>0.0239208936691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023108959198">
                <text:p>0.023108959198</text:p>
              </table:table-cell>
              <table:table-cell office:value-type="float" office:value="0.0270030498505">
                <text:p>0.0270030498505</text:p>
              </table:table-cell>
              <table:table-cell office:value-type="float" office:value="0.0238386821747">
                <text:p>0.0238386821747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0232400894165">
                <text:p>0.0232400894165</text:p>
              </table:table-cell>
              <table:table-cell office:value-type="float" office:value="0.0268268585205">
                <text:p>0.0268268585205</text:p>
              </table:table-cell>
              <table:table-cell office:value-type="float" office:value="0.0239264965057">
                <text:p>0.0239264965057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023185968399">
                <text:p>0.023185968399</text:p>
              </table:table-cell>
              <table:table-cell office:value-type="float" office:value="0.0272870063782">
                <text:p>0.0272870063782</text:p>
              </table:table-cell>
              <table:table-cell office:value-type="float" office:value="0.0242047739029">
                <text:p>0.0242047739029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0237619876862">
                <text:p>0.0237619876862</text:p>
              </table:table-cell>
              <table:table-cell office:value-type="float" office:value="0.0282330513">
                <text:p>0.0282330513</text:p>
              </table:table-cell>
              <table:table-cell office:value-type="float" office:value="0.0247020626068">
                <text:p>0.0247020626068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0239720344543">
                <text:p>0.0239720344543</text:p>
              </table:table-cell>
              <table:table-cell office:value-type="float" office:value="0.0319809913635">
                <text:p>0.0319809913635</text:p>
              </table:table-cell>
              <table:table-cell office:value-type="float" office:value="0.0249266576767">
                <text:p>0.0249266576767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0233731269836">
                <text:p>0.0233731269836</text:p>
              </table:table-cell>
              <table:table-cell office:value-type="float" office:value="0.0268421173096">
                <text:p>0.0268421173096</text:p>
              </table:table-cell>
              <table:table-cell office:value-type="float" office:value="0.0243233299255">
                <text:p>0.0243233299255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0233778953552">
                <text:p>0.0233778953552</text:p>
              </table:table-cell>
              <table:table-cell office:value-type="float" office:value="0.0259480476379">
                <text:p>0.0259480476379</text:p>
              </table:table-cell>
              <table:table-cell office:value-type="float" office:value="0.0242505836487">
                <text:p>0.0242505836487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0233597755432">
                <text:p>0.0233597755432</text:p>
              </table:table-cell>
              <table:table-cell office:value-type="float" office:value="0.0264279842377">
                <text:p>0.0264279842377</text:p>
              </table:table-cell>
              <table:table-cell office:value-type="float" office:value="0.0242846298218">
                <text:p>0.0242846298218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0235469341278">
                <text:p>0.0235469341278</text:p>
              </table:table-cell>
              <table:table-cell office:value-type="float" office:value="0.0270149707794">
                <text:p>0.0270149707794</text:p>
              </table:table-cell>
              <table:table-cell office:value-type="float" office:value="0.0242986297607">
                <text:p>0.0242986297607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0233540534973">
                <text:p>0.0233540534973</text:p>
              </table:table-cell>
              <table:table-cell office:value-type="float" office:value="0.0265550613403">
                <text:p>0.0265550613403</text:p>
              </table:table-cell>
              <table:table-cell office:value-type="float" office:value="0.0242850542068">
                <text:p>0.024285054206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237519741058">
                <text:p>0.0237519741058</text:p>
              </table:table-cell>
              <table:table-cell office:value-type="float" office:value="0.025860786438">
                <text:p>0.025860786438</text:p>
              </table:table-cell>
              <table:table-cell office:value-type="float" office:value="0.0243602132797">
                <text:p>0.0243602132797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0234999656677">
                <text:p>0.0234999656677</text:p>
              </table:table-cell>
              <table:table-cell office:value-type="float" office:value="0.0280780792236">
                <text:p>0.0280780792236</text:p>
              </table:table-cell>
              <table:table-cell office:value-type="float" office:value="0.0244129753113">
                <text:p>0.0244129753113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0234611034393">
                <text:p>0.0234611034393</text:p>
              </table:table-cell>
              <table:table-cell office:value-type="float" office:value="0.0291709899902">
                <text:p>0.0291709899902</text:p>
              </table:table-cell>
              <table:table-cell office:value-type="float" office:value="0.0248236608505">
                <text:p>0.0248236608505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0236260890961">
                <text:p>0.0236260890961</text:p>
              </table:table-cell>
              <table:table-cell office:value-type="float" office:value="0.0265328884125">
                <text:p>0.0265328884125</text:p>
              </table:table-cell>
              <table:table-cell office:value-type="float" office:value="0.0243440008163">
                <text:p>0.0243440008163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0234861373901">
                <text:p>0.0234861373901</text:p>
              </table:table-cell>
              <table:table-cell office:value-type="float" office:value="0.0259649753571">
                <text:p>0.0259649753571</text:p>
              </table:table-cell>
              <table:table-cell office:value-type="float" office:value="0.0242649650574">
                <text:p>0.0242649650574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0235018730164">
                <text:p>0.0235018730164</text:p>
              </table:table-cell>
              <table:table-cell office:value-type="float" office:value="0.0266170501709">
                <text:p>0.0266170501709</text:p>
              </table:table-cell>
              <table:table-cell office:value-type="float" office:value="0.0245173501968">
                <text:p>0.0245173501968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0236659049988">
                <text:p>0.0236659049988</text:p>
              </table:table-cell>
              <table:table-cell office:value-type="float" office:value="0.0271809101105">
                <text:p>0.0271809101105</text:p>
              </table:table-cell>
              <table:table-cell office:value-type="float" office:value="0.0244170665741">
                <text:p>0.0244170665741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0235989093781">
                <text:p>0.0235989093781</text:p>
              </table:table-cell>
              <table:table-cell office:value-type="float" office:value="0.0286660194397">
                <text:p>0.0286660194397</text:p>
              </table:table-cell>
              <table:table-cell office:value-type="float" office:value="0.024288482666">
                <text:p>0.024288482666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0237319469452">
                <text:p>0.0237319469452</text:p>
              </table:table-cell>
              <table:table-cell office:value-type="float" office:value="0.0269169807434">
                <text:p>0.0269169807434</text:p>
              </table:table-cell>
              <table:table-cell office:value-type="float" office:value="0.0243997097015">
                <text:p>0.0243997097015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0235080718994">
                <text:p>0.0235080718994</text:p>
              </table:table-cell>
              <table:table-cell office:value-type="float" office:value="0.0276510715485">
                <text:p>0.0276510715485</text:p>
              </table:table-cell>
              <table:table-cell office:value-type="float" office:value="0.0243199586868">
                <text:p>0.0243199586868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0235731601715">
                <text:p>0.0235731601715</text:p>
              </table:table-cell>
              <table:table-cell office:value-type="float" office:value="0.0261571407318">
                <text:p>0.0261571407318</text:p>
              </table:table-cell>
              <table:table-cell office:value-type="float" office:value="0.0243257522583">
                <text:p>0.0243257522583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0235900878906">
                <text:p>0.0235900878906</text:p>
              </table:table-cell>
              <table:table-cell office:value-type="float" office:value="0.0260438919067">
                <text:p>0.0260438919067</text:p>
              </table:table-cell>
              <table:table-cell office:value-type="float" office:value="0.0242982339859">
                <text:p>0.0242982339859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0236649513245">
                <text:p>0.0236649513245</text:p>
              </table:table-cell>
              <table:table-cell office:value-type="float" office:value="0.0262761116028">
                <text:p>0.0262761116028</text:p>
              </table:table-cell>
              <table:table-cell office:value-type="float" office:value="0.0244405603409">
                <text:p>0.0244405603409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0237658023834">
                <text:p>0.0237658023834</text:p>
              </table:table-cell>
              <table:table-cell office:value-type="float" office:value="0.0282120704651">
                <text:p>0.0282120704651</text:p>
              </table:table-cell>
              <table:table-cell office:value-type="float" office:value="0.0247213745117">
                <text:p>0.0247213745117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0238690376282">
                <text:p>0.0238690376282</text:p>
              </table:table-cell>
              <table:table-cell office:value-type="float" office:value="0.0261859893799">
                <text:p>0.0261859893799</text:p>
              </table:table-cell>
              <table:table-cell office:value-type="float" office:value="0.0247330570221">
                <text:p>0.0247330570221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023943901062">
                <text:p>0.023943901062</text:p>
              </table:table-cell>
              <table:table-cell office:value-type="float" office:value="0.0269520282745">
                <text:p>0.0269520282745</text:p>
              </table:table-cell>
              <table:table-cell office:value-type="float" office:value="0.0245649623871">
                <text:p>0.0245649623871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0237019062042">
                <text:p>0.0237019062042</text:p>
              </table:table-cell>
              <table:table-cell office:value-type="float" office:value="0.0271229743958">
                <text:p>0.0271229743958</text:p>
              </table:table-cell>
              <table:table-cell office:value-type="float" office:value="0.0246475124359">
                <text:p>0.0246475124359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023824930191">
                <text:p>0.023824930191</text:p>
              </table:table-cell>
              <table:table-cell office:value-type="float" office:value="0.0267901420593">
                <text:p>0.0267901420593</text:p>
              </table:table-cell>
              <table:table-cell office:value-type="float" office:value="0.0244962120056">
                <text:p>0.0244962120056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0238440036774">
                <text:p>0.0238440036774</text:p>
              </table:table-cell>
              <table:table-cell office:value-type="float" office:value="0.0263109207153">
                <text:p>0.0263109207153</text:p>
              </table:table-cell>
              <table:table-cell office:value-type="float" office:value="0.0245483541489">
                <text:p>0.0245483541489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0237369537354">
                <text:p>0.0237369537354</text:p>
              </table:table-cell>
              <table:table-cell office:value-type="float" office:value="0.0271360874176">
                <text:p>0.0271360874176</text:p>
              </table:table-cell>
              <table:table-cell office:value-type="float" office:value="0.0245786333084">
                <text:p>0.02457863330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36990451813">
                <text:p>0.0236990451813</text:p>
              </table:table-cell>
              <table:table-cell office:value-type="float" office:value="0.0264909267426">
                <text:p>0.0264909267426</text:p>
              </table:table-cell>
              <table:table-cell office:value-type="float" office:value="0.0244238471985">
                <text:p>0.0244238471985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0.0238029956818">
                <text:p>0.0238029956818</text:p>
              </table:table-cell>
              <table:table-cell office:value-type="float" office:value="0.0261170864105">
                <text:p>0.0261170864105</text:p>
              </table:table-cell>
              <table:table-cell office:value-type="float" office:value="0.0245454788208">
                <text:p>0.0245454788208</text:p>
              </table:table-cell>
            </table:table-row>
            <table:table-row>
              <table:table-cell office:value-type="float" office:value="1002">
                <text:p>1002</text:p>
              </table:table-cell>
              <table:table-cell office:value-type="float" office:value="0.0238268375397">
                <text:p>0.0238268375397</text:p>
              </table:table-cell>
              <table:table-cell office:value-type="float" office:value="0.0272569656372">
                <text:p>0.0272569656372</text:p>
              </table:table-cell>
              <table:table-cell office:value-type="float" office:value="0.0245062398911">
                <text:p>0.0245062398911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0.0240080356598">
                <text:p>0.0240080356598</text:p>
              </table:table-cell>
              <table:table-cell office:value-type="float" office:value="0.0276539325714">
                <text:p>0.0276539325714</text:p>
              </table:table-cell>
              <table:table-cell office:value-type="float" office:value="0.024710817337">
                <text:p>0.024710817337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0.0239748954773">
                <text:p>0.0239748954773</text:p>
              </table:table-cell>
              <table:table-cell office:value-type="float" office:value="0.0267000198364">
                <text:p>0.0267000198364</text:p>
              </table:table-cell>
              <table:table-cell office:value-type="float" office:value="0.0247452640533">
                <text:p>0.0247452640533</text:p>
              </table:table-cell>
            </table:table-row>
            <table:table-row>
              <table:table-cell office:value-type="float" office:value="1005">
                <text:p>1005</text:p>
              </table:table-cell>
              <table:table-cell office:value-type="float" office:value="0.0239751338959">
                <text:p>0.0239751338959</text:p>
              </table:table-cell>
              <table:table-cell office:value-type="float" office:value="0.0281388759613">
                <text:p>0.0281388759613</text:p>
              </table:table-cell>
              <table:table-cell office:value-type="float" office:value="0.0247685146332">
                <text:p>0.0247685146332</text:p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0.0239040851593">
                <text:p>0.0239040851593</text:p>
              </table:table-cell>
              <table:table-cell office:value-type="float" office:value="0.0295701026917">
                <text:p>0.0295701026917</text:p>
              </table:table-cell>
              <table:table-cell office:value-type="float" office:value="0.0248928928375">
                <text:p>0.0248928928375</text:p>
              </table:table-cell>
            </table:table-row>
            <table:table-row>
              <table:table-cell office:value-type="float" office:value="1007">
                <text:p>1007</text:p>
              </table:table-cell>
              <table:table-cell office:value-type="float" office:value="0.0241560935974">
                <text:p>0.0241560935974</text:p>
              </table:table-cell>
              <table:table-cell office:value-type="float" office:value="0.0268311500549">
                <text:p>0.0268311500549</text:p>
              </table:table-cell>
              <table:table-cell office:value-type="float" office:value="0.0248028659821">
                <text:p>0.0248028659821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0.016294002533">
                <text:p>0.016294002533</text:p>
              </table:table-cell>
              <table:table-cell office:value-type="float" office:value="0.0184190273285">
                <text:p>0.0184190273285</text:p>
              </table:table-cell>
              <table:table-cell office:value-type="float" office:value="0.0170538234711">
                <text:p>0.0170538234711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0.0167589187622">
                <text:p>0.0167589187622</text:p>
              </table:table-cell>
              <table:table-cell office:value-type="float" office:value="0.0193989276886">
                <text:p>0.0193989276886</text:p>
              </table:table-cell>
              <table:table-cell office:value-type="float" office:value="0.0174926042557">
                <text:p>0.0174926042557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0167388916016">
                <text:p>0.0167388916016</text:p>
              </table:table-cell>
              <table:table-cell office:value-type="float" office:value="0.0194680690765">
                <text:p>0.0194680690765</text:p>
              </table:table-cell>
              <table:table-cell office:value-type="float" office:value="0.017479300499">
                <text:p>0.017479300499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0.016942024231">
                <text:p>0.016942024231</text:p>
              </table:table-cell>
              <table:table-cell office:value-type="float" office:value="0.0193059444427">
                <text:p>0.0193059444427</text:p>
              </table:table-cell>
              <table:table-cell office:value-type="float" office:value="0.0175455474854">
                <text:p>0.0175455474854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0.0167689323425">
                <text:p>0.0167689323425</text:p>
              </table:table-cell>
              <table:table-cell office:value-type="float" office:value="0.0193438529968">
                <text:p>0.0193438529968</text:p>
              </table:table-cell>
              <table:table-cell office:value-type="float" office:value="0.017545375824">
                <text:p>0.017545375824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0.0167729854584">
                <text:p>0.0167729854584</text:p>
              </table:table-cell>
              <table:table-cell office:value-type="float" office:value="0.0188829898834">
                <text:p>0.0188829898834</text:p>
              </table:table-cell>
              <table:table-cell office:value-type="float" office:value="0.017445063591">
                <text:p>0.017445063591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0.0168070793152">
                <text:p>0.0168070793152</text:p>
              </table:table-cell>
              <table:table-cell office:value-type="float" office:value="0.0193829536438">
                <text:p>0.0193829536438</text:p>
              </table:table-cell>
              <table:table-cell office:value-type="float" office:value="0.017522778511">
                <text:p>0.017522778511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0.0168669223785">
                <text:p>0.0168669223785</text:p>
              </table:table-cell>
              <table:table-cell office:value-type="float" office:value="0.0194029808044">
                <text:p>0.0194029808044</text:p>
              </table:table-cell>
              <table:table-cell office:value-type="float" office:value="0.0175694513321">
                <text:p>0.0175694513321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0.016804933548">
                <text:p>0.016804933548</text:p>
              </table:table-cell>
              <table:table-cell office:value-type="float" office:value="0.0190470218658">
                <text:p>0.0190470218658</text:p>
              </table:table-cell>
              <table:table-cell office:value-type="float" office:value="0.0176447677612">
                <text:p>0.0176447677612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0.0168759822845">
                <text:p>0.0168759822845</text:p>
              </table:table-cell>
              <table:table-cell office:value-type="float" office:value="0.0196979045868">
                <text:p>0.0196979045868</text:p>
              </table:table-cell>
              <table:table-cell office:value-type="float" office:value="0.0176464080811">
                <text:p>0.0176464080811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0.0169429779053">
                <text:p>0.0169429779053</text:p>
              </table:table-cell>
              <table:table-cell office:value-type="float" office:value="0.0192120075226">
                <text:p>0.0192120075226</text:p>
              </table:table-cell>
              <table:table-cell office:value-type="float" office:value="0.0177693891525">
                <text:p>0.0177693891525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0.0168309211731">
                <text:p>0.0168309211731</text:p>
              </table:table-cell>
              <table:table-cell office:value-type="float" office:value="0.0194840431213">
                <text:p>0.0194840431213</text:p>
              </table:table-cell>
              <table:table-cell office:value-type="float" office:value="0.0176332807541">
                <text:p>0.0176332807541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.0168881416321">
                <text:p>0.0168881416321</text:p>
              </table:table-cell>
              <table:table-cell office:value-type="float" office:value="0.0214970111847">
                <text:p>0.0214970111847</text:p>
              </table:table-cell>
              <table:table-cell office:value-type="float" office:value="0.0179022169113">
                <text:p>0.0179022169113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0.0169551372528">
                <text:p>0.0169551372528</text:p>
              </table:table-cell>
              <table:table-cell office:value-type="float" office:value="0.019819021225">
                <text:p>0.019819021225</text:p>
              </table:table-cell>
              <table:table-cell office:value-type="float" office:value="0.0176594924927">
                <text:p>0.0176594924927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0.0168960094452">
                <text:p>0.0168960094452</text:p>
              </table:table-cell>
              <table:table-cell office:value-type="float" office:value="0.0192139148712">
                <text:p>0.0192139148712</text:p>
              </table:table-cell>
              <table:table-cell office:value-type="float" office:value="0.0176288414001">
                <text:p>0.0176288414001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0.0161030292511">
                <text:p>0.0161030292511</text:p>
              </table:table-cell>
              <table:table-cell office:value-type="float" office:value="0.0192260742188">
                <text:p>0.0192260742188</text:p>
              </table:table-cell>
              <table:table-cell office:value-type="float" office:value="0.0170249605179">
                <text:p>0.017024960517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161092281342">
                <text:p>0.0161092281342</text:p>
              </table:table-cell>
              <table:table-cell office:value-type="float" office:value="0.0188269615173">
                <text:p>0.0188269615173</text:p>
              </table:table-cell>
              <table:table-cell office:value-type="float" office:value="0.0168883228302">
                <text:p>0.0168883228302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0.0161499977112">
                <text:p>0.0161499977112</text:p>
              </table:table-cell>
              <table:table-cell office:value-type="float" office:value="0.0187830924988">
                <text:p>0.0187830924988</text:p>
              </table:table-cell>
              <table:table-cell office:value-type="float" office:value="0.0170057249069">
                <text:p>0.0170057249069</text:p>
              </table:table-cell>
            </table:table-row>
            <table:table-row>
              <table:table-cell office:value-type="float" office:value="1026">
                <text:p>1026</text:p>
              </table:table-cell>
              <table:table-cell office:value-type="float" office:value="0.0162041187286">
                <text:p>0.0162041187286</text:p>
              </table:table-cell>
              <table:table-cell office:value-type="float" office:value="0.0192179679871">
                <text:p>0.0192179679871</text:p>
              </table:table-cell>
              <table:table-cell office:value-type="float" office:value="0.0170423984528">
                <text:p>0.0170423984528</text:p>
              </table:table-cell>
            </table:table-row>
            <table:table-row>
              <table:table-cell office:value-type="float" office:value="1027">
                <text:p>1027</text:p>
              </table:table-cell>
              <table:table-cell office:value-type="float" office:value="0.0163090229034">
                <text:p>0.0163090229034</text:p>
              </table:table-cell>
              <table:table-cell office:value-type="float" office:value="0.0188210010529">
                <text:p>0.0188210010529</text:p>
              </table:table-cell>
              <table:table-cell office:value-type="float" office:value="0.0169195604324">
                <text:p>0.0169195604324</text:p>
              </table:table-cell>
            </table:table-row>
            <table:table-row>
              <table:table-cell office:value-type="float" office:value="1028">
                <text:p>1028</text:p>
              </table:table-cell>
              <table:table-cell office:value-type="float" office:value="0.0171902179718">
                <text:p>0.0171902179718</text:p>
              </table:table-cell>
              <table:table-cell office:value-type="float" office:value="0.0201728343964">
                <text:p>0.0201728343964</text:p>
              </table:table-cell>
              <table:table-cell office:value-type="float" office:value="0.0177627229691">
                <text:p>0.0177627229691</text:p>
              </table:table-cell>
            </table:table-row>
            <table:table-row>
              <table:table-cell office:value-type="float" office:value="1029">
                <text:p>1029</text:p>
              </table:table-cell>
              <table:table-cell office:value-type="float" office:value="0.016881942749">
                <text:p>0.016881942749</text:p>
              </table:table-cell>
              <table:table-cell office:value-type="float" office:value="0.0194659233093">
                <text:p>0.0194659233093</text:p>
              </table:table-cell>
              <table:table-cell office:value-type="float" office:value="0.0178359460831">
                <text:p>0.0178359460831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0171217918396">
                <text:p>0.0171217918396</text:p>
              </table:table-cell>
              <table:table-cell office:value-type="float" office:value="0.0201132297516">
                <text:p>0.0201132297516</text:p>
              </table:table-cell>
              <table:table-cell office:value-type="float" office:value="0.0177794408798">
                <text:p>0.0177794408798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0.0170869827271">
                <text:p>0.0170869827271</text:p>
              </table:table-cell>
              <table:table-cell office:value-type="float" office:value="0.0193920135498">
                <text:p>0.0193920135498</text:p>
              </table:table-cell>
              <table:table-cell office:value-type="float" office:value="0.0178763580322">
                <text:p>0.0178763580322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0.0171341896057">
                <text:p>0.0171341896057</text:p>
              </table:table-cell>
              <table:table-cell office:value-type="float" office:value="0.0198800563812">
                <text:p>0.0198800563812</text:p>
              </table:table-cell>
              <table:table-cell office:value-type="float" office:value="0.0178783178329">
                <text:p>0.0178783178329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0.0170049667358">
                <text:p>0.0170049667358</text:p>
              </table:table-cell>
              <table:table-cell office:value-type="float" office:value="0.0200788974762">
                <text:p>0.0200788974762</text:p>
              </table:table-cell>
              <table:table-cell office:value-type="float" office:value="0.0178494119644">
                <text:p>0.0178494119644</text:p>
              </table:table-cell>
            </table:table-row>
            <table:table-row>
              <table:table-cell office:value-type="float" office:value="1034">
                <text:p>1034</text:p>
              </table:table-cell>
              <table:table-cell office:value-type="float" office:value="0.0172169208527">
                <text:p>0.0172169208527</text:p>
              </table:table-cell>
              <table:table-cell office:value-type="float" office:value="0.0207970142365">
                <text:p>0.0207970142365</text:p>
              </table:table-cell>
              <table:table-cell office:value-type="float" office:value="0.017957406044">
                <text:p>0.017957406044</text:p>
              </table:table-cell>
            </table:table-row>
            <table:table-row>
              <table:table-cell office:value-type="float" office:value="1035">
                <text:p>1035</text:p>
              </table:table-cell>
              <table:table-cell office:value-type="float" office:value="0.0172979831696">
                <text:p>0.0172979831696</text:p>
              </table:table-cell>
              <table:table-cell office:value-type="float" office:value="0.0203838348389">
                <text:p>0.0203838348389</text:p>
              </table:table-cell>
              <table:table-cell office:value-type="float" office:value="0.0178802776337">
                <text:p>0.0178802776337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0.0172190666199">
                <text:p>0.0172190666199</text:p>
              </table:table-cell>
              <table:table-cell office:value-type="float" office:value="0.0198910236359">
                <text:p>0.0198910236359</text:p>
              </table:table-cell>
              <table:table-cell office:value-type="float" office:value="0.0179646444321">
                <text:p>0.0179646444321</text:p>
              </table:table-cell>
            </table:table-row>
            <table:table-row>
              <table:table-cell office:value-type="float" office:value="1037">
                <text:p>1037</text:p>
              </table:table-cell>
              <table:table-cell office:value-type="float" office:value="0.0171778202057">
                <text:p>0.0171778202057</text:p>
              </table:table-cell>
              <table:table-cell office:value-type="float" office:value="0.0200710296631">
                <text:p>0.0200710296631</text:p>
              </table:table-cell>
              <table:table-cell office:value-type="float" office:value="0.0179100704193">
                <text:p>0.0179100704193</text:p>
              </table:table-cell>
            </table:table-row>
            <table:table-row>
              <table:table-cell office:value-type="float" office:value="1038">
                <text:p>1038</text:p>
              </table:table-cell>
              <table:table-cell office:value-type="float" office:value="0.0171620845795">
                <text:p>0.0171620845795</text:p>
              </table:table-cell>
              <table:table-cell office:value-type="float" office:value="0.0201811790466">
                <text:p>0.0201811790466</text:p>
              </table:table-cell>
              <table:table-cell office:value-type="float" office:value="0.0179716920853">
                <text:p>0.0179716920853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0.0380210876465">
                <text:p>0.0380210876465</text:p>
              </table:table-cell>
              <table:table-cell office:value-type="float" office:value="0.0429499149323">
                <text:p>0.0429499149323</text:p>
              </table:table-cell>
              <table:table-cell office:value-type="float" office:value="0.0392976236343">
                <text:p>0.0392976236343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.0377779006958">
                <text:p>0.0377779006958</text:p>
              </table:table-cell>
              <table:table-cell office:value-type="float" office:value="0.0429739952087">
                <text:p>0.0429739952087</text:p>
              </table:table-cell>
              <table:table-cell office:value-type="float" office:value="0.0389011001587">
                <text:p>0.0389011001587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0.0378949642181">
                <text:p>0.0378949642181</text:p>
              </table:table-cell>
              <table:table-cell office:value-type="float" office:value="0.0450348854065">
                <text:p>0.0450348854065</text:p>
              </table:table-cell>
              <table:table-cell office:value-type="float" office:value="0.0393691730499">
                <text:p>0.0393691730499</text:p>
              </table:table-cell>
            </table:table-row>
            <table:table-row>
              <table:table-cell office:value-type="float" office:value="1042">
                <text:p>1042</text:p>
              </table:table-cell>
              <table:table-cell office:value-type="float" office:value="0.0379569530487">
                <text:p>0.0379569530487</text:p>
              </table:table-cell>
              <table:table-cell office:value-type="float" office:value="0.0415630340576">
                <text:p>0.0415630340576</text:p>
              </table:table-cell>
              <table:table-cell office:value-type="float" office:value="0.0390623855591">
                <text:p>0.0390623855591</text:p>
              </table:table-cell>
            </table:table-row>
            <table:table-row>
              <table:table-cell office:value-type="float" office:value="1043">
                <text:p>1043</text:p>
              </table:table-cell>
              <table:table-cell office:value-type="float" office:value="0.0379109382629">
                <text:p>0.0379109382629</text:p>
              </table:table-cell>
              <table:table-cell office:value-type="float" office:value="0.040894985199">
                <text:p>0.040894985199</text:p>
              </table:table-cell>
              <table:table-cell office:value-type="float" office:value="0.0391564702988">
                <text:p>0.0391564702988</text:p>
              </table:table-cell>
            </table:table-row>
            <table:table-row>
              <table:table-cell office:value-type="float" office:value="1044">
                <text:p>1044</text:p>
              </table:table-cell>
              <table:table-cell office:value-type="float" office:value="0.0380771160126">
                <text:p>0.0380771160126</text:p>
              </table:table-cell>
              <table:table-cell office:value-type="float" office:value="0.0409398078918">
                <text:p>0.0409398078918</text:p>
              </table:table-cell>
              <table:table-cell office:value-type="float" office:value="0.0389754581451">
                <text:p>0.0389754581451</text:p>
              </table:table-cell>
            </table:table-row>
            <table:table-row>
              <table:table-cell office:value-type="float" office:value="1045">
                <text:p>1045</text:p>
              </table:table-cell>
              <table:table-cell office:value-type="float" office:value="0.0379078388214">
                <text:p>0.0379078388214</text:p>
              </table:table-cell>
              <table:table-cell office:value-type="float" office:value="0.0421769618988">
                <text:p>0.0421769618988</text:p>
              </table:table-cell>
              <table:table-cell office:value-type="float" office:value="0.0390999412537">
                <text:p>0.0390999412537</text:p>
              </table:table-cell>
            </table:table-row>
            <table:table-row>
              <table:table-cell office:value-type="float" office:value="1046">
                <text:p>1046</text:p>
              </table:table-cell>
              <table:table-cell office:value-type="float" office:value="0.0376749038696">
                <text:p>0.0376749038696</text:p>
              </table:table-cell>
              <table:table-cell office:value-type="float" office:value="0.0416059494019">
                <text:p>0.0416059494019</text:p>
              </table:table-cell>
              <table:table-cell office:value-type="float" office:value="0.0389828014374">
                <text:p>0.0389828014374</text:p>
              </table:table-cell>
            </table:table-row>
            <table:table-row>
              <table:table-cell office:value-type="float" office:value="1047">
                <text:p>1047</text:p>
              </table:table-cell>
              <table:table-cell office:value-type="float" office:value="0.0378520488739">
                <text:p>0.0378520488739</text:p>
              </table:table-cell>
              <table:table-cell office:value-type="float" office:value="0.0423369407654">
                <text:p>0.0423369407654</text:p>
              </table:table-cell>
              <table:table-cell office:value-type="float" office:value="0.0389446544647">
                <text:p>0.0389446544647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0.0382511615753">
                <text:p>0.0382511615753</text:p>
              </table:table-cell>
              <table:table-cell office:value-type="float" office:value="0.0424129962921">
                <text:p>0.0424129962921</text:p>
              </table:table-cell>
              <table:table-cell office:value-type="float" office:value="0.0391797733307">
                <text:p>0.0391797733307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0.0383679866791">
                <text:p>0.0383679866791</text:p>
              </table:table-cell>
              <table:table-cell office:value-type="float" office:value="0.0416111946106">
                <text:p>0.0416111946106</text:p>
              </table:table-cell>
              <table:table-cell office:value-type="float" office:value="0.0391500377655">
                <text:p>0.039150037765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21497964859">
                <text:p>0.021497964859</text:p>
              </table:table-cell>
              <table:table-cell office:value-type="float" office:value="0.0246520042419">
                <text:p>0.0246520042419</text:p>
              </table:table-cell>
              <table:table-cell office:value-type="float" office:value="0.0222062397003">
                <text:p>0.0222062397003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0.0216419696808">
                <text:p>0.0216419696808</text:p>
              </table:table-cell>
              <table:table-cell office:value-type="float" office:value="0.02423787117">
                <text:p>0.02423787117</text:p>
              </table:table-cell>
              <table:table-cell office:value-type="float" office:value="0.0222821092606">
                <text:p>0.0222821092606</text:p>
              </table:table-cell>
            </table:table-row>
            <table:table-row>
              <table:table-cell office:value-type="float" office:value="1052">
                <text:p>1052</text:p>
              </table:table-cell>
              <table:table-cell office:value-type="float" office:value="0.0214948654175">
                <text:p>0.0214948654175</text:p>
              </table:table-cell>
              <table:table-cell office:value-type="float" office:value="0.0241191387177">
                <text:p>0.0241191387177</text:p>
              </table:table-cell>
              <table:table-cell office:value-type="float" office:value="0.022157907486">
                <text:p>0.022157907486</text:p>
              </table:table-cell>
            </table:table-row>
            <table:table-row>
              <table:table-cell office:value-type="float" office:value="1053">
                <text:p>1053</text:p>
              </table:table-cell>
              <table:table-cell office:value-type="float" office:value="0.0216369628906">
                <text:p>0.0216369628906</text:p>
              </table:table-cell>
              <table:table-cell office:value-type="float" office:value="0.0246500968933">
                <text:p>0.0246500968933</text:p>
              </table:table-cell>
              <table:table-cell office:value-type="float" office:value="0.0222703313828">
                <text:p>0.0222703313828</text:p>
              </table:table-cell>
            </table:table-row>
            <table:table-row>
              <table:table-cell office:value-type="float" office:value="1054">
                <text:p>1054</text:p>
              </table:table-cell>
              <table:table-cell office:value-type="float" office:value="0.0215299129486">
                <text:p>0.0215299129486</text:p>
              </table:table-cell>
              <table:table-cell office:value-type="float" office:value="0.0247068405151">
                <text:p>0.0247068405151</text:p>
              </table:table-cell>
              <table:table-cell office:value-type="float" office:value="0.0222223806381">
                <text:p>0.0222223806381</text:p>
              </table:table-cell>
            </table:table-row>
            <table:table-row>
              <table:table-cell office:value-type="float" office:value="1055">
                <text:p>1055</text:p>
              </table:table-cell>
              <table:table-cell office:value-type="float" office:value="0.0215709209442">
                <text:p>0.0215709209442</text:p>
              </table:table-cell>
              <table:table-cell office:value-type="float" office:value="0.0247759819031">
                <text:p>0.0247759819031</text:p>
              </table:table-cell>
              <table:table-cell office:value-type="float" office:value="0.0223841810226">
                <text:p>0.0223841810226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0.0214879512787">
                <text:p>0.0214879512787</text:p>
              </table:table-cell>
              <table:table-cell office:value-type="float" office:value="0.0254130363464">
                <text:p>0.0254130363464</text:p>
              </table:table-cell>
              <table:table-cell office:value-type="float" office:value="0.0222075843811">
                <text:p>0.0222075843811</text:p>
              </table:table-cell>
            </table:table-row>
            <table:table-row>
              <table:table-cell office:value-type="float" office:value="1057">
                <text:p>1057</text:p>
              </table:table-cell>
              <table:table-cell office:value-type="float" office:value="0.021763086319">
                <text:p>0.021763086319</text:p>
              </table:table-cell>
              <table:table-cell office:value-type="float" office:value="0.0239078998566">
                <text:p>0.0239078998566</text:p>
              </table:table-cell>
              <table:table-cell office:value-type="float" office:value="0.0223079824448">
                <text:p>0.0223079824448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0.0216472148895">
                <text:p>0.0216472148895</text:p>
              </table:table-cell>
              <table:table-cell office:value-type="float" office:value="0.0248730182648">
                <text:p>0.0248730182648</text:p>
              </table:table-cell>
              <table:table-cell office:value-type="float" office:value="0.0223655366898">
                <text:p>0.0223655366898</text:p>
              </table:table-cell>
            </table:table-row>
            <table:table-row>
              <table:table-cell office:value-type="float" office:value="1059">
                <text:p>1059</text:p>
              </table:table-cell>
              <table:table-cell office:value-type="float" office:value="0.0216629505157">
                <text:p>0.0216629505157</text:p>
              </table:table-cell>
              <table:table-cell office:value-type="float" office:value="0.0244579315186">
                <text:p>0.0244579315186</text:p>
              </table:table-cell>
              <table:table-cell office:value-type="float" office:value="0.0223031759262">
                <text:p>0.0223031759262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.021782875061">
                <text:p>0.021782875061</text:p>
              </table:table-cell>
              <table:table-cell office:value-type="float" office:value="0.0255990028381">
                <text:p>0.0255990028381</text:p>
              </table:table-cell>
              <table:table-cell office:value-type="float" office:value="0.0223818922043">
                <text:p>0.0223818922043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0.0216579437256">
                <text:p>0.0216579437256</text:p>
              </table:table-cell>
              <table:table-cell office:value-type="float" office:value="0.0247228145599">
                <text:p>0.0247228145599</text:p>
              </table:table-cell>
              <table:table-cell office:value-type="float" office:value="0.0223298072815">
                <text:p>0.0223298072815</text:p>
              </table:table-cell>
            </table:table-row>
            <table:table-row>
              <table:table-cell office:value-type="float" office:value="1062">
                <text:p>1062</text:p>
              </table:table-cell>
              <table:table-cell office:value-type="float" office:value="0.0216310024261">
                <text:p>0.0216310024261</text:p>
              </table:table-cell>
              <table:table-cell office:value-type="float" office:value="0.0240890979767">
                <text:p>0.0240890979767</text:p>
              </table:table-cell>
              <table:table-cell office:value-type="float" office:value="0.02232380867">
                <text:p>0.02232380867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0.0217130184174">
                <text:p>0.0217130184174</text:p>
              </table:table-cell>
              <table:table-cell office:value-type="float" office:value="0.0247740745544">
                <text:p>0.0247740745544</text:p>
              </table:table-cell>
              <table:table-cell office:value-type="float" office:value="0.0223364639282">
                <text:p>0.0223364639282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0.0217499732971">
                <text:p>0.0217499732971</text:p>
              </table:table-cell>
              <table:table-cell office:value-type="float" office:value="0.0241749286652">
                <text:p>0.0241749286652</text:p>
              </table:table-cell>
              <table:table-cell office:value-type="float" office:value="0.0224901294708">
                <text:p>0.0224901294708</text:p>
              </table:table-cell>
            </table:table-row>
            <table:table-row>
              <table:table-cell office:value-type="float" office:value="1065">
                <text:p>1065</text:p>
              </table:table-cell>
              <table:table-cell office:value-type="float" office:value="0.0217669010162">
                <text:p>0.0217669010162</text:p>
              </table:table-cell>
              <table:table-cell office:value-type="float" office:value="0.0242328643799">
                <text:p>0.0242328643799</text:p>
              </table:table-cell>
              <table:table-cell office:value-type="float" office:value="0.022425570488">
                <text:p>0.022425570488</text:p>
              </table:table-cell>
            </table:table-row>
            <table:table-row>
              <table:table-cell office:value-type="float" office:value="1066">
                <text:p>1066</text:p>
              </table:table-cell>
              <table:table-cell office:value-type="float" office:value="0.021803855896">
                <text:p>0.021803855896</text:p>
              </table:table-cell>
              <table:table-cell office:value-type="float" office:value="0.0248420238495">
                <text:p>0.0248420238495</text:p>
              </table:table-cell>
              <table:table-cell office:value-type="float" office:value="0.0224611949921">
                <text:p>0.0224611949921</text:p>
              </table:table-cell>
            </table:table-row>
            <table:table-row>
              <table:table-cell office:value-type="float" office:value="1067">
                <text:p>1067</text:p>
              </table:table-cell>
              <table:table-cell office:value-type="float" office:value="0.0219278335571">
                <text:p>0.0219278335571</text:p>
              </table:table-cell>
              <table:table-cell office:value-type="float" office:value="0.0244038105011">
                <text:p>0.0244038105011</text:p>
              </table:table-cell>
              <table:table-cell office:value-type="float" office:value="0.0226279449463">
                <text:p>0.0226279449463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0.0219049453735">
                <text:p>0.0219049453735</text:p>
              </table:table-cell>
              <table:table-cell office:value-type="float" office:value="0.0247910022736">
                <text:p>0.0247910022736</text:p>
              </table:table-cell>
              <table:table-cell office:value-type="float" office:value="0.0228446054459">
                <text:p>0.0228446054459</text:p>
              </table:table-cell>
            </table:table-row>
            <table:table-row>
              <table:table-cell office:value-type="float" office:value="1069">
                <text:p>1069</text:p>
              </table:table-cell>
              <table:table-cell office:value-type="float" office:value="0.0220530033112">
                <text:p>0.0220530033112</text:p>
              </table:table-cell>
              <table:table-cell office:value-type="float" office:value="0.0370059013367">
                <text:p>0.0370059013367</text:p>
              </table:table-cell>
              <table:table-cell office:value-type="float" office:value="0.0230891895294">
                <text:p>0.0230891895294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.0219039916992">
                <text:p>0.0219039916992</text:p>
              </table:table-cell>
              <table:table-cell office:value-type="float" office:value="0.024307012558">
                <text:p>0.024307012558</text:p>
              </table:table-cell>
              <table:table-cell office:value-type="float" office:value="0.0226229190826">
                <text:p>0.0226229190826</text:p>
              </table:table-cell>
            </table:table-row>
            <table:table-row>
              <table:table-cell office:value-type="float" office:value="1071">
                <text:p>1071</text:p>
              </table:table-cell>
              <table:table-cell office:value-type="float" office:value="0.0190050601959">
                <text:p>0.0190050601959</text:p>
              </table:table-cell>
              <table:table-cell office:value-type="float" office:value="0.0229408740997">
                <text:p>0.0229408740997</text:p>
              </table:table-cell>
              <table:table-cell office:value-type="float" office:value="0.0196973419189">
                <text:p>0.0196973419189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0.0188100337982">
                <text:p>0.0188100337982</text:p>
              </table:table-cell>
              <table:table-cell office:value-type="float" office:value="0.0304391384125">
                <text:p>0.0304391384125</text:p>
              </table:table-cell>
              <table:table-cell office:value-type="float" office:value="0.0200680494308">
                <text:p>0.0200680494308</text:p>
              </table:table-cell>
            </table:table-row>
            <table:table-row>
              <table:table-cell office:value-type="float" office:value="1073">
                <text:p>1073</text:p>
              </table:table-cell>
              <table:table-cell office:value-type="float" office:value="0.0191359519958">
                <text:p>0.0191359519958</text:p>
              </table:table-cell>
              <table:table-cell office:value-type="float" office:value="0.0222320556641">
                <text:p>0.0222320556641</text:p>
              </table:table-cell>
              <table:table-cell office:value-type="float" office:value="0.0198356628418">
                <text:p>0.0198356628418</text:p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0.0188219547272">
                <text:p>0.0188219547272</text:p>
              </table:table-cell>
              <table:table-cell office:value-type="float" office:value="0.0222520828247">
                <text:p>0.0222520828247</text:p>
              </table:table-cell>
              <table:table-cell office:value-type="float" office:value="0.0198730707169">
                <text:p>0.0198730707169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0.0409970283508">
                <text:p>0.0409970283508</text:p>
              </table:table-cell>
              <table:table-cell office:value-type="float" office:value="0.0450370311737">
                <text:p>0.0450370311737</text:p>
              </table:table-cell>
              <table:table-cell office:value-type="float" office:value="0.042179312706">
                <text:p>0.042179312706</text:p>
              </table:table-cell>
            </table:table-row>
            <table:table-row>
              <table:table-cell office:value-type="float" office:value="1076">
                <text:p>1076</text:p>
              </table:table-cell>
              <table:table-cell office:value-type="float" office:value="0.0410439968109">
                <text:p>0.0410439968109</text:p>
              </table:table-cell>
              <table:table-cell office:value-type="float" office:value="0.0447380542755">
                <text:p>0.0447380542755</text:p>
              </table:table-cell>
              <table:table-cell office:value-type="float" office:value="0.0420211648941">
                <text:p>0.0420211648941</text:p>
              </table:table-cell>
            </table:table-row>
            <table:table-row>
              <table:table-cell office:value-type="float" office:value="1077">
                <text:p>1077</text:p>
              </table:table-cell>
              <table:table-cell office:value-type="float" office:value="0.0410900115967">
                <text:p>0.0410900115967</text:p>
              </table:table-cell>
              <table:table-cell office:value-type="float" office:value="0.0452969074249">
                <text:p>0.0452969074249</text:p>
              </table:table-cell>
              <table:table-cell office:value-type="float" office:value="0.0421359539032">
                <text:p>0.0421359539032</text:p>
              </table:table-cell>
            </table:table-row>
            <table:table-row>
              <table:table-cell office:value-type="float" office:value="1078">
                <text:p>1078</text:p>
              </table:table-cell>
              <table:table-cell office:value-type="float" office:value="0.0408871173859">
                <text:p>0.0408871173859</text:p>
              </table:table-cell>
              <table:table-cell office:value-type="float" office:value="0.0456190109253">
                <text:p>0.0456190109253</text:p>
              </table:table-cell>
              <table:table-cell office:value-type="float" office:value="0.042044210434">
                <text:p>0.042044210434</text:p>
              </table:table-cell>
            </table:table-row>
            <table:table-row>
              <table:table-cell office:value-type="float" office:value="1079">
                <text:p>1079</text:p>
              </table:table-cell>
              <table:table-cell office:value-type="float" office:value="0.0413110256195">
                <text:p>0.0413110256195</text:p>
              </table:table-cell>
              <table:table-cell office:value-type="float" office:value="0.0443661212921">
                <text:p>0.0443661212921</text:p>
              </table:table-cell>
              <table:table-cell office:value-type="float" office:value="0.0422319507599">
                <text:p>0.0422319507599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0411520004272">
                <text:p>0.0411520004272</text:p>
              </table:table-cell>
              <table:table-cell office:value-type="float" office:value="0.0461370944977">
                <text:p>0.0461370944977</text:p>
              </table:table-cell>
              <table:table-cell office:value-type="float" office:value="0.0422882556915">
                <text:p>0.0422882556915</text:p>
              </table:table-cell>
            </table:table-row>
            <table:table-row>
              <table:table-cell office:value-type="float" office:value="1081">
                <text:p>1081</text:p>
              </table:table-cell>
              <table:table-cell office:value-type="float" office:value="0.0412001609802">
                <text:p>0.0412001609802</text:p>
              </table:table-cell>
              <table:table-cell office:value-type="float" office:value="0.0463569164276">
                <text:p>0.0463569164276</text:p>
              </table:table-cell>
              <table:table-cell office:value-type="float" office:value="0.0422914886475">
                <text:p>0.0422914886475</text:p>
              </table:table-cell>
            </table:table-row>
            <table:table-row>
              <table:table-cell office:value-type="float" office:value="1082">
                <text:p>1082</text:p>
              </table:table-cell>
              <table:table-cell office:value-type="float" office:value="0.0410771369934">
                <text:p>0.0410771369934</text:p>
              </table:table-cell>
              <table:table-cell office:value-type="float" office:value="0.0463008880615">
                <text:p>0.0463008880615</text:p>
              </table:table-cell>
              <table:table-cell office:value-type="float" office:value="0.0425797224045">
                <text:p>0.0425797224045</text:p>
              </table:table-cell>
            </table:table-row>
            <table:table-row>
              <table:table-cell office:value-type="float" office:value="1083">
                <text:p>1083</text:p>
              </table:table-cell>
              <table:table-cell office:value-type="float" office:value="0.041020154953">
                <text:p>0.041020154953</text:p>
              </table:table-cell>
              <table:table-cell office:value-type="float" office:value="0.046355009079">
                <text:p>0.046355009079</text:p>
              </table:table-cell>
              <table:table-cell office:value-type="float" office:value="0.0421367883682">
                <text:p>0.0421367883682</text:p>
              </table:table-cell>
            </table:table-row>
            <table:table-row>
              <table:table-cell office:value-type="float" office:value="1084">
                <text:p>1084</text:p>
              </table:table-cell>
              <table:table-cell office:value-type="float" office:value="0.0413110256195">
                <text:p>0.0413110256195</text:p>
              </table:table-cell>
              <table:table-cell office:value-type="float" office:value="0.0448930263519">
                <text:p>0.0448930263519</text:p>
              </table:table-cell>
              <table:table-cell office:value-type="float" office:value="0.0422283220291">
                <text:p>0.0422283220291</text:p>
              </table:table-cell>
            </table:table-row>
            <table:table-row>
              <table:table-cell office:value-type="float" office:value="1085">
                <text:p>1085</text:p>
              </table:table-cell>
              <table:table-cell office:value-type="float" office:value="0.0411188602448">
                <text:p>0.0411188602448</text:p>
              </table:table-cell>
              <table:table-cell office:value-type="float" office:value="0.0454499721527">
                <text:p>0.0454499721527</text:p>
              </table:table-cell>
              <table:table-cell office:value-type="float" office:value="0.0422093200684">
                <text:p>0.0422093200684</text:p>
              </table:table-cell>
            </table:table-row>
            <table:table-row>
              <table:table-cell office:value-type="float" office:value="1086">
                <text:p>1086</text:p>
              </table:table-cell>
              <table:table-cell office:value-type="float" office:value="0.0410490036011">
                <text:p>0.0410490036011</text:p>
              </table:table-cell>
              <table:table-cell office:value-type="float" office:value="0.045912027359">
                <text:p>0.045912027359</text:p>
              </table:table-cell>
              <table:table-cell office:value-type="float" office:value="0.0421785783768">
                <text:p>0.0421785783768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0.041216135025">
                <text:p>0.041216135025</text:p>
              </table:table-cell>
              <table:table-cell office:value-type="float" office:value="0.0449831485748">
                <text:p>0.0449831485748</text:p>
              </table:table-cell>
              <table:table-cell office:value-type="float" office:value="0.0423660039902">
                <text:p>0.0423660039902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0.0411510467529">
                <text:p>0.0411510467529</text:p>
              </table:table-cell>
              <table:table-cell office:value-type="float" office:value="0.0458338260651">
                <text:p>0.0458338260651</text:p>
              </table:table-cell>
              <table:table-cell office:value-type="float" office:value="0.0422805118561">
                <text:p>0.0422805118561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0.0412781238556">
                <text:p>0.0412781238556</text:p>
              </table:table-cell>
              <table:table-cell office:value-type="float" office:value="0.0463998317719">
                <text:p>0.0463998317719</text:p>
              </table:table-cell>
              <table:table-cell office:value-type="float" office:value="0.0423765468597">
                <text:p>0.0423765468597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.0411748886108">
                <text:p>0.0411748886108</text:p>
              </table:table-cell>
              <table:table-cell office:value-type="float" office:value="0.0458800792694">
                <text:p>0.0458800792694</text:p>
              </table:table-cell>
              <table:table-cell office:value-type="float" office:value="0.0424270009995">
                <text:p>0.0424270009995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0.0412800312042">
                <text:p>0.0412800312042</text:p>
              </table:table-cell>
              <table:table-cell office:value-type="float" office:value="0.0450329780579">
                <text:p>0.0450329780579</text:p>
              </table:table-cell>
              <table:table-cell office:value-type="float" office:value="0.0423296070099">
                <text:p>0.0423296070099</text:p>
              </table:table-cell>
            </table:table-row>
            <table:table-row>
              <table:table-cell office:value-type="float" office:value="1092">
                <text:p>1092</text:p>
              </table:table-cell>
              <table:table-cell office:value-type="float" office:value="0.0412309169769">
                <text:p>0.0412309169769</text:p>
              </table:table-cell>
              <table:table-cell office:value-type="float" office:value="0.0448591709137">
                <text:p>0.0448591709137</text:p>
              </table:table-cell>
              <table:table-cell office:value-type="float" office:value="0.0423469591141">
                <text:p>0.0423469591141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0.0415191650391">
                <text:p>0.0415191650391</text:p>
              </table:table-cell>
              <table:table-cell office:value-type="float" office:value="0.0456218719482">
                <text:p>0.0456218719482</text:p>
              </table:table-cell>
              <table:table-cell office:value-type="float" office:value="0.0426358604431">
                <text:p>0.0426358604431</text:p>
              </table:table-cell>
            </table:table-row>
            <table:table-row>
              <table:table-cell office:value-type="float" office:value="1094">
                <text:p>1094</text:p>
              </table:table-cell>
              <table:table-cell office:value-type="float" office:value="0.041209936142">
                <text:p>0.041209936142</text:p>
              </table:table-cell>
              <table:table-cell office:value-type="float" office:value="0.0454668998718">
                <text:p>0.0454668998718</text:p>
              </table:table-cell>
              <table:table-cell office:value-type="float" office:value="0.0424161672592">
                <text:p>0.0424161672592</text:p>
              </table:table-cell>
            </table:table-row>
            <table:table-row>
              <table:table-cell office:value-type="float" office:value="1095">
                <text:p>1095</text:p>
              </table:table-cell>
              <table:table-cell office:value-type="float" office:value="0.0415668487549">
                <text:p>0.0415668487549</text:p>
              </table:table-cell>
              <table:table-cell office:value-type="float" office:value="0.0489161014557">
                <text:p>0.0489161014557</text:p>
              </table:table-cell>
              <table:table-cell office:value-type="float" office:value="0.0427306032181">
                <text:p>0.0427306032181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0.0412440299988">
                <text:p>0.0412440299988</text:p>
              </table:table-cell>
              <table:table-cell office:value-type="float" office:value="0.0478949546814">
                <text:p>0.0478949546814</text:p>
              </table:table-cell>
              <table:table-cell office:value-type="float" office:value="0.0424762058258">
                <text:p>0.0424762058258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0.0415160655975">
                <text:p>0.0415160655975</text:p>
              </table:table-cell>
              <table:table-cell office:value-type="float" office:value="0.0476341247559">
                <text:p>0.0476341247559</text:p>
              </table:table-cell>
              <table:table-cell office:value-type="float" office:value="0.0425268602371">
                <text:p>0.0425268602371</text:p>
              </table:table-cell>
            </table:table-row>
            <table:table-row>
              <table:table-cell office:value-type="float" office:value="1098">
                <text:p>1098</text:p>
              </table:table-cell>
              <table:table-cell office:value-type="float" office:value="0.0413639545441">
                <text:p>0.0413639545441</text:p>
              </table:table-cell>
              <table:table-cell office:value-type="float" office:value="0.0455169677734">
                <text:p>0.0455169677734</text:p>
              </table:table-cell>
              <table:table-cell office:value-type="float" office:value="0.0425142717361">
                <text:p>0.0425142717361</text:p>
              </table:table-cell>
            </table:table-row>
            <table:table-row>
              <table:table-cell office:value-type="float" office:value="1099">
                <text:p>1099</text:p>
              </table:table-cell>
              <table:table-cell office:value-type="float" office:value="0.0415029525757">
                <text:p>0.0415029525757</text:p>
              </table:table-cell>
              <table:table-cell office:value-type="float" office:value="0.0492630004883">
                <text:p>0.0492630004883</text:p>
              </table:table-cell>
              <table:table-cell office:value-type="float" office:value="0.0427170467377">
                <text:p>0.042717046737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41562795639">
                <text:p>0.041562795639</text:p>
              </table:table-cell>
              <table:table-cell office:value-type="float" office:value="0.0469341278076">
                <text:p>0.0469341278076</text:p>
              </table:table-cell>
              <table:table-cell office:value-type="float" office:value="0.0425025463104">
                <text:p>0.0425025463104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0.0413579940796">
                <text:p>0.0413579940796</text:p>
              </table:table-cell>
              <table:table-cell office:value-type="float" office:value="0.0452351570129">
                <text:p>0.0452351570129</text:p>
              </table:table-cell>
              <table:table-cell office:value-type="float" office:value="0.0425977611542">
                <text:p>0.0425977611542</text:p>
              </table:table-cell>
            </table:table-row>
            <table:table-row>
              <table:table-cell office:value-type="float" office:value="1102">
                <text:p>1102</text:p>
              </table:table-cell>
              <table:table-cell office:value-type="float" office:value="0.0413269996643">
                <text:p>0.0413269996643</text:p>
              </table:table-cell>
              <table:table-cell office:value-type="float" office:value="0.0445690155029">
                <text:p>0.0445690155029</text:p>
              </table:table-cell>
              <table:table-cell office:value-type="float" office:value="0.0425147819519">
                <text:p>0.0425147819519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0.0415370464325">
                <text:p>0.0415370464325</text:p>
              </table:table-cell>
              <table:table-cell office:value-type="float" office:value="0.046247959137">
                <text:p>0.046247959137</text:p>
              </table:table-cell>
              <table:table-cell office:value-type="float" office:value="0.0426327419281">
                <text:p>0.0426327419281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0.0185220241547">
                <text:p>0.0185220241547</text:p>
              </table:table-cell>
              <table:table-cell office:value-type="float" office:value="0.0231590270996">
                <text:p>0.0231590270996</text:p>
              </table:table-cell>
              <table:table-cell office:value-type="float" office:value="0.0194535112381">
                <text:p>0.0194535112381</text:p>
              </table:table-cell>
            </table:table-row>
            <table:table-row>
              <table:table-cell office:value-type="float" office:value="1105">
                <text:p>1105</text:p>
              </table:table-cell>
              <table:table-cell office:value-type="float" office:value="0.0193438529968">
                <text:p>0.0193438529968</text:p>
              </table:table-cell>
              <table:table-cell office:value-type="float" office:value="0.0218999385834">
                <text:p>0.0218999385834</text:p>
              </table:table-cell>
              <table:table-cell office:value-type="float" office:value="0.0199237251282">
                <text:p>0.0199237251282</text:p>
              </table:table-cell>
            </table:table-row>
            <table:table-row>
              <table:table-cell office:value-type="float" office:value="1106">
                <text:p>1106</text:p>
              </table:table-cell>
              <table:table-cell office:value-type="float" office:value="0.018707036972">
                <text:p>0.018707036972</text:p>
              </table:table-cell>
              <table:table-cell office:value-type="float" office:value="0.0213921070099">
                <text:p>0.0213921070099</text:p>
              </table:table-cell>
              <table:table-cell office:value-type="float" office:value="0.019464302063">
                <text:p>0.019464302063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0.0189249515533">
                <text:p>0.0189249515533</text:p>
              </table:table-cell>
              <table:table-cell office:value-type="float" office:value="0.021656036377">
                <text:p>0.021656036377</text:p>
              </table:table-cell>
              <table:table-cell office:value-type="float" office:value="0.0195781707764">
                <text:p>0.0195781707764</text:p>
              </table:table-cell>
            </table:table-row>
            <table:table-row>
              <table:table-cell office:value-type="float" office:value="1108">
                <text:p>1108</text:p>
              </table:table-cell>
              <table:table-cell office:value-type="float" office:value="0.019348859787">
                <text:p>0.019348859787</text:p>
              </table:table-cell>
              <table:table-cell office:value-type="float" office:value="0.0215759277344">
                <text:p>0.0215759277344</text:p>
              </table:table-cell>
              <table:table-cell office:value-type="float" office:value="0.0198843050003">
                <text:p>0.0198843050003</text:p>
              </table:table-cell>
            </table:table-row>
            <table:table-row>
              <table:table-cell office:value-type="float" office:value="1109">
                <text:p>1109</text:p>
              </table:table-cell>
              <table:table-cell office:value-type="float" office:value="0.0186989307404">
                <text:p>0.0186989307404</text:p>
              </table:table-cell>
              <table:table-cell office:value-type="float" office:value="0.0217900276184">
                <text:p>0.0217900276184</text:p>
              </table:table-cell>
              <table:table-cell office:value-type="float" office:value="0.0195833826065">
                <text:p>0.0195833826065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.0189080238342">
                <text:p>0.0189080238342</text:p>
              </table:table-cell>
              <table:table-cell office:value-type="float" office:value="0.0210788249969">
                <text:p>0.0210788249969</text:p>
              </table:table-cell>
              <table:table-cell office:value-type="float" office:value="0.0195713329315">
                <text:p>0.0195713329315</text:p>
              </table:table-cell>
            </table:table-row>
            <table:table-row>
              <table:table-cell office:value-type="float" office:value="1111">
                <text:p>1111</text:p>
              </table:table-cell>
              <table:table-cell office:value-type="float" office:value="0.019376039505">
                <text:p>0.019376039505</text:p>
              </table:table-cell>
              <table:table-cell office:value-type="float" office:value="0.021332025528">
                <text:p>0.021332025528</text:p>
              </table:table-cell>
              <table:table-cell office:value-type="float" office:value="0.0199894428253">
                <text:p>0.0199894428253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0.0189561843872">
                <text:p>0.0189561843872</text:p>
              </table:table-cell>
              <table:table-cell office:value-type="float" office:value="0.0220351219177">
                <text:p>0.0220351219177</text:p>
              </table:table-cell>
              <table:table-cell office:value-type="float" office:value="0.0196149539948">
                <text:p>0.0196149539948</text:p>
              </table:table-cell>
            </table:table-row>
            <table:table-row>
              <table:table-cell office:value-type="float" office:value="1113">
                <text:p>1113</text:p>
              </table:table-cell>
              <table:table-cell office:value-type="float" office:value="0.0190989971161">
                <text:p>0.0190989971161</text:p>
              </table:table-cell>
              <table:table-cell office:value-type="float" office:value="0.0214130878448">
                <text:p>0.0214130878448</text:p>
              </table:table-cell>
              <table:table-cell office:value-type="float" office:value="0.0196199226379">
                <text:p>0.0196199226379</text:p>
              </table:table-cell>
            </table:table-row>
            <table:table-row>
              <table:table-cell office:value-type="float" office:value="1114">
                <text:p>1114</text:p>
              </table:table-cell>
              <table:table-cell office:value-type="float" office:value="0.0195269584656">
                <text:p>0.0195269584656</text:p>
              </table:table-cell>
              <table:table-cell office:value-type="float" office:value="0.0222418308258">
                <text:p>0.0222418308258</text:p>
              </table:table-cell>
              <table:table-cell office:value-type="float" office:value="0.0200645589828">
                <text:p>0.0200645589828</text:p>
              </table:table-cell>
            </table:table-row>
            <table:table-row>
              <table:table-cell office:value-type="float" office:value="1115">
                <text:p>1115</text:p>
              </table:table-cell>
              <table:table-cell office:value-type="float" office:value="0.0200788974762">
                <text:p>0.0200788974762</text:p>
              </table:table-cell>
              <table:table-cell office:value-type="float" office:value="0.0222039222717">
                <text:p>0.0222039222717</text:p>
              </table:table-cell>
              <table:table-cell office:value-type="float" office:value="0.0206428909302">
                <text:p>0.0206428909302</text:p>
              </table:table-cell>
            </table:table-row>
            <table:table-row>
              <table:table-cell office:value-type="float" office:value="1116">
                <text:p>1116</text:p>
              </table:table-cell>
              <table:table-cell office:value-type="float" office:value="0.0201239585876">
                <text:p>0.0201239585876</text:p>
              </table:table-cell>
              <table:table-cell office:value-type="float" office:value="0.022941827774">
                <text:p>0.022941827774</text:p>
              </table:table-cell>
              <table:table-cell office:value-type="float" office:value="0.0207345962524">
                <text:p>0.0207345962524</text:p>
              </table:table-cell>
            </table:table-row>
            <table:table-row>
              <table:table-cell office:value-type="float" office:value="1117">
                <text:p>1117</text:p>
              </table:table-cell>
              <table:table-cell office:value-type="float" office:value="0.0205891132355">
                <text:p>0.0205891132355</text:p>
              </table:table-cell>
              <table:table-cell office:value-type="float" office:value="0.0263969898224">
                <text:p>0.0263969898224</text:p>
              </table:table-cell>
              <table:table-cell office:value-type="float" office:value="0.0212887334824">
                <text:p>0.0212887334824</text:p>
              </table:table-cell>
            </table:table-row>
            <table:table-row>
              <table:table-cell office:value-type="float" office:value="1118">
                <text:p>1118</text:p>
              </table:table-cell>
              <table:table-cell office:value-type="float" office:value="0.0202190876007">
                <text:p>0.0202190876007</text:p>
              </table:table-cell>
              <table:table-cell office:value-type="float" office:value="0.0229358673096">
                <text:p>0.0229358673096</text:p>
              </table:table-cell>
              <table:table-cell office:value-type="float" office:value="0.0208449220657">
                <text:p>0.0208449220657</text:p>
              </table:table-cell>
            </table:table-row>
            <table:table-row>
              <table:table-cell office:value-type="float" office:value="1119">
                <text:p>1119</text:p>
              </table:table-cell>
              <table:table-cell office:value-type="float" office:value="0.0201451778412">
                <text:p>0.0201451778412</text:p>
              </table:table-cell>
              <table:table-cell office:value-type="float" office:value="0.0226550102234">
                <text:p>0.0226550102234</text:p>
              </table:table-cell>
              <table:table-cell office:value-type="float" office:value="0.0207689285278">
                <text:p>0.0207689285278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0206799507141">
                <text:p>0.0206799507141</text:p>
              </table:table-cell>
              <table:table-cell office:value-type="float" office:value="0.0233299732208">
                <text:p>0.0233299732208</text:p>
              </table:table-cell>
              <table:table-cell office:value-type="float" office:value="0.021266040802">
                <text:p>0.021266040802</text:p>
              </table:table-cell>
            </table:table-row>
            <table:table-row>
              <table:table-cell office:value-type="float" office:value="1121">
                <text:p>1121</text:p>
              </table:table-cell>
              <table:table-cell office:value-type="float" office:value="0.0202989578247">
                <text:p>0.0202989578247</text:p>
              </table:table-cell>
              <table:table-cell office:value-type="float" office:value="0.0225079059601">
                <text:p>0.0225079059601</text:p>
              </table:table-cell>
              <table:table-cell office:value-type="float" office:value="0.020862622261">
                <text:p>0.020862622261</text:p>
              </table:table-cell>
            </table:table-row>
            <table:table-row>
              <table:table-cell office:value-type="float" office:value="1122">
                <text:p>1122</text:p>
              </table:table-cell>
              <table:table-cell office:value-type="float" office:value="0.0202510356903">
                <text:p>0.0202510356903</text:p>
              </table:table-cell>
              <table:table-cell office:value-type="float" office:value="0.0226979255676">
                <text:p>0.0226979255676</text:p>
              </table:table-cell>
              <table:table-cell office:value-type="float" office:value="0.020925488472">
                <text:p>0.020925488472</text:p>
              </table:table-cell>
            </table:table-row>
            <table:table-row>
              <table:table-cell office:value-type="float" office:value="1123">
                <text:p>1123</text:p>
              </table:table-cell>
              <table:table-cell office:value-type="float" office:value="0.020781993866">
                <text:p>0.020781993866</text:p>
              </table:table-cell>
              <table:table-cell office:value-type="float" office:value="0.0238010883331">
                <text:p>0.0238010883331</text:p>
              </table:table-cell>
              <table:table-cell office:value-type="float" office:value="0.0216655540466">
                <text:p>0.0216655540466</text:p>
              </table:table-cell>
            </table:table-row>
            <table:table-row>
              <table:table-cell office:value-type="float" office:value="1124">
                <text:p>1124</text:p>
              </table:table-cell>
              <table:table-cell office:value-type="float" office:value="0.0202820301056">
                <text:p>0.0202820301056</text:p>
              </table:table-cell>
              <table:table-cell office:value-type="float" office:value="0.0243539810181">
                <text:p>0.0243539810181</text:p>
              </table:table-cell>
              <table:table-cell office:value-type="float" office:value="0.0210328531265">
                <text:p>0.0210328531265</text:p>
              </table:table-cell>
            </table:table-row>
            <table:table-row>
              <table:table-cell office:value-type="float" office:value="1125">
                <text:p>1125</text:p>
              </table:table-cell>
              <table:table-cell office:value-type="float" office:value="0.0203750133514">
                <text:p>0.0203750133514</text:p>
              </table:table-cell>
              <table:table-cell office:value-type="float" office:value="0.0226418972015">
                <text:p>0.0226418972015</text:p>
              </table:table-cell>
              <table:table-cell office:value-type="float" office:value="0.0209761857986">
                <text:p>0.0209761857986</text:p>
              </table:table-cell>
            </table:table-row>
            <table:table-row>
              <table:table-cell office:value-type="float" office:value="1126">
                <text:p>1126</text:p>
              </table:table-cell>
              <table:table-cell office:value-type="float" office:value="0.0207200050354">
                <text:p>0.0207200050354</text:p>
              </table:table-cell>
              <table:table-cell office:value-type="float" office:value="0.023432970047">
                <text:p>0.023432970047</text:p>
              </table:table-cell>
              <table:table-cell office:value-type="float" office:value="0.0214654779434">
                <text:p>0.0214654779434</text:p>
              </table:table-cell>
            </table:table-row>
            <table:table-row>
              <table:table-cell office:value-type="float" office:value="1127">
                <text:p>1127</text:p>
              </table:table-cell>
              <table:table-cell office:value-type="float" office:value="0.0203981399536">
                <text:p>0.0203981399536</text:p>
              </table:table-cell>
              <table:table-cell office:value-type="float" office:value="0.0235590934753">
                <text:p>0.0235590934753</text:p>
              </table:table-cell>
              <table:table-cell office:value-type="float" office:value="0.0210054588318">
                <text:p>0.0210054588318</text:p>
              </table:table-cell>
            </table:table-row>
            <table:table-row>
              <table:table-cell office:value-type="float" office:value="1128">
                <text:p>1128</text:p>
              </table:table-cell>
              <table:table-cell office:value-type="float" office:value="0.0203919410706">
                <text:p>0.0203919410706</text:p>
              </table:table-cell>
              <table:table-cell office:value-type="float" office:value="0.0231630802155">
                <text:p>0.0231630802155</text:p>
              </table:table-cell>
              <table:table-cell office:value-type="float" office:value="0.0209706020355">
                <text:p>0.0209706020355</text:p>
              </table:table-cell>
            </table:table-row>
            <table:table-row>
              <table:table-cell office:value-type="float" office:value="1129">
                <text:p>1129</text:p>
              </table:table-cell>
              <table:table-cell office:value-type="float" office:value="0.0209028720856">
                <text:p>0.0209028720856</text:p>
              </table:table-cell>
              <table:table-cell office:value-type="float" office:value="0.0234849452972">
                <text:p>0.0234849452972</text:p>
              </table:table-cell>
              <table:table-cell office:value-type="float" office:value="0.0214747142792">
                <text:p>0.0214747142792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.0202758312225">
                <text:p>0.0202758312225</text:p>
              </table:table-cell>
              <table:table-cell office:value-type="float" office:value="0.0228688716888">
                <text:p>0.0228688716888</text:p>
              </table:table-cell>
              <table:table-cell office:value-type="float" office:value="0.0208627319336">
                <text:p>0.0208627319336</text:p>
              </table:table-cell>
            </table:table-row>
            <table:table-row>
              <table:table-cell office:value-type="float" office:value="1131">
                <text:p>1131</text:p>
              </table:table-cell>
              <table:table-cell office:value-type="float" office:value="0.0204918384552">
                <text:p>0.0204918384552</text:p>
              </table:table-cell>
              <table:table-cell office:value-type="float" office:value="0.0243139266968">
                <text:p>0.0243139266968</text:p>
              </table:table-cell>
              <table:table-cell office:value-type="float" office:value="0.0214043951035">
                <text:p>0.0214043951035</text:p>
              </table:table-cell>
            </table:table-row>
            <table:table-row>
              <table:table-cell office:value-type="float" office:value="1132">
                <text:p>1132</text:p>
              </table:table-cell>
              <table:table-cell office:value-type="float" office:value="0.0208849906921">
                <text:p>0.0208849906921</text:p>
              </table:table-cell>
              <table:table-cell office:value-type="float" office:value="0.0246660709381">
                <text:p>0.0246660709381</text:p>
              </table:table-cell>
              <table:table-cell office:value-type="float" office:value="0.0215428686142">
                <text:p>0.0215428686142</text:p>
              </table:table-cell>
            </table:table-row>
            <table:table-row>
              <table:table-cell office:value-type="float" office:value="1133">
                <text:p>1133</text:p>
              </table:table-cell>
              <table:table-cell office:value-type="float" office:value="0.0205321311951">
                <text:p>0.0205321311951</text:p>
              </table:table-cell>
              <table:table-cell office:value-type="float" office:value="0.0248289108276">
                <text:p>0.0248289108276</text:p>
              </table:table-cell>
              <table:table-cell office:value-type="float" office:value="0.0211802387238">
                <text:p>0.0211802387238</text:p>
              </table:table-cell>
            </table:table-row>
            <table:table-row>
              <table:table-cell office:value-type="float" office:value="1134">
                <text:p>1134</text:p>
              </table:table-cell>
              <table:table-cell office:value-type="float" office:value="0.0204169750214">
                <text:p>0.0204169750214</text:p>
              </table:table-cell>
              <table:table-cell office:value-type="float" office:value="0.0256140232086">
                <text:p>0.0256140232086</text:p>
              </table:table-cell>
              <table:table-cell office:value-type="float" office:value="0.0212191724777">
                <text:p>0.0212191724777</text:p>
              </table:table-cell>
            </table:table-row>
            <table:table-row>
              <table:table-cell office:value-type="float" office:value="1135">
                <text:p>1135</text:p>
              </table:table-cell>
              <table:table-cell office:value-type="float" office:value="0.0209949016571">
                <text:p>0.0209949016571</text:p>
              </table:table-cell>
              <table:table-cell office:value-type="float" office:value="0.0241680145264">
                <text:p>0.0241680145264</text:p>
              </table:table-cell>
              <table:table-cell office:value-type="float" office:value="0.0216532087326">
                <text:p>0.0216532087326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0.0205278396606">
                <text:p>0.0205278396606</text:p>
              </table:table-cell>
              <table:table-cell office:value-type="float" office:value="0.0242159366608">
                <text:p>0.0242159366608</text:p>
              </table:table-cell>
              <table:table-cell office:value-type="float" office:value="0.0212007379532">
                <text:p>0.0212007379532</text:p>
              </table:table-cell>
            </table:table-row>
            <table:table-row>
              <table:table-cell office:value-type="float" office:value="1137">
                <text:p>1137</text:p>
              </table:table-cell>
              <table:table-cell office:value-type="float" office:value="0.0205428600311">
                <text:p>0.0205428600311</text:p>
              </table:table-cell>
              <table:table-cell office:value-type="float" office:value="0.0236339569092">
                <text:p>0.0236339569092</text:p>
              </table:table-cell>
              <table:table-cell office:value-type="float" office:value="0.0212636232376">
                <text:p>0.0212636232376</text:p>
              </table:table-cell>
            </table:table-row>
            <table:table-row>
              <table:table-cell office:value-type="float" office:value="1138">
                <text:p>1138</text:p>
              </table:table-cell>
              <table:table-cell office:value-type="float" office:value="0.0210049152374">
                <text:p>0.0210049152374</text:p>
              </table:table-cell>
              <table:table-cell office:value-type="float" office:value="0.0242240428925">
                <text:p>0.0242240428925</text:p>
              </table:table-cell>
              <table:table-cell office:value-type="float" office:value="0.0216736555099">
                <text:p>0.0216736555099</text:p>
              </table:table-cell>
            </table:table-row>
            <table:table-row>
              <table:table-cell office:value-type="float" office:value="1139">
                <text:p>1139</text:p>
              </table:table-cell>
              <table:table-cell office:value-type="float" office:value="0.020672082901">
                <text:p>0.020672082901</text:p>
              </table:table-cell>
              <table:table-cell office:value-type="float" office:value="0.02365899086">
                <text:p>0.02365899086</text:p>
              </table:table-cell>
              <table:table-cell office:value-type="float" office:value="0.0212896060944">
                <text:p>0.0212896060944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02068400383">
                <text:p>0.02068400383</text:p>
              </table:table-cell>
              <table:table-cell office:value-type="float" office:value="0.0228049755096">
                <text:p>0.0228049755096</text:p>
              </table:table-cell>
              <table:table-cell office:value-type="float" office:value="0.0212576723099">
                <text:p>0.0212576723099</text:p>
              </table:table-cell>
            </table:table-row>
            <table:table-row>
              <table:table-cell office:value-type="float" office:value="1141">
                <text:p>1141</text:p>
              </table:table-cell>
              <table:table-cell office:value-type="float" office:value="0.0211200714111">
                <text:p>0.0211200714111</text:p>
              </table:table-cell>
              <table:table-cell office:value-type="float" office:value="0.0252709388733">
                <text:p>0.0252709388733</text:p>
              </table:table-cell>
              <table:table-cell office:value-type="float" office:value="0.0220134305954">
                <text:p>0.0220134305954</text:p>
              </table:table-cell>
            </table:table-row>
            <table:table-row>
              <table:table-cell office:value-type="float" office:value="1142">
                <text:p>1142</text:p>
              </table:table-cell>
              <table:table-cell office:value-type="float" office:value="0.0206859111786">
                <text:p>0.0206859111786</text:p>
              </table:table-cell>
              <table:table-cell office:value-type="float" office:value="0.024108171463">
                <text:p>0.024108171463</text:p>
              </table:table-cell>
              <table:table-cell office:value-type="float" office:value="0.0213692903519">
                <text:p>0.0213692903519</text:p>
              </table:table-cell>
            </table:table-row>
            <table:table-row>
              <table:table-cell office:value-type="float" office:value="1143">
                <text:p>1143</text:p>
              </table:table-cell>
              <table:table-cell office:value-type="float" office:value="0.0230760574341">
                <text:p>0.0230760574341</text:p>
              </table:table-cell>
              <table:table-cell office:value-type="float" office:value="0.0267219543457">
                <text:p>0.0267219543457</text:p>
              </table:table-cell>
              <table:table-cell office:value-type="float" office:value="0.0238292694092">
                <text:p>0.0238292694092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0.0229890346527">
                <text:p>0.0229890346527</text:p>
              </table:table-cell>
              <table:table-cell office:value-type="float" office:value="0.0261518955231">
                <text:p>0.0261518955231</text:p>
              </table:table-cell>
              <table:table-cell office:value-type="float" office:value="0.0236660242081">
                <text:p>0.0236660242081</text:p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0.0230209827423">
                <text:p>0.0230209827423</text:p>
              </table:table-cell>
              <table:table-cell office:value-type="float" office:value="0.0257530212402">
                <text:p>0.0257530212402</text:p>
              </table:table-cell>
              <table:table-cell office:value-type="float" office:value="0.0237104415894">
                <text:p>0.0237104415894</text:p>
              </table:table-cell>
            </table:table-row>
            <table:table-row>
              <table:table-cell office:value-type="float" office:value="1146">
                <text:p>1146</text:p>
              </table:table-cell>
              <table:table-cell office:value-type="float" office:value="0.0229079723358">
                <text:p>0.0229079723358</text:p>
              </table:table-cell>
              <table:table-cell office:value-type="float" office:value="0.0259728431702">
                <text:p>0.0259728431702</text:p>
              </table:table-cell>
              <table:table-cell office:value-type="float" office:value="0.0236234426498">
                <text:p>0.0236234426498</text:p>
              </table:table-cell>
            </table:table-row>
            <table:table-row>
              <table:table-cell office:value-type="float" office:value="1147">
                <text:p>1147</text:p>
              </table:table-cell>
              <table:table-cell office:value-type="float" office:value="0.0228681564331">
                <text:p>0.0228681564331</text:p>
              </table:table-cell>
              <table:table-cell office:value-type="float" office:value="0.02663397789">
                <text:p>0.02663397789</text:p>
              </table:table-cell>
              <table:table-cell office:value-type="float" office:value="0.0237545442581">
                <text:p>0.0237545442581</text:p>
              </table:table-cell>
            </table:table-row>
            <table:table-row>
              <table:table-cell office:value-type="float" office:value="1148">
                <text:p>1148</text:p>
              </table:table-cell>
              <table:table-cell office:value-type="float" office:value="0.0228190422058">
                <text:p>0.0228190422058</text:p>
              </table:table-cell>
              <table:table-cell office:value-type="float" office:value="0.0255610942841">
                <text:p>0.0255610942841</text:p>
              </table:table-cell>
              <table:table-cell office:value-type="float" office:value="0.0236360740662">
                <text:p>0.0236360740662</text:p>
              </table:table-cell>
            </table:table-row>
            <table:table-row>
              <table:table-cell office:value-type="float" office:value="1149">
                <text:p>1149</text:p>
              </table:table-cell>
              <table:table-cell office:value-type="float" office:value="0.0232679843903">
                <text:p>0.0232679843903</text:p>
              </table:table-cell>
              <table:table-cell office:value-type="float" office:value="0.0265140533447">
                <text:p>0.0265140533447</text:p>
              </table:table-cell>
              <table:table-cell office:value-type="float" office:value="0.0239641475677">
                <text:p>0.0239641475677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230619907379">
                <text:p>0.0230619907379</text:p>
              </table:table-cell>
              <table:table-cell office:value-type="float" office:value="0.0260279178619">
                <text:p>0.0260279178619</text:p>
              </table:table-cell>
              <table:table-cell office:value-type="float" office:value="0.0237791728973">
                <text:p>0.0237791728973</text:p>
              </table:table-cell>
            </table:table-row>
            <table:table-row>
              <table:table-cell office:value-type="float" office:value="1151">
                <text:p>1151</text:p>
              </table:table-cell>
              <table:table-cell office:value-type="float" office:value="0.023050069809">
                <text:p>0.023050069809</text:p>
              </table:table-cell>
              <table:table-cell office:value-type="float" office:value="0.0260059833527">
                <text:p>0.0260059833527</text:p>
              </table:table-cell>
              <table:table-cell office:value-type="float" office:value="0.0238969707489">
                <text:p>0.0238969707489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0.0230920314789">
                <text:p>0.0230920314789</text:p>
              </table:table-cell>
              <table:table-cell office:value-type="float" office:value="0.026556968689">
                <text:p>0.026556968689</text:p>
              </table:table-cell>
              <table:table-cell office:value-type="float" office:value="0.0239414024353">
                <text:p>0.0239414024353</text:p>
              </table:table-cell>
            </table:table-row>
            <table:table-row>
              <table:table-cell office:value-type="float" office:value="1153">
                <text:p>1153</text:p>
              </table:table-cell>
              <table:table-cell office:value-type="float" office:value="0.0206580162048">
                <text:p>0.0206580162048</text:p>
              </table:table-cell>
              <table:table-cell office:value-type="float" office:value="0.0233998298645">
                <text:p>0.0233998298645</text:p>
              </table:table-cell>
              <table:table-cell office:value-type="float" office:value="0.0212926959991">
                <text:p>0.0212926959991</text:p>
              </table:table-cell>
            </table:table-row>
            <table:table-row>
              <table:table-cell office:value-type="float" office:value="1154">
                <text:p>1154</text:p>
              </table:table-cell>
              <table:table-cell office:value-type="float" office:value="0.0204889774323">
                <text:p>0.0204889774323</text:p>
              </table:table-cell>
              <table:table-cell office:value-type="float" office:value="0.0234611034393">
                <text:p>0.0234611034393</text:p>
              </table:table-cell>
              <table:table-cell office:value-type="float" office:value="0.0211248111725">
                <text:p>0.0211248111725</text:p>
              </table:table-cell>
            </table:table-row>
            <table:table-row>
              <table:table-cell office:value-type="float" office:value="1155">
                <text:p>1155</text:p>
              </table:table-cell>
              <table:table-cell office:value-type="float" office:value="0.0211379528046">
                <text:p>0.0211379528046</text:p>
              </table:table-cell>
              <table:table-cell office:value-type="float" office:value="0.0251350402832">
                <text:p>0.0251350402832</text:p>
              </table:table-cell>
              <table:table-cell office:value-type="float" office:value="0.0219175100327">
                <text:p>0.0219175100327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0.0216820240021">
                <text:p>0.0216820240021</text:p>
              </table:table-cell>
              <table:table-cell office:value-type="float" office:value="0.0245170593262">
                <text:p>0.0245170593262</text:p>
              </table:table-cell>
              <table:table-cell office:value-type="float" office:value="0.0223856925964">
                <text:p>0.0223856925964</text:p>
              </table:table-cell>
            </table:table-row>
            <table:table-row>
              <table:table-cell office:value-type="float" office:value="1157">
                <text:p>1157</text:p>
              </table:table-cell>
              <table:table-cell office:value-type="float" office:value="0.0217661857605">
                <text:p>0.0217661857605</text:p>
              </table:table-cell>
              <table:table-cell office:value-type="float" office:value="0.024257183075">
                <text:p>0.024257183075</text:p>
              </table:table-cell>
              <table:table-cell office:value-type="float" office:value="0.0224019098282">
                <text:p>0.0224019098282</text:p>
              </table:table-cell>
            </table:table-row>
            <table:table-row>
              <table:table-cell office:value-type="float" office:value="1158">
                <text:p>1158</text:p>
              </table:table-cell>
              <table:table-cell office:value-type="float" office:value="0.0204541683197">
                <text:p>0.0204541683197</text:p>
              </table:table-cell>
              <table:table-cell office:value-type="float" office:value="0.0243649482727">
                <text:p>0.0243649482727</text:p>
              </table:table-cell>
              <table:table-cell office:value-type="float" office:value="0.0211341762543">
                <text:p>0.0211341762543</text:p>
              </table:table-cell>
            </table:table-row>
            <table:table-row>
              <table:table-cell office:value-type="float" office:value="1159">
                <text:p>1159</text:p>
              </table:table-cell>
              <table:table-cell office:value-type="float" office:value="0.0205068588257">
                <text:p>0.0205068588257</text:p>
              </table:table-cell>
              <table:table-cell office:value-type="float" office:value="0.0230150222778">
                <text:p>0.0230150222778</text:p>
              </table:table-cell>
              <table:table-cell office:value-type="float" office:value="0.0211301660538">
                <text:p>0.0211301660538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.0205380916595">
                <text:p>0.0205380916595</text:p>
              </table:table-cell>
              <table:table-cell office:value-type="float" office:value="0.0230638980865">
                <text:p>0.0230638980865</text:p>
              </table:table-cell>
              <table:table-cell office:value-type="float" office:value="0.0211268091202">
                <text:p>0.0211268091202</text:p>
              </table:table-cell>
            </table:table-row>
            <table:table-row>
              <table:table-cell office:value-type="float" office:value="1161">
                <text:p>1161</text:p>
              </table:table-cell>
              <table:table-cell office:value-type="float" office:value="0.0207419395447">
                <text:p>0.0207419395447</text:p>
              </table:table-cell>
              <table:table-cell office:value-type="float" office:value="0.0234000682831">
                <text:p>0.0234000682831</text:p>
              </table:table-cell>
              <table:table-cell office:value-type="float" office:value="0.0212868118286">
                <text:p>0.0212868118286</text:p>
              </table:table-cell>
            </table:table-row>
            <table:table-row>
              <table:table-cell office:value-type="float" office:value="1162">
                <text:p>1162</text:p>
              </table:table-cell>
              <table:table-cell office:value-type="float" office:value="0.020457983017">
                <text:p>0.020457983017</text:p>
              </table:table-cell>
              <table:table-cell office:value-type="float" office:value="0.0240330696106">
                <text:p>0.0240330696106</text:p>
              </table:table-cell>
              <table:table-cell office:value-type="float" office:value="0.0212715959549">
                <text:p>0.0212715959549</text:p>
              </table:table-cell>
            </table:table-row>
            <table:table-row>
              <table:table-cell office:value-type="float" office:value="1163">
                <text:p>1163</text:p>
              </table:table-cell>
              <table:table-cell office:value-type="float" office:value="0.0205509662628">
                <text:p>0.0205509662628</text:p>
              </table:table-cell>
              <table:table-cell office:value-type="float" office:value="0.0243229866028">
                <text:p>0.0243229866028</text:p>
              </table:table-cell>
              <table:table-cell office:value-type="float" office:value="0.0211971664429">
                <text:p>0.0211971664429</text:p>
              </table:table-cell>
            </table:table-row>
            <table:table-row>
              <table:table-cell office:value-type="float" office:value="1164">
                <text:p>1164</text:p>
              </table:table-cell>
              <table:table-cell office:value-type="float" office:value="0.0204880237579">
                <text:p>0.0204880237579</text:p>
              </table:table-cell>
              <table:table-cell office:value-type="float" office:value="0.0231711864471">
                <text:p>0.0231711864471</text:p>
              </table:table-cell>
              <table:table-cell office:value-type="float" office:value="0.0210827159882">
                <text:p>0.0210827159882</text:p>
              </table:table-cell>
            </table:table-row>
            <table:table-row>
              <table:table-cell office:value-type="float" office:value="1165">
                <text:p>1165</text:p>
              </table:table-cell>
              <table:table-cell office:value-type="float" office:value="0.0205361843109">
                <text:p>0.0205361843109</text:p>
              </table:table-cell>
              <table:table-cell office:value-type="float" office:value="0.022805929184">
                <text:p>0.022805929184</text:p>
              </table:table-cell>
              <table:table-cell office:value-type="float" office:value="0.0211269426346">
                <text:p>0.0211269426346</text:p>
              </table:table-cell>
            </table:table-row>
            <table:table-row>
              <table:table-cell office:value-type="float" office:value="1166">
                <text:p>1166</text:p>
              </table:table-cell>
              <table:table-cell office:value-type="float" office:value="0.020525932312">
                <text:p>0.020525932312</text:p>
              </table:table-cell>
              <table:table-cell office:value-type="float" office:value="0.0227339267731">
                <text:p>0.0227339267731</text:p>
              </table:table-cell>
              <table:table-cell office:value-type="float" office:value="0.0211738967896">
                <text:p>0.0211738967896</text:p>
              </table:table-cell>
            </table:table-row>
            <table:table-row>
              <table:table-cell office:value-type="float" office:value="1167">
                <text:p>1167</text:p>
              </table:table-cell>
              <table:table-cell office:value-type="float" office:value="0.0206480026245">
                <text:p>0.0206480026245</text:p>
              </table:table-cell>
              <table:table-cell office:value-type="float" office:value="0.0234861373901">
                <text:p>0.0234861373901</text:p>
              </table:table-cell>
              <table:table-cell office:value-type="float" office:value="0.0214635419846">
                <text:p>0.0214635419846</text:p>
              </table:table-cell>
            </table:table-row>
            <table:table-row>
              <table:table-cell office:value-type="float" office:value="1168">
                <text:p>1168</text:p>
              </table:table-cell>
              <table:table-cell office:value-type="float" office:value="0.0205099582672">
                <text:p>0.0205099582672</text:p>
              </table:table-cell>
              <table:table-cell office:value-type="float" office:value="0.0235970020294">
                <text:p>0.0235970020294</text:p>
              </table:table-cell>
              <table:table-cell office:value-type="float" office:value="0.021230711937">
                <text:p>0.021230711937</text:p>
              </table:table-cell>
            </table:table-row>
            <table:table-row>
              <table:table-cell office:value-type="float" office:value="1169">
                <text:p>1169</text:p>
              </table:table-cell>
              <table:table-cell office:value-type="float" office:value="0.0206758975983">
                <text:p>0.0206758975983</text:p>
              </table:table-cell>
              <table:table-cell office:value-type="float" office:value="0.0237150192261">
                <text:p>0.0237150192261</text:p>
              </table:table-cell>
              <table:table-cell office:value-type="float" office:value="0.0213408231735">
                <text:p>0.0213408231735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.0323150157928">
                <text:p>0.0323150157928</text:p>
              </table:table-cell>
              <table:table-cell office:value-type="float" office:value="0.0382440090179">
                <text:p>0.0382440090179</text:p>
              </table:table-cell>
              <table:table-cell office:value-type="float" office:value="0.0335495376587">
                <text:p>0.0335495376587</text:p>
              </table:table-cell>
            </table:table-row>
            <table:table-row>
              <table:table-cell office:value-type="float" office:value="1171">
                <text:p>1171</text:p>
              </table:table-cell>
              <table:table-cell office:value-type="float" office:value="0.0325288772583">
                <text:p>0.0325288772583</text:p>
              </table:table-cell>
              <table:table-cell office:value-type="float" office:value="0.0377907752991">
                <text:p>0.0377907752991</text:p>
              </table:table-cell>
              <table:table-cell office:value-type="float" office:value="0.033562874794">
                <text:p>0.033562874794</text:p>
              </table:table-cell>
            </table:table-row>
            <table:table-row>
              <table:table-cell office:value-type="float" office:value="1172">
                <text:p>1172</text:p>
              </table:table-cell>
              <table:table-cell office:value-type="float" office:value="0.0324850082397">
                <text:p>0.0324850082397</text:p>
              </table:table-cell>
              <table:table-cell office:value-type="float" office:value="0.0359370708466">
                <text:p>0.0359370708466</text:p>
              </table:table-cell>
              <table:table-cell office:value-type="float" office:value="0.0335310268402">
                <text:p>0.0335310268402</text:p>
              </table:table-cell>
            </table:table-row>
            <table:table-row>
              <table:table-cell office:value-type="float" office:value="1173">
                <text:p>1173</text:p>
              </table:table-cell>
              <table:table-cell office:value-type="float" office:value="0.0326859951019">
                <text:p>0.0326859951019</text:p>
              </table:table-cell>
              <table:table-cell office:value-type="float" office:value="0.037150144577">
                <text:p>0.037150144577</text:p>
              </table:table-cell>
              <table:table-cell office:value-type="float" office:value="0.0338773584366">
                <text:p>0.0338773584366</text:p>
              </table:table-cell>
            </table:table-row>
            <table:table-row>
              <table:table-cell office:value-type="float" office:value="1174">
                <text:p>1174</text:p>
              </table:table-cell>
              <table:table-cell office:value-type="float" office:value="0.0326490402222">
                <text:p>0.0326490402222</text:p>
              </table:table-cell>
              <table:table-cell office:value-type="float" office:value="0.0360169410706">
                <text:p>0.0360169410706</text:p>
              </table:table-cell>
              <table:table-cell office:value-type="float" office:value="0.0335588741302">
                <text:p>0.0335588741302</text:p>
              </table:table-cell>
            </table:table-row>
            <table:table-row>
              <table:table-cell office:value-type="float" office:value="1175">
                <text:p>1175</text:p>
              </table:table-cell>
              <table:table-cell office:value-type="float" office:value="0.0326840877533">
                <text:p>0.0326840877533</text:p>
              </table:table-cell>
              <table:table-cell office:value-type="float" office:value="0.0361549854279">
                <text:p>0.0361549854279</text:p>
              </table:table-cell>
              <table:table-cell office:value-type="float" office:value="0.0337575340271">
                <text:p>0.0337575340271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0.0324959754944">
                <text:p>0.0324959754944</text:p>
              </table:table-cell>
              <table:table-cell office:value-type="float" office:value="0.0368659496307">
                <text:p>0.0368659496307</text:p>
              </table:table-cell>
              <table:table-cell office:value-type="float" office:value="0.0337162160873">
                <text:p>0.0337162160873</text:p>
              </table:table-cell>
            </table:table-row>
            <table:table-row>
              <table:table-cell office:value-type="float" office:value="1177">
                <text:p>1177</text:p>
              </table:table-cell>
              <table:table-cell office:value-type="float" office:value="0.0325498580933">
                <text:p>0.0325498580933</text:p>
              </table:table-cell>
              <table:table-cell office:value-type="float" office:value="0.036465883255">
                <text:p>0.036465883255</text:p>
              </table:table-cell>
              <table:table-cell office:value-type="float" office:value="0.0337011051178">
                <text:p>0.0337011051178</text:p>
              </table:table-cell>
            </table:table-row>
            <table:table-row>
              <table:table-cell office:value-type="float" office:value="1178">
                <text:p>1178</text:p>
              </table:table-cell>
              <table:table-cell office:value-type="float" office:value="0.0326640605927">
                <text:p>0.0326640605927</text:p>
              </table:table-cell>
              <table:table-cell office:value-type="float" office:value="0.0368120670319">
                <text:p>0.0368120670319</text:p>
              </table:table-cell>
              <table:table-cell office:value-type="float" office:value="0.0338756465912">
                <text:p>0.0338756465912</text:p>
              </table:table-cell>
            </table:table-row>
            <table:table-row>
              <table:table-cell office:value-type="float" office:value="1179">
                <text:p>1179</text:p>
              </table:table-cell>
              <table:table-cell office:value-type="float" office:value="0.0326972007751">
                <text:p>0.0326972007751</text:p>
              </table:table-cell>
              <table:table-cell office:value-type="float" office:value="0.0372850894928">
                <text:p>0.0372850894928</text:p>
              </table:table-cell>
              <table:table-cell office:value-type="float" office:value="0.0337302541733">
                <text:p>0.0337302541733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.03280210495">
                <text:p>0.03280210495</text:p>
              </table:table-cell>
              <table:table-cell office:value-type="float" office:value="0.0362350940704">
                <text:p>0.0362350940704</text:p>
              </table:table-cell>
              <table:table-cell office:value-type="float" office:value="0.0338803958893">
                <text:p>0.0338803958893</text:p>
              </table:table-cell>
            </table:table-row>
            <table:table-row>
              <table:table-cell office:value-type="float" office:value="1181">
                <text:p>1181</text:p>
              </table:table-cell>
              <table:table-cell office:value-type="float" office:value="0.0329191684723">
                <text:p>0.0329191684723</text:p>
              </table:table-cell>
              <table:table-cell office:value-type="float" office:value="0.0380029678345">
                <text:p>0.0380029678345</text:p>
              </table:table-cell>
              <table:table-cell office:value-type="float" office:value="0.0339859199524">
                <text:p>0.0339859199524</text:p>
              </table:table-cell>
            </table:table-row>
            <table:table-row>
              <table:table-cell office:value-type="float" office:value="1182">
                <text:p>1182</text:p>
              </table:table-cell>
              <table:table-cell office:value-type="float" office:value="0.0327360630035">
                <text:p>0.0327360630035</text:p>
              </table:table-cell>
              <table:table-cell office:value-type="float" office:value="0.0365240573883">
                <text:p>0.0365240573883</text:p>
              </table:table-cell>
              <table:table-cell office:value-type="float" office:value="0.0336723947525">
                <text:p>0.0336723947525</text:p>
              </table:table-cell>
            </table:table-row>
            <table:table-row>
              <table:table-cell office:value-type="float" office:value="1183">
                <text:p>1183</text:p>
              </table:table-cell>
              <table:table-cell office:value-type="float" office:value="0.0230450630188">
                <text:p>0.0230450630188</text:p>
              </table:table-cell>
              <table:table-cell office:value-type="float" office:value="0.0275568962097">
                <text:p>0.0275568962097</text:p>
              </table:table-cell>
              <table:table-cell office:value-type="float" office:value="0.0239289045334">
                <text:p>0.0239289045334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0.0230541229248">
                <text:p>0.0230541229248</text:p>
              </table:table-cell>
              <table:table-cell office:value-type="float" office:value="0.0270979404449">
                <text:p>0.0270979404449</text:p>
              </table:table-cell>
              <table:table-cell office:value-type="float" office:value="0.0236887788773">
                <text:p>0.0236887788773</text:p>
              </table:table-cell>
            </table:table-row>
            <table:table-row>
              <table:table-cell office:value-type="float" office:value="1185">
                <text:p>1185</text:p>
              </table:table-cell>
              <table:table-cell office:value-type="float" office:value="0.022971868515">
                <text:p>0.022971868515</text:p>
              </table:table-cell>
              <table:table-cell office:value-type="float" office:value="0.0273258686066">
                <text:p>0.0273258686066</text:p>
              </table:table-cell>
              <table:table-cell office:value-type="float" office:value="0.0237382316589">
                <text:p>0.0237382316589</text:p>
              </table:table-cell>
            </table:table-row>
            <table:table-row>
              <table:table-cell office:value-type="float" office:value="1186">
                <text:p>1186</text:p>
              </table:table-cell>
              <table:table-cell office:value-type="float" office:value="0.0230419635773">
                <text:p>0.0230419635773</text:p>
              </table:table-cell>
              <table:table-cell office:value-type="float" office:value="0.0271708965302">
                <text:p>0.0271708965302</text:p>
              </table:table-cell>
              <table:table-cell office:value-type="float" office:value="0.02385409832">
                <text:p>0.02385409832</text:p>
              </table:table-cell>
            </table:table-row>
            <table:table-row>
              <table:table-cell office:value-type="float" office:value="1187">
                <text:p>1187</text:p>
              </table:table-cell>
              <table:table-cell office:value-type="float" office:value="0.0230660438538">
                <text:p>0.0230660438538</text:p>
              </table:table-cell>
              <table:table-cell office:value-type="float" office:value="0.0265970230103">
                <text:p>0.0265970230103</text:p>
              </table:table-cell>
              <table:table-cell office:value-type="float" office:value="0.0238347053528">
                <text:p>0.0238347053528</text:p>
              </table:table-cell>
            </table:table-row>
            <table:table-row>
              <table:table-cell office:value-type="float" office:value="1188">
                <text:p>1188</text:p>
              </table:table-cell>
              <table:table-cell office:value-type="float" office:value="0.0211970806122">
                <text:p>0.0211970806122</text:p>
              </table:table-cell>
              <table:table-cell office:value-type="float" office:value="0.0261709690094">
                <text:p>0.0261709690094</text:p>
              </table:table-cell>
              <table:table-cell office:value-type="float" office:value="0.022113404274">
                <text:p>0.022113404274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0.0214941501617">
                <text:p>0.0214941501617</text:p>
              </table:table-cell>
              <table:table-cell office:value-type="float" office:value="0.0247778892517">
                <text:p>0.0247778892517</text:p>
              </table:table-cell>
              <table:table-cell office:value-type="float" office:value="0.0220893478394">
                <text:p>0.0220893478394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.0214159488678">
                <text:p>0.0214159488678</text:p>
              </table:table-cell>
              <table:table-cell office:value-type="float" office:value="0.0234570503235">
                <text:p>0.0234570503235</text:p>
              </table:table-cell>
              <table:table-cell office:value-type="float" office:value="0.0220457458496">
                <text:p>0.0220457458496</text:p>
              </table:table-cell>
            </table:table-row>
            <table:table-row>
              <table:table-cell office:value-type="float" office:value="1191">
                <text:p>1191</text:p>
              </table:table-cell>
              <table:table-cell office:value-type="float" office:value="0.0214598178864">
                <text:p>0.0214598178864</text:p>
              </table:table-cell>
              <table:table-cell office:value-type="float" office:value="0.0265738964081">
                <text:p>0.0265738964081</text:p>
              </table:table-cell>
              <table:table-cell office:value-type="float" office:value="0.022168006897">
                <text:p>0.022168006897</text:p>
              </table:table-cell>
            </table:table-row>
            <table:table-row>
              <table:table-cell office:value-type="float" office:value="1192">
                <text:p>1192</text:p>
              </table:table-cell>
              <table:table-cell office:value-type="float" office:value="0.0214750766754">
                <text:p>0.0214750766754</text:p>
              </table:table-cell>
              <table:table-cell office:value-type="float" office:value="0.0246570110321">
                <text:p>0.0246570110321</text:p>
              </table:table-cell>
              <table:table-cell office:value-type="float" office:value="0.0220896625519">
                <text:p>0.0220896625519</text:p>
              </table:table-cell>
            </table:table-row>
            <table:table-row>
              <table:table-cell office:value-type="float" office:value="1193">
                <text:p>1193</text:p>
              </table:table-cell>
              <table:table-cell office:value-type="float" office:value="0.0214991569519">
                <text:p>0.0214991569519</text:p>
              </table:table-cell>
              <table:table-cell office:value-type="float" office:value="0.0261399745941">
                <text:p>0.0261399745941</text:p>
              </table:table-cell>
              <table:table-cell office:value-type="float" office:value="0.022225484848">
                <text:p>0.022225484848</text:p>
              </table:table-cell>
            </table:table-row>
            <table:table-row>
              <table:table-cell office:value-type="float" office:value="1194">
                <text:p>1194</text:p>
              </table:table-cell>
              <table:table-cell office:value-type="float" office:value="0.0214929580688">
                <text:p>0.0214929580688</text:p>
              </table:table-cell>
              <table:table-cell office:value-type="float" office:value="0.025249004364">
                <text:p>0.025249004364</text:p>
              </table:table-cell>
              <table:table-cell office:value-type="float" office:value="0.0223388290405">
                <text:p>0.0223388290405</text:p>
              </table:table-cell>
            </table:table-row>
            <table:table-row>
              <table:table-cell office:value-type="float" office:value="1195">
                <text:p>1195</text:p>
              </table:table-cell>
              <table:table-cell office:value-type="float" office:value="0.0214829444885">
                <text:p>0.0214829444885</text:p>
              </table:table-cell>
              <table:table-cell office:value-type="float" office:value="0.0253159999847">
                <text:p>0.0253159999847</text:p>
              </table:table-cell>
              <table:table-cell office:value-type="float" office:value="0.0223143720627">
                <text:p>0.0223143720627</text:p>
              </table:table-cell>
            </table:table-row>
            <table:table-row>
              <table:table-cell office:value-type="float" office:value="1196">
                <text:p>1196</text:p>
              </table:table-cell>
              <table:table-cell office:value-type="float" office:value="0.0215349197388">
                <text:p>0.0215349197388</text:p>
              </table:table-cell>
              <table:table-cell office:value-type="float" office:value="0.0247240066528">
                <text:p>0.0247240066528</text:p>
              </table:table-cell>
              <table:table-cell office:value-type="float" office:value="0.0223171615601">
                <text:p>0.0223171615601</text:p>
              </table:table-cell>
            </table:table-row>
            <table:table-row>
              <table:table-cell office:value-type="float" office:value="1197">
                <text:p>1197</text:p>
              </table:table-cell>
              <table:table-cell office:value-type="float" office:value="0.0216028690338">
                <text:p>0.0216028690338</text:p>
              </table:table-cell>
              <table:table-cell office:value-type="float" office:value="0.0246689319611">
                <text:p>0.0246689319611</text:p>
              </table:table-cell>
              <table:table-cell office:value-type="float" office:value="0.0222263336182">
                <text:p>0.0222263336182</text:p>
              </table:table-cell>
            </table:table-row>
            <table:table-row>
              <table:table-cell office:value-type="float" office:value="1198">
                <text:p>1198</text:p>
              </table:table-cell>
              <table:table-cell office:value-type="float" office:value="0.0215318202972">
                <text:p>0.0215318202972</text:p>
              </table:table-cell>
              <table:table-cell office:value-type="float" office:value="0.0247049331665">
                <text:p>0.0247049331665</text:p>
              </table:table-cell>
              <table:table-cell office:value-type="float" office:value="0.0221580600739">
                <text:p>0.0221580600739</text:p>
              </table:table-cell>
            </table:table-row>
            <table:table-row>
              <table:table-cell office:value-type="float" office:value="1199">
                <text:p>1199</text:p>
              </table:table-cell>
              <table:table-cell office:value-type="float" office:value="0.0216009616852">
                <text:p>0.0216009616852</text:p>
              </table:table-cell>
              <table:table-cell office:value-type="float" office:value="0.0245349407196">
                <text:p>0.0245349407196</text:p>
              </table:table-cell>
              <table:table-cell office:value-type="float" office:value="0.0223200178146">
                <text:p>0.022320017814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215210914612">
                <text:p>0.0215210914612</text:p>
              </table:table-cell>
              <table:table-cell office:value-type="float" office:value="0.024689912796">
                <text:p>0.024689912796</text:p>
              </table:table-cell>
              <table:table-cell office:value-type="float" office:value="0.0223195075989">
                <text:p>0.0223195075989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0.0215620994568">
                <text:p>0.0215620994568</text:p>
              </table:table-cell>
              <table:table-cell office:value-type="float" office:value="0.0244541168213">
                <text:p>0.0244541168213</text:p>
              </table:table-cell>
              <table:table-cell office:value-type="float" office:value="0.02220246315">
                <text:p>0.02220246315</text:p>
              </table:table-cell>
            </table:table-row>
            <table:table-row>
              <table:table-cell office:value-type="float" office:value="1202">
                <text:p>1202</text:p>
              </table:table-cell>
              <table:table-cell office:value-type="float" office:value="0.0215709209442">
                <text:p>0.0215709209442</text:p>
              </table:table-cell>
              <table:table-cell office:value-type="float" office:value="0.0257480144501">
                <text:p>0.0257480144501</text:p>
              </table:table-cell>
              <table:table-cell office:value-type="float" office:value="0.0223728132248">
                <text:p>0.0223728132248</text:p>
              </table:table-cell>
            </table:table-row>
            <table:table-row>
              <table:table-cell office:value-type="float" office:value="1203">
                <text:p>1203</text:p>
              </table:table-cell>
              <table:table-cell office:value-type="float" office:value="0.0217840671539">
                <text:p>0.0217840671539</text:p>
              </table:table-cell>
              <table:table-cell office:value-type="float" office:value="0.0245900154114">
                <text:p>0.0245900154114</text:p>
              </table:table-cell>
              <table:table-cell office:value-type="float" office:value="0.0225222015381">
                <text:p>0.0225222015381</text:p>
              </table:table-cell>
            </table:table-row>
            <table:table-row>
              <table:table-cell office:value-type="float" office:value="1204">
                <text:p>1204</text:p>
              </table:table-cell>
              <table:table-cell office:value-type="float" office:value="0.0216820240021">
                <text:p>0.0216820240021</text:p>
              </table:table-cell>
              <table:table-cell office:value-type="float" office:value="0.0246660709381">
                <text:p>0.0246660709381</text:p>
              </table:table-cell>
              <table:table-cell office:value-type="float" office:value="0.0222952413559">
                <text:p>0.0222952413559</text:p>
              </table:table-cell>
            </table:table-row>
            <table:table-row>
              <table:table-cell office:value-type="float" office:value="1205">
                <text:p>1205</text:p>
              </table:table-cell>
              <table:table-cell office:value-type="float" office:value="0.0218780040741">
                <text:p>0.0218780040741</text:p>
              </table:table-cell>
              <table:table-cell office:value-type="float" office:value="0.025759935379">
                <text:p>0.025759935379</text:p>
              </table:table-cell>
              <table:table-cell office:value-type="float" office:value="0.0228188991547">
                <text:p>0.0228188991547</text:p>
              </table:table-cell>
            </table:table-row>
            <table:table-row>
              <table:table-cell office:value-type="float" office:value="1206">
                <text:p>1206</text:p>
              </table:table-cell>
              <table:table-cell office:value-type="float" office:value="0.0218501091003">
                <text:p>0.0218501091003</text:p>
              </table:table-cell>
              <table:table-cell office:value-type="float" office:value="0.0247461795807">
                <text:p>0.0247461795807</text:p>
              </table:table-cell>
              <table:table-cell office:value-type="float" office:value="0.0226086235046">
                <text:p>0.0226086235046</text:p>
              </table:table-cell>
            </table:table-row>
            <table:table-row>
              <table:table-cell office:value-type="float" office:value="1207">
                <text:p>1207</text:p>
              </table:table-cell>
              <table:table-cell office:value-type="float" office:value="0.0218679904938">
                <text:p>0.0218679904938</text:p>
              </table:table-cell>
              <table:table-cell office:value-type="float" office:value="0.024817943573">
                <text:p>0.024817943573</text:p>
              </table:table-cell>
              <table:table-cell office:value-type="float" office:value="0.0225564336777">
                <text:p>0.0225564336777</text:p>
              </table:table-cell>
            </table:table-row>
            <table:table-row>
              <table:table-cell office:value-type="float" office:value="1208">
                <text:p>1208</text:p>
              </table:table-cell>
              <table:table-cell office:value-type="float" office:value="0.0218908786774">
                <text:p>0.0218908786774</text:p>
              </table:table-cell>
              <table:table-cell office:value-type="float" office:value="0.0240762233734">
                <text:p>0.0240762233734</text:p>
              </table:table-cell>
              <table:table-cell office:value-type="float" office:value="0.0224748802185">
                <text:p>0.0224748802185</text:p>
              </table:table-cell>
            </table:table-row>
            <table:table-row>
              <table:table-cell office:value-type="float" office:value="1209">
                <text:p>1209</text:p>
              </table:table-cell>
              <table:table-cell office:value-type="float" office:value="0.0218439102173">
                <text:p>0.0218439102173</text:p>
              </table:table-cell>
              <table:table-cell office:value-type="float" office:value="0.0305168628693">
                <text:p>0.0305168628693</text:p>
              </table:table-cell>
              <table:table-cell office:value-type="float" office:value="0.0227636575699">
                <text:p>0.0227636575699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.0219321250916">
                <text:p>0.0219321250916</text:p>
              </table:table-cell>
              <table:table-cell office:value-type="float" office:value="0.0267000198364">
                <text:p>0.0267000198364</text:p>
              </table:table-cell>
              <table:table-cell office:value-type="float" office:value="0.0235611581802">
                <text:p>0.0235611581802</text:p>
              </table:table-cell>
            </table:table-row>
            <table:table-row>
              <table:table-cell office:value-type="float" office:value="1211">
                <text:p>1211</text:p>
              </table:table-cell>
              <table:table-cell office:value-type="float" office:value="0.0219049453735">
                <text:p>0.0219049453735</text:p>
              </table:table-cell>
              <table:table-cell office:value-type="float" office:value="0.0307757854462">
                <text:p>0.0307757854462</text:p>
              </table:table-cell>
              <table:table-cell office:value-type="float" office:value="0.0240525627136">
                <text:p>0.0240525627136</text:p>
              </table:table-cell>
            </table:table-row>
            <table:table-row>
              <table:table-cell office:value-type="float" office:value="1212">
                <text:p>1212</text:p>
              </table:table-cell>
              <table:table-cell office:value-type="float" office:value="0.0219321250916">
                <text:p>0.0219321250916</text:p>
              </table:table-cell>
              <table:table-cell office:value-type="float" office:value="0.025426864624">
                <text:p>0.025426864624</text:p>
              </table:table-cell>
              <table:table-cell office:value-type="float" office:value="0.0229156398773">
                <text:p>0.0229156398773</text:p>
              </table:table-cell>
            </table:table-row>
            <table:table-row>
              <table:table-cell office:value-type="float" office:value="1213">
                <text:p>1213</text:p>
              </table:table-cell>
              <table:table-cell office:value-type="float" office:value="0.0219130516052">
                <text:p>0.0219130516052</text:p>
              </table:table-cell>
              <table:table-cell office:value-type="float" office:value="0.0253081321716">
                <text:p>0.0253081321716</text:p>
              </table:table-cell>
              <table:table-cell office:value-type="float" office:value="0.0227433395386">
                <text:p>0.0227433395386</text:p>
              </table:table-cell>
            </table:table-row>
            <table:table-row>
              <table:table-cell office:value-type="float" office:value="1214">
                <text:p>1214</text:p>
              </table:table-cell>
              <table:table-cell office:value-type="float" office:value="0.0219371318817">
                <text:p>0.0219371318817</text:p>
              </table:table-cell>
              <table:table-cell office:value-type="float" office:value="0.0251429080963">
                <text:p>0.0251429080963</text:p>
              </table:table-cell>
              <table:table-cell office:value-type="float" office:value="0.02280418396">
                <text:p>0.02280418396</text:p>
              </table:table-cell>
            </table:table-row>
            <table:table-row>
              <table:table-cell office:value-type="float" office:value="1215">
                <text:p>1215</text:p>
              </table:table-cell>
              <table:table-cell office:value-type="float" office:value="0.0217900276184">
                <text:p>0.0217900276184</text:p>
              </table:table-cell>
              <table:table-cell office:value-type="float" office:value="0.0247139930725">
                <text:p>0.0247139930725</text:p>
              </table:table-cell>
              <table:table-cell office:value-type="float" office:value="0.0225936412811">
                <text:p>0.0225936412811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0.0235371589661">
                <text:p>0.0235371589661</text:p>
              </table:table-cell>
              <table:table-cell office:value-type="float" office:value="0.0267457962036">
                <text:p>0.0267457962036</text:p>
              </table:table-cell>
              <table:table-cell office:value-type="float" office:value="0.0245254230499">
                <text:p>0.0245254230499</text:p>
              </table:table-cell>
            </table:table-row>
            <table:table-row>
              <table:table-cell office:value-type="float" office:value="1217">
                <text:p>1217</text:p>
              </table:table-cell>
              <table:table-cell office:value-type="float" office:value="0.023549079895">
                <text:p>0.023549079895</text:p>
              </table:table-cell>
              <table:table-cell office:value-type="float" office:value="0.0285019874573">
                <text:p>0.0285019874573</text:p>
              </table:table-cell>
              <table:table-cell office:value-type="float" office:value="0.0243516302109">
                <text:p>0.0243516302109</text:p>
              </table:table-cell>
            </table:table-row>
            <table:table-row>
              <table:table-cell office:value-type="float" office:value="1218">
                <text:p>1218</text:p>
              </table:table-cell>
              <table:table-cell office:value-type="float" office:value="0.0236010551453">
                <text:p>0.0236010551453</text:p>
              </table:table-cell>
              <table:table-cell office:value-type="float" office:value="0.0263679027557">
                <text:p>0.0263679027557</text:p>
              </table:table-cell>
              <table:table-cell office:value-type="float" office:value="0.0243713140488">
                <text:p>0.0243713140488</text:p>
              </table:table-cell>
            </table:table-row>
            <table:table-row>
              <table:table-cell office:value-type="float" office:value="1219">
                <text:p>1219</text:p>
              </table:table-cell>
              <table:table-cell office:value-type="float" office:value="0.022675037384">
                <text:p>0.022675037384</text:p>
              </table:table-cell>
              <table:table-cell office:value-type="float" office:value="0.0277369022369">
                <text:p>0.0277369022369</text:p>
              </table:table-cell>
              <table:table-cell office:value-type="float" office:value="0.0242451095581">
                <text:p>0.0242451095581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.0224759578705">
                <text:p>0.0224759578705</text:p>
              </table:table-cell>
              <table:table-cell office:value-type="float" office:value="0.025444984436">
                <text:p>0.025444984436</text:p>
              </table:table-cell>
              <table:table-cell office:value-type="float" office:value="0.023166012764">
                <text:p>0.023166012764</text:p>
              </table:table-cell>
            </table:table-row>
            <table:table-row>
              <table:table-cell office:value-type="float" office:value="1221">
                <text:p>1221</text:p>
              </table:table-cell>
              <table:table-cell office:value-type="float" office:value="0.022301197052">
                <text:p>0.022301197052</text:p>
              </table:table-cell>
              <table:table-cell office:value-type="float" office:value="0.0255060195923">
                <text:p>0.0255060195923</text:p>
              </table:table-cell>
              <table:table-cell office:value-type="float" office:value="0.0231973838806">
                <text:p>0.0231973838806</text:p>
              </table:table-cell>
            </table:table-row>
            <table:table-row>
              <table:table-cell office:value-type="float" office:value="1222">
                <text:p>1222</text:p>
              </table:table-cell>
              <table:table-cell office:value-type="float" office:value="0.0223541259766">
                <text:p>0.0223541259766</text:p>
              </table:table-cell>
              <table:table-cell office:value-type="float" office:value="0.0258581638336">
                <text:p>0.0258581638336</text:p>
              </table:table-cell>
              <table:table-cell office:value-type="float" office:value="0.0231654930115">
                <text:p>0.0231654930115</text:p>
              </table:table-cell>
            </table:table-row>
            <table:table-row>
              <table:table-cell office:value-type="float" office:value="1223">
                <text:p>1223</text:p>
              </table:table-cell>
              <table:table-cell office:value-type="float" office:value="0.0224220752716">
                <text:p>0.0224220752716</text:p>
              </table:table-cell>
              <table:table-cell office:value-type="float" office:value="0.025120973587">
                <text:p>0.025120973587</text:p>
              </table:table-cell>
              <table:table-cell office:value-type="float" office:value="0.0230990934372">
                <text:p>0.0230990934372</text:p>
              </table:table-cell>
            </table:table-row>
            <table:table-row>
              <table:table-cell office:value-type="float" office:value="1224">
                <text:p>1224</text:p>
              </table:table-cell>
              <table:table-cell office:value-type="float" office:value="0.0246160030365">
                <text:p>0.0246160030365</text:p>
              </table:table-cell>
              <table:table-cell office:value-type="float" office:value="0.0304410457611">
                <text:p>0.0304410457611</text:p>
              </table:table-cell>
              <table:table-cell office:value-type="float" office:value="0.0260456705093">
                <text:p>0.0260456705093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0.0247578620911">
                <text:p>0.0247578620911</text:p>
              </table:table-cell>
              <table:table-cell office:value-type="float" office:value="0.0279297828674">
                <text:p>0.0279297828674</text:p>
              </table:table-cell>
              <table:table-cell office:value-type="float" office:value="0.0255065345764">
                <text:p>0.0255065345764</text:p>
              </table:table-cell>
            </table:table-row>
            <table:table-row>
              <table:table-cell office:value-type="float" office:value="1226">
                <text:p>1226</text:p>
              </table:table-cell>
              <table:table-cell office:value-type="float" office:value="0.02459192276">
                <text:p>0.02459192276</text:p>
              </table:table-cell>
              <table:table-cell office:value-type="float" office:value="0.0273921489716">
                <text:p>0.0273921489716</text:p>
              </table:table-cell>
              <table:table-cell office:value-type="float" office:value="0.0256926727295">
                <text:p>0.0256926727295</text:p>
              </table:table-cell>
            </table:table-row>
            <table:table-row>
              <table:table-cell office:value-type="float" office:value="1227">
                <text:p>1227</text:p>
              </table:table-cell>
              <table:table-cell office:value-type="float" office:value="0.0247700214386">
                <text:p>0.0247700214386</text:p>
              </table:table-cell>
              <table:table-cell office:value-type="float" office:value="0.0283720493317">
                <text:p>0.0283720493317</text:p>
              </table:table-cell>
              <table:table-cell office:value-type="float" office:value="0.0257084178925">
                <text:p>0.0257084178925</text:p>
              </table:table-cell>
            </table:table-row>
            <table:table-row>
              <table:table-cell office:value-type="float" office:value="1228">
                <text:p>1228</text:p>
              </table:table-cell>
              <table:table-cell office:value-type="float" office:value="0.0247428417206">
                <text:p>0.0247428417206</text:p>
              </table:table-cell>
              <table:table-cell office:value-type="float" office:value="0.0275061130524">
                <text:p>0.0275061130524</text:p>
              </table:table-cell>
              <table:table-cell office:value-type="float" office:value="0.0255936145782">
                <text:p>0.0255936145782</text:p>
              </table:table-cell>
            </table:table-row>
            <table:table-row>
              <table:table-cell office:value-type="float" office:value="1229">
                <text:p>1229</text:p>
              </table:table-cell>
              <table:table-cell office:value-type="float" office:value="0.0248138904572">
                <text:p>0.0248138904572</text:p>
              </table:table-cell>
              <table:table-cell office:value-type="float" office:value="0.0283050537109">
                <text:p>0.0283050537109</text:p>
              </table:table-cell>
              <table:table-cell office:value-type="float" office:value="0.0257629442215">
                <text:p>0.0257629442215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.0248780250549">
                <text:p>0.0248780250549</text:p>
              </table:table-cell>
              <table:table-cell office:value-type="float" office:value="0.0280940532684">
                <text:p>0.0280940532684</text:p>
              </table:table-cell>
              <table:table-cell office:value-type="float" office:value="0.0257430553436">
                <text:p>0.0257430553436</text:p>
              </table:table-cell>
            </table:table-row>
            <table:table-row>
              <table:table-cell office:value-type="float" office:value="1231">
                <text:p>1231</text:p>
              </table:table-cell>
              <table:table-cell office:value-type="float" office:value="0.0249359607697">
                <text:p>0.0249359607697</text:p>
              </table:table-cell>
              <table:table-cell office:value-type="float" office:value="0.0289959907532">
                <text:p>0.0289959907532</text:p>
              </table:table-cell>
              <table:table-cell office:value-type="float" office:value="0.0257864189148">
                <text:p>0.0257864189148</text:p>
              </table:table-cell>
            </table:table-row>
            <table:table-row>
              <table:table-cell office:value-type="float" office:value="1232">
                <text:p>1232</text:p>
              </table:table-cell>
              <table:table-cell office:value-type="float" office:value="0.0247669219971">
                <text:p>0.0247669219971</text:p>
              </table:table-cell>
              <table:table-cell office:value-type="float" office:value="0.0281510353088">
                <text:p>0.0281510353088</text:p>
              </table:table-cell>
              <table:table-cell office:value-type="float" office:value="0.0256949424744">
                <text:p>0.0256949424744</text:p>
              </table:table-cell>
            </table:table-row>
            <table:table-row>
              <table:table-cell office:value-type="float" office:value="1233">
                <text:p>1233</text:p>
              </table:table-cell>
              <table:table-cell office:value-type="float" office:value="0.0249769687653">
                <text:p>0.0249769687653</text:p>
              </table:table-cell>
              <table:table-cell office:value-type="float" office:value="0.0283498764038">
                <text:p>0.0283498764038</text:p>
              </table:table-cell>
              <table:table-cell office:value-type="float" office:value="0.0257874107361">
                <text:p>0.0257874107361</text:p>
              </table:table-cell>
            </table:table-row>
            <table:table-row>
              <table:table-cell office:value-type="float" office:value="1234">
                <text:p>1234</text:p>
              </table:table-cell>
              <table:table-cell office:value-type="float" office:value="0.0249180793762">
                <text:p>0.0249180793762</text:p>
              </table:table-cell>
              <table:table-cell office:value-type="float" office:value="0.029333114624">
                <text:p>0.029333114624</text:p>
              </table:table-cell>
              <table:table-cell office:value-type="float" office:value="0.0259010314941">
                <text:p>0.0259010314941</text:p>
              </table:table-cell>
            </table:table-row>
            <table:table-row>
              <table:table-cell office:value-type="float" office:value="1235">
                <text:p>1235</text:p>
              </table:table-cell>
              <table:table-cell office:value-type="float" office:value="0.0248291492462">
                <text:p>0.0248291492462</text:p>
              </table:table-cell>
              <table:table-cell office:value-type="float" office:value="0.0275480747223">
                <text:p>0.0275480747223</text:p>
              </table:table-cell>
              <table:table-cell office:value-type="float" office:value="0.0257363319397">
                <text:p>0.0257363319397</text:p>
              </table:table-cell>
            </table:table-row>
            <table:table-row>
              <table:table-cell office:value-type="float" office:value="1236">
                <text:p>1236</text:p>
              </table:table-cell>
              <table:table-cell office:value-type="float" office:value="0.0248789787292">
                <text:p>0.0248789787292</text:p>
              </table:table-cell>
              <table:table-cell office:value-type="float" office:value="0.0279049873352">
                <text:p>0.0279049873352</text:p>
              </table:table-cell>
              <table:table-cell office:value-type="float" office:value="0.0256061172485">
                <text:p>0.0256061172485</text:p>
              </table:table-cell>
            </table:table-row>
            <table:table-row>
              <table:table-cell office:value-type="float" office:value="1237">
                <text:p>1237</text:p>
              </table:table-cell>
              <table:table-cell office:value-type="float" office:value="0.0247650146484">
                <text:p>0.0247650146484</text:p>
              </table:table-cell>
              <table:table-cell office:value-type="float" office:value="0.0279870033264">
                <text:p>0.0279870033264</text:p>
              </table:table-cell>
              <table:table-cell office:value-type="float" office:value="0.025570731163">
                <text:p>0.025570731163</text:p>
              </table:table-cell>
            </table:table-row>
            <table:table-row>
              <table:table-cell office:value-type="float" office:value="1238">
                <text:p>1238</text:p>
              </table:table-cell>
              <table:table-cell office:value-type="float" office:value="0.0249078273773">
                <text:p>0.0249078273773</text:p>
              </table:table-cell>
              <table:table-cell office:value-type="float" office:value="0.0337171554565">
                <text:p>0.0337171554565</text:p>
              </table:table-cell>
              <table:table-cell office:value-type="float" office:value="0.0277833938599">
                <text:p>0.0277833938599</text:p>
              </table:table-cell>
            </table:table-row>
            <table:table-row>
              <table:table-cell office:value-type="float" office:value="1239">
                <text:p>1239</text:p>
              </table:table-cell>
              <table:table-cell office:value-type="float" office:value="0.0252749919891">
                <text:p>0.0252749919891</text:p>
              </table:table-cell>
              <table:table-cell office:value-type="float" office:value="0.0360209941864">
                <text:p>0.0360209941864</text:p>
              </table:table-cell>
              <table:table-cell office:value-type="float" office:value="0.0266800022125">
                <text:p>0.0266800022125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.0254158973694">
                <text:p>0.0254158973694</text:p>
              </table:table-cell>
              <table:table-cell office:value-type="float" office:value="0.0283370018005">
                <text:p>0.0283370018005</text:p>
              </table:table-cell>
              <table:table-cell office:value-type="float" office:value="0.0260094928741">
                <text:p>0.0260094928741</text:p>
              </table:table-cell>
            </table:table-row>
            <table:table-row>
              <table:table-cell office:value-type="float" office:value="1241">
                <text:p>1241</text:p>
              </table:table-cell>
              <table:table-cell office:value-type="float" office:value="0.0259850025177">
                <text:p>0.0259850025177</text:p>
              </table:table-cell>
              <table:table-cell office:value-type="float" office:value="0.0365149974823">
                <text:p>0.0365149974823</text:p>
              </table:table-cell>
              <table:table-cell office:value-type="float" office:value="0.0288253307343">
                <text:p>0.0288253307343</text:p>
              </table:table-cell>
            </table:table-row>
            <table:table-row>
              <table:table-cell office:value-type="float" office:value="1242">
                <text:p>1242</text:p>
              </table:table-cell>
              <table:table-cell office:value-type="float" office:value="0.025582075119">
                <text:p>0.025582075119</text:p>
              </table:table-cell>
              <table:table-cell office:value-type="float" office:value="0.0322189331055">
                <text:p>0.0322189331055</text:p>
              </table:table-cell>
              <table:table-cell office:value-type="float" office:value="0.0275516557693">
                <text:p>0.0275516557693</text:p>
              </table:table-cell>
            </table:table-row>
            <table:table-row>
              <table:table-cell office:value-type="float" office:value="1243">
                <text:p>1243</text:p>
              </table:table-cell>
              <table:table-cell office:value-type="float" office:value="0.0242440700531">
                <text:p>0.0242440700531</text:p>
              </table:table-cell>
              <table:table-cell office:value-type="float" office:value="0.0305068492889">
                <text:p>0.0305068492889</text:p>
              </table:table-cell>
              <table:table-cell office:value-type="float" office:value="0.0265825748444">
                <text:p>0.0265825748444</text:p>
              </table:table-cell>
            </table:table-row>
            <table:table-row>
              <table:table-cell office:value-type="float" office:value="1244">
                <text:p>1244</text:p>
              </table:table-cell>
              <table:table-cell office:value-type="float" office:value="0.0232038497925">
                <text:p>0.0232038497925</text:p>
              </table:table-cell>
              <table:table-cell office:value-type="float" office:value="0.0274550914764">
                <text:p>0.0274550914764</text:p>
              </table:table-cell>
              <table:table-cell office:value-type="float" office:value="0.0246353673935">
                <text:p>0.0246353673935</text:p>
              </table:table-cell>
            </table:table-row>
            <table:table-row>
              <table:table-cell office:value-type="float" office:value="1245">
                <text:p>1245</text:p>
              </table:table-cell>
              <table:table-cell office:value-type="float" office:value="0.0234470367432">
                <text:p>0.0234470367432</text:p>
              </table:table-cell>
              <table:table-cell office:value-type="float" office:value="0.0354511737823">
                <text:p>0.0354511737823</text:p>
              </table:table-cell>
              <table:table-cell office:value-type="float" office:value="0.0258845949173">
                <text:p>0.0258845949173</text:p>
              </table:table-cell>
            </table:table-row>
            <table:table-row>
              <table:table-cell office:value-type="float" office:value="1246">
                <text:p>1246</text:p>
              </table:table-cell>
              <table:table-cell office:value-type="float" office:value="0.022989988327">
                <text:p>0.022989988327</text:p>
              </table:table-cell>
              <table:table-cell office:value-type="float" office:value="0.0399720668793">
                <text:p>0.0399720668793</text:p>
              </table:table-cell>
              <table:table-cell office:value-type="float" office:value="0.0252673864365">
                <text:p>0.0252673864365</text:p>
              </table:table-cell>
            </table:table-row>
            <table:table-row>
              <table:table-cell office:value-type="float" office:value="1247">
                <text:p>1247</text:p>
              </table:table-cell>
              <table:table-cell office:value-type="float" office:value="0.0233018398285">
                <text:p>0.0233018398285</text:p>
              </table:table-cell>
              <table:table-cell office:value-type="float" office:value="0.0334270000458">
                <text:p>0.0334270000458</text:p>
              </table:table-cell>
              <table:table-cell office:value-type="float" office:value="0.0258045625687">
                <text:p>0.0258045625687</text:p>
              </table:table-cell>
            </table:table-row>
            <table:table-row>
              <table:table-cell office:value-type="float" office:value="1248">
                <text:p>1248</text:p>
              </table:table-cell>
              <table:table-cell office:value-type="float" office:value="0.0241279602051">
                <text:p>0.0241279602051</text:p>
              </table:table-cell>
              <table:table-cell office:value-type="float" office:value="0.0376980304718">
                <text:p>0.0376980304718</text:p>
              </table:table-cell>
              <table:table-cell office:value-type="float" office:value="0.0270021772385">
                <text:p>0.0270021772385</text:p>
              </table:table-cell>
            </table:table-row>
            <table:table-row>
              <table:table-cell office:value-type="float" office:value="1249">
                <text:p>1249</text:p>
              </table:table-cell>
              <table:table-cell office:value-type="float" office:value="0.0236799716949">
                <text:p>0.0236799716949</text:p>
              </table:table-cell>
              <table:table-cell office:value-type="float" office:value="0.0370109081268">
                <text:p>0.0370109081268</text:p>
              </table:table-cell>
              <table:table-cell office:value-type="float" office:value="0.0274389219284">
                <text:p>0.0274389219284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233330726624">
                <text:p>0.0233330726624</text:p>
              </table:table-cell>
              <table:table-cell office:value-type="float" office:value="0.0301721096039">
                <text:p>0.0301721096039</text:p>
              </table:table-cell>
              <table:table-cell office:value-type="float" office:value="0.0253915500641">
                <text:p>0.0253915500641</text:p>
              </table:table-cell>
            </table:table-row>
            <table:table-row>
              <table:table-cell office:value-type="float" office:value="1251">
                <text:p>1251</text:p>
              </table:table-cell>
              <table:table-cell office:value-type="float" office:value="0.0230050086975">
                <text:p>0.0230050086975</text:p>
              </table:table-cell>
              <table:table-cell office:value-type="float" office:value="0.0300769805908">
                <text:p>0.0300769805908</text:p>
              </table:table-cell>
              <table:table-cell office:value-type="float" office:value="0.0251203870773">
                <text:p>0.0251203870773</text:p>
              </table:table-cell>
            </table:table-row>
            <table:table-row>
              <table:table-cell office:value-type="float" office:value="1252">
                <text:p>1252</text:p>
              </table:table-cell>
              <table:table-cell office:value-type="float" office:value="0.0230159759521">
                <text:p>0.0230159759521</text:p>
              </table:table-cell>
              <table:table-cell office:value-type="float" office:value="0.0279929637909">
                <text:p>0.0279929637909</text:p>
              </table:table-cell>
              <table:table-cell office:value-type="float" office:value="0.0238339138031">
                <text:p>0.0238339138031</text:p>
              </table:table-cell>
            </table:table-row>
            <table:table-row>
              <table:table-cell office:value-type="float" office:value="1253">
                <text:p>1253</text:p>
              </table:table-cell>
              <table:table-cell office:value-type="float" office:value="0.023138999939">
                <text:p>0.023138999939</text:p>
              </table:table-cell>
              <table:table-cell office:value-type="float" office:value="0.0280270576477">
                <text:p>0.0280270576477</text:p>
              </table:table-cell>
              <table:table-cell office:value-type="float" office:value="0.0239019680023">
                <text:p>0.0239019680023</text:p>
              </table:table-cell>
            </table:table-row>
            <table:table-row>
              <table:table-cell office:value-type="float" office:value="1254">
                <text:p>1254</text:p>
              </table:table-cell>
              <table:table-cell office:value-type="float" office:value="0.0232338905334">
                <text:p>0.0232338905334</text:p>
              </table:table-cell>
              <table:table-cell office:value-type="float" office:value="0.0272648334503">
                <text:p>0.0272648334503</text:p>
              </table:table-cell>
              <table:table-cell office:value-type="float" office:value="0.0240350914001">
                <text:p>0.0240350914001</text:p>
              </table:table-cell>
            </table:table-row>
            <table:table-row>
              <table:table-cell office:value-type="float" office:value="1255">
                <text:p>1255</text:p>
              </table:table-cell>
              <table:table-cell office:value-type="float" office:value="0.0233550071716">
                <text:p>0.0233550071716</text:p>
              </table:table-cell>
              <table:table-cell office:value-type="float" office:value="0.0278649330139">
                <text:p>0.0278649330139</text:p>
              </table:table-cell>
              <table:table-cell office:value-type="float" office:value="0.0242030715942">
                <text:p>0.0242030715942</text:p>
              </table:table-cell>
            </table:table-row>
            <table:table-row>
              <table:table-cell office:value-type="float" office:value="1256">
                <text:p>1256</text:p>
              </table:table-cell>
              <table:table-cell office:value-type="float" office:value="0.0233170986176">
                <text:p>0.0233170986176</text:p>
              </table:table-cell>
              <table:table-cell office:value-type="float" office:value="0.0274219512939">
                <text:p>0.0274219512939</text:p>
              </table:table-cell>
              <table:table-cell office:value-type="float" office:value="0.0240142154694">
                <text:p>0.0240142154694</text:p>
              </table:table-cell>
            </table:table-row>
            <table:table-row>
              <table:table-cell office:value-type="float" office:value="1257">
                <text:p>1257</text:p>
              </table:table-cell>
              <table:table-cell office:value-type="float" office:value="0.0233018398285">
                <text:p>0.0233018398285</text:p>
              </table:table-cell>
              <table:table-cell office:value-type="float" office:value="0.027755022049">
                <text:p>0.027755022049</text:p>
              </table:table-cell>
              <table:table-cell office:value-type="float" office:value="0.0241836690903">
                <text:p>0.0241836690903</text:p>
              </table:table-cell>
            </table:table-row>
            <table:table-row>
              <table:table-cell office:value-type="float" office:value="1258">
                <text:p>1258</text:p>
              </table:table-cell>
              <table:table-cell office:value-type="float" office:value="0.0233299732208">
                <text:p>0.0233299732208</text:p>
              </table:table-cell>
              <table:table-cell office:value-type="float" office:value="0.029363155365">
                <text:p>0.029363155365</text:p>
              </table:table-cell>
              <table:table-cell office:value-type="float" office:value="0.0242218875885">
                <text:p>0.0242218875885</text:p>
              </table:table-cell>
            </table:table-row>
            <table:table-row>
              <table:table-cell office:value-type="float" office:value="1259">
                <text:p>1259</text:p>
              </table:table-cell>
              <table:table-cell office:value-type="float" office:value="0.023362159729">
                <text:p>0.023362159729</text:p>
              </table:table-cell>
              <table:table-cell office:value-type="float" office:value="0.039391040802">
                <text:p>0.039391040802</text:p>
              </table:table-cell>
              <table:table-cell office:value-type="float" office:value="0.0244801044464">
                <text:p>0.0244801044464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.023313999176">
                <text:p>0.023313999176</text:p>
              </table:table-cell>
              <table:table-cell office:value-type="float" office:value="0.0273180007935">
                <text:p>0.0273180007935</text:p>
              </table:table-cell>
              <table:table-cell office:value-type="float" office:value="0.0241456222534">
                <text:p>0.0241456222534</text:p>
              </table:table-cell>
            </table:table-row>
            <table:table-row>
              <table:table-cell office:value-type="float" office:value="1261">
                <text:p>1261</text:p>
              </table:table-cell>
              <table:table-cell office:value-type="float" office:value="0.0234298706055">
                <text:p>0.0234298706055</text:p>
              </table:table-cell>
              <table:table-cell office:value-type="float" office:value="0.0272011756897">
                <text:p>0.0272011756897</text:p>
              </table:table-cell>
              <table:table-cell office:value-type="float" office:value="0.0240333652496">
                <text:p>0.0240333652496</text:p>
              </table:table-cell>
            </table:table-row>
            <table:table-row>
              <table:table-cell office:value-type="float" office:value="1262">
                <text:p>1262</text:p>
              </table:table-cell>
              <table:table-cell office:value-type="float" office:value="0.0235879421234">
                <text:p>0.0235879421234</text:p>
              </table:table-cell>
              <table:table-cell office:value-type="float" office:value="0.0275011062622">
                <text:p>0.0275011062622</text:p>
              </table:table-cell>
              <table:table-cell office:value-type="float" office:value="0.0242860031128">
                <text:p>0.0242860031128</text:p>
              </table:table-cell>
            </table:table-row>
            <table:table-row>
              <table:table-cell office:value-type="float" office:value="1263">
                <text:p>1263</text:p>
              </table:table-cell>
              <table:table-cell office:value-type="float" office:value="0.0233550071716">
                <text:p>0.0233550071716</text:p>
              </table:table-cell>
              <table:table-cell office:value-type="float" office:value="0.0261850357056">
                <text:p>0.0261850357056</text:p>
              </table:table-cell>
              <table:table-cell office:value-type="float" office:value="0.0240713500977">
                <text:p>0.0240713500977</text:p>
              </table:table-cell>
            </table:table-row>
            <table:table-row>
              <table:table-cell office:value-type="float" office:value="1264">
                <text:p>1264</text:p>
              </table:table-cell>
              <table:table-cell office:value-type="float" office:value="0.0234789848328">
                <text:p>0.0234789848328</text:p>
              </table:table-cell>
              <table:table-cell office:value-type="float" office:value="0.0268640518188">
                <text:p>0.0268640518188</text:p>
              </table:table-cell>
              <table:table-cell office:value-type="float" office:value="0.0242533445358">
                <text:p>0.0242533445358</text:p>
              </table:table-cell>
            </table:table-row>
            <table:table-row>
              <table:table-cell office:value-type="float" office:value="1265">
                <text:p>1265</text:p>
              </table:table-cell>
              <table:table-cell office:value-type="float" office:value="0.0235180854797">
                <text:p>0.0235180854797</text:p>
              </table:table-cell>
              <table:table-cell office:value-type="float" office:value="0.0290400981903">
                <text:p>0.0290400981903</text:p>
              </table:table-cell>
              <table:table-cell office:value-type="float" office:value="0.0243446350098">
                <text:p>0.0243446350098</text:p>
              </table:table-cell>
            </table:table-row>
            <table:table-row>
              <table:table-cell office:value-type="float" office:value="1266">
                <text:p>1266</text:p>
              </table:table-cell>
              <table:table-cell office:value-type="float" office:value="0.0235691070557">
                <text:p>0.0235691070557</text:p>
              </table:table-cell>
              <table:table-cell office:value-type="float" office:value="0.0266661643982">
                <text:p>0.0266661643982</text:p>
              </table:table-cell>
              <table:table-cell office:value-type="float" office:value="0.02415163517">
                <text:p>0.02415163517</text:p>
              </table:table-cell>
            </table:table-row>
            <table:table-row>
              <table:table-cell office:value-type="float" office:value="1267">
                <text:p>1267</text:p>
              </table:table-cell>
              <table:table-cell office:value-type="float" office:value="0.0235650539398">
                <text:p>0.0235650539398</text:p>
              </table:table-cell>
              <table:table-cell office:value-type="float" office:value="0.0331938266754">
                <text:p>0.0331938266754</text:p>
              </table:table-cell>
              <table:table-cell office:value-type="float" office:value="0.0244047880173">
                <text:p>0.0244047880173</text:p>
              </table:table-cell>
            </table:table-row>
            <table:table-row>
              <table:table-cell office:value-type="float" office:value="1268">
                <text:p>1268</text:p>
              </table:table-cell>
              <table:table-cell office:value-type="float" office:value="0.0237050056458">
                <text:p>0.0237050056458</text:p>
              </table:table-cell>
              <table:table-cell office:value-type="float" office:value="0.0280630588531">
                <text:p>0.0280630588531</text:p>
              </table:table-cell>
              <table:table-cell office:value-type="float" office:value="0.0244107484818">
                <text:p>0.0244107484818</text:p>
              </table:table-cell>
            </table:table-row>
            <table:table-row>
              <table:table-cell office:value-type="float" office:value="1269">
                <text:p>1269</text:p>
              </table:table-cell>
              <table:table-cell office:value-type="float" office:value="0.0236458778381">
                <text:p>0.0236458778381</text:p>
              </table:table-cell>
              <table:table-cell office:value-type="float" office:value="0.0264880657196">
                <text:p>0.0264880657196</text:p>
              </table:table-cell>
              <table:table-cell office:value-type="float" office:value="0.0243550252914">
                <text:p>0.0243550252914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.0235698223114">
                <text:p>0.0235698223114</text:p>
              </table:table-cell>
              <table:table-cell office:value-type="float" office:value="0.0259339809418">
                <text:p>0.0259339809418</text:p>
              </table:table-cell>
              <table:table-cell office:value-type="float" office:value="0.0243583297729">
                <text:p>0.0243583297729</text:p>
              </table:table-cell>
            </table:table-row>
            <table:table-row>
              <table:table-cell office:value-type="float" office:value="1271">
                <text:p>1271</text:p>
              </table:table-cell>
              <table:table-cell office:value-type="float" office:value="0.0239088535309">
                <text:p>0.0239088535309</text:p>
              </table:table-cell>
              <table:table-cell office:value-type="float" office:value="0.0261011123657">
                <text:p>0.0261011123657</text:p>
              </table:table-cell>
              <table:table-cell office:value-type="float" office:value="0.0244975423813">
                <text:p>0.0244975423813</text:p>
              </table:table-cell>
            </table:table-row>
            <table:table-row>
              <table:table-cell office:value-type="float" office:value="1272">
                <text:p>1272</text:p>
              </table:table-cell>
              <table:table-cell office:value-type="float" office:value="0.0237650871277">
                <text:p>0.0237650871277</text:p>
              </table:table-cell>
              <table:table-cell office:value-type="float" office:value="0.0277061462402">
                <text:p>0.0277061462402</text:p>
              </table:table-cell>
              <table:table-cell office:value-type="float" office:value="0.0246870088577">
                <text:p>0.0246870088577</text:p>
              </table:table-cell>
            </table:table-row>
            <table:table-row>
              <table:table-cell office:value-type="float" office:value="1273">
                <text:p>1273</text:p>
              </table:table-cell>
              <table:table-cell office:value-type="float" office:value="0.0241198539734">
                <text:p>0.0241198539734</text:p>
              </table:table-cell>
              <table:table-cell office:value-type="float" office:value="0.0423679351807">
                <text:p>0.0423679351807</text:p>
              </table:table-cell>
              <table:table-cell office:value-type="float" office:value="0.0258036851883">
                <text:p>0.0258036851883</text:p>
              </table:table-cell>
            </table:table-row>
            <table:table-row>
              <table:table-cell office:value-type="float" office:value="1274">
                <text:p>1274</text:p>
              </table:table-cell>
              <table:table-cell office:value-type="float" office:value="0.0243618488312">
                <text:p>0.0243618488312</text:p>
              </table:table-cell>
              <table:table-cell office:value-type="float" office:value="0.0277149677277">
                <text:p>0.0277149677277</text:p>
              </table:table-cell>
              <table:table-cell office:value-type="float" office:value="0.0251155567169">
                <text:p>0.0251155567169</text:p>
              </table:table-cell>
            </table:table-row>
            <table:table-row>
              <table:table-cell office:value-type="float" office:value="1275">
                <text:p>1275</text:p>
              </table:table-cell>
              <table:table-cell office:value-type="float" office:value="0.024258852005">
                <text:p>0.024258852005</text:p>
              </table:table-cell>
              <table:table-cell office:value-type="float" office:value="0.0272340774536">
                <text:p>0.0272340774536</text:p>
              </table:table-cell>
              <table:table-cell office:value-type="float" office:value="0.0248854064941">
                <text:p>0.0248854064941</text:p>
              </table:table-cell>
            </table:table-row>
            <table:table-row>
              <table:table-cell office:value-type="float" office:value="1276">
                <text:p>1276</text:p>
              </table:table-cell>
              <table:table-cell office:value-type="float" office:value="0.0243608951569">
                <text:p>0.0243608951569</text:p>
              </table:table-cell>
              <table:table-cell office:value-type="float" office:value="0.0289769172668">
                <text:p>0.0289769172668</text:p>
              </table:table-cell>
              <table:table-cell office:value-type="float" office:value="0.0250260210037">
                <text:p>0.0250260210037</text:p>
              </table:table-cell>
            </table:table-row>
            <table:table-row>
              <table:table-cell office:value-type="float" office:value="1277">
                <text:p>1277</text:p>
              </table:table-cell>
              <table:table-cell office:value-type="float" office:value="0.0240621566772">
                <text:p>0.0240621566772</text:p>
              </table:table-cell>
              <table:table-cell office:value-type="float" office:value="0.0271379947662">
                <text:p>0.0271379947662</text:p>
              </table:table-cell>
              <table:table-cell office:value-type="float" office:value="0.0250164985657">
                <text:p>0.0250164985657</text:p>
              </table:table-cell>
            </table:table-row>
            <table:table-row>
              <table:table-cell office:value-type="float" office:value="1278">
                <text:p>1278</text:p>
              </table:table-cell>
              <table:table-cell office:value-type="float" office:value="0.0238909721375">
                <text:p>0.0238909721375</text:p>
              </table:table-cell>
              <table:table-cell office:value-type="float" office:value="0.0270550251007">
                <text:p>0.0270550251007</text:p>
              </table:table-cell>
              <table:table-cell office:value-type="float" office:value="0.0248301506042">
                <text:p>0.0248301506042</text:p>
              </table:table-cell>
            </table:table-row>
            <table:table-row>
              <table:table-cell office:value-type="float" office:value="1279">
                <text:p>1279</text:p>
              </table:table-cell>
              <table:table-cell office:value-type="float" office:value="0.0242331027985">
                <text:p>0.0242331027985</text:p>
              </table:table-cell>
              <table:table-cell office:value-type="float" office:value="0.0262899398804">
                <text:p>0.0262899398804</text:p>
              </table:table-cell>
              <table:table-cell office:value-type="float" office:value="0.0249064350128">
                <text:p>0.024906435012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0242128372192">
                <text:p>0.0242128372192</text:p>
              </table:table-cell>
              <table:table-cell office:value-type="float" office:value="0.027172088623">
                <text:p>0.027172088623</text:p>
              </table:table-cell>
              <table:table-cell office:value-type="float" office:value="0.0247921228409">
                <text:p>0.0247921228409</text:p>
              </table:table-cell>
            </table:table-row>
            <table:table-row>
              <table:table-cell office:value-type="float" office:value="1281">
                <text:p>1281</text:p>
              </table:table-cell>
              <table:table-cell office:value-type="float" office:value="0.0241770744324">
                <text:p>0.0241770744324</text:p>
              </table:table-cell>
              <table:table-cell office:value-type="float" office:value="0.0264129638672">
                <text:p>0.0264129638672</text:p>
              </table:table-cell>
              <table:table-cell office:value-type="float" office:value="0.0248671913147">
                <text:p>0.0248671913147</text:p>
              </table:table-cell>
            </table:table-row>
            <table:table-row>
              <table:table-cell office:value-type="float" office:value="1282">
                <text:p>1282</text:p>
              </table:table-cell>
              <table:table-cell office:value-type="float" office:value="0.0242099761963">
                <text:p>0.0242099761963</text:p>
              </table:table-cell>
              <table:table-cell office:value-type="float" office:value="0.0266668796539">
                <text:p>0.0266668796539</text:p>
              </table:table-cell>
              <table:table-cell office:value-type="float" office:value="0.0248608112335">
                <text:p>0.0248608112335</text:p>
              </table:table-cell>
            </table:table-row>
            <table:table-row>
              <table:table-cell office:value-type="float" office:value="1283">
                <text:p>1283</text:p>
              </table:table-cell>
              <table:table-cell office:value-type="float" office:value="0.0240740776062">
                <text:p>0.0240740776062</text:p>
              </table:table-cell>
              <table:table-cell office:value-type="float" office:value="0.0276639461517">
                <text:p>0.0276639461517</text:p>
              </table:table-cell>
              <table:table-cell office:value-type="float" office:value="0.0248672819138">
                <text:p>0.0248672819138</text:p>
              </table:table-cell>
            </table:table-row>
            <table:table-row>
              <table:table-cell office:value-type="float" office:value="1284">
                <text:p>1284</text:p>
              </table:table-cell>
              <table:table-cell office:value-type="float" office:value="0.0239200592041">
                <text:p>0.0239200592041</text:p>
              </table:table-cell>
              <table:table-cell office:value-type="float" office:value="0.0263390541077">
                <text:p>0.0263390541077</text:p>
              </table:table-cell>
              <table:table-cell office:value-type="float" office:value="0.0246482038498">
                <text:p>0.0246482038498</text:p>
              </table:table-cell>
            </table:table-row>
            <table:table-row>
              <table:table-cell office:value-type="float" office:value="1285">
                <text:p>1285</text:p>
              </table:table-cell>
              <table:table-cell office:value-type="float" office:value="0.0241639614105">
                <text:p>0.0241639614105</text:p>
              </table:table-cell>
              <table:table-cell office:value-type="float" office:value="0.0270240306854">
                <text:p>0.0270240306854</text:p>
              </table:table-cell>
              <table:table-cell office:value-type="float" office:value="0.0250796222687">
                <text:p>0.0250796222687</text:p>
              </table:table-cell>
            </table:table-row>
            <table:table-row>
              <table:table-cell office:value-type="float" office:value="1286">
                <text:p>1286</text:p>
              </table:table-cell>
              <table:table-cell office:value-type="float" office:value="0.0256910324097">
                <text:p>0.0256910324097</text:p>
              </table:table-cell>
              <table:table-cell office:value-type="float" office:value="0.0334000587463">
                <text:p>0.0334000587463</text:p>
              </table:table-cell>
              <table:table-cell office:value-type="float" office:value="0.0282783174515">
                <text:p>0.0282783174515</text:p>
              </table:table-cell>
            </table:table-row>
            <table:table-row>
              <table:table-cell office:value-type="float" office:value="1287">
                <text:p>1287</text:p>
              </table:table-cell>
              <table:table-cell office:value-type="float" office:value="0.0257530212402">
                <text:p>0.0257530212402</text:p>
              </table:table-cell>
              <table:table-cell office:value-type="float" office:value="0.0294320583344">
                <text:p>0.0294320583344</text:p>
              </table:table-cell>
              <table:table-cell office:value-type="float" office:value="0.0273962783813">
                <text:p>0.0273962783813</text:p>
              </table:table-cell>
            </table:table-row>
            <table:table-row>
              <table:table-cell office:value-type="float" office:value="1288">
                <text:p>1288</text:p>
              </table:table-cell>
              <table:table-cell office:value-type="float" office:value="0.0251369476318">
                <text:p>0.0251369476318</text:p>
              </table:table-cell>
              <table:table-cell office:value-type="float" office:value="0.0289640426636">
                <text:p>0.0289640426636</text:p>
              </table:table-cell>
              <table:table-cell office:value-type="float" office:value="0.0262115764618">
                <text:p>0.0262115764618</text:p>
              </table:table-cell>
            </table:table-row>
            <table:table-row>
              <table:table-cell office:value-type="float" office:value="1289">
                <text:p>1289</text:p>
              </table:table-cell>
              <table:table-cell office:value-type="float" office:value="0.0249240398407">
                <text:p>0.0249240398407</text:p>
              </table:table-cell>
              <table:table-cell office:value-type="float" office:value="0.028370141983">
                <text:p>0.028370141983</text:p>
              </table:table-cell>
              <table:table-cell office:value-type="float" office:value="0.0258143854141">
                <text:p>0.0258143854141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0.0252368450165">
                <text:p>0.0252368450165</text:p>
              </table:table-cell>
              <table:table-cell office:value-type="float" office:value="0.0292990207672">
                <text:p>0.0292990207672</text:p>
              </table:table-cell>
              <table:table-cell office:value-type="float" office:value="0.0261671733856">
                <text:p>0.0261671733856</text:p>
              </table:table-cell>
            </table:table-row>
            <table:table-row>
              <table:table-cell office:value-type="float" office:value="1291">
                <text:p>1291</text:p>
              </table:table-cell>
              <table:table-cell office:value-type="float" office:value="0.0252959728241">
                <text:p>0.0252959728241</text:p>
              </table:table-cell>
              <table:table-cell office:value-type="float" office:value="0.0278911590576">
                <text:p>0.0278911590576</text:p>
              </table:table-cell>
              <table:table-cell office:value-type="float" office:value="0.0262683010101">
                <text:p>0.0262683010101</text:p>
              </table:table-cell>
            </table:table-row>
            <table:table-row>
              <table:table-cell office:value-type="float" office:value="1292">
                <text:p>1292</text:p>
              </table:table-cell>
              <table:table-cell office:value-type="float" office:value="0.0253319740295">
                <text:p>0.0253319740295</text:p>
              </table:table-cell>
              <table:table-cell office:value-type="float" office:value="0.0287878513336">
                <text:p>0.0287878513336</text:p>
              </table:table-cell>
              <table:table-cell office:value-type="float" office:value="0.0263426589966">
                <text:p>0.0263426589966</text:p>
              </table:table-cell>
            </table:table-row>
            <table:table-row>
              <table:table-cell office:value-type="float" office:value="1293">
                <text:p>1293</text:p>
              </table:table-cell>
              <table:table-cell office:value-type="float" office:value="0.025404214859">
                <text:p>0.025404214859</text:p>
              </table:table-cell>
              <table:table-cell office:value-type="float" office:value="0.0282289981842">
                <text:p>0.0282289981842</text:p>
              </table:table-cell>
              <table:table-cell office:value-type="float" office:value="0.0262178277969">
                <text:p>0.0262178277969</text:p>
              </table:table-cell>
            </table:table-row>
            <table:table-row>
              <table:table-cell office:value-type="float" office:value="1294">
                <text:p>1294</text:p>
              </table:table-cell>
              <table:table-cell office:value-type="float" office:value="0.0253419876099">
                <text:p>0.0253419876099</text:p>
              </table:table-cell>
              <table:table-cell office:value-type="float" office:value="0.0284111499786">
                <text:p>0.0284111499786</text:p>
              </table:table-cell>
              <table:table-cell office:value-type="float" office:value="0.0262339687347">
                <text:p>0.0262339687347</text:p>
              </table:table-cell>
            </table:table-row>
            <table:table-row>
              <table:table-cell office:value-type="float" office:value="1295">
                <text:p>1295</text:p>
              </table:table-cell>
              <table:table-cell office:value-type="float" office:value="0.0247890949249">
                <text:p>0.0247890949249</text:p>
              </table:table-cell>
              <table:table-cell office:value-type="float" office:value="0.0287199020386">
                <text:p>0.0287199020386</text:p>
              </table:table-cell>
              <table:table-cell office:value-type="float" office:value="0.0257244157791">
                <text:p>0.0257244157791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0.0248939990997">
                <text:p>0.0248939990997</text:p>
              </table:table-cell>
              <table:table-cell office:value-type="float" office:value="0.0284698009491">
                <text:p>0.0284698009491</text:p>
              </table:table-cell>
              <table:table-cell office:value-type="float" office:value="0.0257476043701">
                <text:p>0.0257476043701</text:p>
              </table:table-cell>
            </table:table-row>
            <table:table-row>
              <table:table-cell office:value-type="float" office:value="1297">
                <text:p>1297</text:p>
              </table:table-cell>
              <table:table-cell office:value-type="float" office:value="0.0248801708221">
                <text:p>0.0248801708221</text:p>
              </table:table-cell>
              <table:table-cell office:value-type="float" office:value="0.0289649963379">
                <text:p>0.0289649963379</text:p>
              </table:table-cell>
              <table:table-cell office:value-type="float" office:value="0.02580514431">
                <text:p>0.02580514431</text:p>
              </table:table-cell>
            </table:table-row>
            <table:table-row>
              <table:table-cell office:value-type="float" office:value="1298">
                <text:p>1298</text:p>
              </table:table-cell>
              <table:table-cell office:value-type="float" office:value="0.0598680973053">
                <text:p>0.0598680973053</text:p>
              </table:table-cell>
              <table:table-cell office:value-type="float" office:value="0.0727880001068">
                <text:p>0.0727880001068</text:p>
              </table:table-cell>
              <table:table-cell office:value-type="float" office:value="0.0619645261765">
                <text:p>0.0619645261765</text:p>
              </table:table-cell>
            </table:table-row>
            <table:table-row>
              <table:table-cell office:value-type="float" office:value="1299">
                <text:p>1299</text:p>
              </table:table-cell>
              <table:table-cell office:value-type="float" office:value="0.0587220191956">
                <text:p>0.0587220191956</text:p>
              </table:table-cell>
              <table:table-cell office:value-type="float" office:value="0.0657150745392">
                <text:p>0.0657150745392</text:p>
              </table:table-cell>
              <table:table-cell office:value-type="float" office:value="0.060667309761">
                <text:p>0.06066730976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59602022171">
                <text:p>0.059602022171</text:p>
              </table:table-cell>
              <table:table-cell office:value-type="float" office:value="0.0632088184357">
                <text:p>0.0632088184357</text:p>
              </table:table-cell>
              <table:table-cell office:value-type="float" office:value="0.0610350990295">
                <text:p>0.0610350990295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0.0595910549164">
                <text:p>0.0595910549164</text:p>
              </table:table-cell>
              <table:table-cell office:value-type="float" office:value="0.0636780261993">
                <text:p>0.0636780261993</text:p>
              </table:table-cell>
              <table:table-cell office:value-type="float" office:value="0.061079287529">
                <text:p>0.061079287529</text:p>
              </table:table-cell>
            </table:table-row>
            <table:table-row>
              <table:table-cell office:value-type="float" office:value="1302">
                <text:p>1302</text:p>
              </table:table-cell>
              <table:table-cell office:value-type="float" office:value="0.0597810745239">
                <text:p>0.0597810745239</text:p>
              </table:table-cell>
              <table:table-cell office:value-type="float" office:value="0.0642518997192">
                <text:p>0.0642518997192</text:p>
              </table:table-cell>
              <table:table-cell office:value-type="float" office:value="0.0609539699554">
                <text:p>0.0609539699554</text:p>
              </table:table-cell>
            </table:table-row>
            <table:table-row>
              <table:table-cell office:value-type="float" office:value="1303">
                <text:p>1303</text:p>
              </table:table-cell>
              <table:table-cell office:value-type="float" office:value="0.0597820281982">
                <text:p>0.0597820281982</text:p>
              </table:table-cell>
              <table:table-cell office:value-type="float" office:value="0.0631711483002">
                <text:p>0.0631711483002</text:p>
              </table:table-cell>
              <table:table-cell office:value-type="float" office:value="0.0612645483017">
                <text:p>0.0612645483017</text:p>
              </table:table-cell>
            </table:table-row>
            <table:table-row>
              <table:table-cell office:value-type="float" office:value="1304">
                <text:p>1304</text:p>
              </table:table-cell>
              <table:table-cell office:value-type="float" office:value="0.0601198673248">
                <text:p>0.0601198673248</text:p>
              </table:table-cell>
              <table:table-cell office:value-type="float" office:value="0.0749180316925">
                <text:p>0.0749180316925</text:p>
              </table:table-cell>
              <table:table-cell office:value-type="float" office:value="0.0629240465164">
                <text:p>0.0629240465164</text:p>
              </table:table-cell>
            </table:table-row>
            <table:table-row>
              <table:table-cell office:value-type="float" office:value="1305">
                <text:p>1305</text:p>
              </table:table-cell>
              <table:table-cell office:value-type="float" office:value="0.059828042984">
                <text:p>0.059828042984</text:p>
              </table:table-cell>
              <table:table-cell office:value-type="float" office:value="0.066309928894">
                <text:p>0.066309928894</text:p>
              </table:table-cell>
              <table:table-cell office:value-type="float" office:value="0.0619700431824">
                <text:p>0.0619700431824</text:p>
              </table:table-cell>
            </table:table-row>
            <table:table-row>
              <table:table-cell office:value-type="float" office:value="1306">
                <text:p>1306</text:p>
              </table:table-cell>
              <table:table-cell office:value-type="float" office:value="0.0600519180298">
                <text:p>0.0600519180298</text:p>
              </table:table-cell>
              <table:table-cell office:value-type="float" office:value="0.0668520927429">
                <text:p>0.0668520927429</text:p>
              </table:table-cell>
              <table:table-cell office:value-type="float" office:value="0.0626337099075">
                <text:p>0.0626337099075</text:p>
              </table:table-cell>
            </table:table-row>
            <table:table-row>
              <table:table-cell office:value-type="float" office:value="1307">
                <text:p>1307</text:p>
              </table:table-cell>
              <table:table-cell office:value-type="float" office:value="0.0595810413361">
                <text:p>0.0595810413361</text:p>
              </table:table-cell>
              <table:table-cell office:value-type="float" office:value="0.0643999576569">
                <text:p>0.0643999576569</text:p>
              </table:table-cell>
              <table:table-cell office:value-type="float" office:value="0.0610544204712">
                <text:p>0.0610544204712</text:p>
              </table:table-cell>
            </table:table-row>
            <table:table-row>
              <table:table-cell office:value-type="float" office:value="1308">
                <text:p>1308</text:p>
              </table:table-cell>
              <table:table-cell office:value-type="float" office:value="0.0594000816345">
                <text:p>0.0594000816345</text:p>
              </table:table-cell>
              <table:table-cell office:value-type="float" office:value="0.0635030269623">
                <text:p>0.0635030269623</text:p>
              </table:table-cell>
              <table:table-cell office:value-type="float" office:value="0.0611022949219">
                <text:p>0.0611022949219</text:p>
              </table:table-cell>
            </table:table-row>
            <table:table-row>
              <table:table-cell office:value-type="float" office:value="1309">
                <text:p>1309</text:p>
              </table:table-cell>
              <table:table-cell office:value-type="float" office:value="0.059986114502">
                <text:p>0.059986114502</text:p>
              </table:table-cell>
              <table:table-cell office:value-type="float" office:value="0.068263053894">
                <text:p>0.068263053894</text:p>
              </table:table-cell>
              <table:table-cell office:value-type="float" office:value="0.0621777677536">
                <text:p>0.0621777677536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.0593950748444">
                <text:p>0.0593950748444</text:p>
              </table:table-cell>
              <table:table-cell office:value-type="float" office:value="0.067638874054">
                <text:p>0.067638874054</text:p>
              </table:table-cell>
              <table:table-cell office:value-type="float" office:value="0.0630607032776">
                <text:p>0.0630607032776</text:p>
              </table:table-cell>
            </table:table-row>
            <table:table-row>
              <table:table-cell office:value-type="float" office:value="1311">
                <text:p>1311</text:p>
              </table:table-cell>
              <table:table-cell office:value-type="float" office:value="0.0604231357574">
                <text:p>0.0604231357574</text:p>
              </table:table-cell>
              <table:table-cell office:value-type="float" office:value="0.0654709339142">
                <text:p>0.0654709339142</text:p>
              </table:table-cell>
              <table:table-cell office:value-type="float" office:value="0.0619965362549">
                <text:p>0.0619965362549</text:p>
              </table:table-cell>
            </table:table-row>
            <table:table-row>
              <table:table-cell office:value-type="float" office:value="1312">
                <text:p>1312</text:p>
              </table:table-cell>
              <table:table-cell office:value-type="float" office:value="0.0602531433105">
                <text:p>0.0602531433105</text:p>
              </table:table-cell>
              <table:table-cell office:value-type="float" office:value="0.065290927887">
                <text:p>0.065290927887</text:p>
              </table:table-cell>
              <table:table-cell office:value-type="float" office:value="0.062225561142">
                <text:p>0.062225561142</text:p>
              </table:table-cell>
            </table:table-row>
            <table:table-row>
              <table:table-cell office:value-type="float" office:value="1313">
                <text:p>1313</text:p>
              </table:table-cell>
              <table:table-cell office:value-type="float" office:value="0.0600759983063">
                <text:p>0.0600759983063</text:p>
              </table:table-cell>
              <table:table-cell office:value-type="float" office:value="0.0681400299072">
                <text:p>0.0681400299072</text:p>
              </table:table-cell>
              <table:table-cell office:value-type="float" office:value="0.0630335521698">
                <text:p>0.0630335521698</text:p>
              </table:table-cell>
            </table:table-row>
            <table:table-row>
              <table:table-cell office:value-type="float" office:value="1314">
                <text:p>1314</text:p>
              </table:table-cell>
              <table:table-cell office:value-type="float" office:value="0.0325741767883">
                <text:p>0.0325741767883</text:p>
              </table:table-cell>
              <table:table-cell office:value-type="float" office:value="0.0384829044342">
                <text:p>0.0384829044342</text:p>
              </table:table-cell>
              <table:table-cell office:value-type="float" office:value="0.033706278801">
                <text:p>0.033706278801</text:p>
              </table:table-cell>
            </table:table-row>
            <table:table-row>
              <table:table-cell office:value-type="float" office:value="1315">
                <text:p>1315</text:p>
              </table:table-cell>
              <table:table-cell office:value-type="float" office:value="0.0324590206146">
                <text:p>0.0324590206146</text:p>
              </table:table-cell>
              <table:table-cell office:value-type="float" office:value="0.0362432003021">
                <text:p>0.0362432003021</text:p>
              </table:table-cell>
              <table:table-cell office:value-type="float" office:value="0.0333944892883">
                <text:p>0.0333944892883</text:p>
              </table:table-cell>
            </table:table-row>
            <table:table-row>
              <table:table-cell office:value-type="float" office:value="1316">
                <text:p>1316</text:p>
              </table:table-cell>
              <table:table-cell office:value-type="float" office:value="0.0322561264038">
                <text:p>0.0322561264038</text:p>
              </table:table-cell>
              <table:table-cell office:value-type="float" office:value="0.0354900360107">
                <text:p>0.0354900360107</text:p>
              </table:table-cell>
              <table:table-cell office:value-type="float" office:value="0.0336867618561">
                <text:p>0.0336867618561</text:p>
              </table:table-cell>
            </table:table-row>
            <table:table-row>
              <table:table-cell office:value-type="float" office:value="1317">
                <text:p>1317</text:p>
              </table:table-cell>
              <table:table-cell office:value-type="float" office:value="0.0326850414276">
                <text:p>0.0326850414276</text:p>
              </table:table-cell>
              <table:table-cell office:value-type="float" office:value="0.0366568565369">
                <text:p>0.0366568565369</text:p>
              </table:table-cell>
              <table:table-cell office:value-type="float" office:value="0.0339074659348">
                <text:p>0.0339074659348</text:p>
              </table:table-cell>
            </table:table-row>
            <table:table-row>
              <table:table-cell office:value-type="float" office:value="1318">
                <text:p>1318</text:p>
              </table:table-cell>
              <table:table-cell office:value-type="float" office:value="0.0326159000397">
                <text:p>0.0326159000397</text:p>
              </table:table-cell>
              <table:table-cell office:value-type="float" office:value="0.035658121109">
                <text:p>0.035658121109</text:p>
              </table:table-cell>
              <table:table-cell office:value-type="float" office:value="0.033679485321">
                <text:p>0.033679485321</text:p>
              </table:table-cell>
            </table:table-row>
            <table:table-row>
              <table:table-cell office:value-type="float" office:value="1319">
                <text:p>1319</text:p>
              </table:table-cell>
              <table:table-cell office:value-type="float" office:value="0.0263359546661">
                <text:p>0.0263359546661</text:p>
              </table:table-cell>
              <table:table-cell office:value-type="float" office:value="0.0370409488678">
                <text:p>0.0370409488678</text:p>
              </table:table-cell>
              <table:table-cell office:value-type="float" office:value="0.027434668541">
                <text:p>0.027434668541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.0262959003448">
                <text:p>0.0262959003448</text:p>
              </table:table-cell>
              <table:table-cell office:value-type="float" office:value="0.0407857894897">
                <text:p>0.0407857894897</text:p>
              </table:table-cell>
              <table:table-cell office:value-type="float" office:value="0.0278689670563">
                <text:p>0.0278689670563</text:p>
              </table:table-cell>
            </table:table-row>
            <table:table-row>
              <table:table-cell office:value-type="float" office:value="1321">
                <text:p>1321</text:p>
              </table:table-cell>
              <table:table-cell office:value-type="float" office:value="0.0265848636627">
                <text:p>0.0265848636627</text:p>
              </table:table-cell>
              <table:table-cell office:value-type="float" office:value="0.0310521125793">
                <text:p>0.0310521125793</text:p>
              </table:table-cell>
              <table:table-cell office:value-type="float" office:value="0.0281782579422">
                <text:p>0.0281782579422</text:p>
              </table:table-cell>
            </table:table-row>
            <table:table-row>
              <table:table-cell office:value-type="float" office:value="1322">
                <text:p>1322</text:p>
              </table:table-cell>
              <table:table-cell office:value-type="float" office:value="0.0263459682465">
                <text:p>0.0263459682465</text:p>
              </table:table-cell>
              <table:table-cell office:value-type="float" office:value="0.0324959754944">
                <text:p>0.0324959754944</text:p>
              </table:table-cell>
              <table:table-cell office:value-type="float" office:value="0.0284186840057">
                <text:p>0.0284186840057</text:p>
              </table:table-cell>
            </table:table-row>
            <table:table-row>
              <table:table-cell office:value-type="float" office:value="1323">
                <text:p>1323</text:p>
              </table:table-cell>
              <table:table-cell office:value-type="float" office:value="0.026214838028">
                <text:p>0.026214838028</text:p>
              </table:table-cell>
              <table:table-cell office:value-type="float" office:value="0.0294010639191">
                <text:p>0.0294010639191</text:p>
              </table:table-cell>
              <table:table-cell office:value-type="float" office:value="0.0272734117508">
                <text:p>0.0272734117508</text:p>
              </table:table-cell>
            </table:table-row>
            <table:table-row>
              <table:table-cell office:value-type="float" office:value="1324">
                <text:p>1324</text:p>
              </table:table-cell>
              <table:table-cell office:value-type="float" office:value="0.0264120101929">
                <text:p>0.0264120101929</text:p>
              </table:table-cell>
              <table:table-cell office:value-type="float" office:value="0.0291111469269">
                <text:p>0.0291111469269</text:p>
              </table:table-cell>
              <table:table-cell office:value-type="float" office:value="0.027499423027">
                <text:p>0.027499423027</text:p>
              </table:table-cell>
            </table:table-row>
            <table:table-row>
              <table:table-cell office:value-type="float" office:value="1325">
                <text:p>1325</text:p>
              </table:table-cell>
              <table:table-cell office:value-type="float" office:value="0.0265779495239">
                <text:p>0.0265779495239</text:p>
              </table:table-cell>
              <table:table-cell office:value-type="float" office:value="0.0296130180359">
                <text:p>0.0296130180359</text:p>
              </table:table-cell>
              <table:table-cell office:value-type="float" office:value="0.0272957324982">
                <text:p>0.0272957324982</text:p>
              </table:table-cell>
            </table:table-row>
            <table:table-row>
              <table:table-cell office:value-type="float" office:value="1326">
                <text:p>1326</text:p>
              </table:table-cell>
              <table:table-cell office:value-type="float" office:value="0.0264661312103">
                <text:p>0.0264661312103</text:p>
              </table:table-cell>
              <table:table-cell office:value-type="float" office:value="0.029345035553">
                <text:p>0.029345035553</text:p>
              </table:table-cell>
              <table:table-cell office:value-type="float" office:value="0.0275247001648">
                <text:p>0.027524700164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0.0266242027283">
                <text:p>0.0266242027283</text:p>
              </table:table-cell>
              <table:table-cell office:value-type="float" office:value="0.0329279899597">
                <text:p>0.0329279899597</text:p>
              </table:table-cell>
              <table:table-cell office:value-type="float" office:value="0.028199634552">
                <text:p>0.028199634552</text:p>
              </table:table-cell>
            </table:table-row>
            <table:table-row>
              <table:table-cell office:value-type="float" office:value="1328">
                <text:p>1328</text:p>
              </table:table-cell>
              <table:table-cell office:value-type="float" office:value="0.0261859893799">
                <text:p>0.0261859893799</text:p>
              </table:table-cell>
              <table:table-cell office:value-type="float" office:value="0.0316171646118">
                <text:p>0.0316171646118</text:p>
              </table:table-cell>
              <table:table-cell office:value-type="float" office:value="0.0274004936218">
                <text:p>0.0274004936218</text:p>
              </table:table-cell>
            </table:table-row>
            <table:table-row>
              <table:table-cell office:value-type="float" office:value="1329">
                <text:p>1329</text:p>
              </table:table-cell>
              <table:table-cell office:value-type="float" office:value="0.0265488624573">
                <text:p>0.0265488624573</text:p>
              </table:table-cell>
              <table:table-cell office:value-type="float" office:value="0.0296790599823">
                <text:p>0.0296790599823</text:p>
              </table:table-cell>
              <table:table-cell office:value-type="float" office:value="0.0273099517822">
                <text:p>0.0273099517822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.0266139507294">
                <text:p>0.0266139507294</text:p>
              </table:table-cell>
              <table:table-cell office:value-type="float" office:value="0.0300161838531">
                <text:p>0.0300161838531</text:p>
              </table:table-cell>
              <table:table-cell office:value-type="float" office:value="0.027279920578">
                <text:p>0.027279920578</text:p>
              </table:table-cell>
            </table:table-row>
            <table:table-row>
              <table:table-cell office:value-type="float" office:value="1331">
                <text:p>1331</text:p>
              </table:table-cell>
              <table:table-cell office:value-type="float" office:value="0.0264999866486">
                <text:p>0.0264999866486</text:p>
              </table:table-cell>
              <table:table-cell office:value-type="float" office:value="0.0296909809113">
                <text:p>0.0296909809113</text:p>
              </table:table-cell>
              <table:table-cell office:value-type="float" office:value="0.0277699422836">
                <text:p>0.0277699422836</text:p>
              </table:table-cell>
            </table:table-row>
            <table:table-row>
              <table:table-cell office:value-type="float" office:value="1332">
                <text:p>1332</text:p>
              </table:table-cell>
              <table:table-cell office:value-type="float" office:value="0.0266790390015">
                <text:p>0.0266790390015</text:p>
              </table:table-cell>
              <table:table-cell office:value-type="float" office:value="0.0301370620728">
                <text:p>0.0301370620728</text:p>
              </table:table-cell>
              <table:table-cell office:value-type="float" office:value="0.027455868721">
                <text:p>0.027455868721</text:p>
              </table:table-cell>
            </table:table-row>
            <table:table-row>
              <table:table-cell office:value-type="float" office:value="1333">
                <text:p>1333</text:p>
              </table:table-cell>
              <table:table-cell office:value-type="float" office:value="0.0263748168945">
                <text:p>0.0263748168945</text:p>
              </table:table-cell>
              <table:table-cell office:value-type="float" office:value="0.0292358398438">
                <text:p>0.0292358398438</text:p>
              </table:table-cell>
              <table:table-cell office:value-type="float" office:value="0.0271925640106">
                <text:p>0.0271925640106</text:p>
              </table:table-cell>
            </table:table-row>
            <table:table-row>
              <table:table-cell office:value-type="float" office:value="1334">
                <text:p>1334</text:p>
              </table:table-cell>
              <table:table-cell office:value-type="float" office:value="0.0318460464478">
                <text:p>0.0318460464478</text:p>
              </table:table-cell>
              <table:table-cell office:value-type="float" office:value="0.0364348888397">
                <text:p>0.0364348888397</text:p>
              </table:table-cell>
              <table:table-cell office:value-type="float" office:value="0.0330899047852">
                <text:p>0.0330899047852</text:p>
              </table:table-cell>
            </table:table-row>
            <table:table-row>
              <table:table-cell office:value-type="float" office:value="1335">
                <text:p>1335</text:p>
              </table:table-cell>
              <table:table-cell office:value-type="float" office:value="0.0318257808685">
                <text:p>0.0318257808685</text:p>
              </table:table-cell>
              <table:table-cell office:value-type="float" office:value="0.0382659435272">
                <text:p>0.0382659435272</text:p>
              </table:table-cell>
              <table:table-cell office:value-type="float" office:value="0.0333877801895">
                <text:p>0.0333877801895</text:p>
              </table:table-cell>
            </table:table-row>
            <table:table-row>
              <table:table-cell office:value-type="float" office:value="1336">
                <text:p>1336</text:p>
              </table:table-cell>
              <table:table-cell office:value-type="float" office:value="0.0317969322205">
                <text:p>0.0317969322205</text:p>
              </table:table-cell>
              <table:table-cell office:value-type="float" office:value="0.0345838069916">
                <text:p>0.0345838069916</text:p>
              </table:table-cell>
              <table:table-cell office:value-type="float" office:value="0.0326689338684">
                <text:p>0.0326689338684</text:p>
              </table:table-cell>
            </table:table-row>
            <table:table-row>
              <table:table-cell office:value-type="float" office:value="1337">
                <text:p>1337</text:p>
              </table:table-cell>
              <table:table-cell office:value-type="float" office:value="0.0319471359253">
                <text:p>0.0319471359253</text:p>
              </table:table-cell>
              <table:table-cell office:value-type="float" office:value="0.0352320671082">
                <text:p>0.0352320671082</text:p>
              </table:table-cell>
              <table:table-cell office:value-type="float" office:value="0.0330097293854">
                <text:p>0.0330097293854</text:p>
              </table:table-cell>
            </table:table-row>
            <table:table-row>
              <table:table-cell office:value-type="float" office:value="1338">
                <text:p>1338</text:p>
              </table:table-cell>
              <table:table-cell office:value-type="float" office:value="0.0319879055023">
                <text:p>0.0319879055023</text:p>
              </table:table-cell>
              <table:table-cell office:value-type="float" office:value="0.0361289978027">
                <text:p>0.0361289978027</text:p>
              </table:table-cell>
              <table:table-cell office:value-type="float" office:value="0.0330522966385">
                <text:p>0.0330522966385</text:p>
              </table:table-cell>
            </table:table-row>
            <table:table-row>
              <table:table-cell office:value-type="float" office:value="1339">
                <text:p>1339</text:p>
              </table:table-cell>
              <table:table-cell office:value-type="float" office:value="0.0321719646454">
                <text:p>0.0321719646454</text:p>
              </table:table-cell>
              <table:table-cell office:value-type="float" office:value="0.0364620685577">
                <text:p>0.0364620685577</text:p>
              </table:table-cell>
              <table:table-cell office:value-type="float" office:value="0.0330254411697">
                <text:p>0.0330254411697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.0322351455688">
                <text:p>0.0322351455688</text:p>
              </table:table-cell>
              <table:table-cell office:value-type="float" office:value="0.0354800224304">
                <text:p>0.0354800224304</text:p>
              </table:table-cell>
              <table:table-cell office:value-type="float" office:value="0.0330534744263">
                <text:p>0.0330534744263</text:p>
              </table:table-cell>
            </table:table-row>
            <table:table-row>
              <table:table-cell office:value-type="float" office:value="1341">
                <text:p>1341</text:p>
              </table:table-cell>
              <table:table-cell office:value-type="float" office:value="0.0322561264038">
                <text:p>0.0322561264038</text:p>
              </table:table-cell>
              <table:table-cell office:value-type="float" office:value="0.0390138626099">
                <text:p>0.0390138626099</text:p>
              </table:table-cell>
              <table:table-cell office:value-type="float" office:value="0.0336123132706">
                <text:p>0.0336123132706</text:p>
              </table:table-cell>
            </table:table-row>
            <table:table-row>
              <table:table-cell office:value-type="float" office:value="1342">
                <text:p>1342</text:p>
              </table:table-cell>
              <table:table-cell office:value-type="float" office:value="0.0323629379272">
                <text:p>0.0323629379272</text:p>
              </table:table-cell>
              <table:table-cell office:value-type="float" office:value="0.040009021759">
                <text:p>0.040009021759</text:p>
              </table:table-cell>
              <table:table-cell office:value-type="float" office:value="0.0344874048233">
                <text:p>0.0344874048233</text:p>
              </table:table-cell>
            </table:table-row>
            <table:table-row>
              <table:table-cell office:value-type="float" office:value="1343">
                <text:p>1343</text:p>
              </table:table-cell>
              <table:table-cell office:value-type="float" office:value="0.0320119857788">
                <text:p>0.0320119857788</text:p>
              </table:table-cell>
              <table:table-cell office:value-type="float" office:value="0.0465359687805">
                <text:p>0.0465359687805</text:p>
              </table:table-cell>
              <table:table-cell office:value-type="float" office:value="0.033989739418">
                <text:p>0.033989739418</text:p>
              </table:table-cell>
            </table:table-row>
            <table:table-row>
              <table:table-cell office:value-type="float" office:value="1344">
                <text:p>1344</text:p>
              </table:table-cell>
              <table:table-cell office:value-type="float" office:value="0.032121181488">
                <text:p>0.032121181488</text:p>
              </table:table-cell>
              <table:table-cell office:value-type="float" office:value="0.0356590747833">
                <text:p>0.0356590747833</text:p>
              </table:table-cell>
              <table:table-cell office:value-type="float" office:value="0.0334195661545">
                <text:p>0.0334195661545</text:p>
              </table:table-cell>
            </table:table-row>
            <table:table-row>
              <table:table-cell office:value-type="float" office:value="1345">
                <text:p>1345</text:p>
              </table:table-cell>
              <table:table-cell office:value-type="float" office:value="0.0323710441589">
                <text:p>0.0323710441589</text:p>
              </table:table-cell>
              <table:table-cell office:value-type="float" office:value="0.0358362197876">
                <text:p>0.0358362197876</text:p>
              </table:table-cell>
              <table:table-cell office:value-type="float" office:value="0.0331365728378">
                <text:p>0.0331365728378</text:p>
              </table:table-cell>
            </table:table-row>
            <table:table-row>
              <table:table-cell office:value-type="float" office:value="1346">
                <text:p>1346</text:p>
              </table:table-cell>
              <table:table-cell office:value-type="float" office:value="0.0322849750519">
                <text:p>0.0322849750519</text:p>
              </table:table-cell>
              <table:table-cell office:value-type="float" office:value="0.0361499786377">
                <text:p>0.0361499786377</text:p>
              </table:table-cell>
              <table:table-cell office:value-type="float" office:value="0.0339352416992">
                <text:p>0.0339352416992</text:p>
              </table:table-cell>
            </table:table-row>
            <table:table-row>
              <table:table-cell office:value-type="float" office:value="1347">
                <text:p>1347</text:p>
              </table:table-cell>
              <table:table-cell office:value-type="float" office:value="0.0320270061493">
                <text:p>0.0320270061493</text:p>
              </table:table-cell>
              <table:table-cell office:value-type="float" office:value="0.0394098758698">
                <text:p>0.0394098758698</text:p>
              </table:table-cell>
              <table:table-cell office:value-type="float" office:value="0.0340605592728">
                <text:p>0.0340605592728</text:p>
              </table:table-cell>
            </table:table-row>
            <table:table-row>
              <table:table-cell office:value-type="float" office:value="1348">
                <text:p>1348</text:p>
              </table:table-cell>
              <table:table-cell office:value-type="float" office:value="0.0322890281677">
                <text:p>0.0322890281677</text:p>
              </table:table-cell>
              <table:table-cell office:value-type="float" office:value="0.0355379581451">
                <text:p>0.0355379581451</text:p>
              </table:table-cell>
              <table:table-cell office:value-type="float" office:value="0.0333577394485">
                <text:p>0.0333577394485</text:p>
              </table:table-cell>
            </table:table-row>
            <table:table-row>
              <table:table-cell office:value-type="float" office:value="1349">
                <text:p>1349</text:p>
              </table:table-cell>
              <table:table-cell office:value-type="float" office:value="0.0324549674988">
                <text:p>0.0324549674988</text:p>
              </table:table-cell>
              <table:table-cell office:value-type="float" office:value="0.0355641841888">
                <text:p>0.0355641841888</text:p>
              </table:table-cell>
              <table:table-cell office:value-type="float" office:value="0.0334308671951">
                <text:p>0.0334308671951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0323691368103">
                <text:p>0.0323691368103</text:p>
              </table:table-cell>
              <table:table-cell office:value-type="float" office:value="0.0370399951935">
                <text:p>0.0370399951935</text:p>
              </table:table-cell>
              <table:table-cell office:value-type="float" office:value="0.0335448217392">
                <text:p>0.0335448217392</text:p>
              </table:table-cell>
            </table:table-row>
            <table:table-row>
              <table:table-cell office:value-type="float" office:value="1351">
                <text:p>1351</text:p>
              </table:table-cell>
              <table:table-cell office:value-type="float" office:value="0.0280179977417">
                <text:p>0.0280179977417</text:p>
              </table:table-cell>
              <table:table-cell office:value-type="float" office:value="0.0315780639648">
                <text:p>0.0315780639648</text:p>
              </table:table-cell>
              <table:table-cell office:value-type="float" office:value="0.0289075708389">
                <text:p>0.0289075708389</text:p>
              </table:table-cell>
            </table:table-row>
            <table:table-row>
              <table:table-cell office:value-type="float" office:value="1352">
                <text:p>1352</text:p>
              </table:table-cell>
              <table:table-cell office:value-type="float" office:value="0.0278339385986">
                <text:p>0.0278339385986</text:p>
              </table:table-cell>
              <table:table-cell office:value-type="float" office:value="0.0337991714478">
                <text:p>0.0337991714478</text:p>
              </table:table-cell>
              <table:table-cell office:value-type="float" office:value="0.0295070362091">
                <text:p>0.0295070362091</text:p>
              </table:table-cell>
            </table:table-row>
            <table:table-row>
              <table:table-cell office:value-type="float" office:value="1353">
                <text:p>1353</text:p>
              </table:table-cell>
              <table:table-cell office:value-type="float" office:value="0.0280840396881">
                <text:p>0.0280840396881</text:p>
              </table:table-cell>
              <table:table-cell office:value-type="float" office:value="0.0378880500793">
                <text:p>0.0378880500793</text:p>
              </table:table-cell>
              <table:table-cell office:value-type="float" office:value="0.0309779644012">
                <text:p>0.0309779644012</text:p>
              </table:table-cell>
            </table:table-row>
            <table:table-row>
              <table:table-cell office:value-type="float" office:value="1354">
                <text:p>1354</text:p>
              </table:table-cell>
              <table:table-cell office:value-type="float" office:value="0.0277781486511">
                <text:p>0.0277781486511</text:p>
              </table:table-cell>
              <table:table-cell office:value-type="float" office:value="0.0321991443634">
                <text:p>0.0321991443634</text:p>
              </table:table-cell>
              <table:table-cell office:value-type="float" office:value="0.0293681621552">
                <text:p>0.0293681621552</text:p>
              </table:table-cell>
            </table:table-row>
            <table:table-row>
              <table:table-cell office:value-type="float" office:value="1355">
                <text:p>1355</text:p>
              </table:table-cell>
              <table:table-cell office:value-type="float" office:value="0.0278291702271">
                <text:p>0.0278291702271</text:p>
              </table:table-cell>
              <table:table-cell office:value-type="float" office:value="0.0316038131714">
                <text:p>0.0316038131714</text:p>
              </table:table-cell>
              <table:table-cell office:value-type="float" office:value="0.0284846925735">
                <text:p>0.0284846925735</text:p>
              </table:table-cell>
            </table:table-row>
            <table:table-row>
              <table:table-cell office:value-type="float" office:value="1356">
                <text:p>1356</text:p>
              </table:table-cell>
              <table:table-cell office:value-type="float" office:value="0.0279598236084">
                <text:p>0.0279598236084</text:p>
              </table:table-cell>
              <table:table-cell office:value-type="float" office:value="0.0308899879456">
                <text:p>0.0308899879456</text:p>
              </table:table-cell>
              <table:table-cell office:value-type="float" office:value="0.0290680837631">
                <text:p>0.0290680837631</text:p>
              </table:table-cell>
            </table:table-row>
            <table:table-row>
              <table:table-cell office:value-type="float" office:value="1357">
                <text:p>1357</text:p>
              </table:table-cell>
              <table:table-cell office:value-type="float" office:value="0.0279288291931">
                <text:p>0.0279288291931</text:p>
              </table:table-cell>
              <table:table-cell office:value-type="float" office:value="0.0309371948242">
                <text:p>0.0309371948242</text:p>
              </table:table-cell>
              <table:table-cell office:value-type="float" office:value="0.0286356687546">
                <text:p>0.0286356687546</text:p>
              </table:table-cell>
            </table:table-row>
            <table:table-row>
              <table:table-cell office:value-type="float" office:value="1358">
                <text:p>1358</text:p>
              </table:table-cell>
              <table:table-cell office:value-type="float" office:value="0.0279769897461">
                <text:p>0.0279769897461</text:p>
              </table:table-cell>
              <table:table-cell office:value-type="float" office:value="0.0314228534698">
                <text:p>0.0314228534698</text:p>
              </table:table-cell>
              <table:table-cell office:value-type="float" office:value="0.0287943267822">
                <text:p>0.0287943267822</text:p>
              </table:table-cell>
            </table:table-row>
            <table:table-row>
              <table:table-cell office:value-type="float" office:value="1359">
                <text:p>1359</text:p>
              </table:table-cell>
              <table:table-cell office:value-type="float" office:value="0.0281891822815">
                <text:p>0.0281891822815</text:p>
              </table:table-cell>
              <table:table-cell office:value-type="float" office:value="0.0305769443512">
                <text:p>0.0305769443512</text:p>
              </table:table-cell>
              <table:table-cell office:value-type="float" office:value="0.0289379119873">
                <text:p>0.0289379119873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0280799865723">
                <text:p>0.0280799865723</text:p>
              </table:table-cell>
              <table:table-cell office:value-type="float" office:value="0.0309610366821">
                <text:p>0.0309610366821</text:p>
              </table:table-cell>
              <table:table-cell office:value-type="float" office:value="0.0288800239563">
                <text:p>0.0288800239563</text:p>
              </table:table-cell>
            </table:table-row>
            <table:table-row>
              <table:table-cell office:value-type="float" office:value="1361">
                <text:p>1361</text:p>
              </table:table-cell>
              <table:table-cell office:value-type="float" office:value="0.0282909870148">
                <text:p>0.0282909870148</text:p>
              </table:table-cell>
              <table:table-cell office:value-type="float" office:value="0.0311300754547">
                <text:p>0.0311300754547</text:p>
              </table:table-cell>
              <table:table-cell office:value-type="float" office:value="0.0290892267227">
                <text:p>0.0290892267227</text:p>
              </table:table-cell>
            </table:table-row>
            <table:table-row>
              <table:table-cell office:value-type="float" office:value="1362">
                <text:p>1362</text:p>
              </table:table-cell>
              <table:table-cell office:value-type="float" office:value="0.0281481742859">
                <text:p>0.0281481742859</text:p>
              </table:table-cell>
              <table:table-cell office:value-type="float" office:value="0.031455039978">
                <text:p>0.031455039978</text:p>
              </table:table-cell>
              <table:table-cell office:value-type="float" office:value="0.0289582204819">
                <text:p>0.0289582204819</text:p>
              </table:table-cell>
            </table:table-row>
            <table:table-row>
              <table:table-cell office:value-type="float" office:value="1363">
                <text:p>1363</text:p>
              </table:table-cell>
              <table:table-cell office:value-type="float" office:value="0.0281381607056">
                <text:p>0.0281381607056</text:p>
              </table:table-cell>
              <table:table-cell office:value-type="float" office:value="0.0307600498199">
                <text:p>0.0307600498199</text:p>
              </table:table-cell>
              <table:table-cell office:value-type="float" office:value="0.0290526103973">
                <text:p>0.0290526103973</text:p>
              </table:table-cell>
            </table:table-row>
            <table:table-row>
              <table:table-cell office:value-type="float" office:value="1364">
                <text:p>1364</text:p>
              </table:table-cell>
              <table:table-cell office:value-type="float" office:value="0.0279490947723">
                <text:p>0.0279490947723</text:p>
              </table:table-cell>
              <table:table-cell office:value-type="float" office:value="0.0313420295715">
                <text:p>0.0313420295715</text:p>
              </table:table-cell>
              <table:table-cell office:value-type="float" office:value="0.028926076889">
                <text:p>0.028926076889</text:p>
              </table:table-cell>
            </table:table-row>
            <table:table-row>
              <table:table-cell office:value-type="float" office:value="1365">
                <text:p>1365</text:p>
              </table:table-cell>
              <table:table-cell office:value-type="float" office:value="0.0285468101501">
                <text:p>0.0285468101501</text:p>
              </table:table-cell>
              <table:table-cell office:value-type="float" office:value="0.0320539474487">
                <text:p>0.0320539474487</text:p>
              </table:table-cell>
              <table:table-cell office:value-type="float" office:value="0.0292910718918">
                <text:p>0.0292910718918</text:p>
              </table:table-cell>
            </table:table-row>
            <table:table-row>
              <table:table-cell office:value-type="float" office:value="1366">
                <text:p>1366</text:p>
              </table:table-cell>
              <table:table-cell office:value-type="float" office:value="0.0281040668488">
                <text:p>0.0281040668488</text:p>
              </table:table-cell>
              <table:table-cell office:value-type="float" office:value="0.0312869548798">
                <text:p>0.0312869548798</text:p>
              </table:table-cell>
              <table:table-cell office:value-type="float" office:value="0.0288305091858">
                <text:p>0.0288305091858</text:p>
              </table:table-cell>
            </table:table-row>
            <table:table-row>
              <table:table-cell office:value-type="float" office:value="1367">
                <text:p>1367</text:p>
              </table:table-cell>
              <table:table-cell office:value-type="float" office:value="0.0283279418945">
                <text:p>0.0283279418945</text:p>
              </table:table-cell>
              <table:table-cell office:value-type="float" office:value="0.0312438011169">
                <text:p>0.0312438011169</text:p>
              </table:table-cell>
              <table:table-cell office:value-type="float" office:value="0.0290845108032">
                <text:p>0.0290845108032</text:p>
              </table:table-cell>
            </table:table-row>
            <table:table-row>
              <table:table-cell office:value-type="float" office:value="1368">
                <text:p>1368</text:p>
              </table:table-cell>
              <table:table-cell office:value-type="float" office:value="0.0286109447479">
                <text:p>0.0286109447479</text:p>
              </table:table-cell>
              <table:table-cell office:value-type="float" office:value="0.0488729476929">
                <text:p>0.0488729476929</text:p>
              </table:table-cell>
              <table:table-cell office:value-type="float" office:value="0.0296882867813">
                <text:p>0.0296882867813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0.0282878875732">
                <text:p>0.0282878875732</text:p>
              </table:table-cell>
              <table:table-cell office:value-type="float" office:value="0.0306971073151">
                <text:p>0.0306971073151</text:p>
              </table:table-cell>
              <table:table-cell office:value-type="float" office:value="0.0291973352432">
                <text:p>0.0291973352432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.028480052948">
                <text:p>0.028480052948</text:p>
              </table:table-cell>
              <table:table-cell office:value-type="float" office:value="0.031485080719">
                <text:p>0.031485080719</text:p>
              </table:table-cell>
              <table:table-cell office:value-type="float" office:value="0.0293780660629">
                <text:p>0.0293780660629</text:p>
              </table:table-cell>
            </table:table-row>
            <table:table-row>
              <table:table-cell office:value-type="float" office:value="1371">
                <text:p>1371</text:p>
              </table:table-cell>
              <table:table-cell office:value-type="float" office:value="0.0283360481262">
                <text:p>0.0283360481262</text:p>
              </table:table-cell>
              <table:table-cell office:value-type="float" office:value="0.032280921936">
                <text:p>0.032280921936</text:p>
              </table:table-cell>
              <table:table-cell office:value-type="float" office:value="0.0293367528915">
                <text:p>0.0293367528915</text:p>
              </table:table-cell>
            </table:table-row>
            <table:table-row>
              <table:table-cell office:value-type="float" office:value="1372">
                <text:p>1372</text:p>
              </table:table-cell>
              <table:table-cell office:value-type="float" office:value="0.0284299850464">
                <text:p>0.0284299850464</text:p>
              </table:table-cell>
              <table:table-cell office:value-type="float" office:value="0.0330979824066">
                <text:p>0.0330979824066</text:p>
              </table:table-cell>
              <table:table-cell office:value-type="float" office:value="0.0303969955444">
                <text:p>0.0303969955444</text:p>
              </table:table-cell>
            </table:table-row>
            <table:table-row>
              <table:table-cell office:value-type="float" office:value="1373">
                <text:p>1373</text:p>
              </table:table-cell>
              <table:table-cell office:value-type="float" office:value="0.0287868976593">
                <text:p>0.0287868976593</text:p>
              </table:table-cell>
              <table:table-cell office:value-type="float" office:value="0.0353920459747">
                <text:p>0.0353920459747</text:p>
              </table:table-cell>
              <table:table-cell office:value-type="float" office:value="0.0313482093811">
                <text:p>0.0313482093811</text:p>
              </table:table-cell>
            </table:table-row>
            <table:table-row>
              <table:table-cell office:value-type="float" office:value="1374">
                <text:p>1374</text:p>
              </table:table-cell>
              <table:table-cell office:value-type="float" office:value="0.0283908843994">
                <text:p>0.0283908843994</text:p>
              </table:table-cell>
              <table:table-cell office:value-type="float" office:value="0.0340259075165">
                <text:p>0.0340259075165</text:p>
              </table:table-cell>
              <table:table-cell office:value-type="float" office:value="0.0304619169235">
                <text:p>0.0304619169235</text:p>
              </table:table-cell>
            </table:table-row>
            <table:table-row>
              <table:table-cell office:value-type="float" office:value="1375">
                <text:p>1375</text:p>
              </table:table-cell>
              <table:table-cell office:value-type="float" office:value="0.0287401676178">
                <text:p>0.0287401676178</text:p>
              </table:table-cell>
              <table:table-cell office:value-type="float" office:value="0.0323209762573">
                <text:p>0.0323209762573</text:p>
              </table:table-cell>
              <table:table-cell office:value-type="float" office:value="0.0296409320831">
                <text:p>0.0296409320831</text:p>
              </table:table-cell>
            </table:table-row>
            <table:table-row>
              <table:table-cell office:value-type="float" office:value="1376">
                <text:p>1376</text:p>
              </table:table-cell>
              <table:table-cell office:value-type="float" office:value="0.0288240909576">
                <text:p>0.0288240909576</text:p>
              </table:table-cell>
              <table:table-cell office:value-type="float" office:value="0.0332841873169">
                <text:p>0.0332841873169</text:p>
              </table:table-cell>
              <table:table-cell office:value-type="float" office:value="0.0307089662552">
                <text:p>0.0307089662552</text:p>
              </table:table-cell>
            </table:table-row>
            <table:table-row>
              <table:table-cell office:value-type="float" office:value="1377">
                <text:p>1377</text:p>
              </table:table-cell>
              <table:table-cell office:value-type="float" office:value="0.0284430980682">
                <text:p>0.0284430980682</text:p>
              </table:table-cell>
              <table:table-cell office:value-type="float" office:value="0.0322070121765">
                <text:p>0.0322070121765</text:p>
              </table:table-cell>
              <table:table-cell office:value-type="float" office:value="0.0293470335007">
                <text:p>0.0293470335007</text:p>
              </table:table-cell>
            </table:table-row>
            <table:table-row>
              <table:table-cell office:value-type="float" office:value="1378">
                <text:p>1378</text:p>
              </table:table-cell>
              <table:table-cell office:value-type="float" office:value="0.0287098884583">
                <text:p>0.0287098884583</text:p>
              </table:table-cell>
              <table:table-cell office:value-type="float" office:value="0.0316829681396">
                <text:p>0.0316829681396</text:p>
              </table:table-cell>
              <table:table-cell office:value-type="float" office:value="0.0296047019958">
                <text:p>0.0296047019958</text:p>
              </table:table-cell>
            </table:table-row>
            <table:table-row>
              <table:table-cell office:value-type="float" office:value="1379">
                <text:p>1379</text:p>
              </table:table-cell>
              <table:table-cell office:value-type="float" office:value="0.0285470485687">
                <text:p>0.0285470485687</text:p>
              </table:table-cell>
              <table:table-cell office:value-type="float" office:value="0.0320580005646">
                <text:p>0.0320580005646</text:p>
              </table:table-cell>
              <table:table-cell office:value-type="float" office:value="0.0293664264679">
                <text:p>0.0293664264679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.0288789272308">
                <text:p>0.0288789272308</text:p>
              </table:table-cell>
              <table:table-cell office:value-type="float" office:value="0.032655954361">
                <text:p>0.032655954361</text:p>
              </table:table-cell>
              <table:table-cell office:value-type="float" office:value="0.030444149971">
                <text:p>0.030444149971</text:p>
              </table:table-cell>
            </table:table-row>
            <table:table-row>
              <table:table-cell office:value-type="float" office:value="1381">
                <text:p>1381</text:p>
              </table:table-cell>
              <table:table-cell office:value-type="float" office:value="0.0288808345795">
                <text:p>0.0288808345795</text:p>
              </table:table-cell>
              <table:table-cell office:value-type="float" office:value="0.0324048995972">
                <text:p>0.0324048995972</text:p>
              </table:table-cell>
              <table:table-cell office:value-type="float" office:value="0.0300660228729">
                <text:p>0.0300660228729</text:p>
              </table:table-cell>
            </table:table-row>
            <table:table-row>
              <table:table-cell office:value-type="float" office:value="1382">
                <text:p>1382</text:p>
              </table:table-cell>
              <table:table-cell office:value-type="float" office:value="0.0325109958649">
                <text:p>0.0325109958649</text:p>
              </table:table-cell>
              <table:table-cell office:value-type="float" office:value="0.0357871055603">
                <text:p>0.0357871055603</text:p>
              </table:table-cell>
              <table:table-cell office:value-type="float" office:value="0.0336629056931">
                <text:p>0.0336629056931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0.0325679779053">
                <text:p>0.0325679779053</text:p>
              </table:table-cell>
              <table:table-cell office:value-type="float" office:value="0.0356788635254">
                <text:p>0.0356788635254</text:p>
              </table:table-cell>
              <table:table-cell office:value-type="float" office:value="0.0338143920898">
                <text:p>0.0338143920898</text:p>
              </table:table-cell>
            </table:table-row>
            <table:table-row>
              <table:table-cell office:value-type="float" office:value="1384">
                <text:p>1384</text:p>
              </table:table-cell>
              <table:table-cell office:value-type="float" office:value="0.032665014267">
                <text:p>0.032665014267</text:p>
              </table:table-cell>
              <table:table-cell office:value-type="float" office:value="0.0421900749207">
                <text:p>0.0421900749207</text:p>
              </table:table-cell>
              <table:table-cell office:value-type="float" office:value="0.0337322330475">
                <text:p>0.0337322330475</text:p>
              </table:table-cell>
            </table:table-row>
            <table:table-row>
              <table:table-cell office:value-type="float" office:value="1385">
                <text:p>1385</text:p>
              </table:table-cell>
              <table:table-cell office:value-type="float" office:value="0.0328929424286">
                <text:p>0.0328929424286</text:p>
              </table:table-cell>
              <table:table-cell office:value-type="float" office:value="0.0371298789978">
                <text:p>0.0371298789978</text:p>
              </table:table-cell>
              <table:table-cell office:value-type="float" office:value="0.0339657640457">
                <text:p>0.0339657640457</text:p>
              </table:table-cell>
            </table:table-row>
            <table:table-row>
              <table:table-cell office:value-type="float" office:value="1386">
                <text:p>1386</text:p>
              </table:table-cell>
              <table:table-cell office:value-type="float" office:value="0.0329411029816">
                <text:p>0.0329411029816</text:p>
              </table:table-cell>
              <table:table-cell office:value-type="float" office:value="0.0398309230804">
                <text:p>0.0398309230804</text:p>
              </table:table-cell>
              <table:table-cell office:value-type="float" office:value="0.0346518421173">
                <text:p>0.0346518421173</text:p>
              </table:table-cell>
            </table:table-row>
            <table:table-row>
              <table:table-cell office:value-type="float" office:value="1387">
                <text:p>1387</text:p>
              </table:table-cell>
              <table:table-cell office:value-type="float" office:value="0.0327727794647">
                <text:p>0.0327727794647</text:p>
              </table:table-cell>
              <table:table-cell office:value-type="float" office:value="0.0380480289459">
                <text:p>0.0380480289459</text:p>
              </table:table-cell>
              <table:table-cell office:value-type="float" office:value="0.0338683891296">
                <text:p>0.0338683891296</text:p>
              </table:table-cell>
            </table:table-row>
            <table:table-row>
              <table:table-cell office:value-type="float" office:value="1388">
                <text:p>1388</text:p>
              </table:table-cell>
              <table:table-cell office:value-type="float" office:value="0.0327551364899">
                <text:p>0.0327551364899</text:p>
              </table:table-cell>
              <table:table-cell office:value-type="float" office:value="0.0376391410828">
                <text:p>0.0376391410828</text:p>
              </table:table-cell>
              <table:table-cell office:value-type="float" office:value="0.0343224525452">
                <text:p>0.0343224525452</text:p>
              </table:table-cell>
            </table:table-row>
            <table:table-row>
              <table:table-cell office:value-type="float" office:value="1389">
                <text:p>1389</text:p>
              </table:table-cell>
              <table:table-cell office:value-type="float" office:value="0.0326900482178">
                <text:p>0.0326900482178</text:p>
              </table:table-cell>
              <table:table-cell office:value-type="float" office:value="0.0368599891663">
                <text:p>0.0368599891663</text:p>
              </table:table-cell>
              <table:table-cell office:value-type="float" office:value="0.0334199523926">
                <text:p>0.0334199523926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.032879114151">
                <text:p>0.032879114151</text:p>
              </table:table-cell>
              <table:table-cell office:value-type="float" office:value="0.0361361503601">
                <text:p>0.0361361503601</text:p>
              </table:table-cell>
              <table:table-cell office:value-type="float" office:value="0.0338027429581">
                <text:p>0.0338027429581</text:p>
              </table:table-cell>
            </table:table-row>
            <table:table-row>
              <table:table-cell office:value-type="float" office:value="1391">
                <text:p>1391</text:p>
              </table:table-cell>
              <table:table-cell office:value-type="float" office:value="0.0327961444855">
                <text:p>0.0327961444855</text:p>
              </table:table-cell>
              <table:table-cell office:value-type="float" office:value="0.0351839065552">
                <text:p>0.0351839065552</text:p>
              </table:table-cell>
              <table:table-cell office:value-type="float" office:value="0.0338260889053">
                <text:p>0.0338260889053</text:p>
              </table:table-cell>
            </table:table-row>
            <table:table-row>
              <table:table-cell office:value-type="float" office:value="1392">
                <text:p>1392</text:p>
              </table:table-cell>
              <table:table-cell office:value-type="float" office:value="0.0325889587402">
                <text:p>0.0325889587402</text:p>
              </table:table-cell>
              <table:table-cell office:value-type="float" office:value="0.0354671478271">
                <text:p>0.0354671478271</text:p>
              </table:table-cell>
              <table:table-cell office:value-type="float" office:value="0.0337169265747">
                <text:p>0.0337169265747</text:p>
              </table:table-cell>
            </table:table-row>
            <table:table-row>
              <table:table-cell office:value-type="float" office:value="1393">
                <text:p>1393</text:p>
              </table:table-cell>
              <table:table-cell office:value-type="float" office:value="0.0451529026031">
                <text:p>0.0451529026031</text:p>
              </table:table-cell>
              <table:table-cell office:value-type="float" office:value="0.0488061904907">
                <text:p>0.0488061904907</text:p>
              </table:table-cell>
              <table:table-cell office:value-type="float" office:value="0.0463002872467">
                <text:p>0.0463002872467</text:p>
              </table:table-cell>
            </table:table-row>
            <table:table-row>
              <table:table-cell office:value-type="float" office:value="1394">
                <text:p>1394</text:p>
              </table:table-cell>
              <table:table-cell office:value-type="float" office:value="0.0454580783844">
                <text:p>0.0454580783844</text:p>
              </table:table-cell>
              <table:table-cell office:value-type="float" office:value="0.0507969856262">
                <text:p>0.0507969856262</text:p>
              </table:table-cell>
              <table:table-cell office:value-type="float" office:value="0.0470168304443">
                <text:p>0.0470168304443</text:p>
              </table:table-cell>
            </table:table-row>
            <table:table-row>
              <table:table-cell office:value-type="float" office:value="1395">
                <text:p>1395</text:p>
              </table:table-cell>
              <table:table-cell office:value-type="float" office:value="0.0453431606293">
                <text:p>0.0453431606293</text:p>
              </table:table-cell>
              <table:table-cell office:value-type="float" office:value="0.0504310131073">
                <text:p>0.0504310131073</text:p>
              </table:table-cell>
              <table:table-cell office:value-type="float" office:value="0.0469437646866">
                <text:p>0.0469437646866</text:p>
              </table:table-cell>
            </table:table-row>
            <table:table-row>
              <table:table-cell office:value-type="float" office:value="1396">
                <text:p>1396</text:p>
              </table:table-cell>
              <table:table-cell office:value-type="float" office:value="0.0457470417023">
                <text:p>0.0457470417023</text:p>
              </table:table-cell>
              <table:table-cell office:value-type="float" office:value="0.0486569404602">
                <text:p>0.0486569404602</text:p>
              </table:table-cell>
              <table:table-cell office:value-type="float" office:value="0.0463725233078">
                <text:p>0.0463725233078</text:p>
              </table:table-cell>
            </table:table-row>
            <table:table-row>
              <table:table-cell office:value-type="float" office:value="1397">
                <text:p>1397</text:p>
              </table:table-cell>
              <table:table-cell office:value-type="float" office:value="0.0456869602203">
                <text:p>0.0456869602203</text:p>
              </table:table-cell>
              <table:table-cell office:value-type="float" office:value="0.0582690238953">
                <text:p>0.0582690238953</text:p>
              </table:table-cell>
              <table:table-cell office:value-type="float" office:value="0.0473023366928">
                <text:p>0.0473023366928</text:p>
              </table:table-cell>
            </table:table-row>
            <table:table-row>
              <table:table-cell office:value-type="float" office:value="1398">
                <text:p>1398</text:p>
              </table:table-cell>
              <table:table-cell office:value-type="float" office:value="0.0458788871765">
                <text:p>0.0458788871765</text:p>
              </table:table-cell>
              <table:table-cell office:value-type="float" office:value="0.0498220920563">
                <text:p>0.0498220920563</text:p>
              </table:table-cell>
              <table:table-cell office:value-type="float" office:value="0.0470964193344">
                <text:p>0.0470964193344</text:p>
              </table:table-cell>
            </table:table-row>
            <table:table-row>
              <table:table-cell office:value-type="float" office:value="1399">
                <text:p>1399</text:p>
              </table:table-cell>
              <table:table-cell office:value-type="float" office:value="0.0455708503723">
                <text:p>0.0455708503723</text:p>
              </table:table-cell>
              <table:table-cell office:value-type="float" office:value="0.0491499900818">
                <text:p>0.0491499900818</text:p>
              </table:table-cell>
              <table:table-cell office:value-type="float" office:value="0.0470375537872">
                <text:p>0.047037553787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337519645691">
                <text:p>0.0337519645691</text:p>
              </table:table-cell>
              <table:table-cell office:value-type="float" office:value="0.0381550788879">
                <text:p>0.0381550788879</text:p>
              </table:table-cell>
              <table:table-cell office:value-type="float" office:value="0.0348387908936">
                <text:p>0.0348387908936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0.0336680412292">
                <text:p>0.0336680412292</text:p>
              </table:table-cell>
              <table:table-cell office:value-type="float" office:value="0.0364129543304">
                <text:p>0.0364129543304</text:p>
              </table:table-cell>
              <table:table-cell office:value-type="float" office:value="0.0344919204712">
                <text:p>0.0344919204712</text:p>
              </table:table-cell>
            </table:table-row>
            <table:table-row>
              <table:table-cell office:value-type="float" office:value="1402">
                <text:p>1402</text:p>
              </table:table-cell>
              <table:table-cell office:value-type="float" office:value="0.0337100028992">
                <text:p>0.0337100028992</text:p>
              </table:table-cell>
              <table:table-cell office:value-type="float" office:value="0.0410540103912">
                <text:p>0.0410540103912</text:p>
              </table:table-cell>
              <table:table-cell office:value-type="float" office:value="0.0352064418793">
                <text:p>0.0352064418793</text:p>
              </table:table-cell>
            </table:table-row>
            <table:table-row>
              <table:table-cell office:value-type="float" office:value="1403">
                <text:p>1403</text:p>
              </table:table-cell>
              <table:table-cell office:value-type="float" office:value="0.0337510108948">
                <text:p>0.0337510108948</text:p>
              </table:table-cell>
              <table:table-cell office:value-type="float" office:value="0.0370621681213">
                <text:p>0.0370621681213</text:p>
              </table:table-cell>
              <table:table-cell office:value-type="float" office:value="0.0345513820648">
                <text:p>0.0345513820648</text:p>
              </table:table-cell>
            </table:table-row>
            <table:table-row>
              <table:table-cell office:value-type="float" office:value="1404">
                <text:p>1404</text:p>
              </table:table-cell>
              <table:table-cell office:value-type="float" office:value="0.0340089797974">
                <text:p>0.0340089797974</text:p>
              </table:table-cell>
              <table:table-cell office:value-type="float" office:value="0.0373768806458">
                <text:p>0.0373768806458</text:p>
              </table:table-cell>
              <table:table-cell office:value-type="float" office:value="0.0350320005417">
                <text:p>0.0350320005417</text:p>
              </table:table-cell>
            </table:table-row>
            <table:table-row>
              <table:table-cell office:value-type="float" office:value="1405">
                <text:p>1405</text:p>
              </table:table-cell>
              <table:table-cell office:value-type="float" office:value="0.0342578887939">
                <text:p>0.0342578887939</text:p>
              </table:table-cell>
              <table:table-cell office:value-type="float" office:value="0.0375258922577">
                <text:p>0.0375258922577</text:p>
              </table:table-cell>
              <table:table-cell office:value-type="float" office:value="0.0354041624069">
                <text:p>0.0354041624069</text:p>
              </table:table-cell>
            </table:table-row>
            <table:table-row>
              <table:table-cell office:value-type="float" office:value="1406">
                <text:p>1406</text:p>
              </table:table-cell>
              <table:table-cell office:value-type="float" office:value="0.034029006958">
                <text:p>0.034029006958</text:p>
              </table:table-cell>
              <table:table-cell office:value-type="float" office:value="0.03644490242">
                <text:p>0.03644490242</text:p>
              </table:table-cell>
              <table:table-cell office:value-type="float" office:value="0.0349096107483">
                <text:p>0.0349096107483</text:p>
              </table:table-cell>
            </table:table-row>
            <table:table-row>
              <table:table-cell office:value-type="float" office:value="1407">
                <text:p>1407</text:p>
              </table:table-cell>
              <table:table-cell office:value-type="float" office:value="0.0340149402618">
                <text:p>0.0340149402618</text:p>
              </table:table-cell>
              <table:table-cell office:value-type="float" office:value="0.0379841327667">
                <text:p>0.0379841327667</text:p>
              </table:table-cell>
              <table:table-cell office:value-type="float" office:value="0.0350772476196">
                <text:p>0.0350772476196</text:p>
              </table:table-cell>
            </table:table-row>
            <table:table-row>
              <table:table-cell office:value-type="float" office:value="1408">
                <text:p>1408</text:p>
              </table:table-cell>
              <table:table-cell office:value-type="float" office:value="0.0340540409088">
                <text:p>0.0340540409088</text:p>
              </table:table-cell>
              <table:table-cell office:value-type="float" office:value="0.0369279384613">
                <text:p>0.0369279384613</text:p>
              </table:table-cell>
              <table:table-cell office:value-type="float" office:value="0.0352299833298">
                <text:p>0.0352299833298</text:p>
              </table:table-cell>
            </table:table-row>
            <table:table-row>
              <table:table-cell office:value-type="float" office:value="1409">
                <text:p>1409</text:p>
              </table:table-cell>
              <table:table-cell office:value-type="float" office:value="0.033919095993">
                <text:p>0.033919095993</text:p>
              </table:table-cell>
              <table:table-cell office:value-type="float" office:value="0.0376899242401">
                <text:p>0.0376899242401</text:p>
              </table:table-cell>
              <table:table-cell office:value-type="float" office:value="0.0349405622482">
                <text:p>0.0349405622482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0.0337781906128">
                <text:p>0.0337781906128</text:p>
              </table:table-cell>
              <table:table-cell office:value-type="float" office:value="0.0378620624542">
                <text:p>0.0378620624542</text:p>
              </table:table-cell>
              <table:table-cell office:value-type="float" office:value="0.035072927475">
                <text:p>0.035072927475</text:p>
              </table:table-cell>
            </table:table-row>
            <table:table-row>
              <table:table-cell office:value-type="float" office:value="1411">
                <text:p>1411</text:p>
              </table:table-cell>
              <table:table-cell office:value-type="float" office:value="0.0341100692749">
                <text:p>0.0341100692749</text:p>
              </table:table-cell>
              <table:table-cell office:value-type="float" office:value="0.0374610424042">
                <text:p>0.0374610424042</text:p>
              </table:table-cell>
              <table:table-cell office:value-type="float" office:value="0.0350016546249">
                <text:p>0.0350016546249</text:p>
              </table:table-cell>
            </table:table-row>
            <table:table-row>
              <table:table-cell office:value-type="float" office:value="1412">
                <text:p>1412</text:p>
              </table:table-cell>
              <table:table-cell office:value-type="float" office:value="0.0339360237122">
                <text:p>0.0339360237122</text:p>
              </table:table-cell>
              <table:table-cell office:value-type="float" office:value="0.0382590293884">
                <text:p>0.0382590293884</text:p>
              </table:table-cell>
              <table:table-cell office:value-type="float" office:value="0.0349947023392">
                <text:p>0.0349947023392</text:p>
              </table:table-cell>
            </table:table-row>
            <table:table-row>
              <table:table-cell office:value-type="float" office:value="1413">
                <text:p>1413</text:p>
              </table:table-cell>
              <table:table-cell office:value-type="float" office:value="0.0339770317078">
                <text:p>0.0339770317078</text:p>
              </table:table-cell>
              <table:table-cell office:value-type="float" office:value="0.0373950004578">
                <text:p>0.0373950004578</text:p>
              </table:table-cell>
              <table:table-cell office:value-type="float" office:value="0.0348193264008">
                <text:p>0.0348193264008</text:p>
              </table:table-cell>
            </table:table-row>
            <table:table-row>
              <table:table-cell office:value-type="float" office:value="1414">
                <text:p>1414</text:p>
              </table:table-cell>
              <table:table-cell office:value-type="float" office:value="0.0341441631317">
                <text:p>0.0341441631317</text:p>
              </table:table-cell>
              <table:table-cell office:value-type="float" office:value="0.038144826889">
                <text:p>0.038144826889</text:p>
              </table:table-cell>
              <table:table-cell office:value-type="float" office:value="0.0350710821152">
                <text:p>0.0350710821152</text:p>
              </table:table-cell>
            </table:table-row>
            <table:table-row>
              <table:table-cell office:value-type="float" office:value="1415">
                <text:p>1415</text:p>
              </table:table-cell>
              <table:table-cell office:value-type="float" office:value="0.0342700481415">
                <text:p>0.0342700481415</text:p>
              </table:table-cell>
              <table:table-cell office:value-type="float" office:value="0.0366268157959">
                <text:p>0.0366268157959</text:p>
              </table:table-cell>
              <table:table-cell office:value-type="float" office:value="0.0350665378571">
                <text:p>0.0350665378571</text:p>
              </table:table-cell>
            </table:table-row>
            <table:table-row>
              <table:table-cell office:value-type="float" office:value="1416">
                <text:p>1416</text:p>
              </table:table-cell>
              <table:table-cell office:value-type="float" office:value="0.0339930057526">
                <text:p>0.0339930057526</text:p>
              </table:table-cell>
              <table:table-cell office:value-type="float" office:value="0.0372269153595">
                <text:p>0.0372269153595</text:p>
              </table:table-cell>
              <table:table-cell office:value-type="float" office:value="0.0351337003708">
                <text:p>0.0351337003708</text:p>
              </table:table-cell>
            </table:table-row>
            <table:table-row>
              <table:table-cell office:value-type="float" office:value="1417">
                <text:p>1417</text:p>
              </table:table-cell>
              <table:table-cell office:value-type="float" office:value="0.034187078476">
                <text:p>0.034187078476</text:p>
              </table:table-cell>
              <table:table-cell office:value-type="float" office:value="0.0382101535797">
                <text:p>0.0382101535797</text:p>
              </table:table-cell>
              <table:table-cell office:value-type="float" office:value="0.0351765012741">
                <text:p>0.0351765012741</text:p>
              </table:table-cell>
            </table:table-row>
            <table:table-row>
              <table:table-cell office:value-type="float" office:value="1418">
                <text:p>1418</text:p>
              </table:table-cell>
              <table:table-cell office:value-type="float" office:value="0.0342311859131">
                <text:p>0.0342311859131</text:p>
              </table:table-cell>
              <table:table-cell office:value-type="float" office:value="0.0382101535797">
                <text:p>0.0382101535797</text:p>
              </table:table-cell>
              <table:table-cell office:value-type="float" office:value="0.0353671073914">
                <text:p>0.0353671073914</text:p>
              </table:table-cell>
            </table:table-row>
            <table:table-row>
              <table:table-cell office:value-type="float" office:value="1419">
                <text:p>1419</text:p>
              </table:table-cell>
              <table:table-cell office:value-type="float" office:value="0.0342931747437">
                <text:p>0.0342931747437</text:p>
              </table:table-cell>
              <table:table-cell office:value-type="float" office:value="0.0374128818512">
                <text:p>0.0374128818512</text:p>
              </table:table-cell>
              <table:table-cell office:value-type="float" office:value="0.0349665260315">
                <text:p>0.0349665260315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.0346541404724">
                <text:p>0.0346541404724</text:p>
              </table:table-cell>
              <table:table-cell office:value-type="float" office:value="0.0373759269714">
                <text:p>0.0373759269714</text:p>
              </table:table-cell>
              <table:table-cell office:value-type="float" office:value="0.0354485750198">
                <text:p>0.0354485750198</text:p>
              </table:table-cell>
            </table:table-row>
            <table:table-row>
              <table:table-cell office:value-type="float" office:value="1421">
                <text:p>1421</text:p>
              </table:table-cell>
              <table:table-cell office:value-type="float" office:value="0.0341949462891">
                <text:p>0.0341949462891</text:p>
              </table:table-cell>
              <table:table-cell office:value-type="float" office:value="0.0368559360504">
                <text:p>0.0368559360504</text:p>
              </table:table-cell>
              <table:table-cell office:value-type="float" office:value="0.0350793933868">
                <text:p>0.0350793933868</text:p>
              </table:table-cell>
            </table:table-row>
            <table:table-row>
              <table:table-cell office:value-type="float" office:value="1422">
                <text:p>1422</text:p>
              </table:table-cell>
              <table:table-cell office:value-type="float" office:value="0.0345230102539">
                <text:p>0.0345230102539</text:p>
              </table:table-cell>
              <table:table-cell office:value-type="float" office:value="0.0376930236816">
                <text:p>0.0376930236816</text:p>
              </table:table-cell>
              <table:table-cell office:value-type="float" office:value="0.035531744957">
                <text:p>0.035531744957</text:p>
              </table:table-cell>
            </table:table-row>
            <table:table-row>
              <table:table-cell office:value-type="float" office:value="1423">
                <text:p>1423</text:p>
              </table:table-cell>
              <table:table-cell office:value-type="float" office:value="0.0343821048737">
                <text:p>0.0343821048737</text:p>
              </table:table-cell>
              <table:table-cell office:value-type="float" office:value="0.0381598472595">
                <text:p>0.0381598472595</text:p>
              </table:table-cell>
              <table:table-cell office:value-type="float" office:value="0.0359430980682">
                <text:p>0.0359430980682</text:p>
              </table:table-cell>
            </table:table-row>
            <table:table-row>
              <table:table-cell office:value-type="float" office:value="1424">
                <text:p>1424</text:p>
              </table:table-cell>
              <table:table-cell office:value-type="float" office:value="0.0346360206604">
                <text:p>0.0346360206604</text:p>
              </table:table-cell>
              <table:table-cell office:value-type="float" office:value="0.0377571582794">
                <text:p>0.0377571582794</text:p>
              </table:table-cell>
              <table:table-cell office:value-type="float" office:value="0.0358043766022">
                <text:p>0.0358043766022</text:p>
              </table:table-cell>
            </table:table-row>
            <table:table-row>
              <table:table-cell office:value-type="float" office:value="1425">
                <text:p>1425</text:p>
              </table:table-cell>
              <table:table-cell office:value-type="float" office:value="0.0345020294189">
                <text:p>0.0345020294189</text:p>
              </table:table-cell>
              <table:table-cell office:value-type="float" office:value="0.0389521121979">
                <text:p>0.0389521121979</text:p>
              </table:table-cell>
              <table:table-cell office:value-type="float" office:value="0.0356814241409">
                <text:p>0.0356814241409</text:p>
              </table:table-cell>
            </table:table-row>
            <table:table-row>
              <table:table-cell office:value-type="float" office:value="1426">
                <text:p>1426</text:p>
              </table:table-cell>
              <table:table-cell office:value-type="float" office:value="0.0345871448517">
                <text:p>0.0345871448517</text:p>
              </table:table-cell>
              <table:table-cell office:value-type="float" office:value="0.0377368927002">
                <text:p>0.0377368927002</text:p>
              </table:table-cell>
              <table:table-cell office:value-type="float" office:value="0.0356583023071">
                <text:p>0.0356583023071</text:p>
              </table:table-cell>
            </table:table-row>
            <table:table-row>
              <table:table-cell office:value-type="float" office:value="1427">
                <text:p>1427</text:p>
              </table:table-cell>
              <table:table-cell office:value-type="float" office:value="0.0344560146332">
                <text:p>0.0344560146332</text:p>
              </table:table-cell>
              <table:table-cell office:value-type="float" office:value="0.0377051830292">
                <text:p>0.0377051830292</text:p>
              </table:table-cell>
              <table:table-cell office:value-type="float" office:value="0.035661482811">
                <text:p>0.035661482811</text:p>
              </table:table-cell>
            </table:table-row>
            <table:table-row>
              <table:table-cell office:value-type="float" office:value="1428">
                <text:p>1428</text:p>
              </table:table-cell>
              <table:table-cell office:value-type="float" office:value="0.0344390869141">
                <text:p>0.0344390869141</text:p>
              </table:table-cell>
              <table:table-cell office:value-type="float" office:value="0.0431771278381">
                <text:p>0.0431771278381</text:p>
              </table:table-cell>
              <table:table-cell office:value-type="float" office:value="0.0363242721558">
                <text:p>0.0363242721558</text:p>
              </table:table-cell>
            </table:table-row>
            <table:table-row>
              <table:table-cell office:value-type="float" office:value="1429">
                <text:p>1429</text:p>
              </table:table-cell>
              <table:table-cell office:value-type="float" office:value="0.0343859195709">
                <text:p>0.0343859195709</text:p>
              </table:table-cell>
              <table:table-cell office:value-type="float" office:value="0.0393929481506">
                <text:p>0.0393929481506</text:p>
              </table:table-cell>
              <table:table-cell office:value-type="float" office:value="0.0356491231918">
                <text:p>0.0356491231918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.0343279838562">
                <text:p>0.0343279838562</text:p>
              </table:table-cell>
              <table:table-cell office:value-type="float" office:value="0.0389130115509">
                <text:p>0.0389130115509</text:p>
              </table:table-cell>
              <table:table-cell office:value-type="float" office:value="0.0354632139206">
                <text:p>0.0354632139206</text:p>
              </table:table-cell>
            </table:table-row>
            <table:table-row>
              <table:table-cell office:value-type="float" office:value="1431">
                <text:p>1431</text:p>
              </table:table-cell>
              <table:table-cell office:value-type="float" office:value="0.0344820022583">
                <text:p>0.0344820022583</text:p>
              </table:table-cell>
              <table:table-cell office:value-type="float" office:value="0.0391869544983">
                <text:p>0.0391869544983</text:p>
              </table:table-cell>
              <table:table-cell office:value-type="float" office:value="0.0361058139801">
                <text:p>0.0361058139801</text:p>
              </table:table-cell>
            </table:table-row>
            <table:table-row>
              <table:table-cell office:value-type="float" office:value="1432">
                <text:p>1432</text:p>
              </table:table-cell>
              <table:table-cell office:value-type="float" office:value="0.034747838974">
                <text:p>0.034747838974</text:p>
              </table:table-cell>
              <table:table-cell office:value-type="float" office:value="0.0384469032288">
                <text:p>0.0384469032288</text:p>
              </table:table-cell>
              <table:table-cell office:value-type="float" office:value="0.0362504529953">
                <text:p>0.0362504529953</text:p>
              </table:table-cell>
            </table:table-row>
            <table:table-row>
              <table:table-cell office:value-type="float" office:value="1433">
                <text:p>1433</text:p>
              </table:table-cell>
              <table:table-cell office:value-type="float" office:value="0.0344130992889">
                <text:p>0.0344130992889</text:p>
              </table:table-cell>
              <table:table-cell office:value-type="float" office:value="0.0442950725555">
                <text:p>0.0442950725555</text:p>
              </table:table-cell>
              <table:table-cell office:value-type="float" office:value="0.0357446289062">
                <text:p>0.0357446289062</text:p>
              </table:table-cell>
            </table:table-row>
            <table:table-row>
              <table:table-cell office:value-type="float" office:value="1434">
                <text:p>1434</text:p>
              </table:table-cell>
              <table:table-cell office:value-type="float" office:value="0.0346760749817">
                <text:p>0.0346760749817</text:p>
              </table:table-cell>
              <table:table-cell office:value-type="float" office:value="0.0393049716949">
                <text:p>0.0393049716949</text:p>
              </table:table-cell>
              <table:table-cell office:value-type="float" office:value="0.0358916854858">
                <text:p>0.0358916854858</text:p>
              </table:table-cell>
            </table:table-row>
            <table:table-row>
              <table:table-cell office:value-type="float" office:value="1435">
                <text:p>1435</text:p>
              </table:table-cell>
              <table:table-cell office:value-type="float" office:value="0.0345420837402">
                <text:p>0.0345420837402</text:p>
              </table:table-cell>
              <table:table-cell office:value-type="float" office:value="0.0380139350891">
                <text:p>0.0380139350891</text:p>
              </table:table-cell>
              <table:table-cell office:value-type="float" office:value="0.0354731750488">
                <text:p>0.0354731750488</text:p>
              </table:table-cell>
            </table:table-row>
            <table:table-row>
              <table:table-cell office:value-type="float" office:value="1436">
                <text:p>1436</text:p>
              </table:table-cell>
              <table:table-cell office:value-type="float" office:value="0.034590959549">
                <text:p>0.034590959549</text:p>
              </table:table-cell>
              <table:table-cell office:value-type="float" office:value="0.0384020805359">
                <text:p>0.0384020805359</text:p>
              </table:table-cell>
              <table:table-cell office:value-type="float" office:value="0.0359601926804">
                <text:p>0.0359601926804</text:p>
              </table:table-cell>
            </table:table-row>
            <table:table-row>
              <table:table-cell office:value-type="float" office:value="1437">
                <text:p>1437</text:p>
              </table:table-cell>
              <table:table-cell office:value-type="float" office:value="0.0348930358887">
                <text:p>0.0348930358887</text:p>
              </table:table-cell>
              <table:table-cell office:value-type="float" office:value="0.0384550094604">
                <text:p>0.0384550094604</text:p>
              </table:table-cell>
              <table:table-cell office:value-type="float" office:value="0.0357416534424">
                <text:p>0.0357416534424</text:p>
              </table:table-cell>
            </table:table-row>
            <table:table-row>
              <table:table-cell office:value-type="float" office:value="1438">
                <text:p>1438</text:p>
              </table:table-cell>
              <table:table-cell office:value-type="float" office:value="0.0346319675446">
                <text:p>0.0346319675446</text:p>
              </table:table-cell>
              <table:table-cell office:value-type="float" office:value="0.0386030673981">
                <text:p>0.0386030673981</text:p>
              </table:table-cell>
              <table:table-cell office:value-type="float" office:value="0.0360116004944">
                <text:p>0.0360116004944</text:p>
              </table:table-cell>
            </table:table-row>
            <table:table-row>
              <table:table-cell office:value-type="float" office:value="1439">
                <text:p>1439</text:p>
              </table:table-cell>
              <table:table-cell office:value-type="float" office:value="0.030503988266">
                <text:p>0.030503988266</text:p>
              </table:table-cell>
              <table:table-cell office:value-type="float" office:value="0.0338549613953">
                <text:p>0.0338549613953</text:p>
              </table:table-cell>
              <table:table-cell office:value-type="float" office:value="0.0313073348999">
                <text:p>0.0313073348999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0311920642853">
                <text:p>0.0311920642853</text:p>
              </table:table-cell>
              <table:table-cell office:value-type="float" office:value="0.0337150096893">
                <text:p>0.0337150096893</text:p>
              </table:table-cell>
              <table:table-cell office:value-type="float" office:value="0.0320724916458">
                <text:p>0.0320724916458</text:p>
              </table:table-cell>
            </table:table-row>
            <table:table-row>
              <table:table-cell office:value-type="float" office:value="1441">
                <text:p>1441</text:p>
              </table:table-cell>
              <table:table-cell office:value-type="float" office:value="0.0307669639587">
                <text:p>0.0307669639587</text:p>
              </table:table-cell>
              <table:table-cell office:value-type="float" office:value="0.0354251861572">
                <text:p>0.0354251861572</text:p>
              </table:table-cell>
              <table:table-cell office:value-type="float" office:value="0.0317250394821">
                <text:p>0.0317250394821</text:p>
              </table:table-cell>
            </table:table-row>
            <table:table-row>
              <table:table-cell office:value-type="float" office:value="1442">
                <text:p>1442</text:p>
              </table:table-cell>
              <table:table-cell office:value-type="float" office:value="0.0308520793915">
                <text:p>0.0308520793915</text:p>
              </table:table-cell>
              <table:table-cell office:value-type="float" office:value="0.0353000164032">
                <text:p>0.0353000164032</text:p>
              </table:table-cell>
              <table:table-cell office:value-type="float" office:value="0.0320870685577">
                <text:p>0.0320870685577</text:p>
              </table:table-cell>
            </table:table-row>
            <table:table-row>
              <table:table-cell office:value-type="float" office:value="1443">
                <text:p>1443</text:p>
              </table:table-cell>
              <table:table-cell office:value-type="float" office:value="0.0308380126953">
                <text:p>0.0308380126953</text:p>
              </table:table-cell>
              <table:table-cell office:value-type="float" office:value="0.0339698791504">
                <text:p>0.0339698791504</text:p>
              </table:table-cell>
              <table:table-cell office:value-type="float" office:value="0.0314889621735">
                <text:p>0.0314889621735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0.0309369564056">
                <text:p>0.0309369564056</text:p>
              </table:table-cell>
              <table:table-cell office:value-type="float" office:value="0.0415930747986">
                <text:p>0.0415930747986</text:p>
              </table:table-cell>
              <table:table-cell office:value-type="float" office:value="0.0322184467316">
                <text:p>0.0322184467316</text:p>
              </table:table-cell>
            </table:table-row>
            <table:table-row>
              <table:table-cell office:value-type="float" office:value="1445">
                <text:p>1445</text:p>
              </table:table-cell>
              <table:table-cell office:value-type="float" office:value="0.0306618213654">
                <text:p>0.0306618213654</text:p>
              </table:table-cell>
              <table:table-cell office:value-type="float" office:value="0.0345339775085">
                <text:p>0.0345339775085</text:p>
              </table:table-cell>
              <table:table-cell office:value-type="float" office:value="0.0318352079391">
                <text:p>0.0318352079391</text:p>
              </table:table-cell>
            </table:table-row>
            <table:table-row>
              <table:table-cell office:value-type="float" office:value="1446">
                <text:p>1446</text:p>
              </table:table-cell>
              <table:table-cell office:value-type="float" office:value="0.0310339927673">
                <text:p>0.0310339927673</text:p>
              </table:table-cell>
              <table:table-cell office:value-type="float" office:value="0.043958902359">
                <text:p>0.043958902359</text:p>
              </table:table-cell>
              <table:table-cell office:value-type="float" office:value="0.0323302030563">
                <text:p>0.0323302030563</text:p>
              </table:table-cell>
            </table:table-row>
            <table:table-row>
              <table:table-cell office:value-type="float" office:value="1447">
                <text:p>1447</text:p>
              </table:table-cell>
              <table:table-cell office:value-type="float" office:value="0.0301430225372">
                <text:p>0.0301430225372</text:p>
              </table:table-cell>
              <table:table-cell office:value-type="float" office:value="0.0342531204224">
                <text:p>0.0342531204224</text:p>
              </table:table-cell>
              <table:table-cell office:value-type="float" office:value="0.0312786054611">
                <text:p>0.0312786054611</text:p>
              </table:table-cell>
            </table:table-row>
            <table:table-row>
              <table:table-cell office:value-type="float" office:value="1448">
                <text:p>1448</text:p>
              </table:table-cell>
              <table:table-cell office:value-type="float" office:value="0.0306060314178">
                <text:p>0.0306060314178</text:p>
              </table:table-cell>
              <table:table-cell office:value-type="float" office:value="0.0335350036621">
                <text:p>0.0335350036621</text:p>
              </table:table-cell>
              <table:table-cell office:value-type="float" office:value="0.0315056324005">
                <text:p>0.0315056324005</text:p>
              </table:table-cell>
            </table:table-row>
            <table:table-row>
              <table:table-cell office:value-type="float" office:value="1449">
                <text:p>1449</text:p>
              </table:table-cell>
              <table:table-cell office:value-type="float" office:value="0.0304291248322">
                <text:p>0.0304291248322</text:p>
              </table:table-cell>
              <table:table-cell office:value-type="float" office:value="0.0338749885559">
                <text:p>0.0338749885559</text:p>
              </table:table-cell>
              <table:table-cell office:value-type="float" office:value="0.0312445020676">
                <text:p>0.0312445020676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0306580066681">
                <text:p>0.0306580066681</text:p>
              </table:table-cell>
              <table:table-cell office:value-type="float" office:value="0.0335438251495">
                <text:p>0.0335438251495</text:p>
              </table:table-cell>
              <table:table-cell office:value-type="float" office:value="0.0315180778503">
                <text:p>0.0315180778503</text:p>
              </table:table-cell>
            </table:table-row>
            <table:table-row>
              <table:table-cell office:value-type="float" office:value="1451">
                <text:p>1451</text:p>
              </table:table-cell>
              <table:table-cell office:value-type="float" office:value="0.0303709506989">
                <text:p>0.0303709506989</text:p>
              </table:table-cell>
              <table:table-cell office:value-type="float" office:value="0.0362558364868">
                <text:p>0.0362558364868</text:p>
              </table:table-cell>
              <table:table-cell office:value-type="float" office:value="0.0315378141403">
                <text:p>0.0315378141403</text:p>
              </table:table-cell>
            </table:table-row>
            <table:table-row>
              <table:table-cell office:value-type="float" office:value="1452">
                <text:p>1452</text:p>
              </table:table-cell>
              <table:table-cell office:value-type="float" office:value="0.0307931900024">
                <text:p>0.0307931900024</text:p>
              </table:table-cell>
              <table:table-cell office:value-type="float" office:value="0.0366508960724">
                <text:p>0.0366508960724</text:p>
              </table:table-cell>
              <table:table-cell office:value-type="float" office:value="0.0316130018234">
                <text:p>0.0316130018234</text:p>
              </table:table-cell>
            </table:table-row>
            <table:table-row>
              <table:table-cell office:value-type="float" office:value="1453">
                <text:p>1453</text:p>
              </table:table-cell>
              <table:table-cell office:value-type="float" office:value="0.0307068824768">
                <text:p>0.0307068824768</text:p>
              </table:table-cell>
              <table:table-cell office:value-type="float" office:value="0.0341281890869">
                <text:p>0.0341281890869</text:p>
              </table:table-cell>
              <table:table-cell office:value-type="float" office:value="0.0315205478668">
                <text:p>0.0315205478668</text:p>
              </table:table-cell>
            </table:table-row>
            <table:table-row>
              <table:table-cell office:value-type="float" office:value="1454">
                <text:p>1454</text:p>
              </table:table-cell>
              <table:table-cell office:value-type="float" office:value="0.0307338237762">
                <text:p>0.0307338237762</text:p>
              </table:table-cell>
              <table:table-cell office:value-type="float" office:value="0.0339639186859">
                <text:p>0.0339639186859</text:p>
              </table:table-cell>
              <table:table-cell office:value-type="float" office:value="0.0314959955215">
                <text:p>0.0314959955215</text:p>
              </table:table-cell>
            </table:table-row>
            <table:table-row>
              <table:table-cell office:value-type="float" office:value="1455">
                <text:p>1455</text:p>
              </table:table-cell>
              <table:table-cell office:value-type="float" office:value="0.0306091308594">
                <text:p>0.0306091308594</text:p>
              </table:table-cell>
              <table:table-cell office:value-type="float" office:value="0.0339689254761">
                <text:p>0.0339689254761</text:p>
              </table:table-cell>
              <table:table-cell office:value-type="float" office:value="0.0316239500046">
                <text:p>0.0316239500046</text:p>
              </table:table-cell>
            </table:table-row>
            <table:table-row>
              <table:table-cell office:value-type="float" office:value="1456">
                <text:p>1456</text:p>
              </table:table-cell>
              <table:table-cell office:value-type="float" office:value="0.0304288864136">
                <text:p>0.0304288864136</text:p>
              </table:table-cell>
              <table:table-cell office:value-type="float" office:value="0.0332009792328">
                <text:p>0.0332009792328</text:p>
              </table:table-cell>
              <table:table-cell office:value-type="float" office:value="0.0313584041595">
                <text:p>0.0313584041595</text:p>
              </table:table-cell>
            </table:table-row>
            <table:table-row>
              <table:table-cell office:value-type="float" office:value="1457">
                <text:p>1457</text:p>
              </table:table-cell>
              <table:table-cell office:value-type="float" office:value="0.0305209159851">
                <text:p>0.0305209159851</text:p>
              </table:table-cell>
              <table:table-cell office:value-type="float" office:value="0.0339241027832">
                <text:p>0.0339241027832</text:p>
              </table:table-cell>
              <table:table-cell office:value-type="float" office:value="0.031572136879">
                <text:p>0.031572136879</text:p>
              </table:table-cell>
            </table:table-row>
            <table:table-row>
              <table:table-cell office:value-type="float" office:value="1458">
                <text:p>1458</text:p>
              </table:table-cell>
              <table:table-cell office:value-type="float" office:value="0.0304899215698">
                <text:p>0.0304899215698</text:p>
              </table:table-cell>
              <table:table-cell office:value-type="float" office:value="0.0337879657745">
                <text:p>0.0337879657745</text:p>
              </table:table-cell>
              <table:table-cell office:value-type="float" office:value="0.0314281272888">
                <text:p>0.0314281272888</text:p>
              </table:table-cell>
            </table:table-row>
            <table:table-row>
              <table:table-cell office:value-type="float" office:value="1459">
                <text:p>1459</text:p>
              </table:table-cell>
              <table:table-cell office:value-type="float" office:value="0.0306079387665">
                <text:p>0.0306079387665</text:p>
              </table:table-cell>
              <table:table-cell office:value-type="float" office:value="0.0359210968018">
                <text:p>0.0359210968018</text:p>
              </table:table-cell>
              <table:table-cell office:value-type="float" office:value="0.0314702129364">
                <text:p>0.0314702129364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.0304338932037">
                <text:p>0.0304338932037</text:p>
              </table:table-cell>
              <table:table-cell office:value-type="float" office:value="0.0518970489502">
                <text:p>0.0518970489502</text:p>
              </table:table-cell>
              <table:table-cell office:value-type="float" office:value="0.0319704246521">
                <text:p>0.0319704246521</text:p>
              </table:table-cell>
            </table:table-row>
            <table:table-row>
              <table:table-cell office:value-type="float" office:value="1461">
                <text:p>1461</text:p>
              </table:table-cell>
              <table:table-cell office:value-type="float" office:value="0.030711889267">
                <text:p>0.030711889267</text:p>
              </table:table-cell>
              <table:table-cell office:value-type="float" office:value="0.040815114975">
                <text:p>0.040815114975</text:p>
              </table:table-cell>
              <table:table-cell office:value-type="float" office:value="0.0318383073807">
                <text:p>0.0318383073807</text:p>
              </table:table-cell>
            </table:table-row>
            <table:table-row>
              <table:table-cell office:value-type="float" office:value="1462">
                <text:p>1462</text:p>
              </table:table-cell>
              <table:table-cell office:value-type="float" office:value="0.0376360416412">
                <text:p>0.0376360416412</text:p>
              </table:table-cell>
              <table:table-cell office:value-type="float" office:value="0.0422389507294">
                <text:p>0.0422389507294</text:p>
              </table:table-cell>
              <table:table-cell office:value-type="float" office:value="0.0391670751572">
                <text:p>0.0391670751572</text:p>
              </table:table-cell>
            </table:table-row>
            <table:table-row>
              <table:table-cell office:value-type="float" office:value="1463">
                <text:p>1463</text:p>
              </table:table-cell>
              <table:table-cell office:value-type="float" office:value="0.0377209186554">
                <text:p>0.0377209186554</text:p>
              </table:table-cell>
              <table:table-cell office:value-type="float" office:value="0.0417621135712">
                <text:p>0.0417621135712</text:p>
              </table:table-cell>
              <table:table-cell office:value-type="float" office:value="0.0388149881363">
                <text:p>0.0388149881363</text:p>
              </table:table-cell>
            </table:table-row>
            <table:table-row>
              <table:table-cell office:value-type="float" office:value="1464">
                <text:p>1464</text:p>
              </table:table-cell>
              <table:table-cell office:value-type="float" office:value="0.0376040935516">
                <text:p>0.0376040935516</text:p>
              </table:table-cell>
              <table:table-cell office:value-type="float" office:value="0.0432221889496">
                <text:p>0.0432221889496</text:p>
              </table:table-cell>
              <table:table-cell office:value-type="float" office:value="0.0394013929367">
                <text:p>0.0394013929367</text:p>
              </table:table-cell>
            </table:table-row>
            <table:table-row>
              <table:table-cell office:value-type="float" office:value="1465">
                <text:p>1465</text:p>
              </table:table-cell>
              <table:table-cell office:value-type="float" office:value="0.0374619960785">
                <text:p>0.0374619960785</text:p>
              </table:table-cell>
              <table:table-cell office:value-type="float" office:value="0.0408639907837">
                <text:p>0.0408639907837</text:p>
              </table:table-cell>
              <table:table-cell office:value-type="float" office:value="0.0389329719543">
                <text:p>0.0389329719543</text:p>
              </table:table-cell>
            </table:table-row>
            <table:table-row>
              <table:table-cell office:value-type="float" office:value="1466">
                <text:p>1466</text:p>
              </table:table-cell>
              <table:table-cell office:value-type="float" office:value="0.0378539562225">
                <text:p>0.0378539562225</text:p>
              </table:table-cell>
              <table:table-cell office:value-type="float" office:value="0.0505979061127">
                <text:p>0.0505979061127</text:p>
              </table:table-cell>
              <table:table-cell office:value-type="float" office:value="0.0399712944031">
                <text:p>0.0399712944031</text:p>
              </table:table-cell>
            </table:table-row>
            <table:table-row>
              <table:table-cell office:value-type="float" office:value="1467">
                <text:p>1467</text:p>
              </table:table-cell>
              <table:table-cell office:value-type="float" office:value="0.0377440452576">
                <text:p>0.0377440452576</text:p>
              </table:table-cell>
              <table:table-cell office:value-type="float" office:value="0.0537970066071">
                <text:p>0.0537970066071</text:p>
              </table:table-cell>
              <table:table-cell office:value-type="float" office:value="0.0389388561249">
                <text:p>0.0389388561249</text:p>
              </table:table-cell>
            </table:table-row>
            <table:table-row>
              <table:table-cell office:value-type="float" office:value="1468">
                <text:p>1468</text:p>
              </table:table-cell>
              <table:table-cell office:value-type="float" office:value="0.0376620292664">
                <text:p>0.0376620292664</text:p>
              </table:table-cell>
              <table:table-cell office:value-type="float" office:value="0.043468952179">
                <text:p>0.043468952179</text:p>
              </table:table-cell>
              <table:table-cell office:value-type="float" office:value="0.0390101957321">
                <text:p>0.0390101957321</text:p>
              </table:table-cell>
            </table:table-row>
            <table:table-row>
              <table:table-cell office:value-type="float" office:value="1469">
                <text:p>1469</text:p>
              </table:table-cell>
              <table:table-cell office:value-type="float" office:value="0.0375311374664">
                <text:p>0.0375311374664</text:p>
              </table:table-cell>
              <table:table-cell office:value-type="float" office:value="0.0417051315308">
                <text:p>0.0417051315308</text:p>
              </table:table-cell>
              <table:table-cell office:value-type="float" office:value="0.0389457607269">
                <text:p>0.0389457607269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.0380380153656">
                <text:p>0.0380380153656</text:p>
              </table:table-cell>
              <table:table-cell office:value-type="float" office:value="0.0417218208313">
                <text:p>0.0417218208313</text:p>
              </table:table-cell>
              <table:table-cell office:value-type="float" office:value="0.0394541501999">
                <text:p>0.0394541501999</text:p>
              </table:table-cell>
            </table:table-row>
            <table:table-row>
              <table:table-cell office:value-type="float" office:value="1471">
                <text:p>1471</text:p>
              </table:table-cell>
              <table:table-cell office:value-type="float" office:value="0.0380461215973">
                <text:p>0.0380461215973</text:p>
              </table:table-cell>
              <table:table-cell office:value-type="float" office:value="0.0417680740356">
                <text:p>0.0417680740356</text:p>
              </table:table-cell>
              <table:table-cell office:value-type="float" office:value="0.0389969491959">
                <text:p>0.0389969491959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0.0381729602814">
                <text:p>0.0381729602814</text:p>
              </table:table-cell>
              <table:table-cell office:value-type="float" office:value="0.0411341190338">
                <text:p>0.0411341190338</text:p>
              </table:table-cell>
              <table:table-cell office:value-type="float" office:value="0.0391692447662">
                <text:p>0.0391692447662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0.0380330085754">
                <text:p>0.0380330085754</text:p>
              </table:table-cell>
              <table:table-cell office:value-type="float" office:value="0.0416619777679">
                <text:p>0.0416619777679</text:p>
              </table:table-cell>
              <table:table-cell office:value-type="float" office:value="0.0390416288376">
                <text:p>0.0390416288376</text:p>
              </table:table-cell>
            </table:table-row>
            <table:table-row>
              <table:table-cell office:value-type="float" office:value="1474">
                <text:p>1474</text:p>
              </table:table-cell>
              <table:table-cell office:value-type="float" office:value="0.0379550457001">
                <text:p>0.0379550457001</text:p>
              </table:table-cell>
              <table:table-cell office:value-type="float" office:value="0.0435271263123">
                <text:p>0.0435271263123</text:p>
              </table:table-cell>
              <table:table-cell office:value-type="float" office:value="0.0390137481689">
                <text:p>0.0390137481689</text:p>
              </table:table-cell>
            </table:table-row>
            <table:table-row>
              <table:table-cell office:value-type="float" office:value="1475">
                <text:p>1475</text:p>
              </table:table-cell>
              <table:table-cell office:value-type="float" office:value="0.0380129814148">
                <text:p>0.0380129814148</text:p>
              </table:table-cell>
              <table:table-cell office:value-type="float" office:value="0.0419609546661">
                <text:p>0.0419609546661</text:p>
              </table:table-cell>
              <table:table-cell office:value-type="float" office:value="0.0392797136307">
                <text:p>0.0392797136307</text:p>
              </table:table-cell>
            </table:table-row>
            <table:table-row>
              <table:table-cell office:value-type="float" office:value="1476">
                <text:p>1476</text:p>
              </table:table-cell>
              <table:table-cell office:value-type="float" office:value="0.0380489826202">
                <text:p>0.0380489826202</text:p>
              </table:table-cell>
              <table:table-cell office:value-type="float" office:value="0.0444898605347">
                <text:p>0.0444898605347</text:p>
              </table:table-cell>
              <table:table-cell office:value-type="float" office:value="0.0392440462112">
                <text:p>0.0392440462112</text:p>
              </table:table-cell>
            </table:table-row>
            <table:table-row>
              <table:table-cell office:value-type="float" office:value="1477">
                <text:p>1477</text:p>
              </table:table-cell>
              <table:table-cell office:value-type="float" office:value="0.0385899543762">
                <text:p>0.0385899543762</text:p>
              </table:table-cell>
              <table:table-cell office:value-type="float" office:value="0.0418779850006">
                <text:p>0.0418779850006</text:p>
              </table:table-cell>
              <table:table-cell office:value-type="float" office:value="0.0397072935104">
                <text:p>0.0397072935104</text:p>
              </table:table-cell>
            </table:table-row>
            <table:table-row>
              <table:table-cell office:value-type="float" office:value="1478">
                <text:p>1478</text:p>
              </table:table-cell>
              <table:table-cell office:value-type="float" office:value="0.0379250049591">
                <text:p>0.0379250049591</text:p>
              </table:table-cell>
              <table:table-cell office:value-type="float" office:value="0.0414237976074">
                <text:p>0.0414237976074</text:p>
              </table:table-cell>
              <table:table-cell office:value-type="float" office:value="0.0390572357178">
                <text:p>0.0390572357178</text:p>
              </table:table-cell>
            </table:table-row>
            <table:table-row>
              <table:table-cell office:value-type="float" office:value="1479">
                <text:p>1479</text:p>
              </table:table-cell>
              <table:table-cell office:value-type="float" office:value="0.0384001731873">
                <text:p>0.0384001731873</text:p>
              </table:table-cell>
              <table:table-cell office:value-type="float" office:value="0.0417699813843">
                <text:p>0.0417699813843</text:p>
              </table:table-cell>
              <table:table-cell office:value-type="float" office:value="0.0394563817978">
                <text:p>0.0394563817978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.0383701324463">
                <text:p>0.0383701324463</text:p>
              </table:table-cell>
              <table:table-cell office:value-type="float" office:value="0.0424590110779">
                <text:p>0.0424590110779</text:p>
              </table:table-cell>
              <table:table-cell office:value-type="float" office:value="0.0393173694611">
                <text:p>0.0393173694611</text:p>
              </table:table-cell>
            </table:table-row>
            <table:table-row>
              <table:table-cell office:value-type="float" office:value="1481">
                <text:p>1481</text:p>
              </table:table-cell>
              <table:table-cell office:value-type="float" office:value="0.0381920337677">
                <text:p>0.0381920337677</text:p>
              </table:table-cell>
              <table:table-cell office:value-type="float" office:value="0.0424311161041">
                <text:p>0.0424311161041</text:p>
              </table:table-cell>
              <table:table-cell office:value-type="float" office:value="0.0393026971817">
                <text:p>0.0393026971817</text:p>
              </table:table-cell>
            </table:table-row>
            <table:table-row>
              <table:table-cell office:value-type="float" office:value="1482">
                <text:p>1482</text:p>
              </table:table-cell>
              <table:table-cell office:value-type="float" office:value="0.0381081104279">
                <text:p>0.0381081104279</text:p>
              </table:table-cell>
              <table:table-cell office:value-type="float" office:value="0.0424258708954">
                <text:p>0.0424258708954</text:p>
              </table:table-cell>
              <table:table-cell office:value-type="float" office:value="0.0396164464951">
                <text:p>0.0396164464951</text:p>
              </table:table-cell>
            </table:table-row>
            <table:table-row>
              <table:table-cell office:value-type="float" office:value="1483">
                <text:p>1483</text:p>
              </table:table-cell>
              <table:table-cell office:value-type="float" office:value="0.0383710861206">
                <text:p>0.0383710861206</text:p>
              </table:table-cell>
              <table:table-cell office:value-type="float" office:value="0.0437898635864">
                <text:p>0.0437898635864</text:p>
              </table:table-cell>
              <table:table-cell office:value-type="float" office:value="0.0394425773621">
                <text:p>0.0394425773621</text:p>
              </table:table-cell>
            </table:table-row>
            <table:table-row>
              <table:table-cell office:value-type="float" office:value="1484">
                <text:p>1484</text:p>
              </table:table-cell>
              <table:table-cell office:value-type="float" office:value="0.0384609699249">
                <text:p>0.0384609699249</text:p>
              </table:table-cell>
              <table:table-cell office:value-type="float" office:value="0.0438611507416">
                <text:p>0.0438611507416</text:p>
              </table:table-cell>
              <table:table-cell office:value-type="float" office:value="0.0393336248398">
                <text:p>0.0393336248398</text:p>
              </table:table-cell>
            </table:table-row>
            <table:table-row>
              <table:table-cell office:value-type="float" office:value="1485">
                <text:p>1485</text:p>
              </table:table-cell>
              <table:table-cell office:value-type="float" office:value="0.0383851528168">
                <text:p>0.0383851528168</text:p>
              </table:table-cell>
              <table:table-cell office:value-type="float" office:value="0.0431959629059">
                <text:p>0.0431959629059</text:p>
              </table:table-cell>
              <table:table-cell office:value-type="float" office:value="0.0392209291458">
                <text:p>0.0392209291458</text:p>
              </table:table-cell>
            </table:table-row>
            <table:table-row>
              <table:table-cell office:value-type="float" office:value="1486">
                <text:p>1486</text:p>
              </table:table-cell>
              <table:table-cell office:value-type="float" office:value="0.0383329391479">
                <text:p>0.0383329391479</text:p>
              </table:table-cell>
              <table:table-cell office:value-type="float" office:value="0.0432059764862">
                <text:p>0.0432059764862</text:p>
              </table:table-cell>
              <table:table-cell office:value-type="float" office:value="0.0393264436722">
                <text:p>0.0393264436722</text:p>
              </table:table-cell>
            </table:table-row>
            <table:table-row>
              <table:table-cell office:value-type="float" office:value="1487">
                <text:p>1487</text:p>
              </table:table-cell>
              <table:table-cell office:value-type="float" office:value="0.0383529663086">
                <text:p>0.0383529663086</text:p>
              </table:table-cell>
              <table:table-cell office:value-type="float" office:value="0.0420141220093">
                <text:p>0.0420141220093</text:p>
              </table:table-cell>
              <table:table-cell office:value-type="float" office:value="0.0390519762039">
                <text:p>0.0390519762039</text:p>
              </table:table-cell>
            </table:table-row>
            <table:table-row>
              <table:table-cell office:value-type="float" office:value="1488">
                <text:p>1488</text:p>
              </table:table-cell>
              <table:table-cell office:value-type="float" office:value="0.0384860038757">
                <text:p>0.0384860038757</text:p>
              </table:table-cell>
              <table:table-cell office:value-type="float" office:value="0.0428650379181">
                <text:p>0.0428650379181</text:p>
              </table:table-cell>
              <table:table-cell office:value-type="float" office:value="0.0396046257019">
                <text:p>0.0396046257019</text:p>
              </table:table-cell>
            </table:table-row>
            <table:table-row>
              <table:table-cell office:value-type="float" office:value="1489">
                <text:p>1489</text:p>
              </table:table-cell>
              <table:table-cell office:value-type="float" office:value="0.0385789871216">
                <text:p>0.0385789871216</text:p>
              </table:table-cell>
              <table:table-cell office:value-type="float" office:value="0.0426909923553">
                <text:p>0.0426909923553</text:p>
              </table:table-cell>
              <table:table-cell office:value-type="float" office:value="0.0395536136627">
                <text:p>0.0395536136627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.038428068161">
                <text:p>0.038428068161</text:p>
              </table:table-cell>
              <table:table-cell office:value-type="float" office:value="0.04372215271">
                <text:p>0.04372215271</text:p>
              </table:table-cell>
              <table:table-cell office:value-type="float" office:value="0.0394839429855">
                <text:p>0.0394839429855</text:p>
              </table:table-cell>
            </table:table-row>
            <table:table-row>
              <table:table-cell office:value-type="float" office:value="1491">
                <text:p>1491</text:p>
              </table:table-cell>
              <table:table-cell office:value-type="float" office:value="0.0381259918213">
                <text:p>0.0381259918213</text:p>
              </table:table-cell>
              <table:table-cell office:value-type="float" office:value="0.0487771034241">
                <text:p>0.0487771034241</text:p>
              </table:table-cell>
              <table:table-cell office:value-type="float" office:value="0.0400897979736">
                <text:p>0.0400897979736</text:p>
              </table:table-cell>
            </table:table-row>
            <table:table-row>
              <table:table-cell office:value-type="float" office:value="1492">
                <text:p>1492</text:p>
              </table:table-cell>
              <table:table-cell office:value-type="float" office:value="0.0381548404694">
                <text:p>0.0381548404694</text:p>
              </table:table-cell>
              <table:table-cell office:value-type="float" office:value="0.0420088768005">
                <text:p>0.0420088768005</text:p>
              </table:table-cell>
              <table:table-cell office:value-type="float" office:value="0.0392494487762">
                <text:p>0.0392494487762</text:p>
              </table:table-cell>
            </table:table-row>
            <table:table-row>
              <table:table-cell office:value-type="float" office:value="1493">
                <text:p>1493</text:p>
              </table:table-cell>
              <table:table-cell office:value-type="float" office:value="0.0318751335144">
                <text:p>0.0318751335144</text:p>
              </table:table-cell>
              <table:table-cell office:value-type="float" office:value="0.0364420413971">
                <text:p>0.0364420413971</text:p>
              </table:table-cell>
              <table:table-cell office:value-type="float" office:value="0.0330485248566">
                <text:p>0.0330485248566</text:p>
              </table:table-cell>
            </table:table-row>
            <table:table-row>
              <table:table-cell office:value-type="float" office:value="1494">
                <text:p>1494</text:p>
              </table:table-cell>
              <table:table-cell office:value-type="float" office:value="0.0318260192871">
                <text:p>0.0318260192871</text:p>
              </table:table-cell>
              <table:table-cell office:value-type="float" office:value="0.0359220504761">
                <text:p>0.0359220504761</text:p>
              </table:table-cell>
              <table:table-cell office:value-type="float" office:value="0.0330151987076">
                <text:p>0.0330151987076</text:p>
              </table:table-cell>
            </table:table-row>
            <table:table-row>
              <table:table-cell office:value-type="float" office:value="1495">
                <text:p>1495</text:p>
              </table:table-cell>
              <table:table-cell office:value-type="float" office:value="0.0319221019745">
                <text:p>0.0319221019745</text:p>
              </table:table-cell>
              <table:table-cell office:value-type="float" office:value="0.0404620170593">
                <text:p>0.0404620170593</text:p>
              </table:table-cell>
              <table:table-cell office:value-type="float" office:value="0.0332570981979">
                <text:p>0.0332570981979</text:p>
              </table:table-cell>
            </table:table-row>
            <table:table-row>
              <table:table-cell office:value-type="float" office:value="1496">
                <text:p>1496</text:p>
              </table:table-cell>
              <table:table-cell office:value-type="float" office:value="0.0321888923645">
                <text:p>0.0321888923645</text:p>
              </table:table-cell>
              <table:table-cell office:value-type="float" office:value="0.0358130931854">
                <text:p>0.0358130931854</text:p>
              </table:table-cell>
              <table:table-cell office:value-type="float" office:value="0.0333536529541">
                <text:p>0.0333536529541</text:p>
              </table:table-cell>
            </table:table-row>
            <table:table-row>
              <table:table-cell office:value-type="float" office:value="1497">
                <text:p>1497</text:p>
              </table:table-cell>
              <table:table-cell office:value-type="float" office:value="0.0318779945374">
                <text:p>0.0318779945374</text:p>
              </table:table-cell>
              <table:table-cell office:value-type="float" office:value="0.0360391139984">
                <text:p>0.0360391139984</text:p>
              </table:table-cell>
              <table:table-cell office:value-type="float" office:value="0.0329330539703">
                <text:p>0.0329330539703</text:p>
              </table:table-cell>
            </table:table-row>
            <table:table-row>
              <table:table-cell office:value-type="float" office:value="1498">
                <text:p>1498</text:p>
              </table:table-cell>
              <table:table-cell office:value-type="float" office:value="0.0318131446838">
                <text:p>0.0318131446838</text:p>
              </table:table-cell>
              <table:table-cell office:value-type="float" office:value="0.0368778705597">
                <text:p>0.0368778705597</text:p>
              </table:table-cell>
              <table:table-cell office:value-type="float" office:value="0.0329961776733">
                <text:p>0.0329961776733</text:p>
              </table:table-cell>
            </table:table-row>
            <table:table-row>
              <table:table-cell office:value-type="float" office:value="1499">
                <text:p>1499</text:p>
              </table:table-cell>
              <table:table-cell office:value-type="float" office:value="0.031909942627">
                <text:p>0.031909942627</text:p>
              </table:table-cell>
              <table:table-cell office:value-type="float" office:value="0.0345389842987">
                <text:p>0.0345389842987</text:p>
              </table:table-cell>
              <table:table-cell office:value-type="float" office:value="0.0328917264938">
                <text:p>0.032891726493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320188999176">
                <text:p>0.0320188999176</text:p>
              </table:table-cell>
              <table:table-cell office:value-type="float" office:value="0.0358800888062">
                <text:p>0.0358800888062</text:p>
              </table:table-cell>
              <table:table-cell office:value-type="float" office:value="0.0329133796692">
                <text:p>0.0329133796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